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f4b084"/>
    </style:style>
    <style:style style:name="ce2" style:family="table-cell" style:parent-style-name="Default" style:data-style-name="N10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day_death__csv_al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15" table:default-cell-style-name="ce1"/>
        <table:table-column table:style-name="co4" table:number-columns-repeated="1003" table:default-cell-style-name="ce1"/>
        <table:table-row table:style-name="ro1">
          <table:table-cell office:value-type="string" calcext:value-type="string">
            <text:p>0-4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70-74</text:p>
          </table:table-cell>
          <table:table-cell office:value-type="string" calcext:value-type="string">
            <text:p>75-79</text:p>
          </table:table-cell>
          <table:table-cell office:value-type="string" calcext:value-type="string">
            <text:p>80-84</text:p>
          </table:table-cell>
          <table:table-cell office:value-type="string" calcext:value-type="string">
            <text:p>85-89</text:p>
          </table:table-cell>
          <table:table-cell office:value-type="string" calcext:value-type="string">
            <text:p>90-94</text:p>
          </table:table-cell>
          <table:table-cell table:style-name="ce2" office:value-type="string" calcext:value-type="string">
            <text:p>95+</text:p>
          </table:table-cell>
          <table:table-cell office:value-type="string" calcext:value-type="string">
            <text:p>Total</text:p>
          </table:table-cell>
          <table:table-cell table:number-columns-repeated="100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00142857142857143" calcext:value-type="float">
            <text:p>0.00142857142857143</text:p>
          </table:table-cell>
          <table:table-cell table:style-name="ce3" office:value-type="float" office:value="0.0171150517975604" calcext:value-type="float">
            <text:p>0.0171150517975604</text:p>
          </table:table-cell>
          <table:table-cell table:style-name="ce3" office:value-type="float" office:value="0.0227025184510308" calcext:value-type="float">
            <text:p>0.0227025184510308</text:p>
          </table:table-cell>
          <table:table-cell table:style-name="ce3" office:value-type="float" office:value="0.0584742620404615" calcext:value-type="float">
            <text:p>0.0584742620404615</text:p>
          </table:table-cell>
          <table:table-cell table:style-name="ce3" office:value-type="float" office:value="0.122971904191956" calcext:value-type="float">
            <text:p>0.122971904191956</text:p>
          </table:table-cell>
          <table:table-cell table:style-name="ce3" office:value-type="float" office:value="0.21983552053177" calcext:value-type="float">
            <text:p>0.21983552053177</text:p>
          </table:table-cell>
          <table:table-cell table:style-name="ce3" office:value-type="float" office:value="0.406043781465603" calcext:value-type="float">
            <text:p>0.406043781465603</text:p>
          </table:table-cell>
          <table:table-cell table:style-name="ce3" office:value-type="float" office:value="0.503581578884977" calcext:value-type="float">
            <text:p>0.503581578884977</text:p>
          </table:table-cell>
          <table:table-cell table:style-name="ce3" office:value-type="float" office:value="0.444958224127892" calcext:value-type="float">
            <text:p>0.444958224127892</text:p>
          </table:table-cell>
          <table:table-cell table:style-name="ce3" office:value-type="float" office:value="0.145241498049398" calcext:value-type="float">
            <text:p>0.145241498049398</text:p>
          </table:table-cell>
          <table:table-cell table:style-name="ce3" office:value-type="float" office:value="0.0576470890307799" calcext:value-type="float">
            <text:p>0.0576470890307799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21"/>
          <table:table-cell table:formula="of:=SUM([.W15:.AP15]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000714285714285714" calcext:value-type="float">
            <text:p>0.000714285714285714</text:p>
          </table:table-cell>
          <table:table-cell table:style-name="ce3" office:value-type="float" office:value="0.0085575258987802" calcext:value-type="float">
            <text:p>0.0085575258987802</text:p>
          </table:table-cell>
          <table:table-cell table:style-name="ce3" office:value-type="float" office:value="0.0113512592255154" calcext:value-type="float">
            <text:p>0.0113512592255154</text:p>
          </table:table-cell>
          <table:table-cell table:style-name="ce3" office:value-type="float" office:value="0.0292371310202308" calcext:value-type="float">
            <text:p>0.0292371310202308</text:p>
          </table:table-cell>
          <table:table-cell table:style-name="ce3" office:value-type="float" office:value="0.0614859520959779" calcext:value-type="float">
            <text:p>0.0614859520959779</text:p>
          </table:table-cell>
          <table:table-cell table:style-name="ce3" office:value-type="float" office:value="0.109917760265885" calcext:value-type="float">
            <text:p>0.109917760265885</text:p>
          </table:table-cell>
          <table:table-cell table:style-name="ce3" office:value-type="float" office:value="0.203021890732801" calcext:value-type="float">
            <text:p>0.203021890732801</text:p>
          </table:table-cell>
          <table:table-cell table:style-name="ce3" office:value-type="float" office:value="0.251790789442488" calcext:value-type="float">
            <text:p>0.251790789442488</text:p>
          </table:table-cell>
          <table:table-cell table:style-name="ce3" office:value-type="float" office:value="0.222479112063946" calcext:value-type="float">
            <text:p>0.222479112063946</text:p>
          </table:table-cell>
          <table:table-cell table:style-name="ce3" office:value-type="float" office:value="0.0726207490246991" calcext:value-type="float">
            <text:p>0.0726207490246991</text:p>
          </table:table-cell>
          <table:table-cell table:style-name="ce3" office:value-type="float" office:value="0.02882354451539" calcext:value-type="float">
            <text:p>0.02882354451539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000714285714285714" calcext:value-type="float">
            <text:p>0.000714285714285714</text:p>
          </table:table-cell>
          <table:table-cell table:style-name="ce3" office:value-type="float" office:value="0.0085575258987802" calcext:value-type="float">
            <text:p>0.0085575258987802</text:p>
          </table:table-cell>
          <table:table-cell table:style-name="ce3" office:value-type="float" office:value="0.0113512592255154" calcext:value-type="float">
            <text:p>0.0113512592255154</text:p>
          </table:table-cell>
          <table:table-cell table:style-name="ce3" office:value-type="float" office:value="0.0292371310202308" calcext:value-type="float">
            <text:p>0.0292371310202308</text:p>
          </table:table-cell>
          <table:table-cell table:style-name="ce3" office:value-type="float" office:value="0.0614859520959779" calcext:value-type="float">
            <text:p>0.0614859520959779</text:p>
          </table:table-cell>
          <table:table-cell table:style-name="ce3" office:value-type="float" office:value="0.109917760265885" calcext:value-type="float">
            <text:p>0.109917760265885</text:p>
          </table:table-cell>
          <table:table-cell table:style-name="ce3" office:value-type="float" office:value="0.203021890732801" calcext:value-type="float">
            <text:p>0.203021890732801</text:p>
          </table:table-cell>
          <table:table-cell table:style-name="ce3" office:value-type="float" office:value="0.251790789442488" calcext:value-type="float">
            <text:p>0.251790789442488</text:p>
          </table:table-cell>
          <table:table-cell table:style-name="ce3" office:value-type="float" office:value="0.222479112063946" calcext:value-type="float">
            <text:p>0.222479112063946</text:p>
          </table:table-cell>
          <table:table-cell table:style-name="ce3" office:value-type="float" office:value="0.0726207490246991" calcext:value-type="float">
            <text:p>0.0726207490246991</text:p>
          </table:table-cell>
          <table:table-cell table:style-name="ce3" office:value-type="float" office:value="0.02882354451539" calcext:value-type="float">
            <text:p>0.02882354451539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599026812914614" calcext:value-type="float">
            <text:p>0.0599026812914614</text:p>
          </table:table-cell>
          <table:table-cell table:style-name="ce3" office:value-type="float" office:value="0.0794588145786079" calcext:value-type="float">
            <text:p>0.0794588145786079</text:p>
          </table:table-cell>
          <table:table-cell table:style-name="ce3" office:value-type="float" office:value="0.204659917141615" calcext:value-type="float">
            <text:p>0.204659917141615</text:p>
          </table:table-cell>
          <table:table-cell table:style-name="ce3" office:value-type="float" office:value="0.430401664671846" calcext:value-type="float">
            <text:p>0.430401664671846</text:p>
          </table:table-cell>
          <table:table-cell table:style-name="ce3" office:value-type="float" office:value="0.769424321861195" calcext:value-type="float">
            <text:p>0.769424321861195</text:p>
          </table:table-cell>
          <table:table-cell table:style-name="ce3" office:value-type="float" office:value="1.42115323512961" calcext:value-type="float">
            <text:p>1.42115323512961</text:p>
          </table:table-cell>
          <table:table-cell table:style-name="ce3" office:value-type="float" office:value="1.76253552609742" calcext:value-type="float">
            <text:p>1.76253552609742</text:p>
          </table:table-cell>
          <table:table-cell table:style-name="ce3" office:value-type="float" office:value="1.55735378444762" calcext:value-type="float">
            <text:p>1.55735378444762</text:p>
          </table:table-cell>
          <table:table-cell table:style-name="ce3" office:value-type="float" office:value="0.508345243172894" calcext:value-type="float">
            <text:p>0.508345243172894</text:p>
          </table:table-cell>
          <table:table-cell table:style-name="ce3" office:value-type="float" office:value="0.20176481160773" calcext:value-type="float">
            <text:p>0.20176481160773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00571428571428571" calcext:value-type="float">
            <text:p>0.00571428571428571</text:p>
          </table:table-cell>
          <table:table-cell table:style-name="ce3" office:value-type="float" office:value="0.0684602071902416" calcext:value-type="float">
            <text:p>0.0684602071902416</text:p>
          </table:table-cell>
          <table:table-cell table:style-name="ce3" office:value-type="float" office:value="0.0908100738041233" calcext:value-type="float">
            <text:p>0.0908100738041233</text:p>
          </table:table-cell>
          <table:table-cell table:style-name="ce3" office:value-type="float" office:value="0.233897048161846" calcext:value-type="float">
            <text:p>0.233897048161846</text:p>
          </table:table-cell>
          <table:table-cell table:style-name="ce3" office:value-type="float" office:value="0.491887616767824" calcext:value-type="float">
            <text:p>0.491887616767824</text:p>
          </table:table-cell>
          <table:table-cell table:style-name="ce3" office:value-type="float" office:value="0.879342082127081" calcext:value-type="float">
            <text:p>0.879342082127081</text:p>
          </table:table-cell>
          <table:table-cell table:style-name="ce3" office:value-type="float" office:value="1.62417512586241" calcext:value-type="float">
            <text:p>1.62417512586241</text:p>
          </table:table-cell>
          <table:table-cell table:style-name="ce3" office:value-type="float" office:value="2.01432631553991" calcext:value-type="float">
            <text:p>2.01432631553991</text:p>
          </table:table-cell>
          <table:table-cell table:style-name="ce3" office:value-type="float" office:value="1.77983289651157" calcext:value-type="float">
            <text:p>1.77983289651157</text:p>
          </table:table-cell>
          <table:table-cell table:style-name="ce3" office:value-type="float" office:value="0.580965992197593" calcext:value-type="float">
            <text:p>0.580965992197593</text:p>
          </table:table-cell>
          <table:table-cell table:style-name="ce3" office:value-type="float" office:value="0.23058835612312" calcext:value-type="float">
            <text:p>0.23058835612312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00285714285714286" calcext:value-type="float">
            <text:p>0.00285714285714286</text:p>
          </table:table-cell>
          <table:table-cell table:style-name="ce3" office:value-type="float" office:value="0.0342301035951208" calcext:value-type="float">
            <text:p>0.0342301035951208</text:p>
          </table:table-cell>
          <table:table-cell table:style-name="ce3" office:value-type="float" office:value="0.0454050369020616" calcext:value-type="float">
            <text:p>0.0454050369020616</text:p>
          </table:table-cell>
          <table:table-cell table:style-name="ce3" office:value-type="float" office:value="0.116948524080923" calcext:value-type="float">
            <text:p>0.116948524080923</text:p>
          </table:table-cell>
          <table:table-cell table:style-name="ce3" office:value-type="float" office:value="0.245943808383912" calcext:value-type="float">
            <text:p>0.245943808383912</text:p>
          </table:table-cell>
          <table:table-cell table:style-name="ce3" office:value-type="float" office:value="0.43967104106354" calcext:value-type="float">
            <text:p>0.43967104106354</text:p>
          </table:table-cell>
          <table:table-cell table:style-name="ce3" office:value-type="float" office:value="0.812087562931205" calcext:value-type="float">
            <text:p>0.812087562931205</text:p>
          </table:table-cell>
          <table:table-cell table:style-name="ce3" office:value-type="float" office:value="1.00716315776995" calcext:value-type="float">
            <text:p>1.00716315776995</text:p>
          </table:table-cell>
          <table:table-cell table:style-name="ce3" office:value-type="float" office:value="0.889916448255784" calcext:value-type="float">
            <text:p>0.889916448255784</text:p>
          </table:table-cell>
          <table:table-cell table:style-name="ce3" office:value-type="float" office:value="0.290482996098796" calcext:value-type="float">
            <text:p>0.290482996098796</text:p>
          </table:table-cell>
          <table:table-cell table:style-name="ce3" office:value-type="float" office:value="0.11529417806156" calcext:value-type="float">
            <text:p>0.11529417806156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0135714285714286" calcext:value-type="float">
            <text:p>0.0135714285714286</text:p>
          </table:table-cell>
          <table:table-cell table:style-name="ce3" office:value-type="float" office:value="0.162592992076824" calcext:value-type="float">
            <text:p>0.162592992076824</text:p>
          </table:table-cell>
          <table:table-cell table:style-name="ce3" office:value-type="float" office:value="0.215673925284793" calcext:value-type="float">
            <text:p>0.215673925284793</text:p>
          </table:table-cell>
          <table:table-cell table:style-name="ce3" office:value-type="float" office:value="0.555505489384385" calcext:value-type="float">
            <text:p>0.555505489384385</text:p>
          </table:table-cell>
          <table:table-cell table:style-name="ce3" office:value-type="float" office:value="1.16823308982358" calcext:value-type="float">
            <text:p>1.16823308982358</text:p>
          </table:table-cell>
          <table:table-cell table:style-name="ce3" office:value-type="float" office:value="2.08843744505182" calcext:value-type="float">
            <text:p>2.08843744505182</text:p>
          </table:table-cell>
          <table:table-cell table:style-name="ce3" office:value-type="float" office:value="3.85741592392322" calcext:value-type="float">
            <text:p>3.85741592392322</text:p>
          </table:table-cell>
          <table:table-cell table:style-name="ce3" office:value-type="float" office:value="4.78402499940728" calcext:value-type="float">
            <text:p>4.78402499940728</text:p>
          </table:table-cell>
          <table:table-cell table:style-name="ce3" office:value-type="float" office:value="4.22710312921498" calcext:value-type="float">
            <text:p>4.22710312921498</text:p>
          </table:table-cell>
          <table:table-cell table:style-name="ce3" office:value-type="float" office:value="1.37979423146928" calcext:value-type="float">
            <text:p>1.37979423146928</text:p>
          </table:table-cell>
          <table:table-cell table:style-name="ce3" office:value-type="float" office:value="0.547647345792409" calcext:value-type="float">
            <text:p>0.547647345792409</text:p>
          </table:table-cell>
          <table:table-cell office:value-type="float" office:value="19" calcext:value-type="float">
            <text:p>19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0107142857142857" calcext:value-type="float">
            <text:p>0.0107142857142857</text:p>
          </table:table-cell>
          <table:table-cell table:style-name="ce3" office:value-type="float" office:value="0.128362888481703" calcext:value-type="float">
            <text:p>0.128362888481703</text:p>
          </table:table-cell>
          <table:table-cell table:style-name="ce3" office:value-type="float" office:value="0.170268888382731" calcext:value-type="float">
            <text:p>0.170268888382731</text:p>
          </table:table-cell>
          <table:table-cell table:style-name="ce3" office:value-type="float" office:value="0.438556965303462" calcext:value-type="float">
            <text:p>0.438556965303462</text:p>
          </table:table-cell>
          <table:table-cell table:style-name="ce3" office:value-type="float" office:value="0.922289281439669" calcext:value-type="float">
            <text:p>0.922289281439669</text:p>
          </table:table-cell>
          <table:table-cell table:style-name="ce3" office:value-type="float" office:value="1.64876640398828" calcext:value-type="float">
            <text:p>1.64876640398828</text:p>
          </table:table-cell>
          <table:table-cell table:style-name="ce3" office:value-type="float" office:value="3.04532836099202" calcext:value-type="float">
            <text:p>3.04532836099202</text:p>
          </table:table-cell>
          <table:table-cell table:style-name="ce3" office:value-type="float" office:value="3.77686184163733" calcext:value-type="float">
            <text:p>3.77686184163733</text:p>
          </table:table-cell>
          <table:table-cell table:style-name="ce3" office:value-type="float" office:value="3.33718668095919" calcext:value-type="float">
            <text:p>3.33718668095919</text:p>
          </table:table-cell>
          <table:table-cell table:style-name="ce3" office:value-type="float" office:value="1.08931123537049" calcext:value-type="float">
            <text:p>1.08931123537049</text:p>
          </table:table-cell>
          <table:table-cell table:style-name="ce3" office:value-type="float" office:value="0.432353167730849" calcext:value-type="float">
            <text:p>0.432353167730849</text:p>
          </table:table-cell>
          <table:table-cell office:value-type="float" office:value="15" calcext:value-type="float">
            <text:p>15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0128571428571429" calcext:value-type="float">
            <text:p>0.0128571428571429</text:p>
          </table:table-cell>
          <table:table-cell table:style-name="ce3" office:value-type="float" office:value="0.154035466178044" calcext:value-type="float">
            <text:p>0.154035466178044</text:p>
          </table:table-cell>
          <table:table-cell table:style-name="ce3" office:value-type="float" office:value="0.204322666059277" calcext:value-type="float">
            <text:p>0.204322666059277</text:p>
          </table:table-cell>
          <table:table-cell table:style-name="ce3" office:value-type="float" office:value="0.526268358364154" calcext:value-type="float">
            <text:p>0.526268358364154</text:p>
          </table:table-cell>
          <table:table-cell table:style-name="ce3" office:value-type="float" office:value="1.1067471377276" calcext:value-type="float">
            <text:p>1.1067471377276</text:p>
          </table:table-cell>
          <table:table-cell table:style-name="ce3" office:value-type="float" office:value="1.97851968478593" calcext:value-type="float">
            <text:p>1.97851968478593</text:p>
          </table:table-cell>
          <table:table-cell table:style-name="ce3" office:value-type="float" office:value="3.65439403319042" calcext:value-type="float">
            <text:p>3.65439403319042</text:p>
          </table:table-cell>
          <table:table-cell table:style-name="ce3" office:value-type="float" office:value="4.53223420996479" calcext:value-type="float">
            <text:p>4.53223420996479</text:p>
          </table:table-cell>
          <table:table-cell table:style-name="ce3" office:value-type="float" office:value="4.00462401715103" calcext:value-type="float">
            <text:p>4.00462401715103</text:p>
          </table:table-cell>
          <table:table-cell table:style-name="ce3" office:value-type="float" office:value="1.30717348244458" calcext:value-type="float">
            <text:p>1.30717348244458</text:p>
          </table:table-cell>
          <table:table-cell table:style-name="ce3" office:value-type="float" office:value="0.518823801277019" calcext:value-type="float">
            <text:p>0.518823801277019</text:p>
          </table:table-cell>
          <table:table-cell office:value-type="float" office:value="18" calcext:value-type="float">
            <text:p>18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0214285714285714" calcext:value-type="float">
            <text:p>0.0214285714285714</text:p>
          </table:table-cell>
          <table:table-cell table:style-name="ce3" office:value-type="float" office:value="0.256725776963406" calcext:value-type="float">
            <text:p>0.256725776963406</text:p>
          </table:table-cell>
          <table:table-cell table:style-name="ce3" office:value-type="float" office:value="0.340537776765462" calcext:value-type="float">
            <text:p>0.340537776765462</text:p>
          </table:table-cell>
          <table:table-cell table:style-name="ce3" office:value-type="float" office:value="0.877113930606923" calcext:value-type="float">
            <text:p>0.877113930606923</text:p>
          </table:table-cell>
          <table:table-cell table:style-name="ce3" office:value-type="float" office:value="1.84457856287934" calcext:value-type="float">
            <text:p>1.84457856287934</text:p>
          </table:table-cell>
          <table:table-cell table:style-name="ce3" office:value-type="float" office:value="3.29753280797655" calcext:value-type="float">
            <text:p>3.29753280797655</text:p>
          </table:table-cell>
          <table:table-cell table:style-name="ce3" office:value-type="float" office:value="6.09065672198404" calcext:value-type="float">
            <text:p>6.09065672198404</text:p>
          </table:table-cell>
          <table:table-cell table:style-name="ce3" office:value-type="float" office:value="7.55372368327465" calcext:value-type="float">
            <text:p>7.55372368327465</text:p>
          </table:table-cell>
          <table:table-cell table:style-name="ce3" office:value-type="float" office:value="6.67437336191838" calcext:value-type="float">
            <text:p>6.67437336191838</text:p>
          </table:table-cell>
          <table:table-cell table:style-name="ce3" office:value-type="float" office:value="2.17862247074097" calcext:value-type="float">
            <text:p>2.17862247074097</text:p>
          </table:table-cell>
          <table:table-cell table:style-name="ce3" office:value-type="float" office:value="0.864706335461699" calcext:value-type="float">
            <text:p>0.864706335461699</text:p>
          </table:table-cell>
          <table:table-cell office:value-type="float" office:value="30" calcext:value-type="float">
            <text:p>30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0214285714285714" calcext:value-type="float">
            <text:p>0.0214285714285714</text:p>
          </table:table-cell>
          <table:table-cell table:style-name="ce3" office:value-type="float" office:value="0.256725776963406" calcext:value-type="float">
            <text:p>0.256725776963406</text:p>
          </table:table-cell>
          <table:table-cell table:style-name="ce3" office:value-type="float" office:value="0.340537776765462" calcext:value-type="float">
            <text:p>0.340537776765462</text:p>
          </table:table-cell>
          <table:table-cell table:style-name="ce3" office:value-type="float" office:value="0.877113930606923" calcext:value-type="float">
            <text:p>0.877113930606923</text:p>
          </table:table-cell>
          <table:table-cell table:style-name="ce3" office:value-type="float" office:value="1.84457856287934" calcext:value-type="float">
            <text:p>1.84457856287934</text:p>
          </table:table-cell>
          <table:table-cell table:style-name="ce3" office:value-type="float" office:value="3.29753280797655" calcext:value-type="float">
            <text:p>3.29753280797655</text:p>
          </table:table-cell>
          <table:table-cell table:style-name="ce3" office:value-type="float" office:value="6.09065672198404" calcext:value-type="float">
            <text:p>6.09065672198404</text:p>
          </table:table-cell>
          <table:table-cell table:style-name="ce3" office:value-type="float" office:value="7.55372368327465" calcext:value-type="float">
            <text:p>7.55372368327465</text:p>
          </table:table-cell>
          <table:table-cell table:style-name="ce3" office:value-type="float" office:value="6.67437336191838" calcext:value-type="float">
            <text:p>6.67437336191838</text:p>
          </table:table-cell>
          <table:table-cell table:style-name="ce3" office:value-type="float" office:value="2.17862247074097" calcext:value-type="float">
            <text:p>2.17862247074097</text:p>
          </table:table-cell>
          <table:table-cell table:style-name="ce3" office:value-type="float" office:value="0.864706335461699" calcext:value-type="float">
            <text:p>0.864706335461699</text:p>
          </table:table-cell>
          <table:table-cell office:value-type="float" office:value="30" calcext:value-type="float">
            <text:p>30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0307142857142857" calcext:value-type="float">
            <text:p>0.0307142857142857</text:p>
          </table:table-cell>
          <table:table-cell table:style-name="ce3" office:value-type="float" office:value="0.367973613647549" calcext:value-type="float">
            <text:p>0.367973613647549</text:p>
          </table:table-cell>
          <table:table-cell table:style-name="ce3" office:value-type="float" office:value="0.488104146697163" calcext:value-type="float">
            <text:p>0.488104146697163</text:p>
          </table:table-cell>
          <table:table-cell table:style-name="ce3" office:value-type="float" office:value="1.25719663386992" calcext:value-type="float">
            <text:p>1.25719663386992</text:p>
          </table:table-cell>
          <table:table-cell table:style-name="ce3" office:value-type="float" office:value="2.64389594012705" calcext:value-type="float">
            <text:p>2.64389594012705</text:p>
          </table:table-cell>
          <table:table-cell table:style-name="ce3" office:value-type="float" office:value="4.72646369143306" calcext:value-type="float">
            <text:p>4.72646369143306</text:p>
          </table:table-cell>
          <table:table-cell table:style-name="ce3" office:value-type="float" office:value="8.72994130151046" calcext:value-type="float">
            <text:p>8.72994130151046</text:p>
          </table:table-cell>
          <table:table-cell table:style-name="ce3" office:value-type="float" office:value="10.827003946027" calcext:value-type="float">
            <text:p>10.827003946027</text:p>
          </table:table-cell>
          <table:table-cell table:style-name="ce3" office:value-type="float" office:value="9.56660181874968" calcext:value-type="float">
            <text:p>9.56660181874968</text:p>
          </table:table-cell>
          <table:table-cell table:style-name="ce3" office:value-type="float" office:value="3.12269220806206" calcext:value-type="float">
            <text:p>3.12269220806206</text:p>
          </table:table-cell>
          <table:table-cell table:style-name="ce3" office:value-type="float" office:value="1.23941241416177" calcext:value-type="float">
            <text:p>1.23941241416177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0242857142857143" calcext:value-type="float">
            <text:p>0.0242857142857143</text:p>
          </table:table-cell>
          <table:table-cell table:style-name="ce3" office:value-type="float" office:value="0.290955880558527" calcext:value-type="float">
            <text:p>0.290955880558527</text:p>
          </table:table-cell>
          <table:table-cell table:style-name="ce3" office:value-type="float" office:value="0.385942813667524" calcext:value-type="float">
            <text:p>0.385942813667524</text:p>
          </table:table-cell>
          <table:table-cell table:style-name="ce3" office:value-type="float" office:value="0.994062454687846" calcext:value-type="float">
            <text:p>0.994062454687846</text:p>
          </table:table-cell>
          <table:table-cell table:style-name="ce3" office:value-type="float" office:value="2.09052237126325" calcext:value-type="float">
            <text:p>2.09052237126325</text:p>
          </table:table-cell>
          <table:table-cell table:style-name="ce3" office:value-type="float" office:value="3.73720384904009" calcext:value-type="float">
            <text:p>3.73720384904009</text:p>
          </table:table-cell>
          <table:table-cell table:style-name="ce3" office:value-type="float" office:value="6.90274428491525" calcext:value-type="float">
            <text:p>6.90274428491525</text:p>
          </table:table-cell>
          <table:table-cell table:style-name="ce3" office:value-type="float" office:value="8.56088684104461" calcext:value-type="float">
            <text:p>8.56088684104461</text:p>
          </table:table-cell>
          <table:table-cell table:style-name="ce3" office:value-type="float" office:value="7.56428981017417" calcext:value-type="float">
            <text:p>7.56428981017417</text:p>
          </table:table-cell>
          <table:table-cell table:style-name="ce3" office:value-type="float" office:value="2.46910546683977" calcext:value-type="float">
            <text:p>2.46910546683977</text:p>
          </table:table-cell>
          <table:table-cell table:style-name="ce3" office:value-type="float" office:value="0.980000513523259" calcext:value-type="float">
            <text:p>0.980000513523259</text:p>
          </table:table-cell>
          <table:table-cell office:value-type="float" office:value="34" calcext:value-type="float">
            <text:p>34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103" calcext:value-type="float">
            <text:p>103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10.5" calcext:value-type="float">
            <text:p>10.5</text:p>
          </table:table-cell>
          <table:table-cell office:value-type="float" office:value="18.5" calcext:value-type="float">
            <text:p>18.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.5" calcext:value-type="float">
            <text:p>31.5</text:p>
          </table:table-cell>
          <table:table-cell office:value-type="float" office:value="17.5" calcext:value-type="float">
            <text:p>17.5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10.5" calcext:value-type="float">
            <text:p>10.5</text:p>
          </table:table-cell>
          <table:table-cell office:value-type="float" office:value="18.5" calcext:value-type="float">
            <text:p>18.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.5" calcext:value-type="float">
            <text:p>31.5</text:p>
          </table:table-cell>
          <table:table-cell office:value-type="float" office:value="17.5" calcext:value-type="float">
            <text:p>17.5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4" table:number-columns-repeated="20"/>
          <table:table-cell table:number-columns-repeated="98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428571428571331" calcext:value-type="float">
            <text:p>0.428571428571331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2.71428571428564" calcext:value-type="float">
            <text:p>2.71428571428564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428571428571331" calcext:value-type="float">
            <text:p>0.428571428571331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2.71428571428564" calcext:value-type="float">
            <text:p>2.71428571428564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428571428571331" calcext:value-type="float">
            <text:p>0.428571428571331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2.71428571428564" calcext:value-type="float">
            <text:p>2.71428571428564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428571428571331" calcext:value-type="float">
            <text:p>0.428571428571331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2.71428571428564" calcext:value-type="float">
            <text:p>2.71428571428564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428571428571331" calcext:value-type="float">
            <text:p>0.428571428571331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2.71428571428564" calcext:value-type="float">
            <text:p>2.71428571428564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428571428571331" calcext:value-type="float">
            <text:p>0.428571428571331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2.71428571428564" calcext:value-type="float">
            <text:p>2.71428571428564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1" calcext:value-type="float">
            <text:p>0.142857142857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331" calcext:value-type="float">
            <text:p>0.42857142857133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338" calcext:value-type="float">
            <text:p>0.142857142857338</text:p>
          </table:table-cell>
          <table:table-cell office:value-type="float" office:value="0.428571428572013" calcext:value-type="float">
            <text:p>0.428571428572013</text:p>
          </table:table-cell>
          <table:table-cell office:value-type="float" office:value="0.714285714285325" calcext:value-type="float">
            <text:p>0.714285714285325</text:p>
          </table:table-cell>
          <table:table-cell office:value-type="float" office:value="0.714285714286007" calcext:value-type="float">
            <text:p>0.714285714286007</text:p>
          </table:table-cell>
          <table:table-cell office:value-type="float" office:value="0.142857142856997" calcext:value-type="float">
            <text:p>0.142857142856997</text:p>
          </table:table-cell>
          <table:table-cell office:value-type="float" office:value="2.71428571428615" calcext:value-type="float">
            <text:p>2.71428571428615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27" calcext:value-type="float">
            <text:p>0.571428571428527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27" calcext:value-type="float">
            <text:p>0.571428571428527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27" calcext:value-type="float">
            <text:p>0.571428571428527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27" calcext:value-type="float">
            <text:p>0.571428571428527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27" calcext:value-type="float">
            <text:p>0.571428571428527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27" calcext:value-type="float">
            <text:p>0.571428571428527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6997" calcext:value-type="float">
            <text:p>0.142857142856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338" calcext:value-type="float">
            <text:p>0.142857142857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839" calcext:value-type="float">
            <text:p>0.571428571428839</text:p>
          </table:table-cell>
          <table:table-cell table:number-columns-repeated="100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571428571428498" calcext:value-type="float">
            <text:p>0.571428571428498</text:p>
          </table:table-cell>
          <table:table-cell table:number-columns-repeated="100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571428571428498" calcext:value-type="float">
            <text:p>0.571428571428498</text:p>
          </table:table-cell>
          <table:table-cell table:number-columns-repeated="100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571428571428498" calcext:value-type="float">
            <text:p>0.571428571428498</text:p>
          </table:table-cell>
          <table:table-cell table:number-columns-repeated="100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571428571428498" calcext:value-type="float">
            <text:p>0.571428571428498</text:p>
          </table:table-cell>
          <table:table-cell table:number-columns-repeated="100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571428571428498" calcext:value-type="float">
            <text:p>0.571428571428498</text:p>
          </table:table-cell>
          <table:table-cell table:number-columns-repeated="100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571428571428498" calcext:value-type="float">
            <text:p>0.571428571428498</text:p>
          </table:table-cell>
          <table:table-cell table:number-columns-repeated="100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338" calcext:value-type="float">
            <text:p>0.142857142857338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57142857142901" calcext:value-type="float">
            <text:p>0.57142857142901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33" calcext:value-type="float">
            <text:p>0.857142857142833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33" calcext:value-type="float">
            <text:p>0.857142857142833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33" calcext:value-type="float">
            <text:p>0.857142857142833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33" calcext:value-type="float">
            <text:p>0.857142857142833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33" calcext:value-type="float">
            <text:p>0.857142857142833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33" calcext:value-type="float">
            <text:p>0.857142857142833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6997" calcext:value-type="float">
            <text:p>0.142857142856997</text:p>
          </table:table-cell>
          <table:table-cell office:value-type="float" office:value="0.142857142857338" calcext:value-type="float">
            <text:p>0.142857142857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338" calcext:value-type="float">
            <text:p>0.142857142857338</text:p>
          </table:table-cell>
          <table:table-cell office:value-type="float" office:value="0.285714285713993" calcext:value-type="float">
            <text:p>0.285714285713993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3003" calcext:value-type="float">
            <text:p>0.857142857143003</text:p>
          </table:table-cell>
          <table:table-cell table:number-columns-repeated="100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4334" calcext:value-type="float">
            <text:p>0.285714285714334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9" calcext:value-type="float">
            <text:p>0.85714285714289</text:p>
          </table:table-cell>
          <table:table-cell table:number-columns-repeated="100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4334" calcext:value-type="float">
            <text:p>0.285714285714334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9" calcext:value-type="float">
            <text:p>0.85714285714289</text:p>
          </table:table-cell>
          <table:table-cell table:number-columns-repeated="100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4334" calcext:value-type="float">
            <text:p>0.285714285714334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9" calcext:value-type="float">
            <text:p>0.85714285714289</text:p>
          </table:table-cell>
          <table:table-cell table:number-columns-repeated="100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4334" calcext:value-type="float">
            <text:p>0.285714285714334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9" calcext:value-type="float">
            <text:p>0.85714285714289</text:p>
          </table:table-cell>
          <table:table-cell table:number-columns-repeated="100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4334" calcext:value-type="float">
            <text:p>0.285714285714334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9" calcext:value-type="float">
            <text:p>0.85714285714289</text:p>
          </table:table-cell>
          <table:table-cell table:number-columns-repeated="100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4334" calcext:value-type="float">
            <text:p>0.285714285714334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9" calcext:value-type="float">
            <text:p>0.85714285714289</text:p>
          </table:table-cell>
          <table:table-cell table:number-columns-repeated="100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3993" calcext:value-type="float">
            <text:p>0.285714285713993</text:p>
          </table:table-cell>
          <table:table-cell office:value-type="float" office:value="0.142857142857338" calcext:value-type="float">
            <text:p>0.142857142857338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338" calcext:value-type="float">
            <text:p>0.142857142857338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662" calcext:value-type="float">
            <text:p>0.857142857142662</text:p>
          </table:table-cell>
          <table:table-cell table:number-columns-repeated="1003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table:number-columns-repeated="2" office:value-type="float" office:value="0.428571428571331" calcext:value-type="float">
            <text:p>0.42857142857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411" calcext:value-type="float">
            <text:p>1.28571428571411</text:p>
          </table:table-cell>
          <table:table-cell table:number-columns-repeated="1003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table:number-columns-repeated="2" office:value-type="float" office:value="0.428571428571331" calcext:value-type="float">
            <text:p>0.42857142857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411" calcext:value-type="float">
            <text:p>1.28571428571411</text:p>
          </table:table-cell>
          <table:table-cell table:number-columns-repeated="1003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table:number-columns-repeated="2" office:value-type="float" office:value="0.428571428571331" calcext:value-type="float">
            <text:p>0.42857142857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411" calcext:value-type="float">
            <text:p>1.28571428571411</text:p>
          </table:table-cell>
          <table:table-cell table:number-columns-repeated="1003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table:number-columns-repeated="2" office:value-type="float" office:value="0.428571428571331" calcext:value-type="float">
            <text:p>0.42857142857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411" calcext:value-type="float">
            <text:p>1.28571428571411</text:p>
          </table:table-cell>
          <table:table-cell table:number-columns-repeated="1003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table:number-columns-repeated="2" office:value-type="float" office:value="0.428571428571331" calcext:value-type="float">
            <text:p>0.42857142857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411" calcext:value-type="float">
            <text:p>1.28571428571411</text:p>
          </table:table-cell>
          <table:table-cell table:number-columns-repeated="1003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table:number-columns-repeated="2" office:value-type="float" office:value="0.428571428571331" calcext:value-type="float">
            <text:p>0.42857142857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411" calcext:value-type="float">
            <text:p>1.28571428571411</text:p>
          </table:table-cell>
          <table:table-cell table:number-columns-repeated="1003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331" calcext:value-type="float">
            <text:p>0.428571428571331</text:p>
          </table:table-cell>
          <table:table-cell table:number-columns-repeated="2" office:value-type="float" office:value="0.428571428572013" calcext:value-type="float">
            <text:p>0.42857142857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536" calcext:value-type="float">
            <text:p>1.28571428571536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.28571428571439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.28571428571439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.28571428571439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.28571428571439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.28571428571439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.28571428571439</text:p>
          </table:table-cell>
          <table:table-cell table:number-columns-repeated="100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285714285713993" calcext:value-type="float">
            <text:p>0.285714285713993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.571428571427987" calcext:value-type="float">
            <text:p>0.571428571427987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365" calcext:value-type="float">
            <text:p>2.28571428571365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1.14285714285711" calcext:value-type="float">
            <text:p>1.14285714285711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4.28571428571425" calcext:value-type="float">
            <text:p>4.28571428571425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1.14285714285711" calcext:value-type="float">
            <text:p>1.14285714285711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4.28571428571425" calcext:value-type="float">
            <text:p>4.28571428571425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1.14285714285711" calcext:value-type="float">
            <text:p>1.14285714285711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4.28571428571425" calcext:value-type="float">
            <text:p>4.28571428571425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1.14285714285711" calcext:value-type="float">
            <text:p>1.14285714285711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4.28571428571425" calcext:value-type="float">
            <text:p>4.28571428571425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1.14285714285711" calcext:value-type="float">
            <text:p>1.14285714285711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4.28571428571425" calcext:value-type="float">
            <text:p>4.28571428571425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1.14285714285711" calcext:value-type="float">
            <text:p>1.14285714285711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4.28571428571425" calcext:value-type="float">
            <text:p>4.28571428571425</text:p>
          </table:table-cell>
          <table:table-cell table:number-columns-repeated="100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338" calcext:value-type="float">
            <text:p>0.142857142857338</text:p>
          </table:table-cell>
          <table:table-cell office:value-type="float" office:value="0.714285714286007" calcext:value-type="float">
            <text:p>0.714285714286007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325" calcext:value-type="float">
            <text:p>0.714285714285325</text:p>
          </table:table-cell>
          <table:table-cell office:value-type="float" office:value="1.14285714285734" calcext:value-type="float">
            <text:p>1.14285714285734</text:p>
          </table:table-cell>
          <table:table-cell office:value-type="float" office:value="0.428571428571331" calcext:value-type="float">
            <text:p>0.428571428571331</text:p>
          </table:table-cell>
          <table:table-cell office:value-type="float" office:value="4.28571428571451" calcext:value-type="float">
            <text:p>4.28571428571451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85" calcext:value-type="float">
            <text:p>0.28571428571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1" calcext:value-type="float">
            <text:p>1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23" calcext:value-type="float">
            <text:p>3.28571428571423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85" calcext:value-type="float">
            <text:p>0.28571428571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1" calcext:value-type="float">
            <text:p>1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23" calcext:value-type="float">
            <text:p>3.28571428571423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85" calcext:value-type="float">
            <text:p>0.28571428571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1" calcext:value-type="float">
            <text:p>1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23" calcext:value-type="float">
            <text:p>3.28571428571423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85" calcext:value-type="float">
            <text:p>0.28571428571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1" calcext:value-type="float">
            <text:p>1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23" calcext:value-type="float">
            <text:p>3.28571428571423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85" calcext:value-type="float">
            <text:p>0.28571428571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1" calcext:value-type="float">
            <text:p>1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23" calcext:value-type="float">
            <text:p>3.28571428571423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85" calcext:value-type="float">
            <text:p>0.28571428571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1" calcext:value-type="float">
            <text:p>1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23" calcext:value-type="float">
            <text:p>3.28571428571423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92" calcext:value-type="float">
            <text:p>0.28571428571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285714285713993" calcext:value-type="float">
            <text:p>0.285714285713993</text:p>
          </table:table-cell>
          <table:table-cell table:number-columns-repeated="2" office:value-type="float" office:value="0.142857142857338" calcext:value-type="float">
            <text:p>0.142857142857338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34" calcext:value-type="float">
            <text:p>1.14285714285734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63" calcext:value-type="float">
            <text:p>3.28571428571463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34" calcext:value-type="float">
            <text:p>2.14285714285734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34" calcext:value-type="float">
            <text:p>2.14285714285734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34" calcext:value-type="float">
            <text:p>2.14285714285734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34" calcext:value-type="float">
            <text:p>2.14285714285734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34" calcext:value-type="float">
            <text:p>2.14285714285734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79" calcext:value-type="float">
            <text:p>0.714285714285779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34" calcext:value-type="float">
            <text:p>2.14285714285734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25" calcext:value-type="float">
            <text:p>0.14285714285712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6997" calcext:value-type="float">
            <text:p>0.142857142856997</text:p>
          </table:table-cell>
          <table:table-cell office:value-type="float" office:value="0.285714285713993" calcext:value-type="float">
            <text:p>0.28571428571399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325" calcext:value-type="float">
            <text:p>0.714285714285325</text:p>
          </table:table-cell>
          <table:table-cell office:value-type="float" office:value="0.571428571427987" calcext:value-type="float">
            <text:p>0.571428571427987</text:p>
          </table:table-cell>
          <table:table-cell office:value-type="float" office:value="0.142857142857338" calcext:value-type="float">
            <text:p>0.142857142857338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593" calcext:value-type="float">
            <text:p>2.14285714285593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table:number-columns-repeated="2" office:value-type="float" office:value="0.428571428571331" calcext:value-type="float">
            <text:p>0.428571428571331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263" calcext:value-type="float">
            <text:p>1.85714285714263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table:number-columns-repeated="2" office:value-type="float" office:value="0.428571428571331" calcext:value-type="float">
            <text:p>0.428571428571331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263" calcext:value-type="float">
            <text:p>1.85714285714263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table:number-columns-repeated="2" office:value-type="float" office:value="0.428571428571331" calcext:value-type="float">
            <text:p>0.428571428571331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263" calcext:value-type="float">
            <text:p>1.85714285714263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table:number-columns-repeated="2" office:value-type="float" office:value="0.428571428571331" calcext:value-type="float">
            <text:p>0.428571428571331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263" calcext:value-type="float">
            <text:p>1.85714285714263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table:number-columns-repeated="2" office:value-type="float" office:value="0.428571428571331" calcext:value-type="float">
            <text:p>0.428571428571331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263" calcext:value-type="float">
            <text:p>1.85714285714263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.14285714285711" calcext:value-type="float">
            <text:p>0.14285714285711</text:p>
          </table:table-cell>
          <table:table-cell table:number-columns-repeated="2" office:value-type="float" office:value="0.428571428571331" calcext:value-type="float">
            <text:p>0.428571428571331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263" calcext:value-type="float">
            <text:p>1.85714285714263</text:p>
          </table:table-cell>
          <table:table-cell table:number-columns-repeated="100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6997" calcext:value-type="float">
            <text:p>0.142857142856997</text:p>
          </table:table-cell>
          <table:table-cell table:number-columns-repeated="2" office:value-type="float" office:value="0.142857142857338" calcext:value-type="float">
            <text:p>0.142857142857338</text:p>
          </table:table-cell>
          <table:table-cell table:number-columns-repeated="2" office:value-type="float" office:value="0.428571428572013" calcext:value-type="float">
            <text:p>0.428571428572013</text:p>
          </table:table-cell>
          <table:table-cell office:value-type="float" office:value="0.428571428571331" calcext:value-type="float">
            <text:p>0.428571428571331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42" calcext:value-type="float">
            <text:p>1.8571428571442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85714285714289" calcext:value-type="float">
            <text:p>0.85714285714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4.71428571428575" calcext:value-type="float">
            <text:p>4.71428571428575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85714285714289" calcext:value-type="float">
            <text:p>0.85714285714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4.71428571428575" calcext:value-type="float">
            <text:p>4.71428571428575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85714285714289" calcext:value-type="float">
            <text:p>0.85714285714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4.71428571428575" calcext:value-type="float">
            <text:p>4.71428571428575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85714285714289" calcext:value-type="float">
            <text:p>0.85714285714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4.71428571428575" calcext:value-type="float">
            <text:p>4.71428571428575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85714285714289" calcext:value-type="float">
            <text:p>0.85714285714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4.71428571428575" calcext:value-type="float">
            <text:p>4.71428571428575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85714285714289" calcext:value-type="float">
            <text:p>0.85714285714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4.71428571428575" calcext:value-type="float">
            <text:p>4.71428571428575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.857142857142662" calcext:value-type="float">
            <text:p>0.8571428571426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6997" calcext:value-type="float">
            <text:p>0.142857142856997</text:p>
          </table:table-cell>
          <table:table-cell office:value-type="float" office:value="4.71428571428547" calcext:value-type="float">
            <text:p>4.71428571428547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73" calcext:value-type="float">
            <text:p>0.571428571428573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.28571428571422" calcext:value-type="float">
            <text:p>1.28571428571422</text:p>
          </table:table-cell>
          <table:table-cell office:value-type="float" office:value="2.71428571428578" calcext:value-type="float">
            <text:p>2.71428571428578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2.42857142857144" calcext:value-type="float">
            <text:p>2.42857142857144</text:p>
          </table:table-cell>
          <table:table-cell office:value-type="float" office:value="0.857142857142833" calcext:value-type="float">
            <text:p>0.857142857142833</text:p>
          </table:table-cell>
          <table:table-cell office:value-type="float" office:value="14.5714285714286" calcext:value-type="float">
            <text:p>14.5714285714286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73" calcext:value-type="float">
            <text:p>0.571428571428573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.28571428571422" calcext:value-type="float">
            <text:p>1.28571428571422</text:p>
          </table:table-cell>
          <table:table-cell office:value-type="float" office:value="2.71428571428578" calcext:value-type="float">
            <text:p>2.71428571428578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2.42857142857144" calcext:value-type="float">
            <text:p>2.42857142857144</text:p>
          </table:table-cell>
          <table:table-cell office:value-type="float" office:value="0.857142857142833" calcext:value-type="float">
            <text:p>0.857142857142833</text:p>
          </table:table-cell>
          <table:table-cell office:value-type="float" office:value="14.5714285714286" calcext:value-type="float">
            <text:p>14.5714285714286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73" calcext:value-type="float">
            <text:p>0.571428571428573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.28571428571422" calcext:value-type="float">
            <text:p>1.28571428571422</text:p>
          </table:table-cell>
          <table:table-cell office:value-type="float" office:value="2.71428571428578" calcext:value-type="float">
            <text:p>2.71428571428578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2.42857142857144" calcext:value-type="float">
            <text:p>2.42857142857144</text:p>
          </table:table-cell>
          <table:table-cell office:value-type="float" office:value="0.857142857142833" calcext:value-type="float">
            <text:p>0.857142857142833</text:p>
          </table:table-cell>
          <table:table-cell office:value-type="float" office:value="14.5714285714286" calcext:value-type="float">
            <text:p>14.5714285714286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73" calcext:value-type="float">
            <text:p>0.571428571428573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.28571428571422" calcext:value-type="float">
            <text:p>1.28571428571422</text:p>
          </table:table-cell>
          <table:table-cell office:value-type="float" office:value="2.71428571428578" calcext:value-type="float">
            <text:p>2.71428571428578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2.42857142857144" calcext:value-type="float">
            <text:p>2.42857142857144</text:p>
          </table:table-cell>
          <table:table-cell office:value-type="float" office:value="0.857142857142833" calcext:value-type="float">
            <text:p>0.857142857142833</text:p>
          </table:table-cell>
          <table:table-cell office:value-type="float" office:value="14.5714285714286" calcext:value-type="float">
            <text:p>14.5714285714286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73" calcext:value-type="float">
            <text:p>0.571428571428573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.28571428571422" calcext:value-type="float">
            <text:p>1.28571428571422</text:p>
          </table:table-cell>
          <table:table-cell office:value-type="float" office:value="2.71428571428578" calcext:value-type="float">
            <text:p>2.71428571428578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2.42857142857144" calcext:value-type="float">
            <text:p>2.42857142857144</text:p>
          </table:table-cell>
          <table:table-cell office:value-type="float" office:value="0.857142857142833" calcext:value-type="float">
            <text:p>0.857142857142833</text:p>
          </table:table-cell>
          <table:table-cell office:value-type="float" office:value="14.5714285714286" calcext:value-type="float">
            <text:p>14.5714285714286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73" calcext:value-type="float">
            <text:p>0.571428571428573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.28571428571422" calcext:value-type="float">
            <text:p>1.28571428571422</text:p>
          </table:table-cell>
          <table:table-cell office:value-type="float" office:value="2.71428571428578" calcext:value-type="float">
            <text:p>2.71428571428578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2.42857142857144" calcext:value-type="float">
            <text:p>2.42857142857144</text:p>
          </table:table-cell>
          <table:table-cell office:value-type="float" office:value="0.857142857142833" calcext:value-type="float">
            <text:p>0.857142857142833</text:p>
          </table:table-cell>
          <table:table-cell office:value-type="float" office:value="14.5714285714286" calcext:value-type="float">
            <text:p>14.5714285714286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62" calcext:value-type="float">
            <text:p>0.57142857142856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1.42857142857133" calcext:value-type="float">
            <text:p>1.42857142857133</text:p>
          </table:table-cell>
          <table:table-cell office:value-type="float" office:value="1.28571428571468" calcext:value-type="float">
            <text:p>1.28571428571468</text:p>
          </table:table-cell>
          <table:table-cell office:value-type="float" office:value="2.71428571428532" calcext:value-type="float">
            <text:p>2.71428571428532</text:p>
          </table:table-cell>
          <table:table-cell office:value-type="float" office:value="3.85714285714266" calcext:value-type="float">
            <text:p>3.85714285714266</text:p>
          </table:table-cell>
          <table:table-cell office:value-type="float" office:value="2.42857142857133" calcext:value-type="float">
            <text:p>2.42857142857133</text:p>
          </table:table-cell>
          <table:table-cell office:value-type="float" office:value="0.857142857143003" calcext:value-type="float">
            <text:p>0.857142857143003</text:p>
          </table:table-cell>
          <table:table-cell office:value-type="float" office:value="14.5714285714284" calcext:value-type="float">
            <text:p>14.5714285714284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1.71428571428578" calcext:value-type="float">
            <text:p>1.71428571428578</text:p>
          </table:table-cell>
          <table:table-cell office:value-type="float" office:value="3.28571428571422" calcext:value-type="float">
            <text:p>3.28571428571422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44" calcext:value-type="float">
            <text:p>2.42857142857144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2.7142857142857" calcext:value-type="float">
            <text:p>12.7142857142857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1.71428571428578" calcext:value-type="float">
            <text:p>1.71428571428578</text:p>
          </table:table-cell>
          <table:table-cell office:value-type="float" office:value="3.28571428571422" calcext:value-type="float">
            <text:p>3.28571428571422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44" calcext:value-type="float">
            <text:p>2.42857142857144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2.7142857142857" calcext:value-type="float">
            <text:p>12.7142857142857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1.71428571428578" calcext:value-type="float">
            <text:p>1.71428571428578</text:p>
          </table:table-cell>
          <table:table-cell office:value-type="float" office:value="3.28571428571422" calcext:value-type="float">
            <text:p>3.28571428571422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44" calcext:value-type="float">
            <text:p>2.42857142857144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2.7142857142857" calcext:value-type="float">
            <text:p>12.7142857142857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1.71428571428578" calcext:value-type="float">
            <text:p>1.71428571428578</text:p>
          </table:table-cell>
          <table:table-cell office:value-type="float" office:value="3.28571428571422" calcext:value-type="float">
            <text:p>3.28571428571422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44" calcext:value-type="float">
            <text:p>2.42857142857144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2.7142857142857" calcext:value-type="float">
            <text:p>12.7142857142857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1.71428571428578" calcext:value-type="float">
            <text:p>1.71428571428578</text:p>
          </table:table-cell>
          <table:table-cell office:value-type="float" office:value="3.28571428571422" calcext:value-type="float">
            <text:p>3.28571428571422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44" calcext:value-type="float">
            <text:p>2.42857142857144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2.7142857142857" calcext:value-type="float">
            <text:p>12.7142857142857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1.71428571428578" calcext:value-type="float">
            <text:p>1.71428571428578</text:p>
          </table:table-cell>
          <table:table-cell office:value-type="float" office:value="3.28571428571422" calcext:value-type="float">
            <text:p>3.28571428571422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44" calcext:value-type="float">
            <text:p>2.42857142857144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2.7142857142857" calcext:value-type="float">
            <text:p>12.7142857142857</text:p>
          </table:table-cell>
          <table:table-cell table:number-columns-repeated="100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25" calcext:value-type="float">
            <text:p>0.142857142857125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.428571428571331" calcext:value-type="float">
            <text:p>0.428571428571331</text:p>
          </table:table-cell>
          <table:table-cell office:value-type="float" office:value="1.71428571428532" calcext:value-type="float">
            <text:p>1.71428571428532</text:p>
          </table:table-cell>
          <table:table-cell office:value-type="float" office:value="3.28571428571468" calcext:value-type="float">
            <text:p>3.28571428571468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33" calcext:value-type="float">
            <text:p>2.42857142857133</text:p>
          </table:table-cell>
          <table:table-cell office:value-type="float" office:value="1.42857142857133" calcext:value-type="float">
            <text:p>1.42857142857133</text:p>
          </table:table-cell>
          <table:table-cell office:value-type="float" office:value="12.7142857142855" calcext:value-type="float">
            <text:p>12.7142857142855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3" calcext:value-type="float">
            <text:p>0.142857142857143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285714285714292" calcext:value-type="float">
            <text:p>0.285714285714292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3.42857142857133" calcext:value-type="float">
            <text:p>3.42857142857133</text:p>
          </table:table-cell>
          <table:table-cell office:value-type="float" office:value="4.28571428571422" calcext:value-type="float">
            <text:p>4.28571428571422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0.857142857142833" calcext:value-type="float">
            <text:p>0.857142857142833</text:p>
          </table:table-cell>
          <table:table-cell office:value-type="float" office:value="21.2857142857142" calcext:value-type="float">
            <text:p>21.2857142857142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3" calcext:value-type="float">
            <text:p>0.142857142857143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285714285714292" calcext:value-type="float">
            <text:p>0.285714285714292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3.42857142857133" calcext:value-type="float">
            <text:p>3.42857142857133</text:p>
          </table:table-cell>
          <table:table-cell office:value-type="float" office:value="4.28571428571422" calcext:value-type="float">
            <text:p>4.28571428571422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0.857142857142833" calcext:value-type="float">
            <text:p>0.857142857142833</text:p>
          </table:table-cell>
          <table:table-cell office:value-type="float" office:value="21.2857142857142" calcext:value-type="float">
            <text:p>21.2857142857142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3" calcext:value-type="float">
            <text:p>0.142857142857143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285714285714292" calcext:value-type="float">
            <text:p>0.285714285714292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3.42857142857133" calcext:value-type="float">
            <text:p>3.42857142857133</text:p>
          </table:table-cell>
          <table:table-cell office:value-type="float" office:value="4.28571428571422" calcext:value-type="float">
            <text:p>4.28571428571422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0.857142857142833" calcext:value-type="float">
            <text:p>0.857142857142833</text:p>
          </table:table-cell>
          <table:table-cell office:value-type="float" office:value="21.2857142857142" calcext:value-type="float">
            <text:p>21.2857142857142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3" calcext:value-type="float">
            <text:p>0.142857142857143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285714285714292" calcext:value-type="float">
            <text:p>0.285714285714292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3.42857142857133" calcext:value-type="float">
            <text:p>3.42857142857133</text:p>
          </table:table-cell>
          <table:table-cell office:value-type="float" office:value="4.28571428571422" calcext:value-type="float">
            <text:p>4.28571428571422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0.857142857142833" calcext:value-type="float">
            <text:p>0.857142857142833</text:p>
          </table:table-cell>
          <table:table-cell office:value-type="float" office:value="21.2857142857142" calcext:value-type="float">
            <text:p>21.2857142857142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3" calcext:value-type="float">
            <text:p>0.142857142857143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285714285714292" calcext:value-type="float">
            <text:p>0.285714285714292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3.42857142857133" calcext:value-type="float">
            <text:p>3.42857142857133</text:p>
          </table:table-cell>
          <table:table-cell office:value-type="float" office:value="4.28571428571422" calcext:value-type="float">
            <text:p>4.28571428571422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0.857142857142833" calcext:value-type="float">
            <text:p>0.857142857142833</text:p>
          </table:table-cell>
          <table:table-cell office:value-type="float" office:value="21.2857142857142" calcext:value-type="float">
            <text:p>21.2857142857142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3" calcext:value-type="float">
            <text:p>0.142857142857143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285714285714292" calcext:value-type="float">
            <text:p>0.285714285714292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3.42857142857133" calcext:value-type="float">
            <text:p>3.42857142857133</text:p>
          </table:table-cell>
          <table:table-cell office:value-type="float" office:value="4.28571428571422" calcext:value-type="float">
            <text:p>4.28571428571422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0.857142857142833" calcext:value-type="float">
            <text:p>0.857142857142833</text:p>
          </table:table-cell>
          <table:table-cell office:value-type="float" office:value="21.2857142857142" calcext:value-type="float">
            <text:p>21.2857142857142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1" calcext:value-type="float">
            <text:p>0.142857142857141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25" calcext:value-type="float">
            <text:p>0.142857142857125</text:p>
          </table:table-cell>
          <table:table-cell office:value-type="float" office:value="0.285714285714249" calcext:value-type="float">
            <text:p>0.285714285714249</text:p>
          </table:table-cell>
          <table:table-cell office:value-type="float" office:value="0.571428571428498" calcext:value-type="float">
            <text:p>0.571428571428498</text:p>
          </table:table-cell>
          <table:table-cell office:value-type="float" office:value="1.142857142857" calcext:value-type="float">
            <text:p>1.142857142857</text:p>
          </table:table-cell>
          <table:table-cell office:value-type="float" office:value="1.42857142857133" calcext:value-type="float">
            <text:p>1.42857142857133</text:p>
          </table:table-cell>
          <table:table-cell office:value-type="float" office:value="3.42857142857201" calcext:value-type="float">
            <text:p>3.42857142857201</text:p>
          </table:table-cell>
          <table:table-cell office:value-type="float" office:value="4.28571428571468" calcext:value-type="float">
            <text:p>4.28571428571468</text:p>
          </table:table-cell>
          <table:table-cell office:value-type="float" office:value="4.85714285714266" calcext:value-type="float">
            <text:p>4.85714285714266</text:p>
          </table:table-cell>
          <table:table-cell office:value-type="float" office:value="3.85714285714266" calcext:value-type="float">
            <text:p>3.85714285714266</text:p>
          </table:table-cell>
          <table:table-cell office:value-type="float" office:value="0.857142857143003" calcext:value-type="float">
            <text:p>0.857142857143003</text:p>
          </table:table-cell>
          <table:table-cell office:value-type="float" office:value="21.2857142857146" calcext:value-type="float">
            <text:p>21.2857142857146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3.14285714285711" calcext:value-type="float">
            <text:p>3.14285714285711</text:p>
          </table:table-cell>
          <table:table-cell office:value-type="float" office:value="6.14285714285711" calcext:value-type="float">
            <text:p>6.14285714285711</text:p>
          </table:table-cell>
          <table:table-cell office:value-type="float" office:value="7.42857142857133" calcext:value-type="float">
            <text:p>7.42857142857133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6.142857142857" calcext:value-type="float">
            <text:p>26.142857142857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3.14285714285711" calcext:value-type="float">
            <text:p>3.14285714285711</text:p>
          </table:table-cell>
          <table:table-cell office:value-type="float" office:value="6.14285714285711" calcext:value-type="float">
            <text:p>6.14285714285711</text:p>
          </table:table-cell>
          <table:table-cell office:value-type="float" office:value="7.42857142857133" calcext:value-type="float">
            <text:p>7.42857142857133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6.142857142857" calcext:value-type="float">
            <text:p>26.142857142857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3.14285714285711" calcext:value-type="float">
            <text:p>3.14285714285711</text:p>
          </table:table-cell>
          <table:table-cell office:value-type="float" office:value="6.14285714285711" calcext:value-type="float">
            <text:p>6.14285714285711</text:p>
          </table:table-cell>
          <table:table-cell office:value-type="float" office:value="7.42857142857133" calcext:value-type="float">
            <text:p>7.42857142857133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6.142857142857" calcext:value-type="float">
            <text:p>26.142857142857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3.14285714285711" calcext:value-type="float">
            <text:p>3.14285714285711</text:p>
          </table:table-cell>
          <table:table-cell office:value-type="float" office:value="6.14285714285711" calcext:value-type="float">
            <text:p>6.14285714285711</text:p>
          </table:table-cell>
          <table:table-cell office:value-type="float" office:value="7.42857142857133" calcext:value-type="float">
            <text:p>7.42857142857133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6.142857142857" calcext:value-type="float">
            <text:p>26.142857142857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3.14285714285711" calcext:value-type="float">
            <text:p>3.14285714285711</text:p>
          </table:table-cell>
          <table:table-cell office:value-type="float" office:value="6.14285714285711" calcext:value-type="float">
            <text:p>6.14285714285711</text:p>
          </table:table-cell>
          <table:table-cell office:value-type="float" office:value="7.42857142857133" calcext:value-type="float">
            <text:p>7.42857142857133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6.142857142857" calcext:value-type="float">
            <text:p>26.142857142857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3.14285714285711" calcext:value-type="float">
            <text:p>3.14285714285711</text:p>
          </table:table-cell>
          <table:table-cell office:value-type="float" office:value="6.14285714285711" calcext:value-type="float">
            <text:p>6.14285714285711</text:p>
          </table:table-cell>
          <table:table-cell office:value-type="float" office:value="7.42857142857133" calcext:value-type="float">
            <text:p>7.42857142857133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6.142857142857" calcext:value-type="float">
            <text:p>26.142857142857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16" calcext:value-type="float">
            <text:p>0.428571428571416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1.57142857142867" calcext:value-type="float">
            <text:p>1.57142857142867</text:p>
          </table:table-cell>
          <table:table-cell office:value-type="float" office:value="2.28571428571399" calcext:value-type="float">
            <text:p>2.28571428571399</text:p>
          </table:table-cell>
          <table:table-cell office:value-type="float" office:value="3.14285714285734" calcext:value-type="float">
            <text:p>3.14285714285734</text:p>
          </table:table-cell>
          <table:table-cell office:value-type="float" office:value="6.14285714285734" calcext:value-type="float">
            <text:p>6.14285714285734</text:p>
          </table:table-cell>
          <table:table-cell office:value-type="float" office:value="7.42857142857201" calcext:value-type="float">
            <text:p>7.42857142857201</text:p>
          </table:table-cell>
          <table:table-cell office:value-type="float" office:value="2.57142857142867" calcext:value-type="float">
            <text:p>2.57142857142867</text:p>
          </table:table-cell>
          <table:table-cell office:value-type="float" office:value="1.57142857142867" calcext:value-type="float">
            <text:p>1.57142857142867</text:p>
          </table:table-cell>
          <table:table-cell office:value-type="float" office:value="26.1428571428581" calcext:value-type="float">
            <text:p>26.1428571428581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11" calcext:value-type="float">
            <text:p>6.14285714285711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46.8571428571428" calcext:value-type="float">
            <text:p>46.8571428571428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11" calcext:value-type="float">
            <text:p>6.14285714285711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46.8571428571428" calcext:value-type="float">
            <text:p>46.8571428571428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11" calcext:value-type="float">
            <text:p>6.14285714285711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46.8571428571428" calcext:value-type="float">
            <text:p>46.8571428571428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11" calcext:value-type="float">
            <text:p>6.14285714285711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46.8571428571428" calcext:value-type="float">
            <text:p>46.8571428571428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11" calcext:value-type="float">
            <text:p>6.14285714285711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46.8571428571428" calcext:value-type="float">
            <text:p>46.8571428571428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11" calcext:value-type="float">
            <text:p>6.14285714285711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46.8571428571428" calcext:value-type="float">
            <text:p>46.8571428571428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25" calcext:value-type="float">
            <text:p>0.142857142857125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57142857142867" calcext:value-type="float">
            <text:p>1.57142857142867</text:p>
          </table:table-cell>
          <table:table-cell office:value-type="float" office:value="3.85714285714266" calcext:value-type="float">
            <text:p>3.857142857142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34" calcext:value-type="float">
            <text:p>6.14285714285734</text:p>
          </table:table-cell>
          <table:table-cell office:value-type="float" office:value="2.57142857142867" calcext:value-type="float">
            <text:p>2.57142857142867</text:p>
          </table:table-cell>
          <table:table-cell office:value-type="float" office:value="46.8571428571431" calcext:value-type="float">
            <text:p>46.8571428571431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.28571428571428</text:p>
          </table:table-cell>
          <table:table-cell office:value-type="float" office:value="6.28571428571433" calcext:value-type="float">
            <text:p>6.28571428571433</text:p>
          </table:table-cell>
          <table:table-cell office:value-type="float" office:value="8.71428571428578" calcext:value-type="float">
            <text:p>8.71428571428578</text:p>
          </table:table-cell>
          <table:table-cell office:value-type="float" office:value="13.4285714285713" calcext:value-type="float">
            <text:p>13.4285714285713</text:p>
          </table:table-cell>
          <table:table-cell office:value-type="float" office:value="16.7142857142858" calcext:value-type="float">
            <text:p>16.7142857142858</text:p>
          </table:table-cell>
          <table:table-cell office:value-type="float" office:value="8.85714285714289" calcext:value-type="float">
            <text:p>8.85714285714289</text:p>
          </table:table-cell>
          <table:table-cell office:value-type="float" office:value="3.57142857142856" calcext:value-type="float">
            <text:p>3.57142857142856</text:p>
          </table:table-cell>
          <table:table-cell office:value-type="float" office:value="62.0000000000001" calcext:value-type="float">
            <text:p>62.0000000000001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.28571428571428</text:p>
          </table:table-cell>
          <table:table-cell office:value-type="float" office:value="6.28571428571433" calcext:value-type="float">
            <text:p>6.28571428571433</text:p>
          </table:table-cell>
          <table:table-cell office:value-type="float" office:value="8.71428571428578" calcext:value-type="float">
            <text:p>8.71428571428578</text:p>
          </table:table-cell>
          <table:table-cell office:value-type="float" office:value="13.4285714285713" calcext:value-type="float">
            <text:p>13.4285714285713</text:p>
          </table:table-cell>
          <table:table-cell office:value-type="float" office:value="16.7142857142858" calcext:value-type="float">
            <text:p>16.7142857142858</text:p>
          </table:table-cell>
          <table:table-cell office:value-type="float" office:value="8.85714285714289" calcext:value-type="float">
            <text:p>8.85714285714289</text:p>
          </table:table-cell>
          <table:table-cell office:value-type="float" office:value="3.57142857142856" calcext:value-type="float">
            <text:p>3.57142857142856</text:p>
          </table:table-cell>
          <table:table-cell office:value-type="float" office:value="62.0000000000001" calcext:value-type="float">
            <text:p>62.0000000000001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.28571428571428</text:p>
          </table:table-cell>
          <table:table-cell office:value-type="float" office:value="6.28571428571433" calcext:value-type="float">
            <text:p>6.28571428571433</text:p>
          </table:table-cell>
          <table:table-cell office:value-type="float" office:value="8.71428571428578" calcext:value-type="float">
            <text:p>8.71428571428578</text:p>
          </table:table-cell>
          <table:table-cell office:value-type="float" office:value="13.4285714285713" calcext:value-type="float">
            <text:p>13.4285714285713</text:p>
          </table:table-cell>
          <table:table-cell office:value-type="float" office:value="16.7142857142858" calcext:value-type="float">
            <text:p>16.7142857142858</text:p>
          </table:table-cell>
          <table:table-cell office:value-type="float" office:value="8.85714285714289" calcext:value-type="float">
            <text:p>8.85714285714289</text:p>
          </table:table-cell>
          <table:table-cell office:value-type="float" office:value="3.57142857142856" calcext:value-type="float">
            <text:p>3.57142857142856</text:p>
          </table:table-cell>
          <table:table-cell office:value-type="float" office:value="62.0000000000001" calcext:value-type="float">
            <text:p>62.0000000000001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.28571428571428</text:p>
          </table:table-cell>
          <table:table-cell office:value-type="float" office:value="6.28571428571433" calcext:value-type="float">
            <text:p>6.28571428571433</text:p>
          </table:table-cell>
          <table:table-cell office:value-type="float" office:value="8.71428571428578" calcext:value-type="float">
            <text:p>8.71428571428578</text:p>
          </table:table-cell>
          <table:table-cell office:value-type="float" office:value="13.4285714285713" calcext:value-type="float">
            <text:p>13.4285714285713</text:p>
          </table:table-cell>
          <table:table-cell office:value-type="float" office:value="16.7142857142858" calcext:value-type="float">
            <text:p>16.7142857142858</text:p>
          </table:table-cell>
          <table:table-cell office:value-type="float" office:value="8.85714285714289" calcext:value-type="float">
            <text:p>8.85714285714289</text:p>
          </table:table-cell>
          <table:table-cell office:value-type="float" office:value="3.57142857142856" calcext:value-type="float">
            <text:p>3.57142857142856</text:p>
          </table:table-cell>
          <table:table-cell office:value-type="float" office:value="62.0000000000001" calcext:value-type="float">
            <text:p>62.0000000000001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.28571428571428</text:p>
          </table:table-cell>
          <table:table-cell office:value-type="float" office:value="6.28571428571433" calcext:value-type="float">
            <text:p>6.28571428571433</text:p>
          </table:table-cell>
          <table:table-cell office:value-type="float" office:value="8.71428571428578" calcext:value-type="float">
            <text:p>8.71428571428578</text:p>
          </table:table-cell>
          <table:table-cell office:value-type="float" office:value="13.4285714285713" calcext:value-type="float">
            <text:p>13.4285714285713</text:p>
          </table:table-cell>
          <table:table-cell office:value-type="float" office:value="16.7142857142858" calcext:value-type="float">
            <text:p>16.7142857142858</text:p>
          </table:table-cell>
          <table:table-cell office:value-type="float" office:value="8.85714285714289" calcext:value-type="float">
            <text:p>8.85714285714289</text:p>
          </table:table-cell>
          <table:table-cell office:value-type="float" office:value="3.57142857142856" calcext:value-type="float">
            <text:p>3.57142857142856</text:p>
          </table:table-cell>
          <table:table-cell office:value-type="float" office:value="62.0000000000001" calcext:value-type="float">
            <text:p>62.0000000000001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.28571428571428</text:p>
          </table:table-cell>
          <table:table-cell office:value-type="float" office:value="6.28571428571433" calcext:value-type="float">
            <text:p>6.28571428571433</text:p>
          </table:table-cell>
          <table:table-cell office:value-type="float" office:value="8.71428571428578" calcext:value-type="float">
            <text:p>8.71428571428578</text:p>
          </table:table-cell>
          <table:table-cell office:value-type="float" office:value="13.4285714285713" calcext:value-type="float">
            <text:p>13.4285714285713</text:p>
          </table:table-cell>
          <table:table-cell office:value-type="float" office:value="16.7142857142858" calcext:value-type="float">
            <text:p>16.7142857142858</text:p>
          </table:table-cell>
          <table:table-cell office:value-type="float" office:value="8.85714285714289" calcext:value-type="float">
            <text:p>8.85714285714289</text:p>
          </table:table-cell>
          <table:table-cell office:value-type="float" office:value="3.57142857142856" calcext:value-type="float">
            <text:p>3.57142857142856</text:p>
          </table:table-cell>
          <table:table-cell office:value-type="float" office:value="62.0000000000001" calcext:value-type="float">
            <text:p>62.0000000000001</text:p>
          </table:table-cell>
          <table:table-cell table:number-columns-repeated="100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25" calcext:value-type="float">
            <text:p>0.142857142857125</text:p>
          </table:table-cell>
          <table:table-cell office:value-type="float" office:value="0.285714285714292" calcext:value-type="float">
            <text:p>0.285714285714292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6.28571428571399" calcext:value-type="float">
            <text:p>6.28571428571399</text:p>
          </table:table-cell>
          <table:table-cell office:value-type="float" office:value="8.71428571428532" calcext:value-type="float">
            <text:p>8.71428571428532</text:p>
          </table:table-cell>
          <table:table-cell office:value-type="float" office:value="13.428571428572" calcext:value-type="float">
            <text:p>13.428571428572</text:p>
          </table:table-cell>
          <table:table-cell office:value-type="float" office:value="16.7142857142853" calcext:value-type="float">
            <text:p>16.7142857142853</text:p>
          </table:table-cell>
          <table:table-cell office:value-type="float" office:value="8.85714285714266" calcext:value-type="float">
            <text:p>8.85714285714266</text:p>
          </table:table-cell>
          <table:table-cell office:value-type="float" office:value="3.57142857142867" calcext:value-type="float">
            <text:p>3.57142857142867</text:p>
          </table:table-cell>
          <table:table-cell office:value-type="float" office:value="61.9999999999995" calcext:value-type="float">
            <text:p>61.9999999999995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714285714285708" calcext:value-type="float">
            <text:p>0.714285714285708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7.28571428571433" calcext:value-type="float">
            <text:p>7.28571428571433</text:p>
          </table:table-cell>
          <table:table-cell office:value-type="float" office:value="9.57142857142867" calcext:value-type="float">
            <text:p>9.57142857142867</text:p>
          </table:table-cell>
          <table:table-cell office:value-type="float" office:value="18.7142857142858" calcext:value-type="float">
            <text:p>18.7142857142858</text:p>
          </table:table-cell>
          <table:table-cell office:value-type="float" office:value="21.2857142857142" calcext:value-type="float">
            <text:p>21.2857142857142</text:p>
          </table:table-cell>
          <table:table-cell office:value-type="float" office:value="13.4285714285713" calcext:value-type="float">
            <text:p>13.4285714285713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7" calcext:value-type="float">
            <text:p>80.7142857142857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714285714285708" calcext:value-type="float">
            <text:p>0.714285714285708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7.28571428571433" calcext:value-type="float">
            <text:p>7.28571428571433</text:p>
          </table:table-cell>
          <table:table-cell office:value-type="float" office:value="9.57142857142867" calcext:value-type="float">
            <text:p>9.57142857142867</text:p>
          </table:table-cell>
          <table:table-cell office:value-type="float" office:value="18.7142857142858" calcext:value-type="float">
            <text:p>18.7142857142858</text:p>
          </table:table-cell>
          <table:table-cell office:value-type="float" office:value="21.2857142857142" calcext:value-type="float">
            <text:p>21.2857142857142</text:p>
          </table:table-cell>
          <table:table-cell office:value-type="float" office:value="13.4285714285713" calcext:value-type="float">
            <text:p>13.4285714285713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7" calcext:value-type="float">
            <text:p>80.7142857142857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714285714285708" calcext:value-type="float">
            <text:p>0.714285714285708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7.28571428571433" calcext:value-type="float">
            <text:p>7.28571428571433</text:p>
          </table:table-cell>
          <table:table-cell office:value-type="float" office:value="9.57142857142867" calcext:value-type="float">
            <text:p>9.57142857142867</text:p>
          </table:table-cell>
          <table:table-cell office:value-type="float" office:value="18.7142857142858" calcext:value-type="float">
            <text:p>18.7142857142858</text:p>
          </table:table-cell>
          <table:table-cell office:value-type="float" office:value="21.2857142857142" calcext:value-type="float">
            <text:p>21.2857142857142</text:p>
          </table:table-cell>
          <table:table-cell office:value-type="float" office:value="13.4285714285713" calcext:value-type="float">
            <text:p>13.4285714285713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7" calcext:value-type="float">
            <text:p>80.7142857142857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714285714285708" calcext:value-type="float">
            <text:p>0.714285714285708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7.28571428571433" calcext:value-type="float">
            <text:p>7.28571428571433</text:p>
          </table:table-cell>
          <table:table-cell office:value-type="float" office:value="9.57142857142867" calcext:value-type="float">
            <text:p>9.57142857142867</text:p>
          </table:table-cell>
          <table:table-cell office:value-type="float" office:value="18.7142857142858" calcext:value-type="float">
            <text:p>18.7142857142858</text:p>
          </table:table-cell>
          <table:table-cell office:value-type="float" office:value="21.2857142857142" calcext:value-type="float">
            <text:p>21.2857142857142</text:p>
          </table:table-cell>
          <table:table-cell office:value-type="float" office:value="13.4285714285713" calcext:value-type="float">
            <text:p>13.4285714285713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7" calcext:value-type="float">
            <text:p>80.7142857142857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714285714285708" calcext:value-type="float">
            <text:p>0.714285714285708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7.28571428571433" calcext:value-type="float">
            <text:p>7.28571428571433</text:p>
          </table:table-cell>
          <table:table-cell office:value-type="float" office:value="9.57142857142867" calcext:value-type="float">
            <text:p>9.57142857142867</text:p>
          </table:table-cell>
          <table:table-cell office:value-type="float" office:value="18.7142857142858" calcext:value-type="float">
            <text:p>18.7142857142858</text:p>
          </table:table-cell>
          <table:table-cell office:value-type="float" office:value="21.2857142857142" calcext:value-type="float">
            <text:p>21.2857142857142</text:p>
          </table:table-cell>
          <table:table-cell office:value-type="float" office:value="13.4285714285713" calcext:value-type="float">
            <text:p>13.4285714285713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7" calcext:value-type="float">
            <text:p>80.7142857142857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714285714285708" calcext:value-type="float">
            <text:p>0.714285714285708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7.28571428571433" calcext:value-type="float">
            <text:p>7.28571428571433</text:p>
          </table:table-cell>
          <table:table-cell office:value-type="float" office:value="9.57142857142867" calcext:value-type="float">
            <text:p>9.57142857142867</text:p>
          </table:table-cell>
          <table:table-cell office:value-type="float" office:value="18.7142857142858" calcext:value-type="float">
            <text:p>18.7142857142858</text:p>
          </table:table-cell>
          <table:table-cell office:value-type="float" office:value="21.2857142857142" calcext:value-type="float">
            <text:p>21.2857142857142</text:p>
          </table:table-cell>
          <table:table-cell office:value-type="float" office:value="13.4285714285713" calcext:value-type="float">
            <text:p>13.4285714285713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7" calcext:value-type="float">
            <text:p>80.7142857142857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1" calcext:value-type="float">
            <text:p>0.285714285714281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25" calcext:value-type="float">
            <text:p>0.142857142857125</text:p>
          </table:table-cell>
          <table:table-cell office:value-type="float" office:value="0.428571428571416" calcext:value-type="float">
            <text:p>0.428571428571416</text:p>
          </table:table-cell>
          <table:table-cell office:value-type="float" office:value="0.714285714285751" calcext:value-type="float">
            <text:p>0.714285714285751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2.57142857142867" calcext:value-type="float">
            <text:p>2.57142857142867</text:p>
          </table:table-cell>
          <table:table-cell office:value-type="float" office:value="7.28571428571399" calcext:value-type="float">
            <text:p>7.28571428571399</text:p>
          </table:table-cell>
          <table:table-cell office:value-type="float" office:value="9.57142857142799" calcext:value-type="float">
            <text:p>9.57142857142799</text:p>
          </table:table-cell>
          <table:table-cell office:value-type="float" office:value="18.7142857142853" calcext:value-type="float">
            <text:p>18.7142857142853</text:p>
          </table:table-cell>
          <table:table-cell office:value-type="float" office:value="21.2857142857147" calcext:value-type="float">
            <text:p>21.2857142857147</text:p>
          </table:table-cell>
          <table:table-cell office:value-type="float" office:value="13.428571428572" calcext:value-type="float">
            <text:p>13.428571428572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6" calcext:value-type="float">
            <text:p>80.7142857142856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857142857142854" calcext:value-type="float">
            <text:p>0.857142857142854</text:p>
          </table:table-cell>
          <table:table-cell office:value-type="float" office:value="0.714285714285708" calcext:value-type="float">
            <text:p>0.714285714285708</text:p>
          </table:table-cell>
          <table:table-cell office:value-type="float" office:value="1.28571428571428" calcext:value-type="float">
            <text:p>1.28571428571428</text:p>
          </table:table-cell>
          <table:table-cell office:value-type="float" office:value="2.85714285714283" calcext:value-type="float">
            <text:p>2.85714285714283</text:p>
          </table:table-cell>
          <table:table-cell office:value-type="float" office:value="4.71428571428567" calcext:value-type="float">
            <text:p>4.71428571428567</text:p>
          </table:table-cell>
          <table:table-cell office:value-type="float" office:value="10.2857142857142" calcext:value-type="float">
            <text:p>10.2857142857142</text:p>
          </table:table-cell>
          <table:table-cell office:value-type="float" office:value="14.2857142857142" calcext:value-type="float">
            <text:p>14.2857142857142</text:p>
          </table:table-cell>
          <table:table-cell office:value-type="float" office:value="16.5714285714287" calcext:value-type="float">
            <text:p>16.5714285714287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5.57142857142856" calcext:value-type="float">
            <text:p>5.57142857142856</text:p>
          </table:table-cell>
          <table:table-cell office:value-type="float" office:value="67.8571428571427" calcext:value-type="float">
            <text:p>67.8571428571427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857142857142854" calcext:value-type="float">
            <text:p>0.857142857142854</text:p>
          </table:table-cell>
          <table:table-cell office:value-type="float" office:value="0.714285714285708" calcext:value-type="float">
            <text:p>0.714285714285708</text:p>
          </table:table-cell>
          <table:table-cell office:value-type="float" office:value="1.28571428571428" calcext:value-type="float">
            <text:p>1.28571428571428</text:p>
          </table:table-cell>
          <table:table-cell office:value-type="float" office:value="2.85714285714283" calcext:value-type="float">
            <text:p>2.85714285714283</text:p>
          </table:table-cell>
          <table:table-cell office:value-type="float" office:value="4.71428571428567" calcext:value-type="float">
            <text:p>4.71428571428567</text:p>
          </table:table-cell>
          <table:table-cell office:value-type="float" office:value="10.2857142857142" calcext:value-type="float">
            <text:p>10.2857142857142</text:p>
          </table:table-cell>
          <table:table-cell office:value-type="float" office:value="14.2857142857142" calcext:value-type="float">
            <text:p>14.2857142857142</text:p>
          </table:table-cell>
          <table:table-cell office:value-type="float" office:value="16.5714285714287" calcext:value-type="float">
            <text:p>16.5714285714287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5.57142857142856" calcext:value-type="float">
            <text:p>5.57142857142856</text:p>
          </table:table-cell>
          <table:table-cell office:value-type="float" office:value="67.8571428571427" calcext:value-type="float">
            <text:p>67.8571428571427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857142857142854" calcext:value-type="float">
            <text:p>0.857142857142854</text:p>
          </table:table-cell>
          <table:table-cell office:value-type="float" office:value="0.714285714285708" calcext:value-type="float">
            <text:p>0.714285714285708</text:p>
          </table:table-cell>
          <table:table-cell office:value-type="float" office:value="1.28571428571428" calcext:value-type="float">
            <text:p>1.28571428571428</text:p>
          </table:table-cell>
          <table:table-cell office:value-type="float" office:value="2.85714285714283" calcext:value-type="float">
            <text:p>2.85714285714283</text:p>
          </table:table-cell>
          <table:table-cell office:value-type="float" office:value="4.71428571428567" calcext:value-type="float">
            <text:p>4.71428571428567</text:p>
          </table:table-cell>
          <table:table-cell office:value-type="float" office:value="10.2857142857142" calcext:value-type="float">
            <text:p>10.2857142857142</text:p>
          </table:table-cell>
          <table:table-cell office:value-type="float" office:value="14.2857142857142" calcext:value-type="float">
            <text:p>14.2857142857142</text:p>
          </table:table-cell>
          <table:table-cell office:value-type="float" office:value="16.5714285714287" calcext:value-type="float">
            <text:p>16.5714285714287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5.57142857142856" calcext:value-type="float">
            <text:p>5.57142857142856</text:p>
          </table:table-cell>
          <table:table-cell office:value-type="float" office:value="67.8571428571427" calcext:value-type="float">
            <text:p>67.8571428571427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857142857142854" calcext:value-type="float">
            <text:p>0.857142857142854</text:p>
          </table:table-cell>
          <table:table-cell office:value-type="float" office:value="0.714285714285708" calcext:value-type="float">
            <text:p>0.714285714285708</text:p>
          </table:table-cell>
          <table:table-cell office:value-type="float" office:value="1.28571428571428" calcext:value-type="float">
            <text:p>1.28571428571428</text:p>
          </table:table-cell>
          <table:table-cell office:value-type="float" office:value="2.85714285714283" calcext:value-type="float">
            <text:p>2.85714285714283</text:p>
          </table:table-cell>
          <table:table-cell office:value-type="float" office:value="4.71428571428567" calcext:value-type="float">
            <text:p>4.71428571428567</text:p>
          </table:table-cell>
          <table:table-cell office:value-type="float" office:value="10.2857142857142" calcext:value-type="float">
            <text:p>10.2857142857142</text:p>
          </table:table-cell>
          <table:table-cell office:value-type="float" office:value="14.2857142857142" calcext:value-type="float">
            <text:p>14.2857142857142</text:p>
          </table:table-cell>
          <table:table-cell office:value-type="float" office:value="16.5714285714287" calcext:value-type="float">
            <text:p>16.5714285714287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5.57142857142856" calcext:value-type="float">
            <text:p>5.57142857142856</text:p>
          </table:table-cell>
          <table:table-cell office:value-type="float" office:value="67.8571428571427" calcext:value-type="float">
            <text:p>67.8571428571427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0.714285714285708" calcext:value-type="float">
            <text:p>0.714285714285708</text:p>
          </table:table-cell>
          <table:table-cell office:value-type="float" office:value="1.28571428571428" calcext:value-type="float">
            <text:p>1.28571428571428</text:p>
          </table:table-cell>
          <table:table-cell office:value-type="float" office:value="2.85714285714283" calcext:value-type="float">
            <text:p>2.85714285714283</text:p>
          </table:table-cell>
          <table:table-cell office:value-type="float" office:value="4.71428571428567" calcext:value-type="float">
            <text:p>4.71428571428567</text:p>
          </table:table-cell>
          <table:table-cell office:value-type="float" office:value="10.2857142857142" calcext:value-type="float">
            <text:p>10.2857142857142</text:p>
          </table:table-cell>
          <table:table-cell office:value-type="float" office:value="14.2857142857142" calcext:value-type="float">
            <text:p>14.2857142857142</text:p>
          </table:table-cell>
          <table:table-cell office:value-type="float" office:value="16.5714285714287" calcext:value-type="float">
            <text:p>16.5714285714287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5.57142857142856" calcext:value-type="float">
            <text:p>5.57142857142856</text:p>
          </table:table-cell>
          <table:table-cell office:value-type="float" office:value="67.8571428571427" calcext:value-type="float">
            <text:p>67.8571428571427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0.714285714285708" calcext:value-type="float">
            <text:p>0.714285714285708</text:p>
          </table:table-cell>
          <table:table-cell office:value-type="float" office:value="1.28571428571428" calcext:value-type="float">
            <text:p>1.28571428571428</text:p>
          </table:table-cell>
          <table:table-cell office:value-type="float" office:value="2.85714285714283" calcext:value-type="float">
            <text:p>2.85714285714283</text:p>
          </table:table-cell>
          <table:table-cell office:value-type="float" office:value="4.71428571428567" calcext:value-type="float">
            <text:p>4.71428571428567</text:p>
          </table:table-cell>
          <table:table-cell office:value-type="float" office:value="10.2857142857142" calcext:value-type="float">
            <text:p>10.2857142857142</text:p>
          </table:table-cell>
          <table:table-cell office:value-type="float" office:value="14.2857142857142" calcext:value-type="float">
            <text:p>14.2857142857142</text:p>
          </table:table-cell>
          <table:table-cell office:value-type="float" office:value="16.5714285714287" calcext:value-type="float">
            <text:p>16.5714285714287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5.57142857142856" calcext:value-type="float">
            <text:p>5.57142857142856</text:p>
          </table:table-cell>
          <table:table-cell office:value-type="float" office:value="67.8571428571427" calcext:value-type="float">
            <text:p>67.8571428571427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285714285714292" calcext:value-type="float">
            <text:p>0.285714285714292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0.714285714285751" calcext:value-type="float">
            <text:p>0.714285714285751</text:p>
          </table:table-cell>
          <table:table-cell office:value-type="float" office:value="1.28571428571433" calcext:value-type="float">
            <text:p>1.28571428571433</text:p>
          </table:table-cell>
          <table:table-cell office:value-type="float" office:value="2.857142857143" calcext:value-type="float">
            <text:p>2.857142857143</text:p>
          </table:table-cell>
          <table:table-cell office:value-type="float" office:value="4.71428571428601" calcext:value-type="float">
            <text:p>4.71428571428601</text:p>
          </table:table-cell>
          <table:table-cell office:value-type="float" office:value="10.2857142857147" calcext:value-type="float">
            <text:p>10.2857142857147</text:p>
          </table:table-cell>
          <table:table-cell office:value-type="float" office:value="14.2857142857147" calcext:value-type="float">
            <text:p>14.2857142857147</text:p>
          </table:table-cell>
          <table:table-cell office:value-type="float" office:value="16.571428571428" calcext:value-type="float">
            <text:p>16.571428571428</text:p>
          </table:table-cell>
          <table:table-cell office:value-type="float" office:value="10.1428571428573" calcext:value-type="float">
            <text:p>10.1428571428573</text:p>
          </table:table-cell>
          <table:table-cell office:value-type="float" office:value="5.57142857142867" calcext:value-type="float">
            <text:p>5.57142857142867</text:p>
          </table:table-cell>
          <table:table-cell office:value-type="float" office:value="67.8571428571439" calcext:value-type="float">
            <text:p>67.8571428571439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1" calcext:value-type="float">
            <text:p>13.1428571428571</text:p>
          </table:table-cell>
          <table:table-cell office:value-type="float" office:value="16.2857142857142" calcext:value-type="float">
            <text:p>16.2857142857142</text:p>
          </table:table-cell>
          <table:table-cell office:value-type="float" office:value="11.5714285714287" calcext:value-type="float">
            <text:p>11.571428571428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59.8571428571429" calcext:value-type="float">
            <text:p>59.8571428571429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1" calcext:value-type="float">
            <text:p>13.1428571428571</text:p>
          </table:table-cell>
          <table:table-cell office:value-type="float" office:value="16.2857142857142" calcext:value-type="float">
            <text:p>16.2857142857142</text:p>
          </table:table-cell>
          <table:table-cell office:value-type="float" office:value="11.5714285714287" calcext:value-type="float">
            <text:p>11.571428571428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59.8571428571429" calcext:value-type="float">
            <text:p>59.8571428571429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1" calcext:value-type="float">
            <text:p>13.1428571428571</text:p>
          </table:table-cell>
          <table:table-cell office:value-type="float" office:value="16.2857142857142" calcext:value-type="float">
            <text:p>16.2857142857142</text:p>
          </table:table-cell>
          <table:table-cell office:value-type="float" office:value="11.5714285714287" calcext:value-type="float">
            <text:p>11.571428571428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59.8571428571429" calcext:value-type="float">
            <text:p>59.8571428571429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1" calcext:value-type="float">
            <text:p>13.1428571428571</text:p>
          </table:table-cell>
          <table:table-cell office:value-type="float" office:value="16.2857142857142" calcext:value-type="float">
            <text:p>16.2857142857142</text:p>
          </table:table-cell>
          <table:table-cell office:value-type="float" office:value="11.5714285714287" calcext:value-type="float">
            <text:p>11.571428571428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59.8571428571429" calcext:value-type="float">
            <text:p>59.8571428571429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1" calcext:value-type="float">
            <text:p>13.1428571428571</text:p>
          </table:table-cell>
          <table:table-cell office:value-type="float" office:value="16.2857142857142" calcext:value-type="float">
            <text:p>16.2857142857142</text:p>
          </table:table-cell>
          <table:table-cell office:value-type="float" office:value="11.5714285714287" calcext:value-type="float">
            <text:p>11.571428571428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59.8571428571429" calcext:value-type="float">
            <text:p>59.8571428571429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1" calcext:value-type="float">
            <text:p>13.1428571428571</text:p>
          </table:table-cell>
          <table:table-cell office:value-type="float" office:value="16.2857142857142" calcext:value-type="float">
            <text:p>16.2857142857142</text:p>
          </table:table-cell>
          <table:table-cell office:value-type="float" office:value="11.5714285714287" calcext:value-type="float">
            <text:p>11.571428571428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59.8571428571429" calcext:value-type="float">
            <text:p>59.8571428571429</text:p>
          </table:table-cell>
          <table:table-cell table:number-columns-repeated="100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1" calcext:value-type="float">
            <text:p>0.28571428571428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25" calcext:value-type="float">
            <text:p>0.142857142857125</text:p>
          </table:table-cell>
          <table:table-cell office:value-type="float" office:value="0.428571428571416" calcext:value-type="float">
            <text:p>0.428571428571416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4285714285715" calcext:value-type="float">
            <text:p>1.4285714285715</text:p>
          </table:table-cell>
          <table:table-cell office:value-type="float" office:value="2.142857142857" calcext:value-type="float">
            <text:p>2.142857142857</text:p>
          </table:table-cell>
          <table:table-cell office:value-type="float" office:value="3.42857142857133" calcext:value-type="float">
            <text:p>3.42857142857133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3" calcext:value-type="float">
            <text:p>13.1428571428573</text:p>
          </table:table-cell>
          <table:table-cell office:value-type="float" office:value="16.2857142857147" calcext:value-type="float">
            <text:p>16.2857142857147</text:p>
          </table:table-cell>
          <table:table-cell office:value-type="float" office:value="11.571428571428" calcext:value-type="float">
            <text:p>11.571428571428</text:p>
          </table:table-cell>
          <table:table-cell office:value-type="float" office:value="3.42857142857133" calcext:value-type="float">
            <text:p>3.42857142857133</text:p>
          </table:table-cell>
          <table:table-cell office:value-type="float" office:value="59.8571428571426" calcext:value-type="float">
            <text:p>59.8571428571426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11.5714285714287" calcext:value-type="float">
            <text:p>11.5714285714287</text:p>
          </table:table-cell>
          <table:table-cell office:value-type="float" office:value="11.1428571428571" calcext:value-type="float">
            <text:p>11.1428571428571</text:p>
          </table:table-cell>
          <table:table-cell office:value-type="float" office:value="14.7142857142858" calcext:value-type="float">
            <text:p>14.7142857142858</text:p>
          </table:table-cell>
          <table:table-cell office:value-type="float" office:value="7.85714285714289" calcext:value-type="float">
            <text:p>7.85714285714289</text:p>
          </table:table-cell>
          <table:table-cell office:value-type="float" office:value="3.14285714285717" calcext:value-type="float">
            <text:p>3.14285714285717</text:p>
          </table:table-cell>
          <table:table-cell office:value-type="float" office:value="57.5714285714288" calcext:value-type="float">
            <text:p>57.5714285714288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11.5714285714287" calcext:value-type="float">
            <text:p>11.5714285714287</text:p>
          </table:table-cell>
          <table:table-cell office:value-type="float" office:value="11.1428571428571" calcext:value-type="float">
            <text:p>11.1428571428571</text:p>
          </table:table-cell>
          <table:table-cell office:value-type="float" office:value="14.7142857142858" calcext:value-type="float">
            <text:p>14.7142857142858</text:p>
          </table:table-cell>
          <table:table-cell office:value-type="float" office:value="7.85714285714289" calcext:value-type="float">
            <text:p>7.85714285714289</text:p>
          </table:table-cell>
          <table:table-cell office:value-type="float" office:value="3.14285714285717" calcext:value-type="float">
            <text:p>3.14285714285717</text:p>
          </table:table-cell>
          <table:table-cell office:value-type="float" office:value="57.5714285714288" calcext:value-type="float">
            <text:p>57.5714285714288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16" calcext:value-type="float">
            <text:p>0.428571428571416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11.5714285714287" calcext:value-type="float">
            <text:p>11.5714285714287</text:p>
          </table:table-cell>
          <table:table-cell office:value-type="float" office:value="11.1428571428571" calcext:value-type="float">
            <text:p>11.1428571428571</text:p>
          </table:table-cell>
          <table:table-cell office:value-type="float" office:value="14.7142857142858" calcext:value-type="float">
            <text:p>14.7142857142858</text:p>
          </table:table-cell>
          <table:table-cell office:value-type="float" office:value="7.85714285714289" calcext:value-type="float">
            <text:p>7.85714285714289</text:p>
          </table:table-cell>
          <table:table-cell office:value-type="float" office:value="3.14285714285717" calcext:value-type="float">
            <text:p>3.14285714285717</text:p>
          </table:table-cell>
          <table:table-cell office:value-type="float" office:value="57.5714285714288" calcext:value-type="float">
            <text:p>57.5714285714288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16" calcext:value-type="float">
            <text:p>0.428571428571416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11.5714285714287" calcext:value-type="float">
            <text:p>11.5714285714287</text:p>
          </table:table-cell>
          <table:table-cell office:value-type="float" office:value="11.1428571428571" calcext:value-type="float">
            <text:p>11.1428571428571</text:p>
          </table:table-cell>
          <table:table-cell office:value-type="float" office:value="14.7142857142858" calcext:value-type="float">
            <text:p>14.7142857142858</text:p>
          </table:table-cell>
          <table:table-cell office:value-type="float" office:value="7.85714285714289" calcext:value-type="float">
            <text:p>7.85714285714289</text:p>
          </table:table-cell>
          <table:table-cell office:value-type="float" office:value="3.14285714285717" calcext:value-type="float">
            <text:p>3.14285714285717</text:p>
          </table:table-cell>
          <table:table-cell office:value-type="float" office:value="57.5714285714288" calcext:value-type="float">
            <text:p>57.5714285714288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16" calcext:value-type="float">
            <text:p>0.428571428571416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11.5714285714287" calcext:value-type="float">
            <text:p>11.5714285714287</text:p>
          </table:table-cell>
          <table:table-cell office:value-type="float" office:value="11.1428571428571" calcext:value-type="float">
            <text:p>11.1428571428571</text:p>
          </table:table-cell>
          <table:table-cell office:value-type="float" office:value="14.7142857142858" calcext:value-type="float">
            <text:p>14.7142857142858</text:p>
          </table:table-cell>
          <table:table-cell office:value-type="float" office:value="7.85714285714289" calcext:value-type="float">
            <text:p>7.85714285714289</text:p>
          </table:table-cell>
          <table:table-cell office:value-type="float" office:value="3.14285714285717" calcext:value-type="float">
            <text:p>3.14285714285717</text:p>
          </table:table-cell>
          <table:table-cell office:value-type="float" office:value="57.5714285714288" calcext:value-type="float">
            <text:p>57.5714285714288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16" calcext:value-type="float">
            <text:p>0.428571428571416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11.5714285714287" calcext:value-type="float">
            <text:p>11.5714285714287</text:p>
          </table:table-cell>
          <table:table-cell office:value-type="float" office:value="11.1428571428571" calcext:value-type="float">
            <text:p>11.1428571428571</text:p>
          </table:table-cell>
          <table:table-cell office:value-type="float" office:value="14.7142857142858" calcext:value-type="float">
            <text:p>14.7142857142858</text:p>
          </table:table-cell>
          <table:table-cell office:value-type="float" office:value="7.85714285714289" calcext:value-type="float">
            <text:p>7.85714285714289</text:p>
          </table:table-cell>
          <table:table-cell office:value-type="float" office:value="3.14285714285717" calcext:value-type="float">
            <text:p>3.14285714285717</text:p>
          </table:table-cell>
          <table:table-cell office:value-type="float" office:value="57.5714285714288" calcext:value-type="float">
            <text:p>57.5714285714288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1" calcext:value-type="float">
            <text:p>0.142857142857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25" calcext:value-type="float">
            <text:p>0.142857142857125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73" calcext:value-type="float">
            <text:p>0.428571428571473</text:p>
          </table:table-cell>
          <table:table-cell office:value-type="float" office:value="1.4285714285715" calcext:value-type="float">
            <text:p>1.4285714285715</text:p>
          </table:table-cell>
          <table:table-cell office:value-type="float" office:value="2.142857142857" calcext:value-type="float">
            <text:p>2.142857142857</text:p>
          </table:table-cell>
          <table:table-cell office:value-type="float" office:value="4.85714285714266" calcext:value-type="float">
            <text:p>4.85714285714266</text:p>
          </table:table-cell>
          <table:table-cell office:value-type="float" office:value="11.571428571428" calcext:value-type="float">
            <text:p>11.571428571428</text:p>
          </table:table-cell>
          <table:table-cell office:value-type="float" office:value="11.1428571428573" calcext:value-type="float">
            <text:p>11.1428571428573</text:p>
          </table:table-cell>
          <table:table-cell office:value-type="float" office:value="14.7142857142853" calcext:value-type="float">
            <text:p>14.7142857142853</text:p>
          </table:table-cell>
          <table:table-cell office:value-type="float" office:value="7.85714285714266" calcext:value-type="float">
            <text:p>7.85714285714266</text:p>
          </table:table-cell>
          <table:table-cell office:value-type="float" office:value="3.142857142857" calcext:value-type="float">
            <text:p>3.142857142857</text:p>
          </table:table-cell>
          <table:table-cell office:value-type="float" office:value="57.5714285714272" calcext:value-type="float">
            <text:p>57.5714285714272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0.428571428571416" calcext:value-type="float">
            <text:p>0.42857142857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.57142857142856</text:p>
          </table:table-cell>
          <table:table-cell office:value-type="float" office:value="7.14285714285711" calcext:value-type="float">
            <text:p>7.14285714285711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8.85714285714266" calcext:value-type="float">
            <text:p>8.85714285714266</text:p>
          </table:table-cell>
          <table:table-cell office:value-type="float" office:value="8.14285714285711" calcext:value-type="float">
            <text:p>8.14285714285711</text:p>
          </table:table-cell>
          <table:table-cell office:value-type="float" office:value="3.28571428571433" calcext:value-type="float">
            <text:p>3.28571428571433</text:p>
          </table:table-cell>
          <table:table-cell office:value-type="float" office:value="48.1428571428569" calcext:value-type="float">
            <text:p>48.1428571428569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0.428571428571416" calcext:value-type="float">
            <text:p>0.42857142857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.57142857142856</text:p>
          </table:table-cell>
          <table:table-cell office:value-type="float" office:value="7.14285714285711" calcext:value-type="float">
            <text:p>7.14285714285711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8.85714285714266" calcext:value-type="float">
            <text:p>8.85714285714266</text:p>
          </table:table-cell>
          <table:table-cell office:value-type="float" office:value="8.14285714285711" calcext:value-type="float">
            <text:p>8.14285714285711</text:p>
          </table:table-cell>
          <table:table-cell office:value-type="float" office:value="3.28571428571433" calcext:value-type="float">
            <text:p>3.28571428571433</text:p>
          </table:table-cell>
          <table:table-cell office:value-type="float" office:value="48.1428571428569" calcext:value-type="float">
            <text:p>48.1428571428569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0.428571428571416" calcext:value-type="float">
            <text:p>0.42857142857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.57142857142856</text:p>
          </table:table-cell>
          <table:table-cell office:value-type="float" office:value="7.14285714285711" calcext:value-type="float">
            <text:p>7.14285714285711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8.85714285714266" calcext:value-type="float">
            <text:p>8.85714285714266</text:p>
          </table:table-cell>
          <table:table-cell office:value-type="float" office:value="8.14285714285711" calcext:value-type="float">
            <text:p>8.14285714285711</text:p>
          </table:table-cell>
          <table:table-cell office:value-type="float" office:value="3.28571428571433" calcext:value-type="float">
            <text:p>3.28571428571433</text:p>
          </table:table-cell>
          <table:table-cell office:value-type="float" office:value="48.1428571428569" calcext:value-type="float">
            <text:p>48.1428571428569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0.428571428571416" calcext:value-type="float">
            <text:p>0.42857142857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.57142857142856</text:p>
          </table:table-cell>
          <table:table-cell office:value-type="float" office:value="7.14285714285711" calcext:value-type="float">
            <text:p>7.14285714285711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8.85714285714266" calcext:value-type="float">
            <text:p>8.85714285714266</text:p>
          </table:table-cell>
          <table:table-cell office:value-type="float" office:value="8.14285714285711" calcext:value-type="float">
            <text:p>8.14285714285711</text:p>
          </table:table-cell>
          <table:table-cell office:value-type="float" office:value="3.28571428571433" calcext:value-type="float">
            <text:p>3.28571428571433</text:p>
          </table:table-cell>
          <table:table-cell office:value-type="float" office:value="48.1428571428569" calcext:value-type="float">
            <text:p>48.1428571428569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0.428571428571416" calcext:value-type="float">
            <text:p>0.42857142857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.57142857142856</text:p>
          </table:table-cell>
          <table:table-cell office:value-type="float" office:value="7.14285714285711" calcext:value-type="float">
            <text:p>7.14285714285711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8.85714285714266" calcext:value-type="float">
            <text:p>8.85714285714266</text:p>
          </table:table-cell>
          <table:table-cell office:value-type="float" office:value="8.14285714285711" calcext:value-type="float">
            <text:p>8.14285714285711</text:p>
          </table:table-cell>
          <table:table-cell office:value-type="float" office:value="3.28571428571433" calcext:value-type="float">
            <text:p>3.28571428571433</text:p>
          </table:table-cell>
          <table:table-cell office:value-type="float" office:value="48.1428571428569" calcext:value-type="float">
            <text:p>48.1428571428569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0.428571428571416" calcext:value-type="float">
            <text:p>0.42857142857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.57142857142856</text:p>
          </table:table-cell>
          <table:table-cell office:value-type="float" office:value="7.14285714285711" calcext:value-type="float">
            <text:p>7.14285714285711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8.85714285714266" calcext:value-type="float">
            <text:p>8.85714285714266</text:p>
          </table:table-cell>
          <table:table-cell office:value-type="float" office:value="8.14285714285711" calcext:value-type="float">
            <text:p>8.14285714285711</text:p>
          </table:table-cell>
          <table:table-cell office:value-type="float" office:value="3.28571428571433" calcext:value-type="float">
            <text:p>3.28571428571433</text:p>
          </table:table-cell>
          <table:table-cell office:value-type="float" office:value="48.1428571428569" calcext:value-type="float">
            <text:p>48.1428571428569</text:p>
          </table:table-cell>
          <table:table-cell table:number-columns-repeated="100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1" calcext:value-type="float">
            <text:p>0.142857142857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0.857142857142833" calcext:value-type="float">
            <text:p>0.857142857142833</text:p>
          </table:table-cell>
          <table:table-cell office:value-type="float" office:value="0.428571428571502" calcext:value-type="float">
            <text:p>0.428571428571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67" calcext:value-type="float">
            <text:p>6.57142857142867</text:p>
          </table:table-cell>
          <table:table-cell office:value-type="float" office:value="7.14285714285734" calcext:value-type="float">
            <text:p>7.14285714285734</text:p>
          </table:table-cell>
          <table:table-cell office:value-type="float" office:value="10.1428571428573" calcext:value-type="float">
            <text:p>10.1428571428573</text:p>
          </table:table-cell>
          <table:table-cell office:value-type="float" office:value="8.85714285714403" calcext:value-type="float">
            <text:p>8.85714285714403</text:p>
          </table:table-cell>
          <table:table-cell office:value-type="float" office:value="8.14285714285734" calcext:value-type="float">
            <text:p>8.14285714285734</text:p>
          </table:table-cell>
          <table:table-cell office:value-type="float" office:value="3.28571428571399" calcext:value-type="float">
            <text:p>3.28571428571399</text:p>
          </table:table-cell>
          <table:table-cell office:value-type="float" office:value="48.1428571428588" calcext:value-type="float">
            <text:p>48.1428571428588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1.85714285714283" calcext:value-type="float">
            <text:p>1.85714285714283</text:p>
          </table:table-cell>
          <table:table-cell office:value-type="float" office:value="4.14285714285711" calcext:value-type="float">
            <text:p>4.14285714285711</text:p>
          </table:table-cell>
          <table:table-cell office:value-type="float" office:value="8.28571428571422" calcext:value-type="float">
            <text:p>8.28571428571422</text:p>
          </table:table-cell>
          <table:table-cell office:value-type="float" office:value="12.4285714285716" calcext:value-type="float">
            <text:p>12.4285714285716</text:p>
          </table:table-cell>
          <table:table-cell office:value-type="float" office:value="12.7142857142858" calcext:value-type="float">
            <text:p>12.7142857142858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56.1428571428572" calcext:value-type="float">
            <text:p>56.1428571428572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1.85714285714283" calcext:value-type="float">
            <text:p>1.85714285714283</text:p>
          </table:table-cell>
          <table:table-cell office:value-type="float" office:value="4.14285714285711" calcext:value-type="float">
            <text:p>4.14285714285711</text:p>
          </table:table-cell>
          <table:table-cell office:value-type="float" office:value="8.28571428571422" calcext:value-type="float">
            <text:p>8.28571428571422</text:p>
          </table:table-cell>
          <table:table-cell office:value-type="float" office:value="12.4285714285716" calcext:value-type="float">
            <text:p>12.4285714285716</text:p>
          </table:table-cell>
          <table:table-cell office:value-type="float" office:value="12.7142857142858" calcext:value-type="float">
            <text:p>12.7142857142858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56.1428571428572" calcext:value-type="float">
            <text:p>56.1428571428572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1.85714285714283" calcext:value-type="float">
            <text:p>1.85714285714283</text:p>
          </table:table-cell>
          <table:table-cell office:value-type="float" office:value="4.14285714285711" calcext:value-type="float">
            <text:p>4.14285714285711</text:p>
          </table:table-cell>
          <table:table-cell office:value-type="float" office:value="8.28571428571422" calcext:value-type="float">
            <text:p>8.28571428571422</text:p>
          </table:table-cell>
          <table:table-cell office:value-type="float" office:value="12.4285714285716" calcext:value-type="float">
            <text:p>12.4285714285716</text:p>
          </table:table-cell>
          <table:table-cell office:value-type="float" office:value="12.7142857142858" calcext:value-type="float">
            <text:p>12.7142857142858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56.1428571428572" calcext:value-type="float">
            <text:p>56.1428571428572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1.85714285714283" calcext:value-type="float">
            <text:p>1.85714285714283</text:p>
          </table:table-cell>
          <table:table-cell office:value-type="float" office:value="4.14285714285711" calcext:value-type="float">
            <text:p>4.14285714285711</text:p>
          </table:table-cell>
          <table:table-cell office:value-type="float" office:value="8.28571428571422" calcext:value-type="float">
            <text:p>8.28571428571422</text:p>
          </table:table-cell>
          <table:table-cell office:value-type="float" office:value="12.4285714285716" calcext:value-type="float">
            <text:p>12.4285714285716</text:p>
          </table:table-cell>
          <table:table-cell office:value-type="float" office:value="12.7142857142858" calcext:value-type="float">
            <text:p>12.7142857142858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56.1428571428572" calcext:value-type="float">
            <text:p>56.1428571428572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1.85714285714283" calcext:value-type="float">
            <text:p>1.85714285714283</text:p>
          </table:table-cell>
          <table:table-cell office:value-type="float" office:value="4.14285714285711" calcext:value-type="float">
            <text:p>4.14285714285711</text:p>
          </table:table-cell>
          <table:table-cell office:value-type="float" office:value="8.28571428571422" calcext:value-type="float">
            <text:p>8.28571428571422</text:p>
          </table:table-cell>
          <table:table-cell office:value-type="float" office:value="12.4285714285716" calcext:value-type="float">
            <text:p>12.4285714285716</text:p>
          </table:table-cell>
          <table:table-cell office:value-type="float" office:value="12.7142857142858" calcext:value-type="float">
            <text:p>12.7142857142858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56.1428571428572" calcext:value-type="float">
            <text:p>56.1428571428572</text:p>
          </table:table-cell>
          <table:table-cell table:number-columns-repeated="100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1.85714285714283" calcext:value-type="float">
            <text:p>1.85714285714283</text:p>
          </table:table-cell>
          <table:table-cell office:value-type="float" office:value="4.14285714285711" calcext:value-type="float">
            <text:p>4.14285714285711</text:p>
          </table:table-cell>
          <table:table-cell office:value-type="float" office:value="8.28571428571422" calcext:value-type="float">
            <text:p>8.28571428571422</text:p>
          </table:table-cell>
          <table:table-cell office:value-type="float" office:value="12.4285714285716" calcext:value-type="float">
            <text:p>12.4285714285716</text:p>
          </table:table-cell>
          <table:table-cell office:value-type="float" office:value="12.7142857142858" calcext:value-type="float">
            <text:p>12.7142857142858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56.1428571428572" calcext:value-type="float">
            <text:p>56.1428571428572</text:p>
          </table:table-cell>
          <table:table-cell table:number-columns-repeated="100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classe" table:style-name="ta2">
        <table:table-column table:style-name="co4" table:number-columns-repeated="1024" table:default-cell-style-name="ce1"/>
        <table:table-row table:style-name="ro1">
          <table:table-cell office:value-type="string" calcext:value-type="string">
            <text:p>tot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2.71428571428564" calcext:value-type="float">
            <text:p>2.71428571428564</text:p>
          </table:table-cell>
          <table:table-cell table:number-columns-repeated="1023"/>
        </table:table-row>
        <table:table-row table:style-name="ro1">
          <table:table-cell office:value-type="float" office:value="2.71428571428564" calcext:value-type="float">
            <text:p>2.71428571428564</text:p>
          </table:table-cell>
          <table:table-cell table:number-columns-repeated="1023"/>
        </table:table-row>
        <table:table-row table:style-name="ro1">
          <table:table-cell office:value-type="float" office:value="2.71428571428564" calcext:value-type="float">
            <text:p>2.71428571428564</text:p>
          </table:table-cell>
          <table:table-cell table:number-columns-repeated="1023"/>
        </table:table-row>
        <table:table-row table:style-name="ro1">
          <table:table-cell office:value-type="float" office:value="2.71428571428564" calcext:value-type="float">
            <text:p>2.71428571428564</text:p>
          </table:table-cell>
          <table:table-cell table:number-columns-repeated="1023"/>
        </table:table-row>
        <table:table-row table:style-name="ro1">
          <table:table-cell office:value-type="float" office:value="2.71428571428564" calcext:value-type="float">
            <text:p>2.71428571428564</text:p>
          </table:table-cell>
          <table:table-cell table:number-columns-repeated="1023"/>
        </table:table-row>
        <table:table-row table:style-name="ro1">
          <table:table-cell office:value-type="float" office:value="2.71428571428564" calcext:value-type="float">
            <text:p>2.71428571428564</text:p>
          </table:table-cell>
          <table:table-cell table:number-columns-repeated="1023"/>
        </table:table-row>
        <table:table-row table:style-name="ro1">
          <table:table-cell office:value-type="float" office:value="2.71428571428615" calcext:value-type="float">
            <text:p>2.71428571428615</text:p>
          </table:table-cell>
          <table:table-cell table:number-columns-repeated="1023"/>
        </table:table-row>
        <table:table-row table:style-name="ro1">
          <table:table-cell office:value-type="float" office:value="0.571428571428527" calcext:value-type="float">
            <text:p>0.571428571428527</text:p>
          </table:table-cell>
          <table:table-cell table:number-columns-repeated="1023"/>
        </table:table-row>
        <table:table-row table:style-name="ro1">
          <table:table-cell office:value-type="float" office:value="0.571428571428527" calcext:value-type="float">
            <text:p>0.571428571428527</text:p>
          </table:table-cell>
          <table:table-cell table:number-columns-repeated="1023"/>
        </table:table-row>
        <table:table-row table:style-name="ro1">
          <table:table-cell office:value-type="float" office:value="0.571428571428527" calcext:value-type="float">
            <text:p>0.571428571428527</text:p>
          </table:table-cell>
          <table:table-cell table:number-columns-repeated="1023"/>
        </table:table-row>
        <table:table-row table:style-name="ro1">
          <table:table-cell office:value-type="float" office:value="0.571428571428527" calcext:value-type="float">
            <text:p>0.571428571428527</text:p>
          </table:table-cell>
          <table:table-cell table:number-columns-repeated="1023"/>
        </table:table-row>
        <table:table-row table:style-name="ro1">
          <table:table-cell office:value-type="float" office:value="0.571428571428527" calcext:value-type="float">
            <text:p>0.571428571428527</text:p>
          </table:table-cell>
          <table:table-cell table:number-columns-repeated="1023"/>
        </table:table-row>
        <table:table-row table:style-name="ro1">
          <table:table-cell office:value-type="float" office:value="0.571428571428527" calcext:value-type="float">
            <text:p>0.571428571428527</text:p>
          </table:table-cell>
          <table:table-cell table:number-columns-repeated="1023"/>
        </table:table-row>
        <table:table-row table:style-name="ro1">
          <table:table-cell office:value-type="float" office:value="0.571428571428839" calcext:value-type="float">
            <text:p>0.571428571428839</text:p>
          </table:table-cell>
          <table:table-cell table:number-columns-repeated="1023"/>
        </table:table-row>
        <table:table-row table:style-name="ro1">
          <table:table-cell office:value-type="float" office:value="0.571428571428498" calcext:value-type="float">
            <text:p>0.571428571428498</text:p>
          </table:table-cell>
          <table:table-cell table:number-columns-repeated="1023"/>
        </table:table-row>
        <table:table-row table:style-name="ro1">
          <table:table-cell office:value-type="float" office:value="0.571428571428498" calcext:value-type="float">
            <text:p>0.571428571428498</text:p>
          </table:table-cell>
          <table:table-cell table:number-columns-repeated="1023"/>
        </table:table-row>
        <table:table-row table:style-name="ro1">
          <table:table-cell office:value-type="float" office:value="0.571428571428498" calcext:value-type="float">
            <text:p>0.571428571428498</text:p>
          </table:table-cell>
          <table:table-cell table:number-columns-repeated="1023"/>
        </table:table-row>
        <table:table-row table:style-name="ro1">
          <table:table-cell office:value-type="float" office:value="0.571428571428498" calcext:value-type="float">
            <text:p>0.571428571428498</text:p>
          </table:table-cell>
          <table:table-cell table:number-columns-repeated="1023"/>
        </table:table-row>
        <table:table-row table:style-name="ro1">
          <table:table-cell office:value-type="float" office:value="0.571428571428498" calcext:value-type="float">
            <text:p>0.571428571428498</text:p>
          </table:table-cell>
          <table:table-cell table:number-columns-repeated="1023"/>
        </table:table-row>
        <table:table-row table:style-name="ro1">
          <table:table-cell office:value-type="float" office:value="0.571428571428498" calcext:value-type="float">
            <text:p>0.571428571428498</text:p>
          </table:table-cell>
          <table:table-cell table:number-columns-repeated="1023"/>
        </table:table-row>
        <table:table-row table:style-name="ro1">
          <table:table-cell office:value-type="float" office:value="0.57142857142901" calcext:value-type="float">
            <text:p>0.57142857142901</text:p>
          </table:table-cell>
          <table:table-cell table:number-columns-repeated="1023"/>
        </table:table-row>
        <table:table-row table:style-name="ro1">
          <table:table-cell office:value-type="float" office:value="0.857142857142833" calcext:value-type="float">
            <text:p>0.857142857142833</text:p>
          </table:table-cell>
          <table:table-cell table:number-columns-repeated="1023"/>
        </table:table-row>
        <table:table-row table:style-name="ro1">
          <table:table-cell office:value-type="float" office:value="0.857142857142833" calcext:value-type="float">
            <text:p>0.857142857142833</text:p>
          </table:table-cell>
          <table:table-cell table:number-columns-repeated="1023"/>
        </table:table-row>
        <table:table-row table:style-name="ro1">
          <table:table-cell office:value-type="float" office:value="0.857142857142833" calcext:value-type="float">
            <text:p>0.857142857142833</text:p>
          </table:table-cell>
          <table:table-cell table:number-columns-repeated="1023"/>
        </table:table-row>
        <table:table-row table:style-name="ro1">
          <table:table-cell office:value-type="float" office:value="0.857142857142833" calcext:value-type="float">
            <text:p>0.857142857142833</text:p>
          </table:table-cell>
          <table:table-cell table:number-columns-repeated="1023"/>
        </table:table-row>
        <table:table-row table:style-name="ro1">
          <table:table-cell office:value-type="float" office:value="0.857142857142833" calcext:value-type="float">
            <text:p>0.857142857142833</text:p>
          </table:table-cell>
          <table:table-cell table:number-columns-repeated="1023"/>
        </table:table-row>
        <table:table-row table:style-name="ro1">
          <table:table-cell office:value-type="float" office:value="0.857142857142833" calcext:value-type="float">
            <text:p>0.857142857142833</text:p>
          </table:table-cell>
          <table:table-cell table:number-columns-repeated="1023"/>
        </table:table-row>
        <table:table-row table:style-name="ro1">
          <table:table-cell office:value-type="float" office:value="0.857142857143003" calcext:value-type="float">
            <text:p>0.857142857143003</text:p>
          </table:table-cell>
          <table:table-cell table:number-columns-repeated="1023"/>
        </table:table-row>
        <table:table-row table:style-name="ro1">
          <table:table-cell office:value-type="float" office:value="0.85714285714289" calcext:value-type="float">
            <text:p>0.85714285714289</text:p>
          </table:table-cell>
          <table:table-cell table:number-columns-repeated="1023"/>
        </table:table-row>
        <table:table-row table:style-name="ro1">
          <table:table-cell office:value-type="float" office:value="0.85714285714289" calcext:value-type="float">
            <text:p>0.85714285714289</text:p>
          </table:table-cell>
          <table:table-cell table:number-columns-repeated="1023"/>
        </table:table-row>
        <table:table-row table:style-name="ro1">
          <table:table-cell office:value-type="float" office:value="0.85714285714289" calcext:value-type="float">
            <text:p>0.85714285714289</text:p>
          </table:table-cell>
          <table:table-cell table:number-columns-repeated="1023"/>
        </table:table-row>
        <table:table-row table:style-name="ro1">
          <table:table-cell office:value-type="float" office:value="0.85714285714289" calcext:value-type="float">
            <text:p>0.85714285714289</text:p>
          </table:table-cell>
          <table:table-cell table:number-columns-repeated="1023"/>
        </table:table-row>
        <table:table-row table:style-name="ro1">
          <table:table-cell office:value-type="float" office:value="0.85714285714289" calcext:value-type="float">
            <text:p>0.85714285714289</text:p>
          </table:table-cell>
          <table:table-cell table:number-columns-repeated="1023"/>
        </table:table-row>
        <table:table-row table:style-name="ro1">
          <table:table-cell office:value-type="float" office:value="0.85714285714289" calcext:value-type="float">
            <text:p>0.85714285714289</text:p>
          </table:table-cell>
          <table:table-cell table:number-columns-repeated="1023"/>
        </table:table-row>
        <table:table-row table:style-name="ro1">
          <table:table-cell office:value-type="float" office:value="0.857142857142662" calcext:value-type="float">
            <text:p>0.857142857142662</text:p>
          </table:table-cell>
          <table:table-cell table:number-columns-repeated="1023"/>
        </table:table-row>
        <table:table-row table:style-name="ro1">
          <table:table-cell office:value-type="float" office:value="1.28571428571411" calcext:value-type="float">
            <text:p>1.28571428571411</text:p>
          </table:table-cell>
          <table:table-cell table:number-columns-repeated="1023"/>
        </table:table-row>
        <table:table-row table:style-name="ro1">
          <table:table-cell office:value-type="float" office:value="1.28571428571411" calcext:value-type="float">
            <text:p>1.28571428571411</text:p>
          </table:table-cell>
          <table:table-cell table:number-columns-repeated="1023"/>
        </table:table-row>
        <table:table-row table:style-name="ro1">
          <table:table-cell office:value-type="float" office:value="1.28571428571411" calcext:value-type="float">
            <text:p>1.28571428571411</text:p>
          </table:table-cell>
          <table:table-cell table:number-columns-repeated="1023"/>
        </table:table-row>
        <table:table-row table:style-name="ro1">
          <table:table-cell office:value-type="float" office:value="1.28571428571411" calcext:value-type="float">
            <text:p>1.28571428571411</text:p>
          </table:table-cell>
          <table:table-cell table:number-columns-repeated="1023"/>
        </table:table-row>
        <table:table-row table:style-name="ro1">
          <table:table-cell office:value-type="float" office:value="1.28571428571411" calcext:value-type="float">
            <text:p>1.28571428571411</text:p>
          </table:table-cell>
          <table:table-cell table:number-columns-repeated="1023"/>
        </table:table-row>
        <table:table-row table:style-name="ro1">
          <table:table-cell office:value-type="float" office:value="1.28571428571411" calcext:value-type="float">
            <text:p>1.28571428571411</text:p>
          </table:table-cell>
          <table:table-cell table:number-columns-repeated="1023"/>
        </table:table-row>
        <table:table-row table:style-name="ro1">
          <table:table-cell office:value-type="float" office:value="1.28571428571536" calcext:value-type="float">
            <text:p>1.28571428571536</text:p>
          </table:table-cell>
          <table:table-cell table:number-columns-repeated="1023"/>
        </table:table-row>
        <table:table-row table:style-name="ro1">
          <table:table-cell office:value-type="float" office:value="2.28571428571439" calcext:value-type="float">
            <text:p>2.28571428571439</text:p>
          </table:table-cell>
          <table:table-cell table:number-columns-repeated="1023"/>
        </table:table-row>
        <table:table-row table:style-name="ro1">
          <table:table-cell office:value-type="float" office:value="2.28571428571439" calcext:value-type="float">
            <text:p>2.28571428571439</text:p>
          </table:table-cell>
          <table:table-cell table:number-columns-repeated="1023"/>
        </table:table-row>
        <table:table-row table:style-name="ro1">
          <table:table-cell office:value-type="float" office:value="2.28571428571439" calcext:value-type="float">
            <text:p>2.28571428571439</text:p>
          </table:table-cell>
          <table:table-cell table:number-columns-repeated="1023"/>
        </table:table-row>
        <table:table-row table:style-name="ro1">
          <table:table-cell office:value-type="float" office:value="2.28571428571439" calcext:value-type="float">
            <text:p>2.28571428571439</text:p>
          </table:table-cell>
          <table:table-cell table:number-columns-repeated="1023"/>
        </table:table-row>
        <table:table-row table:style-name="ro1">
          <table:table-cell office:value-type="float" office:value="2.28571428571439" calcext:value-type="float">
            <text:p>2.28571428571439</text:p>
          </table:table-cell>
          <table:table-cell table:number-columns-repeated="1023"/>
        </table:table-row>
        <table:table-row table:style-name="ro1">
          <table:table-cell office:value-type="float" office:value="2.28571428571439" calcext:value-type="float">
            <text:p>2.28571428571439</text:p>
          </table:table-cell>
          <table:table-cell table:number-columns-repeated="1023"/>
        </table:table-row>
        <table:table-row table:style-name="ro1">
          <table:table-cell office:value-type="float" office:value="2.28571428571365" calcext:value-type="float">
            <text:p>2.28571428571365</text:p>
          </table:table-cell>
          <table:table-cell table:number-columns-repeated="1023"/>
        </table:table-row>
        <table:table-row table:style-name="ro1">
          <table:table-cell office:value-type="float" office:value="4.28571428571425" calcext:value-type="float">
            <text:p>4.28571428571425</text:p>
          </table:table-cell>
          <table:table-cell table:number-columns-repeated="1023"/>
        </table:table-row>
        <table:table-row table:style-name="ro1">
          <table:table-cell office:value-type="float" office:value="4.28571428571425" calcext:value-type="float">
            <text:p>4.28571428571425</text:p>
          </table:table-cell>
          <table:table-cell table:number-columns-repeated="1023"/>
        </table:table-row>
        <table:table-row table:style-name="ro1">
          <table:table-cell office:value-type="float" office:value="4.28571428571425" calcext:value-type="float">
            <text:p>4.28571428571425</text:p>
          </table:table-cell>
          <table:table-cell table:number-columns-repeated="1023"/>
        </table:table-row>
        <table:table-row table:style-name="ro1">
          <table:table-cell office:value-type="float" office:value="4.28571428571425" calcext:value-type="float">
            <text:p>4.28571428571425</text:p>
          </table:table-cell>
          <table:table-cell table:number-columns-repeated="1023"/>
        </table:table-row>
        <table:table-row table:style-name="ro1">
          <table:table-cell office:value-type="float" office:value="4.28571428571425" calcext:value-type="float">
            <text:p>4.28571428571425</text:p>
          </table:table-cell>
          <table:table-cell table:number-columns-repeated="1023"/>
        </table:table-row>
        <table:table-row table:style-name="ro1">
          <table:table-cell office:value-type="float" office:value="4.28571428571425" calcext:value-type="float">
            <text:p>4.28571428571425</text:p>
          </table:table-cell>
          <table:table-cell table:number-columns-repeated="1023"/>
        </table:table-row>
        <table:table-row table:style-name="ro1">
          <table:table-cell office:value-type="float" office:value="4.28571428571451" calcext:value-type="float">
            <text:p>4.28571428571451</text:p>
          </table:table-cell>
          <table:table-cell table:number-columns-repeated="1023"/>
        </table:table-row>
        <table:table-row table:style-name="ro1">
          <table:table-cell office:value-type="float" office:value="3.28571428571423" calcext:value-type="float">
            <text:p>3.28571428571423</text:p>
          </table:table-cell>
          <table:table-cell table:number-columns-repeated="1023"/>
        </table:table-row>
        <table:table-row table:style-name="ro1">
          <table:table-cell office:value-type="float" office:value="3.28571428571423" calcext:value-type="float">
            <text:p>3.28571428571423</text:p>
          </table:table-cell>
          <table:table-cell table:number-columns-repeated="1023"/>
        </table:table-row>
        <table:table-row table:style-name="ro1">
          <table:table-cell office:value-type="float" office:value="3.28571428571423" calcext:value-type="float">
            <text:p>3.28571428571423</text:p>
          </table:table-cell>
          <table:table-cell table:number-columns-repeated="1023"/>
        </table:table-row>
        <table:table-row table:style-name="ro1">
          <table:table-cell office:value-type="float" office:value="3.28571428571423" calcext:value-type="float">
            <text:p>3.28571428571423</text:p>
          </table:table-cell>
          <table:table-cell table:number-columns-repeated="1023"/>
        </table:table-row>
        <table:table-row table:style-name="ro1">
          <table:table-cell office:value-type="float" office:value="3.28571428571423" calcext:value-type="float">
            <text:p>3.28571428571423</text:p>
          </table:table-cell>
          <table:table-cell table:number-columns-repeated="1023"/>
        </table:table-row>
        <table:table-row table:style-name="ro1">
          <table:table-cell office:value-type="float" office:value="3.28571428571423" calcext:value-type="float">
            <text:p>3.28571428571423</text:p>
          </table:table-cell>
          <table:table-cell table:number-columns-repeated="1023"/>
        </table:table-row>
        <table:table-row table:style-name="ro1">
          <table:table-cell office:value-type="float" office:value="3.28571428571463" calcext:value-type="float">
            <text:p>3.28571428571463</text:p>
          </table:table-cell>
          <table:table-cell table:number-columns-repeated="1023"/>
        </table:table-row>
        <table:table-row table:style-name="ro1">
          <table:table-cell office:value-type="float" office:value="2.14285714285734" calcext:value-type="float">
            <text:p>2.14285714285734</text:p>
          </table:table-cell>
          <table:table-cell table:number-columns-repeated="1023"/>
        </table:table-row>
        <table:table-row table:style-name="ro1">
          <table:table-cell office:value-type="float" office:value="2.14285714285734" calcext:value-type="float">
            <text:p>2.14285714285734</text:p>
          </table:table-cell>
          <table:table-cell table:number-columns-repeated="1023"/>
        </table:table-row>
        <table:table-row table:style-name="ro1">
          <table:table-cell office:value-type="float" office:value="2.14285714285734" calcext:value-type="float">
            <text:p>2.14285714285734</text:p>
          </table:table-cell>
          <table:table-cell table:number-columns-repeated="1023"/>
        </table:table-row>
        <table:table-row table:style-name="ro1">
          <table:table-cell office:value-type="float" office:value="2.14285714285734" calcext:value-type="float">
            <text:p>2.14285714285734</text:p>
          </table:table-cell>
          <table:table-cell table:number-columns-repeated="1023"/>
        </table:table-row>
        <table:table-row table:style-name="ro1">
          <table:table-cell office:value-type="float" office:value="2.14285714285734" calcext:value-type="float">
            <text:p>2.14285714285734</text:p>
          </table:table-cell>
          <table:table-cell table:number-columns-repeated="1023"/>
        </table:table-row>
        <table:table-row table:style-name="ro1">
          <table:table-cell office:value-type="float" office:value="2.14285714285734" calcext:value-type="float">
            <text:p>2.14285714285734</text:p>
          </table:table-cell>
          <table:table-cell table:number-columns-repeated="1023"/>
        </table:table-row>
        <table:table-row table:style-name="ro1">
          <table:table-cell office:value-type="float" office:value="2.14285714285593" calcext:value-type="float">
            <text:p>2.14285714285593</text:p>
          </table:table-cell>
          <table:table-cell table:number-columns-repeated="1023"/>
        </table:table-row>
        <table:table-row table:style-name="ro1">
          <table:table-cell office:value-type="float" office:value="1.85714285714263" calcext:value-type="float">
            <text:p>1.85714285714263</text:p>
          </table:table-cell>
          <table:table-cell table:number-columns-repeated="1023"/>
        </table:table-row>
        <table:table-row table:style-name="ro1">
          <table:table-cell office:value-type="float" office:value="1.85714285714263" calcext:value-type="float">
            <text:p>1.85714285714263</text:p>
          </table:table-cell>
          <table:table-cell table:number-columns-repeated="1023"/>
        </table:table-row>
        <table:table-row table:style-name="ro1">
          <table:table-cell office:value-type="float" office:value="1.85714285714263" calcext:value-type="float">
            <text:p>1.85714285714263</text:p>
          </table:table-cell>
          <table:table-cell table:number-columns-repeated="1023"/>
        </table:table-row>
        <table:table-row table:style-name="ro1">
          <table:table-cell office:value-type="float" office:value="1.85714285714263" calcext:value-type="float">
            <text:p>1.85714285714263</text:p>
          </table:table-cell>
          <table:table-cell table:number-columns-repeated="1023"/>
        </table:table-row>
        <table:table-row table:style-name="ro1">
          <table:table-cell office:value-type="float" office:value="1.85714285714263" calcext:value-type="float">
            <text:p>1.85714285714263</text:p>
          </table:table-cell>
          <table:table-cell table:number-columns-repeated="1023"/>
        </table:table-row>
        <table:table-row table:style-name="ro1">
          <table:table-cell office:value-type="float" office:value="1.85714285714263" calcext:value-type="float">
            <text:p>1.85714285714263</text:p>
          </table:table-cell>
          <table:table-cell table:number-columns-repeated="1023"/>
        </table:table-row>
        <table:table-row table:style-name="ro1">
          <table:table-cell office:value-type="float" office:value="1.8571428571442" calcext:value-type="float">
            <text:p>1.8571428571442</text:p>
          </table:table-cell>
          <table:table-cell table:number-columns-repeated="1023"/>
        </table:table-row>
        <table:table-row table:style-name="ro1">
          <table:table-cell office:value-type="float" office:value="4.71428571428575" calcext:value-type="float">
            <text:p>4.71428571428575</text:p>
          </table:table-cell>
          <table:table-cell table:number-columns-repeated="1023"/>
        </table:table-row>
        <table:table-row table:style-name="ro1">
          <table:table-cell office:value-type="float" office:value="4.71428571428575" calcext:value-type="float">
            <text:p>4.71428571428575</text:p>
          </table:table-cell>
          <table:table-cell table:number-columns-repeated="1023"/>
        </table:table-row>
        <table:table-row table:style-name="ro1">
          <table:table-cell office:value-type="float" office:value="4.71428571428575" calcext:value-type="float">
            <text:p>4.71428571428575</text:p>
          </table:table-cell>
          <table:table-cell table:number-columns-repeated="1023"/>
        </table:table-row>
        <table:table-row table:style-name="ro1">
          <table:table-cell office:value-type="float" office:value="4.71428571428575" calcext:value-type="float">
            <text:p>4.71428571428575</text:p>
          </table:table-cell>
          <table:table-cell table:number-columns-repeated="1023"/>
        </table:table-row>
        <table:table-row table:style-name="ro1">
          <table:table-cell office:value-type="float" office:value="4.71428571428575" calcext:value-type="float">
            <text:p>4.71428571428575</text:p>
          </table:table-cell>
          <table:table-cell table:number-columns-repeated="1023"/>
        </table:table-row>
        <table:table-row table:style-name="ro1">
          <table:table-cell office:value-type="float" office:value="4.71428571428575" calcext:value-type="float">
            <text:p>4.71428571428575</text:p>
          </table:table-cell>
          <table:table-cell table:number-columns-repeated="1023"/>
        </table:table-row>
        <table:table-row table:style-name="ro1">
          <table:table-cell office:value-type="float" office:value="4.71428571428547" calcext:value-type="float">
            <text:p>4.71428571428547</text:p>
          </table:table-cell>
          <table:table-cell table:number-columns-repeated="1023"/>
        </table:table-row>
        <table:table-row table:style-name="ro1">
          <table:table-cell office:value-type="float" office:value="14.5714285714286" calcext:value-type="float">
            <text:p>14.5714285714286</text:p>
          </table:table-cell>
          <table:table-cell table:number-columns-repeated="1023"/>
        </table:table-row>
        <table:table-row table:style-name="ro1">
          <table:table-cell office:value-type="float" office:value="14.5714285714286" calcext:value-type="float">
            <text:p>14.5714285714286</text:p>
          </table:table-cell>
          <table:table-cell table:number-columns-repeated="1023"/>
        </table:table-row>
        <table:table-row table:style-name="ro1">
          <table:table-cell office:value-type="float" office:value="14.5714285714286" calcext:value-type="float">
            <text:p>14.5714285714286</text:p>
          </table:table-cell>
          <table:table-cell table:number-columns-repeated="1023"/>
        </table:table-row>
        <table:table-row table:style-name="ro1">
          <table:table-cell office:value-type="float" office:value="14.5714285714286" calcext:value-type="float">
            <text:p>14.5714285714286</text:p>
          </table:table-cell>
          <table:table-cell table:number-columns-repeated="1023"/>
        </table:table-row>
        <table:table-row table:style-name="ro1">
          <table:table-cell office:value-type="float" office:value="14.5714285714286" calcext:value-type="float">
            <text:p>14.5714285714286</text:p>
          </table:table-cell>
          <table:table-cell table:number-columns-repeated="1023"/>
        </table:table-row>
        <table:table-row table:style-name="ro1">
          <table:table-cell office:value-type="float" office:value="14.5714285714286" calcext:value-type="float">
            <text:p>14.5714285714286</text:p>
          </table:table-cell>
          <table:table-cell table:number-columns-repeated="1023"/>
        </table:table-row>
        <table:table-row table:style-name="ro1">
          <table:table-cell office:value-type="float" office:value="14.5714285714284" calcext:value-type="float">
            <text:p>14.5714285714284</text:p>
          </table:table-cell>
          <table:table-cell table:number-columns-repeated="1023"/>
        </table:table-row>
        <table:table-row table:style-name="ro1">
          <table:table-cell office:value-type="float" office:value="12.7142857142857" calcext:value-type="float">
            <text:p>12.7142857142857</text:p>
          </table:table-cell>
          <table:table-cell table:number-columns-repeated="1023"/>
        </table:table-row>
        <table:table-row table:style-name="ro1">
          <table:table-cell office:value-type="float" office:value="12.7142857142857" calcext:value-type="float">
            <text:p>12.7142857142857</text:p>
          </table:table-cell>
          <table:table-cell table:number-columns-repeated="1023"/>
        </table:table-row>
        <table:table-row table:style-name="ro1">
          <table:table-cell office:value-type="float" office:value="12.7142857142857" calcext:value-type="float">
            <text:p>12.7142857142857</text:p>
          </table:table-cell>
          <table:table-cell table:number-columns-repeated="1023"/>
        </table:table-row>
        <table:table-row table:style-name="ro1">
          <table:table-cell office:value-type="float" office:value="12.7142857142857" calcext:value-type="float">
            <text:p>12.7142857142857</text:p>
          </table:table-cell>
          <table:table-cell table:number-columns-repeated="1023"/>
        </table:table-row>
        <table:table-row table:style-name="ro1">
          <table:table-cell office:value-type="float" office:value="12.7142857142857" calcext:value-type="float">
            <text:p>12.7142857142857</text:p>
          </table:table-cell>
          <table:table-cell table:number-columns-repeated="1023"/>
        </table:table-row>
        <table:table-row table:style-name="ro1">
          <table:table-cell office:value-type="float" office:value="12.7142857142857" calcext:value-type="float">
            <text:p>12.7142857142857</text:p>
          </table:table-cell>
          <table:table-cell table:number-columns-repeated="1023"/>
        </table:table-row>
        <table:table-row table:style-name="ro1">
          <table:table-cell office:value-type="float" office:value="12.7142857142855" calcext:value-type="float">
            <text:p>12.7142857142855</text:p>
          </table:table-cell>
          <table:table-cell table:number-columns-repeated="1023"/>
        </table:table-row>
        <table:table-row table:style-name="ro1">
          <table:table-cell office:value-type="float" office:value="21.2857142857142" calcext:value-type="float">
            <text:p>21.2857142857142</text:p>
          </table:table-cell>
          <table:table-cell table:number-columns-repeated="1023"/>
        </table:table-row>
        <table:table-row table:style-name="ro1">
          <table:table-cell office:value-type="float" office:value="21.2857142857142" calcext:value-type="float">
            <text:p>21.2857142857142</text:p>
          </table:table-cell>
          <table:table-cell table:number-columns-repeated="1023"/>
        </table:table-row>
        <table:table-row table:style-name="ro1">
          <table:table-cell office:value-type="float" office:value="21.2857142857142" calcext:value-type="float">
            <text:p>21.2857142857142</text:p>
          </table:table-cell>
          <table:table-cell table:number-columns-repeated="1023"/>
        </table:table-row>
        <table:table-row table:style-name="ro1">
          <table:table-cell office:value-type="float" office:value="21.2857142857142" calcext:value-type="float">
            <text:p>21.2857142857142</text:p>
          </table:table-cell>
          <table:table-cell table:number-columns-repeated="1023"/>
        </table:table-row>
        <table:table-row table:style-name="ro1">
          <table:table-cell office:value-type="float" office:value="21.2857142857142" calcext:value-type="float">
            <text:p>21.2857142857142</text:p>
          </table:table-cell>
          <table:table-cell table:number-columns-repeated="1023"/>
        </table:table-row>
        <table:table-row table:style-name="ro1">
          <table:table-cell office:value-type="float" office:value="21.2857142857142" calcext:value-type="float">
            <text:p>21.2857142857142</text:p>
          </table:table-cell>
          <table:table-cell table:number-columns-repeated="1023"/>
        </table:table-row>
        <table:table-row table:style-name="ro1">
          <table:table-cell office:value-type="float" office:value="21.2857142857146" calcext:value-type="float">
            <text:p>21.2857142857146</text:p>
          </table:table-cell>
          <table:table-cell table:number-columns-repeated="1023"/>
        </table:table-row>
        <table:table-row table:style-name="ro1">
          <table:table-cell office:value-type="float" office:value="26.142857142857" calcext:value-type="float">
            <text:p>26.142857142857</text:p>
          </table:table-cell>
          <table:table-cell table:number-columns-repeated="1023"/>
        </table:table-row>
        <table:table-row table:style-name="ro1">
          <table:table-cell office:value-type="float" office:value="26.142857142857" calcext:value-type="float">
            <text:p>26.142857142857</text:p>
          </table:table-cell>
          <table:table-cell table:number-columns-repeated="1023"/>
        </table:table-row>
        <table:table-row table:style-name="ro1">
          <table:table-cell office:value-type="float" office:value="26.142857142857" calcext:value-type="float">
            <text:p>26.142857142857</text:p>
          </table:table-cell>
          <table:table-cell table:number-columns-repeated="1023"/>
        </table:table-row>
        <table:table-row table:style-name="ro1">
          <table:table-cell office:value-type="float" office:value="26.142857142857" calcext:value-type="float">
            <text:p>26.142857142857</text:p>
          </table:table-cell>
          <table:table-cell table:number-columns-repeated="1023"/>
        </table:table-row>
        <table:table-row table:style-name="ro1">
          <table:table-cell office:value-type="float" office:value="26.142857142857" calcext:value-type="float">
            <text:p>26.142857142857</text:p>
          </table:table-cell>
          <table:table-cell table:number-columns-repeated="1023"/>
        </table:table-row>
        <table:table-row table:style-name="ro1">
          <table:table-cell office:value-type="float" office:value="26.142857142857" calcext:value-type="float">
            <text:p>26.142857142857</text:p>
          </table:table-cell>
          <table:table-cell table:number-columns-repeated="1023"/>
        </table:table-row>
        <table:table-row table:style-name="ro1">
          <table:table-cell office:value-type="float" office:value="26.1428571428581" calcext:value-type="float">
            <text:p>26.1428571428581</text:p>
          </table:table-cell>
          <table:table-cell table:number-columns-repeated="1023"/>
        </table:table-row>
        <table:table-row table:style-name="ro1">
          <table:table-cell office:value-type="float" office:value="46.8571428571428" calcext:value-type="float">
            <text:p>46.8571428571428</text:p>
          </table:table-cell>
          <table:table-cell table:number-columns-repeated="1023"/>
        </table:table-row>
        <table:table-row table:style-name="ro1">
          <table:table-cell office:value-type="float" office:value="46.8571428571428" calcext:value-type="float">
            <text:p>46.8571428571428</text:p>
          </table:table-cell>
          <table:table-cell table:number-columns-repeated="1023"/>
        </table:table-row>
        <table:table-row table:style-name="ro1">
          <table:table-cell office:value-type="float" office:value="46.8571428571428" calcext:value-type="float">
            <text:p>46.8571428571428</text:p>
          </table:table-cell>
          <table:table-cell table:number-columns-repeated="1023"/>
        </table:table-row>
        <table:table-row table:style-name="ro1">
          <table:table-cell office:value-type="float" office:value="46.8571428571428" calcext:value-type="float">
            <text:p>46.8571428571428</text:p>
          </table:table-cell>
          <table:table-cell table:number-columns-repeated="1023"/>
        </table:table-row>
        <table:table-row table:style-name="ro1">
          <table:table-cell office:value-type="float" office:value="46.8571428571428" calcext:value-type="float">
            <text:p>46.8571428571428</text:p>
          </table:table-cell>
          <table:table-cell table:number-columns-repeated="1023"/>
        </table:table-row>
        <table:table-row table:style-name="ro1">
          <table:table-cell office:value-type="float" office:value="46.8571428571428" calcext:value-type="float">
            <text:p>46.8571428571428</text:p>
          </table:table-cell>
          <table:table-cell table:number-columns-repeated="1023"/>
        </table:table-row>
        <table:table-row table:style-name="ro1">
          <table:table-cell office:value-type="float" office:value="46.8571428571431" calcext:value-type="float">
            <text:p>46.8571428571431</text:p>
          </table:table-cell>
          <table:table-cell table:number-columns-repeated="1023"/>
        </table:table-row>
        <table:table-row table:style-name="ro1">
          <table:table-cell office:value-type="float" office:value="62.0000000000001" calcext:value-type="float">
            <text:p>62.0000000000001</text:p>
          </table:table-cell>
          <table:table-cell table:number-columns-repeated="1023"/>
        </table:table-row>
        <table:table-row table:style-name="ro1">
          <table:table-cell office:value-type="float" office:value="62.0000000000001" calcext:value-type="float">
            <text:p>62.0000000000001</text:p>
          </table:table-cell>
          <table:table-cell table:number-columns-repeated="1023"/>
        </table:table-row>
        <table:table-row table:style-name="ro1">
          <table:table-cell office:value-type="float" office:value="62.0000000000001" calcext:value-type="float">
            <text:p>62.0000000000001</text:p>
          </table:table-cell>
          <table:table-cell table:number-columns-repeated="1023"/>
        </table:table-row>
        <table:table-row table:style-name="ro1">
          <table:table-cell office:value-type="float" office:value="62.0000000000001" calcext:value-type="float">
            <text:p>62.0000000000001</text:p>
          </table:table-cell>
          <table:table-cell table:number-columns-repeated="1023"/>
        </table:table-row>
        <table:table-row table:style-name="ro1">
          <table:table-cell office:value-type="float" office:value="62.0000000000001" calcext:value-type="float">
            <text:p>62.0000000000001</text:p>
          </table:table-cell>
          <table:table-cell table:number-columns-repeated="1023"/>
        </table:table-row>
        <table:table-row table:style-name="ro1">
          <table:table-cell office:value-type="float" office:value="62.0000000000001" calcext:value-type="float">
            <text:p>62.0000000000001</text:p>
          </table:table-cell>
          <table:table-cell table:number-columns-repeated="1023"/>
        </table:table-row>
        <table:table-row table:style-name="ro1">
          <table:table-cell office:value-type="float" office:value="61.9999999999995" calcext:value-type="float">
            <text:p>61.9999999999995</text:p>
          </table:table-cell>
          <table:table-cell table:number-columns-repeated="1023"/>
        </table:table-row>
        <table:table-row table:style-name="ro1">
          <table:table-cell office:value-type="float" office:value="80.7142857142857" calcext:value-type="float">
            <text:p>80.7142857142857</text:p>
          </table:table-cell>
          <table:table-cell table:number-columns-repeated="1023"/>
        </table:table-row>
        <table:table-row table:style-name="ro1">
          <table:table-cell office:value-type="float" office:value="80.7142857142857" calcext:value-type="float">
            <text:p>80.7142857142857</text:p>
          </table:table-cell>
          <table:table-cell table:number-columns-repeated="1023"/>
        </table:table-row>
        <table:table-row table:style-name="ro1">
          <table:table-cell office:value-type="float" office:value="80.7142857142857" calcext:value-type="float">
            <text:p>80.7142857142857</text:p>
          </table:table-cell>
          <table:table-cell table:number-columns-repeated="1023"/>
        </table:table-row>
        <table:table-row table:style-name="ro1">
          <table:table-cell office:value-type="float" office:value="80.7142857142857" calcext:value-type="float">
            <text:p>80.7142857142857</text:p>
          </table:table-cell>
          <table:table-cell table:number-columns-repeated="1023"/>
        </table:table-row>
        <table:table-row table:style-name="ro1">
          <table:table-cell office:value-type="float" office:value="80.7142857142857" calcext:value-type="float">
            <text:p>80.7142857142857</text:p>
          </table:table-cell>
          <table:table-cell table:number-columns-repeated="1023"/>
        </table:table-row>
        <table:table-row table:style-name="ro1">
          <table:table-cell office:value-type="float" office:value="80.7142857142857" calcext:value-type="float">
            <text:p>80.7142857142857</text:p>
          </table:table-cell>
          <table:table-cell table:number-columns-repeated="1023"/>
        </table:table-row>
        <table:table-row table:style-name="ro1">
          <table:table-cell office:value-type="float" office:value="80.7142857142856" calcext:value-type="float">
            <text:p>80.7142857142856</text:p>
          </table:table-cell>
          <table:table-cell table:number-columns-repeated="1023"/>
        </table:table-row>
        <table:table-row table:style-name="ro1">
          <table:table-cell office:value-type="float" office:value="67.8571428571427" calcext:value-type="float">
            <text:p>67.8571428571427</text:p>
          </table:table-cell>
          <table:table-cell table:number-columns-repeated="1023"/>
        </table:table-row>
        <table:table-row table:style-name="ro1">
          <table:table-cell office:value-type="float" office:value="67.8571428571427" calcext:value-type="float">
            <text:p>67.8571428571427</text:p>
          </table:table-cell>
          <table:table-cell table:number-columns-repeated="1023"/>
        </table:table-row>
        <table:table-row table:style-name="ro1">
          <table:table-cell office:value-type="float" office:value="67.8571428571427" calcext:value-type="float">
            <text:p>67.8571428571427</text:p>
          </table:table-cell>
          <table:table-cell table:number-columns-repeated="1023"/>
        </table:table-row>
        <table:table-row table:style-name="ro1">
          <table:table-cell office:value-type="float" office:value="67.8571428571427" calcext:value-type="float">
            <text:p>67.8571428571427</text:p>
          </table:table-cell>
          <table:table-cell table:number-columns-repeated="1023"/>
        </table:table-row>
        <table:table-row table:style-name="ro1">
          <table:table-cell office:value-type="float" office:value="67.8571428571427" calcext:value-type="float">
            <text:p>67.8571428571427</text:p>
          </table:table-cell>
          <table:table-cell table:number-columns-repeated="1023"/>
        </table:table-row>
        <table:table-row table:style-name="ro1">
          <table:table-cell office:value-type="float" office:value="67.8571428571427" calcext:value-type="float">
            <text:p>67.8571428571427</text:p>
          </table:table-cell>
          <table:table-cell table:number-columns-repeated="1023"/>
        </table:table-row>
        <table:table-row table:style-name="ro1">
          <table:table-cell office:value-type="float" office:value="67.8571428571439" calcext:value-type="float">
            <text:p>67.8571428571439</text:p>
          </table:table-cell>
          <table:table-cell table:number-columns-repeated="1023"/>
        </table:table-row>
        <table:table-row table:style-name="ro1">
          <table:table-cell office:value-type="float" office:value="59.8571428571429" calcext:value-type="float">
            <text:p>59.8571428571429</text:p>
          </table:table-cell>
          <table:table-cell table:number-columns-repeated="1023"/>
        </table:table-row>
        <table:table-row table:style-name="ro1">
          <table:table-cell office:value-type="float" office:value="59.8571428571429" calcext:value-type="float">
            <text:p>59.8571428571429</text:p>
          </table:table-cell>
          <table:table-cell table:number-columns-repeated="1023"/>
        </table:table-row>
        <table:table-row table:style-name="ro1">
          <table:table-cell office:value-type="float" office:value="59.8571428571429" calcext:value-type="float">
            <text:p>59.8571428571429</text:p>
          </table:table-cell>
          <table:table-cell table:number-columns-repeated="1023"/>
        </table:table-row>
        <table:table-row table:style-name="ro1">
          <table:table-cell office:value-type="float" office:value="59.8571428571429" calcext:value-type="float">
            <text:p>59.8571428571429</text:p>
          </table:table-cell>
          <table:table-cell table:number-columns-repeated="1023"/>
        </table:table-row>
        <table:table-row table:style-name="ro1">
          <table:table-cell office:value-type="float" office:value="59.8571428571429" calcext:value-type="float">
            <text:p>59.8571428571429</text:p>
          </table:table-cell>
          <table:table-cell table:number-columns-repeated="1023"/>
        </table:table-row>
        <table:table-row table:style-name="ro1">
          <table:table-cell office:value-type="float" office:value="59.8571428571429" calcext:value-type="float">
            <text:p>59.8571428571429</text:p>
          </table:table-cell>
          <table:table-cell table:number-columns-repeated="1023"/>
        </table:table-row>
        <table:table-row table:style-name="ro1">
          <table:table-cell office:value-type="float" office:value="59.8571428571426" calcext:value-type="float">
            <text:p>59.8571428571426</text:p>
          </table:table-cell>
          <table:table-cell table:number-columns-repeated="1023"/>
        </table:table-row>
        <table:table-row table:style-name="ro1">
          <table:table-cell office:value-type="float" office:value="57.5714285714288" calcext:value-type="float">
            <text:p>57.5714285714288</text:p>
          </table:table-cell>
          <table:table-cell table:number-columns-repeated="1023"/>
        </table:table-row>
        <table:table-row table:style-name="ro1">
          <table:table-cell office:value-type="float" office:value="57.5714285714288" calcext:value-type="float">
            <text:p>57.5714285714288</text:p>
          </table:table-cell>
          <table:table-cell table:number-columns-repeated="1023"/>
        </table:table-row>
        <table:table-row table:style-name="ro1">
          <table:table-cell office:value-type="float" office:value="57.5714285714288" calcext:value-type="float">
            <text:p>57.5714285714288</text:p>
          </table:table-cell>
          <table:table-cell table:number-columns-repeated="1023"/>
        </table:table-row>
        <table:table-row table:style-name="ro1">
          <table:table-cell office:value-type="float" office:value="57.5714285714288" calcext:value-type="float">
            <text:p>57.5714285714288</text:p>
          </table:table-cell>
          <table:table-cell table:number-columns-repeated="1023"/>
        </table:table-row>
        <table:table-row table:style-name="ro1">
          <table:table-cell office:value-type="float" office:value="57.5714285714288" calcext:value-type="float">
            <text:p>57.5714285714288</text:p>
          </table:table-cell>
          <table:table-cell table:number-columns-repeated="1023"/>
        </table:table-row>
        <table:table-row table:style-name="ro1">
          <table:table-cell office:value-type="float" office:value="57.5714285714288" calcext:value-type="float">
            <text:p>57.5714285714288</text:p>
          </table:table-cell>
          <table:table-cell table:number-columns-repeated="1023"/>
        </table:table-row>
        <table:table-row table:style-name="ro1">
          <table:table-cell office:value-type="float" office:value="57.5714285714272" calcext:value-type="float">
            <text:p>57.5714285714272</text:p>
          </table:table-cell>
          <table:table-cell table:number-columns-repeated="1023"/>
        </table:table-row>
        <table:table-row table:style-name="ro1">
          <table:table-cell office:value-type="float" office:value="48.1428571428569" calcext:value-type="float">
            <text:p>48.1428571428569</text:p>
          </table:table-cell>
          <table:table-cell table:number-columns-repeated="1023"/>
        </table:table-row>
        <table:table-row table:style-name="ro1">
          <table:table-cell office:value-type="float" office:value="48.1428571428569" calcext:value-type="float">
            <text:p>48.1428571428569</text:p>
          </table:table-cell>
          <table:table-cell table:number-columns-repeated="1023"/>
        </table:table-row>
        <table:table-row table:style-name="ro1">
          <table:table-cell office:value-type="float" office:value="48.1428571428569" calcext:value-type="float">
            <text:p>48.1428571428569</text:p>
          </table:table-cell>
          <table:table-cell table:number-columns-repeated="1023"/>
        </table:table-row>
        <table:table-row table:style-name="ro1">
          <table:table-cell office:value-type="float" office:value="48.1428571428569" calcext:value-type="float">
            <text:p>48.1428571428569</text:p>
          </table:table-cell>
          <table:table-cell table:number-columns-repeated="1023"/>
        </table:table-row>
        <table:table-row table:style-name="ro1">
          <table:table-cell office:value-type="float" office:value="48.1428571428569" calcext:value-type="float">
            <text:p>48.1428571428569</text:p>
          </table:table-cell>
          <table:table-cell table:number-columns-repeated="1023"/>
        </table:table-row>
        <table:table-row table:style-name="ro1">
          <table:table-cell office:value-type="float" office:value="48.1428571428569" calcext:value-type="float">
            <text:p>48.1428571428569</text:p>
          </table:table-cell>
          <table:table-cell table:number-columns-repeated="1023"/>
        </table:table-row>
        <table:table-row table:style-name="ro1">
          <table:table-cell office:value-type="float" office:value="48.1428571428588" calcext:value-type="float">
            <text:p>48.1428571428588</text:p>
          </table:table-cell>
          <table:table-cell table:number-columns-repeated="1023"/>
        </table:table-row>
        <table:table-row table:style-name="ro1">
          <table:table-cell office:value-type="float" office:value="56.1428571428572" calcext:value-type="float">
            <text:p>56.1428571428572</text:p>
          </table:table-cell>
          <table:table-cell table:number-columns-repeated="1023"/>
        </table:table-row>
        <table:table-row table:style-name="ro1">
          <table:table-cell office:value-type="float" office:value="56.1428571428572" calcext:value-type="float">
            <text:p>56.1428571428572</text:p>
          </table:table-cell>
          <table:table-cell table:number-columns-repeated="1023"/>
        </table:table-row>
        <table:table-row table:style-name="ro1">
          <table:table-cell office:value-type="float" office:value="56.1428571428572" calcext:value-type="float">
            <text:p>56.1428571428572</text:p>
          </table:table-cell>
          <table:table-cell table:number-columns-repeated="1023"/>
        </table:table-row>
        <table:table-row table:style-name="ro1">
          <table:table-cell office:value-type="float" office:value="56.1428571428572" calcext:value-type="float">
            <text:p>56.1428571428572</text:p>
          </table:table-cell>
          <table:table-cell table:number-columns-repeated="1023"/>
        </table:table-row>
        <table:table-row table:style-name="ro1">
          <table:table-cell office:value-type="float" office:value="56.1428571428572" calcext:value-type="float">
            <text:p>56.1428571428572</text:p>
          </table:table-cell>
          <table:table-cell table:number-columns-repeated="1023"/>
        </table:table-row>
        <table:table-row table:style-name="ro1">
          <table:table-cell office:value-type="float" office:value="56.1428571428572" calcext:value-type="float">
            <text:p>56.1428571428572</text:p>
          </table:table-cell>
          <table:table-cell table:number-columns-repeated="102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classe" table:style-name="ta1">
        <table:table-column table:style-name="co5" table:number-columns-repeated="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0-65</text:p>
          </table:table-cell>
          <table:table-cell office:value-type="string" calcext:value-type="string">
            <text:p>65-inf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table:formula="of:=SUM([day_death__csv_all.A2:.M2])" office:value-type="float" office:value="0" calcext:value-type="float">
            <text:p>0</text:p>
          </table:table-cell>
          <table:table-cell table:formula="of:=SUM([day_death__csv_all.N2:.T2])" office:value-type="float" office:value="0" calcext:value-type="float">
            <text:p>0</text:p>
          </table:table-cell>
          <table:table-cell table:formula="of:=[day_death__csv_all.U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3:.M3])" office:value-type="float" office:value="0" calcext:value-type="float">
            <text:p>0</text:p>
          </table:table-cell>
          <table:table-cell table:formula="of:=SUM([day_death__csv_all.N3:.T3])" office:value-type="float" office:value="0" calcext:value-type="float">
            <text:p>0</text:p>
          </table:table-cell>
          <table:table-cell table:formula="of:=[day_death__csv_all.U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4:.M4])" office:value-type="float" office:value="0" calcext:value-type="float">
            <text:p>0</text:p>
          </table:table-cell>
          <table:table-cell table:formula="of:=SUM([day_death__csv_all.N4:.T4])" office:value-type="float" office:value="0" calcext:value-type="float">
            <text:p>0</text:p>
          </table:table-cell>
          <table:table-cell table:formula="of:=[day_death__csv_all.U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5:.M5])" office:value-type="float" office:value="0" calcext:value-type="float">
            <text:p>0</text:p>
          </table:table-cell>
          <table:table-cell table:formula="of:=SUM([day_death__csv_all.N5:.T5])" office:value-type="float" office:value="0" calcext:value-type="float">
            <text:p>0</text:p>
          </table:table-cell>
          <table:table-cell table:formula="of:=[day_death__csv_all.U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6:.M6])" office:value-type="float" office:value="0" calcext:value-type="float">
            <text:p>0</text:p>
          </table:table-cell>
          <table:table-cell table:formula="of:=SUM([day_death__csv_all.N6:.T6])" office:value-type="float" office:value="0" calcext:value-type="float">
            <text:p>0</text:p>
          </table:table-cell>
          <table:table-cell table:formula="of:=[day_death__csv_all.U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7:.M7])" office:value-type="float" office:value="0" calcext:value-type="float">
            <text:p>0</text:p>
          </table:table-cell>
          <table:table-cell table:formula="of:=SUM([day_death__csv_all.N7:.T7])" office:value-type="float" office:value="0" calcext:value-type="float">
            <text:p>0</text:p>
          </table:table-cell>
          <table:table-cell table:formula="of:=[day_death__csv_all.U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8:.M8])" office:value-type="float" office:value="0" calcext:value-type="float">
            <text:p>0</text:p>
          </table:table-cell>
          <table:table-cell table:formula="of:=SUM([day_death__csv_all.N8:.T8])" office:value-type="float" office:value="0" calcext:value-type="float">
            <text:p>0</text:p>
          </table:table-cell>
          <table:table-cell table:formula="of:=[day_death__csv_all.U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9:.M9])" office:value-type="float" office:value="0" calcext:value-type="float">
            <text:p>0</text:p>
          </table:table-cell>
          <table:table-cell table:formula="of:=SUM([day_death__csv_all.N9:.T9])" office:value-type="float" office:value="0" calcext:value-type="float">
            <text:p>0</text:p>
          </table:table-cell>
          <table:table-cell table:formula="of:=[day_death__csv_all.U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10:.M10])" office:value-type="float" office:value="0" calcext:value-type="float">
            <text:p>0</text:p>
          </table:table-cell>
          <table:table-cell table:formula="of:=SUM([day_death__csv_all.N10:.T10])" office:value-type="float" office:value="0" calcext:value-type="float">
            <text:p>0</text:p>
          </table:table-cell>
          <table:table-cell table:formula="of:=[day_death__csv_all.U1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11:.M11])" office:value-type="float" office:value="0" calcext:value-type="float">
            <text:p>0</text:p>
          </table:table-cell>
          <table:table-cell table:formula="of:=SUM([day_death__csv_all.N11:.T11])" office:value-type="float" office:value="0" calcext:value-type="float">
            <text:p>0</text:p>
          </table:table-cell>
          <table:table-cell table:formula="of:=[day_death__csv_all.U1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12:.M12])" office:value-type="float" office:value="0" calcext:value-type="float">
            <text:p>0</text:p>
          </table:table-cell>
          <table:table-cell table:formula="of:=SUM([day_death__csv_all.N12:.T12])" office:value-type="float" office:value="0" calcext:value-type="float">
            <text:p>0</text:p>
          </table:table-cell>
          <table:table-cell table:formula="of:=[day_death__csv_all.U1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13:.M13])" office:value-type="float" office:value="0" calcext:value-type="float">
            <text:p>0</text:p>
          </table:table-cell>
          <table:table-cell table:formula="of:=SUM([day_death__csv_all.N13:.T13])" office:value-type="float" office:value="1" calcext:value-type="float">
            <text:p>1</text:p>
          </table:table-cell>
          <table:table-cell table:formula="of:=[day_death__csv_all.U13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SUM([day_death__csv_all.A14:.M14])" office:value-type="float" office:value="0" calcext:value-type="float">
            <text:p>0</text:p>
          </table:table-cell>
          <table:table-cell table:formula="of:=SUM([day_death__csv_all.N14:.T14])" office:value-type="float" office:value="0" calcext:value-type="float">
            <text:p>0</text:p>
          </table:table-cell>
          <table:table-cell table:formula="of:=[day_death__csv_all.U1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15:.M15])" office:value-type="float" office:value="0.0997204037176242" calcext:value-type="float">
            <text:p>0.0997204037176242</text:p>
          </table:table-cell>
          <table:table-cell table:formula="of:=SUM([day_death__csv_all.N15:.T15])" office:value-type="float" office:value="1.90027959628238" calcext:value-type="float">
            <text:p>1.90027959628238</text:p>
          </table:table-cell>
          <table:table-cell table:formula="of:=[day_death__csv_all.U1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SUM([day_death__csv_all.A16:.M16])" office:value-type="float" office:value="0" calcext:value-type="float">
            <text:p>0</text:p>
          </table:table-cell>
          <table:table-cell table:formula="of:=SUM([day_death__csv_all.N16:.T16])" office:value-type="float" office:value="0" calcext:value-type="float">
            <text:p>0</text:p>
          </table:table-cell>
          <table:table-cell table:formula="of:=[day_death__csv_all.U1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17:.M17])" office:value-type="float" office:value="0.0498602018588121" calcext:value-type="float">
            <text:p>0.0498602018588121</text:p>
          </table:table-cell>
          <table:table-cell table:formula="of:=SUM([day_death__csv_all.N17:.T17])" office:value-type="float" office:value="0.950139798141188" calcext:value-type="float">
            <text:p>0.950139798141188</text:p>
          </table:table-cell>
          <table:table-cell table:formula="of:=[day_death__csv_all.U17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SUM([day_death__csv_all.A18:.M18])" office:value-type="float" office:value="0.0498602018588121" calcext:value-type="float">
            <text:p>0.0498602018588121</text:p>
          </table:table-cell>
          <table:table-cell table:formula="of:=SUM([day_death__csv_all.N18:.T18])" office:value-type="float" office:value="0.950139798141188" calcext:value-type="float">
            <text:p>0.950139798141188</text:p>
          </table:table-cell>
          <table:table-cell table:formula="of:=[day_death__csv_all.U18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SUM([day_death__csv_all.A19:.M19])" office:value-type="float" office:value="0" calcext:value-type="float">
            <text:p>0</text:p>
          </table:table-cell>
          <table:table-cell table:formula="of:=SUM([day_death__csv_all.N19:.T19])" office:value-type="float" office:value="0" calcext:value-type="float">
            <text:p>0</text:p>
          </table:table-cell>
          <table:table-cell table:formula="of:=[day_death__csv_all.U1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20:.M20])" office:value-type="float" office:value="0" calcext:value-type="float">
            <text:p>0</text:p>
          </table:table-cell>
          <table:table-cell table:formula="of:=SUM([day_death__csv_all.N20:.T20])" office:value-type="float" office:value="0" calcext:value-type="float">
            <text:p>0</text:p>
          </table:table-cell>
          <table:table-cell table:formula="of:=[day_death__csv_all.U2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21:.M21])" office:value-type="float" office:value="0.349021413011685" calcext:value-type="float">
            <text:p>0.349021413011685</text:p>
          </table:table-cell>
          <table:table-cell table:formula="of:=SUM([day_death__csv_all.N21:.T21])" office:value-type="float" office:value="6.65097858698832" calcext:value-type="float">
            <text:p>6.65097858698832</text:p>
          </table:table-cell>
          <table:table-cell table:formula="of:=[day_death__csv_all.U21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formula="of:=SUM([day_death__csv_all.A22:.M22])" office:value-type="float" office:value="0.398881614870497" calcext:value-type="float">
            <text:p>0.398881614870497</text:p>
          </table:table-cell>
          <table:table-cell table:formula="of:=SUM([day_death__csv_all.N22:.T22])" office:value-type="float" office:value="7.6011183851295" calcext:value-type="float">
            <text:p>7.6011183851295</text:p>
          </table:table-cell>
          <table:table-cell table:formula="of:=[day_death__csv_all.U22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formula="of:=SUM([day_death__csv_all.A23:.M23])" office:value-type="float" office:value="0.199440807435248" calcext:value-type="float">
            <text:p>0.199440807435248</text:p>
          </table:table-cell>
          <table:table-cell table:formula="of:=SUM([day_death__csv_all.N23:.T23])" office:value-type="float" office:value="3.80055919256475" calcext:value-type="float">
            <text:p>3.80055919256475</text:p>
          </table:table-cell>
          <table:table-cell table:formula="of:=[day_death__csv_all.U2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SUM([day_death__csv_all.A24:.M24])" office:value-type="float" office:value="0.94734383531743" calcext:value-type="float">
            <text:p>0.94734383531743</text:p>
          </table:table-cell>
          <table:table-cell table:formula="of:=SUM([day_death__csv_all.N24:.T24])" office:value-type="float" office:value="18.0526561646826" calcext:value-type="float">
            <text:p>18.0526561646826</text:p>
          </table:table-cell>
          <table:table-cell table:formula="of:=[day_death__csv_all.U24]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formula="of:=SUM([day_death__csv_all.A25:.M25])" office:value-type="float" office:value="0.747903027882182" calcext:value-type="float">
            <text:p>0.747903027882182</text:p>
          </table:table-cell>
          <table:table-cell table:formula="of:=SUM([day_death__csv_all.N25:.T25])" office:value-type="float" office:value="14.2520969721178" calcext:value-type="float">
            <text:p>14.2520969721178</text:p>
          </table:table-cell>
          <table:table-cell table:formula="of:=[day_death__csv_all.U25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formula="of:=SUM([day_death__csv_all.A26:.M26])" office:value-type="float" office:value="0.897483633458618" calcext:value-type="float">
            <text:p>0.897483633458618</text:p>
          </table:table-cell>
          <table:table-cell table:formula="of:=SUM([day_death__csv_all.N26:.T26])" office:value-type="float" office:value="17.1025163665414" calcext:value-type="float">
            <text:p>17.1025163665414</text:p>
          </table:table-cell>
          <table:table-cell table:formula="of:=[day_death__csv_all.U26]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formula="of:=SUM([day_death__csv_all.A27:.M27])" office:value-type="float" office:value="1.49580605576436" calcext:value-type="float">
            <text:p>1.49580605576436</text:p>
          </table:table-cell>
          <table:table-cell table:formula="of:=SUM([day_death__csv_all.N27:.T27])" office:value-type="float" office:value="28.5041939442356" calcext:value-type="float">
            <text:p>28.5041939442356</text:p>
          </table:table-cell>
          <table:table-cell table:formula="of:=[day_death__csv_all.U27]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formula="of:=SUM([day_death__csv_all.A28:.M28])" office:value-type="float" office:value="1.49580605576436" calcext:value-type="float">
            <text:p>1.49580605576436</text:p>
          </table:table-cell>
          <table:table-cell table:formula="of:=SUM([day_death__csv_all.N28:.T28])" office:value-type="float" office:value="28.5041939442356" calcext:value-type="float">
            <text:p>28.5041939442356</text:p>
          </table:table-cell>
          <table:table-cell table:formula="of:=[day_death__csv_all.U28]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formula="of:=SUM([day_death__csv_all.A29:.M29])" office:value-type="float" office:value="2.14398867992892" calcext:value-type="float">
            <text:p>2.14398867992892</text:p>
          </table:table-cell>
          <table:table-cell table:formula="of:=SUM([day_death__csv_all.N29:.T29])" office:value-type="float" office:value="40.8560113200711" calcext:value-type="float">
            <text:p>40.8560113200711</text:p>
          </table:table-cell>
          <table:table-cell table:formula="of:=[day_death__csv_all.U29]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formula="of:=SUM([day_death__csv_all.A30:.M30])" office:value-type="float" office:value="1.69524686319961" calcext:value-type="float">
            <text:p>1.69524686319961</text:p>
          </table:table-cell>
          <table:table-cell table:formula="of:=SUM([day_death__csv_all.N30:.T30])" office:value-type="float" office:value="32.3047531368004" calcext:value-type="float">
            <text:p>32.3047531368004</text:p>
          </table:table-cell>
          <table:table-cell table:formula="of:=[day_death__csv_all.U30]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formula="of:=SUM([day_death__csv_all.A31:.M31])" office:value-type="float" office:value="2" calcext:value-type="float">
            <text:p>2</text:p>
          </table:table-cell>
          <table:table-cell table:formula="of:=SUM([day_death__csv_all.N31:.T31])" office:value-type="float" office:value="61" calcext:value-type="float">
            <text:p>61</text:p>
          </table:table-cell>
          <table:table-cell table:formula="of:=[day_death__csv_all.U31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formula="of:=SUM([day_death__csv_all.A32:.M32])" office:value-type="float" office:value="3" calcext:value-type="float">
            <text:p>3</text:p>
          </table:table-cell>
          <table:table-cell table:formula="of:=SUM([day_death__csv_all.N32:.T32])" office:value-type="float" office:value="77" calcext:value-type="float">
            <text:p>77</text:p>
          </table:table-cell>
          <table:table-cell table:formula="of:=[day_death__csv_all.U32]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formula="of:=SUM([day_death__csv_all.A33:.M33])" office:value-type="float" office:value="1" calcext:value-type="float">
            <text:p>1</text:p>
          </table:table-cell>
          <table:table-cell table:formula="of:=SUM([day_death__csv_all.N33:.T33])" office:value-type="float" office:value="77" calcext:value-type="float">
            <text:p>77</text:p>
          </table:table-cell>
          <table:table-cell table:formula="of:=[day_death__csv_all.U33]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formula="of:=SUM([day_death__csv_all.A34:.M34])" office:value-type="float" office:value="5" calcext:value-type="float">
            <text:p>5</text:p>
          </table:table-cell>
          <table:table-cell table:formula="of:=SUM([day_death__csv_all.N34:.T34])" office:value-type="float" office:value="98" calcext:value-type="float">
            <text:p>98</text:p>
          </table:table-cell>
          <table:table-cell table:formula="of:=[day_death__csv_all.U34]"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table:formula="of:=SUM([day_death__csv_all.A35:.M35])" office:value-type="float" office:value="5" calcext:value-type="float">
            <text:p>5</text:p>
          </table:table-cell>
          <table:table-cell table:formula="of:=SUM([day_death__csv_all.N35:.T35])" office:value-type="float" office:value="98" calcext:value-type="float">
            <text:p>98</text:p>
          </table:table-cell>
          <table:table-cell table:formula="of:=[day_death__csv_all.U35]"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table:formula="of:=SUM([day_death__csv_all.A36:.M36])" office:value-type="float" office:value="7" calcext:value-type="float">
            <text:p>7</text:p>
          </table:table-cell>
          <table:table-cell table:formula="of:=SUM([day_death__csv_all.N36:.T36])" office:value-type="float" office:value="125" calcext:value-type="float">
            <text:p>125</text:p>
          </table:table-cell>
          <table:table-cell table:formula="of:=[day_death__csv_all.U36]"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table:formula="of:=SUM([day_death__csv_all.A37:.M37])" office:value-type="float" office:value="7" calcext:value-type="float">
            <text:p>7</text:p>
          </table:table-cell>
          <table:table-cell table:formula="of:=SUM([day_death__csv_all.N37:.T37])" office:value-type="float" office:value="86" calcext:value-type="float">
            <text:p>86</text:p>
          </table:table-cell>
          <table:table-cell table:formula="of:=[day_death__csv_all.U37]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formula="of:=SUM([day_death__csv_all.A38:.M38])" office:value-type="float" office:value="16" calcext:value-type="float">
            <text:p>16</text:p>
          </table:table-cell>
          <table:table-cell table:formula="of:=SUM([day_death__csv_all.N38:.T38])" office:value-type="float" office:value="159" calcext:value-type="float">
            <text:p>159</text:p>
          </table:table-cell>
          <table:table-cell table:formula="of:=[day_death__csv_all.U38]"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table:formula="of:=SUM([day_death__csv_all.A39:.M39])" office:value-type="float" office:value="8" calcext:value-type="float">
            <text:p>8</text:p>
          </table:table-cell>
          <table:table-cell table:formula="of:=SUM([day_death__csv_all.N39:.T39])" office:value-type="float" office:value="126" calcext:value-type="float">
            <text:p>126</text:p>
          </table:table-cell>
          <table:table-cell table:formula="of:=[day_death__csv_all.U39]"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 table:formula="of:=SUM([day_death__csv_all.A40:.M40])" office:value-type="float" office:value="6" calcext:value-type="float">
            <text:p>6</text:p>
          </table:table-cell>
          <table:table-cell table:formula="of:=SUM([day_death__csv_all.N40:.T40])" office:value-type="float" office:value="160" calcext:value-type="float">
            <text:p>160</text:p>
          </table:table-cell>
          <table:table-cell table:formula="of:=[day_death__csv_all.U40]"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formula="of:=SUM([day_death__csv_all.A41:.M41])" office:value-type="float" office:value="9" calcext:value-type="float">
            <text:p>9</text:p>
          </table:table-cell>
          <table:table-cell table:formula="of:=SUM([day_death__csv_all.N41:.T41])" office:value-type="float" office:value="147" calcext:value-type="float">
            <text:p>147</text:p>
          </table:table-cell>
          <table:table-cell table:formula="of:=[day_death__csv_all.U41]"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table:formula="of:=SUM([day_death__csv_all.A42:.M42])" office:value-type="float" office:value="9" calcext:value-type="float">
            <text:p>9</text:p>
          </table:table-cell>
          <table:table-cell table:formula="of:=SUM([day_death__csv_all.N42:.T42])" office:value-type="float" office:value="147" calcext:value-type="float">
            <text:p>147</text:p>
          </table:table-cell>
          <table:table-cell table:formula="of:=[day_death__csv_all.U42]"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table:formula="of:=SUM([day_death__csv_all.A43:.M43])" office:value-type="float" office:value="12" calcext:value-type="float">
            <text:p>12</text:p>
          </table:table-cell>
          <table:table-cell table:formula="of:=SUM([day_death__csv_all.N43:.T43])" office:value-type="float" office:value="103" calcext:value-type="float">
            <text:p>103</text:p>
          </table:table-cell>
          <table:table-cell table:formula="of:=[day_death__csv_all.U43]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formula="of:=SUM([day_death__csv_all.A44:.M44])" office:value-type="float" office:value="9" calcext:value-type="float">
            <text:p>9</text:p>
          </table:table-cell>
          <table:table-cell table:formula="of:=SUM([day_death__csv_all.N44:.T44])" office:value-type="float" office:value="91" calcext:value-type="float">
            <text:p>91</text:p>
          </table:table-cell>
          <table:table-cell table:formula="of:=[day_death__csv_all.U44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formula="of:=SUM([day_death__csv_all.A45:.M45])" office:value-type="float" office:value="16" calcext:value-type="float">
            <text:p>16</text:p>
          </table:table-cell>
          <table:table-cell table:formula="of:=SUM([day_death__csv_all.N45:.T45])" office:value-type="float" office:value="218" calcext:value-type="float">
            <text:p>218</text:p>
          </table:table-cell>
          <table:table-cell table:formula="of:=[day_death__csv_all.U45]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table:formula="of:=SUM([day_death__csv_all.A46:.M46])" office:value-type="float" office:value="6" calcext:value-type="float">
            <text:p>6</text:p>
          </table:table-cell>
          <table:table-cell table:formula="of:=SUM([day_death__csv_all.N46:.T46])" office:value-type="float" office:value="140" calcext:value-type="float">
            <text:p>140</text:p>
          </table:table-cell>
          <table:table-cell table:formula="of:=[day_death__csv_all.U46]" office:value-type="float" office:value="146" calcext:value-type="float">
            <text:p>146</text:p>
          </table:table-cell>
          <table:table-cell table:number-columns-repeated="1021"/>
        </table:table-row>
        <table:table-row table:style-name="ro1">
          <table:table-cell table:formula="of:=SUM([day_death__csv_all.A47:.M47])" office:value-type="float" office:value="8" calcext:value-type="float">
            <text:p>8</text:p>
          </table:table-cell>
          <table:table-cell table:formula="of:=SUM([day_death__csv_all.N47:.T47])" office:value-type="float" office:value="140" calcext:value-type="float">
            <text:p>140</text:p>
          </table:table-cell>
          <table:table-cell table:formula="of:=[day_death__csv_all.U47]"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table:formula="of:=SUM([day_death__csv_all.A48:.M48])" office:value-type="float" office:value="7" calcext:value-type="float">
            <text:p>7</text:p>
          </table:table-cell>
          <table:table-cell table:formula="of:=SUM([day_death__csv_all.N48:.T48])" office:value-type="float" office:value="108" calcext:value-type="float">
            <text:p>108</text:p>
          </table:table-cell>
          <table:table-cell table:formula="of:=[day_death__csv_all.U48]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formula="of:=SUM([day_death__csv_all.A49:.M49])" office:value-type="float" office:value="4" calcext:value-type="float">
            <text:p>4</text:p>
          </table:table-cell>
          <table:table-cell table:formula="of:=SUM([day_death__csv_all.N49:.T49])" office:value-type="float" office:value="128" calcext:value-type="float">
            <text:p>128</text:p>
          </table:table-cell>
          <table:table-cell table:formula="of:=[day_death__csv_all.U49]"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table:formula="of:=SUM([day_death__csv_all.A50:.M50])" office:value-type="float" office:value="11" calcext:value-type="float">
            <text:p>11</text:p>
          </table:table-cell>
          <table:table-cell table:formula="of:=SUM([day_death__csv_all.N50:.T50])" office:value-type="float" office:value="83" calcext:value-type="float">
            <text:p>83</text:p>
          </table:table-cell>
          <table:table-cell table:formula="of:=[day_death__csv_all.U50]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formula="of:=SUM([day_death__csv_all.A51:.M51])" office:value-type="float" office:value="9" calcext:value-type="float">
            <text:p>9</text:p>
          </table:table-cell>
          <table:table-cell table:formula="of:=SUM([day_death__csv_all.N51:.T51])" office:value-type="float" office:value="77" calcext:value-type="float">
            <text:p>77</text:p>
          </table:table-cell>
          <table:table-cell table:formula="of:=[day_death__csv_all.U51]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formula="of:=SUM([day_death__csv_all.A52:.M52])" office:value-type="float" office:value="10" calcext:value-type="float">
            <text:p>10</text:p>
          </table:table-cell>
          <table:table-cell table:formula="of:=SUM([day_death__csv_all.N52:.T52])" office:value-type="float" office:value="113" calcext:value-type="float">
            <text:p>113</text:p>
          </table:table-cell>
          <table:table-cell table:formula="of:=[day_death__csv_all.U52]"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table:formula="of:=SUM([day_death__csv_all.A53:.M53])" office:value-type="float" office:value="15" calcext:value-type="float">
            <text:p>15</text:p>
          </table:table-cell>
          <table:table-cell table:formula="of:=SUM([day_death__csv_all.N53:.T53])" office:value-type="float" office:value="174" calcext:value-type="float">
            <text:p>174</text:p>
          </table:table-cell>
          <table:table-cell table:formula="of:=[day_death__csv_all.U53]"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 table:formula="of:=SUM([day_death__csv_all.A54:.M54])" office:value-type="float" office:value="8" calcext:value-type="float">
            <text:p>8</text:p>
          </table:table-cell>
          <table:table-cell table:formula="of:=SUM([day_death__csv_all.N54:.T54])" office:value-type="float" office:value="173" calcext:value-type="float">
            <text:p>173</text:p>
          </table:table-cell>
          <table:table-cell table:formula="of:=[day_death__csv_all.U54]" office:value-type="float" office:value="181" calcext:value-type="float">
            <text:p>181</text:p>
          </table:table-cell>
          <table:table-cell table:number-columns-repeated="1021"/>
        </table:table-row>
        <table:table-row table:style-name="ro1">
          <table:table-cell table:formula="of:=SUM([day_death__csv_all.A55:.M55])" office:value-type="float" office:value="5" calcext:value-type="float">
            <text:p>5</text:p>
          </table:table-cell>
          <table:table-cell table:formula="of:=SUM([day_death__csv_all.N55:.T55])" office:value-type="float" office:value="139" calcext:value-type="float">
            <text:p>139</text:p>
          </table:table-cell>
          <table:table-cell table:formula="of:=[day_death__csv_all.U55]"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table:formula="of:=SUM([day_death__csv_all.A56:.M56])" office:value-type="float" office:value="6" calcext:value-type="float">
            <text:p>6</text:p>
          </table:table-cell>
          <table:table-cell table:formula="of:=SUM([day_death__csv_all.N56:.T56])" office:value-type="float" office:value="136" calcext:value-type="float">
            <text:p>136</text:p>
          </table:table-cell>
          <table:table-cell table:formula="of:=[day_death__csv_all.U56]"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table:formula="of:=SUM([day_death__csv_all.A57:.M57])" office:value-type="float" office:value="7" calcext:value-type="float">
            <text:p>7</text:p>
          </table:table-cell>
          <table:table-cell table:formula="of:=SUM([day_death__csv_all.N57:.T57])" office:value-type="float" office:value="76" calcext:value-type="float">
            <text:p>76</text:p>
          </table:table-cell>
          <table:table-cell table:formula="of:=[day_death__csv_all.U57]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formula="of:=SUM([day_death__csv_all.A58:.M58])" office:value-type="float" office:value="4" calcext:value-type="float">
            <text:p>4</text:p>
          </table:table-cell>
          <table:table-cell table:formula="of:=SUM([day_death__csv_all.N58:.T58])" office:value-type="float" office:value="63" calcext:value-type="float">
            <text:p>63</text:p>
          </table:table-cell>
          <table:table-cell table:formula="of:=[day_death__csv_all.U58]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formula="of:=SUM([day_death__csv_all.A59:.M59])" office:value-type="float" office:value="7" calcext:value-type="float">
            <text:p>7</text:p>
          </table:table-cell>
          <table:table-cell table:formula="of:=SUM([day_death__csv_all.N59:.T59])" office:value-type="float" office:value="158" calcext:value-type="float">
            <text:p>158</text:p>
          </table:table-cell>
          <table:table-cell table:formula="of:=[day_death__csv_all.U59]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formula="of:=SUM([day_death__csv_all.A60:.M60])" office:value-type="float" office:value="9" calcext:value-type="float">
            <text:p>9</text:p>
          </table:table-cell>
          <table:table-cell table:formula="of:=SUM([day_death__csv_all.N60:.T60])" office:value-type="float" office:value="129" calcext:value-type="float">
            <text:p>129</text:p>
          </table:table-cell>
          <table:table-cell table:formula="of:=[day_death__csv_all.U60]" office:value-type="float" office:value="138" calcext:value-type="float">
            <text:p>138</text:p>
          </table:table-cell>
          <table:table-cell table:number-columns-repeated="1021"/>
        </table:table-row>
        <table:table-row table:style-name="ro1">
          <table:table-cell table:formula="of:=SUM([day_death__csv_all.A61:.M61])" office:value-type="float" office:value="7" calcext:value-type="float">
            <text:p>7</text:p>
          </table:table-cell>
          <table:table-cell table:formula="of:=SUM([day_death__csv_all.N61:.T61])" office:value-type="float" office:value="116" calcext:value-type="float">
            <text:p>116</text:p>
          </table:table-cell>
          <table:table-cell table:formula="of:=[day_death__csv_all.U61]"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table:formula="of:=SUM([day_death__csv_all.A62:.M62])" office:value-type="float" office:value="9" calcext:value-type="float">
            <text:p>9</text:p>
          </table:table-cell>
          <table:table-cell table:formula="of:=SUM([day_death__csv_all.N62:.T62])" office:value-type="float" office:value="103" calcext:value-type="float">
            <text:p>103</text:p>
          </table:table-cell>
          <table:table-cell table:formula="of:=[day_death__csv_all.U62]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table:formula="of:=SUM([day_death__csv_all.A63:.M63])" office:value-type="float" office:value="4" calcext:value-type="float">
            <text:p>4</text:p>
          </table:table-cell>
          <table:table-cell table:formula="of:=SUM([day_death__csv_all.N63:.T63])" office:value-type="float" office:value="116" calcext:value-type="float">
            <text:p>116</text:p>
          </table:table-cell>
          <table:table-cell table:formula="of:=[day_death__csv_all.U63]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formula="of:=SUM([day_death__csv_all.A64:.M64])" office:value-type="float" office:value="4" calcext:value-type="float">
            <text:p>4</text:p>
          </table:table-cell>
          <table:table-cell table:formula="of:=SUM([day_death__csv_all.N64:.T64])" office:value-type="float" office:value="62" calcext:value-type="float">
            <text:p>62</text:p>
          </table:table-cell>
          <table:table-cell table:formula="of:=[day_death__csv_all.U64]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formula="of:=SUM([day_death__csv_all.A65:.M65])" office:value-type="float" office:value="1" calcext:value-type="float">
            <text:p>1</text:p>
          </table:table-cell>
          <table:table-cell table:formula="of:=SUM([day_death__csv_all.N65:.T65])" office:value-type="float" office:value="42" calcext:value-type="float">
            <text:p>42</text:p>
          </table:table-cell>
          <table:table-cell table:formula="of:=[day_death__csv_all.U65]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formula="of:=SUM([day_death__csv_all.A66:.M66])" office:value-type="float" office:value="5" calcext:value-type="float">
            <text:p>5</text:p>
          </table:table-cell>
          <table:table-cell table:formula="of:=SUM([day_death__csv_all.N66:.T66])" office:value-type="float" office:value="43" calcext:value-type="float">
            <text:p>43</text:p>
          </table:table-cell>
          <table:table-cell table:formula="of:=[day_death__csv_all.U66]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formula="of:=SUM([day_death__csv_all.A67:.M67])" office:value-type="float" office:value="7" calcext:value-type="float">
            <text:p>7</text:p>
          </table:table-cell>
          <table:table-cell table:formula="of:=SUM([day_death__csv_all.N67:.T67])" office:value-type="float" office:value="138" calcext:value-type="float">
            <text:p>138</text:p>
          </table:table-cell>
          <table:table-cell table:formula="of:=[day_death__csv_all.U67]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formula="of:=SUM([day_death__csv_all.A68:.M68])" office:value-type="float" office:value="8" calcext:value-type="float">
            <text:p>8</text:p>
          </table:table-cell>
          <table:table-cell table:formula="of:=SUM([day_death__csv_all.N68:.T68])" office:value-type="float" office:value="76" calcext:value-type="float">
            <text:p>76</text:p>
          </table:table-cell>
          <table:table-cell table:formula="of:=[day_death__csv_all.U68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formula="of:=SUM([day_death__csv_all.A69:.M69])" office:value-type="float" office:value="8" calcext:value-type="float">
            <text:p>8</text:p>
          </table:table-cell>
          <table:table-cell table:formula="of:=SUM([day_death__csv_all.N69:.T69])" office:value-type="float" office:value="90" calcext:value-type="float">
            <text:p>90</text:p>
          </table:table-cell>
          <table:table-cell table:formula="of:=[day_death__csv_all.U69]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formula="of:=SUM([day_death__csv_all.A70:.M70])" office:value-type="float" office:value="2" calcext:value-type="float">
            <text:p>2</text:p>
          </table:table-cell>
          <table:table-cell table:formula="of:=SUM([day_death__csv_all.N70:.T70])" office:value-type="float" office:value="92" calcext:value-type="float">
            <text:p>92</text:p>
          </table:table-cell>
          <table:table-cell table:formula="of:=[day_death__csv_all.U70]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formula="of:=SUM([day_death__csv_all.A71:.M71])" office:value-type="float" office:value="2" calcext:value-type="float">
            <text:p>2</text:p>
          </table:table-cell>
          <table:table-cell table:formula="of:=SUM([day_death__csv_all.N71:.T71])" office:value-type="float" office:value="67" calcext:value-type="float">
            <text:p>67</text:p>
          </table:table-cell>
          <table:table-cell table:formula="of:=[day_death__csv_all.U71]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formula="of:=SUM([day_death__csv_all.A72:.M72])" office:value-type="float" office:value="2" calcext:value-type="float">
            <text:p>2</text:p>
          </table:table-cell>
          <table:table-cell table:formula="of:=SUM([day_death__csv_all.N72:.T72])" office:value-type="float" office:value="24" calcext:value-type="float">
            <text:p>24</text:p>
          </table:table-cell>
          <table:table-cell table:formula="of:=[day_death__csv_all.U72]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formula="of:=SUM([day_death__csv_all.A73:.M73])" office:value-type="float" office:value="2" calcext:value-type="float">
            <text:p>2</text:p>
          </table:table-cell>
          <table:table-cell table:formula="of:=SUM([day_death__csv_all.N73:.T73])" office:value-type="float" office:value="84" calcext:value-type="float">
            <text:p>84</text:p>
          </table:table-cell>
          <table:table-cell table:formula="of:=[day_death__csv_all.U73]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formula="of:=SUM([day_death__csv_all.A74:.M74])" office:value-type="float" office:value="1" calcext:value-type="float">
            <text:p>1</text:p>
          </table:table-cell>
          <table:table-cell table:formula="of:=SUM([day_death__csv_all.N74:.T74])" office:value-type="float" office:value="35" calcext:value-type="float">
            <text:p>35</text:p>
          </table:table-cell>
          <table:table-cell table:formula="of:=[day_death__csv_all.U74]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formula="of:=SUM([day_death__csv_all.A75:.M75])" office:value-type="float" office:value="3" calcext:value-type="float">
            <text:p>3</text:p>
          </table:table-cell>
          <table:table-cell table:formula="of:=SUM([day_death__csv_all.N75:.T75])" office:value-type="float" office:value="81" calcext:value-type="float">
            <text:p>81</text:p>
          </table:table-cell>
          <table:table-cell table:formula="of:=[day_death__csv_all.U75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formula="of:=SUM([day_death__csv_all.A76:.M76])" office:value-type="float" office:value="4" calcext:value-type="float">
            <text:p>4</text:p>
          </table:table-cell>
          <table:table-cell table:formula="of:=SUM([day_death__csv_all.N76:.T76])" office:value-type="float" office:value="67" calcext:value-type="float">
            <text:p>67</text:p>
          </table:table-cell>
          <table:table-cell table:formula="of:=[day_death__csv_all.U76]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formula="of:=SUM([day_death__csv_all.A77:.M77])" office:value-type="float" office:value="5" calcext:value-type="float">
            <text:p>5</text:p>
          </table:table-cell>
          <table:table-cell table:formula="of:=SUM([day_death__csv_all.N77:.T77])" office:value-type="float" office:value="59" calcext:value-type="float">
            <text:p>59</text:p>
          </table:table-cell>
          <table:table-cell table:formula="of:=[day_death__csv_all.U77]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formula="of:=SUM([day_death__csv_all.A78:.M78])" office:value-type="float" office:value="2" calcext:value-type="float">
            <text:p>2</text:p>
          </table:table-cell>
          <table:table-cell table:formula="of:=SUM([day_death__csv_all.N78:.T78])" office:value-type="float" office:value="16" calcext:value-type="float">
            <text:p>16</text:p>
          </table:table-cell>
          <table:table-cell table:formula="of:=[day_death__csv_all.U78]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formula="of:=SUM([day_death__csv_all.A79:.M79])" office:value-type="float" office:value="0" calcext:value-type="float">
            <text:p>0</text:p>
          </table:table-cell>
          <table:table-cell table:formula="of:=SUM([day_death__csv_all.N79:.T79])" office:value-type="float" office:value="16" calcext:value-type="float">
            <text:p>16</text:p>
          </table:table-cell>
          <table:table-cell table:formula="of:=[day_death__csv_all.U79]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formula="of:=SUM([day_death__csv_all.A80:.M80])" office:value-type="float" office:value="4" calcext:value-type="float">
            <text:p>4</text:p>
          </table:table-cell>
          <table:table-cell table:formula="of:=SUM([day_death__csv_all.N80:.T80])" office:value-type="float" office:value="51" calcext:value-type="float">
            <text:p>51</text:p>
          </table:table-cell>
          <table:table-cell table:formula="of:=[day_death__csv_all.U80]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formula="of:=SUM([day_death__csv_all.A81:.M81])" office:value-type="float" office:value="3" calcext:value-type="float">
            <text:p>3</text:p>
          </table:table-cell>
          <table:table-cell table:formula="of:=SUM([day_death__csv_all.N81:.T81])" office:value-type="float" office:value="48" calcext:value-type="float">
            <text:p>48</text:p>
          </table:table-cell>
          <table:table-cell table:formula="of:=[day_death__csv_all.U81]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formula="of:=SUM([day_death__csv_all.A82:.M82])" office:value-type="float" office:value="3" calcext:value-type="float">
            <text:p>3</text:p>
          </table:table-cell>
          <table:table-cell table:formula="of:=SUM([day_death__csv_all.N82:.T82])" office:value-type="float" office:value="25" calcext:value-type="float">
            <text:p>25</text:p>
          </table:table-cell>
          <table:table-cell table:formula="of:=[day_death__csv_all.U82]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formula="of:=SUM([day_death__csv_all.A83:.M83])" office:value-type="float" office:value="5" calcext:value-type="float">
            <text:p>5</text:p>
          </table:table-cell>
          <table:table-cell table:formula="of:=SUM([day_death__csv_all.N83:.T83])" office:value-type="float" office:value="48" calcext:value-type="float">
            <text:p>48</text:p>
          </table:table-cell>
          <table:table-cell table:formula="of:=[day_death__csv_all.U83]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formula="of:=SUM([day_death__csv_all.A84:.M84])" office:value-type="float" office:value="0" calcext:value-type="float">
            <text:p>0</text:p>
          </table:table-cell>
          <table:table-cell table:formula="of:=SUM([day_death__csv_all.N84:.T84])" office:value-type="float" office:value="27" calcext:value-type="float">
            <text:p>27</text:p>
          </table:table-cell>
          <table:table-cell table:formula="of:=[day_death__csv_all.U84]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formula="of:=SUM([day_death__csv_all.A85:.M85])" office:value-type="float" office:value="1" calcext:value-type="float">
            <text:p>1</text:p>
          </table:table-cell>
          <table:table-cell table:formula="of:=SUM([day_death__csv_all.N85:.T85])" office:value-type="float" office:value="9" calcext:value-type="float">
            <text:p>9</text:p>
          </table:table-cell>
          <table:table-cell table:formula="of:=[day_death__csv_all.U85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formula="of:=SUM([day_death__csv_all.A86:.M86])" office:value-type="float" office:value="0" calcext:value-type="float">
            <text:p>0</text:p>
          </table:table-cell>
          <table:table-cell table:formula="of:=SUM([day_death__csv_all.N86:.T86])" office:value-type="float" office:value="14" calcext:value-type="float">
            <text:p>14</text:p>
          </table:table-cell>
          <table:table-cell table:formula="of:=[day_death__csv_all.U86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formula="of:=SUM([day_death__csv_all.A87:.M87])" office:value-type="float" office:value="2" calcext:value-type="float">
            <text:p>2</text:p>
          </table:table-cell>
          <table:table-cell table:formula="of:=SUM([day_death__csv_all.N87:.T87])" office:value-type="float" office:value="19" calcext:value-type="float">
            <text:p>19</text:p>
          </table:table-cell>
          <table:table-cell table:formula="of:=[day_death__csv_all.U87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formula="of:=SUM([day_death__csv_all.A88:.M88])" office:value-type="float" office:value="0" calcext:value-type="float">
            <text:p>0</text:p>
          </table:table-cell>
          <table:table-cell table:formula="of:=SUM([day_death__csv_all.N88:.T88])" office:value-type="float" office:value="33" calcext:value-type="float">
            <text:p>33</text:p>
          </table:table-cell>
          <table:table-cell table:formula="of:=[day_death__csv_all.U88]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table:formula="of:=SUM([day_death__csv_all.A89:.M89])" office:value-type="float" office:value="4" calcext:value-type="float">
            <text:p>4</text:p>
          </table:table-cell>
          <table:table-cell table:formula="of:=SUM([day_death__csv_all.N89:.T89])" office:value-type="float" office:value="23" calcext:value-type="float">
            <text:p>23</text:p>
          </table:table-cell>
          <table:table-cell table:formula="of:=[day_death__csv_all.U89]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formula="of:=SUM([day_death__csv_all.A90:.M90])" office:value-type="float" office:value="1" calcext:value-type="float">
            <text:p>1</text:p>
          </table:table-cell>
          <table:table-cell table:formula="of:=SUM([day_death__csv_all.N90:.T90])" office:value-type="float" office:value="12" calcext:value-type="float">
            <text:p>12</text:p>
          </table:table-cell>
          <table:table-cell table:formula="of:=[day_death__csv_all.U90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formula="of:=SUM([day_death__csv_all.A91:.M91])" office:value-type="float" office:value="2" calcext:value-type="float">
            <text:p>2</text:p>
          </table:table-cell>
          <table:table-cell table:formula="of:=SUM([day_death__csv_all.N91:.T91])" office:value-type="float" office:value="21" calcext:value-type="float">
            <text:p>21</text:p>
          </table:table-cell>
          <table:table-cell table:formula="of:=[day_death__csv_all.U91]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formula="of:=SUM([day_death__csv_all.A92:.M92])" office:value-type="float" office:value="2" calcext:value-type="float">
            <text:p>2</text:p>
          </table:table-cell>
          <table:table-cell table:formula="of:=SUM([day_death__csv_all.N92:.T92])" office:value-type="float" office:value="9" calcext:value-type="float">
            <text:p>9</text:p>
          </table:table-cell>
          <table:table-cell table:formula="of:=[day_death__csv_all.U92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formula="of:=SUM([day_death__csv_all.A93:.M93])" office:value-type="float" office:value="0" calcext:value-type="float">
            <text:p>0</text:p>
          </table:table-cell>
          <table:table-cell table:formula="of:=SUM([day_death__csv_all.N93:.T93])" office:value-type="float" office:value="8" calcext:value-type="float">
            <text:p>8</text:p>
          </table:table-cell>
          <table:table-cell table:formula="of:=[day_death__csv_all.U93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formula="of:=SUM([day_death__csv_all.A94:.M94])" office:value-type="float" office:value="1" calcext:value-type="float">
            <text:p>1</text:p>
          </table:table-cell>
          <table:table-cell table:formula="of:=SUM([day_death__csv_all.N94:.T94])" office:value-type="float" office:value="25" calcext:value-type="float">
            <text:p>25</text:p>
          </table:table-cell>
          <table:table-cell table:formula="of:=[day_death__csv_all.U94]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formula="of:=SUM([day_death__csv_all.A95:.M95])" office:value-type="float" office:value="0" calcext:value-type="float">
            <text:p>0</text:p>
          </table:table-cell>
          <table:table-cell table:formula="of:=SUM([day_death__csv_all.N95:.T95])" office:value-type="float" office:value="15" calcext:value-type="float">
            <text:p>15</text:p>
          </table:table-cell>
          <table:table-cell table:formula="of:=[day_death__csv_all.U95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formula="of:=SUM([day_death__csv_all.A96:.M96])" office:value-type="float" office:value="2" calcext:value-type="float">
            <text:p>2</text:p>
          </table:table-cell>
          <table:table-cell table:formula="of:=SUM([day_death__csv_all.N96:.T96])" office:value-type="float" office:value="30" calcext:value-type="float">
            <text:p>30</text:p>
          </table:table-cell>
          <table:table-cell table:formula="of:=[day_death__csv_all.U96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formula="of:=SUM([day_death__csv_all.A97:.M97])" office:value-type="float" office:value="0" calcext:value-type="float">
            <text:p>0</text:p>
          </table:table-cell>
          <table:table-cell table:formula="of:=SUM([day_death__csv_all.N97:.T97])" office:value-type="float" office:value="28" calcext:value-type="float">
            <text:p>28</text:p>
          </table:table-cell>
          <table:table-cell table:formula="of:=[day_death__csv_all.U97]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formula="of:=SUM([day_death__csv_all.A98:.M98])" office:value-type="float" office:value="2" calcext:value-type="float">
            <text:p>2</text:p>
          </table:table-cell>
          <table:table-cell table:formula="of:=SUM([day_death__csv_all.N98:.T98])" office:value-type="float" office:value="18" calcext:value-type="float">
            <text:p>18</text:p>
          </table:table-cell>
          <table:table-cell table:formula="of:=[day_death__csv_all.U98]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formula="of:=SUM([day_death__csv_all.A99:.M99])" office:value-type="float" office:value="1" calcext:value-type="float">
            <text:p>1</text:p>
          </table:table-cell>
          <table:table-cell table:formula="of:=SUM([day_death__csv_all.N99:.T99])" office:value-type="float" office:value="4" calcext:value-type="float">
            <text:p>4</text:p>
          </table:table-cell>
          <table:table-cell table:formula="of:=[day_death__csv_all.U99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SUM([day_death__csv_all.A100:.M100])" office:value-type="float" office:value="0" calcext:value-type="float">
            <text:p>0</text:p>
          </table:table-cell>
          <table:table-cell table:formula="of:=SUM([day_death__csv_all.N100:.T100])" office:value-type="float" office:value="6" calcext:value-type="float">
            <text:p>6</text:p>
          </table:table-cell>
          <table:table-cell table:formula="of:=[day_death__csv_all.U100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SUM([day_death__csv_all.A101:.M101])" office:value-type="float" office:value="1" calcext:value-type="float">
            <text:p>1</text:p>
          </table:table-cell>
          <table:table-cell table:formula="of:=SUM([day_death__csv_all.N101:.T101])" office:value-type="float" office:value="4" calcext:value-type="float">
            <text:p>4</text:p>
          </table:table-cell>
          <table:table-cell table:formula="of:=[day_death__csv_all.U101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SUM([day_death__csv_all.A102:.M102])" office:value-type="float" office:value="1" calcext:value-type="float">
            <text:p>1</text:p>
          </table:table-cell>
          <table:table-cell table:formula="of:=SUM([day_death__csv_all.N102:.T102])" office:value-type="float" office:value="9" calcext:value-type="float">
            <text:p>9</text:p>
          </table:table-cell>
          <table:table-cell table:formula="of:=[day_death__csv_all.U102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formula="of:=SUM([day_death__csv_all.A103:.M103])" office:value-type="float" office:value="3" calcext:value-type="float">
            <text:p>3</text:p>
          </table:table-cell>
          <table:table-cell table:formula="of:=SUM([day_death__csv_all.N103:.T103])" office:value-type="float" office:value="10" calcext:value-type="float">
            <text:p>10</text:p>
          </table:table-cell>
          <table:table-cell table:formula="of:=[day_death__csv_all.U103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formula="of:=SUM([day_death__csv_all.A104:.M104])" office:value-type="float" office:value="0" calcext:value-type="float">
            <text:p>0</text:p>
          </table:table-cell>
          <table:table-cell table:formula="of:=SUM([day_death__csv_all.N104:.T104])" office:value-type="float" office:value="15" calcext:value-type="float">
            <text:p>15</text:p>
          </table:table-cell>
          <table:table-cell table:formula="of:=[day_death__csv_all.U104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formula="of:=SUM([day_death__csv_all.A105:.M105])" office:value-type="float" office:value="0" calcext:value-type="float">
            <text:p>0</text:p>
          </table:table-cell>
          <table:table-cell table:formula="of:=SUM([day_death__csv_all.N105:.T105])" office:value-type="float" office:value="6" calcext:value-type="float">
            <text:p>6</text:p>
          </table:table-cell>
          <table:table-cell table:formula="of:=[day_death__csv_all.U105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SUM([day_death__csv_all.A106:.M106])" office:value-type="float" office:value="0" calcext:value-type="float">
            <text:p>0</text:p>
          </table:table-cell>
          <table:table-cell table:formula="of:=SUM([day_death__csv_all.N106:.T106])" office:value-type="float" office:value="2" calcext:value-type="float">
            <text:p>2</text:p>
          </table:table-cell>
          <table:table-cell table:formula="of:=[day_death__csv_all.U106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SUM([day_death__csv_all.A107:.M107])" office:value-type="float" office:value="0" calcext:value-type="float">
            <text:p>0</text:p>
          </table:table-cell>
          <table:table-cell table:formula="of:=SUM([day_death__csv_all.N107:.T107])" office:value-type="float" office:value="3" calcext:value-type="float">
            <text:p>3</text:p>
          </table:table-cell>
          <table:table-cell table:formula="of:=[day_death__csv_all.U10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SUM([day_death__csv_all.A108:.M108])" office:value-type="float" office:value="0" calcext:value-type="float">
            <text:p>0</text:p>
          </table:table-cell>
          <table:table-cell table:formula="of:=SUM([day_death__csv_all.N108:.T108])" office:value-type="float" office:value="15" calcext:value-type="float">
            <text:p>15</text:p>
          </table:table-cell>
          <table:table-cell table:formula="of:=[day_death__csv_all.U108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formula="of:=SUM([day_death__csv_all.A109:.M109])" office:value-type="float" office:value="0" calcext:value-type="float">
            <text:p>0</text:p>
          </table:table-cell>
          <table:table-cell table:formula="of:=SUM([day_death__csv_all.N109:.T109])" office:value-type="float" office:value="11" calcext:value-type="float">
            <text:p>11</text:p>
          </table:table-cell>
          <table:table-cell table:formula="of:=[day_death__csv_all.U109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formula="of:=SUM([day_death__csv_all.A110:.M110])" office:value-type="float" office:value="0" calcext:value-type="float">
            <text:p>0</text:p>
          </table:table-cell>
          <table:table-cell table:formula="of:=SUM([day_death__csv_all.N110:.T110])" office:value-type="float" office:value="2" calcext:value-type="float">
            <text:p>2</text:p>
          </table:table-cell>
          <table:table-cell table:formula="of:=[day_death__csv_all.U110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SUM([day_death__csv_all.A111:.M111])" office:value-type="float" office:value="0" calcext:value-type="float">
            <text:p>0</text:p>
          </table:table-cell>
          <table:table-cell table:formula="of:=SUM([day_death__csv_all.N111:.T111])" office:value-type="float" office:value="9" calcext:value-type="float">
            <text:p>9</text:p>
          </table:table-cell>
          <table:table-cell table:formula="of:=[day_death__csv_all.U111]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formula="of:=SUM([day_death__csv_all.A112:.M112])" office:value-type="float" office:value="1" calcext:value-type="float">
            <text:p>1</text:p>
          </table:table-cell>
          <table:table-cell table:formula="of:=SUM([day_death__csv_all.N112:.T112])" office:value-type="float" office:value="3" calcext:value-type="float">
            <text:p>3</text:p>
          </table:table-cell>
          <table:table-cell table:formula="of:=[day_death__csv_all.U112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SUM([day_death__csv_all.A113:.M113])" office:value-type="float" office:value="0" calcext:value-type="float">
            <text:p>0</text:p>
          </table:table-cell>
          <table:table-cell table:formula="of:=SUM([day_death__csv_all.N113:.T113])" office:value-type="float" office:value="2" calcext:value-type="float">
            <text:p>2</text:p>
          </table:table-cell>
          <table:table-cell table:formula="of:=[day_death__csv_all.U11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SUM([day_death__csv_all.A114:.M114])" office:value-type="float" office:value="1" calcext:value-type="float">
            <text:p>1</text:p>
          </table:table-cell>
          <table:table-cell table:formula="of:=SUM([day_death__csv_all.N114:.T114])" office:value-type="float" office:value="5" calcext:value-type="float">
            <text:p>5</text:p>
          </table:table-cell>
          <table:table-cell table:formula="of:=[day_death__csv_all.U114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SUM([day_death__csv_all.A115:.M115])" office:value-type="float" office:value="0" calcext:value-type="float">
            <text:p>0</text:p>
          </table:table-cell>
          <table:table-cell table:formula="of:=SUM([day_death__csv_all.N115:.T115])" office:value-type="float" office:value="5" calcext:value-type="float">
            <text:p>5</text:p>
          </table:table-cell>
          <table:table-cell table:formula="of:=[day_death__csv_all.U115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SUM([day_death__csv_all.A116:.M116])" office:value-type="float" office:value="0" calcext:value-type="float">
            <text:p>0</text:p>
          </table:table-cell>
          <table:table-cell table:formula="of:=SUM([day_death__csv_all.N116:.T116])" office:value-type="float" office:value="4" calcext:value-type="float">
            <text:p>4</text:p>
          </table:table-cell>
          <table:table-cell table:formula="of:=[day_death__csv_all.U116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SUM([day_death__csv_all.A117:.M117])" office:value-type="float" office:value="1" calcext:value-type="float">
            <text:p>1</text:p>
          </table:table-cell>
          <table:table-cell table:formula="of:=SUM([day_death__csv_all.N117:.T117])" office:value-type="float" office:value="3" calcext:value-type="float">
            <text:p>3</text:p>
          </table:table-cell>
          <table:table-cell table:formula="of:=[day_death__csv_all.U117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SUM([day_death__csv_all.A118:.M118])" office:value-type="float" office:value="0" calcext:value-type="float">
            <text:p>0</text:p>
          </table:table-cell>
          <table:table-cell table:formula="of:=SUM([day_death__csv_all.N118:.T118])" office:value-type="float" office:value="3" calcext:value-type="float">
            <text:p>3</text:p>
          </table:table-cell>
          <table:table-cell table:formula="of:=[day_death__csv_all.U11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SUM([day_death__csv_all.A119:.M119])" office:value-type="float" office:value="0" calcext:value-type="float">
            <text:p>0</text:p>
          </table:table-cell>
          <table:table-cell table:formula="of:=SUM([day_death__csv_all.N119:.T119])" office:value-type="float" office:value="8" calcext:value-type="float">
            <text:p>8</text:p>
          </table:table-cell>
          <table:table-cell table:formula="of:=[day_death__csv_all.U119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formula="of:=SUM([day_death__csv_all.A120:.M120])" office:value-type="float" office:value="0" calcext:value-type="float">
            <text:p>0</text:p>
          </table:table-cell>
          <table:table-cell table:formula="of:=SUM([day_death__csv_all.N120:.T120])" office:value-type="float" office:value="1" calcext:value-type="float">
            <text:p>1</text:p>
          </table:table-cell>
          <table:table-cell table:formula="of:=[day_death__csv_all.U120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SUM([day_death__csv_all.A121:.M121])" office:value-type="float" office:value="0" calcext:value-type="float">
            <text:p>0</text:p>
          </table:table-cell>
          <table:table-cell table:formula="of:=SUM([day_death__csv_all.N121:.T121])" office:value-type="float" office:value="0" calcext:value-type="float">
            <text:p>0</text:p>
          </table:table-cell>
          <table:table-cell table:formula="of:=[day_death__csv_all.U12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122:.M122])" office:value-type="float" office:value="0" calcext:value-type="float">
            <text:p>0</text:p>
          </table:table-cell>
          <table:table-cell table:formula="of:=SUM([day_death__csv_all.N122:.T122])" office:value-type="float" office:value="5" calcext:value-type="float">
            <text:p>5</text:p>
          </table:table-cell>
          <table:table-cell table:formula="of:=[day_death__csv_all.U122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SUM([day_death__csv_all.A123:.M123])" office:value-type="float" office:value="0" calcext:value-type="float">
            <text:p>0</text:p>
          </table:table-cell>
          <table:table-cell table:formula="of:=SUM([day_death__csv_all.N123:.T123])" office:value-type="float" office:value="2" calcext:value-type="float">
            <text:p>2</text:p>
          </table:table-cell>
          <table:table-cell table:formula="of:=[day_death__csv_all.U12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SUM([day_death__csv_all.A124:.M124])" office:value-type="float" office:value="1" calcext:value-type="float">
            <text:p>1</text:p>
          </table:table-cell>
          <table:table-cell table:formula="of:=SUM([day_death__csv_all.N124:.T124])" office:value-type="float" office:value="2" calcext:value-type="float">
            <text:p>2</text:p>
          </table:table-cell>
          <table:table-cell table:formula="of:=[day_death__csv_all.U12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SUM([day_death__csv_all.A125:.M125])" office:value-type="float" office:value="0" calcext:value-type="float">
            <text:p>0</text:p>
          </table:table-cell>
          <table:table-cell table:formula="of:=SUM([day_death__csv_all.N125:.T125])" office:value-type="float" office:value="3" calcext:value-type="float">
            <text:p>3</text:p>
          </table:table-cell>
          <table:table-cell table:formula="of:=[day_death__csv_all.U125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SUM([day_death__csv_all.A126:.M126])" office:value-type="float" office:value="0" calcext:value-type="float">
            <text:p>0</text:p>
          </table:table-cell>
          <table:table-cell table:formula="of:=SUM([day_death__csv_all.N126:.T126])" office:value-type="float" office:value="2" calcext:value-type="float">
            <text:p>2</text:p>
          </table:table-cell>
          <table:table-cell table:formula="of:=[day_death__csv_all.U126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SUM([day_death__csv_all.A127:.M127])" office:value-type="float" office:value="0" calcext:value-type="float">
            <text:p>0</text:p>
          </table:table-cell>
          <table:table-cell table:formula="of:=SUM([day_death__csv_all.N127:.T127])" office:value-type="float" office:value="0" calcext:value-type="float">
            <text:p>0</text:p>
          </table:table-cell>
          <table:table-cell table:formula="of:=[day_death__csv_all.U12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SUM([day_death__csv_all.A128:.M128])" office:value-type="float" office:value="0" calcext:value-type="float">
            <text:p>0</text:p>
          </table:table-cell>
          <table:table-cell table:formula="of:=SUM([day_death__csv_all.N128:.T128])" office:value-type="float" office:value="2" calcext:value-type="float">
            <text:p>2</text:p>
          </table:table-cell>
          <table:table-cell table:formula="of:=[day_death__csv_all.U128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SUM([day_death__csv_all.A129:.M129])" office:value-type="float" office:value="0" calcext:value-type="float">
            <text:p>0</text:p>
          </table:table-cell>
          <table:table-cell table:formula="of:=SUM([day_death__csv_all.N129:.T129])" office:value-type="float" office:value="6" calcext:value-type="float">
            <text:p>6</text:p>
          </table:table-cell>
          <table:table-cell table:formula="of:=[day_death__csv_all.U129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SUM([day_death__csv_all.A130:.M130])" office:value-type="float" office:value="0.142857142857143" calcext:value-type="float">
            <text:p>0.142857142857143</text:p>
          </table:table-cell>
          <table:table-cell table:formula="of:=SUM([day_death__csv_all.N130:.T130])" office:value-type="float" office:value="2.5714285714285" calcext:value-type="float">
            <text:p>2.5714285714285</text:p>
          </table:table-cell>
          <table:table-cell table:formula="of:=[day_death__csv_all.U130]" office:value-type="float" office:value="2.71428571428564" calcext:value-type="float">
            <text:p>2.71428571428564</text:p>
          </table:table-cell>
          <table:table-cell table:number-columns-repeated="1021"/>
        </table:table-row>
        <table:table-row table:style-name="ro1">
          <table:table-cell table:formula="of:=SUM([day_death__csv_all.A131:.M131])" office:value-type="float" office:value="0.142857142857143" calcext:value-type="float">
            <text:p>0.142857142857143</text:p>
          </table:table-cell>
          <table:table-cell table:formula="of:=SUM([day_death__csv_all.N131:.T131])" office:value-type="float" office:value="2.5714285714285" calcext:value-type="float">
            <text:p>2.5714285714285</text:p>
          </table:table-cell>
          <table:table-cell table:formula="of:=[day_death__csv_all.U131]" office:value-type="float" office:value="2.71428571428564" calcext:value-type="float">
            <text:p>2.71428571428564</text:p>
          </table:table-cell>
          <table:table-cell table:number-columns-repeated="1021"/>
        </table:table-row>
        <table:table-row table:style-name="ro1">
          <table:table-cell table:formula="of:=SUM([day_death__csv_all.A132:.M132])" office:value-type="float" office:value="0.142857142857143" calcext:value-type="float">
            <text:p>0.142857142857143</text:p>
          </table:table-cell>
          <table:table-cell table:formula="of:=SUM([day_death__csv_all.N132:.T132])" office:value-type="float" office:value="2.5714285714285" calcext:value-type="float">
            <text:p>2.5714285714285</text:p>
          </table:table-cell>
          <table:table-cell table:formula="of:=[day_death__csv_all.U132]" office:value-type="float" office:value="2.71428571428564" calcext:value-type="float">
            <text:p>2.71428571428564</text:p>
          </table:table-cell>
          <table:table-cell table:number-columns-repeated="1021"/>
        </table:table-row>
        <table:table-row table:style-name="ro1">
          <table:table-cell table:formula="of:=SUM([day_death__csv_all.A133:.M133])" office:value-type="float" office:value="0.142857142857143" calcext:value-type="float">
            <text:p>0.142857142857143</text:p>
          </table:table-cell>
          <table:table-cell table:formula="of:=SUM([day_death__csv_all.N133:.T133])" office:value-type="float" office:value="2.5714285714285" calcext:value-type="float">
            <text:p>2.5714285714285</text:p>
          </table:table-cell>
          <table:table-cell table:formula="of:=[day_death__csv_all.U133]" office:value-type="float" office:value="2.71428571428564" calcext:value-type="float">
            <text:p>2.71428571428564</text:p>
          </table:table-cell>
          <table:table-cell table:number-columns-repeated="1021"/>
        </table:table-row>
        <table:table-row table:style-name="ro1">
          <table:table-cell table:formula="of:=SUM([day_death__csv_all.A134:.M134])" office:value-type="float" office:value="0.142857142857143" calcext:value-type="float">
            <text:p>0.142857142857143</text:p>
          </table:table-cell>
          <table:table-cell table:formula="of:=SUM([day_death__csv_all.N134:.T134])" office:value-type="float" office:value="2.5714285714285" calcext:value-type="float">
            <text:p>2.5714285714285</text:p>
          </table:table-cell>
          <table:table-cell table:formula="of:=[day_death__csv_all.U134]" office:value-type="float" office:value="2.71428571428564" calcext:value-type="float">
            <text:p>2.71428571428564</text:p>
          </table:table-cell>
          <table:table-cell table:number-columns-repeated="1021"/>
        </table:table-row>
        <table:table-row table:style-name="ro1">
          <table:table-cell table:formula="of:=SUM([day_death__csv_all.A135:.M135])" office:value-type="float" office:value="0.142857142857143" calcext:value-type="float">
            <text:p>0.142857142857143</text:p>
          </table:table-cell>
          <table:table-cell table:formula="of:=SUM([day_death__csv_all.N135:.T135])" office:value-type="float" office:value="2.5714285714285" calcext:value-type="float">
            <text:p>2.5714285714285</text:p>
          </table:table-cell>
          <table:table-cell table:formula="of:=[day_death__csv_all.U135]" office:value-type="float" office:value="2.71428571428564" calcext:value-type="float">
            <text:p>2.71428571428564</text:p>
          </table:table-cell>
          <table:table-cell table:number-columns-repeated="1021"/>
        </table:table-row>
        <table:table-row table:style-name="ro1">
          <table:table-cell table:formula="of:=SUM([day_death__csv_all.A136:.M136])" office:value-type="float" office:value="0.142857142857141" calcext:value-type="float">
            <text:p>0.142857142857141</text:p>
          </table:table-cell>
          <table:table-cell table:formula="of:=SUM([day_death__csv_all.N136:.T136])" office:value-type="float" office:value="2.57142857142901" calcext:value-type="float">
            <text:p>2.57142857142901</text:p>
          </table:table-cell>
          <table:table-cell table:formula="of:=[day_death__csv_all.U136]" office:value-type="float" office:value="2.71428571428615" calcext:value-type="float">
            <text:p>2.71428571428615</text:p>
          </table:table-cell>
          <table:table-cell table:number-columns-repeated="1021"/>
        </table:table-row>
        <table:table-row table:style-name="ro1">
          <table:table-cell table:formula="of:=SUM([day_death__csv_all.A137:.M137])" office:value-type="float" office:value="0.142857142857139" calcext:value-type="float">
            <text:p>0.142857142857139</text:p>
          </table:table-cell>
          <table:table-cell table:formula="of:=SUM([day_death__csv_all.N137:.T137])" office:value-type="float" office:value="0.428571428571387" calcext:value-type="float">
            <text:p>0.428571428571387</text:p>
          </table:table-cell>
          <table:table-cell table:formula="of:=[day_death__csv_all.U137]" office:value-type="float" office:value="0.571428571428527" calcext:value-type="float">
            <text:p>0.571428571428527</text:p>
          </table:table-cell>
          <table:table-cell table:number-columns-repeated="1021"/>
        </table:table-row>
        <table:table-row table:style-name="ro1">
          <table:table-cell table:formula="of:=SUM([day_death__csv_all.A138:.M138])" office:value-type="float" office:value="0.142857142857139" calcext:value-type="float">
            <text:p>0.142857142857139</text:p>
          </table:table-cell>
          <table:table-cell table:formula="of:=SUM([day_death__csv_all.N138:.T138])" office:value-type="float" office:value="0.428571428571387" calcext:value-type="float">
            <text:p>0.428571428571387</text:p>
          </table:table-cell>
          <table:table-cell table:formula="of:=[day_death__csv_all.U138]" office:value-type="float" office:value="0.571428571428527" calcext:value-type="float">
            <text:p>0.571428571428527</text:p>
          </table:table-cell>
          <table:table-cell table:number-columns-repeated="1021"/>
        </table:table-row>
        <table:table-row table:style-name="ro1">
          <table:table-cell table:formula="of:=SUM([day_death__csv_all.A139:.M139])" office:value-type="float" office:value="0.142857142857139" calcext:value-type="float">
            <text:p>0.142857142857139</text:p>
          </table:table-cell>
          <table:table-cell table:formula="of:=SUM([day_death__csv_all.N139:.T139])" office:value-type="float" office:value="0.428571428571387" calcext:value-type="float">
            <text:p>0.428571428571387</text:p>
          </table:table-cell>
          <table:table-cell table:formula="of:=[day_death__csv_all.U139]" office:value-type="float" office:value="0.571428571428527" calcext:value-type="float">
            <text:p>0.571428571428527</text:p>
          </table:table-cell>
          <table:table-cell table:number-columns-repeated="1021"/>
        </table:table-row>
        <table:table-row table:style-name="ro1">
          <table:table-cell table:formula="of:=SUM([day_death__csv_all.A140:.M140])" office:value-type="float" office:value="0.142857142857139" calcext:value-type="float">
            <text:p>0.142857142857139</text:p>
          </table:table-cell>
          <table:table-cell table:formula="of:=SUM([day_death__csv_all.N140:.T140])" office:value-type="float" office:value="0.428571428571387" calcext:value-type="float">
            <text:p>0.428571428571387</text:p>
          </table:table-cell>
          <table:table-cell table:formula="of:=[day_death__csv_all.U140]" office:value-type="float" office:value="0.571428571428527" calcext:value-type="float">
            <text:p>0.571428571428527</text:p>
          </table:table-cell>
          <table:table-cell table:number-columns-repeated="1021"/>
        </table:table-row>
        <table:table-row table:style-name="ro1">
          <table:table-cell table:formula="of:=SUM([day_death__csv_all.A141:.M141])" office:value-type="float" office:value="0.142857142857139" calcext:value-type="float">
            <text:p>0.142857142857139</text:p>
          </table:table-cell>
          <table:table-cell table:formula="of:=SUM([day_death__csv_all.N141:.T141])" office:value-type="float" office:value="0.428571428571387" calcext:value-type="float">
            <text:p>0.428571428571387</text:p>
          </table:table-cell>
          <table:table-cell table:formula="of:=[day_death__csv_all.U141]" office:value-type="float" office:value="0.571428571428527" calcext:value-type="float">
            <text:p>0.571428571428527</text:p>
          </table:table-cell>
          <table:table-cell table:number-columns-repeated="1021"/>
        </table:table-row>
        <table:table-row table:style-name="ro1">
          <table:table-cell table:formula="of:=SUM([day_death__csv_all.A142:.M142])" office:value-type="float" office:value="0.142857142857139" calcext:value-type="float">
            <text:p>0.142857142857139</text:p>
          </table:table-cell>
          <table:table-cell table:formula="of:=SUM([day_death__csv_all.N142:.T142])" office:value-type="float" office:value="0.428571428571387" calcext:value-type="float">
            <text:p>0.428571428571387</text:p>
          </table:table-cell>
          <table:table-cell table:formula="of:=[day_death__csv_all.U142]" office:value-type="float" office:value="0.571428571428527" calcext:value-type="float">
            <text:p>0.571428571428527</text:p>
          </table:table-cell>
          <table:table-cell table:number-columns-repeated="1021"/>
        </table:table-row>
        <table:table-row table:style-name="ro1">
          <table:table-cell table:formula="of:=SUM([day_death__csv_all.A143:.M143])" office:value-type="float" office:value="0.142857142857167" calcext:value-type="float">
            <text:p>0.142857142857167</text:p>
          </table:table-cell>
          <table:table-cell table:formula="of:=SUM([day_death__csv_all.N143:.T143])" office:value-type="float" office:value="0.428571428571673" calcext:value-type="float">
            <text:p>0.428571428571673</text:p>
          </table:table-cell>
          <table:table-cell table:formula="of:=[day_death__csv_all.U143]" office:value-type="float" office:value="0.571428571428839" calcext:value-type="float">
            <text:p>0.571428571428839</text:p>
          </table:table-cell>
          <table:table-cell table:number-columns-repeated="1021"/>
        </table:table-row>
        <table:table-row table:style-name="ro1">
          <table:table-cell table:formula="of:=SUM([day_death__csv_all.A144:.M144])" office:value-type="float" office:value="0" calcext:value-type="float">
            <text:p>0</text:p>
          </table:table-cell>
          <table:table-cell table:formula="of:=SUM([day_death__csv_all.N144:.T144])" office:value-type="float" office:value="0.571428571428498" calcext:value-type="float">
            <text:p>0.571428571428498</text:p>
          </table:table-cell>
          <table:table-cell table:formula="of:=[day_death__csv_all.U144]" office:value-type="float" office:value="0.571428571428498" calcext:value-type="float">
            <text:p>0.571428571428498</text:p>
          </table:table-cell>
          <table:table-cell table:number-columns-repeated="1021"/>
        </table:table-row>
        <table:table-row table:style-name="ro1">
          <table:table-cell table:formula="of:=SUM([day_death__csv_all.A145:.M145])" office:value-type="float" office:value="0" calcext:value-type="float">
            <text:p>0</text:p>
          </table:table-cell>
          <table:table-cell table:formula="of:=SUM([day_death__csv_all.N145:.T145])" office:value-type="float" office:value="0.571428571428498" calcext:value-type="float">
            <text:p>0.571428571428498</text:p>
          </table:table-cell>
          <table:table-cell table:formula="of:=[day_death__csv_all.U145]" office:value-type="float" office:value="0.571428571428498" calcext:value-type="float">
            <text:p>0.571428571428498</text:p>
          </table:table-cell>
          <table:table-cell table:number-columns-repeated="1021"/>
        </table:table-row>
        <table:table-row table:style-name="ro1">
          <table:table-cell table:formula="of:=SUM([day_death__csv_all.A146:.M146])" office:value-type="float" office:value="0" calcext:value-type="float">
            <text:p>0</text:p>
          </table:table-cell>
          <table:table-cell table:formula="of:=SUM([day_death__csv_all.N146:.T146])" office:value-type="float" office:value="0.571428571428498" calcext:value-type="float">
            <text:p>0.571428571428498</text:p>
          </table:table-cell>
          <table:table-cell table:formula="of:=[day_death__csv_all.U146]" office:value-type="float" office:value="0.571428571428498" calcext:value-type="float">
            <text:p>0.571428571428498</text:p>
          </table:table-cell>
          <table:table-cell table:number-columns-repeated="1021"/>
        </table:table-row>
        <table:table-row table:style-name="ro1">
          <table:table-cell table:formula="of:=SUM([day_death__csv_all.A147:.M147])" office:value-type="float" office:value="0" calcext:value-type="float">
            <text:p>0</text:p>
          </table:table-cell>
          <table:table-cell table:formula="of:=SUM([day_death__csv_all.N147:.T147])" office:value-type="float" office:value="0.571428571428498" calcext:value-type="float">
            <text:p>0.571428571428498</text:p>
          </table:table-cell>
          <table:table-cell table:formula="of:=[day_death__csv_all.U147]" office:value-type="float" office:value="0.571428571428498" calcext:value-type="float">
            <text:p>0.571428571428498</text:p>
          </table:table-cell>
          <table:table-cell table:number-columns-repeated="1021"/>
        </table:table-row>
        <table:table-row table:style-name="ro1">
          <table:table-cell table:formula="of:=SUM([day_death__csv_all.A148:.M148])" office:value-type="float" office:value="0" calcext:value-type="float">
            <text:p>0</text:p>
          </table:table-cell>
          <table:table-cell table:formula="of:=SUM([day_death__csv_all.N148:.T148])" office:value-type="float" office:value="0.571428571428498" calcext:value-type="float">
            <text:p>0.571428571428498</text:p>
          </table:table-cell>
          <table:table-cell table:formula="of:=[day_death__csv_all.U148]" office:value-type="float" office:value="0.571428571428498" calcext:value-type="float">
            <text:p>0.571428571428498</text:p>
          </table:table-cell>
          <table:table-cell table:number-columns-repeated="1021"/>
        </table:table-row>
        <table:table-row table:style-name="ro1">
          <table:table-cell table:formula="of:=SUM([day_death__csv_all.A149:.M149])" office:value-type="float" office:value="0" calcext:value-type="float">
            <text:p>0</text:p>
          </table:table-cell>
          <table:table-cell table:formula="of:=SUM([day_death__csv_all.N149:.T149])" office:value-type="float" office:value="0.571428571428498" calcext:value-type="float">
            <text:p>0.571428571428498</text:p>
          </table:table-cell>
          <table:table-cell table:formula="of:=[day_death__csv_all.U149]" office:value-type="float" office:value="0.571428571428498" calcext:value-type="float">
            <text:p>0.571428571428498</text:p>
          </table:table-cell>
          <table:table-cell table:number-columns-repeated="1021"/>
        </table:table-row>
        <table:table-row table:style-name="ro1">
          <table:table-cell table:formula="of:=SUM([day_death__csv_all.A150:.M150])" office:value-type="float" office:value="0" calcext:value-type="float">
            <text:p>0</text:p>
          </table:table-cell>
          <table:table-cell table:formula="of:=SUM([day_death__csv_all.N150:.T150])" office:value-type="float" office:value="0.57142857142901" calcext:value-type="float">
            <text:p>0.57142857142901</text:p>
          </table:table-cell>
          <table:table-cell table:formula="of:=[day_death__csv_all.U150]" office:value-type="float" office:value="0.57142857142901" calcext:value-type="float">
            <text:p>0.57142857142901</text:p>
          </table:table-cell>
          <table:table-cell table:number-columns-repeated="1021"/>
        </table:table-row>
        <table:table-row table:style-name="ro1">
          <table:table-cell table:formula="of:=SUM([day_death__csv_all.A151:.M151])" office:value-type="float" office:value="0" calcext:value-type="float">
            <text:p>0</text:p>
          </table:table-cell>
          <table:table-cell table:formula="of:=SUM([day_death__csv_all.N151:.T151])" office:value-type="float" office:value="0.857142857142831" calcext:value-type="float">
            <text:p>0.857142857142831</text:p>
          </table:table-cell>
          <table:table-cell table:formula="of:=[day_death__csv_all.U151]" office:value-type="float" office:value="0.857142857142833" calcext:value-type="float">
            <text:p>0.857142857142833</text:p>
          </table:table-cell>
          <table:table-cell table:number-columns-repeated="1021"/>
        </table:table-row>
        <table:table-row table:style-name="ro1">
          <table:table-cell table:formula="of:=SUM([day_death__csv_all.A152:.M152])" office:value-type="float" office:value="0" calcext:value-type="float">
            <text:p>0</text:p>
          </table:table-cell>
          <table:table-cell table:formula="of:=SUM([day_death__csv_all.N152:.T152])" office:value-type="float" office:value="0.857142857142831" calcext:value-type="float">
            <text:p>0.857142857142831</text:p>
          </table:table-cell>
          <table:table-cell table:formula="of:=[day_death__csv_all.U152]" office:value-type="float" office:value="0.857142857142833" calcext:value-type="float">
            <text:p>0.857142857142833</text:p>
          </table:table-cell>
          <table:table-cell table:number-columns-repeated="1021"/>
        </table:table-row>
        <table:table-row table:style-name="ro1">
          <table:table-cell table:formula="of:=SUM([day_death__csv_all.A153:.M153])" office:value-type="float" office:value="0" calcext:value-type="float">
            <text:p>0</text:p>
          </table:table-cell>
          <table:table-cell table:formula="of:=SUM([day_death__csv_all.N153:.T153])" office:value-type="float" office:value="0.857142857142831" calcext:value-type="float">
            <text:p>0.857142857142831</text:p>
          </table:table-cell>
          <table:table-cell table:formula="of:=[day_death__csv_all.U153]" office:value-type="float" office:value="0.857142857142833" calcext:value-type="float">
            <text:p>0.857142857142833</text:p>
          </table:table-cell>
          <table:table-cell table:number-columns-repeated="1021"/>
        </table:table-row>
        <table:table-row table:style-name="ro1">
          <table:table-cell table:formula="of:=SUM([day_death__csv_all.A154:.M154])" office:value-type="float" office:value="0" calcext:value-type="float">
            <text:p>0</text:p>
          </table:table-cell>
          <table:table-cell table:formula="of:=SUM([day_death__csv_all.N154:.T154])" office:value-type="float" office:value="0.857142857142831" calcext:value-type="float">
            <text:p>0.857142857142831</text:p>
          </table:table-cell>
          <table:table-cell table:formula="of:=[day_death__csv_all.U154]" office:value-type="float" office:value="0.857142857142833" calcext:value-type="float">
            <text:p>0.857142857142833</text:p>
          </table:table-cell>
          <table:table-cell table:number-columns-repeated="1021"/>
        </table:table-row>
        <table:table-row table:style-name="ro1">
          <table:table-cell table:formula="of:=SUM([day_death__csv_all.A155:.M155])" office:value-type="float" office:value="0" calcext:value-type="float">
            <text:p>0</text:p>
          </table:table-cell>
          <table:table-cell table:formula="of:=SUM([day_death__csv_all.N155:.T155])" office:value-type="float" office:value="0.857142857142831" calcext:value-type="float">
            <text:p>0.857142857142831</text:p>
          </table:table-cell>
          <table:table-cell table:formula="of:=[day_death__csv_all.U155]" office:value-type="float" office:value="0.857142857142833" calcext:value-type="float">
            <text:p>0.857142857142833</text:p>
          </table:table-cell>
          <table:table-cell table:number-columns-repeated="1021"/>
        </table:table-row>
        <table:table-row table:style-name="ro1">
          <table:table-cell table:formula="of:=SUM([day_death__csv_all.A156:.M156])" office:value-type="float" office:value="0" calcext:value-type="float">
            <text:p>0</text:p>
          </table:table-cell>
          <table:table-cell table:formula="of:=SUM([day_death__csv_all.N156:.T156])" office:value-type="float" office:value="0.857142857142831" calcext:value-type="float">
            <text:p>0.857142857142831</text:p>
          </table:table-cell>
          <table:table-cell table:formula="of:=[day_death__csv_all.U156]" office:value-type="float" office:value="0.857142857142833" calcext:value-type="float">
            <text:p>0.857142857142833</text:p>
          </table:table-cell>
          <table:table-cell table:number-columns-repeated="1021"/>
        </table:table-row>
        <table:table-row table:style-name="ro1">
          <table:table-cell table:formula="of:=SUM([day_death__csv_all.A157:.M157])" office:value-type="float" office:value="0" calcext:value-type="float">
            <text:p>0</text:p>
          </table:table-cell>
          <table:table-cell table:formula="of:=SUM([day_death__csv_all.N157:.T157])" office:value-type="float" office:value="0.857142857143004" calcext:value-type="float">
            <text:p>0.857142857143004</text:p>
          </table:table-cell>
          <table:table-cell table:formula="of:=[day_death__csv_all.U157]" office:value-type="float" office:value="0.857142857143003" calcext:value-type="float">
            <text:p>0.857142857143003</text:p>
          </table:table-cell>
          <table:table-cell table:number-columns-repeated="1021"/>
        </table:table-row>
        <table:table-row table:style-name="ro1">
          <table:table-cell table:formula="of:=SUM([day_death__csv_all.A158:.M158])" office:value-type="float" office:value="0" calcext:value-type="float">
            <text:p>0</text:p>
          </table:table-cell>
          <table:table-cell table:formula="of:=SUM([day_death__csv_all.N158:.T158])" office:value-type="float" office:value="0.857142857142888" calcext:value-type="float">
            <text:p>0.857142857142888</text:p>
          </table:table-cell>
          <table:table-cell table:formula="of:=[day_death__csv_all.U158]" office:value-type="float" office:value="0.85714285714289" calcext:value-type="float">
            <text:p>0.85714285714289</text:p>
          </table:table-cell>
          <table:table-cell table:number-columns-repeated="1021"/>
        </table:table-row>
        <table:table-row table:style-name="ro1">
          <table:table-cell table:formula="of:=SUM([day_death__csv_all.A159:.M159])" office:value-type="float" office:value="0" calcext:value-type="float">
            <text:p>0</text:p>
          </table:table-cell>
          <table:table-cell table:formula="of:=SUM([day_death__csv_all.N159:.T159])" office:value-type="float" office:value="0.857142857142888" calcext:value-type="float">
            <text:p>0.857142857142888</text:p>
          </table:table-cell>
          <table:table-cell table:formula="of:=[day_death__csv_all.U159]" office:value-type="float" office:value="0.85714285714289" calcext:value-type="float">
            <text:p>0.85714285714289</text:p>
          </table:table-cell>
          <table:table-cell table:number-columns-repeated="1021"/>
        </table:table-row>
        <table:table-row table:style-name="ro1">
          <table:table-cell table:formula="of:=SUM([day_death__csv_all.A160:.M160])" office:value-type="float" office:value="0" calcext:value-type="float">
            <text:p>0</text:p>
          </table:table-cell>
          <table:table-cell table:formula="of:=SUM([day_death__csv_all.N160:.T160])" office:value-type="float" office:value="0.857142857142888" calcext:value-type="float">
            <text:p>0.857142857142888</text:p>
          </table:table-cell>
          <table:table-cell table:formula="of:=[day_death__csv_all.U160]" office:value-type="float" office:value="0.85714285714289" calcext:value-type="float">
            <text:p>0.85714285714289</text:p>
          </table:table-cell>
          <table:table-cell table:number-columns-repeated="1021"/>
        </table:table-row>
        <table:table-row table:style-name="ro1">
          <table:table-cell table:formula="of:=SUM([day_death__csv_all.A161:.M161])" office:value-type="float" office:value="0" calcext:value-type="float">
            <text:p>0</text:p>
          </table:table-cell>
          <table:table-cell table:formula="of:=SUM([day_death__csv_all.N161:.T161])" office:value-type="float" office:value="0.857142857142888" calcext:value-type="float">
            <text:p>0.857142857142888</text:p>
          </table:table-cell>
          <table:table-cell table:formula="of:=[day_death__csv_all.U161]" office:value-type="float" office:value="0.85714285714289" calcext:value-type="float">
            <text:p>0.85714285714289</text:p>
          </table:table-cell>
          <table:table-cell table:number-columns-repeated="1021"/>
        </table:table-row>
        <table:table-row table:style-name="ro1">
          <table:table-cell table:formula="of:=SUM([day_death__csv_all.A162:.M162])" office:value-type="float" office:value="0" calcext:value-type="float">
            <text:p>0</text:p>
          </table:table-cell>
          <table:table-cell table:formula="of:=SUM([day_death__csv_all.N162:.T162])" office:value-type="float" office:value="0.857142857142888" calcext:value-type="float">
            <text:p>0.857142857142888</text:p>
          </table:table-cell>
          <table:table-cell table:formula="of:=[day_death__csv_all.U162]" office:value-type="float" office:value="0.85714285714289" calcext:value-type="float">
            <text:p>0.85714285714289</text:p>
          </table:table-cell>
          <table:table-cell table:number-columns-repeated="1021"/>
        </table:table-row>
        <table:table-row table:style-name="ro1">
          <table:table-cell table:formula="of:=SUM([day_death__csv_all.A163:.M163])" office:value-type="float" office:value="0" calcext:value-type="float">
            <text:p>0</text:p>
          </table:table-cell>
          <table:table-cell table:formula="of:=SUM([day_death__csv_all.N163:.T163])" office:value-type="float" office:value="0.857142857142888" calcext:value-type="float">
            <text:p>0.857142857142888</text:p>
          </table:table-cell>
          <table:table-cell table:formula="of:=[day_death__csv_all.U163]" office:value-type="float" office:value="0.85714285714289" calcext:value-type="float">
            <text:p>0.85714285714289</text:p>
          </table:table-cell>
          <table:table-cell table:number-columns-repeated="1021"/>
        </table:table-row>
        <table:table-row table:style-name="ro1">
          <table:table-cell table:formula="of:=SUM([day_death__csv_all.A164:.M164])" office:value-type="float" office:value="0" calcext:value-type="float">
            <text:p>0</text:p>
          </table:table-cell>
          <table:table-cell table:formula="of:=SUM([day_death__csv_all.N164:.T164])" office:value-type="float" office:value="0.857142857142662" calcext:value-type="float">
            <text:p>0.857142857142662</text:p>
          </table:table-cell>
          <table:table-cell table:formula="of:=[day_death__csv_all.U164]" office:value-type="float" office:value="0.857142857142662" calcext:value-type="float">
            <text:p>0.857142857142662</text:p>
          </table:table-cell>
          <table:table-cell table:number-columns-repeated="1021"/>
        </table:table-row>
        <table:table-row table:style-name="ro1">
          <table:table-cell table:formula="of:=SUM([day_death__csv_all.A165:.M165])" office:value-type="float" office:value="0" calcext:value-type="float">
            <text:p>0</text:p>
          </table:table-cell>
          <table:table-cell table:formula="of:=SUM([day_death__csv_all.N165:.T165])" office:value-type="float" office:value="1.28571428571411" calcext:value-type="float">
            <text:p>1.28571428571411</text:p>
          </table:table-cell>
          <table:table-cell table:formula="of:=[day_death__csv_all.U165]" office:value-type="float" office:value="1.28571428571411" calcext:value-type="float">
            <text:p>1.28571428571411</text:p>
          </table:table-cell>
          <table:table-cell table:number-columns-repeated="1021"/>
        </table:table-row>
        <table:table-row table:style-name="ro1">
          <table:table-cell table:formula="of:=SUM([day_death__csv_all.A166:.M166])" office:value-type="float" office:value="0" calcext:value-type="float">
            <text:p>0</text:p>
          </table:table-cell>
          <table:table-cell table:formula="of:=SUM([day_death__csv_all.N166:.T166])" office:value-type="float" office:value="1.28571428571411" calcext:value-type="float">
            <text:p>1.28571428571411</text:p>
          </table:table-cell>
          <table:table-cell table:formula="of:=[day_death__csv_all.U166]" office:value-type="float" office:value="1.28571428571411" calcext:value-type="float">
            <text:p>1.28571428571411</text:p>
          </table:table-cell>
          <table:table-cell table:number-columns-repeated="1021"/>
        </table:table-row>
        <table:table-row table:style-name="ro1">
          <table:table-cell table:formula="of:=SUM([day_death__csv_all.A167:.M167])" office:value-type="float" office:value="0" calcext:value-type="float">
            <text:p>0</text:p>
          </table:table-cell>
          <table:table-cell table:formula="of:=SUM([day_death__csv_all.N167:.T167])" office:value-type="float" office:value="1.28571428571411" calcext:value-type="float">
            <text:p>1.28571428571411</text:p>
          </table:table-cell>
          <table:table-cell table:formula="of:=[day_death__csv_all.U167]" office:value-type="float" office:value="1.28571428571411" calcext:value-type="float">
            <text:p>1.28571428571411</text:p>
          </table:table-cell>
          <table:table-cell table:number-columns-repeated="1021"/>
        </table:table-row>
        <table:table-row table:style-name="ro1">
          <table:table-cell table:formula="of:=SUM([day_death__csv_all.A168:.M168])" office:value-type="float" office:value="0" calcext:value-type="float">
            <text:p>0</text:p>
          </table:table-cell>
          <table:table-cell table:formula="of:=SUM([day_death__csv_all.N168:.T168])" office:value-type="float" office:value="1.28571428571411" calcext:value-type="float">
            <text:p>1.28571428571411</text:p>
          </table:table-cell>
          <table:table-cell table:formula="of:=[day_death__csv_all.U168]" office:value-type="float" office:value="1.28571428571411" calcext:value-type="float">
            <text:p>1.28571428571411</text:p>
          </table:table-cell>
          <table:table-cell table:number-columns-repeated="1021"/>
        </table:table-row>
        <table:table-row table:style-name="ro1">
          <table:table-cell table:formula="of:=SUM([day_death__csv_all.A169:.M169])" office:value-type="float" office:value="0" calcext:value-type="float">
            <text:p>0</text:p>
          </table:table-cell>
          <table:table-cell table:formula="of:=SUM([day_death__csv_all.N169:.T169])" office:value-type="float" office:value="1.28571428571411" calcext:value-type="float">
            <text:p>1.28571428571411</text:p>
          </table:table-cell>
          <table:table-cell table:formula="of:=[day_death__csv_all.U169]" office:value-type="float" office:value="1.28571428571411" calcext:value-type="float">
            <text:p>1.28571428571411</text:p>
          </table:table-cell>
          <table:table-cell table:number-columns-repeated="1021"/>
        </table:table-row>
        <table:table-row table:style-name="ro1">
          <table:table-cell table:formula="of:=SUM([day_death__csv_all.A170:.M170])" office:value-type="float" office:value="0" calcext:value-type="float">
            <text:p>0</text:p>
          </table:table-cell>
          <table:table-cell table:formula="of:=SUM([day_death__csv_all.N170:.T170])" office:value-type="float" office:value="1.28571428571411" calcext:value-type="float">
            <text:p>1.28571428571411</text:p>
          </table:table-cell>
          <table:table-cell table:formula="of:=[day_death__csv_all.U170]" office:value-type="float" office:value="1.28571428571411" calcext:value-type="float">
            <text:p>1.28571428571411</text:p>
          </table:table-cell>
          <table:table-cell table:number-columns-repeated="1021"/>
        </table:table-row>
        <table:table-row table:style-name="ro1">
          <table:table-cell table:formula="of:=SUM([day_death__csv_all.A171:.M171])" office:value-type="float" office:value="0" calcext:value-type="float">
            <text:p>0</text:p>
          </table:table-cell>
          <table:table-cell table:formula="of:=SUM([day_death__csv_all.N171:.T171])" office:value-type="float" office:value="1.28571428571536" calcext:value-type="float">
            <text:p>1.28571428571536</text:p>
          </table:table-cell>
          <table:table-cell table:formula="of:=[day_death__csv_all.U171]" office:value-type="float" office:value="1.28571428571536" calcext:value-type="float">
            <text:p>1.28571428571536</text:p>
          </table:table-cell>
          <table:table-cell table:number-columns-repeated="1021"/>
        </table:table-row>
        <table:table-row table:style-name="ro1">
          <table:table-cell table:formula="of:=SUM([day_death__csv_all.A172:.M172])" office:value-type="float" office:value="0" calcext:value-type="float">
            <text:p>0</text:p>
          </table:table-cell>
          <table:table-cell table:formula="of:=SUM([day_death__csv_all.N172:.T172])" office:value-type="float" office:value="2.28571428571439" calcext:value-type="float">
            <text:p>2.28571428571439</text:p>
          </table:table-cell>
          <table:table-cell table:formula="of:=[day_death__csv_all.U172]" office:value-type="float" office:value="2.28571428571439" calcext:value-type="float">
            <text:p>2.28571428571439</text:p>
          </table:table-cell>
          <table:table-cell table:number-columns-repeated="1021"/>
        </table:table-row>
        <table:table-row table:style-name="ro1">
          <table:table-cell table:formula="of:=SUM([day_death__csv_all.A173:.M173])" office:value-type="float" office:value="0" calcext:value-type="float">
            <text:p>0</text:p>
          </table:table-cell>
          <table:table-cell table:formula="of:=SUM([day_death__csv_all.N173:.T173])" office:value-type="float" office:value="2.28571428571439" calcext:value-type="float">
            <text:p>2.28571428571439</text:p>
          </table:table-cell>
          <table:table-cell table:formula="of:=[day_death__csv_all.U173]" office:value-type="float" office:value="2.28571428571439" calcext:value-type="float">
            <text:p>2.28571428571439</text:p>
          </table:table-cell>
          <table:table-cell table:number-columns-repeated="1021"/>
        </table:table-row>
        <table:table-row table:style-name="ro1">
          <table:table-cell table:formula="of:=SUM([day_death__csv_all.A174:.M174])" office:value-type="float" office:value="0" calcext:value-type="float">
            <text:p>0</text:p>
          </table:table-cell>
          <table:table-cell table:formula="of:=SUM([day_death__csv_all.N174:.T174])" office:value-type="float" office:value="2.28571428571439" calcext:value-type="float">
            <text:p>2.28571428571439</text:p>
          </table:table-cell>
          <table:table-cell table:formula="of:=[day_death__csv_all.U174]" office:value-type="float" office:value="2.28571428571439" calcext:value-type="float">
            <text:p>2.28571428571439</text:p>
          </table:table-cell>
          <table:table-cell table:number-columns-repeated="1021"/>
        </table:table-row>
        <table:table-row table:style-name="ro1">
          <table:table-cell table:formula="of:=SUM([day_death__csv_all.A175:.M175])" office:value-type="float" office:value="0" calcext:value-type="float">
            <text:p>0</text:p>
          </table:table-cell>
          <table:table-cell table:formula="of:=SUM([day_death__csv_all.N175:.T175])" office:value-type="float" office:value="2.28571428571439" calcext:value-type="float">
            <text:p>2.28571428571439</text:p>
          </table:table-cell>
          <table:table-cell table:formula="of:=[day_death__csv_all.U175]" office:value-type="float" office:value="2.28571428571439" calcext:value-type="float">
            <text:p>2.28571428571439</text:p>
          </table:table-cell>
          <table:table-cell table:number-columns-repeated="1021"/>
        </table:table-row>
        <table:table-row table:style-name="ro1">
          <table:table-cell table:formula="of:=SUM([day_death__csv_all.A176:.M176])" office:value-type="float" office:value="0" calcext:value-type="float">
            <text:p>0</text:p>
          </table:table-cell>
          <table:table-cell table:formula="of:=SUM([day_death__csv_all.N176:.T176])" office:value-type="float" office:value="2.28571428571439" calcext:value-type="float">
            <text:p>2.28571428571439</text:p>
          </table:table-cell>
          <table:table-cell table:formula="of:=[day_death__csv_all.U176]" office:value-type="float" office:value="2.28571428571439" calcext:value-type="float">
            <text:p>2.28571428571439</text:p>
          </table:table-cell>
          <table:table-cell table:number-columns-repeated="1021"/>
        </table:table-row>
        <table:table-row table:style-name="ro1">
          <table:table-cell table:formula="of:=SUM([day_death__csv_all.A177:.M177])" office:value-type="float" office:value="0" calcext:value-type="float">
            <text:p>0</text:p>
          </table:table-cell>
          <table:table-cell table:formula="of:=SUM([day_death__csv_all.N177:.T177])" office:value-type="float" office:value="2.28571428571439" calcext:value-type="float">
            <text:p>2.28571428571439</text:p>
          </table:table-cell>
          <table:table-cell table:formula="of:=[day_death__csv_all.U177]" office:value-type="float" office:value="2.28571428571439" calcext:value-type="float">
            <text:p>2.28571428571439</text:p>
          </table:table-cell>
          <table:table-cell table:number-columns-repeated="1021"/>
        </table:table-row>
        <table:table-row table:style-name="ro1">
          <table:table-cell table:formula="of:=SUM([day_death__csv_all.A178:.M178])" office:value-type="float" office:value="0" calcext:value-type="float">
            <text:p>0</text:p>
          </table:table-cell>
          <table:table-cell table:formula="of:=SUM([day_death__csv_all.N178:.T178])" office:value-type="float" office:value="2.28571428571365" calcext:value-type="float">
            <text:p>2.28571428571365</text:p>
          </table:table-cell>
          <table:table-cell table:formula="of:=[day_death__csv_all.U178]" office:value-type="float" office:value="2.28571428571365" calcext:value-type="float">
            <text:p>2.28571428571365</text:p>
          </table:table-cell>
          <table:table-cell table:number-columns-repeated="1021"/>
        </table:table-row>
        <table:table-row table:style-name="ro1">
          <table:table-cell table:formula="of:=SUM([day_death__csv_all.A179:.M179])" office:value-type="float" office:value="0.142857142857139" calcext:value-type="float">
            <text:p>0.142857142857139</text:p>
          </table:table-cell>
          <table:table-cell table:formula="of:=SUM([day_death__csv_all.N179:.T179])" office:value-type="float" office:value="4.14285714285711" calcext:value-type="float">
            <text:p>4.14285714285711</text:p>
          </table:table-cell>
          <table:table-cell table:formula="of:=[day_death__csv_all.U179]" office:value-type="float" office:value="4.28571428571425" calcext:value-type="float">
            <text:p>4.28571428571425</text:p>
          </table:table-cell>
          <table:table-cell table:number-columns-repeated="1021"/>
        </table:table-row>
        <table:table-row table:style-name="ro1">
          <table:table-cell table:formula="of:=SUM([day_death__csv_all.A180:.M180])" office:value-type="float" office:value="0.142857142857139" calcext:value-type="float">
            <text:p>0.142857142857139</text:p>
          </table:table-cell>
          <table:table-cell table:formula="of:=SUM([day_death__csv_all.N180:.T180])" office:value-type="float" office:value="4.14285714285711" calcext:value-type="float">
            <text:p>4.14285714285711</text:p>
          </table:table-cell>
          <table:table-cell table:formula="of:=[day_death__csv_all.U180]" office:value-type="float" office:value="4.28571428571425" calcext:value-type="float">
            <text:p>4.28571428571425</text:p>
          </table:table-cell>
          <table:table-cell table:number-columns-repeated="1021"/>
        </table:table-row>
        <table:table-row table:style-name="ro1">
          <table:table-cell table:formula="of:=SUM([day_death__csv_all.A181:.M181])" office:value-type="float" office:value="0.142857142857139" calcext:value-type="float">
            <text:p>0.142857142857139</text:p>
          </table:table-cell>
          <table:table-cell table:formula="of:=SUM([day_death__csv_all.N181:.T181])" office:value-type="float" office:value="4.14285714285711" calcext:value-type="float">
            <text:p>4.14285714285711</text:p>
          </table:table-cell>
          <table:table-cell table:formula="of:=[day_death__csv_all.U181]" office:value-type="float" office:value="4.28571428571425" calcext:value-type="float">
            <text:p>4.28571428571425</text:p>
          </table:table-cell>
          <table:table-cell table:number-columns-repeated="1021"/>
        </table:table-row>
        <table:table-row table:style-name="ro1">
          <table:table-cell table:formula="of:=SUM([day_death__csv_all.A182:.M182])" office:value-type="float" office:value="0.142857142857139" calcext:value-type="float">
            <text:p>0.142857142857139</text:p>
          </table:table-cell>
          <table:table-cell table:formula="of:=SUM([day_death__csv_all.N182:.T182])" office:value-type="float" office:value="4.14285714285711" calcext:value-type="float">
            <text:p>4.14285714285711</text:p>
          </table:table-cell>
          <table:table-cell table:formula="of:=[day_death__csv_all.U182]" office:value-type="float" office:value="4.28571428571425" calcext:value-type="float">
            <text:p>4.28571428571425</text:p>
          </table:table-cell>
          <table:table-cell table:number-columns-repeated="1021"/>
        </table:table-row>
        <table:table-row table:style-name="ro1">
          <table:table-cell table:formula="of:=SUM([day_death__csv_all.A183:.M183])" office:value-type="float" office:value="0.142857142857139" calcext:value-type="float">
            <text:p>0.142857142857139</text:p>
          </table:table-cell>
          <table:table-cell table:formula="of:=SUM([day_death__csv_all.N183:.T183])" office:value-type="float" office:value="4.14285714285711" calcext:value-type="float">
            <text:p>4.14285714285711</text:p>
          </table:table-cell>
          <table:table-cell table:formula="of:=[day_death__csv_all.U183]" office:value-type="float" office:value="4.28571428571425" calcext:value-type="float">
            <text:p>4.28571428571425</text:p>
          </table:table-cell>
          <table:table-cell table:number-columns-repeated="1021"/>
        </table:table-row>
        <table:table-row table:style-name="ro1">
          <table:table-cell table:formula="of:=SUM([day_death__csv_all.A184:.M184])" office:value-type="float" office:value="0.142857142857139" calcext:value-type="float">
            <text:p>0.142857142857139</text:p>
          </table:table-cell>
          <table:table-cell table:formula="of:=SUM([day_death__csv_all.N184:.T184])" office:value-type="float" office:value="4.14285714285711" calcext:value-type="float">
            <text:p>4.14285714285711</text:p>
          </table:table-cell>
          <table:table-cell table:formula="of:=[day_death__csv_all.U184]" office:value-type="float" office:value="4.28571428571425" calcext:value-type="float">
            <text:p>4.28571428571425</text:p>
          </table:table-cell>
          <table:table-cell table:number-columns-repeated="1021"/>
        </table:table-row>
        <table:table-row table:style-name="ro1">
          <table:table-cell table:formula="of:=SUM([day_death__csv_all.A185:.M185])" office:value-type="float" office:value="0.142857142857167" calcext:value-type="float">
            <text:p>0.142857142857167</text:p>
          </table:table-cell>
          <table:table-cell table:formula="of:=SUM([day_death__csv_all.N185:.T185])" office:value-type="float" office:value="4.14285714285734" calcext:value-type="float">
            <text:p>4.14285714285734</text:p>
          </table:table-cell>
          <table:table-cell table:formula="of:=[day_death__csv_all.U185]" office:value-type="float" office:value="4.28571428571451" calcext:value-type="float">
            <text:p>4.28571428571451</text:p>
          </table:table-cell>
          <table:table-cell table:number-columns-repeated="1021"/>
        </table:table-row>
        <table:table-row table:style-name="ro1">
          <table:table-cell table:formula="of:=SUM([day_death__csv_all.A186:.M186])" office:value-type="float" office:value="0.285714285714285" calcext:value-type="float">
            <text:p>0.285714285714285</text:p>
          </table:table-cell>
          <table:table-cell table:formula="of:=SUM([day_death__csv_all.N186:.T186])" office:value-type="float" office:value="2.99999999999994" calcext:value-type="float">
            <text:p>2.99999999999994</text:p>
          </table:table-cell>
          <table:table-cell table:formula="of:=[day_death__csv_all.U186]" office:value-type="float" office:value="3.28571428571423" calcext:value-type="float">
            <text:p>3.28571428571423</text:p>
          </table:table-cell>
          <table:table-cell table:number-columns-repeated="1021"/>
        </table:table-row>
        <table:table-row table:style-name="ro1">
          <table:table-cell table:formula="of:=SUM([day_death__csv_all.A187:.M187])" office:value-type="float" office:value="0.285714285714285" calcext:value-type="float">
            <text:p>0.285714285714285</text:p>
          </table:table-cell>
          <table:table-cell table:formula="of:=SUM([day_death__csv_all.N187:.T187])" office:value-type="float" office:value="2.99999999999994" calcext:value-type="float">
            <text:p>2.99999999999994</text:p>
          </table:table-cell>
          <table:table-cell table:formula="of:=[day_death__csv_all.U187]" office:value-type="float" office:value="3.28571428571423" calcext:value-type="float">
            <text:p>3.28571428571423</text:p>
          </table:table-cell>
          <table:table-cell table:number-columns-repeated="1021"/>
        </table:table-row>
        <table:table-row table:style-name="ro1">
          <table:table-cell table:formula="of:=SUM([day_death__csv_all.A188:.M188])" office:value-type="float" office:value="0.285714285714285" calcext:value-type="float">
            <text:p>0.285714285714285</text:p>
          </table:table-cell>
          <table:table-cell table:formula="of:=SUM([day_death__csv_all.N188:.T188])" office:value-type="float" office:value="2.99999999999994" calcext:value-type="float">
            <text:p>2.99999999999994</text:p>
          </table:table-cell>
          <table:table-cell table:formula="of:=[day_death__csv_all.U188]" office:value-type="float" office:value="3.28571428571423" calcext:value-type="float">
            <text:p>3.28571428571423</text:p>
          </table:table-cell>
          <table:table-cell table:number-columns-repeated="1021"/>
        </table:table-row>
        <table:table-row table:style-name="ro1">
          <table:table-cell table:formula="of:=SUM([day_death__csv_all.A189:.M189])" office:value-type="float" office:value="0.285714285714285" calcext:value-type="float">
            <text:p>0.285714285714285</text:p>
          </table:table-cell>
          <table:table-cell table:formula="of:=SUM([day_death__csv_all.N189:.T189])" office:value-type="float" office:value="2.99999999999994" calcext:value-type="float">
            <text:p>2.99999999999994</text:p>
          </table:table-cell>
          <table:table-cell table:formula="of:=[day_death__csv_all.U189]" office:value-type="float" office:value="3.28571428571423" calcext:value-type="float">
            <text:p>3.28571428571423</text:p>
          </table:table-cell>
          <table:table-cell table:number-columns-repeated="1021"/>
        </table:table-row>
        <table:table-row table:style-name="ro1">
          <table:table-cell table:formula="of:=SUM([day_death__csv_all.A190:.M190])" office:value-type="float" office:value="0.285714285714285" calcext:value-type="float">
            <text:p>0.285714285714285</text:p>
          </table:table-cell>
          <table:table-cell table:formula="of:=SUM([day_death__csv_all.N190:.T190])" office:value-type="float" office:value="2.99999999999994" calcext:value-type="float">
            <text:p>2.99999999999994</text:p>
          </table:table-cell>
          <table:table-cell table:formula="of:=[day_death__csv_all.U190]" office:value-type="float" office:value="3.28571428571423" calcext:value-type="float">
            <text:p>3.28571428571423</text:p>
          </table:table-cell>
          <table:table-cell table:number-columns-repeated="1021"/>
        </table:table-row>
        <table:table-row table:style-name="ro1">
          <table:table-cell table:formula="of:=SUM([day_death__csv_all.A191:.M191])" office:value-type="float" office:value="0.285714285714285" calcext:value-type="float">
            <text:p>0.285714285714285</text:p>
          </table:table-cell>
          <table:table-cell table:formula="of:=SUM([day_death__csv_all.N191:.T191])" office:value-type="float" office:value="2.99999999999994" calcext:value-type="float">
            <text:p>2.99999999999994</text:p>
          </table:table-cell>
          <table:table-cell table:formula="of:=[day_death__csv_all.U191]" office:value-type="float" office:value="3.28571428571423" calcext:value-type="float">
            <text:p>3.28571428571423</text:p>
          </table:table-cell>
          <table:table-cell table:number-columns-repeated="1021"/>
        </table:table-row>
        <table:table-row table:style-name="ro1">
          <table:table-cell table:formula="of:=SUM([day_death__csv_all.A192:.M192])" office:value-type="float" office:value="0.285714285714292" calcext:value-type="float">
            <text:p>0.285714285714292</text:p>
          </table:table-cell>
          <table:table-cell table:formula="of:=SUM([day_death__csv_all.N192:.T192])" office:value-type="float" office:value="3.00000000000034" calcext:value-type="float">
            <text:p>3.00000000000034</text:p>
          </table:table-cell>
          <table:table-cell table:formula="of:=[day_death__csv_all.U192]" office:value-type="float" office:value="3.28571428571463" calcext:value-type="float">
            <text:p>3.28571428571463</text:p>
          </table:table-cell>
          <table:table-cell table:number-columns-repeated="1021"/>
        </table:table-row>
        <table:table-row table:style-name="ro1">
          <table:table-cell table:formula="of:=SUM([day_death__csv_all.A193:.M193])" office:value-type="float" office:value="0.285714285714285" calcext:value-type="float">
            <text:p>0.285714285714285</text:p>
          </table:table-cell>
          <table:table-cell table:formula="of:=SUM([day_death__csv_all.N193:.T193])" office:value-type="float" office:value="1.85714285714306" calcext:value-type="float">
            <text:p>1.85714285714306</text:p>
          </table:table-cell>
          <table:table-cell table:formula="of:=[day_death__csv_all.U193]" office:value-type="float" office:value="2.14285714285734" calcext:value-type="float">
            <text:p>2.14285714285734</text:p>
          </table:table-cell>
          <table:table-cell table:number-columns-repeated="1021"/>
        </table:table-row>
        <table:table-row table:style-name="ro1">
          <table:table-cell table:formula="of:=SUM([day_death__csv_all.A194:.M194])" office:value-type="float" office:value="0.285714285714285" calcext:value-type="float">
            <text:p>0.285714285714285</text:p>
          </table:table-cell>
          <table:table-cell table:formula="of:=SUM([day_death__csv_all.N194:.T194])" office:value-type="float" office:value="1.85714285714306" calcext:value-type="float">
            <text:p>1.85714285714306</text:p>
          </table:table-cell>
          <table:table-cell table:formula="of:=[day_death__csv_all.U194]" office:value-type="float" office:value="2.14285714285734" calcext:value-type="float">
            <text:p>2.14285714285734</text:p>
          </table:table-cell>
          <table:table-cell table:number-columns-repeated="1021"/>
        </table:table-row>
        <table:table-row table:style-name="ro1">
          <table:table-cell table:formula="of:=SUM([day_death__csv_all.A195:.M195])" office:value-type="float" office:value="0.285714285714285" calcext:value-type="float">
            <text:p>0.285714285714285</text:p>
          </table:table-cell>
          <table:table-cell table:formula="of:=SUM([day_death__csv_all.N195:.T195])" office:value-type="float" office:value="1.85714285714306" calcext:value-type="float">
            <text:p>1.85714285714306</text:p>
          </table:table-cell>
          <table:table-cell table:formula="of:=[day_death__csv_all.U195]" office:value-type="float" office:value="2.14285714285734" calcext:value-type="float">
            <text:p>2.14285714285734</text:p>
          </table:table-cell>
          <table:table-cell table:number-columns-repeated="1021"/>
        </table:table-row>
        <table:table-row table:style-name="ro1">
          <table:table-cell table:formula="of:=SUM([day_death__csv_all.A196:.M196])" office:value-type="float" office:value="0.285714285714285" calcext:value-type="float">
            <text:p>0.285714285714285</text:p>
          </table:table-cell>
          <table:table-cell table:formula="of:=SUM([day_death__csv_all.N196:.T196])" office:value-type="float" office:value="1.85714285714306" calcext:value-type="float">
            <text:p>1.85714285714306</text:p>
          </table:table-cell>
          <table:table-cell table:formula="of:=[day_death__csv_all.U196]" office:value-type="float" office:value="2.14285714285734" calcext:value-type="float">
            <text:p>2.14285714285734</text:p>
          </table:table-cell>
          <table:table-cell table:number-columns-repeated="1021"/>
        </table:table-row>
        <table:table-row table:style-name="ro1">
          <table:table-cell table:formula="of:=SUM([day_death__csv_all.A197:.M197])" office:value-type="float" office:value="0.285714285714285" calcext:value-type="float">
            <text:p>0.285714285714285</text:p>
          </table:table-cell>
          <table:table-cell table:formula="of:=SUM([day_death__csv_all.N197:.T197])" office:value-type="float" office:value="1.85714285714306" calcext:value-type="float">
            <text:p>1.85714285714306</text:p>
          </table:table-cell>
          <table:table-cell table:formula="of:=[day_death__csv_all.U197]" office:value-type="float" office:value="2.14285714285734" calcext:value-type="float">
            <text:p>2.14285714285734</text:p>
          </table:table-cell>
          <table:table-cell table:number-columns-repeated="1021"/>
        </table:table-row>
        <table:table-row table:style-name="ro1">
          <table:table-cell table:formula="of:=SUM([day_death__csv_all.A198:.M198])" office:value-type="float" office:value="0.285714285714285" calcext:value-type="float">
            <text:p>0.285714285714285</text:p>
          </table:table-cell>
          <table:table-cell table:formula="of:=SUM([day_death__csv_all.N198:.T198])" office:value-type="float" office:value="1.85714285714306" calcext:value-type="float">
            <text:p>1.85714285714306</text:p>
          </table:table-cell>
          <table:table-cell table:formula="of:=[day_death__csv_all.U198]" office:value-type="float" office:value="2.14285714285734" calcext:value-type="float">
            <text:p>2.14285714285734</text:p>
          </table:table-cell>
          <table:table-cell table:number-columns-repeated="1021"/>
        </table:table-row>
        <table:table-row table:style-name="ro1">
          <table:table-cell table:formula="of:=SUM([day_death__csv_all.A199:.M199])" office:value-type="float" office:value="0.285714285714292" calcext:value-type="float">
            <text:p>0.285714285714292</text:p>
          </table:table-cell>
          <table:table-cell table:formula="of:=SUM([day_death__csv_all.N199:.T199])" office:value-type="float" office:value="1.85714285714164" calcext:value-type="float">
            <text:p>1.85714285714164</text:p>
          </table:table-cell>
          <table:table-cell table:formula="of:=[day_death__csv_all.U199]" office:value-type="float" office:value="2.14285714285593" calcext:value-type="float">
            <text:p>2.14285714285593</text:p>
          </table:table-cell>
          <table:table-cell table:number-columns-repeated="1021"/>
        </table:table-row>
        <table:table-row table:style-name="ro1">
          <table:table-cell table:formula="of:=SUM([day_death__csv_all.A200:.M200])" office:value-type="float" office:value="0.142857142857139" calcext:value-type="float">
            <text:p>0.142857142857139</text:p>
          </table:table-cell>
          <table:table-cell table:formula="of:=SUM([day_death__csv_all.N200:.T200])" office:value-type="float" office:value="1.71428571428549" calcext:value-type="float">
            <text:p>1.71428571428549</text:p>
          </table:table-cell>
          <table:table-cell table:formula="of:=[day_death__csv_all.U200]" office:value-type="float" office:value="1.85714285714263" calcext:value-type="float">
            <text:p>1.85714285714263</text:p>
          </table:table-cell>
          <table:table-cell table:number-columns-repeated="1021"/>
        </table:table-row>
        <table:table-row table:style-name="ro1">
          <table:table-cell table:formula="of:=SUM([day_death__csv_all.A201:.M201])" office:value-type="float" office:value="0.142857142857139" calcext:value-type="float">
            <text:p>0.142857142857139</text:p>
          </table:table-cell>
          <table:table-cell table:formula="of:=SUM([day_death__csv_all.N201:.T201])" office:value-type="float" office:value="1.71428571428549" calcext:value-type="float">
            <text:p>1.71428571428549</text:p>
          </table:table-cell>
          <table:table-cell table:formula="of:=[day_death__csv_all.U201]" office:value-type="float" office:value="1.85714285714263" calcext:value-type="float">
            <text:p>1.85714285714263</text:p>
          </table:table-cell>
          <table:table-cell table:number-columns-repeated="1021"/>
        </table:table-row>
        <table:table-row table:style-name="ro1">
          <table:table-cell table:formula="of:=SUM([day_death__csv_all.A202:.M202])" office:value-type="float" office:value="0.142857142857139" calcext:value-type="float">
            <text:p>0.142857142857139</text:p>
          </table:table-cell>
          <table:table-cell table:formula="of:=SUM([day_death__csv_all.N202:.T202])" office:value-type="float" office:value="1.71428571428549" calcext:value-type="float">
            <text:p>1.71428571428549</text:p>
          </table:table-cell>
          <table:table-cell table:formula="of:=[day_death__csv_all.U202]" office:value-type="float" office:value="1.85714285714263" calcext:value-type="float">
            <text:p>1.85714285714263</text:p>
          </table:table-cell>
          <table:table-cell table:number-columns-repeated="1021"/>
        </table:table-row>
        <table:table-row table:style-name="ro1">
          <table:table-cell table:formula="of:=SUM([day_death__csv_all.A203:.M203])" office:value-type="float" office:value="0.142857142857139" calcext:value-type="float">
            <text:p>0.142857142857139</text:p>
          </table:table-cell>
          <table:table-cell table:formula="of:=SUM([day_death__csv_all.N203:.T203])" office:value-type="float" office:value="1.71428571428549" calcext:value-type="float">
            <text:p>1.71428571428549</text:p>
          </table:table-cell>
          <table:table-cell table:formula="of:=[day_death__csv_all.U203]" office:value-type="float" office:value="1.85714285714263" calcext:value-type="float">
            <text:p>1.85714285714263</text:p>
          </table:table-cell>
          <table:table-cell table:number-columns-repeated="1021"/>
        </table:table-row>
        <table:table-row table:style-name="ro1">
          <table:table-cell table:formula="of:=SUM([day_death__csv_all.A204:.M204])" office:value-type="float" office:value="0.142857142857139" calcext:value-type="float">
            <text:p>0.142857142857139</text:p>
          </table:table-cell>
          <table:table-cell table:formula="of:=SUM([day_death__csv_all.N204:.T204])" office:value-type="float" office:value="1.71428571428549" calcext:value-type="float">
            <text:p>1.71428571428549</text:p>
          </table:table-cell>
          <table:table-cell table:formula="of:=[day_death__csv_all.U204]" office:value-type="float" office:value="1.85714285714263" calcext:value-type="float">
            <text:p>1.85714285714263</text:p>
          </table:table-cell>
          <table:table-cell table:number-columns-repeated="1021"/>
        </table:table-row>
        <table:table-row table:style-name="ro1">
          <table:table-cell table:formula="of:=SUM([day_death__csv_all.A205:.M205])" office:value-type="float" office:value="0.142857142857139" calcext:value-type="float">
            <text:p>0.142857142857139</text:p>
          </table:table-cell>
          <table:table-cell table:formula="of:=SUM([day_death__csv_all.N205:.T205])" office:value-type="float" office:value="1.71428571428549" calcext:value-type="float">
            <text:p>1.71428571428549</text:p>
          </table:table-cell>
          <table:table-cell table:formula="of:=[day_death__csv_all.U205]" office:value-type="float" office:value="1.85714285714263" calcext:value-type="float">
            <text:p>1.85714285714263</text:p>
          </table:table-cell>
          <table:table-cell table:number-columns-repeated="1021"/>
        </table:table-row>
        <table:table-row table:style-name="ro1">
          <table:table-cell table:formula="of:=SUM([day_death__csv_all.A206:.M206])" office:value-type="float" office:value="0.142857142857167" calcext:value-type="float">
            <text:p>0.142857142857167</text:p>
          </table:table-cell>
          <table:table-cell table:formula="of:=SUM([day_death__csv_all.N206:.T206])" office:value-type="float" office:value="1.71428571428703" calcext:value-type="float">
            <text:p>1.71428571428703</text:p>
          </table:table-cell>
          <table:table-cell table:formula="of:=[day_death__csv_all.U206]" office:value-type="float" office:value="1.8571428571442" calcext:value-type="float">
            <text:p>1.8571428571442</text:p>
          </table:table-cell>
          <table:table-cell table:number-columns-repeated="1021"/>
        </table:table-row>
        <table:table-row table:style-name="ro1">
          <table:table-cell table:formula="of:=SUM([day_death__csv_all.A207:.M207])" office:value-type="float" office:value="0.142857142857142" calcext:value-type="float">
            <text:p>0.142857142857142</text:p>
          </table:table-cell>
          <table:table-cell table:formula="of:=SUM([day_death__csv_all.N207:.T207])" office:value-type="float" office:value="4.57142857142861" calcext:value-type="float">
            <text:p>4.57142857142861</text:p>
          </table:table-cell>
          <table:table-cell table:formula="of:=[day_death__csv_all.U207]" office:value-type="float" office:value="4.71428571428575" calcext:value-type="float">
            <text:p>4.71428571428575</text:p>
          </table:table-cell>
          <table:table-cell table:number-columns-repeated="1021"/>
        </table:table-row>
        <table:table-row table:style-name="ro1">
          <table:table-cell table:formula="of:=SUM([day_death__csv_all.A208:.M208])" office:value-type="float" office:value="0.142857142857142" calcext:value-type="float">
            <text:p>0.142857142857142</text:p>
          </table:table-cell>
          <table:table-cell table:formula="of:=SUM([day_death__csv_all.N208:.T208])" office:value-type="float" office:value="4.57142857142861" calcext:value-type="float">
            <text:p>4.57142857142861</text:p>
          </table:table-cell>
          <table:table-cell table:formula="of:=[day_death__csv_all.U208]" office:value-type="float" office:value="4.71428571428575" calcext:value-type="float">
            <text:p>4.71428571428575</text:p>
          </table:table-cell>
          <table:table-cell table:number-columns-repeated="1021"/>
        </table:table-row>
        <table:table-row table:style-name="ro1">
          <table:table-cell table:formula="of:=SUM([day_death__csv_all.A209:.M209])" office:value-type="float" office:value="0.142857142857142" calcext:value-type="float">
            <text:p>0.142857142857142</text:p>
          </table:table-cell>
          <table:table-cell table:formula="of:=SUM([day_death__csv_all.N209:.T209])" office:value-type="float" office:value="4.57142857142861" calcext:value-type="float">
            <text:p>4.57142857142861</text:p>
          </table:table-cell>
          <table:table-cell table:formula="of:=[day_death__csv_all.U209]" office:value-type="float" office:value="4.71428571428575" calcext:value-type="float">
            <text:p>4.71428571428575</text:p>
          </table:table-cell>
          <table:table-cell table:number-columns-repeated="1021"/>
        </table:table-row>
        <table:table-row table:style-name="ro1">
          <table:table-cell table:formula="of:=SUM([day_death__csv_all.A210:.M210])" office:value-type="float" office:value="0.142857142857142" calcext:value-type="float">
            <text:p>0.142857142857142</text:p>
          </table:table-cell>
          <table:table-cell table:formula="of:=SUM([day_death__csv_all.N210:.T210])" office:value-type="float" office:value="4.57142857142861" calcext:value-type="float">
            <text:p>4.57142857142861</text:p>
          </table:table-cell>
          <table:table-cell table:formula="of:=[day_death__csv_all.U210]" office:value-type="float" office:value="4.71428571428575" calcext:value-type="float">
            <text:p>4.71428571428575</text:p>
          </table:table-cell>
          <table:table-cell table:number-columns-repeated="1021"/>
        </table:table-row>
        <table:table-row table:style-name="ro1">
          <table:table-cell table:formula="of:=SUM([day_death__csv_all.A211:.M211])" office:value-type="float" office:value="0.142857142857142" calcext:value-type="float">
            <text:p>0.142857142857142</text:p>
          </table:table-cell>
          <table:table-cell table:formula="of:=SUM([day_death__csv_all.N211:.T211])" office:value-type="float" office:value="4.57142857142861" calcext:value-type="float">
            <text:p>4.57142857142861</text:p>
          </table:table-cell>
          <table:table-cell table:formula="of:=[day_death__csv_all.U211]" office:value-type="float" office:value="4.71428571428575" calcext:value-type="float">
            <text:p>4.71428571428575</text:p>
          </table:table-cell>
          <table:table-cell table:number-columns-repeated="1021"/>
        </table:table-row>
        <table:table-row table:style-name="ro1">
          <table:table-cell table:formula="of:=SUM([day_death__csv_all.A212:.M212])" office:value-type="float" office:value="0.142857142857142" calcext:value-type="float">
            <text:p>0.142857142857142</text:p>
          </table:table-cell>
          <table:table-cell table:formula="of:=SUM([day_death__csv_all.N212:.T212])" office:value-type="float" office:value="4.57142857142861" calcext:value-type="float">
            <text:p>4.57142857142861</text:p>
          </table:table-cell>
          <table:table-cell table:formula="of:=[day_death__csv_all.U212]" office:value-type="float" office:value="4.71428571428575" calcext:value-type="float">
            <text:p>4.71428571428575</text:p>
          </table:table-cell>
          <table:table-cell table:number-columns-repeated="1021"/>
        </table:table-row>
        <table:table-row table:style-name="ro1">
          <table:table-cell table:formula="of:=SUM([day_death__csv_all.A213:.M213])" office:value-type="float" office:value="0.142857142857146" calcext:value-type="float">
            <text:p>0.142857142857146</text:p>
          </table:table-cell>
          <table:table-cell table:formula="of:=SUM([day_death__csv_all.N213:.T213])" office:value-type="float" office:value="4.57142857142833" calcext:value-type="float">
            <text:p>4.57142857142833</text:p>
          </table:table-cell>
          <table:table-cell table:formula="of:=[day_death__csv_all.U213]" office:value-type="float" office:value="4.71428571428547" calcext:value-type="float">
            <text:p>4.71428571428547</text:p>
          </table:table-cell>
          <table:table-cell table:number-columns-repeated="1021"/>
        </table:table-row>
        <table:table-row table:style-name="ro1">
          <table:table-cell table:formula="of:=SUM([day_death__csv_all.A214:.M214])" office:value-type="float" office:value="1.42857142857143" calcext:value-type="float">
            <text:p>1.42857142857143</text:p>
          </table:table-cell>
          <table:table-cell table:formula="of:=SUM([day_death__csv_all.N214:.T214])" office:value-type="float" office:value="13.1428571428572" calcext:value-type="float">
            <text:p>13.1428571428572</text:p>
          </table:table-cell>
          <table:table-cell table:formula="of:=[day_death__csv_all.U214]" office:value-type="float" office:value="14.5714285714286" calcext:value-type="float">
            <text:p>14.5714285714286</text:p>
          </table:table-cell>
          <table:table-cell table:number-columns-repeated="1021"/>
        </table:table-row>
        <table:table-row table:style-name="ro1">
          <table:table-cell table:formula="of:=SUM([day_death__csv_all.A215:.M215])" office:value-type="float" office:value="1.42857142857143" calcext:value-type="float">
            <text:p>1.42857142857143</text:p>
          </table:table-cell>
          <table:table-cell table:formula="of:=SUM([day_death__csv_all.N215:.T215])" office:value-type="float" office:value="13.1428571428572" calcext:value-type="float">
            <text:p>13.1428571428572</text:p>
          </table:table-cell>
          <table:table-cell table:formula="of:=[day_death__csv_all.U215]" office:value-type="float" office:value="14.5714285714286" calcext:value-type="float">
            <text:p>14.5714285714286</text:p>
          </table:table-cell>
          <table:table-cell table:number-columns-repeated="1021"/>
        </table:table-row>
        <table:table-row table:style-name="ro1">
          <table:table-cell table:formula="of:=SUM([day_death__csv_all.A216:.M216])" office:value-type="float" office:value="1.42857142857143" calcext:value-type="float">
            <text:p>1.42857142857143</text:p>
          </table:table-cell>
          <table:table-cell table:formula="of:=SUM([day_death__csv_all.N216:.T216])" office:value-type="float" office:value="13.1428571428572" calcext:value-type="float">
            <text:p>13.1428571428572</text:p>
          </table:table-cell>
          <table:table-cell table:formula="of:=[day_death__csv_all.U216]" office:value-type="float" office:value="14.5714285714286" calcext:value-type="float">
            <text:p>14.5714285714286</text:p>
          </table:table-cell>
          <table:table-cell table:number-columns-repeated="1021"/>
        </table:table-row>
        <table:table-row table:style-name="ro1">
          <table:table-cell table:formula="of:=SUM([day_death__csv_all.A217:.M217])" office:value-type="float" office:value="1.42857142857143" calcext:value-type="float">
            <text:p>1.42857142857143</text:p>
          </table:table-cell>
          <table:table-cell table:formula="of:=SUM([day_death__csv_all.N217:.T217])" office:value-type="float" office:value="13.1428571428572" calcext:value-type="float">
            <text:p>13.1428571428572</text:p>
          </table:table-cell>
          <table:table-cell table:formula="of:=[day_death__csv_all.U217]" office:value-type="float" office:value="14.5714285714286" calcext:value-type="float">
            <text:p>14.5714285714286</text:p>
          </table:table-cell>
          <table:table-cell table:number-columns-repeated="1021"/>
        </table:table-row>
        <table:table-row table:style-name="ro1">
          <table:table-cell table:formula="of:=SUM([day_death__csv_all.A218:.M218])" office:value-type="float" office:value="1.42857142857143" calcext:value-type="float">
            <text:p>1.42857142857143</text:p>
          </table:table-cell>
          <table:table-cell table:formula="of:=SUM([day_death__csv_all.N218:.T218])" office:value-type="float" office:value="13.1428571428572" calcext:value-type="float">
            <text:p>13.1428571428572</text:p>
          </table:table-cell>
          <table:table-cell table:formula="of:=[day_death__csv_all.U218]" office:value-type="float" office:value="14.5714285714286" calcext:value-type="float">
            <text:p>14.5714285714286</text:p>
          </table:table-cell>
          <table:table-cell table:number-columns-repeated="1021"/>
        </table:table-row>
        <table:table-row table:style-name="ro1">
          <table:table-cell table:formula="of:=SUM([day_death__csv_all.A219:.M219])" office:value-type="float" office:value="1.42857142857143" calcext:value-type="float">
            <text:p>1.42857142857143</text:p>
          </table:table-cell>
          <table:table-cell table:formula="of:=SUM([day_death__csv_all.N219:.T219])" office:value-type="float" office:value="13.1428571428572" calcext:value-type="float">
            <text:p>13.1428571428572</text:p>
          </table:table-cell>
          <table:table-cell table:formula="of:=[day_death__csv_all.U219]" office:value-type="float" office:value="14.5714285714286" calcext:value-type="float">
            <text:p>14.5714285714286</text:p>
          </table:table-cell>
          <table:table-cell table:number-columns-repeated="1021"/>
        </table:table-row>
        <table:table-row table:style-name="ro1">
          <table:table-cell table:formula="of:=SUM([day_death__csv_all.A220:.M220])" office:value-type="float" office:value="1.4285714285714" calcext:value-type="float">
            <text:p>1.4285714285714</text:p>
          </table:table-cell>
          <table:table-cell table:formula="of:=SUM([day_death__csv_all.N220:.T220])" office:value-type="float" office:value="13.142857142857" calcext:value-type="float">
            <text:p>13.142857142857</text:p>
          </table:table-cell>
          <table:table-cell table:formula="of:=[day_death__csv_all.U220]" office:value-type="float" office:value="14.5714285714284" calcext:value-type="float">
            <text:p>14.5714285714284</text:p>
          </table:table-cell>
          <table:table-cell table:number-columns-repeated="1021"/>
        </table:table-row>
        <table:table-row table:style-name="ro1">
          <table:table-cell table:formula="of:=SUM([day_death__csv_all.A221:.M221])" office:value-type="float" office:value="0.857142857142854" calcext:value-type="float">
            <text:p>0.857142857142854</text:p>
          </table:table-cell>
          <table:table-cell table:formula="of:=SUM([day_death__csv_all.N221:.T221])" office:value-type="float" office:value="11.8571428571429" calcext:value-type="float">
            <text:p>11.8571428571429</text:p>
          </table:table-cell>
          <table:table-cell table:formula="of:=[day_death__csv_all.U221]" office:value-type="float" office:value="12.7142857142857" calcext:value-type="float">
            <text:p>12.7142857142857</text:p>
          </table:table-cell>
          <table:table-cell table:number-columns-repeated="1021"/>
        </table:table-row>
        <table:table-row table:style-name="ro1">
          <table:table-cell table:formula="of:=SUM([day_death__csv_all.A222:.M222])" office:value-type="float" office:value="0.857142857142854" calcext:value-type="float">
            <text:p>0.857142857142854</text:p>
          </table:table-cell>
          <table:table-cell table:formula="of:=SUM([day_death__csv_all.N222:.T222])" office:value-type="float" office:value="11.8571428571429" calcext:value-type="float">
            <text:p>11.8571428571429</text:p>
          </table:table-cell>
          <table:table-cell table:formula="of:=[day_death__csv_all.U222]" office:value-type="float" office:value="12.7142857142857" calcext:value-type="float">
            <text:p>12.7142857142857</text:p>
          </table:table-cell>
          <table:table-cell table:number-columns-repeated="1021"/>
        </table:table-row>
        <table:table-row table:style-name="ro1">
          <table:table-cell table:formula="of:=SUM([day_death__csv_all.A223:.M223])" office:value-type="float" office:value="0.857142857142854" calcext:value-type="float">
            <text:p>0.857142857142854</text:p>
          </table:table-cell>
          <table:table-cell table:formula="of:=SUM([day_death__csv_all.N223:.T223])" office:value-type="float" office:value="11.8571428571429" calcext:value-type="float">
            <text:p>11.8571428571429</text:p>
          </table:table-cell>
          <table:table-cell table:formula="of:=[day_death__csv_all.U223]" office:value-type="float" office:value="12.7142857142857" calcext:value-type="float">
            <text:p>12.7142857142857</text:p>
          </table:table-cell>
          <table:table-cell table:number-columns-repeated="1021"/>
        </table:table-row>
        <table:table-row table:style-name="ro1">
          <table:table-cell table:formula="of:=SUM([day_death__csv_all.A224:.M224])" office:value-type="float" office:value="0.857142857142854" calcext:value-type="float">
            <text:p>0.857142857142854</text:p>
          </table:table-cell>
          <table:table-cell table:formula="of:=SUM([day_death__csv_all.N224:.T224])" office:value-type="float" office:value="11.8571428571429" calcext:value-type="float">
            <text:p>11.8571428571429</text:p>
          </table:table-cell>
          <table:table-cell table:formula="of:=[day_death__csv_all.U224]" office:value-type="float" office:value="12.7142857142857" calcext:value-type="float">
            <text:p>12.7142857142857</text:p>
          </table:table-cell>
          <table:table-cell table:number-columns-repeated="1021"/>
        </table:table-row>
        <table:table-row table:style-name="ro1">
          <table:table-cell table:formula="of:=SUM([day_death__csv_all.A225:.M225])" office:value-type="float" office:value="0.857142857142854" calcext:value-type="float">
            <text:p>0.857142857142854</text:p>
          </table:table-cell>
          <table:table-cell table:formula="of:=SUM([day_death__csv_all.N225:.T225])" office:value-type="float" office:value="11.8571428571429" calcext:value-type="float">
            <text:p>11.8571428571429</text:p>
          </table:table-cell>
          <table:table-cell table:formula="of:=[day_death__csv_all.U225]" office:value-type="float" office:value="12.7142857142857" calcext:value-type="float">
            <text:p>12.7142857142857</text:p>
          </table:table-cell>
          <table:table-cell table:number-columns-repeated="1021"/>
        </table:table-row>
        <table:table-row table:style-name="ro1">
          <table:table-cell table:formula="of:=SUM([day_death__csv_all.A226:.M226])" office:value-type="float" office:value="0.857142857142854" calcext:value-type="float">
            <text:p>0.857142857142854</text:p>
          </table:table-cell>
          <table:table-cell table:formula="of:=SUM([day_death__csv_all.N226:.T226])" office:value-type="float" office:value="11.8571428571429" calcext:value-type="float">
            <text:p>11.8571428571429</text:p>
          </table:table-cell>
          <table:table-cell table:formula="of:=[day_death__csv_all.U226]" office:value-type="float" office:value="12.7142857142857" calcext:value-type="float">
            <text:p>12.7142857142857</text:p>
          </table:table-cell>
          <table:table-cell table:number-columns-repeated="1021"/>
        </table:table-row>
        <table:table-row table:style-name="ro1">
          <table:table-cell table:formula="of:=SUM([day_death__csv_all.A227:.M227])" office:value-type="float" office:value="0.857142857142876" calcext:value-type="float">
            <text:p>0.857142857142876</text:p>
          </table:table-cell>
          <table:table-cell table:formula="of:=SUM([day_death__csv_all.N227:.T227])" office:value-type="float" office:value="11.8571428571427" calcext:value-type="float">
            <text:p>11.8571428571427</text:p>
          </table:table-cell>
          <table:table-cell table:formula="of:=[day_death__csv_all.U227]" office:value-type="float" office:value="12.7142857142855" calcext:value-type="float">
            <text:p>12.7142857142855</text:p>
          </table:table-cell>
          <table:table-cell table:number-columns-repeated="1021"/>
        </table:table-row>
        <table:table-row table:style-name="ro1">
          <table:table-cell table:formula="of:=SUM([day_death__csv_all.A228:.M228])" office:value-type="float" office:value="1.42857142857145" calcext:value-type="float">
            <text:p>1.42857142857145</text:p>
          </table:table-cell>
          <table:table-cell table:formula="of:=SUM([day_death__csv_all.N228:.T228])" office:value-type="float" office:value="19.8571428571428" calcext:value-type="float">
            <text:p>19.8571428571428</text:p>
          </table:table-cell>
          <table:table-cell table:formula="of:=[day_death__csv_all.U228]" office:value-type="float" office:value="21.2857142857142" calcext:value-type="float">
            <text:p>21.2857142857142</text:p>
          </table:table-cell>
          <table:table-cell table:number-columns-repeated="1021"/>
        </table:table-row>
        <table:table-row table:style-name="ro1">
          <table:table-cell table:formula="of:=SUM([day_death__csv_all.A229:.M229])" office:value-type="float" office:value="1.42857142857145" calcext:value-type="float">
            <text:p>1.42857142857145</text:p>
          </table:table-cell>
          <table:table-cell table:formula="of:=SUM([day_death__csv_all.N229:.T229])" office:value-type="float" office:value="19.8571428571428" calcext:value-type="float">
            <text:p>19.8571428571428</text:p>
          </table:table-cell>
          <table:table-cell table:formula="of:=[day_death__csv_all.U229]" office:value-type="float" office:value="21.2857142857142" calcext:value-type="float">
            <text:p>21.2857142857142</text:p>
          </table:table-cell>
          <table:table-cell table:number-columns-repeated="1021"/>
        </table:table-row>
        <table:table-row table:style-name="ro1">
          <table:table-cell table:formula="of:=SUM([day_death__csv_all.A230:.M230])" office:value-type="float" office:value="1.42857142857145" calcext:value-type="float">
            <text:p>1.42857142857145</text:p>
          </table:table-cell>
          <table:table-cell table:formula="of:=SUM([day_death__csv_all.N230:.T230])" office:value-type="float" office:value="19.8571428571428" calcext:value-type="float">
            <text:p>19.8571428571428</text:p>
          </table:table-cell>
          <table:table-cell table:formula="of:=[day_death__csv_all.U230]" office:value-type="float" office:value="21.2857142857142" calcext:value-type="float">
            <text:p>21.2857142857142</text:p>
          </table:table-cell>
          <table:table-cell table:number-columns-repeated="1021"/>
        </table:table-row>
        <table:table-row table:style-name="ro1">
          <table:table-cell table:formula="of:=SUM([day_death__csv_all.A231:.M231])" office:value-type="float" office:value="1.42857142857145" calcext:value-type="float">
            <text:p>1.42857142857145</text:p>
          </table:table-cell>
          <table:table-cell table:formula="of:=SUM([day_death__csv_all.N231:.T231])" office:value-type="float" office:value="19.8571428571428" calcext:value-type="float">
            <text:p>19.8571428571428</text:p>
          </table:table-cell>
          <table:table-cell table:formula="of:=[day_death__csv_all.U231]" office:value-type="float" office:value="21.2857142857142" calcext:value-type="float">
            <text:p>21.2857142857142</text:p>
          </table:table-cell>
          <table:table-cell table:number-columns-repeated="1021"/>
        </table:table-row>
        <table:table-row table:style-name="ro1">
          <table:table-cell table:formula="of:=SUM([day_death__csv_all.A232:.M232])" office:value-type="float" office:value="1.42857142857145" calcext:value-type="float">
            <text:p>1.42857142857145</text:p>
          </table:table-cell>
          <table:table-cell table:formula="of:=SUM([day_death__csv_all.N232:.T232])" office:value-type="float" office:value="19.8571428571428" calcext:value-type="float">
            <text:p>19.8571428571428</text:p>
          </table:table-cell>
          <table:table-cell table:formula="of:=[day_death__csv_all.U232]" office:value-type="float" office:value="21.2857142857142" calcext:value-type="float">
            <text:p>21.2857142857142</text:p>
          </table:table-cell>
          <table:table-cell table:number-columns-repeated="1021"/>
        </table:table-row>
        <table:table-row table:style-name="ro1">
          <table:table-cell table:formula="of:=SUM([day_death__csv_all.A233:.M233])" office:value-type="float" office:value="1.42857142857145" calcext:value-type="float">
            <text:p>1.42857142857145</text:p>
          </table:table-cell>
          <table:table-cell table:formula="of:=SUM([day_death__csv_all.N233:.T233])" office:value-type="float" office:value="19.8571428571428" calcext:value-type="float">
            <text:p>19.8571428571428</text:p>
          </table:table-cell>
          <table:table-cell table:formula="of:=[day_death__csv_all.U233]" office:value-type="float" office:value="21.2857142857142" calcext:value-type="float">
            <text:p>21.2857142857142</text:p>
          </table:table-cell>
          <table:table-cell table:number-columns-repeated="1021"/>
        </table:table-row>
        <table:table-row table:style-name="ro1">
          <table:table-cell table:formula="of:=SUM([day_death__csv_all.A234:.M234])" office:value-type="float" office:value="1.4285714285713" calcext:value-type="float">
            <text:p>1.4285714285713</text:p>
          </table:table-cell>
          <table:table-cell table:formula="of:=SUM([day_death__csv_all.N234:.T234])" office:value-type="float" office:value="19.8571428571433" calcext:value-type="float">
            <text:p>19.8571428571433</text:p>
          </table:table-cell>
          <table:table-cell table:formula="of:=[day_death__csv_all.U234]" office:value-type="float" office:value="21.2857142857146" calcext:value-type="float">
            <text:p>21.2857142857146</text:p>
          </table:table-cell>
          <table:table-cell table:number-columns-repeated="1021"/>
        </table:table-row>
        <table:table-row table:style-name="ro1">
          <table:table-cell table:formula="of:=SUM([day_death__csv_all.A235:.M235])" office:value-type="float" office:value="1.42857142857143" calcext:value-type="float">
            <text:p>1.42857142857143</text:p>
          </table:table-cell>
          <table:table-cell table:formula="of:=SUM([day_death__csv_all.N235:.T235])" office:value-type="float" office:value="24.7142857142856" calcext:value-type="float">
            <text:p>24.7142857142856</text:p>
          </table:table-cell>
          <table:table-cell table:formula="of:=[day_death__csv_all.U235]" office:value-type="float" office:value="26.142857142857" calcext:value-type="float">
            <text:p>26.142857142857</text:p>
          </table:table-cell>
          <table:table-cell table:number-columns-repeated="1021"/>
        </table:table-row>
        <table:table-row table:style-name="ro1">
          <table:table-cell table:formula="of:=SUM([day_death__csv_all.A236:.M236])" office:value-type="float" office:value="1.42857142857143" calcext:value-type="float">
            <text:p>1.42857142857143</text:p>
          </table:table-cell>
          <table:table-cell table:formula="of:=SUM([day_death__csv_all.N236:.T236])" office:value-type="float" office:value="24.7142857142856" calcext:value-type="float">
            <text:p>24.7142857142856</text:p>
          </table:table-cell>
          <table:table-cell table:formula="of:=[day_death__csv_all.U236]" office:value-type="float" office:value="26.142857142857" calcext:value-type="float">
            <text:p>26.142857142857</text:p>
          </table:table-cell>
          <table:table-cell table:number-columns-repeated="1021"/>
        </table:table-row>
        <table:table-row table:style-name="ro1">
          <table:table-cell table:formula="of:=SUM([day_death__csv_all.A237:.M237])" office:value-type="float" office:value="1.42857142857143" calcext:value-type="float">
            <text:p>1.42857142857143</text:p>
          </table:table-cell>
          <table:table-cell table:formula="of:=SUM([day_death__csv_all.N237:.T237])" office:value-type="float" office:value="24.7142857142856" calcext:value-type="float">
            <text:p>24.7142857142856</text:p>
          </table:table-cell>
          <table:table-cell table:formula="of:=[day_death__csv_all.U237]" office:value-type="float" office:value="26.142857142857" calcext:value-type="float">
            <text:p>26.142857142857</text:p>
          </table:table-cell>
          <table:table-cell table:number-columns-repeated="1021"/>
        </table:table-row>
        <table:table-row table:style-name="ro1">
          <table:table-cell table:formula="of:=SUM([day_death__csv_all.A238:.M238])" office:value-type="float" office:value="1.42857142857143" calcext:value-type="float">
            <text:p>1.42857142857143</text:p>
          </table:table-cell>
          <table:table-cell table:formula="of:=SUM([day_death__csv_all.N238:.T238])" office:value-type="float" office:value="24.7142857142856" calcext:value-type="float">
            <text:p>24.7142857142856</text:p>
          </table:table-cell>
          <table:table-cell table:formula="of:=[day_death__csv_all.U238]" office:value-type="float" office:value="26.142857142857" calcext:value-type="float">
            <text:p>26.142857142857</text:p>
          </table:table-cell>
          <table:table-cell table:number-columns-repeated="1021"/>
        </table:table-row>
        <table:table-row table:style-name="ro1">
          <table:table-cell table:formula="of:=SUM([day_death__csv_all.A239:.M239])" office:value-type="float" office:value="1.42857142857143" calcext:value-type="float">
            <text:p>1.42857142857143</text:p>
          </table:table-cell>
          <table:table-cell table:formula="of:=SUM([day_death__csv_all.N239:.T239])" office:value-type="float" office:value="24.7142857142856" calcext:value-type="float">
            <text:p>24.7142857142856</text:p>
          </table:table-cell>
          <table:table-cell table:formula="of:=[day_death__csv_all.U239]" office:value-type="float" office:value="26.142857142857" calcext:value-type="float">
            <text:p>26.142857142857</text:p>
          </table:table-cell>
          <table:table-cell table:number-columns-repeated="1021"/>
        </table:table-row>
        <table:table-row table:style-name="ro1">
          <table:table-cell table:formula="of:=SUM([day_death__csv_all.A240:.M240])" office:value-type="float" office:value="1.42857142857143" calcext:value-type="float">
            <text:p>1.42857142857143</text:p>
          </table:table-cell>
          <table:table-cell table:formula="of:=SUM([day_death__csv_all.N240:.T240])" office:value-type="float" office:value="24.7142857142856" calcext:value-type="float">
            <text:p>24.7142857142856</text:p>
          </table:table-cell>
          <table:table-cell table:formula="of:=[day_death__csv_all.U240]" office:value-type="float" office:value="26.142857142857" calcext:value-type="float">
            <text:p>26.142857142857</text:p>
          </table:table-cell>
          <table:table-cell table:number-columns-repeated="1021"/>
        </table:table-row>
        <table:table-row table:style-name="ro1">
          <table:table-cell table:formula="of:=SUM([day_death__csv_all.A241:.M241])" office:value-type="float" office:value="1.4285714285714" calcext:value-type="float">
            <text:p>1.4285714285714</text:p>
          </table:table-cell>
          <table:table-cell table:formula="of:=SUM([day_death__csv_all.N241:.T241])" office:value-type="float" office:value="24.7142857142867" calcext:value-type="float">
            <text:p>24.7142857142867</text:p>
          </table:table-cell>
          <table:table-cell table:formula="of:=[day_death__csv_all.U241]" office:value-type="float" office:value="26.1428571428581" calcext:value-type="float">
            <text:p>26.1428571428581</text:p>
          </table:table-cell>
          <table:table-cell table:number-columns-repeated="1021"/>
        </table:table-row>
        <table:table-row table:style-name="ro1">
          <table:table-cell table:formula="of:=SUM([day_death__csv_all.A242:.M242])" office:value-type="float" office:value="1.71428571428571" calcext:value-type="float">
            <text:p>1.71428571428571</text:p>
          </table:table-cell>
          <table:table-cell table:formula="of:=SUM([day_death__csv_all.N242:.T242])" office:value-type="float" office:value="45.1428571428571" calcext:value-type="float">
            <text:p>45.1428571428571</text:p>
          </table:table-cell>
          <table:table-cell table:formula="of:=[day_death__csv_all.U242]" office:value-type="float" office:value="46.8571428571428" calcext:value-type="float">
            <text:p>46.8571428571428</text:p>
          </table:table-cell>
          <table:table-cell table:number-columns-repeated="1021"/>
        </table:table-row>
        <table:table-row table:style-name="ro1">
          <table:table-cell table:formula="of:=SUM([day_death__csv_all.A243:.M243])" office:value-type="float" office:value="1.71428571428571" calcext:value-type="float">
            <text:p>1.71428571428571</text:p>
          </table:table-cell>
          <table:table-cell table:formula="of:=SUM([day_death__csv_all.N243:.T243])" office:value-type="float" office:value="45.1428571428571" calcext:value-type="float">
            <text:p>45.1428571428571</text:p>
          </table:table-cell>
          <table:table-cell table:formula="of:=[day_death__csv_all.U243]" office:value-type="float" office:value="46.8571428571428" calcext:value-type="float">
            <text:p>46.8571428571428</text:p>
          </table:table-cell>
          <table:table-cell table:number-columns-repeated="1021"/>
        </table:table-row>
        <table:table-row table:style-name="ro1">
          <table:table-cell table:formula="of:=SUM([day_death__csv_all.A244:.M244])" office:value-type="float" office:value="1.71428571428571" calcext:value-type="float">
            <text:p>1.71428571428571</text:p>
          </table:table-cell>
          <table:table-cell table:formula="of:=SUM([day_death__csv_all.N244:.T244])" office:value-type="float" office:value="45.1428571428571" calcext:value-type="float">
            <text:p>45.1428571428571</text:p>
          </table:table-cell>
          <table:table-cell table:formula="of:=[day_death__csv_all.U244]" office:value-type="float" office:value="46.8571428571428" calcext:value-type="float">
            <text:p>46.8571428571428</text:p>
          </table:table-cell>
          <table:table-cell table:number-columns-repeated="1021"/>
        </table:table-row>
        <table:table-row table:style-name="ro1">
          <table:table-cell table:formula="of:=SUM([day_death__csv_all.A245:.M245])" office:value-type="float" office:value="1.71428571428571" calcext:value-type="float">
            <text:p>1.71428571428571</text:p>
          </table:table-cell>
          <table:table-cell table:formula="of:=SUM([day_death__csv_all.N245:.T245])" office:value-type="float" office:value="45.1428571428571" calcext:value-type="float">
            <text:p>45.1428571428571</text:p>
          </table:table-cell>
          <table:table-cell table:formula="of:=[day_death__csv_all.U245]" office:value-type="float" office:value="46.8571428571428" calcext:value-type="float">
            <text:p>46.8571428571428</text:p>
          </table:table-cell>
          <table:table-cell table:number-columns-repeated="1021"/>
        </table:table-row>
        <table:table-row table:style-name="ro1">
          <table:table-cell table:formula="of:=SUM([day_death__csv_all.A246:.M246])" office:value-type="float" office:value="1.71428571428571" calcext:value-type="float">
            <text:p>1.71428571428571</text:p>
          </table:table-cell>
          <table:table-cell table:formula="of:=SUM([day_death__csv_all.N246:.T246])" office:value-type="float" office:value="45.1428571428571" calcext:value-type="float">
            <text:p>45.1428571428571</text:p>
          </table:table-cell>
          <table:table-cell table:formula="of:=[day_death__csv_all.U246]" office:value-type="float" office:value="46.8571428571428" calcext:value-type="float">
            <text:p>46.8571428571428</text:p>
          </table:table-cell>
          <table:table-cell table:number-columns-repeated="1021"/>
        </table:table-row>
        <table:table-row table:style-name="ro1">
          <table:table-cell table:formula="of:=SUM([day_death__csv_all.A247:.M247])" office:value-type="float" office:value="1.71428571428571" calcext:value-type="float">
            <text:p>1.71428571428571</text:p>
          </table:table-cell>
          <table:table-cell table:formula="of:=SUM([day_death__csv_all.N247:.T247])" office:value-type="float" office:value="45.1428571428571" calcext:value-type="float">
            <text:p>45.1428571428571</text:p>
          </table:table-cell>
          <table:table-cell table:formula="of:=[day_death__csv_all.U247]" office:value-type="float" office:value="46.8571428571428" calcext:value-type="float">
            <text:p>46.8571428571428</text:p>
          </table:table-cell>
          <table:table-cell table:number-columns-repeated="1021"/>
        </table:table-row>
        <table:table-row table:style-name="ro1">
          <table:table-cell table:formula="of:=SUM([day_death__csv_all.A248:.M248])" office:value-type="float" office:value="1.71428571428575" calcext:value-type="float">
            <text:p>1.71428571428575</text:p>
          </table:table-cell>
          <table:table-cell table:formula="of:=SUM([day_death__csv_all.N248:.T248])" office:value-type="float" office:value="45.1428571428573" calcext:value-type="float">
            <text:p>45.1428571428573</text:p>
          </table:table-cell>
          <table:table-cell table:formula="of:=[day_death__csv_all.U248]" office:value-type="float" office:value="46.8571428571431" calcext:value-type="float">
            <text:p>46.8571428571431</text:p>
          </table:table-cell>
          <table:table-cell table:number-columns-repeated="1021"/>
        </table:table-row>
        <table:table-row table:style-name="ro1">
          <table:table-cell table:formula="of:=SUM([day_death__csv_all.A249:.M249])" office:value-type="float" office:value="2.14285714285714" calcext:value-type="float">
            <text:p>2.14285714285714</text:p>
          </table:table-cell>
          <table:table-cell table:formula="of:=SUM([day_death__csv_all.N249:.T249])" office:value-type="float" office:value="59.8571428571429" calcext:value-type="float">
            <text:p>59.8571428571429</text:p>
          </table:table-cell>
          <table:table-cell table:formula="of:=[day_death__csv_all.U249]" office:value-type="float" office:value="62.0000000000001" calcext:value-type="float">
            <text:p>62.0000000000001</text:p>
          </table:table-cell>
          <table:table-cell table:number-columns-repeated="1021"/>
        </table:table-row>
        <table:table-row table:style-name="ro1">
          <table:table-cell table:formula="of:=SUM([day_death__csv_all.A250:.M250])" office:value-type="float" office:value="2.14285714285714" calcext:value-type="float">
            <text:p>2.14285714285714</text:p>
          </table:table-cell>
          <table:table-cell table:formula="of:=SUM([day_death__csv_all.N250:.T250])" office:value-type="float" office:value="59.8571428571429" calcext:value-type="float">
            <text:p>59.8571428571429</text:p>
          </table:table-cell>
          <table:table-cell table:formula="of:=[day_death__csv_all.U250]" office:value-type="float" office:value="62.0000000000001" calcext:value-type="float">
            <text:p>62.0000000000001</text:p>
          </table:table-cell>
          <table:table-cell table:number-columns-repeated="1021"/>
        </table:table-row>
        <table:table-row table:style-name="ro1">
          <table:table-cell table:formula="of:=SUM([day_death__csv_all.A251:.M251])" office:value-type="float" office:value="2.14285714285714" calcext:value-type="float">
            <text:p>2.14285714285714</text:p>
          </table:table-cell>
          <table:table-cell table:formula="of:=SUM([day_death__csv_all.N251:.T251])" office:value-type="float" office:value="59.8571428571429" calcext:value-type="float">
            <text:p>59.8571428571429</text:p>
          </table:table-cell>
          <table:table-cell table:formula="of:=[day_death__csv_all.U251]" office:value-type="float" office:value="62.0000000000001" calcext:value-type="float">
            <text:p>62.0000000000001</text:p>
          </table:table-cell>
          <table:table-cell table:number-columns-repeated="1021"/>
        </table:table-row>
        <table:table-row table:style-name="ro1">
          <table:table-cell table:formula="of:=SUM([day_death__csv_all.A252:.M252])" office:value-type="float" office:value="2.14285714285714" calcext:value-type="float">
            <text:p>2.14285714285714</text:p>
          </table:table-cell>
          <table:table-cell table:formula="of:=SUM([day_death__csv_all.N252:.T252])" office:value-type="float" office:value="59.8571428571429" calcext:value-type="float">
            <text:p>59.8571428571429</text:p>
          </table:table-cell>
          <table:table-cell table:formula="of:=[day_death__csv_all.U252]" office:value-type="float" office:value="62.0000000000001" calcext:value-type="float">
            <text:p>62.0000000000001</text:p>
          </table:table-cell>
          <table:table-cell table:number-columns-repeated="1021"/>
        </table:table-row>
        <table:table-row table:style-name="ro1">
          <table:table-cell table:formula="of:=SUM([day_death__csv_all.A253:.M253])" office:value-type="float" office:value="2.14285714285714" calcext:value-type="float">
            <text:p>2.14285714285714</text:p>
          </table:table-cell>
          <table:table-cell table:formula="of:=SUM([day_death__csv_all.N253:.T253])" office:value-type="float" office:value="59.8571428571429" calcext:value-type="float">
            <text:p>59.8571428571429</text:p>
          </table:table-cell>
          <table:table-cell table:formula="of:=[day_death__csv_all.U253]" office:value-type="float" office:value="62.0000000000001" calcext:value-type="float">
            <text:p>62.0000000000001</text:p>
          </table:table-cell>
          <table:table-cell table:number-columns-repeated="1021"/>
        </table:table-row>
        <table:table-row table:style-name="ro1">
          <table:table-cell table:formula="of:=SUM([day_death__csv_all.A254:.M254])" office:value-type="float" office:value="2.14285714285714" calcext:value-type="float">
            <text:p>2.14285714285714</text:p>
          </table:table-cell>
          <table:table-cell table:formula="of:=SUM([day_death__csv_all.N254:.T254])" office:value-type="float" office:value="59.8571428571429" calcext:value-type="float">
            <text:p>59.8571428571429</text:p>
          </table:table-cell>
          <table:table-cell table:formula="of:=[day_death__csv_all.U254]" office:value-type="float" office:value="62.0000000000001" calcext:value-type="float">
            <text:p>62.0000000000001</text:p>
          </table:table-cell>
          <table:table-cell table:number-columns-repeated="1021"/>
        </table:table-row>
        <table:table-row table:style-name="ro1">
          <table:table-cell table:formula="of:=SUM([day_death__csv_all.A255:.M255])" office:value-type="float" office:value="2.14285714285715" calcext:value-type="float">
            <text:p>2.14285714285715</text:p>
          </table:table-cell>
          <table:table-cell table:formula="of:=SUM([day_death__csv_all.N255:.T255])" office:value-type="float" office:value="59.8571428571423" calcext:value-type="float">
            <text:p>59.8571428571423</text:p>
          </table:table-cell>
          <table:table-cell table:formula="of:=[day_death__csv_all.U255]" office:value-type="float" office:value="61.9999999999995" calcext:value-type="float">
            <text:p>61.9999999999995</text:p>
          </table:table-cell>
          <table:table-cell table:number-columns-repeated="1021"/>
        </table:table-row>
        <table:table-row table:style-name="ro1">
          <table:table-cell table:formula="of:=SUM([day_death__csv_all.A256:.M256])" office:value-type="float" office:value="2.85714285714285" calcext:value-type="float">
            <text:p>2.85714285714285</text:p>
          </table:table-cell>
          <table:table-cell table:formula="of:=SUM([day_death__csv_all.N256:.T256])" office:value-type="float" office:value="77.8571428571429" calcext:value-type="float">
            <text:p>77.8571428571429</text:p>
          </table:table-cell>
          <table:table-cell table:formula="of:=[day_death__csv_all.U256]" office:value-type="float" office:value="80.7142857142857" calcext:value-type="float">
            <text:p>80.7142857142857</text:p>
          </table:table-cell>
          <table:table-cell table:number-columns-repeated="1021"/>
        </table:table-row>
        <table:table-row table:style-name="ro1">
          <table:table-cell table:formula="of:=SUM([day_death__csv_all.A257:.M257])" office:value-type="float" office:value="2.85714285714285" calcext:value-type="float">
            <text:p>2.85714285714285</text:p>
          </table:table-cell>
          <table:table-cell table:formula="of:=SUM([day_death__csv_all.N257:.T257])" office:value-type="float" office:value="77.8571428571429" calcext:value-type="float">
            <text:p>77.8571428571429</text:p>
          </table:table-cell>
          <table:table-cell table:formula="of:=[day_death__csv_all.U257]" office:value-type="float" office:value="80.7142857142857" calcext:value-type="float">
            <text:p>80.7142857142857</text:p>
          </table:table-cell>
          <table:table-cell table:number-columns-repeated="1021"/>
        </table:table-row>
        <table:table-row table:style-name="ro1">
          <table:table-cell table:formula="of:=SUM([day_death__csv_all.A258:.M258])" office:value-type="float" office:value="2.85714285714285" calcext:value-type="float">
            <text:p>2.85714285714285</text:p>
          </table:table-cell>
          <table:table-cell table:formula="of:=SUM([day_death__csv_all.N258:.T258])" office:value-type="float" office:value="77.8571428571429" calcext:value-type="float">
            <text:p>77.8571428571429</text:p>
          </table:table-cell>
          <table:table-cell table:formula="of:=[day_death__csv_all.U258]" office:value-type="float" office:value="80.7142857142857" calcext:value-type="float">
            <text:p>80.7142857142857</text:p>
          </table:table-cell>
          <table:table-cell table:number-columns-repeated="1021"/>
        </table:table-row>
        <table:table-row table:style-name="ro1">
          <table:table-cell table:formula="of:=SUM([day_death__csv_all.A259:.M259])" office:value-type="float" office:value="2.85714285714285" calcext:value-type="float">
            <text:p>2.85714285714285</text:p>
          </table:table-cell>
          <table:table-cell table:formula="of:=SUM([day_death__csv_all.N259:.T259])" office:value-type="float" office:value="77.8571428571429" calcext:value-type="float">
            <text:p>77.8571428571429</text:p>
          </table:table-cell>
          <table:table-cell table:formula="of:=[day_death__csv_all.U259]" office:value-type="float" office:value="80.7142857142857" calcext:value-type="float">
            <text:p>80.7142857142857</text:p>
          </table:table-cell>
          <table:table-cell table:number-columns-repeated="1021"/>
        </table:table-row>
        <table:table-row table:style-name="ro1">
          <table:table-cell table:formula="of:=SUM([day_death__csv_all.A260:.M260])" office:value-type="float" office:value="2.85714285714285" calcext:value-type="float">
            <text:p>2.85714285714285</text:p>
          </table:table-cell>
          <table:table-cell table:formula="of:=SUM([day_death__csv_all.N260:.T260])" office:value-type="float" office:value="77.8571428571429" calcext:value-type="float">
            <text:p>77.8571428571429</text:p>
          </table:table-cell>
          <table:table-cell table:formula="of:=[day_death__csv_all.U260]" office:value-type="float" office:value="80.7142857142857" calcext:value-type="float">
            <text:p>80.7142857142857</text:p>
          </table:table-cell>
          <table:table-cell table:number-columns-repeated="1021"/>
        </table:table-row>
        <table:table-row table:style-name="ro1">
          <table:table-cell table:formula="of:=SUM([day_death__csv_all.A261:.M261])" office:value-type="float" office:value="2.85714285714285" calcext:value-type="float">
            <text:p>2.85714285714285</text:p>
          </table:table-cell>
          <table:table-cell table:formula="of:=SUM([day_death__csv_all.N261:.T261])" office:value-type="float" office:value="77.8571428571429" calcext:value-type="float">
            <text:p>77.8571428571429</text:p>
          </table:table-cell>
          <table:table-cell table:formula="of:=[day_death__csv_all.U261]" office:value-type="float" office:value="80.7142857142857" calcext:value-type="float">
            <text:p>80.7142857142857</text:p>
          </table:table-cell>
          <table:table-cell table:number-columns-repeated="1021"/>
        </table:table-row>
        <table:table-row table:style-name="ro1">
          <table:table-cell table:formula="of:=SUM([day_death__csv_all.A262:.M262])" office:value-type="float" office:value="2.85714285714289" calcext:value-type="float">
            <text:p>2.85714285714289</text:p>
          </table:table-cell>
          <table:table-cell table:formula="of:=SUM([day_death__csv_all.N262:.T262])" office:value-type="float" office:value="77.8571428571427" calcext:value-type="float">
            <text:p>77.8571428571427</text:p>
          </table:table-cell>
          <table:table-cell table:formula="of:=[day_death__csv_all.U262]" office:value-type="float" office:value="80.7142857142856" calcext:value-type="float">
            <text:p>80.7142857142856</text:p>
          </table:table-cell>
          <table:table-cell table:number-columns-repeated="1021"/>
        </table:table-row>
        <table:table-row table:style-name="ro1">
          <table:table-cell table:formula="of:=SUM([day_death__csv_all.A263:.M263])" office:value-type="float" office:value="3.42857142857141" calcext:value-type="float">
            <text:p>3.42857142857141</text:p>
          </table:table-cell>
          <table:table-cell table:formula="of:=SUM([day_death__csv_all.N263:.T263])" office:value-type="float" office:value="64.4285714285713" calcext:value-type="float">
            <text:p>64.4285714285713</text:p>
          </table:table-cell>
          <table:table-cell table:formula="of:=[day_death__csv_all.U263]" office:value-type="float" office:value="67.8571428571427" calcext:value-type="float">
            <text:p>67.8571428571427</text:p>
          </table:table-cell>
          <table:table-cell table:number-columns-repeated="1021"/>
        </table:table-row>
        <table:table-row table:style-name="ro1">
          <table:table-cell table:formula="of:=SUM([day_death__csv_all.A264:.M264])" office:value-type="float" office:value="3.42857142857141" calcext:value-type="float">
            <text:p>3.42857142857141</text:p>
          </table:table-cell>
          <table:table-cell table:formula="of:=SUM([day_death__csv_all.N264:.T264])" office:value-type="float" office:value="64.4285714285713" calcext:value-type="float">
            <text:p>64.4285714285713</text:p>
          </table:table-cell>
          <table:table-cell table:formula="of:=[day_death__csv_all.U264]" office:value-type="float" office:value="67.8571428571427" calcext:value-type="float">
            <text:p>67.8571428571427</text:p>
          </table:table-cell>
          <table:table-cell table:number-columns-repeated="1021"/>
        </table:table-row>
        <table:table-row table:style-name="ro1">
          <table:table-cell table:formula="of:=SUM([day_death__csv_all.A265:.M265])" office:value-type="float" office:value="3.42857142857141" calcext:value-type="float">
            <text:p>3.42857142857141</text:p>
          </table:table-cell>
          <table:table-cell table:formula="of:=SUM([day_death__csv_all.N265:.T265])" office:value-type="float" office:value="64.4285714285713" calcext:value-type="float">
            <text:p>64.4285714285713</text:p>
          </table:table-cell>
          <table:table-cell table:formula="of:=[day_death__csv_all.U265]" office:value-type="float" office:value="67.8571428571427" calcext:value-type="float">
            <text:p>67.8571428571427</text:p>
          </table:table-cell>
          <table:table-cell table:number-columns-repeated="1021"/>
        </table:table-row>
        <table:table-row table:style-name="ro1">
          <table:table-cell table:formula="of:=SUM([day_death__csv_all.A266:.M266])" office:value-type="float" office:value="3.42857142857141" calcext:value-type="float">
            <text:p>3.42857142857141</text:p>
          </table:table-cell>
          <table:table-cell table:formula="of:=SUM([day_death__csv_all.N266:.T266])" office:value-type="float" office:value="64.4285714285713" calcext:value-type="float">
            <text:p>64.4285714285713</text:p>
          </table:table-cell>
          <table:table-cell table:formula="of:=[day_death__csv_all.U266]" office:value-type="float" office:value="67.8571428571427" calcext:value-type="float">
            <text:p>67.8571428571427</text:p>
          </table:table-cell>
          <table:table-cell table:number-columns-repeated="1021"/>
        </table:table-row>
        <table:table-row table:style-name="ro1">
          <table:table-cell table:formula="of:=SUM([day_death__csv_all.A267:.M267])" office:value-type="float" office:value="3.42857142857142" calcext:value-type="float">
            <text:p>3.42857142857142</text:p>
          </table:table-cell>
          <table:table-cell table:formula="of:=SUM([day_death__csv_all.N267:.T267])" office:value-type="float" office:value="64.4285714285713" calcext:value-type="float">
            <text:p>64.4285714285713</text:p>
          </table:table-cell>
          <table:table-cell table:formula="of:=[day_death__csv_all.U267]" office:value-type="float" office:value="67.8571428571427" calcext:value-type="float">
            <text:p>67.8571428571427</text:p>
          </table:table-cell>
          <table:table-cell table:number-columns-repeated="1021"/>
        </table:table-row>
        <table:table-row table:style-name="ro1">
          <table:table-cell table:formula="of:=SUM([day_death__csv_all.A268:.M268])" office:value-type="float" office:value="3.42857142857142" calcext:value-type="float">
            <text:p>3.42857142857142</text:p>
          </table:table-cell>
          <table:table-cell table:formula="of:=SUM([day_death__csv_all.N268:.T268])" office:value-type="float" office:value="64.4285714285713" calcext:value-type="float">
            <text:p>64.4285714285713</text:p>
          </table:table-cell>
          <table:table-cell table:formula="of:=[day_death__csv_all.U268]" office:value-type="float" office:value="67.8571428571427" calcext:value-type="float">
            <text:p>67.8571428571427</text:p>
          </table:table-cell>
          <table:table-cell table:number-columns-repeated="1021"/>
        </table:table-row>
        <table:table-row table:style-name="ro1">
          <table:table-cell table:formula="of:=SUM([day_death__csv_all.A269:.M269])" office:value-type="float" office:value="3.42857142857152" calcext:value-type="float">
            <text:p>3.42857142857152</text:p>
          </table:table-cell>
          <table:table-cell table:formula="of:=SUM([day_death__csv_all.N269:.T269])" office:value-type="float" office:value="64.4285714285724" calcext:value-type="float">
            <text:p>64.4285714285724</text:p>
          </table:table-cell>
          <table:table-cell table:formula="of:=[day_death__csv_all.U269]" office:value-type="float" office:value="67.8571428571439" calcext:value-type="float">
            <text:p>67.8571428571439</text:p>
          </table:table-cell>
          <table:table-cell table:number-columns-repeated="1021"/>
        </table:table-row>
        <table:table-row table:style-name="ro1">
          <table:table-cell table:formula="of:=SUM([day_death__csv_all.A270:.M270])" office:value-type="float" office:value="2.85714285714285" calcext:value-type="float">
            <text:p>2.85714285714285</text:p>
          </table:table-cell>
          <table:table-cell table:formula="of:=SUM([day_death__csv_all.N270:.T270])" office:value-type="float" office:value="57" calcext:value-type="float">
            <text:p>57</text:p>
          </table:table-cell>
          <table:table-cell table:formula="of:=[day_death__csv_all.U270]" office:value-type="float" office:value="59.8571428571429" calcext:value-type="float">
            <text:p>59.8571428571429</text:p>
          </table:table-cell>
          <table:table-cell table:number-columns-repeated="1021"/>
        </table:table-row>
        <table:table-row table:style-name="ro1">
          <table:table-cell table:formula="of:=SUM([day_death__csv_all.A271:.M271])" office:value-type="float" office:value="2.85714285714285" calcext:value-type="float">
            <text:p>2.85714285714285</text:p>
          </table:table-cell>
          <table:table-cell table:formula="of:=SUM([day_death__csv_all.N271:.T271])" office:value-type="float" office:value="57" calcext:value-type="float">
            <text:p>57</text:p>
          </table:table-cell>
          <table:table-cell table:formula="of:=[day_death__csv_all.U271]" office:value-type="float" office:value="59.8571428571429" calcext:value-type="float">
            <text:p>59.8571428571429</text:p>
          </table:table-cell>
          <table:table-cell table:number-columns-repeated="1021"/>
        </table:table-row>
        <table:table-row table:style-name="ro1">
          <table:table-cell table:formula="of:=SUM([day_death__csv_all.A272:.M272])" office:value-type="float" office:value="2.85714285714285" calcext:value-type="float">
            <text:p>2.85714285714285</text:p>
          </table:table-cell>
          <table:table-cell table:formula="of:=SUM([day_death__csv_all.N272:.T272])" office:value-type="float" office:value="57" calcext:value-type="float">
            <text:p>57</text:p>
          </table:table-cell>
          <table:table-cell table:formula="of:=[day_death__csv_all.U272]" office:value-type="float" office:value="59.8571428571429" calcext:value-type="float">
            <text:p>59.8571428571429</text:p>
          </table:table-cell>
          <table:table-cell table:number-columns-repeated="1021"/>
        </table:table-row>
        <table:table-row table:style-name="ro1">
          <table:table-cell table:formula="of:=SUM([day_death__csv_all.A273:.M273])" office:value-type="float" office:value="2.85714285714285" calcext:value-type="float">
            <text:p>2.85714285714285</text:p>
          </table:table-cell>
          <table:table-cell table:formula="of:=SUM([day_death__csv_all.N273:.T273])" office:value-type="float" office:value="57" calcext:value-type="float">
            <text:p>57</text:p>
          </table:table-cell>
          <table:table-cell table:formula="of:=[day_death__csv_all.U273]" office:value-type="float" office:value="59.8571428571429" calcext:value-type="float">
            <text:p>59.8571428571429</text:p>
          </table:table-cell>
          <table:table-cell table:number-columns-repeated="1021"/>
        </table:table-row>
        <table:table-row table:style-name="ro1">
          <table:table-cell table:formula="of:=SUM([day_death__csv_all.A274:.M274])" office:value-type="float" office:value="2.85714285714285" calcext:value-type="float">
            <text:p>2.85714285714285</text:p>
          </table:table-cell>
          <table:table-cell table:formula="of:=SUM([day_death__csv_all.N274:.T274])" office:value-type="float" office:value="57" calcext:value-type="float">
            <text:p>57</text:p>
          </table:table-cell>
          <table:table-cell table:formula="of:=[day_death__csv_all.U274]" office:value-type="float" office:value="59.8571428571429" calcext:value-type="float">
            <text:p>59.8571428571429</text:p>
          </table:table-cell>
          <table:table-cell table:number-columns-repeated="1021"/>
        </table:table-row>
        <table:table-row table:style-name="ro1">
          <table:table-cell table:formula="of:=SUM([day_death__csv_all.A275:.M275])" office:value-type="float" office:value="2.85714285714285" calcext:value-type="float">
            <text:p>2.85714285714285</text:p>
          </table:table-cell>
          <table:table-cell table:formula="of:=SUM([day_death__csv_all.N275:.T275])" office:value-type="float" office:value="57" calcext:value-type="float">
            <text:p>57</text:p>
          </table:table-cell>
          <table:table-cell table:formula="of:=[day_death__csv_all.U275]" office:value-type="float" office:value="59.8571428571429" calcext:value-type="float">
            <text:p>59.8571428571429</text:p>
          </table:table-cell>
          <table:table-cell table:number-columns-repeated="1021"/>
        </table:table-row>
        <table:table-row table:style-name="ro1">
          <table:table-cell table:formula="of:=SUM([day_death__csv_all.A276:.M276])" office:value-type="float" office:value="2.85714285714291" calcext:value-type="float">
            <text:p>2.85714285714291</text:p>
          </table:table-cell>
          <table:table-cell table:formula="of:=SUM([day_death__csv_all.N276:.T276])" office:value-type="float" office:value="56.9999999999997" calcext:value-type="float">
            <text:p>56.9999999999997</text:p>
          </table:table-cell>
          <table:table-cell table:formula="of:=[day_death__csv_all.U276]" office:value-type="float" office:value="59.8571428571426" calcext:value-type="float">
            <text:p>59.8571428571426</text:p>
          </table:table-cell>
          <table:table-cell table:number-columns-repeated="1021"/>
        </table:table-row>
        <table:table-row table:style-name="ro1">
          <table:table-cell table:formula="of:=SUM([day_death__csv_all.A277:.M277])" office:value-type="float" office:value="2.14285714285714" calcext:value-type="float">
            <text:p>2.14285714285714</text:p>
          </table:table-cell>
          <table:table-cell table:formula="of:=SUM([day_death__csv_all.N277:.T277])" office:value-type="float" office:value="55.4285714285717" calcext:value-type="float">
            <text:p>55.4285714285717</text:p>
          </table:table-cell>
          <table:table-cell table:formula="of:=[day_death__csv_all.U277]" office:value-type="float" office:value="57.5714285714288" calcext:value-type="float">
            <text:p>57.5714285714288</text:p>
          </table:table-cell>
          <table:table-cell table:number-columns-repeated="1021"/>
        </table:table-row>
        <table:table-row table:style-name="ro1">
          <table:table-cell table:formula="of:=SUM([day_death__csv_all.A278:.M278])" office:value-type="float" office:value="2.14285714285714" calcext:value-type="float">
            <text:p>2.14285714285714</text:p>
          </table:table-cell>
          <table:table-cell table:formula="of:=SUM([day_death__csv_all.N278:.T278])" office:value-type="float" office:value="55.4285714285717" calcext:value-type="float">
            <text:p>55.4285714285717</text:p>
          </table:table-cell>
          <table:table-cell table:formula="of:=[day_death__csv_all.U278]" office:value-type="float" office:value="57.5714285714288" calcext:value-type="float">
            <text:p>57.5714285714288</text:p>
          </table:table-cell>
          <table:table-cell table:number-columns-repeated="1021"/>
        </table:table-row>
        <table:table-row table:style-name="ro1">
          <table:table-cell table:formula="of:=SUM([day_death__csv_all.A279:.M279])" office:value-type="float" office:value="2.14285714285712" calcext:value-type="float">
            <text:p>2.14285714285712</text:p>
          </table:table-cell>
          <table:table-cell table:formula="of:=SUM([day_death__csv_all.N279:.T279])" office:value-type="float" office:value="55.4285714285717" calcext:value-type="float">
            <text:p>55.4285714285717</text:p>
          </table:table-cell>
          <table:table-cell table:formula="of:=[day_death__csv_all.U279]" office:value-type="float" office:value="57.5714285714288" calcext:value-type="float">
            <text:p>57.5714285714288</text:p>
          </table:table-cell>
          <table:table-cell table:number-columns-repeated="1021"/>
        </table:table-row>
        <table:table-row table:style-name="ro1">
          <table:table-cell table:formula="of:=SUM([day_death__csv_all.A280:.M280])" office:value-type="float" office:value="2.14285714285712" calcext:value-type="float">
            <text:p>2.14285714285712</text:p>
          </table:table-cell>
          <table:table-cell table:formula="of:=SUM([day_death__csv_all.N280:.T280])" office:value-type="float" office:value="55.4285714285717" calcext:value-type="float">
            <text:p>55.4285714285717</text:p>
          </table:table-cell>
          <table:table-cell table:formula="of:=[day_death__csv_all.U280]" office:value-type="float" office:value="57.5714285714288" calcext:value-type="float">
            <text:p>57.5714285714288</text:p>
          </table:table-cell>
          <table:table-cell table:number-columns-repeated="1021"/>
        </table:table-row>
        <table:table-row table:style-name="ro1">
          <table:table-cell table:formula="of:=SUM([day_death__csv_all.A281:.M281])" office:value-type="float" office:value="2.14285714285712" calcext:value-type="float">
            <text:p>2.14285714285712</text:p>
          </table:table-cell>
          <table:table-cell table:formula="of:=SUM([day_death__csv_all.N281:.T281])" office:value-type="float" office:value="55.4285714285717" calcext:value-type="float">
            <text:p>55.4285714285717</text:p>
          </table:table-cell>
          <table:table-cell table:formula="of:=[day_death__csv_all.U281]" office:value-type="float" office:value="57.5714285714288" calcext:value-type="float">
            <text:p>57.5714285714288</text:p>
          </table:table-cell>
          <table:table-cell table:number-columns-repeated="1021"/>
        </table:table-row>
        <table:table-row table:style-name="ro1">
          <table:table-cell table:formula="of:=SUM([day_death__csv_all.A282:.M282])" office:value-type="float" office:value="2.14285714285712" calcext:value-type="float">
            <text:p>2.14285714285712</text:p>
          </table:table-cell>
          <table:table-cell table:formula="of:=SUM([day_death__csv_all.N282:.T282])" office:value-type="float" office:value="55.4285714285717" calcext:value-type="float">
            <text:p>55.4285714285717</text:p>
          </table:table-cell>
          <table:table-cell table:formula="of:=[day_death__csv_all.U282]" office:value-type="float" office:value="57.5714285714288" calcext:value-type="float">
            <text:p>57.5714285714288</text:p>
          </table:table-cell>
          <table:table-cell table:number-columns-repeated="1021"/>
        </table:table-row>
        <table:table-row table:style-name="ro1">
          <table:table-cell table:formula="of:=SUM([day_death__csv_all.A283:.M283])" office:value-type="float" office:value="2.14285714285724" calcext:value-type="float">
            <text:p>2.14285714285724</text:p>
          </table:table-cell>
          <table:table-cell table:formula="of:=SUM([day_death__csv_all.N283:.T283])" office:value-type="float" office:value="55.4285714285699" calcext:value-type="float">
            <text:p>55.4285714285699</text:p>
          </table:table-cell>
          <table:table-cell table:formula="of:=[day_death__csv_all.U283]" office:value-type="float" office:value="57.5714285714272" calcext:value-type="float">
            <text:p>57.5714285714272</text:p>
          </table:table-cell>
          <table:table-cell table:number-columns-repeated="1021"/>
        </table:table-row>
        <table:table-row table:style-name="ro1">
          <table:table-cell table:formula="of:=SUM([day_death__csv_all.A284:.M284])" office:value-type="float" office:value="2.99999999999999" calcext:value-type="float">
            <text:p>2.99999999999999</text:p>
          </table:table-cell>
          <table:table-cell table:formula="of:=SUM([day_death__csv_all.N284:.T284])" office:value-type="float" office:value="45.1428571428569" calcext:value-type="float">
            <text:p>45.1428571428569</text:p>
          </table:table-cell>
          <table:table-cell table:formula="of:=[day_death__csv_all.U284]" office:value-type="float" office:value="48.1428571428569" calcext:value-type="float">
            <text:p>48.1428571428569</text:p>
          </table:table-cell>
          <table:table-cell table:number-columns-repeated="1021"/>
        </table:table-row>
        <table:table-row table:style-name="ro1">
          <table:table-cell table:formula="of:=SUM([day_death__csv_all.A285:.M285])" office:value-type="float" office:value="2.99999999999999" calcext:value-type="float">
            <text:p>2.99999999999999</text:p>
          </table:table-cell>
          <table:table-cell table:formula="of:=SUM([day_death__csv_all.N285:.T285])" office:value-type="float" office:value="45.1428571428569" calcext:value-type="float">
            <text:p>45.1428571428569</text:p>
          </table:table-cell>
          <table:table-cell table:formula="of:=[day_death__csv_all.U285]" office:value-type="float" office:value="48.1428571428569" calcext:value-type="float">
            <text:p>48.1428571428569</text:p>
          </table:table-cell>
          <table:table-cell table:number-columns-repeated="1021"/>
        </table:table-row>
        <table:table-row table:style-name="ro1">
          <table:table-cell table:formula="of:=SUM([day_death__csv_all.A286:.M286])" office:value-type="float" office:value="2.99999999999999" calcext:value-type="float">
            <text:p>2.99999999999999</text:p>
          </table:table-cell>
          <table:table-cell table:formula="of:=SUM([day_death__csv_all.N286:.T286])" office:value-type="float" office:value="45.1428571428569" calcext:value-type="float">
            <text:p>45.1428571428569</text:p>
          </table:table-cell>
          <table:table-cell table:formula="of:=[day_death__csv_all.U286]" office:value-type="float" office:value="48.1428571428569" calcext:value-type="float">
            <text:p>48.1428571428569</text:p>
          </table:table-cell>
          <table:table-cell table:number-columns-repeated="1021"/>
        </table:table-row>
        <table:table-row table:style-name="ro1">
          <table:table-cell table:formula="of:=SUM([day_death__csv_all.A287:.M287])" office:value-type="float" office:value="2.99999999999999" calcext:value-type="float">
            <text:p>2.99999999999999</text:p>
          </table:table-cell>
          <table:table-cell table:formula="of:=SUM([day_death__csv_all.N287:.T287])" office:value-type="float" office:value="45.1428571428569" calcext:value-type="float">
            <text:p>45.1428571428569</text:p>
          </table:table-cell>
          <table:table-cell table:formula="of:=[day_death__csv_all.U287]" office:value-type="float" office:value="48.1428571428569" calcext:value-type="float">
            <text:p>48.1428571428569</text:p>
          </table:table-cell>
          <table:table-cell table:number-columns-repeated="1021"/>
        </table:table-row>
        <table:table-row table:style-name="ro1">
          <table:table-cell table:formula="of:=SUM([day_death__csv_all.A288:.M288])" office:value-type="float" office:value="2.99999999999999" calcext:value-type="float">
            <text:p>2.99999999999999</text:p>
          </table:table-cell>
          <table:table-cell table:formula="of:=SUM([day_death__csv_all.N288:.T288])" office:value-type="float" office:value="45.1428571428569" calcext:value-type="float">
            <text:p>45.1428571428569</text:p>
          </table:table-cell>
          <table:table-cell table:formula="of:=[day_death__csv_all.U288]" office:value-type="float" office:value="48.1428571428569" calcext:value-type="float">
            <text:p>48.1428571428569</text:p>
          </table:table-cell>
          <table:table-cell table:number-columns-repeated="1021"/>
        </table:table-row>
        <table:table-row table:style-name="ro1">
          <table:table-cell table:formula="of:=SUM([day_death__csv_all.A289:.M289])" office:value-type="float" office:value="2.99999999999999" calcext:value-type="float">
            <text:p>2.99999999999999</text:p>
          </table:table-cell>
          <table:table-cell table:formula="of:=SUM([day_death__csv_all.N289:.T289])" office:value-type="float" office:value="45.1428571428569" calcext:value-type="float">
            <text:p>45.1428571428569</text:p>
          </table:table-cell>
          <table:table-cell table:formula="of:=[day_death__csv_all.U289]" office:value-type="float" office:value="48.1428571428569" calcext:value-type="float">
            <text:p>48.1428571428569</text:p>
          </table:table-cell>
          <table:table-cell table:number-columns-repeated="1021"/>
        </table:table-row>
        <table:table-row table:style-name="ro1">
          <table:table-cell table:formula="of:=SUM([day_death__csv_all.A290:.M290])" office:value-type="float" office:value="3.00000000000006" calcext:value-type="float">
            <text:p>3.00000000000006</text:p>
          </table:table-cell>
          <table:table-cell table:formula="of:=SUM([day_death__csv_all.N290:.T290])" office:value-type="float" office:value="45.1428571428587" calcext:value-type="float">
            <text:p>45.1428571428587</text:p>
          </table:table-cell>
          <table:table-cell table:formula="of:=[day_death__csv_all.U290]" office:value-type="float" office:value="48.1428571428588" calcext:value-type="float">
            <text:p>48.1428571428588</text:p>
          </table:table-cell>
          <table:table-cell table:number-columns-repeated="1021"/>
        </table:table-row>
        <table:table-row table:style-name="ro1">
          <table:table-cell table:formula="of:=SUM([day_death__csv_all.A291:.M291])" office:value-type="float" office:value="2.71428571428572" calcext:value-type="float">
            <text:p>2.71428571428572</text:p>
          </table:table-cell>
          <table:table-cell table:formula="of:=SUM([day_death__csv_all.N291:.T291])" office:value-type="float" office:value="53.4285714285716" calcext:value-type="float">
            <text:p>53.4285714285716</text:p>
          </table:table-cell>
          <table:table-cell table:formula="of:=[day_death__csv_all.U291]" office:value-type="float" office:value="56.1428571428572" calcext:value-type="float">
            <text:p>56.1428571428572</text:p>
          </table:table-cell>
          <table:table-cell table:number-columns-repeated="1021"/>
        </table:table-row>
        <table:table-row table:style-name="ro1">
          <table:table-cell table:formula="of:=SUM([day_death__csv_all.A292:.M292])" office:value-type="float" office:value="2.71428571428572" calcext:value-type="float">
            <text:p>2.71428571428572</text:p>
          </table:table-cell>
          <table:table-cell table:formula="of:=SUM([day_death__csv_all.N292:.T292])" office:value-type="float" office:value="53.4285714285716" calcext:value-type="float">
            <text:p>53.4285714285716</text:p>
          </table:table-cell>
          <table:table-cell table:formula="of:=[day_death__csv_all.U292]" office:value-type="float" office:value="56.1428571428572" calcext:value-type="float">
            <text:p>56.1428571428572</text:p>
          </table:table-cell>
          <table:table-cell table:number-columns-repeated="1021"/>
        </table:table-row>
        <table:table-row table:style-name="ro1">
          <table:table-cell table:formula="of:=SUM([day_death__csv_all.A293:.M293])" office:value-type="float" office:value="2.71428571428572" calcext:value-type="float">
            <text:p>2.71428571428572</text:p>
          </table:table-cell>
          <table:table-cell table:formula="of:=SUM([day_death__csv_all.N293:.T293])" office:value-type="float" office:value="53.4285714285716" calcext:value-type="float">
            <text:p>53.4285714285716</text:p>
          </table:table-cell>
          <table:table-cell table:formula="of:=[day_death__csv_all.U293]" office:value-type="float" office:value="56.1428571428572" calcext:value-type="float">
            <text:p>56.1428571428572</text:p>
          </table:table-cell>
          <table:table-cell table:number-columns-repeated="1021"/>
        </table:table-row>
        <table:table-row table:style-name="ro1">
          <table:table-cell table:formula="of:=SUM([day_death__csv_all.A294:.M294])" office:value-type="float" office:value="2.71428571428572" calcext:value-type="float">
            <text:p>2.71428571428572</text:p>
          </table:table-cell>
          <table:table-cell table:formula="of:=SUM([day_death__csv_all.N294:.T294])" office:value-type="float" office:value="53.4285714285716" calcext:value-type="float">
            <text:p>53.4285714285716</text:p>
          </table:table-cell>
          <table:table-cell table:formula="of:=[day_death__csv_all.U294]" office:value-type="float" office:value="56.1428571428572" calcext:value-type="float">
            <text:p>56.1428571428572</text:p>
          </table:table-cell>
          <table:table-cell table:number-columns-repeated="1021"/>
        </table:table-row>
        <table:table-row table:style-name="ro1">
          <table:table-cell table:formula="of:=SUM([day_death__csv_all.A295:.M295])" office:value-type="float" office:value="2.71428571428572" calcext:value-type="float">
            <text:p>2.71428571428572</text:p>
          </table:table-cell>
          <table:table-cell table:formula="of:=SUM([day_death__csv_all.N295:.T295])" office:value-type="float" office:value="53.4285714285716" calcext:value-type="float">
            <text:p>53.4285714285716</text:p>
          </table:table-cell>
          <table:table-cell table:formula="of:=[day_death__csv_all.U295]" office:value-type="float" office:value="56.1428571428572" calcext:value-type="float">
            <text:p>56.1428571428572</text:p>
          </table:table-cell>
          <table:table-cell table:number-columns-repeated="1021"/>
        </table:table-row>
        <table:table-row table:style-name="ro1">
          <table:table-cell table:formula="of:=SUM([day_death__csv_all.A296:.M296])" office:value-type="float" office:value="2.71428571428572" calcext:value-type="float">
            <text:p>2.71428571428572</text:p>
          </table:table-cell>
          <table:table-cell table:formula="of:=SUM([day_death__csv_all.N296:.T296])" office:value-type="float" office:value="53.4285714285716" calcext:value-type="float">
            <text:p>53.4285714285716</text:p>
          </table:table-cell>
          <table:table-cell table:formula="of:=[day_death__csv_all.U296]" office:value-type="float" office:value="56.1428571428572" calcext:value-type="float">
            <text:p>56.1428571428572</text:p>
          </table:table-cell>
          <table:table-cell table:number-columns-repeated="1021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classe" table:style-name="ta2">
        <table:table-column table:style-name="co4" table:number-columns-repeated="1024" table:default-cell-style-name="ce1"/>
        <table:table-row table:style-name="ro1">
          <table:table-cell office:value-type="string" calcext:value-type="string">
            <text:p>0-20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40-65</text:p>
          </table:table-cell>
          <table:table-cell office:value-type="string" calcext:value-type="string">
            <text:p>65-inf</text:p>
          </table:table-cell>
          <table:table-cell office:value-type="string" calcext:value-type="string">
            <text:p>total</text:p>
          </table:table-cell>
          <table:table-cell table:number-columns-repeated="1019"/>
        </table:table-row>
        <table:table-row table:style-name="ro1">
          <table:table-cell table:formula="of:=SUM([day_death__csv_all.A2:.D2])" office:value-type="float" office:value="0" calcext:value-type="float">
            <text:p>0</text:p>
          </table:table-cell>
          <table:table-cell table:formula="of:=SUM([day_death__csv_all.E2:.H2])" office:value-type="float" office:value="0" calcext:value-type="float">
            <text:p>0</text:p>
          </table:table-cell>
          <table:table-cell table:formula="of:=SUM([day_death__csv_all.I2:.M2])" office:value-type="float" office:value="0" calcext:value-type="float">
            <text:p>0</text:p>
          </table:table-cell>
          <table:table-cell table:formula="of:=SUM([day_death__csv_all.N2:.T2])" office:value-type="float" office:value="0" calcext:value-type="float">
            <text:p>0</text:p>
          </table:table-cell>
          <table:table-cell table:formula="of:=[day_death__csv_all.U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3:.D3])" office:value-type="float" office:value="0" calcext:value-type="float">
            <text:p>0</text:p>
          </table:table-cell>
          <table:table-cell table:formula="of:=SUM([day_death__csv_all.E3:.H3])" office:value-type="float" office:value="0" calcext:value-type="float">
            <text:p>0</text:p>
          </table:table-cell>
          <table:table-cell table:formula="of:=SUM([day_death__csv_all.I3:.M3])" office:value-type="float" office:value="0" calcext:value-type="float">
            <text:p>0</text:p>
          </table:table-cell>
          <table:table-cell table:formula="of:=SUM([day_death__csv_all.N3:.T3])" office:value-type="float" office:value="0" calcext:value-type="float">
            <text:p>0</text:p>
          </table:table-cell>
          <table:table-cell table:formula="of:=[day_death__csv_all.U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4:.D4])" office:value-type="float" office:value="0" calcext:value-type="float">
            <text:p>0</text:p>
          </table:table-cell>
          <table:table-cell table:formula="of:=SUM([day_death__csv_all.E4:.H4])" office:value-type="float" office:value="0" calcext:value-type="float">
            <text:p>0</text:p>
          </table:table-cell>
          <table:table-cell table:formula="of:=SUM([day_death__csv_all.I4:.M4])" office:value-type="float" office:value="0" calcext:value-type="float">
            <text:p>0</text:p>
          </table:table-cell>
          <table:table-cell table:formula="of:=SUM([day_death__csv_all.N4:.T4])" office:value-type="float" office:value="0" calcext:value-type="float">
            <text:p>0</text:p>
          </table:table-cell>
          <table:table-cell table:formula="of:=[day_death__csv_all.U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5:.D5])" office:value-type="float" office:value="0" calcext:value-type="float">
            <text:p>0</text:p>
          </table:table-cell>
          <table:table-cell table:formula="of:=SUM([day_death__csv_all.E5:.H5])" office:value-type="float" office:value="0" calcext:value-type="float">
            <text:p>0</text:p>
          </table:table-cell>
          <table:table-cell table:formula="of:=SUM([day_death__csv_all.I5:.M5])" office:value-type="float" office:value="0" calcext:value-type="float">
            <text:p>0</text:p>
          </table:table-cell>
          <table:table-cell table:formula="of:=SUM([day_death__csv_all.N5:.T5])" office:value-type="float" office:value="0" calcext:value-type="float">
            <text:p>0</text:p>
          </table:table-cell>
          <table:table-cell table:formula="of:=[day_death__csv_all.U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6:.D6])" office:value-type="float" office:value="0" calcext:value-type="float">
            <text:p>0</text:p>
          </table:table-cell>
          <table:table-cell table:formula="of:=SUM([day_death__csv_all.E6:.H6])" office:value-type="float" office:value="0" calcext:value-type="float">
            <text:p>0</text:p>
          </table:table-cell>
          <table:table-cell table:formula="of:=SUM([day_death__csv_all.I6:.M6])" office:value-type="float" office:value="0" calcext:value-type="float">
            <text:p>0</text:p>
          </table:table-cell>
          <table:table-cell table:formula="of:=SUM([day_death__csv_all.N6:.T6])" office:value-type="float" office:value="0" calcext:value-type="float">
            <text:p>0</text:p>
          </table:table-cell>
          <table:table-cell table:formula="of:=[day_death__csv_all.U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7:.D7])" office:value-type="float" office:value="0" calcext:value-type="float">
            <text:p>0</text:p>
          </table:table-cell>
          <table:table-cell table:formula="of:=SUM([day_death__csv_all.E7:.H7])" office:value-type="float" office:value="0" calcext:value-type="float">
            <text:p>0</text:p>
          </table:table-cell>
          <table:table-cell table:formula="of:=SUM([day_death__csv_all.I7:.M7])" office:value-type="float" office:value="0" calcext:value-type="float">
            <text:p>0</text:p>
          </table:table-cell>
          <table:table-cell table:formula="of:=SUM([day_death__csv_all.N7:.T7])" office:value-type="float" office:value="0" calcext:value-type="float">
            <text:p>0</text:p>
          </table:table-cell>
          <table:table-cell table:formula="of:=[day_death__csv_all.U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8:.D8])" office:value-type="float" office:value="0" calcext:value-type="float">
            <text:p>0</text:p>
          </table:table-cell>
          <table:table-cell table:formula="of:=SUM([day_death__csv_all.E8:.H8])" office:value-type="float" office:value="0" calcext:value-type="float">
            <text:p>0</text:p>
          </table:table-cell>
          <table:table-cell table:formula="of:=SUM([day_death__csv_all.I8:.M8])" office:value-type="float" office:value="0" calcext:value-type="float">
            <text:p>0</text:p>
          </table:table-cell>
          <table:table-cell table:formula="of:=SUM([day_death__csv_all.N8:.T8])" office:value-type="float" office:value="0" calcext:value-type="float">
            <text:p>0</text:p>
          </table:table-cell>
          <table:table-cell table:formula="of:=[day_death__csv_all.U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9:.D9])" office:value-type="float" office:value="0" calcext:value-type="float">
            <text:p>0</text:p>
          </table:table-cell>
          <table:table-cell table:formula="of:=SUM([day_death__csv_all.E9:.H9])" office:value-type="float" office:value="0" calcext:value-type="float">
            <text:p>0</text:p>
          </table:table-cell>
          <table:table-cell table:formula="of:=SUM([day_death__csv_all.I9:.M9])" office:value-type="float" office:value="0" calcext:value-type="float">
            <text:p>0</text:p>
          </table:table-cell>
          <table:table-cell table:formula="of:=SUM([day_death__csv_all.N9:.T9])" office:value-type="float" office:value="0" calcext:value-type="float">
            <text:p>0</text:p>
          </table:table-cell>
          <table:table-cell table:formula="of:=[day_death__csv_all.U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10:.D10])" office:value-type="float" office:value="0" calcext:value-type="float">
            <text:p>0</text:p>
          </table:table-cell>
          <table:table-cell table:formula="of:=SUM([day_death__csv_all.E10:.H10])" office:value-type="float" office:value="0" calcext:value-type="float">
            <text:p>0</text:p>
          </table:table-cell>
          <table:table-cell table:formula="of:=SUM([day_death__csv_all.I10:.M10])" office:value-type="float" office:value="0" calcext:value-type="float">
            <text:p>0</text:p>
          </table:table-cell>
          <table:table-cell table:formula="of:=SUM([day_death__csv_all.N10:.T10])" office:value-type="float" office:value="0" calcext:value-type="float">
            <text:p>0</text:p>
          </table:table-cell>
          <table:table-cell table:formula="of:=[day_death__csv_all.U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11:.D11])" office:value-type="float" office:value="0" calcext:value-type="float">
            <text:p>0</text:p>
          </table:table-cell>
          <table:table-cell table:formula="of:=SUM([day_death__csv_all.E11:.H11])" office:value-type="float" office:value="0" calcext:value-type="float">
            <text:p>0</text:p>
          </table:table-cell>
          <table:table-cell table:formula="of:=SUM([day_death__csv_all.I11:.M11])" office:value-type="float" office:value="0" calcext:value-type="float">
            <text:p>0</text:p>
          </table:table-cell>
          <table:table-cell table:formula="of:=SUM([day_death__csv_all.N11:.T11])" office:value-type="float" office:value="0" calcext:value-type="float">
            <text:p>0</text:p>
          </table:table-cell>
          <table:table-cell table:formula="of:=[day_death__csv_all.U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12:.D12])" office:value-type="float" office:value="0" calcext:value-type="float">
            <text:p>0</text:p>
          </table:table-cell>
          <table:table-cell table:formula="of:=SUM([day_death__csv_all.E12:.H12])" office:value-type="float" office:value="0" calcext:value-type="float">
            <text:p>0</text:p>
          </table:table-cell>
          <table:table-cell table:formula="of:=SUM([day_death__csv_all.I12:.M12])" office:value-type="float" office:value="0" calcext:value-type="float">
            <text:p>0</text:p>
          </table:table-cell>
          <table:table-cell table:formula="of:=SUM([day_death__csv_all.N12:.T12])" office:value-type="float" office:value="0" calcext:value-type="float">
            <text:p>0</text:p>
          </table:table-cell>
          <table:table-cell table:formula="of:=[day_death__csv_all.U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13:.D13])" office:value-type="float" office:value="0" calcext:value-type="float">
            <text:p>0</text:p>
          </table:table-cell>
          <table:table-cell table:formula="of:=SUM([day_death__csv_all.E13:.H13])" office:value-type="float" office:value="0" calcext:value-type="float">
            <text:p>0</text:p>
          </table:table-cell>
          <table:table-cell table:formula="of:=SUM([day_death__csv_all.I13:.M13])" office:value-type="float" office:value="0" calcext:value-type="float">
            <text:p>0</text:p>
          </table:table-cell>
          <table:table-cell table:formula="of:=SUM([day_death__csv_all.N13:.T13])" office:value-type="float" office:value="1" calcext:value-type="float">
            <text:p>1</text:p>
          </table:table-cell>
          <table:table-cell table:formula="of:=[day_death__csv_all.U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SUM([day_death__csv_all.A14:.D14])" office:value-type="float" office:value="0" calcext:value-type="float">
            <text:p>0</text:p>
          </table:table-cell>
          <table:table-cell table:formula="of:=SUM([day_death__csv_all.E14:.H14])" office:value-type="float" office:value="0" calcext:value-type="float">
            <text:p>0</text:p>
          </table:table-cell>
          <table:table-cell table:formula="of:=SUM([day_death__csv_all.I14:.M14])" office:value-type="float" office:value="0" calcext:value-type="float">
            <text:p>0</text:p>
          </table:table-cell>
          <table:table-cell table:formula="of:=SUM([day_death__csv_all.N14:.T14])" office:value-type="float" office:value="0" calcext:value-type="float">
            <text:p>0</text:p>
          </table:table-cell>
          <table:table-cell table:formula="of:=[day_death__csv_all.U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15:.D15])" office:value-type="float" office:value="0" calcext:value-type="float">
            <text:p>0</text:p>
          </table:table-cell>
          <table:table-cell table:formula="of:=SUM([day_death__csv_all.E15:.H15])" office:value-type="float" office:value="0" calcext:value-type="float">
            <text:p>0</text:p>
          </table:table-cell>
          <table:table-cell table:formula="of:=SUM([day_death__csv_all.I15:.M15])" office:value-type="float" office:value="0.0997204037176242" calcext:value-type="float">
            <text:p>0.0997204037176242</text:p>
          </table:table-cell>
          <table:table-cell table:formula="of:=SUM([day_death__csv_all.N15:.T15])" office:value-type="float" office:value="1.90027959628238" calcext:value-type="float">
            <text:p>1.90027959628238</text:p>
          </table:table-cell>
          <table:table-cell table:formula="of:=[day_death__csv_all.U1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SUM([day_death__csv_all.A16:.D16])" office:value-type="float" office:value="0" calcext:value-type="float">
            <text:p>0</text:p>
          </table:table-cell>
          <table:table-cell table:formula="of:=SUM([day_death__csv_all.E16:.H16])" office:value-type="float" office:value="0" calcext:value-type="float">
            <text:p>0</text:p>
          </table:table-cell>
          <table:table-cell table:formula="of:=SUM([day_death__csv_all.I16:.M16])" office:value-type="float" office:value="0" calcext:value-type="float">
            <text:p>0</text:p>
          </table:table-cell>
          <table:table-cell table:formula="of:=SUM([day_death__csv_all.N16:.T16])" office:value-type="float" office:value="0" calcext:value-type="float">
            <text:p>0</text:p>
          </table:table-cell>
          <table:table-cell table:formula="of:=[day_death__csv_all.U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17:.D17])" office:value-type="float" office:value="0" calcext:value-type="float">
            <text:p>0</text:p>
          </table:table-cell>
          <table:table-cell table:formula="of:=SUM([day_death__csv_all.E17:.H17])" office:value-type="float" office:value="0" calcext:value-type="float">
            <text:p>0</text:p>
          </table:table-cell>
          <table:table-cell table:formula="of:=SUM([day_death__csv_all.I17:.M17])" office:value-type="float" office:value="0.0498602018588121" calcext:value-type="float">
            <text:p>0.0498602018588121</text:p>
          </table:table-cell>
          <table:table-cell table:formula="of:=SUM([day_death__csv_all.N17:.T17])" office:value-type="float" office:value="0.950139798141188" calcext:value-type="float">
            <text:p>0.950139798141188</text:p>
          </table:table-cell>
          <table:table-cell table:formula="of:=[day_death__csv_all.U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SUM([day_death__csv_all.A18:.D18])" office:value-type="float" office:value="0" calcext:value-type="float">
            <text:p>0</text:p>
          </table:table-cell>
          <table:table-cell table:formula="of:=SUM([day_death__csv_all.E18:.H18])" office:value-type="float" office:value="0" calcext:value-type="float">
            <text:p>0</text:p>
          </table:table-cell>
          <table:table-cell table:formula="of:=SUM([day_death__csv_all.I18:.M18])" office:value-type="float" office:value="0.0498602018588121" calcext:value-type="float">
            <text:p>0.0498602018588121</text:p>
          </table:table-cell>
          <table:table-cell table:formula="of:=SUM([day_death__csv_all.N18:.T18])" office:value-type="float" office:value="0.950139798141188" calcext:value-type="float">
            <text:p>0.950139798141188</text:p>
          </table:table-cell>
          <table:table-cell table:formula="of:=[day_death__csv_all.U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SUM([day_death__csv_all.A19:.D19])" office:value-type="float" office:value="0" calcext:value-type="float">
            <text:p>0</text:p>
          </table:table-cell>
          <table:table-cell table:formula="of:=SUM([day_death__csv_all.E19:.H19])" office:value-type="float" office:value="0" calcext:value-type="float">
            <text:p>0</text:p>
          </table:table-cell>
          <table:table-cell table:formula="of:=SUM([day_death__csv_all.I19:.M19])" office:value-type="float" office:value="0" calcext:value-type="float">
            <text:p>0</text:p>
          </table:table-cell>
          <table:table-cell table:formula="of:=SUM([day_death__csv_all.N19:.T19])" office:value-type="float" office:value="0" calcext:value-type="float">
            <text:p>0</text:p>
          </table:table-cell>
          <table:table-cell table:formula="of:=[day_death__csv_all.U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20:.D20])" office:value-type="float" office:value="0" calcext:value-type="float">
            <text:p>0</text:p>
          </table:table-cell>
          <table:table-cell table:formula="of:=SUM([day_death__csv_all.E20:.H20])" office:value-type="float" office:value="0" calcext:value-type="float">
            <text:p>0</text:p>
          </table:table-cell>
          <table:table-cell table:formula="of:=SUM([day_death__csv_all.I20:.M20])" office:value-type="float" office:value="0" calcext:value-type="float">
            <text:p>0</text:p>
          </table:table-cell>
          <table:table-cell table:formula="of:=SUM([day_death__csv_all.N20:.T20])" office:value-type="float" office:value="0" calcext:value-type="float">
            <text:p>0</text:p>
          </table:table-cell>
          <table:table-cell table:formula="of:=[day_death__csv_all.U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21:.D21])" office:value-type="float" office:value="0" calcext:value-type="float">
            <text:p>0</text:p>
          </table:table-cell>
          <table:table-cell table:formula="of:=SUM([day_death__csv_all.E21:.H21])" office:value-type="float" office:value="0" calcext:value-type="float">
            <text:p>0</text:p>
          </table:table-cell>
          <table:table-cell table:formula="of:=SUM([day_death__csv_all.I21:.M21])" office:value-type="float" office:value="0.349021413011685" calcext:value-type="float">
            <text:p>0.349021413011685</text:p>
          </table:table-cell>
          <table:table-cell table:formula="of:=SUM([day_death__csv_all.N21:.T21])" office:value-type="float" office:value="6.65097858698832" calcext:value-type="float">
            <text:p>6.65097858698832</text:p>
          </table:table-cell>
          <table:table-cell table:formula="of:=[day_death__csv_all.U21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SUM([day_death__csv_all.A22:.D22])" office:value-type="float" office:value="0" calcext:value-type="float">
            <text:p>0</text:p>
          </table:table-cell>
          <table:table-cell table:formula="of:=SUM([day_death__csv_all.E22:.H22])" office:value-type="float" office:value="0" calcext:value-type="float">
            <text:p>0</text:p>
          </table:table-cell>
          <table:table-cell table:formula="of:=SUM([day_death__csv_all.I22:.M22])" office:value-type="float" office:value="0.398881614870497" calcext:value-type="float">
            <text:p>0.398881614870497</text:p>
          </table:table-cell>
          <table:table-cell table:formula="of:=SUM([day_death__csv_all.N22:.T22])" office:value-type="float" office:value="7.6011183851295" calcext:value-type="float">
            <text:p>7.6011183851295</text:p>
          </table:table-cell>
          <table:table-cell table:formula="of:=[day_death__csv_all.U22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SUM([day_death__csv_all.A23:.D23])" office:value-type="float" office:value="0" calcext:value-type="float">
            <text:p>0</text:p>
          </table:table-cell>
          <table:table-cell table:formula="of:=SUM([day_death__csv_all.E23:.H23])" office:value-type="float" office:value="0" calcext:value-type="float">
            <text:p>0</text:p>
          </table:table-cell>
          <table:table-cell table:formula="of:=SUM([day_death__csv_all.I23:.M23])" office:value-type="float" office:value="0.199440807435248" calcext:value-type="float">
            <text:p>0.199440807435248</text:p>
          </table:table-cell>
          <table:table-cell table:formula="of:=SUM([day_death__csv_all.N23:.T23])" office:value-type="float" office:value="3.80055919256475" calcext:value-type="float">
            <text:p>3.80055919256475</text:p>
          </table:table-cell>
          <table:table-cell table:formula="of:=[day_death__csv_all.U23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SUM([day_death__csv_all.A24:.D24])" office:value-type="float" office:value="0" calcext:value-type="float">
            <text:p>0</text:p>
          </table:table-cell>
          <table:table-cell table:formula="of:=SUM([day_death__csv_all.E24:.H24])" office:value-type="float" office:value="0" calcext:value-type="float">
            <text:p>0</text:p>
          </table:table-cell>
          <table:table-cell table:formula="of:=SUM([day_death__csv_all.I24:.M24])" office:value-type="float" office:value="0.94734383531743" calcext:value-type="float">
            <text:p>0.94734383531743</text:p>
          </table:table-cell>
          <table:table-cell table:formula="of:=SUM([day_death__csv_all.N24:.T24])" office:value-type="float" office:value="18.0526561646826" calcext:value-type="float">
            <text:p>18.0526561646826</text:p>
          </table:table-cell>
          <table:table-cell table:formula="of:=[day_death__csv_all.U24]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formula="of:=SUM([day_death__csv_all.A25:.D25])" office:value-type="float" office:value="0" calcext:value-type="float">
            <text:p>0</text:p>
          </table:table-cell>
          <table:table-cell table:formula="of:=SUM([day_death__csv_all.E25:.H25])" office:value-type="float" office:value="0" calcext:value-type="float">
            <text:p>0</text:p>
          </table:table-cell>
          <table:table-cell table:formula="of:=SUM([day_death__csv_all.I25:.M25])" office:value-type="float" office:value="0.747903027882182" calcext:value-type="float">
            <text:p>0.747903027882182</text:p>
          </table:table-cell>
          <table:table-cell table:formula="of:=SUM([day_death__csv_all.N25:.T25])" office:value-type="float" office:value="14.2520969721178" calcext:value-type="float">
            <text:p>14.2520969721178</text:p>
          </table:table-cell>
          <table:table-cell table:formula="of:=[day_death__csv_all.U25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formula="of:=SUM([day_death__csv_all.A26:.D26])" office:value-type="float" office:value="0" calcext:value-type="float">
            <text:p>0</text:p>
          </table:table-cell>
          <table:table-cell table:formula="of:=SUM([day_death__csv_all.E26:.H26])" office:value-type="float" office:value="0" calcext:value-type="float">
            <text:p>0</text:p>
          </table:table-cell>
          <table:table-cell table:formula="of:=SUM([day_death__csv_all.I26:.M26])" office:value-type="float" office:value="0.897483633458618" calcext:value-type="float">
            <text:p>0.897483633458618</text:p>
          </table:table-cell>
          <table:table-cell table:formula="of:=SUM([day_death__csv_all.N26:.T26])" office:value-type="float" office:value="17.1025163665414" calcext:value-type="float">
            <text:p>17.1025163665414</text:p>
          </table:table-cell>
          <table:table-cell table:formula="of:=[day_death__csv_all.U26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formula="of:=SUM([day_death__csv_all.A27:.D27])" office:value-type="float" office:value="0" calcext:value-type="float">
            <text:p>0</text:p>
          </table:table-cell>
          <table:table-cell table:formula="of:=SUM([day_death__csv_all.E27:.H27])" office:value-type="float" office:value="0" calcext:value-type="float">
            <text:p>0</text:p>
          </table:table-cell>
          <table:table-cell table:formula="of:=SUM([day_death__csv_all.I27:.M27])" office:value-type="float" office:value="1.49580605576436" calcext:value-type="float">
            <text:p>1.49580605576436</text:p>
          </table:table-cell>
          <table:table-cell table:formula="of:=SUM([day_death__csv_all.N27:.T27])" office:value-type="float" office:value="28.5041939442356" calcext:value-type="float">
            <text:p>28.5041939442356</text:p>
          </table:table-cell>
          <table:table-cell table:formula="of:=[day_death__csv_all.U27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formula="of:=SUM([day_death__csv_all.A28:.D28])" office:value-type="float" office:value="0" calcext:value-type="float">
            <text:p>0</text:p>
          </table:table-cell>
          <table:table-cell table:formula="of:=SUM([day_death__csv_all.E28:.H28])" office:value-type="float" office:value="0" calcext:value-type="float">
            <text:p>0</text:p>
          </table:table-cell>
          <table:table-cell table:formula="of:=SUM([day_death__csv_all.I28:.M28])" office:value-type="float" office:value="1.49580605576436" calcext:value-type="float">
            <text:p>1.49580605576436</text:p>
          </table:table-cell>
          <table:table-cell table:formula="of:=SUM([day_death__csv_all.N28:.T28])" office:value-type="float" office:value="28.5041939442356" calcext:value-type="float">
            <text:p>28.5041939442356</text:p>
          </table:table-cell>
          <table:table-cell table:formula="of:=[day_death__csv_all.U28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formula="of:=SUM([day_death__csv_all.A29:.D29])" office:value-type="float" office:value="0" calcext:value-type="float">
            <text:p>0</text:p>
          </table:table-cell>
          <table:table-cell table:formula="of:=SUM([day_death__csv_all.E29:.H29])" office:value-type="float" office:value="0" calcext:value-type="float">
            <text:p>0</text:p>
          </table:table-cell>
          <table:table-cell table:formula="of:=SUM([day_death__csv_all.I29:.M29])" office:value-type="float" office:value="2.14398867992892" calcext:value-type="float">
            <text:p>2.14398867992892</text:p>
          </table:table-cell>
          <table:table-cell table:formula="of:=SUM([day_death__csv_all.N29:.T29])" office:value-type="float" office:value="40.8560113200711" calcext:value-type="float">
            <text:p>40.8560113200711</text:p>
          </table:table-cell>
          <table:table-cell table:formula="of:=[day_death__csv_all.U29]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formula="of:=SUM([day_death__csv_all.A30:.D30])" office:value-type="float" office:value="0" calcext:value-type="float">
            <text:p>0</text:p>
          </table:table-cell>
          <table:table-cell table:formula="of:=SUM([day_death__csv_all.E30:.H30])" office:value-type="float" office:value="0" calcext:value-type="float">
            <text:p>0</text:p>
          </table:table-cell>
          <table:table-cell table:formula="of:=SUM([day_death__csv_all.I30:.M30])" office:value-type="float" office:value="1.69524686319961" calcext:value-type="float">
            <text:p>1.69524686319961</text:p>
          </table:table-cell>
          <table:table-cell table:formula="of:=SUM([day_death__csv_all.N30:.T30])" office:value-type="float" office:value="32.3047531368004" calcext:value-type="float">
            <text:p>32.3047531368004</text:p>
          </table:table-cell>
          <table:table-cell table:formula="of:=[day_death__csv_all.U30]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formula="of:=SUM([day_death__csv_all.A31:.D31])" office:value-type="float" office:value="0" calcext:value-type="float">
            <text:p>0</text:p>
          </table:table-cell>
          <table:table-cell table:formula="of:=SUM([day_death__csv_all.E31:.H31])" office:value-type="float" office:value="0" calcext:value-type="float">
            <text:p>0</text:p>
          </table:table-cell>
          <table:table-cell table:formula="of:=SUM([day_death__csv_all.I31:.M31])" office:value-type="float" office:value="2" calcext:value-type="float">
            <text:p>2</text:p>
          </table:table-cell>
          <table:table-cell table:formula="of:=SUM([day_death__csv_all.N31:.T31])" office:value-type="float" office:value="61" calcext:value-type="float">
            <text:p>61</text:p>
          </table:table-cell>
          <table:table-cell table:formula="of:=[day_death__csv_all.U31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formula="of:=SUM([day_death__csv_all.A32:.D32])" office:value-type="float" office:value="0" calcext:value-type="float">
            <text:p>0</text:p>
          </table:table-cell>
          <table:table-cell table:formula="of:=SUM([day_death__csv_all.E32:.H32])" office:value-type="float" office:value="0" calcext:value-type="float">
            <text:p>0</text:p>
          </table:table-cell>
          <table:table-cell table:formula="of:=SUM([day_death__csv_all.I32:.M32])" office:value-type="float" office:value="3" calcext:value-type="float">
            <text:p>3</text:p>
          </table:table-cell>
          <table:table-cell table:formula="of:=SUM([day_death__csv_all.N32:.T32])" office:value-type="float" office:value="77" calcext:value-type="float">
            <text:p>77</text:p>
          </table:table-cell>
          <table:table-cell table:formula="of:=[day_death__csv_all.U32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SUM([day_death__csv_all.A33:.D33])" office:value-type="float" office:value="0" calcext:value-type="float">
            <text:p>0</text:p>
          </table:table-cell>
          <table:table-cell table:formula="of:=SUM([day_death__csv_all.E33:.H33])" office:value-type="float" office:value="0" calcext:value-type="float">
            <text:p>0</text:p>
          </table:table-cell>
          <table:table-cell table:formula="of:=SUM([day_death__csv_all.I33:.M33])" office:value-type="float" office:value="1" calcext:value-type="float">
            <text:p>1</text:p>
          </table:table-cell>
          <table:table-cell table:formula="of:=SUM([day_death__csv_all.N33:.T33])" office:value-type="float" office:value="77" calcext:value-type="float">
            <text:p>77</text:p>
          </table:table-cell>
          <table:table-cell table:formula="of:=[day_death__csv_all.U33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SUM([day_death__csv_all.A34:.D34])" office:value-type="float" office:value="0" calcext:value-type="float">
            <text:p>0</text:p>
          </table:table-cell>
          <table:table-cell table:formula="of:=SUM([day_death__csv_all.E34:.H34])" office:value-type="float" office:value="0" calcext:value-type="float">
            <text:p>0</text:p>
          </table:table-cell>
          <table:table-cell table:formula="of:=SUM([day_death__csv_all.I34:.M34])" office:value-type="float" office:value="5" calcext:value-type="float">
            <text:p>5</text:p>
          </table:table-cell>
          <table:table-cell table:formula="of:=SUM([day_death__csv_all.N34:.T34])" office:value-type="float" office:value="98" calcext:value-type="float">
            <text:p>98</text:p>
          </table:table-cell>
          <table:table-cell table:formula="of:=[day_death__csv_all.U34]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SUM([day_death__csv_all.A35:.D35])" office:value-type="float" office:value="0" calcext:value-type="float">
            <text:p>0</text:p>
          </table:table-cell>
          <table:table-cell table:formula="of:=SUM([day_death__csv_all.E35:.H35])" office:value-type="float" office:value="0" calcext:value-type="float">
            <text:p>0</text:p>
          </table:table-cell>
          <table:table-cell table:formula="of:=SUM([day_death__csv_all.I35:.M35])" office:value-type="float" office:value="5" calcext:value-type="float">
            <text:p>5</text:p>
          </table:table-cell>
          <table:table-cell table:formula="of:=SUM([day_death__csv_all.N35:.T35])" office:value-type="float" office:value="98" calcext:value-type="float">
            <text:p>98</text:p>
          </table:table-cell>
          <table:table-cell table:formula="of:=[day_death__csv_all.U35]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SUM([day_death__csv_all.A36:.D36])" office:value-type="float" office:value="0" calcext:value-type="float">
            <text:p>0</text:p>
          </table:table-cell>
          <table:table-cell table:formula="of:=SUM([day_death__csv_all.E36:.H36])" office:value-type="float" office:value="0" calcext:value-type="float">
            <text:p>0</text:p>
          </table:table-cell>
          <table:table-cell table:formula="of:=SUM([day_death__csv_all.I36:.M36])" office:value-type="float" office:value="7" calcext:value-type="float">
            <text:p>7</text:p>
          </table:table-cell>
          <table:table-cell table:formula="of:=SUM([day_death__csv_all.N36:.T36])" office:value-type="float" office:value="125" calcext:value-type="float">
            <text:p>125</text:p>
          </table:table-cell>
          <table:table-cell table:formula="of:=[day_death__csv_all.U36]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SUM([day_death__csv_all.A37:.D37])" office:value-type="float" office:value="0" calcext:value-type="float">
            <text:p>0</text:p>
          </table:table-cell>
          <table:table-cell table:formula="of:=SUM([day_death__csv_all.E37:.H37])" office:value-type="float" office:value="0" calcext:value-type="float">
            <text:p>0</text:p>
          </table:table-cell>
          <table:table-cell table:formula="of:=SUM([day_death__csv_all.I37:.M37])" office:value-type="float" office:value="7" calcext:value-type="float">
            <text:p>7</text:p>
          </table:table-cell>
          <table:table-cell table:formula="of:=SUM([day_death__csv_all.N37:.T37])" office:value-type="float" office:value="86" calcext:value-type="float">
            <text:p>86</text:p>
          </table:table-cell>
          <table:table-cell table:formula="of:=[day_death__csv_all.U37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SUM([day_death__csv_all.A38:.D38])" office:value-type="float" office:value="0" calcext:value-type="float">
            <text:p>0</text:p>
          </table:table-cell>
          <table:table-cell table:formula="of:=SUM([day_death__csv_all.E38:.H38])" office:value-type="float" office:value="0" calcext:value-type="float">
            <text:p>0</text:p>
          </table:table-cell>
          <table:table-cell table:formula="of:=SUM([day_death__csv_all.I38:.M38])" office:value-type="float" office:value="16" calcext:value-type="float">
            <text:p>16</text:p>
          </table:table-cell>
          <table:table-cell table:formula="of:=SUM([day_death__csv_all.N38:.T38])" office:value-type="float" office:value="159" calcext:value-type="float">
            <text:p>159</text:p>
          </table:table-cell>
          <table:table-cell table:formula="of:=[day_death__csv_all.U38]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table:formula="of:=SUM([day_death__csv_all.A39:.D39])" office:value-type="float" office:value="0" calcext:value-type="float">
            <text:p>0</text:p>
          </table:table-cell>
          <table:table-cell table:formula="of:=SUM([day_death__csv_all.E39:.H39])" office:value-type="float" office:value="1" calcext:value-type="float">
            <text:p>1</text:p>
          </table:table-cell>
          <table:table-cell table:formula="of:=SUM([day_death__csv_all.I39:.M39])" office:value-type="float" office:value="7" calcext:value-type="float">
            <text:p>7</text:p>
          </table:table-cell>
          <table:table-cell table:formula="of:=SUM([day_death__csv_all.N39:.T39])" office:value-type="float" office:value="126" calcext:value-type="float">
            <text:p>126</text:p>
          </table:table-cell>
          <table:table-cell table:formula="of:=[day_death__csv_all.U39]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SUM([day_death__csv_all.A40:.D40])" office:value-type="float" office:value="0" calcext:value-type="float">
            <text:p>0</text:p>
          </table:table-cell>
          <table:table-cell table:formula="of:=SUM([day_death__csv_all.E40:.H40])" office:value-type="float" office:value="0" calcext:value-type="float">
            <text:p>0</text:p>
          </table:table-cell>
          <table:table-cell table:formula="of:=SUM([day_death__csv_all.I40:.M40])" office:value-type="float" office:value="6" calcext:value-type="float">
            <text:p>6</text:p>
          </table:table-cell>
          <table:table-cell table:formula="of:=SUM([day_death__csv_all.N40:.T40])" office:value-type="float" office:value="160" calcext:value-type="float">
            <text:p>160</text:p>
          </table:table-cell>
          <table:table-cell table:formula="of:=[day_death__csv_all.U40]"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table:formula="of:=SUM([day_death__csv_all.A41:.D41])" office:value-type="float" office:value="0" calcext:value-type="float">
            <text:p>0</text:p>
          </table:table-cell>
          <table:table-cell table:formula="of:=SUM([day_death__csv_all.E41:.H41])" office:value-type="float" office:value="0" calcext:value-type="float">
            <text:p>0</text:p>
          </table:table-cell>
          <table:table-cell table:formula="of:=SUM([day_death__csv_all.I41:.M41])" office:value-type="float" office:value="9" calcext:value-type="float">
            <text:p>9</text:p>
          </table:table-cell>
          <table:table-cell table:formula="of:=SUM([day_death__csv_all.N41:.T41])" office:value-type="float" office:value="147" calcext:value-type="float">
            <text:p>147</text:p>
          </table:table-cell>
          <table:table-cell table:formula="of:=[day_death__csv_all.U41]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SUM([day_death__csv_all.A42:.D42])" office:value-type="float" office:value="0" calcext:value-type="float">
            <text:p>0</text:p>
          </table:table-cell>
          <table:table-cell table:formula="of:=SUM([day_death__csv_all.E42:.H42])" office:value-type="float" office:value="0" calcext:value-type="float">
            <text:p>0</text:p>
          </table:table-cell>
          <table:table-cell table:formula="of:=SUM([day_death__csv_all.I42:.M42])" office:value-type="float" office:value="9" calcext:value-type="float">
            <text:p>9</text:p>
          </table:table-cell>
          <table:table-cell table:formula="of:=SUM([day_death__csv_all.N42:.T42])" office:value-type="float" office:value="147" calcext:value-type="float">
            <text:p>147</text:p>
          </table:table-cell>
          <table:table-cell table:formula="of:=[day_death__csv_all.U42]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SUM([day_death__csv_all.A43:.D43])" office:value-type="float" office:value="0" calcext:value-type="float">
            <text:p>0</text:p>
          </table:table-cell>
          <table:table-cell table:formula="of:=SUM([day_death__csv_all.E43:.H43])" office:value-type="float" office:value="1" calcext:value-type="float">
            <text:p>1</text:p>
          </table:table-cell>
          <table:table-cell table:formula="of:=SUM([day_death__csv_all.I43:.M43])" office:value-type="float" office:value="11" calcext:value-type="float">
            <text:p>11</text:p>
          </table:table-cell>
          <table:table-cell table:formula="of:=SUM([day_death__csv_all.N43:.T43])" office:value-type="float" office:value="103" calcext:value-type="float">
            <text:p>103</text:p>
          </table:table-cell>
          <table:table-cell table:formula="of:=[day_death__csv_all.U43]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SUM([day_death__csv_all.A44:.D44])" office:value-type="float" office:value="0" calcext:value-type="float">
            <text:p>0</text:p>
          </table:table-cell>
          <table:table-cell table:formula="of:=SUM([day_death__csv_all.E44:.H44])" office:value-type="float" office:value="0" calcext:value-type="float">
            <text:p>0</text:p>
          </table:table-cell>
          <table:table-cell table:formula="of:=SUM([day_death__csv_all.I44:.M44])" office:value-type="float" office:value="9" calcext:value-type="float">
            <text:p>9</text:p>
          </table:table-cell>
          <table:table-cell table:formula="of:=SUM([day_death__csv_all.N44:.T44])" office:value-type="float" office:value="91" calcext:value-type="float">
            <text:p>91</text:p>
          </table:table-cell>
          <table:table-cell table:formula="of:=[day_death__csv_all.U44]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SUM([day_death__csv_all.A45:.D45])" office:value-type="float" office:value="0" calcext:value-type="float">
            <text:p>0</text:p>
          </table:table-cell>
          <table:table-cell table:formula="of:=SUM([day_death__csv_all.E45:.H45])" office:value-type="float" office:value="1" calcext:value-type="float">
            <text:p>1</text:p>
          </table:table-cell>
          <table:table-cell table:formula="of:=SUM([day_death__csv_all.I45:.M45])" office:value-type="float" office:value="15" calcext:value-type="float">
            <text:p>15</text:p>
          </table:table-cell>
          <table:table-cell table:formula="of:=SUM([day_death__csv_all.N45:.T45])" office:value-type="float" office:value="218" calcext:value-type="float">
            <text:p>218</text:p>
          </table:table-cell>
          <table:table-cell table:formula="of:=[day_death__csv_all.U45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table:formula="of:=SUM([day_death__csv_all.A46:.D46])" office:value-type="float" office:value="0" calcext:value-type="float">
            <text:p>0</text:p>
          </table:table-cell>
          <table:table-cell table:formula="of:=SUM([day_death__csv_all.E46:.H46])" office:value-type="float" office:value="0" calcext:value-type="float">
            <text:p>0</text:p>
          </table:table-cell>
          <table:table-cell table:formula="of:=SUM([day_death__csv_all.I46:.M46])" office:value-type="float" office:value="6" calcext:value-type="float">
            <text:p>6</text:p>
          </table:table-cell>
          <table:table-cell table:formula="of:=SUM([day_death__csv_all.N46:.T46])" office:value-type="float" office:value="140" calcext:value-type="float">
            <text:p>140</text:p>
          </table:table-cell>
          <table:table-cell table:formula="of:=[day_death__csv_all.U46]"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table:formula="of:=SUM([day_death__csv_all.A47:.D47])" office:value-type="float" office:value="0" calcext:value-type="float">
            <text:p>0</text:p>
          </table:table-cell>
          <table:table-cell table:formula="of:=SUM([day_death__csv_all.E47:.H47])" office:value-type="float" office:value="2" calcext:value-type="float">
            <text:p>2</text:p>
          </table:table-cell>
          <table:table-cell table:formula="of:=SUM([day_death__csv_all.I47:.M47])" office:value-type="float" office:value="6" calcext:value-type="float">
            <text:p>6</text:p>
          </table:table-cell>
          <table:table-cell table:formula="of:=SUM([day_death__csv_all.N47:.T47])" office:value-type="float" office:value="140" calcext:value-type="float">
            <text:p>140</text:p>
          </table:table-cell>
          <table:table-cell table:formula="of:=[day_death__csv_all.U47]"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table:formula="of:=SUM([day_death__csv_all.A48:.D48])" office:value-type="float" office:value="0" calcext:value-type="float">
            <text:p>0</text:p>
          </table:table-cell>
          <table:table-cell table:formula="of:=SUM([day_death__csv_all.E48:.H48])" office:value-type="float" office:value="1" calcext:value-type="float">
            <text:p>1</text:p>
          </table:table-cell>
          <table:table-cell table:formula="of:=SUM([day_death__csv_all.I48:.M48])" office:value-type="float" office:value="6" calcext:value-type="float">
            <text:p>6</text:p>
          </table:table-cell>
          <table:table-cell table:formula="of:=SUM([day_death__csv_all.N48:.T48])" office:value-type="float" office:value="108" calcext:value-type="float">
            <text:p>108</text:p>
          </table:table-cell>
          <table:table-cell table:formula="of:=[day_death__csv_all.U48]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SUM([day_death__csv_all.A49:.D49])" office:value-type="float" office:value="0" calcext:value-type="float">
            <text:p>0</text:p>
          </table:table-cell>
          <table:table-cell table:formula="of:=SUM([day_death__csv_all.E49:.H49])" office:value-type="float" office:value="0" calcext:value-type="float">
            <text:p>0</text:p>
          </table:table-cell>
          <table:table-cell table:formula="of:=SUM([day_death__csv_all.I49:.M49])" office:value-type="float" office:value="4" calcext:value-type="float">
            <text:p>4</text:p>
          </table:table-cell>
          <table:table-cell table:formula="of:=SUM([day_death__csv_all.N49:.T49])" office:value-type="float" office:value="128" calcext:value-type="float">
            <text:p>128</text:p>
          </table:table-cell>
          <table:table-cell table:formula="of:=[day_death__csv_all.U49]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SUM([day_death__csv_all.A50:.D50])" office:value-type="float" office:value="0" calcext:value-type="float">
            <text:p>0</text:p>
          </table:table-cell>
          <table:table-cell table:formula="of:=SUM([day_death__csv_all.E50:.H50])" office:value-type="float" office:value="1" calcext:value-type="float">
            <text:p>1</text:p>
          </table:table-cell>
          <table:table-cell table:formula="of:=SUM([day_death__csv_all.I50:.M50])" office:value-type="float" office:value="10" calcext:value-type="float">
            <text:p>10</text:p>
          </table:table-cell>
          <table:table-cell table:formula="of:=SUM([day_death__csv_all.N50:.T50])" office:value-type="float" office:value="83" calcext:value-type="float">
            <text:p>83</text:p>
          </table:table-cell>
          <table:table-cell table:formula="of:=[day_death__csv_all.U50]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SUM([day_death__csv_all.A51:.D51])" office:value-type="float" office:value="0" calcext:value-type="float">
            <text:p>0</text:p>
          </table:table-cell>
          <table:table-cell table:formula="of:=SUM([day_death__csv_all.E51:.H51])" office:value-type="float" office:value="0" calcext:value-type="float">
            <text:p>0</text:p>
          </table:table-cell>
          <table:table-cell table:formula="of:=SUM([day_death__csv_all.I51:.M51])" office:value-type="float" office:value="9" calcext:value-type="float">
            <text:p>9</text:p>
          </table:table-cell>
          <table:table-cell table:formula="of:=SUM([day_death__csv_all.N51:.T51])" office:value-type="float" office:value="77" calcext:value-type="float">
            <text:p>77</text:p>
          </table:table-cell>
          <table:table-cell table:formula="of:=[day_death__csv_all.U51]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SUM([day_death__csv_all.A52:.D52])" office:value-type="float" office:value="0" calcext:value-type="float">
            <text:p>0</text:p>
          </table:table-cell>
          <table:table-cell table:formula="of:=SUM([day_death__csv_all.E52:.H52])" office:value-type="float" office:value="1" calcext:value-type="float">
            <text:p>1</text:p>
          </table:table-cell>
          <table:table-cell table:formula="of:=SUM([day_death__csv_all.I52:.M52])" office:value-type="float" office:value="9" calcext:value-type="float">
            <text:p>9</text:p>
          </table:table-cell>
          <table:table-cell table:formula="of:=SUM([day_death__csv_all.N52:.T52])" office:value-type="float" office:value="113" calcext:value-type="float">
            <text:p>113</text:p>
          </table:table-cell>
          <table:table-cell table:formula="of:=[day_death__csv_all.U52]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SUM([day_death__csv_all.A53:.D53])" office:value-type="float" office:value="0" calcext:value-type="float">
            <text:p>0</text:p>
          </table:table-cell>
          <table:table-cell table:formula="of:=SUM([day_death__csv_all.E53:.H53])" office:value-type="float" office:value="0" calcext:value-type="float">
            <text:p>0</text:p>
          </table:table-cell>
          <table:table-cell table:formula="of:=SUM([day_death__csv_all.I53:.M53])" office:value-type="float" office:value="15" calcext:value-type="float">
            <text:p>15</text:p>
          </table:table-cell>
          <table:table-cell table:formula="of:=SUM([day_death__csv_all.N53:.T53])" office:value-type="float" office:value="174" calcext:value-type="float">
            <text:p>174</text:p>
          </table:table-cell>
          <table:table-cell table:formula="of:=[day_death__csv_all.U53]"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table:formula="of:=SUM([day_death__csv_all.A54:.D54])" office:value-type="float" office:value="0" calcext:value-type="float">
            <text:p>0</text:p>
          </table:table-cell>
          <table:table-cell table:formula="of:=SUM([day_death__csv_all.E54:.H54])" office:value-type="float" office:value="1" calcext:value-type="float">
            <text:p>1</text:p>
          </table:table-cell>
          <table:table-cell table:formula="of:=SUM([day_death__csv_all.I54:.M54])" office:value-type="float" office:value="7" calcext:value-type="float">
            <text:p>7</text:p>
          </table:table-cell>
          <table:table-cell table:formula="of:=SUM([day_death__csv_all.N54:.T54])" office:value-type="float" office:value="173" calcext:value-type="float">
            <text:p>173</text:p>
          </table:table-cell>
          <table:table-cell table:formula="of:=[day_death__csv_all.U54]"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table:formula="of:=SUM([day_death__csv_all.A55:.D55])" office:value-type="float" office:value="0" calcext:value-type="float">
            <text:p>0</text:p>
          </table:table-cell>
          <table:table-cell table:formula="of:=SUM([day_death__csv_all.E55:.H55])" office:value-type="float" office:value="0" calcext:value-type="float">
            <text:p>0</text:p>
          </table:table-cell>
          <table:table-cell table:formula="of:=SUM([day_death__csv_all.I55:.M55])" office:value-type="float" office:value="5" calcext:value-type="float">
            <text:p>5</text:p>
          </table:table-cell>
          <table:table-cell table:formula="of:=SUM([day_death__csv_all.N55:.T55])" office:value-type="float" office:value="139" calcext:value-type="float">
            <text:p>139</text:p>
          </table:table-cell>
          <table:table-cell table:formula="of:=[day_death__csv_all.U55]"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SUM([day_death__csv_all.A56:.D56])" office:value-type="float" office:value="1" calcext:value-type="float">
            <text:p>1</text:p>
          </table:table-cell>
          <table:table-cell table:formula="of:=SUM([day_death__csv_all.E56:.H56])" office:value-type="float" office:value="0" calcext:value-type="float">
            <text:p>0</text:p>
          </table:table-cell>
          <table:table-cell table:formula="of:=SUM([day_death__csv_all.I56:.M56])" office:value-type="float" office:value="5" calcext:value-type="float">
            <text:p>5</text:p>
          </table:table-cell>
          <table:table-cell table:formula="of:=SUM([day_death__csv_all.N56:.T56])" office:value-type="float" office:value="136" calcext:value-type="float">
            <text:p>136</text:p>
          </table:table-cell>
          <table:table-cell table:formula="of:=[day_death__csv_all.U56]"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table:formula="of:=SUM([day_death__csv_all.A57:.D57])" office:value-type="float" office:value="0" calcext:value-type="float">
            <text:p>0</text:p>
          </table:table-cell>
          <table:table-cell table:formula="of:=SUM([day_death__csv_all.E57:.H57])" office:value-type="float" office:value="0" calcext:value-type="float">
            <text:p>0</text:p>
          </table:table-cell>
          <table:table-cell table:formula="of:=SUM([day_death__csv_all.I57:.M57])" office:value-type="float" office:value="7" calcext:value-type="float">
            <text:p>7</text:p>
          </table:table-cell>
          <table:table-cell table:formula="of:=SUM([day_death__csv_all.N57:.T57])" office:value-type="float" office:value="76" calcext:value-type="float">
            <text:p>76</text:p>
          </table:table-cell>
          <table:table-cell table:formula="of:=[day_death__csv_all.U57]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SUM([day_death__csv_all.A58:.D58])" office:value-type="float" office:value="0" calcext:value-type="float">
            <text:p>0</text:p>
          </table:table-cell>
          <table:table-cell table:formula="of:=SUM([day_death__csv_all.E58:.H58])" office:value-type="float" office:value="0" calcext:value-type="float">
            <text:p>0</text:p>
          </table:table-cell>
          <table:table-cell table:formula="of:=SUM([day_death__csv_all.I58:.M58])" office:value-type="float" office:value="4" calcext:value-type="float">
            <text:p>4</text:p>
          </table:table-cell>
          <table:table-cell table:formula="of:=SUM([day_death__csv_all.N58:.T58])" office:value-type="float" office:value="63" calcext:value-type="float">
            <text:p>63</text:p>
          </table:table-cell>
          <table:table-cell table:formula="of:=[day_death__csv_all.U58]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formula="of:=SUM([day_death__csv_all.A59:.D59])" office:value-type="float" office:value="0" calcext:value-type="float">
            <text:p>0</text:p>
          </table:table-cell>
          <table:table-cell table:formula="of:=SUM([day_death__csv_all.E59:.H59])" office:value-type="float" office:value="0" calcext:value-type="float">
            <text:p>0</text:p>
          </table:table-cell>
          <table:table-cell table:formula="of:=SUM([day_death__csv_all.I59:.M59])" office:value-type="float" office:value="7" calcext:value-type="float">
            <text:p>7</text:p>
          </table:table-cell>
          <table:table-cell table:formula="of:=SUM([day_death__csv_all.N59:.T59])" office:value-type="float" office:value="158" calcext:value-type="float">
            <text:p>158</text:p>
          </table:table-cell>
          <table:table-cell table:formula="of:=[day_death__csv_all.U59]"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table:formula="of:=SUM([day_death__csv_all.A60:.D60])" office:value-type="float" office:value="0" calcext:value-type="float">
            <text:p>0</text:p>
          </table:table-cell>
          <table:table-cell table:formula="of:=SUM([day_death__csv_all.E60:.H60])" office:value-type="float" office:value="0" calcext:value-type="float">
            <text:p>0</text:p>
          </table:table-cell>
          <table:table-cell table:formula="of:=SUM([day_death__csv_all.I60:.M60])" office:value-type="float" office:value="9" calcext:value-type="float">
            <text:p>9</text:p>
          </table:table-cell>
          <table:table-cell table:formula="of:=SUM([day_death__csv_all.N60:.T60])" office:value-type="float" office:value="129" calcext:value-type="float">
            <text:p>129</text:p>
          </table:table-cell>
          <table:table-cell table:formula="of:=[day_death__csv_all.U60]"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SUM([day_death__csv_all.A61:.D61])" office:value-type="float" office:value="0" calcext:value-type="float">
            <text:p>0</text:p>
          </table:table-cell>
          <table:table-cell table:formula="of:=SUM([day_death__csv_all.E61:.H61])" office:value-type="float" office:value="2" calcext:value-type="float">
            <text:p>2</text:p>
          </table:table-cell>
          <table:table-cell table:formula="of:=SUM([day_death__csv_all.I61:.M61])" office:value-type="float" office:value="5" calcext:value-type="float">
            <text:p>5</text:p>
          </table:table-cell>
          <table:table-cell table:formula="of:=SUM([day_death__csv_all.N61:.T61])" office:value-type="float" office:value="116" calcext:value-type="float">
            <text:p>116</text:p>
          </table:table-cell>
          <table:table-cell table:formula="of:=[day_death__csv_all.U61]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SUM([day_death__csv_all.A62:.D62])" office:value-type="float" office:value="0" calcext:value-type="float">
            <text:p>0</text:p>
          </table:table-cell>
          <table:table-cell table:formula="of:=SUM([day_death__csv_all.E62:.H62])" office:value-type="float" office:value="0" calcext:value-type="float">
            <text:p>0</text:p>
          </table:table-cell>
          <table:table-cell table:formula="of:=SUM([day_death__csv_all.I62:.M62])" office:value-type="float" office:value="9" calcext:value-type="float">
            <text:p>9</text:p>
          </table:table-cell>
          <table:table-cell table:formula="of:=SUM([day_death__csv_all.N62:.T62])" office:value-type="float" office:value="103" calcext:value-type="float">
            <text:p>103</text:p>
          </table:table-cell>
          <table:table-cell table:formula="of:=[day_death__csv_all.U62]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SUM([day_death__csv_all.A63:.D63])" office:value-type="float" office:value="0" calcext:value-type="float">
            <text:p>0</text:p>
          </table:table-cell>
          <table:table-cell table:formula="of:=SUM([day_death__csv_all.E63:.H63])" office:value-type="float" office:value="0" calcext:value-type="float">
            <text:p>0</text:p>
          </table:table-cell>
          <table:table-cell table:formula="of:=SUM([day_death__csv_all.I63:.M63])" office:value-type="float" office:value="4" calcext:value-type="float">
            <text:p>4</text:p>
          </table:table-cell>
          <table:table-cell table:formula="of:=SUM([day_death__csv_all.N63:.T63])" office:value-type="float" office:value="116" calcext:value-type="float">
            <text:p>116</text:p>
          </table:table-cell>
          <table:table-cell table:formula="of:=[day_death__csv_all.U63]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SUM([day_death__csv_all.A64:.D64])" office:value-type="float" office:value="0" calcext:value-type="float">
            <text:p>0</text:p>
          </table:table-cell>
          <table:table-cell table:formula="of:=SUM([day_death__csv_all.E64:.H64])" office:value-type="float" office:value="0" calcext:value-type="float">
            <text:p>0</text:p>
          </table:table-cell>
          <table:table-cell table:formula="of:=SUM([day_death__csv_all.I64:.M64])" office:value-type="float" office:value="4" calcext:value-type="float">
            <text:p>4</text:p>
          </table:table-cell>
          <table:table-cell table:formula="of:=SUM([day_death__csv_all.N64:.T64])" office:value-type="float" office:value="62" calcext:value-type="float">
            <text:p>62</text:p>
          </table:table-cell>
          <table:table-cell table:formula="of:=[day_death__csv_all.U64]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formula="of:=SUM([day_death__csv_all.A65:.D65])" office:value-type="float" office:value="0" calcext:value-type="float">
            <text:p>0</text:p>
          </table:table-cell>
          <table:table-cell table:formula="of:=SUM([day_death__csv_all.E65:.H65])" office:value-type="float" office:value="0" calcext:value-type="float">
            <text:p>0</text:p>
          </table:table-cell>
          <table:table-cell table:formula="of:=SUM([day_death__csv_all.I65:.M65])" office:value-type="float" office:value="1" calcext:value-type="float">
            <text:p>1</text:p>
          </table:table-cell>
          <table:table-cell table:formula="of:=SUM([day_death__csv_all.N65:.T65])" office:value-type="float" office:value="42" calcext:value-type="float">
            <text:p>42</text:p>
          </table:table-cell>
          <table:table-cell table:formula="of:=[day_death__csv_all.U65]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formula="of:=SUM([day_death__csv_all.A66:.D66])" office:value-type="float" office:value="0" calcext:value-type="float">
            <text:p>0</text:p>
          </table:table-cell>
          <table:table-cell table:formula="of:=SUM([day_death__csv_all.E66:.H66])" office:value-type="float" office:value="0" calcext:value-type="float">
            <text:p>0</text:p>
          </table:table-cell>
          <table:table-cell table:formula="of:=SUM([day_death__csv_all.I66:.M66])" office:value-type="float" office:value="5" calcext:value-type="float">
            <text:p>5</text:p>
          </table:table-cell>
          <table:table-cell table:formula="of:=SUM([day_death__csv_all.N66:.T66])" office:value-type="float" office:value="43" calcext:value-type="float">
            <text:p>43</text:p>
          </table:table-cell>
          <table:table-cell table:formula="of:=[day_death__csv_all.U66]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formula="of:=SUM([day_death__csv_all.A67:.D67])" office:value-type="float" office:value="0" calcext:value-type="float">
            <text:p>0</text:p>
          </table:table-cell>
          <table:table-cell table:formula="of:=SUM([day_death__csv_all.E67:.H67])" office:value-type="float" office:value="0" calcext:value-type="float">
            <text:p>0</text:p>
          </table:table-cell>
          <table:table-cell table:formula="of:=SUM([day_death__csv_all.I67:.M67])" office:value-type="float" office:value="7" calcext:value-type="float">
            <text:p>7</text:p>
          </table:table-cell>
          <table:table-cell table:formula="of:=SUM([day_death__csv_all.N67:.T67])" office:value-type="float" office:value="138" calcext:value-type="float">
            <text:p>138</text:p>
          </table:table-cell>
          <table:table-cell table:formula="of:=[day_death__csv_all.U67]"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table:formula="of:=SUM([day_death__csv_all.A68:.D68])" office:value-type="float" office:value="0" calcext:value-type="float">
            <text:p>0</text:p>
          </table:table-cell>
          <table:table-cell table:formula="of:=SUM([day_death__csv_all.E68:.H68])" office:value-type="float" office:value="1" calcext:value-type="float">
            <text:p>1</text:p>
          </table:table-cell>
          <table:table-cell table:formula="of:=SUM([day_death__csv_all.I68:.M68])" office:value-type="float" office:value="7" calcext:value-type="float">
            <text:p>7</text:p>
          </table:table-cell>
          <table:table-cell table:formula="of:=SUM([day_death__csv_all.N68:.T68])" office:value-type="float" office:value="76" calcext:value-type="float">
            <text:p>76</text:p>
          </table:table-cell>
          <table:table-cell table:formula="of:=[day_death__csv_all.U68]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SUM([day_death__csv_all.A69:.D69])" office:value-type="float" office:value="0" calcext:value-type="float">
            <text:p>0</text:p>
          </table:table-cell>
          <table:table-cell table:formula="of:=SUM([day_death__csv_all.E69:.H69])" office:value-type="float" office:value="0" calcext:value-type="float">
            <text:p>0</text:p>
          </table:table-cell>
          <table:table-cell table:formula="of:=SUM([day_death__csv_all.I69:.M69])" office:value-type="float" office:value="8" calcext:value-type="float">
            <text:p>8</text:p>
          </table:table-cell>
          <table:table-cell table:formula="of:=SUM([day_death__csv_all.N69:.T69])" office:value-type="float" office:value="90" calcext:value-type="float">
            <text:p>90</text:p>
          </table:table-cell>
          <table:table-cell table:formula="of:=[day_death__csv_all.U69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SUM([day_death__csv_all.A70:.D70])" office:value-type="float" office:value="0" calcext:value-type="float">
            <text:p>0</text:p>
          </table:table-cell>
          <table:table-cell table:formula="of:=SUM([day_death__csv_all.E70:.H70])" office:value-type="float" office:value="0" calcext:value-type="float">
            <text:p>0</text:p>
          </table:table-cell>
          <table:table-cell table:formula="of:=SUM([day_death__csv_all.I70:.M70])" office:value-type="float" office:value="2" calcext:value-type="float">
            <text:p>2</text:p>
          </table:table-cell>
          <table:table-cell table:formula="of:=SUM([day_death__csv_all.N70:.T70])" office:value-type="float" office:value="92" calcext:value-type="float">
            <text:p>92</text:p>
          </table:table-cell>
          <table:table-cell table:formula="of:=[day_death__csv_all.U70]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SUM([day_death__csv_all.A71:.D71])" office:value-type="float" office:value="0" calcext:value-type="float">
            <text:p>0</text:p>
          </table:table-cell>
          <table:table-cell table:formula="of:=SUM([day_death__csv_all.E71:.H71])" office:value-type="float" office:value="0" calcext:value-type="float">
            <text:p>0</text:p>
          </table:table-cell>
          <table:table-cell table:formula="of:=SUM([day_death__csv_all.I71:.M71])" office:value-type="float" office:value="2" calcext:value-type="float">
            <text:p>2</text:p>
          </table:table-cell>
          <table:table-cell table:formula="of:=SUM([day_death__csv_all.N71:.T71])" office:value-type="float" office:value="67" calcext:value-type="float">
            <text:p>67</text:p>
          </table:table-cell>
          <table:table-cell table:formula="of:=[day_death__csv_all.U71]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formula="of:=SUM([day_death__csv_all.A72:.D72])" office:value-type="float" office:value="0" calcext:value-type="float">
            <text:p>0</text:p>
          </table:table-cell>
          <table:table-cell table:formula="of:=SUM([day_death__csv_all.E72:.H72])" office:value-type="float" office:value="0" calcext:value-type="float">
            <text:p>0</text:p>
          </table:table-cell>
          <table:table-cell table:formula="of:=SUM([day_death__csv_all.I72:.M72])" office:value-type="float" office:value="2" calcext:value-type="float">
            <text:p>2</text:p>
          </table:table-cell>
          <table:table-cell table:formula="of:=SUM([day_death__csv_all.N72:.T72])" office:value-type="float" office:value="24" calcext:value-type="float">
            <text:p>24</text:p>
          </table:table-cell>
          <table:table-cell table:formula="of:=[day_death__csv_all.U72]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formula="of:=SUM([day_death__csv_all.A73:.D73])" office:value-type="float" office:value="0" calcext:value-type="float">
            <text:p>0</text:p>
          </table:table-cell>
          <table:table-cell table:formula="of:=SUM([day_death__csv_all.E73:.H73])" office:value-type="float" office:value="0" calcext:value-type="float">
            <text:p>0</text:p>
          </table:table-cell>
          <table:table-cell table:formula="of:=SUM([day_death__csv_all.I73:.M73])" office:value-type="float" office:value="2" calcext:value-type="float">
            <text:p>2</text:p>
          </table:table-cell>
          <table:table-cell table:formula="of:=SUM([day_death__csv_all.N73:.T73])" office:value-type="float" office:value="84" calcext:value-type="float">
            <text:p>84</text:p>
          </table:table-cell>
          <table:table-cell table:formula="of:=[day_death__csv_all.U73]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SUM([day_death__csv_all.A74:.D74])" office:value-type="float" office:value="0" calcext:value-type="float">
            <text:p>0</text:p>
          </table:table-cell>
          <table:table-cell table:formula="of:=SUM([day_death__csv_all.E74:.H74])" office:value-type="float" office:value="0" calcext:value-type="float">
            <text:p>0</text:p>
          </table:table-cell>
          <table:table-cell table:formula="of:=SUM([day_death__csv_all.I74:.M74])" office:value-type="float" office:value="1" calcext:value-type="float">
            <text:p>1</text:p>
          </table:table-cell>
          <table:table-cell table:formula="of:=SUM([day_death__csv_all.N74:.T74])" office:value-type="float" office:value="35" calcext:value-type="float">
            <text:p>35</text:p>
          </table:table-cell>
          <table:table-cell table:formula="of:=[day_death__csv_all.U74]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formula="of:=SUM([day_death__csv_all.A75:.D75])" office:value-type="float" office:value="0" calcext:value-type="float">
            <text:p>0</text:p>
          </table:table-cell>
          <table:table-cell table:formula="of:=SUM([day_death__csv_all.E75:.H75])" office:value-type="float" office:value="0" calcext:value-type="float">
            <text:p>0</text:p>
          </table:table-cell>
          <table:table-cell table:formula="of:=SUM([day_death__csv_all.I75:.M75])" office:value-type="float" office:value="3" calcext:value-type="float">
            <text:p>3</text:p>
          </table:table-cell>
          <table:table-cell table:formula="of:=SUM([day_death__csv_all.N75:.T75])" office:value-type="float" office:value="81" calcext:value-type="float">
            <text:p>81</text:p>
          </table:table-cell>
          <table:table-cell table:formula="of:=[day_death__csv_all.U75]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SUM([day_death__csv_all.A76:.D76])" office:value-type="float" office:value="0" calcext:value-type="float">
            <text:p>0</text:p>
          </table:table-cell>
          <table:table-cell table:formula="of:=SUM([day_death__csv_all.E76:.H76])" office:value-type="float" office:value="0" calcext:value-type="float">
            <text:p>0</text:p>
          </table:table-cell>
          <table:table-cell table:formula="of:=SUM([day_death__csv_all.I76:.M76])" office:value-type="float" office:value="4" calcext:value-type="float">
            <text:p>4</text:p>
          </table:table-cell>
          <table:table-cell table:formula="of:=SUM([day_death__csv_all.N76:.T76])" office:value-type="float" office:value="67" calcext:value-type="float">
            <text:p>67</text:p>
          </table:table-cell>
          <table:table-cell table:formula="of:=[day_death__csv_all.U76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SUM([day_death__csv_all.A77:.D77])" office:value-type="float" office:value="0" calcext:value-type="float">
            <text:p>0</text:p>
          </table:table-cell>
          <table:table-cell table:formula="of:=SUM([day_death__csv_all.E77:.H77])" office:value-type="float" office:value="1" calcext:value-type="float">
            <text:p>1</text:p>
          </table:table-cell>
          <table:table-cell table:formula="of:=SUM([day_death__csv_all.I77:.M77])" office:value-type="float" office:value="4" calcext:value-type="float">
            <text:p>4</text:p>
          </table:table-cell>
          <table:table-cell table:formula="of:=SUM([day_death__csv_all.N77:.T77])" office:value-type="float" office:value="59" calcext:value-type="float">
            <text:p>59</text:p>
          </table:table-cell>
          <table:table-cell table:formula="of:=[day_death__csv_all.U77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formula="of:=SUM([day_death__csv_all.A78:.D78])" office:value-type="float" office:value="0" calcext:value-type="float">
            <text:p>0</text:p>
          </table:table-cell>
          <table:table-cell table:formula="of:=SUM([day_death__csv_all.E78:.H78])" office:value-type="float" office:value="0" calcext:value-type="float">
            <text:p>0</text:p>
          </table:table-cell>
          <table:table-cell table:formula="of:=SUM([day_death__csv_all.I78:.M78])" office:value-type="float" office:value="2" calcext:value-type="float">
            <text:p>2</text:p>
          </table:table-cell>
          <table:table-cell table:formula="of:=SUM([day_death__csv_all.N78:.T78])" office:value-type="float" office:value="16" calcext:value-type="float">
            <text:p>16</text:p>
          </table:table-cell>
          <table:table-cell table:formula="of:=[day_death__csv_all.U78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formula="of:=SUM([day_death__csv_all.A79:.D79])" office:value-type="float" office:value="0" calcext:value-type="float">
            <text:p>0</text:p>
          </table:table-cell>
          <table:table-cell table:formula="of:=SUM([day_death__csv_all.E79:.H79])" office:value-type="float" office:value="0" calcext:value-type="float">
            <text:p>0</text:p>
          </table:table-cell>
          <table:table-cell table:formula="of:=SUM([day_death__csv_all.I79:.M79])" office:value-type="float" office:value="0" calcext:value-type="float">
            <text:p>0</text:p>
          </table:table-cell>
          <table:table-cell table:formula="of:=SUM([day_death__csv_all.N79:.T79])" office:value-type="float" office:value="16" calcext:value-type="float">
            <text:p>16</text:p>
          </table:table-cell>
          <table:table-cell table:formula="of:=[day_death__csv_all.U79]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formula="of:=SUM([day_death__csv_all.A80:.D80])" office:value-type="float" office:value="0" calcext:value-type="float">
            <text:p>0</text:p>
          </table:table-cell>
          <table:table-cell table:formula="of:=SUM([day_death__csv_all.E80:.H80])" office:value-type="float" office:value="0" calcext:value-type="float">
            <text:p>0</text:p>
          </table:table-cell>
          <table:table-cell table:formula="of:=SUM([day_death__csv_all.I80:.M80])" office:value-type="float" office:value="4" calcext:value-type="float">
            <text:p>4</text:p>
          </table:table-cell>
          <table:table-cell table:formula="of:=SUM([day_death__csv_all.N80:.T80])" office:value-type="float" office:value="51" calcext:value-type="float">
            <text:p>51</text:p>
          </table:table-cell>
          <table:table-cell table:formula="of:=[day_death__csv_all.U80]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formula="of:=SUM([day_death__csv_all.A81:.D81])" office:value-type="float" office:value="0" calcext:value-type="float">
            <text:p>0</text:p>
          </table:table-cell>
          <table:table-cell table:formula="of:=SUM([day_death__csv_all.E81:.H81])" office:value-type="float" office:value="0" calcext:value-type="float">
            <text:p>0</text:p>
          </table:table-cell>
          <table:table-cell table:formula="of:=SUM([day_death__csv_all.I81:.M81])" office:value-type="float" office:value="3" calcext:value-type="float">
            <text:p>3</text:p>
          </table:table-cell>
          <table:table-cell table:formula="of:=SUM([day_death__csv_all.N81:.T81])" office:value-type="float" office:value="48" calcext:value-type="float">
            <text:p>48</text:p>
          </table:table-cell>
          <table:table-cell table:formula="of:=[day_death__csv_all.U81]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formula="of:=SUM([day_death__csv_all.A82:.D82])" office:value-type="float" office:value="0" calcext:value-type="float">
            <text:p>0</text:p>
          </table:table-cell>
          <table:table-cell table:formula="of:=SUM([day_death__csv_all.E82:.H82])" office:value-type="float" office:value="0" calcext:value-type="float">
            <text:p>0</text:p>
          </table:table-cell>
          <table:table-cell table:formula="of:=SUM([day_death__csv_all.I82:.M82])" office:value-type="float" office:value="3" calcext:value-type="float">
            <text:p>3</text:p>
          </table:table-cell>
          <table:table-cell table:formula="of:=SUM([day_death__csv_all.N82:.T82])" office:value-type="float" office:value="25" calcext:value-type="float">
            <text:p>25</text:p>
          </table:table-cell>
          <table:table-cell table:formula="of:=[day_death__csv_all.U82]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formula="of:=SUM([day_death__csv_all.A83:.D83])" office:value-type="float" office:value="0" calcext:value-type="float">
            <text:p>0</text:p>
          </table:table-cell>
          <table:table-cell table:formula="of:=SUM([day_death__csv_all.E83:.H83])" office:value-type="float" office:value="0" calcext:value-type="float">
            <text:p>0</text:p>
          </table:table-cell>
          <table:table-cell table:formula="of:=SUM([day_death__csv_all.I83:.M83])" office:value-type="float" office:value="5" calcext:value-type="float">
            <text:p>5</text:p>
          </table:table-cell>
          <table:table-cell table:formula="of:=SUM([day_death__csv_all.N83:.T83])" office:value-type="float" office:value="48" calcext:value-type="float">
            <text:p>48</text:p>
          </table:table-cell>
          <table:table-cell table:formula="of:=[day_death__csv_all.U83]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formula="of:=SUM([day_death__csv_all.A84:.D84])" office:value-type="float" office:value="0" calcext:value-type="float">
            <text:p>0</text:p>
          </table:table-cell>
          <table:table-cell table:formula="of:=SUM([day_death__csv_all.E84:.H84])" office:value-type="float" office:value="0" calcext:value-type="float">
            <text:p>0</text:p>
          </table:table-cell>
          <table:table-cell table:formula="of:=SUM([day_death__csv_all.I84:.M84])" office:value-type="float" office:value="0" calcext:value-type="float">
            <text:p>0</text:p>
          </table:table-cell>
          <table:table-cell table:formula="of:=SUM([day_death__csv_all.N84:.T84])" office:value-type="float" office:value="27" calcext:value-type="float">
            <text:p>27</text:p>
          </table:table-cell>
          <table:table-cell table:formula="of:=[day_death__csv_all.U84]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formula="of:=SUM([day_death__csv_all.A85:.D85])" office:value-type="float" office:value="0" calcext:value-type="float">
            <text:p>0</text:p>
          </table:table-cell>
          <table:table-cell table:formula="of:=SUM([day_death__csv_all.E85:.H85])" office:value-type="float" office:value="0" calcext:value-type="float">
            <text:p>0</text:p>
          </table:table-cell>
          <table:table-cell table:formula="of:=SUM([day_death__csv_all.I85:.M85])" office:value-type="float" office:value="1" calcext:value-type="float">
            <text:p>1</text:p>
          </table:table-cell>
          <table:table-cell table:formula="of:=SUM([day_death__csv_all.N85:.T85])" office:value-type="float" office:value="9" calcext:value-type="float">
            <text:p>9</text:p>
          </table:table-cell>
          <table:table-cell table:formula="of:=[day_death__csv_all.U85]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formula="of:=SUM([day_death__csv_all.A86:.D86])" office:value-type="float" office:value="0" calcext:value-type="float">
            <text:p>0</text:p>
          </table:table-cell>
          <table:table-cell table:formula="of:=SUM([day_death__csv_all.E86:.H86])" office:value-type="float" office:value="0" calcext:value-type="float">
            <text:p>0</text:p>
          </table:table-cell>
          <table:table-cell table:formula="of:=SUM([day_death__csv_all.I86:.M86])" office:value-type="float" office:value="0" calcext:value-type="float">
            <text:p>0</text:p>
          </table:table-cell>
          <table:table-cell table:formula="of:=SUM([day_death__csv_all.N86:.T86])" office:value-type="float" office:value="14" calcext:value-type="float">
            <text:p>14</text:p>
          </table:table-cell>
          <table:table-cell table:formula="of:=[day_death__csv_all.U86]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formula="of:=SUM([day_death__csv_all.A87:.D87])" office:value-type="float" office:value="0" calcext:value-type="float">
            <text:p>0</text:p>
          </table:table-cell>
          <table:table-cell table:formula="of:=SUM([day_death__csv_all.E87:.H87])" office:value-type="float" office:value="0" calcext:value-type="float">
            <text:p>0</text:p>
          </table:table-cell>
          <table:table-cell table:formula="of:=SUM([day_death__csv_all.I87:.M87])" office:value-type="float" office:value="2" calcext:value-type="float">
            <text:p>2</text:p>
          </table:table-cell>
          <table:table-cell table:formula="of:=SUM([day_death__csv_all.N87:.T87])" office:value-type="float" office:value="19" calcext:value-type="float">
            <text:p>19</text:p>
          </table:table-cell>
          <table:table-cell table:formula="of:=[day_death__csv_all.U87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formula="of:=SUM([day_death__csv_all.A88:.D88])" office:value-type="float" office:value="0" calcext:value-type="float">
            <text:p>0</text:p>
          </table:table-cell>
          <table:table-cell table:formula="of:=SUM([day_death__csv_all.E88:.H88])" office:value-type="float" office:value="0" calcext:value-type="float">
            <text:p>0</text:p>
          </table:table-cell>
          <table:table-cell table:formula="of:=SUM([day_death__csv_all.I88:.M88])" office:value-type="float" office:value="0" calcext:value-type="float">
            <text:p>0</text:p>
          </table:table-cell>
          <table:table-cell table:formula="of:=SUM([day_death__csv_all.N88:.T88])" office:value-type="float" office:value="33" calcext:value-type="float">
            <text:p>33</text:p>
          </table:table-cell>
          <table:table-cell table:formula="of:=[day_death__csv_all.U88]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formula="of:=SUM([day_death__csv_all.A89:.D89])" office:value-type="float" office:value="0" calcext:value-type="float">
            <text:p>0</text:p>
          </table:table-cell>
          <table:table-cell table:formula="of:=SUM([day_death__csv_all.E89:.H89])" office:value-type="float" office:value="0" calcext:value-type="float">
            <text:p>0</text:p>
          </table:table-cell>
          <table:table-cell table:formula="of:=SUM([day_death__csv_all.I89:.M89])" office:value-type="float" office:value="4" calcext:value-type="float">
            <text:p>4</text:p>
          </table:table-cell>
          <table:table-cell table:formula="of:=SUM([day_death__csv_all.N89:.T89])" office:value-type="float" office:value="23" calcext:value-type="float">
            <text:p>23</text:p>
          </table:table-cell>
          <table:table-cell table:formula="of:=[day_death__csv_all.U89]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formula="of:=SUM([day_death__csv_all.A90:.D90])" office:value-type="float" office:value="0" calcext:value-type="float">
            <text:p>0</text:p>
          </table:table-cell>
          <table:table-cell table:formula="of:=SUM([day_death__csv_all.E90:.H90])" office:value-type="float" office:value="0" calcext:value-type="float">
            <text:p>0</text:p>
          </table:table-cell>
          <table:table-cell table:formula="of:=SUM([day_death__csv_all.I90:.M90])" office:value-type="float" office:value="1" calcext:value-type="float">
            <text:p>1</text:p>
          </table:table-cell>
          <table:table-cell table:formula="of:=SUM([day_death__csv_all.N90:.T90])" office:value-type="float" office:value="12" calcext:value-type="float">
            <text:p>12</text:p>
          </table:table-cell>
          <table:table-cell table:formula="of:=[day_death__csv_all.U90]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formula="of:=SUM([day_death__csv_all.A91:.D91])" office:value-type="float" office:value="0" calcext:value-type="float">
            <text:p>0</text:p>
          </table:table-cell>
          <table:table-cell table:formula="of:=SUM([day_death__csv_all.E91:.H91])" office:value-type="float" office:value="0" calcext:value-type="float">
            <text:p>0</text:p>
          </table:table-cell>
          <table:table-cell table:formula="of:=SUM([day_death__csv_all.I91:.M91])" office:value-type="float" office:value="2" calcext:value-type="float">
            <text:p>2</text:p>
          </table:table-cell>
          <table:table-cell table:formula="of:=SUM([day_death__csv_all.N91:.T91])" office:value-type="float" office:value="21" calcext:value-type="float">
            <text:p>21</text:p>
          </table:table-cell>
          <table:table-cell table:formula="of:=[day_death__csv_all.U91]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formula="of:=SUM([day_death__csv_all.A92:.D92])" office:value-type="float" office:value="0" calcext:value-type="float">
            <text:p>0</text:p>
          </table:table-cell>
          <table:table-cell table:formula="of:=SUM([day_death__csv_all.E92:.H92])" office:value-type="float" office:value="0" calcext:value-type="float">
            <text:p>0</text:p>
          </table:table-cell>
          <table:table-cell table:formula="of:=SUM([day_death__csv_all.I92:.M92])" office:value-type="float" office:value="2" calcext:value-type="float">
            <text:p>2</text:p>
          </table:table-cell>
          <table:table-cell table:formula="of:=SUM([day_death__csv_all.N92:.T92])" office:value-type="float" office:value="9" calcext:value-type="float">
            <text:p>9</text:p>
          </table:table-cell>
          <table:table-cell table:formula="of:=[day_death__csv_all.U92]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formula="of:=SUM([day_death__csv_all.A93:.D93])" office:value-type="float" office:value="0" calcext:value-type="float">
            <text:p>0</text:p>
          </table:table-cell>
          <table:table-cell table:formula="of:=SUM([day_death__csv_all.E93:.H93])" office:value-type="float" office:value="0" calcext:value-type="float">
            <text:p>0</text:p>
          </table:table-cell>
          <table:table-cell table:formula="of:=SUM([day_death__csv_all.I93:.M93])" office:value-type="float" office:value="0" calcext:value-type="float">
            <text:p>0</text:p>
          </table:table-cell>
          <table:table-cell table:formula="of:=SUM([day_death__csv_all.N93:.T93])" office:value-type="float" office:value="8" calcext:value-type="float">
            <text:p>8</text:p>
          </table:table-cell>
          <table:table-cell table:formula="of:=[day_death__csv_all.U93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SUM([day_death__csv_all.A94:.D94])" office:value-type="float" office:value="0" calcext:value-type="float">
            <text:p>0</text:p>
          </table:table-cell>
          <table:table-cell table:formula="of:=SUM([day_death__csv_all.E94:.H94])" office:value-type="float" office:value="0" calcext:value-type="float">
            <text:p>0</text:p>
          </table:table-cell>
          <table:table-cell table:formula="of:=SUM([day_death__csv_all.I94:.M94])" office:value-type="float" office:value="1" calcext:value-type="float">
            <text:p>1</text:p>
          </table:table-cell>
          <table:table-cell table:formula="of:=SUM([day_death__csv_all.N94:.T94])" office:value-type="float" office:value="25" calcext:value-type="float">
            <text:p>25</text:p>
          </table:table-cell>
          <table:table-cell table:formula="of:=[day_death__csv_all.U94]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formula="of:=SUM([day_death__csv_all.A95:.D95])" office:value-type="float" office:value="0" calcext:value-type="float">
            <text:p>0</text:p>
          </table:table-cell>
          <table:table-cell table:formula="of:=SUM([day_death__csv_all.E95:.H95])" office:value-type="float" office:value="0" calcext:value-type="float">
            <text:p>0</text:p>
          </table:table-cell>
          <table:table-cell table:formula="of:=SUM([day_death__csv_all.I95:.M95])" office:value-type="float" office:value="0" calcext:value-type="float">
            <text:p>0</text:p>
          </table:table-cell>
          <table:table-cell table:formula="of:=SUM([day_death__csv_all.N95:.T95])" office:value-type="float" office:value="15" calcext:value-type="float">
            <text:p>15</text:p>
          </table:table-cell>
          <table:table-cell table:formula="of:=[day_death__csv_all.U95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formula="of:=SUM([day_death__csv_all.A96:.D96])" office:value-type="float" office:value="0" calcext:value-type="float">
            <text:p>0</text:p>
          </table:table-cell>
          <table:table-cell table:formula="of:=SUM([day_death__csv_all.E96:.H96])" office:value-type="float" office:value="0" calcext:value-type="float">
            <text:p>0</text:p>
          </table:table-cell>
          <table:table-cell table:formula="of:=SUM([day_death__csv_all.I96:.M96])" office:value-type="float" office:value="2" calcext:value-type="float">
            <text:p>2</text:p>
          </table:table-cell>
          <table:table-cell table:formula="of:=SUM([day_death__csv_all.N96:.T96])" office:value-type="float" office:value="30" calcext:value-type="float">
            <text:p>30</text:p>
          </table:table-cell>
          <table:table-cell table:formula="of:=[day_death__csv_all.U96]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formula="of:=SUM([day_death__csv_all.A97:.D97])" office:value-type="float" office:value="0" calcext:value-type="float">
            <text:p>0</text:p>
          </table:table-cell>
          <table:table-cell table:formula="of:=SUM([day_death__csv_all.E97:.H97])" office:value-type="float" office:value="0" calcext:value-type="float">
            <text:p>0</text:p>
          </table:table-cell>
          <table:table-cell table:formula="of:=SUM([day_death__csv_all.I97:.M97])" office:value-type="float" office:value="0" calcext:value-type="float">
            <text:p>0</text:p>
          </table:table-cell>
          <table:table-cell table:formula="of:=SUM([day_death__csv_all.N97:.T97])" office:value-type="float" office:value="28" calcext:value-type="float">
            <text:p>28</text:p>
          </table:table-cell>
          <table:table-cell table:formula="of:=[day_death__csv_all.U97]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formula="of:=SUM([day_death__csv_all.A98:.D98])" office:value-type="float" office:value="0" calcext:value-type="float">
            <text:p>0</text:p>
          </table:table-cell>
          <table:table-cell table:formula="of:=SUM([day_death__csv_all.E98:.H98])" office:value-type="float" office:value="0" calcext:value-type="float">
            <text:p>0</text:p>
          </table:table-cell>
          <table:table-cell table:formula="of:=SUM([day_death__csv_all.I98:.M98])" office:value-type="float" office:value="2" calcext:value-type="float">
            <text:p>2</text:p>
          </table:table-cell>
          <table:table-cell table:formula="of:=SUM([day_death__csv_all.N98:.T98])" office:value-type="float" office:value="18" calcext:value-type="float">
            <text:p>18</text:p>
          </table:table-cell>
          <table:table-cell table:formula="of:=[day_death__csv_all.U98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formula="of:=SUM([day_death__csv_all.A99:.D99])" office:value-type="float" office:value="0" calcext:value-type="float">
            <text:p>0</text:p>
          </table:table-cell>
          <table:table-cell table:formula="of:=SUM([day_death__csv_all.E99:.H99])" office:value-type="float" office:value="1" calcext:value-type="float">
            <text:p>1</text:p>
          </table:table-cell>
          <table:table-cell table:formula="of:=SUM([day_death__csv_all.I99:.M99])" office:value-type="float" office:value="0" calcext:value-type="float">
            <text:p>0</text:p>
          </table:table-cell>
          <table:table-cell table:formula="of:=SUM([day_death__csv_all.N99:.T99])" office:value-type="float" office:value="4" calcext:value-type="float">
            <text:p>4</text:p>
          </table:table-cell>
          <table:table-cell table:formula="of:=[day_death__csv_all.U99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SUM([day_death__csv_all.A100:.D100])" office:value-type="float" office:value="0" calcext:value-type="float">
            <text:p>0</text:p>
          </table:table-cell>
          <table:table-cell table:formula="of:=SUM([day_death__csv_all.E100:.H100])" office:value-type="float" office:value="0" calcext:value-type="float">
            <text:p>0</text:p>
          </table:table-cell>
          <table:table-cell table:formula="of:=SUM([day_death__csv_all.I100:.M100])" office:value-type="float" office:value="0" calcext:value-type="float">
            <text:p>0</text:p>
          </table:table-cell>
          <table:table-cell table:formula="of:=SUM([day_death__csv_all.N100:.T100])" office:value-type="float" office:value="6" calcext:value-type="float">
            <text:p>6</text:p>
          </table:table-cell>
          <table:table-cell table:formula="of:=[day_death__csv_all.U100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SUM([day_death__csv_all.A101:.D101])" office:value-type="float" office:value="0" calcext:value-type="float">
            <text:p>0</text:p>
          </table:table-cell>
          <table:table-cell table:formula="of:=SUM([day_death__csv_all.E101:.H101])" office:value-type="float" office:value="0" calcext:value-type="float">
            <text:p>0</text:p>
          </table:table-cell>
          <table:table-cell table:formula="of:=SUM([day_death__csv_all.I101:.M101])" office:value-type="float" office:value="1" calcext:value-type="float">
            <text:p>1</text:p>
          </table:table-cell>
          <table:table-cell table:formula="of:=SUM([day_death__csv_all.N101:.T101])" office:value-type="float" office:value="4" calcext:value-type="float">
            <text:p>4</text:p>
          </table:table-cell>
          <table:table-cell table:formula="of:=[day_death__csv_all.U101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SUM([day_death__csv_all.A102:.D102])" office:value-type="float" office:value="0" calcext:value-type="float">
            <text:p>0</text:p>
          </table:table-cell>
          <table:table-cell table:formula="of:=SUM([day_death__csv_all.E102:.H102])" office:value-type="float" office:value="0" calcext:value-type="float">
            <text:p>0</text:p>
          </table:table-cell>
          <table:table-cell table:formula="of:=SUM([day_death__csv_all.I102:.M102])" office:value-type="float" office:value="1" calcext:value-type="float">
            <text:p>1</text:p>
          </table:table-cell>
          <table:table-cell table:formula="of:=SUM([day_death__csv_all.N102:.T102])" office:value-type="float" office:value="9" calcext:value-type="float">
            <text:p>9</text:p>
          </table:table-cell>
          <table:table-cell table:formula="of:=[day_death__csv_all.U102]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formula="of:=SUM([day_death__csv_all.A103:.D103])" office:value-type="float" office:value="0" calcext:value-type="float">
            <text:p>0</text:p>
          </table:table-cell>
          <table:table-cell table:formula="of:=SUM([day_death__csv_all.E103:.H103])" office:value-type="float" office:value="0" calcext:value-type="float">
            <text:p>0</text:p>
          </table:table-cell>
          <table:table-cell table:formula="of:=SUM([day_death__csv_all.I103:.M103])" office:value-type="float" office:value="3" calcext:value-type="float">
            <text:p>3</text:p>
          </table:table-cell>
          <table:table-cell table:formula="of:=SUM([day_death__csv_all.N103:.T103])" office:value-type="float" office:value="10" calcext:value-type="float">
            <text:p>10</text:p>
          </table:table-cell>
          <table:table-cell table:formula="of:=[day_death__csv_all.U103]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formula="of:=SUM([day_death__csv_all.A104:.D104])" office:value-type="float" office:value="0" calcext:value-type="float">
            <text:p>0</text:p>
          </table:table-cell>
          <table:table-cell table:formula="of:=SUM([day_death__csv_all.E104:.H104])" office:value-type="float" office:value="0" calcext:value-type="float">
            <text:p>0</text:p>
          </table:table-cell>
          <table:table-cell table:formula="of:=SUM([day_death__csv_all.I104:.M104])" office:value-type="float" office:value="0" calcext:value-type="float">
            <text:p>0</text:p>
          </table:table-cell>
          <table:table-cell table:formula="of:=SUM([day_death__csv_all.N104:.T104])" office:value-type="float" office:value="15" calcext:value-type="float">
            <text:p>15</text:p>
          </table:table-cell>
          <table:table-cell table:formula="of:=[day_death__csv_all.U104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formula="of:=SUM([day_death__csv_all.A105:.D105])" office:value-type="float" office:value="0" calcext:value-type="float">
            <text:p>0</text:p>
          </table:table-cell>
          <table:table-cell table:formula="of:=SUM([day_death__csv_all.E105:.H105])" office:value-type="float" office:value="0" calcext:value-type="float">
            <text:p>0</text:p>
          </table:table-cell>
          <table:table-cell table:formula="of:=SUM([day_death__csv_all.I105:.M105])" office:value-type="float" office:value="0" calcext:value-type="float">
            <text:p>0</text:p>
          </table:table-cell>
          <table:table-cell table:formula="of:=SUM([day_death__csv_all.N105:.T105])" office:value-type="float" office:value="6" calcext:value-type="float">
            <text:p>6</text:p>
          </table:table-cell>
          <table:table-cell table:formula="of:=[day_death__csv_all.U105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SUM([day_death__csv_all.A106:.D106])" office:value-type="float" office:value="0" calcext:value-type="float">
            <text:p>0</text:p>
          </table:table-cell>
          <table:table-cell table:formula="of:=SUM([day_death__csv_all.E106:.H106])" office:value-type="float" office:value="0" calcext:value-type="float">
            <text:p>0</text:p>
          </table:table-cell>
          <table:table-cell table:formula="of:=SUM([day_death__csv_all.I106:.M106])" office:value-type="float" office:value="0" calcext:value-type="float">
            <text:p>0</text:p>
          </table:table-cell>
          <table:table-cell table:formula="of:=SUM([day_death__csv_all.N106:.T106])" office:value-type="float" office:value="2" calcext:value-type="float">
            <text:p>2</text:p>
          </table:table-cell>
          <table:table-cell table:formula="of:=[day_death__csv_all.U10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SUM([day_death__csv_all.A107:.D107])" office:value-type="float" office:value="0" calcext:value-type="float">
            <text:p>0</text:p>
          </table:table-cell>
          <table:table-cell table:formula="of:=SUM([day_death__csv_all.E107:.H107])" office:value-type="float" office:value="0" calcext:value-type="float">
            <text:p>0</text:p>
          </table:table-cell>
          <table:table-cell table:formula="of:=SUM([day_death__csv_all.I107:.M107])" office:value-type="float" office:value="0" calcext:value-type="float">
            <text:p>0</text:p>
          </table:table-cell>
          <table:table-cell table:formula="of:=SUM([day_death__csv_all.N107:.T107])" office:value-type="float" office:value="3" calcext:value-type="float">
            <text:p>3</text:p>
          </table:table-cell>
          <table:table-cell table:formula="of:=[day_death__csv_all.U10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SUM([day_death__csv_all.A108:.D108])" office:value-type="float" office:value="0" calcext:value-type="float">
            <text:p>0</text:p>
          </table:table-cell>
          <table:table-cell table:formula="of:=SUM([day_death__csv_all.E108:.H108])" office:value-type="float" office:value="0" calcext:value-type="float">
            <text:p>0</text:p>
          </table:table-cell>
          <table:table-cell table:formula="of:=SUM([day_death__csv_all.I108:.M108])" office:value-type="float" office:value="0" calcext:value-type="float">
            <text:p>0</text:p>
          </table:table-cell>
          <table:table-cell table:formula="of:=SUM([day_death__csv_all.N108:.T108])" office:value-type="float" office:value="15" calcext:value-type="float">
            <text:p>15</text:p>
          </table:table-cell>
          <table:table-cell table:formula="of:=[day_death__csv_all.U108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formula="of:=SUM([day_death__csv_all.A109:.D109])" office:value-type="float" office:value="0" calcext:value-type="float">
            <text:p>0</text:p>
          </table:table-cell>
          <table:table-cell table:formula="of:=SUM([day_death__csv_all.E109:.H109])" office:value-type="float" office:value="0" calcext:value-type="float">
            <text:p>0</text:p>
          </table:table-cell>
          <table:table-cell table:formula="of:=SUM([day_death__csv_all.I109:.M109])" office:value-type="float" office:value="0" calcext:value-type="float">
            <text:p>0</text:p>
          </table:table-cell>
          <table:table-cell table:formula="of:=SUM([day_death__csv_all.N109:.T109])" office:value-type="float" office:value="11" calcext:value-type="float">
            <text:p>11</text:p>
          </table:table-cell>
          <table:table-cell table:formula="of:=[day_death__csv_all.U109]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formula="of:=SUM([day_death__csv_all.A110:.D110])" office:value-type="float" office:value="0" calcext:value-type="float">
            <text:p>0</text:p>
          </table:table-cell>
          <table:table-cell table:formula="of:=SUM([day_death__csv_all.E110:.H110])" office:value-type="float" office:value="0" calcext:value-type="float">
            <text:p>0</text:p>
          </table:table-cell>
          <table:table-cell table:formula="of:=SUM([day_death__csv_all.I110:.M110])" office:value-type="float" office:value="0" calcext:value-type="float">
            <text:p>0</text:p>
          </table:table-cell>
          <table:table-cell table:formula="of:=SUM([day_death__csv_all.N110:.T110])" office:value-type="float" office:value="2" calcext:value-type="float">
            <text:p>2</text:p>
          </table:table-cell>
          <table:table-cell table:formula="of:=[day_death__csv_all.U11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SUM([day_death__csv_all.A111:.D111])" office:value-type="float" office:value="0" calcext:value-type="float">
            <text:p>0</text:p>
          </table:table-cell>
          <table:table-cell table:formula="of:=SUM([day_death__csv_all.E111:.H111])" office:value-type="float" office:value="0" calcext:value-type="float">
            <text:p>0</text:p>
          </table:table-cell>
          <table:table-cell table:formula="of:=SUM([day_death__csv_all.I111:.M111])" office:value-type="float" office:value="0" calcext:value-type="float">
            <text:p>0</text:p>
          </table:table-cell>
          <table:table-cell table:formula="of:=SUM([day_death__csv_all.N111:.T111])" office:value-type="float" office:value="9" calcext:value-type="float">
            <text:p>9</text:p>
          </table:table-cell>
          <table:table-cell table:formula="of:=[day_death__csv_all.U111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SUM([day_death__csv_all.A112:.D112])" office:value-type="float" office:value="0" calcext:value-type="float">
            <text:p>0</text:p>
          </table:table-cell>
          <table:table-cell table:formula="of:=SUM([day_death__csv_all.E112:.H112])" office:value-type="float" office:value="0" calcext:value-type="float">
            <text:p>0</text:p>
          </table:table-cell>
          <table:table-cell table:formula="of:=SUM([day_death__csv_all.I112:.M112])" office:value-type="float" office:value="1" calcext:value-type="float">
            <text:p>1</text:p>
          </table:table-cell>
          <table:table-cell table:formula="of:=SUM([day_death__csv_all.N112:.T112])" office:value-type="float" office:value="3" calcext:value-type="float">
            <text:p>3</text:p>
          </table:table-cell>
          <table:table-cell table:formula="of:=[day_death__csv_all.U112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SUM([day_death__csv_all.A113:.D113])" office:value-type="float" office:value="0" calcext:value-type="float">
            <text:p>0</text:p>
          </table:table-cell>
          <table:table-cell table:formula="of:=SUM([day_death__csv_all.E113:.H113])" office:value-type="float" office:value="0" calcext:value-type="float">
            <text:p>0</text:p>
          </table:table-cell>
          <table:table-cell table:formula="of:=SUM([day_death__csv_all.I113:.M113])" office:value-type="float" office:value="0" calcext:value-type="float">
            <text:p>0</text:p>
          </table:table-cell>
          <table:table-cell table:formula="of:=SUM([day_death__csv_all.N113:.T113])" office:value-type="float" office:value="2" calcext:value-type="float">
            <text:p>2</text:p>
          </table:table-cell>
          <table:table-cell table:formula="of:=[day_death__csv_all.U11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SUM([day_death__csv_all.A114:.D114])" office:value-type="float" office:value="0" calcext:value-type="float">
            <text:p>0</text:p>
          </table:table-cell>
          <table:table-cell table:formula="of:=SUM([day_death__csv_all.E114:.H114])" office:value-type="float" office:value="0" calcext:value-type="float">
            <text:p>0</text:p>
          </table:table-cell>
          <table:table-cell table:formula="of:=SUM([day_death__csv_all.I114:.M114])" office:value-type="float" office:value="1" calcext:value-type="float">
            <text:p>1</text:p>
          </table:table-cell>
          <table:table-cell table:formula="of:=SUM([day_death__csv_all.N114:.T114])" office:value-type="float" office:value="5" calcext:value-type="float">
            <text:p>5</text:p>
          </table:table-cell>
          <table:table-cell table:formula="of:=[day_death__csv_all.U114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SUM([day_death__csv_all.A115:.D115])" office:value-type="float" office:value="0" calcext:value-type="float">
            <text:p>0</text:p>
          </table:table-cell>
          <table:table-cell table:formula="of:=SUM([day_death__csv_all.E115:.H115])" office:value-type="float" office:value="0" calcext:value-type="float">
            <text:p>0</text:p>
          </table:table-cell>
          <table:table-cell table:formula="of:=SUM([day_death__csv_all.I115:.M115])" office:value-type="float" office:value="0" calcext:value-type="float">
            <text:p>0</text:p>
          </table:table-cell>
          <table:table-cell table:formula="of:=SUM([day_death__csv_all.N115:.T115])" office:value-type="float" office:value="5" calcext:value-type="float">
            <text:p>5</text:p>
          </table:table-cell>
          <table:table-cell table:formula="of:=[day_death__csv_all.U115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SUM([day_death__csv_all.A116:.D116])" office:value-type="float" office:value="0" calcext:value-type="float">
            <text:p>0</text:p>
          </table:table-cell>
          <table:table-cell table:formula="of:=SUM([day_death__csv_all.E116:.H116])" office:value-type="float" office:value="0" calcext:value-type="float">
            <text:p>0</text:p>
          </table:table-cell>
          <table:table-cell table:formula="of:=SUM([day_death__csv_all.I116:.M116])" office:value-type="float" office:value="0" calcext:value-type="float">
            <text:p>0</text:p>
          </table:table-cell>
          <table:table-cell table:formula="of:=SUM([day_death__csv_all.N116:.T116])" office:value-type="float" office:value="4" calcext:value-type="float">
            <text:p>4</text:p>
          </table:table-cell>
          <table:table-cell table:formula="of:=[day_death__csv_all.U116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SUM([day_death__csv_all.A117:.D117])" office:value-type="float" office:value="0" calcext:value-type="float">
            <text:p>0</text:p>
          </table:table-cell>
          <table:table-cell table:formula="of:=SUM([day_death__csv_all.E117:.H117])" office:value-type="float" office:value="0" calcext:value-type="float">
            <text:p>0</text:p>
          </table:table-cell>
          <table:table-cell table:formula="of:=SUM([day_death__csv_all.I117:.M117])" office:value-type="float" office:value="1" calcext:value-type="float">
            <text:p>1</text:p>
          </table:table-cell>
          <table:table-cell table:formula="of:=SUM([day_death__csv_all.N117:.T117])" office:value-type="float" office:value="3" calcext:value-type="float">
            <text:p>3</text:p>
          </table:table-cell>
          <table:table-cell table:formula="of:=[day_death__csv_all.U11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SUM([day_death__csv_all.A118:.D118])" office:value-type="float" office:value="0" calcext:value-type="float">
            <text:p>0</text:p>
          </table:table-cell>
          <table:table-cell table:formula="of:=SUM([day_death__csv_all.E118:.H118])" office:value-type="float" office:value="0" calcext:value-type="float">
            <text:p>0</text:p>
          </table:table-cell>
          <table:table-cell table:formula="of:=SUM([day_death__csv_all.I118:.M118])" office:value-type="float" office:value="0" calcext:value-type="float">
            <text:p>0</text:p>
          </table:table-cell>
          <table:table-cell table:formula="of:=SUM([day_death__csv_all.N118:.T118])" office:value-type="float" office:value="3" calcext:value-type="float">
            <text:p>3</text:p>
          </table:table-cell>
          <table:table-cell table:formula="of:=[day_death__csv_all.U11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SUM([day_death__csv_all.A119:.D119])" office:value-type="float" office:value="0" calcext:value-type="float">
            <text:p>0</text:p>
          </table:table-cell>
          <table:table-cell table:formula="of:=SUM([day_death__csv_all.E119:.H119])" office:value-type="float" office:value="0" calcext:value-type="float">
            <text:p>0</text:p>
          </table:table-cell>
          <table:table-cell table:formula="of:=SUM([day_death__csv_all.I119:.M119])" office:value-type="float" office:value="0" calcext:value-type="float">
            <text:p>0</text:p>
          </table:table-cell>
          <table:table-cell table:formula="of:=SUM([day_death__csv_all.N119:.T119])" office:value-type="float" office:value="8" calcext:value-type="float">
            <text:p>8</text:p>
          </table:table-cell>
          <table:table-cell table:formula="of:=[day_death__csv_all.U119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SUM([day_death__csv_all.A120:.D120])" office:value-type="float" office:value="0" calcext:value-type="float">
            <text:p>0</text:p>
          </table:table-cell>
          <table:table-cell table:formula="of:=SUM([day_death__csv_all.E120:.H120])" office:value-type="float" office:value="0" calcext:value-type="float">
            <text:p>0</text:p>
          </table:table-cell>
          <table:table-cell table:formula="of:=SUM([day_death__csv_all.I120:.M120])" office:value-type="float" office:value="0" calcext:value-type="float">
            <text:p>0</text:p>
          </table:table-cell>
          <table:table-cell table:formula="of:=SUM([day_death__csv_all.N120:.T120])" office:value-type="float" office:value="1" calcext:value-type="float">
            <text:p>1</text:p>
          </table:table-cell>
          <table:table-cell table:formula="of:=[day_death__csv_all.U1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SUM([day_death__csv_all.A121:.D121])" office:value-type="float" office:value="0" calcext:value-type="float">
            <text:p>0</text:p>
          </table:table-cell>
          <table:table-cell table:formula="of:=SUM([day_death__csv_all.E121:.H121])" office:value-type="float" office:value="0" calcext:value-type="float">
            <text:p>0</text:p>
          </table:table-cell>
          <table:table-cell table:formula="of:=SUM([day_death__csv_all.I121:.M121])" office:value-type="float" office:value="0" calcext:value-type="float">
            <text:p>0</text:p>
          </table:table-cell>
          <table:table-cell table:formula="of:=SUM([day_death__csv_all.N121:.T121])" office:value-type="float" office:value="0" calcext:value-type="float">
            <text:p>0</text:p>
          </table:table-cell>
          <table:table-cell table:formula="of:=[day_death__csv_all.U1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122:.D122])" office:value-type="float" office:value="0" calcext:value-type="float">
            <text:p>0</text:p>
          </table:table-cell>
          <table:table-cell table:formula="of:=SUM([day_death__csv_all.E122:.H122])" office:value-type="float" office:value="0" calcext:value-type="float">
            <text:p>0</text:p>
          </table:table-cell>
          <table:table-cell table:formula="of:=SUM([day_death__csv_all.I122:.M122])" office:value-type="float" office:value="0" calcext:value-type="float">
            <text:p>0</text:p>
          </table:table-cell>
          <table:table-cell table:formula="of:=SUM([day_death__csv_all.N122:.T122])" office:value-type="float" office:value="5" calcext:value-type="float">
            <text:p>5</text:p>
          </table:table-cell>
          <table:table-cell table:formula="of:=[day_death__csv_all.U122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SUM([day_death__csv_all.A123:.D123])" office:value-type="float" office:value="0" calcext:value-type="float">
            <text:p>0</text:p>
          </table:table-cell>
          <table:table-cell table:formula="of:=SUM([day_death__csv_all.E123:.H123])" office:value-type="float" office:value="0" calcext:value-type="float">
            <text:p>0</text:p>
          </table:table-cell>
          <table:table-cell table:formula="of:=SUM([day_death__csv_all.I123:.M123])" office:value-type="float" office:value="0" calcext:value-type="float">
            <text:p>0</text:p>
          </table:table-cell>
          <table:table-cell table:formula="of:=SUM([day_death__csv_all.N123:.T123])" office:value-type="float" office:value="2" calcext:value-type="float">
            <text:p>2</text:p>
          </table:table-cell>
          <table:table-cell table:formula="of:=[day_death__csv_all.U12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SUM([day_death__csv_all.A124:.D124])" office:value-type="float" office:value="0" calcext:value-type="float">
            <text:p>0</text:p>
          </table:table-cell>
          <table:table-cell table:formula="of:=SUM([day_death__csv_all.E124:.H124])" office:value-type="float" office:value="0" calcext:value-type="float">
            <text:p>0</text:p>
          </table:table-cell>
          <table:table-cell table:formula="of:=SUM([day_death__csv_all.I124:.M124])" office:value-type="float" office:value="1" calcext:value-type="float">
            <text:p>1</text:p>
          </table:table-cell>
          <table:table-cell table:formula="of:=SUM([day_death__csv_all.N124:.T124])" office:value-type="float" office:value="2" calcext:value-type="float">
            <text:p>2</text:p>
          </table:table-cell>
          <table:table-cell table:formula="of:=[day_death__csv_all.U12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SUM([day_death__csv_all.A125:.D125])" office:value-type="float" office:value="0" calcext:value-type="float">
            <text:p>0</text:p>
          </table:table-cell>
          <table:table-cell table:formula="of:=SUM([day_death__csv_all.E125:.H125])" office:value-type="float" office:value="0" calcext:value-type="float">
            <text:p>0</text:p>
          </table:table-cell>
          <table:table-cell table:formula="of:=SUM([day_death__csv_all.I125:.M125])" office:value-type="float" office:value="0" calcext:value-type="float">
            <text:p>0</text:p>
          </table:table-cell>
          <table:table-cell table:formula="of:=SUM([day_death__csv_all.N125:.T125])" office:value-type="float" office:value="3" calcext:value-type="float">
            <text:p>3</text:p>
          </table:table-cell>
          <table:table-cell table:formula="of:=[day_death__csv_all.U125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SUM([day_death__csv_all.A126:.D126])" office:value-type="float" office:value="0" calcext:value-type="float">
            <text:p>0</text:p>
          </table:table-cell>
          <table:table-cell table:formula="of:=SUM([day_death__csv_all.E126:.H126])" office:value-type="float" office:value="0" calcext:value-type="float">
            <text:p>0</text:p>
          </table:table-cell>
          <table:table-cell table:formula="of:=SUM([day_death__csv_all.I126:.M126])" office:value-type="float" office:value="0" calcext:value-type="float">
            <text:p>0</text:p>
          </table:table-cell>
          <table:table-cell table:formula="of:=SUM([day_death__csv_all.N126:.T126])" office:value-type="float" office:value="2" calcext:value-type="float">
            <text:p>2</text:p>
          </table:table-cell>
          <table:table-cell table:formula="of:=[day_death__csv_all.U12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SUM([day_death__csv_all.A127:.D127])" office:value-type="float" office:value="0" calcext:value-type="float">
            <text:p>0</text:p>
          </table:table-cell>
          <table:table-cell table:formula="of:=SUM([day_death__csv_all.E127:.H127])" office:value-type="float" office:value="0" calcext:value-type="float">
            <text:p>0</text:p>
          </table:table-cell>
          <table:table-cell table:formula="of:=SUM([day_death__csv_all.I127:.M127])" office:value-type="float" office:value="0" calcext:value-type="float">
            <text:p>0</text:p>
          </table:table-cell>
          <table:table-cell table:formula="of:=SUM([day_death__csv_all.N127:.T127])" office:value-type="float" office:value="0" calcext:value-type="float">
            <text:p>0</text:p>
          </table:table-cell>
          <table:table-cell table:formula="of:=[day_death__csv_all.U1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SUM([day_death__csv_all.A128:.D128])" office:value-type="float" office:value="0" calcext:value-type="float">
            <text:p>0</text:p>
          </table:table-cell>
          <table:table-cell table:formula="of:=SUM([day_death__csv_all.E128:.H128])" office:value-type="float" office:value="0" calcext:value-type="float">
            <text:p>0</text:p>
          </table:table-cell>
          <table:table-cell table:formula="of:=SUM([day_death__csv_all.I128:.M128])" office:value-type="float" office:value="0" calcext:value-type="float">
            <text:p>0</text:p>
          </table:table-cell>
          <table:table-cell table:formula="of:=SUM([day_death__csv_all.N128:.T128])" office:value-type="float" office:value="2" calcext:value-type="float">
            <text:p>2</text:p>
          </table:table-cell>
          <table:table-cell table:formula="of:=[day_death__csv_all.U12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SUM([day_death__csv_all.A129:.D129])" office:value-type="float" office:value="0" calcext:value-type="float">
            <text:p>0</text:p>
          </table:table-cell>
          <table:table-cell table:formula="of:=SUM([day_death__csv_all.E129:.H129])" office:value-type="float" office:value="0" calcext:value-type="float">
            <text:p>0</text:p>
          </table:table-cell>
          <table:table-cell table:formula="of:=SUM([day_death__csv_all.I129:.M129])" office:value-type="float" office:value="0" calcext:value-type="float">
            <text:p>0</text:p>
          </table:table-cell>
          <table:table-cell table:formula="of:=SUM([day_death__csv_all.N129:.T129])" office:value-type="float" office:value="6" calcext:value-type="float">
            <text:p>6</text:p>
          </table:table-cell>
          <table:table-cell table:formula="of:=[day_death__csv_all.U129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SUM([day_death__csv_all.A130:.D130])" office:value-type="float" office:value="0" calcext:value-type="float">
            <text:p>0</text:p>
          </table:table-cell>
          <table:table-cell table:formula="of:=SUM([day_death__csv_all.E130:.H130])" office:value-type="float" office:value="0" calcext:value-type="float">
            <text:p>0</text:p>
          </table:table-cell>
          <table:table-cell table:formula="of:=SUM([day_death__csv_all.I130:.M130])" office:value-type="float" office:value="0.142857142857143" calcext:value-type="float">
            <text:p>0.142857142857143</text:p>
          </table:table-cell>
          <table:table-cell table:formula="of:=SUM([day_death__csv_all.N130:.T130])" office:value-type="float" office:value="2.5714285714285" calcext:value-type="float">
            <text:p>2.5714285714285</text:p>
          </table:table-cell>
          <table:table-cell table:formula="of:=[day_death__csv_all.U130]" office:value-type="float" office:value="2.71428571428564" calcext:value-type="float">
            <text:p>2.71428571428564</text:p>
          </table:table-cell>
          <table:table-cell table:number-columns-repeated="1019"/>
        </table:table-row>
        <table:table-row table:style-name="ro1">
          <table:table-cell table:formula="of:=SUM([day_death__csv_all.A131:.D131])" office:value-type="float" office:value="0" calcext:value-type="float">
            <text:p>0</text:p>
          </table:table-cell>
          <table:table-cell table:formula="of:=SUM([day_death__csv_all.E131:.H131])" office:value-type="float" office:value="0" calcext:value-type="float">
            <text:p>0</text:p>
          </table:table-cell>
          <table:table-cell table:formula="of:=SUM([day_death__csv_all.I131:.M131])" office:value-type="float" office:value="0.142857142857143" calcext:value-type="float">
            <text:p>0.142857142857143</text:p>
          </table:table-cell>
          <table:table-cell table:formula="of:=SUM([day_death__csv_all.N131:.T131])" office:value-type="float" office:value="2.5714285714285" calcext:value-type="float">
            <text:p>2.5714285714285</text:p>
          </table:table-cell>
          <table:table-cell table:formula="of:=[day_death__csv_all.U131]" office:value-type="float" office:value="2.71428571428564" calcext:value-type="float">
            <text:p>2.71428571428564</text:p>
          </table:table-cell>
          <table:table-cell table:number-columns-repeated="1019"/>
        </table:table-row>
        <table:table-row table:style-name="ro1">
          <table:table-cell table:formula="of:=SUM([day_death__csv_all.A132:.D132])" office:value-type="float" office:value="0" calcext:value-type="float">
            <text:p>0</text:p>
          </table:table-cell>
          <table:table-cell table:formula="of:=SUM([day_death__csv_all.E132:.H132])" office:value-type="float" office:value="0" calcext:value-type="float">
            <text:p>0</text:p>
          </table:table-cell>
          <table:table-cell table:formula="of:=SUM([day_death__csv_all.I132:.M132])" office:value-type="float" office:value="0.142857142857143" calcext:value-type="float">
            <text:p>0.142857142857143</text:p>
          </table:table-cell>
          <table:table-cell table:formula="of:=SUM([day_death__csv_all.N132:.T132])" office:value-type="float" office:value="2.5714285714285" calcext:value-type="float">
            <text:p>2.5714285714285</text:p>
          </table:table-cell>
          <table:table-cell table:formula="of:=[day_death__csv_all.U132]" office:value-type="float" office:value="2.71428571428564" calcext:value-type="float">
            <text:p>2.71428571428564</text:p>
          </table:table-cell>
          <table:table-cell table:number-columns-repeated="1019"/>
        </table:table-row>
        <table:table-row table:style-name="ro1">
          <table:table-cell table:formula="of:=SUM([day_death__csv_all.A133:.D133])" office:value-type="float" office:value="0" calcext:value-type="float">
            <text:p>0</text:p>
          </table:table-cell>
          <table:table-cell table:formula="of:=SUM([day_death__csv_all.E133:.H133])" office:value-type="float" office:value="0" calcext:value-type="float">
            <text:p>0</text:p>
          </table:table-cell>
          <table:table-cell table:formula="of:=SUM([day_death__csv_all.I133:.M133])" office:value-type="float" office:value="0.142857142857143" calcext:value-type="float">
            <text:p>0.142857142857143</text:p>
          </table:table-cell>
          <table:table-cell table:formula="of:=SUM([day_death__csv_all.N133:.T133])" office:value-type="float" office:value="2.5714285714285" calcext:value-type="float">
            <text:p>2.5714285714285</text:p>
          </table:table-cell>
          <table:table-cell table:formula="of:=[day_death__csv_all.U133]" office:value-type="float" office:value="2.71428571428564" calcext:value-type="float">
            <text:p>2.71428571428564</text:p>
          </table:table-cell>
          <table:table-cell table:number-columns-repeated="1019"/>
        </table:table-row>
        <table:table-row table:style-name="ro1">
          <table:table-cell table:formula="of:=SUM([day_death__csv_all.A134:.D134])" office:value-type="float" office:value="0" calcext:value-type="float">
            <text:p>0</text:p>
          </table:table-cell>
          <table:table-cell table:formula="of:=SUM([day_death__csv_all.E134:.H134])" office:value-type="float" office:value="0" calcext:value-type="float">
            <text:p>0</text:p>
          </table:table-cell>
          <table:table-cell table:formula="of:=SUM([day_death__csv_all.I134:.M134])" office:value-type="float" office:value="0.142857142857143" calcext:value-type="float">
            <text:p>0.142857142857143</text:p>
          </table:table-cell>
          <table:table-cell table:formula="of:=SUM([day_death__csv_all.N134:.T134])" office:value-type="float" office:value="2.5714285714285" calcext:value-type="float">
            <text:p>2.5714285714285</text:p>
          </table:table-cell>
          <table:table-cell table:formula="of:=[day_death__csv_all.U134]" office:value-type="float" office:value="2.71428571428564" calcext:value-type="float">
            <text:p>2.71428571428564</text:p>
          </table:table-cell>
          <table:table-cell table:number-columns-repeated="1019"/>
        </table:table-row>
        <table:table-row table:style-name="ro1">
          <table:table-cell table:formula="of:=SUM([day_death__csv_all.A135:.D135])" office:value-type="float" office:value="0" calcext:value-type="float">
            <text:p>0</text:p>
          </table:table-cell>
          <table:table-cell table:formula="of:=SUM([day_death__csv_all.E135:.H135])" office:value-type="float" office:value="0" calcext:value-type="float">
            <text:p>0</text:p>
          </table:table-cell>
          <table:table-cell table:formula="of:=SUM([day_death__csv_all.I135:.M135])" office:value-type="float" office:value="0.142857142857143" calcext:value-type="float">
            <text:p>0.142857142857143</text:p>
          </table:table-cell>
          <table:table-cell table:formula="of:=SUM([day_death__csv_all.N135:.T135])" office:value-type="float" office:value="2.5714285714285" calcext:value-type="float">
            <text:p>2.5714285714285</text:p>
          </table:table-cell>
          <table:table-cell table:formula="of:=[day_death__csv_all.U135]" office:value-type="float" office:value="2.71428571428564" calcext:value-type="float">
            <text:p>2.71428571428564</text:p>
          </table:table-cell>
          <table:table-cell table:number-columns-repeated="1019"/>
        </table:table-row>
        <table:table-row table:style-name="ro1">
          <table:table-cell table:formula="of:=SUM([day_death__csv_all.A136:.D136])" office:value-type="float" office:value="0" calcext:value-type="float">
            <text:p>0</text:p>
          </table:table-cell>
          <table:table-cell table:formula="of:=SUM([day_death__csv_all.E136:.H136])" office:value-type="float" office:value="0" calcext:value-type="float">
            <text:p>0</text:p>
          </table:table-cell>
          <table:table-cell table:formula="of:=SUM([day_death__csv_all.I136:.M136])" office:value-type="float" office:value="0.142857142857141" calcext:value-type="float">
            <text:p>0.142857142857141</text:p>
          </table:table-cell>
          <table:table-cell table:formula="of:=SUM([day_death__csv_all.N136:.T136])" office:value-type="float" office:value="2.57142857142901" calcext:value-type="float">
            <text:p>2.57142857142901</text:p>
          </table:table-cell>
          <table:table-cell table:formula="of:=[day_death__csv_all.U136]" office:value-type="float" office:value="2.71428571428615" calcext:value-type="float">
            <text:p>2.71428571428615</text:p>
          </table:table-cell>
          <table:table-cell table:number-columns-repeated="1019"/>
        </table:table-row>
        <table:table-row table:style-name="ro1">
          <table:table-cell table:formula="of:=SUM([day_death__csv_all.A137:.D137])" office:value-type="float" office:value="0" calcext:value-type="float">
            <text:p>0</text:p>
          </table:table-cell>
          <table:table-cell table:formula="of:=SUM([day_death__csv_all.E137:.H137])" office:value-type="float" office:value="0" calcext:value-type="float">
            <text:p>0</text:p>
          </table:table-cell>
          <table:table-cell table:formula="of:=SUM([day_death__csv_all.I137:.M137])" office:value-type="float" office:value="0.142857142857139" calcext:value-type="float">
            <text:p>0.142857142857139</text:p>
          </table:table-cell>
          <table:table-cell table:formula="of:=SUM([day_death__csv_all.N137:.T137])" office:value-type="float" office:value="0.428571428571387" calcext:value-type="float">
            <text:p>0.428571428571387</text:p>
          </table:table-cell>
          <table:table-cell table:formula="of:=[day_death__csv_all.U137]" office:value-type="float" office:value="0.571428571428527" calcext:value-type="float">
            <text:p>0.571428571428527</text:p>
          </table:table-cell>
          <table:table-cell table:number-columns-repeated="1019"/>
        </table:table-row>
        <table:table-row table:style-name="ro1">
          <table:table-cell table:formula="of:=SUM([day_death__csv_all.A138:.D138])" office:value-type="float" office:value="0" calcext:value-type="float">
            <text:p>0</text:p>
          </table:table-cell>
          <table:table-cell table:formula="of:=SUM([day_death__csv_all.E138:.H138])" office:value-type="float" office:value="0" calcext:value-type="float">
            <text:p>0</text:p>
          </table:table-cell>
          <table:table-cell table:formula="of:=SUM([day_death__csv_all.I138:.M138])" office:value-type="float" office:value="0.142857142857139" calcext:value-type="float">
            <text:p>0.142857142857139</text:p>
          </table:table-cell>
          <table:table-cell table:formula="of:=SUM([day_death__csv_all.N138:.T138])" office:value-type="float" office:value="0.428571428571387" calcext:value-type="float">
            <text:p>0.428571428571387</text:p>
          </table:table-cell>
          <table:table-cell table:formula="of:=[day_death__csv_all.U138]" office:value-type="float" office:value="0.571428571428527" calcext:value-type="float">
            <text:p>0.571428571428527</text:p>
          </table:table-cell>
          <table:table-cell table:number-columns-repeated="1019"/>
        </table:table-row>
        <table:table-row table:style-name="ro1">
          <table:table-cell table:formula="of:=SUM([day_death__csv_all.A139:.D139])" office:value-type="float" office:value="0" calcext:value-type="float">
            <text:p>0</text:p>
          </table:table-cell>
          <table:table-cell table:formula="of:=SUM([day_death__csv_all.E139:.H139])" office:value-type="float" office:value="0" calcext:value-type="float">
            <text:p>0</text:p>
          </table:table-cell>
          <table:table-cell table:formula="of:=SUM([day_death__csv_all.I139:.M139])" office:value-type="float" office:value="0.142857142857139" calcext:value-type="float">
            <text:p>0.142857142857139</text:p>
          </table:table-cell>
          <table:table-cell table:formula="of:=SUM([day_death__csv_all.N139:.T139])" office:value-type="float" office:value="0.428571428571387" calcext:value-type="float">
            <text:p>0.428571428571387</text:p>
          </table:table-cell>
          <table:table-cell table:formula="of:=[day_death__csv_all.U139]" office:value-type="float" office:value="0.571428571428527" calcext:value-type="float">
            <text:p>0.571428571428527</text:p>
          </table:table-cell>
          <table:table-cell table:number-columns-repeated="1019"/>
        </table:table-row>
        <table:table-row table:style-name="ro1">
          <table:table-cell table:formula="of:=SUM([day_death__csv_all.A140:.D140])" office:value-type="float" office:value="0" calcext:value-type="float">
            <text:p>0</text:p>
          </table:table-cell>
          <table:table-cell table:formula="of:=SUM([day_death__csv_all.E140:.H140])" office:value-type="float" office:value="0" calcext:value-type="float">
            <text:p>0</text:p>
          </table:table-cell>
          <table:table-cell table:formula="of:=SUM([day_death__csv_all.I140:.M140])" office:value-type="float" office:value="0.142857142857139" calcext:value-type="float">
            <text:p>0.142857142857139</text:p>
          </table:table-cell>
          <table:table-cell table:formula="of:=SUM([day_death__csv_all.N140:.T140])" office:value-type="float" office:value="0.428571428571387" calcext:value-type="float">
            <text:p>0.428571428571387</text:p>
          </table:table-cell>
          <table:table-cell table:formula="of:=[day_death__csv_all.U140]" office:value-type="float" office:value="0.571428571428527" calcext:value-type="float">
            <text:p>0.571428571428527</text:p>
          </table:table-cell>
          <table:table-cell table:number-columns-repeated="1019"/>
        </table:table-row>
        <table:table-row table:style-name="ro1">
          <table:table-cell table:formula="of:=SUM([day_death__csv_all.A141:.D141])" office:value-type="float" office:value="0" calcext:value-type="float">
            <text:p>0</text:p>
          </table:table-cell>
          <table:table-cell table:formula="of:=SUM([day_death__csv_all.E141:.H141])" office:value-type="float" office:value="0" calcext:value-type="float">
            <text:p>0</text:p>
          </table:table-cell>
          <table:table-cell table:formula="of:=SUM([day_death__csv_all.I141:.M141])" office:value-type="float" office:value="0.142857142857139" calcext:value-type="float">
            <text:p>0.142857142857139</text:p>
          </table:table-cell>
          <table:table-cell table:formula="of:=SUM([day_death__csv_all.N141:.T141])" office:value-type="float" office:value="0.428571428571387" calcext:value-type="float">
            <text:p>0.428571428571387</text:p>
          </table:table-cell>
          <table:table-cell table:formula="of:=[day_death__csv_all.U141]" office:value-type="float" office:value="0.571428571428527" calcext:value-type="float">
            <text:p>0.571428571428527</text:p>
          </table:table-cell>
          <table:table-cell table:number-columns-repeated="1019"/>
        </table:table-row>
        <table:table-row table:style-name="ro1">
          <table:table-cell table:formula="of:=SUM([day_death__csv_all.A142:.D142])" office:value-type="float" office:value="0" calcext:value-type="float">
            <text:p>0</text:p>
          </table:table-cell>
          <table:table-cell table:formula="of:=SUM([day_death__csv_all.E142:.H142])" office:value-type="float" office:value="0" calcext:value-type="float">
            <text:p>0</text:p>
          </table:table-cell>
          <table:table-cell table:formula="of:=SUM([day_death__csv_all.I142:.M142])" office:value-type="float" office:value="0.142857142857139" calcext:value-type="float">
            <text:p>0.142857142857139</text:p>
          </table:table-cell>
          <table:table-cell table:formula="of:=SUM([day_death__csv_all.N142:.T142])" office:value-type="float" office:value="0.428571428571387" calcext:value-type="float">
            <text:p>0.428571428571387</text:p>
          </table:table-cell>
          <table:table-cell table:formula="of:=[day_death__csv_all.U142]" office:value-type="float" office:value="0.571428571428527" calcext:value-type="float">
            <text:p>0.571428571428527</text:p>
          </table:table-cell>
          <table:table-cell table:number-columns-repeated="1019"/>
        </table:table-row>
        <table:table-row table:style-name="ro1">
          <table:table-cell table:formula="of:=SUM([day_death__csv_all.A143:.D143])" office:value-type="float" office:value="0" calcext:value-type="float">
            <text:p>0</text:p>
          </table:table-cell>
          <table:table-cell table:formula="of:=SUM([day_death__csv_all.E143:.H143])" office:value-type="float" office:value="0" calcext:value-type="float">
            <text:p>0</text:p>
          </table:table-cell>
          <table:table-cell table:formula="of:=SUM([day_death__csv_all.I143:.M143])" office:value-type="float" office:value="0.142857142857167" calcext:value-type="float">
            <text:p>0.142857142857167</text:p>
          </table:table-cell>
          <table:table-cell table:formula="of:=SUM([day_death__csv_all.N143:.T143])" office:value-type="float" office:value="0.428571428571673" calcext:value-type="float">
            <text:p>0.428571428571673</text:p>
          </table:table-cell>
          <table:table-cell table:formula="of:=[day_death__csv_all.U143]" office:value-type="float" office:value="0.571428571428839" calcext:value-type="float">
            <text:p>0.571428571428839</text:p>
          </table:table-cell>
          <table:table-cell table:number-columns-repeated="1019"/>
        </table:table-row>
        <table:table-row table:style-name="ro1">
          <table:table-cell table:formula="of:=SUM([day_death__csv_all.A144:.D144])" office:value-type="float" office:value="0" calcext:value-type="float">
            <text:p>0</text:p>
          </table:table-cell>
          <table:table-cell table:formula="of:=SUM([day_death__csv_all.E144:.H144])" office:value-type="float" office:value="0" calcext:value-type="float">
            <text:p>0</text:p>
          </table:table-cell>
          <table:table-cell table:formula="of:=SUM([day_death__csv_all.I144:.M144])" office:value-type="float" office:value="0" calcext:value-type="float">
            <text:p>0</text:p>
          </table:table-cell>
          <table:table-cell table:formula="of:=SUM([day_death__csv_all.N144:.T144])" office:value-type="float" office:value="0.571428571428498" calcext:value-type="float">
            <text:p>0.571428571428498</text:p>
          </table:table-cell>
          <table:table-cell table:formula="of:=[day_death__csv_all.U144]" office:value-type="float" office:value="0.571428571428498" calcext:value-type="float">
            <text:p>0.571428571428498</text:p>
          </table:table-cell>
          <table:table-cell table:number-columns-repeated="1019"/>
        </table:table-row>
        <table:table-row table:style-name="ro1">
          <table:table-cell table:formula="of:=SUM([day_death__csv_all.A145:.D145])" office:value-type="float" office:value="0" calcext:value-type="float">
            <text:p>0</text:p>
          </table:table-cell>
          <table:table-cell table:formula="of:=SUM([day_death__csv_all.E145:.H145])" office:value-type="float" office:value="0" calcext:value-type="float">
            <text:p>0</text:p>
          </table:table-cell>
          <table:table-cell table:formula="of:=SUM([day_death__csv_all.I145:.M145])" office:value-type="float" office:value="0" calcext:value-type="float">
            <text:p>0</text:p>
          </table:table-cell>
          <table:table-cell table:formula="of:=SUM([day_death__csv_all.N145:.T145])" office:value-type="float" office:value="0.571428571428498" calcext:value-type="float">
            <text:p>0.571428571428498</text:p>
          </table:table-cell>
          <table:table-cell table:formula="of:=[day_death__csv_all.U145]" office:value-type="float" office:value="0.571428571428498" calcext:value-type="float">
            <text:p>0.571428571428498</text:p>
          </table:table-cell>
          <table:table-cell table:number-columns-repeated="1019"/>
        </table:table-row>
        <table:table-row table:style-name="ro1">
          <table:table-cell table:formula="of:=SUM([day_death__csv_all.A146:.D146])" office:value-type="float" office:value="0" calcext:value-type="float">
            <text:p>0</text:p>
          </table:table-cell>
          <table:table-cell table:formula="of:=SUM([day_death__csv_all.E146:.H146])" office:value-type="float" office:value="0" calcext:value-type="float">
            <text:p>0</text:p>
          </table:table-cell>
          <table:table-cell table:formula="of:=SUM([day_death__csv_all.I146:.M146])" office:value-type="float" office:value="0" calcext:value-type="float">
            <text:p>0</text:p>
          </table:table-cell>
          <table:table-cell table:formula="of:=SUM([day_death__csv_all.N146:.T146])" office:value-type="float" office:value="0.571428571428498" calcext:value-type="float">
            <text:p>0.571428571428498</text:p>
          </table:table-cell>
          <table:table-cell table:formula="of:=[day_death__csv_all.U146]" office:value-type="float" office:value="0.571428571428498" calcext:value-type="float">
            <text:p>0.571428571428498</text:p>
          </table:table-cell>
          <table:table-cell table:number-columns-repeated="1019"/>
        </table:table-row>
        <table:table-row table:style-name="ro1">
          <table:table-cell table:formula="of:=SUM([day_death__csv_all.A147:.D147])" office:value-type="float" office:value="0" calcext:value-type="float">
            <text:p>0</text:p>
          </table:table-cell>
          <table:table-cell table:formula="of:=SUM([day_death__csv_all.E147:.H147])" office:value-type="float" office:value="0" calcext:value-type="float">
            <text:p>0</text:p>
          </table:table-cell>
          <table:table-cell table:formula="of:=SUM([day_death__csv_all.I147:.M147])" office:value-type="float" office:value="0" calcext:value-type="float">
            <text:p>0</text:p>
          </table:table-cell>
          <table:table-cell table:formula="of:=SUM([day_death__csv_all.N147:.T147])" office:value-type="float" office:value="0.571428571428498" calcext:value-type="float">
            <text:p>0.571428571428498</text:p>
          </table:table-cell>
          <table:table-cell table:formula="of:=[day_death__csv_all.U147]" office:value-type="float" office:value="0.571428571428498" calcext:value-type="float">
            <text:p>0.571428571428498</text:p>
          </table:table-cell>
          <table:table-cell table:number-columns-repeated="1019"/>
        </table:table-row>
        <table:table-row table:style-name="ro1">
          <table:table-cell table:formula="of:=SUM([day_death__csv_all.A148:.D148])" office:value-type="float" office:value="0" calcext:value-type="float">
            <text:p>0</text:p>
          </table:table-cell>
          <table:table-cell table:formula="of:=SUM([day_death__csv_all.E148:.H148])" office:value-type="float" office:value="0" calcext:value-type="float">
            <text:p>0</text:p>
          </table:table-cell>
          <table:table-cell table:formula="of:=SUM([day_death__csv_all.I148:.M148])" office:value-type="float" office:value="0" calcext:value-type="float">
            <text:p>0</text:p>
          </table:table-cell>
          <table:table-cell table:formula="of:=SUM([day_death__csv_all.N148:.T148])" office:value-type="float" office:value="0.571428571428498" calcext:value-type="float">
            <text:p>0.571428571428498</text:p>
          </table:table-cell>
          <table:table-cell table:formula="of:=[day_death__csv_all.U148]" office:value-type="float" office:value="0.571428571428498" calcext:value-type="float">
            <text:p>0.571428571428498</text:p>
          </table:table-cell>
          <table:table-cell table:number-columns-repeated="1019"/>
        </table:table-row>
        <table:table-row table:style-name="ro1">
          <table:table-cell table:formula="of:=SUM([day_death__csv_all.A149:.D149])" office:value-type="float" office:value="0" calcext:value-type="float">
            <text:p>0</text:p>
          </table:table-cell>
          <table:table-cell table:formula="of:=SUM([day_death__csv_all.E149:.H149])" office:value-type="float" office:value="0" calcext:value-type="float">
            <text:p>0</text:p>
          </table:table-cell>
          <table:table-cell table:formula="of:=SUM([day_death__csv_all.I149:.M149])" office:value-type="float" office:value="0" calcext:value-type="float">
            <text:p>0</text:p>
          </table:table-cell>
          <table:table-cell table:formula="of:=SUM([day_death__csv_all.N149:.T149])" office:value-type="float" office:value="0.571428571428498" calcext:value-type="float">
            <text:p>0.571428571428498</text:p>
          </table:table-cell>
          <table:table-cell table:formula="of:=[day_death__csv_all.U149]" office:value-type="float" office:value="0.571428571428498" calcext:value-type="float">
            <text:p>0.571428571428498</text:p>
          </table:table-cell>
          <table:table-cell table:number-columns-repeated="1019"/>
        </table:table-row>
        <table:table-row table:style-name="ro1">
          <table:table-cell table:formula="of:=SUM([day_death__csv_all.A150:.D150])" office:value-type="float" office:value="0" calcext:value-type="float">
            <text:p>0</text:p>
          </table:table-cell>
          <table:table-cell table:formula="of:=SUM([day_death__csv_all.E150:.H150])" office:value-type="float" office:value="0" calcext:value-type="float">
            <text:p>0</text:p>
          </table:table-cell>
          <table:table-cell table:formula="of:=SUM([day_death__csv_all.I150:.M150])" office:value-type="float" office:value="0" calcext:value-type="float">
            <text:p>0</text:p>
          </table:table-cell>
          <table:table-cell table:formula="of:=SUM([day_death__csv_all.N150:.T150])" office:value-type="float" office:value="0.57142857142901" calcext:value-type="float">
            <text:p>0.57142857142901</text:p>
          </table:table-cell>
          <table:table-cell table:formula="of:=[day_death__csv_all.U150]" office:value-type="float" office:value="0.57142857142901" calcext:value-type="float">
            <text:p>0.57142857142901</text:p>
          </table:table-cell>
          <table:table-cell table:number-columns-repeated="1019"/>
        </table:table-row>
        <table:table-row table:style-name="ro1">
          <table:table-cell table:formula="of:=SUM([day_death__csv_all.A151:.D151])" office:value-type="float" office:value="0" calcext:value-type="float">
            <text:p>0</text:p>
          </table:table-cell>
          <table:table-cell table:formula="of:=SUM([day_death__csv_all.E151:.H151])" office:value-type="float" office:value="0" calcext:value-type="float">
            <text:p>0</text:p>
          </table:table-cell>
          <table:table-cell table:formula="of:=SUM([day_death__csv_all.I151:.M151])" office:value-type="float" office:value="0" calcext:value-type="float">
            <text:p>0</text:p>
          </table:table-cell>
          <table:table-cell table:formula="of:=SUM([day_death__csv_all.N151:.T151])" office:value-type="float" office:value="0.857142857142831" calcext:value-type="float">
            <text:p>0.857142857142831</text:p>
          </table:table-cell>
          <table:table-cell table:formula="of:=[day_death__csv_all.U151]" office:value-type="float" office:value="0.857142857142833" calcext:value-type="float">
            <text:p>0.857142857142833</text:p>
          </table:table-cell>
          <table:table-cell table:number-columns-repeated="1019"/>
        </table:table-row>
        <table:table-row table:style-name="ro1">
          <table:table-cell table:formula="of:=SUM([day_death__csv_all.A152:.D152])" office:value-type="float" office:value="0" calcext:value-type="float">
            <text:p>0</text:p>
          </table:table-cell>
          <table:table-cell table:formula="of:=SUM([day_death__csv_all.E152:.H152])" office:value-type="float" office:value="0" calcext:value-type="float">
            <text:p>0</text:p>
          </table:table-cell>
          <table:table-cell table:formula="of:=SUM([day_death__csv_all.I152:.M152])" office:value-type="float" office:value="0" calcext:value-type="float">
            <text:p>0</text:p>
          </table:table-cell>
          <table:table-cell table:formula="of:=SUM([day_death__csv_all.N152:.T152])" office:value-type="float" office:value="0.857142857142831" calcext:value-type="float">
            <text:p>0.857142857142831</text:p>
          </table:table-cell>
          <table:table-cell table:formula="of:=[day_death__csv_all.U152]" office:value-type="float" office:value="0.857142857142833" calcext:value-type="float">
            <text:p>0.857142857142833</text:p>
          </table:table-cell>
          <table:table-cell table:number-columns-repeated="1019"/>
        </table:table-row>
        <table:table-row table:style-name="ro1">
          <table:table-cell table:formula="of:=SUM([day_death__csv_all.A153:.D153])" office:value-type="float" office:value="0" calcext:value-type="float">
            <text:p>0</text:p>
          </table:table-cell>
          <table:table-cell table:formula="of:=SUM([day_death__csv_all.E153:.H153])" office:value-type="float" office:value="0" calcext:value-type="float">
            <text:p>0</text:p>
          </table:table-cell>
          <table:table-cell table:formula="of:=SUM([day_death__csv_all.I153:.M153])" office:value-type="float" office:value="0" calcext:value-type="float">
            <text:p>0</text:p>
          </table:table-cell>
          <table:table-cell table:formula="of:=SUM([day_death__csv_all.N153:.T153])" office:value-type="float" office:value="0.857142857142831" calcext:value-type="float">
            <text:p>0.857142857142831</text:p>
          </table:table-cell>
          <table:table-cell table:formula="of:=[day_death__csv_all.U153]" office:value-type="float" office:value="0.857142857142833" calcext:value-type="float">
            <text:p>0.857142857142833</text:p>
          </table:table-cell>
          <table:table-cell table:number-columns-repeated="1019"/>
        </table:table-row>
        <table:table-row table:style-name="ro1">
          <table:table-cell table:formula="of:=SUM([day_death__csv_all.A154:.D154])" office:value-type="float" office:value="0" calcext:value-type="float">
            <text:p>0</text:p>
          </table:table-cell>
          <table:table-cell table:formula="of:=SUM([day_death__csv_all.E154:.H154])" office:value-type="float" office:value="0" calcext:value-type="float">
            <text:p>0</text:p>
          </table:table-cell>
          <table:table-cell table:formula="of:=SUM([day_death__csv_all.I154:.M154])" office:value-type="float" office:value="0" calcext:value-type="float">
            <text:p>0</text:p>
          </table:table-cell>
          <table:table-cell table:formula="of:=SUM([day_death__csv_all.N154:.T154])" office:value-type="float" office:value="0.857142857142831" calcext:value-type="float">
            <text:p>0.857142857142831</text:p>
          </table:table-cell>
          <table:table-cell table:formula="of:=[day_death__csv_all.U154]" office:value-type="float" office:value="0.857142857142833" calcext:value-type="float">
            <text:p>0.857142857142833</text:p>
          </table:table-cell>
          <table:table-cell table:number-columns-repeated="1019"/>
        </table:table-row>
        <table:table-row table:style-name="ro1">
          <table:table-cell table:formula="of:=SUM([day_death__csv_all.A155:.D155])" office:value-type="float" office:value="0" calcext:value-type="float">
            <text:p>0</text:p>
          </table:table-cell>
          <table:table-cell table:formula="of:=SUM([day_death__csv_all.E155:.H155])" office:value-type="float" office:value="0" calcext:value-type="float">
            <text:p>0</text:p>
          </table:table-cell>
          <table:table-cell table:formula="of:=SUM([day_death__csv_all.I155:.M155])" office:value-type="float" office:value="0" calcext:value-type="float">
            <text:p>0</text:p>
          </table:table-cell>
          <table:table-cell table:formula="of:=SUM([day_death__csv_all.N155:.T155])" office:value-type="float" office:value="0.857142857142831" calcext:value-type="float">
            <text:p>0.857142857142831</text:p>
          </table:table-cell>
          <table:table-cell table:formula="of:=[day_death__csv_all.U155]" office:value-type="float" office:value="0.857142857142833" calcext:value-type="float">
            <text:p>0.857142857142833</text:p>
          </table:table-cell>
          <table:table-cell table:number-columns-repeated="1019"/>
        </table:table-row>
        <table:table-row table:style-name="ro1">
          <table:table-cell table:formula="of:=SUM([day_death__csv_all.A156:.D156])" office:value-type="float" office:value="0" calcext:value-type="float">
            <text:p>0</text:p>
          </table:table-cell>
          <table:table-cell table:formula="of:=SUM([day_death__csv_all.E156:.H156])" office:value-type="float" office:value="0" calcext:value-type="float">
            <text:p>0</text:p>
          </table:table-cell>
          <table:table-cell table:formula="of:=SUM([day_death__csv_all.I156:.M156])" office:value-type="float" office:value="0" calcext:value-type="float">
            <text:p>0</text:p>
          </table:table-cell>
          <table:table-cell table:formula="of:=SUM([day_death__csv_all.N156:.T156])" office:value-type="float" office:value="0.857142857142831" calcext:value-type="float">
            <text:p>0.857142857142831</text:p>
          </table:table-cell>
          <table:table-cell table:formula="of:=[day_death__csv_all.U156]" office:value-type="float" office:value="0.857142857142833" calcext:value-type="float">
            <text:p>0.857142857142833</text:p>
          </table:table-cell>
          <table:table-cell table:number-columns-repeated="1019"/>
        </table:table-row>
        <table:table-row table:style-name="ro1">
          <table:table-cell table:formula="of:=SUM([day_death__csv_all.A157:.D157])" office:value-type="float" office:value="0" calcext:value-type="float">
            <text:p>0</text:p>
          </table:table-cell>
          <table:table-cell table:formula="of:=SUM([day_death__csv_all.E157:.H157])" office:value-type="float" office:value="0" calcext:value-type="float">
            <text:p>0</text:p>
          </table:table-cell>
          <table:table-cell table:formula="of:=SUM([day_death__csv_all.I157:.M157])" office:value-type="float" office:value="0" calcext:value-type="float">
            <text:p>0</text:p>
          </table:table-cell>
          <table:table-cell table:formula="of:=SUM([day_death__csv_all.N157:.T157])" office:value-type="float" office:value="0.857142857143004" calcext:value-type="float">
            <text:p>0.857142857143004</text:p>
          </table:table-cell>
          <table:table-cell table:formula="of:=[day_death__csv_all.U157]" office:value-type="float" office:value="0.857142857143003" calcext:value-type="float">
            <text:p>0.857142857143003</text:p>
          </table:table-cell>
          <table:table-cell table:number-columns-repeated="1019"/>
        </table:table-row>
        <table:table-row table:style-name="ro1">
          <table:table-cell table:formula="of:=SUM([day_death__csv_all.A158:.D158])" office:value-type="float" office:value="0" calcext:value-type="float">
            <text:p>0</text:p>
          </table:table-cell>
          <table:table-cell table:formula="of:=SUM([day_death__csv_all.E158:.H158])" office:value-type="float" office:value="0" calcext:value-type="float">
            <text:p>0</text:p>
          </table:table-cell>
          <table:table-cell table:formula="of:=SUM([day_death__csv_all.I158:.M158])" office:value-type="float" office:value="0" calcext:value-type="float">
            <text:p>0</text:p>
          </table:table-cell>
          <table:table-cell table:formula="of:=SUM([day_death__csv_all.N158:.T158])" office:value-type="float" office:value="0.857142857142888" calcext:value-type="float">
            <text:p>0.857142857142888</text:p>
          </table:table-cell>
          <table:table-cell table:formula="of:=[day_death__csv_all.U158]" office:value-type="float" office:value="0.85714285714289" calcext:value-type="float">
            <text:p>0.85714285714289</text:p>
          </table:table-cell>
          <table:table-cell table:number-columns-repeated="1019"/>
        </table:table-row>
        <table:table-row table:style-name="ro1">
          <table:table-cell table:formula="of:=SUM([day_death__csv_all.A159:.D159])" office:value-type="float" office:value="0" calcext:value-type="float">
            <text:p>0</text:p>
          </table:table-cell>
          <table:table-cell table:formula="of:=SUM([day_death__csv_all.E159:.H159])" office:value-type="float" office:value="0" calcext:value-type="float">
            <text:p>0</text:p>
          </table:table-cell>
          <table:table-cell table:formula="of:=SUM([day_death__csv_all.I159:.M159])" office:value-type="float" office:value="0" calcext:value-type="float">
            <text:p>0</text:p>
          </table:table-cell>
          <table:table-cell table:formula="of:=SUM([day_death__csv_all.N159:.T159])" office:value-type="float" office:value="0.857142857142888" calcext:value-type="float">
            <text:p>0.857142857142888</text:p>
          </table:table-cell>
          <table:table-cell table:formula="of:=[day_death__csv_all.U159]" office:value-type="float" office:value="0.85714285714289" calcext:value-type="float">
            <text:p>0.85714285714289</text:p>
          </table:table-cell>
          <table:table-cell table:number-columns-repeated="1019"/>
        </table:table-row>
        <table:table-row table:style-name="ro1">
          <table:table-cell table:formula="of:=SUM([day_death__csv_all.A160:.D160])" office:value-type="float" office:value="0" calcext:value-type="float">
            <text:p>0</text:p>
          </table:table-cell>
          <table:table-cell table:formula="of:=SUM([day_death__csv_all.E160:.H160])" office:value-type="float" office:value="0" calcext:value-type="float">
            <text:p>0</text:p>
          </table:table-cell>
          <table:table-cell table:formula="of:=SUM([day_death__csv_all.I160:.M160])" office:value-type="float" office:value="0" calcext:value-type="float">
            <text:p>0</text:p>
          </table:table-cell>
          <table:table-cell table:formula="of:=SUM([day_death__csv_all.N160:.T160])" office:value-type="float" office:value="0.857142857142888" calcext:value-type="float">
            <text:p>0.857142857142888</text:p>
          </table:table-cell>
          <table:table-cell table:formula="of:=[day_death__csv_all.U160]" office:value-type="float" office:value="0.85714285714289" calcext:value-type="float">
            <text:p>0.85714285714289</text:p>
          </table:table-cell>
          <table:table-cell table:number-columns-repeated="1019"/>
        </table:table-row>
        <table:table-row table:style-name="ro1">
          <table:table-cell table:formula="of:=SUM([day_death__csv_all.A161:.D161])" office:value-type="float" office:value="0" calcext:value-type="float">
            <text:p>0</text:p>
          </table:table-cell>
          <table:table-cell table:formula="of:=SUM([day_death__csv_all.E161:.H161])" office:value-type="float" office:value="0" calcext:value-type="float">
            <text:p>0</text:p>
          </table:table-cell>
          <table:table-cell table:formula="of:=SUM([day_death__csv_all.I161:.M161])" office:value-type="float" office:value="0" calcext:value-type="float">
            <text:p>0</text:p>
          </table:table-cell>
          <table:table-cell table:formula="of:=SUM([day_death__csv_all.N161:.T161])" office:value-type="float" office:value="0.857142857142888" calcext:value-type="float">
            <text:p>0.857142857142888</text:p>
          </table:table-cell>
          <table:table-cell table:formula="of:=[day_death__csv_all.U161]" office:value-type="float" office:value="0.85714285714289" calcext:value-type="float">
            <text:p>0.85714285714289</text:p>
          </table:table-cell>
          <table:table-cell table:number-columns-repeated="1019"/>
        </table:table-row>
        <table:table-row table:style-name="ro1">
          <table:table-cell table:formula="of:=SUM([day_death__csv_all.A162:.D162])" office:value-type="float" office:value="0" calcext:value-type="float">
            <text:p>0</text:p>
          </table:table-cell>
          <table:table-cell table:formula="of:=SUM([day_death__csv_all.E162:.H162])" office:value-type="float" office:value="0" calcext:value-type="float">
            <text:p>0</text:p>
          </table:table-cell>
          <table:table-cell table:formula="of:=SUM([day_death__csv_all.I162:.M162])" office:value-type="float" office:value="0" calcext:value-type="float">
            <text:p>0</text:p>
          </table:table-cell>
          <table:table-cell table:formula="of:=SUM([day_death__csv_all.N162:.T162])" office:value-type="float" office:value="0.857142857142888" calcext:value-type="float">
            <text:p>0.857142857142888</text:p>
          </table:table-cell>
          <table:table-cell table:formula="of:=[day_death__csv_all.U162]" office:value-type="float" office:value="0.85714285714289" calcext:value-type="float">
            <text:p>0.85714285714289</text:p>
          </table:table-cell>
          <table:table-cell table:number-columns-repeated="1019"/>
        </table:table-row>
        <table:table-row table:style-name="ro1">
          <table:table-cell table:formula="of:=SUM([day_death__csv_all.A163:.D163])" office:value-type="float" office:value="0" calcext:value-type="float">
            <text:p>0</text:p>
          </table:table-cell>
          <table:table-cell table:formula="of:=SUM([day_death__csv_all.E163:.H163])" office:value-type="float" office:value="0" calcext:value-type="float">
            <text:p>0</text:p>
          </table:table-cell>
          <table:table-cell table:formula="of:=SUM([day_death__csv_all.I163:.M163])" office:value-type="float" office:value="0" calcext:value-type="float">
            <text:p>0</text:p>
          </table:table-cell>
          <table:table-cell table:formula="of:=SUM([day_death__csv_all.N163:.T163])" office:value-type="float" office:value="0.857142857142888" calcext:value-type="float">
            <text:p>0.857142857142888</text:p>
          </table:table-cell>
          <table:table-cell table:formula="of:=[day_death__csv_all.U163]" office:value-type="float" office:value="0.85714285714289" calcext:value-type="float">
            <text:p>0.85714285714289</text:p>
          </table:table-cell>
          <table:table-cell table:number-columns-repeated="1019"/>
        </table:table-row>
        <table:table-row table:style-name="ro1">
          <table:table-cell table:formula="of:=SUM([day_death__csv_all.A164:.D164])" office:value-type="float" office:value="0" calcext:value-type="float">
            <text:p>0</text:p>
          </table:table-cell>
          <table:table-cell table:formula="of:=SUM([day_death__csv_all.E164:.H164])" office:value-type="float" office:value="0" calcext:value-type="float">
            <text:p>0</text:p>
          </table:table-cell>
          <table:table-cell table:formula="of:=SUM([day_death__csv_all.I164:.M164])" office:value-type="float" office:value="0" calcext:value-type="float">
            <text:p>0</text:p>
          </table:table-cell>
          <table:table-cell table:formula="of:=SUM([day_death__csv_all.N164:.T164])" office:value-type="float" office:value="0.857142857142662" calcext:value-type="float">
            <text:p>0.857142857142662</text:p>
          </table:table-cell>
          <table:table-cell table:formula="of:=[day_death__csv_all.U164]" office:value-type="float" office:value="0.857142857142662" calcext:value-type="float">
            <text:p>0.857142857142662</text:p>
          </table:table-cell>
          <table:table-cell table:number-columns-repeated="1019"/>
        </table:table-row>
        <table:table-row table:style-name="ro1">
          <table:table-cell table:formula="of:=SUM([day_death__csv_all.A165:.D165])" office:value-type="float" office:value="0" calcext:value-type="float">
            <text:p>0</text:p>
          </table:table-cell>
          <table:table-cell table:formula="of:=SUM([day_death__csv_all.E165:.H165])" office:value-type="float" office:value="0" calcext:value-type="float">
            <text:p>0</text:p>
          </table:table-cell>
          <table:table-cell table:formula="of:=SUM([day_death__csv_all.I165:.M165])" office:value-type="float" office:value="0" calcext:value-type="float">
            <text:p>0</text:p>
          </table:table-cell>
          <table:table-cell table:formula="of:=SUM([day_death__csv_all.N165:.T165])" office:value-type="float" office:value="1.28571428571411" calcext:value-type="float">
            <text:p>1.28571428571411</text:p>
          </table:table-cell>
          <table:table-cell table:formula="of:=[day_death__csv_all.U165]" office:value-type="float" office:value="1.28571428571411" calcext:value-type="float">
            <text:p>1.28571428571411</text:p>
          </table:table-cell>
          <table:table-cell table:number-columns-repeated="1019"/>
        </table:table-row>
        <table:table-row table:style-name="ro1">
          <table:table-cell table:formula="of:=SUM([day_death__csv_all.A166:.D166])" office:value-type="float" office:value="0" calcext:value-type="float">
            <text:p>0</text:p>
          </table:table-cell>
          <table:table-cell table:formula="of:=SUM([day_death__csv_all.E166:.H166])" office:value-type="float" office:value="0" calcext:value-type="float">
            <text:p>0</text:p>
          </table:table-cell>
          <table:table-cell table:formula="of:=SUM([day_death__csv_all.I166:.M166])" office:value-type="float" office:value="0" calcext:value-type="float">
            <text:p>0</text:p>
          </table:table-cell>
          <table:table-cell table:formula="of:=SUM([day_death__csv_all.N166:.T166])" office:value-type="float" office:value="1.28571428571411" calcext:value-type="float">
            <text:p>1.28571428571411</text:p>
          </table:table-cell>
          <table:table-cell table:formula="of:=[day_death__csv_all.U166]" office:value-type="float" office:value="1.28571428571411" calcext:value-type="float">
            <text:p>1.28571428571411</text:p>
          </table:table-cell>
          <table:table-cell table:number-columns-repeated="1019"/>
        </table:table-row>
        <table:table-row table:style-name="ro1">
          <table:table-cell table:formula="of:=SUM([day_death__csv_all.A167:.D167])" office:value-type="float" office:value="0" calcext:value-type="float">
            <text:p>0</text:p>
          </table:table-cell>
          <table:table-cell table:formula="of:=SUM([day_death__csv_all.E167:.H167])" office:value-type="float" office:value="0" calcext:value-type="float">
            <text:p>0</text:p>
          </table:table-cell>
          <table:table-cell table:formula="of:=SUM([day_death__csv_all.I167:.M167])" office:value-type="float" office:value="0" calcext:value-type="float">
            <text:p>0</text:p>
          </table:table-cell>
          <table:table-cell table:formula="of:=SUM([day_death__csv_all.N167:.T167])" office:value-type="float" office:value="1.28571428571411" calcext:value-type="float">
            <text:p>1.28571428571411</text:p>
          </table:table-cell>
          <table:table-cell table:formula="of:=[day_death__csv_all.U167]" office:value-type="float" office:value="1.28571428571411" calcext:value-type="float">
            <text:p>1.28571428571411</text:p>
          </table:table-cell>
          <table:table-cell table:number-columns-repeated="1019"/>
        </table:table-row>
        <table:table-row table:style-name="ro1">
          <table:table-cell table:formula="of:=SUM([day_death__csv_all.A168:.D168])" office:value-type="float" office:value="0" calcext:value-type="float">
            <text:p>0</text:p>
          </table:table-cell>
          <table:table-cell table:formula="of:=SUM([day_death__csv_all.E168:.H168])" office:value-type="float" office:value="0" calcext:value-type="float">
            <text:p>0</text:p>
          </table:table-cell>
          <table:table-cell table:formula="of:=SUM([day_death__csv_all.I168:.M168])" office:value-type="float" office:value="0" calcext:value-type="float">
            <text:p>0</text:p>
          </table:table-cell>
          <table:table-cell table:formula="of:=SUM([day_death__csv_all.N168:.T168])" office:value-type="float" office:value="1.28571428571411" calcext:value-type="float">
            <text:p>1.28571428571411</text:p>
          </table:table-cell>
          <table:table-cell table:formula="of:=[day_death__csv_all.U168]" office:value-type="float" office:value="1.28571428571411" calcext:value-type="float">
            <text:p>1.28571428571411</text:p>
          </table:table-cell>
          <table:table-cell table:number-columns-repeated="1019"/>
        </table:table-row>
        <table:table-row table:style-name="ro1">
          <table:table-cell table:formula="of:=SUM([day_death__csv_all.A169:.D169])" office:value-type="float" office:value="0" calcext:value-type="float">
            <text:p>0</text:p>
          </table:table-cell>
          <table:table-cell table:formula="of:=SUM([day_death__csv_all.E169:.H169])" office:value-type="float" office:value="0" calcext:value-type="float">
            <text:p>0</text:p>
          </table:table-cell>
          <table:table-cell table:formula="of:=SUM([day_death__csv_all.I169:.M169])" office:value-type="float" office:value="0" calcext:value-type="float">
            <text:p>0</text:p>
          </table:table-cell>
          <table:table-cell table:formula="of:=SUM([day_death__csv_all.N169:.T169])" office:value-type="float" office:value="1.28571428571411" calcext:value-type="float">
            <text:p>1.28571428571411</text:p>
          </table:table-cell>
          <table:table-cell table:formula="of:=[day_death__csv_all.U169]" office:value-type="float" office:value="1.28571428571411" calcext:value-type="float">
            <text:p>1.28571428571411</text:p>
          </table:table-cell>
          <table:table-cell table:number-columns-repeated="1019"/>
        </table:table-row>
        <table:table-row table:style-name="ro1">
          <table:table-cell table:formula="of:=SUM([day_death__csv_all.A170:.D170])" office:value-type="float" office:value="0" calcext:value-type="float">
            <text:p>0</text:p>
          </table:table-cell>
          <table:table-cell table:formula="of:=SUM([day_death__csv_all.E170:.H170])" office:value-type="float" office:value="0" calcext:value-type="float">
            <text:p>0</text:p>
          </table:table-cell>
          <table:table-cell table:formula="of:=SUM([day_death__csv_all.I170:.M170])" office:value-type="float" office:value="0" calcext:value-type="float">
            <text:p>0</text:p>
          </table:table-cell>
          <table:table-cell table:formula="of:=SUM([day_death__csv_all.N170:.T170])" office:value-type="float" office:value="1.28571428571411" calcext:value-type="float">
            <text:p>1.28571428571411</text:p>
          </table:table-cell>
          <table:table-cell table:formula="of:=[day_death__csv_all.U170]" office:value-type="float" office:value="1.28571428571411" calcext:value-type="float">
            <text:p>1.28571428571411</text:p>
          </table:table-cell>
          <table:table-cell table:number-columns-repeated="1019"/>
        </table:table-row>
        <table:table-row table:style-name="ro1">
          <table:table-cell table:formula="of:=SUM([day_death__csv_all.A171:.D171])" office:value-type="float" office:value="0" calcext:value-type="float">
            <text:p>0</text:p>
          </table:table-cell>
          <table:table-cell table:formula="of:=SUM([day_death__csv_all.E171:.H171])" office:value-type="float" office:value="0" calcext:value-type="float">
            <text:p>0</text:p>
          </table:table-cell>
          <table:table-cell table:formula="of:=SUM([day_death__csv_all.I171:.M171])" office:value-type="float" office:value="0" calcext:value-type="float">
            <text:p>0</text:p>
          </table:table-cell>
          <table:table-cell table:formula="of:=SUM([day_death__csv_all.N171:.T171])" office:value-type="float" office:value="1.28571428571536" calcext:value-type="float">
            <text:p>1.28571428571536</text:p>
          </table:table-cell>
          <table:table-cell table:formula="of:=[day_death__csv_all.U171]" office:value-type="float" office:value="1.28571428571536" calcext:value-type="float">
            <text:p>1.28571428571536</text:p>
          </table:table-cell>
          <table:table-cell table:number-columns-repeated="1019"/>
        </table:table-row>
        <table:table-row table:style-name="ro1">
          <table:table-cell table:formula="of:=SUM([day_death__csv_all.A172:.D172])" office:value-type="float" office:value="0" calcext:value-type="float">
            <text:p>0</text:p>
          </table:table-cell>
          <table:table-cell table:formula="of:=SUM([day_death__csv_all.E172:.H172])" office:value-type="float" office:value="0" calcext:value-type="float">
            <text:p>0</text:p>
          </table:table-cell>
          <table:table-cell table:formula="of:=SUM([day_death__csv_all.I172:.M172])" office:value-type="float" office:value="0" calcext:value-type="float">
            <text:p>0</text:p>
          </table:table-cell>
          <table:table-cell table:formula="of:=SUM([day_death__csv_all.N172:.T172])" office:value-type="float" office:value="2.28571428571439" calcext:value-type="float">
            <text:p>2.28571428571439</text:p>
          </table:table-cell>
          <table:table-cell table:formula="of:=[day_death__csv_all.U172]" office:value-type="float" office:value="2.28571428571439" calcext:value-type="float">
            <text:p>2.28571428571439</text:p>
          </table:table-cell>
          <table:table-cell table:number-columns-repeated="1019"/>
        </table:table-row>
        <table:table-row table:style-name="ro1">
          <table:table-cell table:formula="of:=SUM([day_death__csv_all.A173:.D173])" office:value-type="float" office:value="0" calcext:value-type="float">
            <text:p>0</text:p>
          </table:table-cell>
          <table:table-cell table:formula="of:=SUM([day_death__csv_all.E173:.H173])" office:value-type="float" office:value="0" calcext:value-type="float">
            <text:p>0</text:p>
          </table:table-cell>
          <table:table-cell table:formula="of:=SUM([day_death__csv_all.I173:.M173])" office:value-type="float" office:value="0" calcext:value-type="float">
            <text:p>0</text:p>
          </table:table-cell>
          <table:table-cell table:formula="of:=SUM([day_death__csv_all.N173:.T173])" office:value-type="float" office:value="2.28571428571439" calcext:value-type="float">
            <text:p>2.28571428571439</text:p>
          </table:table-cell>
          <table:table-cell table:formula="of:=[day_death__csv_all.U173]" office:value-type="float" office:value="2.28571428571439" calcext:value-type="float">
            <text:p>2.28571428571439</text:p>
          </table:table-cell>
          <table:table-cell table:number-columns-repeated="1019"/>
        </table:table-row>
        <table:table-row table:style-name="ro1">
          <table:table-cell table:formula="of:=SUM([day_death__csv_all.A174:.D174])" office:value-type="float" office:value="0" calcext:value-type="float">
            <text:p>0</text:p>
          </table:table-cell>
          <table:table-cell table:formula="of:=SUM([day_death__csv_all.E174:.H174])" office:value-type="float" office:value="0" calcext:value-type="float">
            <text:p>0</text:p>
          </table:table-cell>
          <table:table-cell table:formula="of:=SUM([day_death__csv_all.I174:.M174])" office:value-type="float" office:value="0" calcext:value-type="float">
            <text:p>0</text:p>
          </table:table-cell>
          <table:table-cell table:formula="of:=SUM([day_death__csv_all.N174:.T174])" office:value-type="float" office:value="2.28571428571439" calcext:value-type="float">
            <text:p>2.28571428571439</text:p>
          </table:table-cell>
          <table:table-cell table:formula="of:=[day_death__csv_all.U174]" office:value-type="float" office:value="2.28571428571439" calcext:value-type="float">
            <text:p>2.28571428571439</text:p>
          </table:table-cell>
          <table:table-cell table:number-columns-repeated="1019"/>
        </table:table-row>
        <table:table-row table:style-name="ro1">
          <table:table-cell table:formula="of:=SUM([day_death__csv_all.A175:.D175])" office:value-type="float" office:value="0" calcext:value-type="float">
            <text:p>0</text:p>
          </table:table-cell>
          <table:table-cell table:formula="of:=SUM([day_death__csv_all.E175:.H175])" office:value-type="float" office:value="0" calcext:value-type="float">
            <text:p>0</text:p>
          </table:table-cell>
          <table:table-cell table:formula="of:=SUM([day_death__csv_all.I175:.M175])" office:value-type="float" office:value="0" calcext:value-type="float">
            <text:p>0</text:p>
          </table:table-cell>
          <table:table-cell table:formula="of:=SUM([day_death__csv_all.N175:.T175])" office:value-type="float" office:value="2.28571428571439" calcext:value-type="float">
            <text:p>2.28571428571439</text:p>
          </table:table-cell>
          <table:table-cell table:formula="of:=[day_death__csv_all.U175]" office:value-type="float" office:value="2.28571428571439" calcext:value-type="float">
            <text:p>2.28571428571439</text:p>
          </table:table-cell>
          <table:table-cell table:number-columns-repeated="1019"/>
        </table:table-row>
        <table:table-row table:style-name="ro1">
          <table:table-cell table:formula="of:=SUM([day_death__csv_all.A176:.D176])" office:value-type="float" office:value="0" calcext:value-type="float">
            <text:p>0</text:p>
          </table:table-cell>
          <table:table-cell table:formula="of:=SUM([day_death__csv_all.E176:.H176])" office:value-type="float" office:value="0" calcext:value-type="float">
            <text:p>0</text:p>
          </table:table-cell>
          <table:table-cell table:formula="of:=SUM([day_death__csv_all.I176:.M176])" office:value-type="float" office:value="0" calcext:value-type="float">
            <text:p>0</text:p>
          </table:table-cell>
          <table:table-cell table:formula="of:=SUM([day_death__csv_all.N176:.T176])" office:value-type="float" office:value="2.28571428571439" calcext:value-type="float">
            <text:p>2.28571428571439</text:p>
          </table:table-cell>
          <table:table-cell table:formula="of:=[day_death__csv_all.U176]" office:value-type="float" office:value="2.28571428571439" calcext:value-type="float">
            <text:p>2.28571428571439</text:p>
          </table:table-cell>
          <table:table-cell table:number-columns-repeated="1019"/>
        </table:table-row>
        <table:table-row table:style-name="ro1">
          <table:table-cell table:formula="of:=SUM([day_death__csv_all.A177:.D177])" office:value-type="float" office:value="0" calcext:value-type="float">
            <text:p>0</text:p>
          </table:table-cell>
          <table:table-cell table:formula="of:=SUM([day_death__csv_all.E177:.H177])" office:value-type="float" office:value="0" calcext:value-type="float">
            <text:p>0</text:p>
          </table:table-cell>
          <table:table-cell table:formula="of:=SUM([day_death__csv_all.I177:.M177])" office:value-type="float" office:value="0" calcext:value-type="float">
            <text:p>0</text:p>
          </table:table-cell>
          <table:table-cell table:formula="of:=SUM([day_death__csv_all.N177:.T177])" office:value-type="float" office:value="2.28571428571439" calcext:value-type="float">
            <text:p>2.28571428571439</text:p>
          </table:table-cell>
          <table:table-cell table:formula="of:=[day_death__csv_all.U177]" office:value-type="float" office:value="2.28571428571439" calcext:value-type="float">
            <text:p>2.28571428571439</text:p>
          </table:table-cell>
          <table:table-cell table:number-columns-repeated="1019"/>
        </table:table-row>
        <table:table-row table:style-name="ro1">
          <table:table-cell table:formula="of:=SUM([day_death__csv_all.A178:.D178])" office:value-type="float" office:value="0" calcext:value-type="float">
            <text:p>0</text:p>
          </table:table-cell>
          <table:table-cell table:formula="of:=SUM([day_death__csv_all.E178:.H178])" office:value-type="float" office:value="0" calcext:value-type="float">
            <text:p>0</text:p>
          </table:table-cell>
          <table:table-cell table:formula="of:=SUM([day_death__csv_all.I178:.M178])" office:value-type="float" office:value="0" calcext:value-type="float">
            <text:p>0</text:p>
          </table:table-cell>
          <table:table-cell table:formula="of:=SUM([day_death__csv_all.N178:.T178])" office:value-type="float" office:value="2.28571428571365" calcext:value-type="float">
            <text:p>2.28571428571365</text:p>
          </table:table-cell>
          <table:table-cell table:formula="of:=[day_death__csv_all.U178]" office:value-type="float" office:value="2.28571428571365" calcext:value-type="float">
            <text:p>2.28571428571365</text:p>
          </table:table-cell>
          <table:table-cell table:number-columns-repeated="1019"/>
        </table:table-row>
        <table:table-row table:style-name="ro1">
          <table:table-cell table:formula="of:=SUM([day_death__csv_all.A179:.D179])" office:value-type="float" office:value="0" calcext:value-type="float">
            <text:p>0</text:p>
          </table:table-cell>
          <table:table-cell table:formula="of:=SUM([day_death__csv_all.E179:.H179])" office:value-type="float" office:value="0" calcext:value-type="float">
            <text:p>0</text:p>
          </table:table-cell>
          <table:table-cell table:formula="of:=SUM([day_death__csv_all.I179:.M179])" office:value-type="float" office:value="0.142857142857139" calcext:value-type="float">
            <text:p>0.142857142857139</text:p>
          </table:table-cell>
          <table:table-cell table:formula="of:=SUM([day_death__csv_all.N179:.T179])" office:value-type="float" office:value="4.14285714285711" calcext:value-type="float">
            <text:p>4.14285714285711</text:p>
          </table:table-cell>
          <table:table-cell table:formula="of:=[day_death__csv_all.U179]" office:value-type="float" office:value="4.28571428571425" calcext:value-type="float">
            <text:p>4.28571428571425</text:p>
          </table:table-cell>
          <table:table-cell table:number-columns-repeated="1019"/>
        </table:table-row>
        <table:table-row table:style-name="ro1">
          <table:table-cell table:formula="of:=SUM([day_death__csv_all.A180:.D180])" office:value-type="float" office:value="0" calcext:value-type="float">
            <text:p>0</text:p>
          </table:table-cell>
          <table:table-cell table:formula="of:=SUM([day_death__csv_all.E180:.H180])" office:value-type="float" office:value="0" calcext:value-type="float">
            <text:p>0</text:p>
          </table:table-cell>
          <table:table-cell table:formula="of:=SUM([day_death__csv_all.I180:.M180])" office:value-type="float" office:value="0.142857142857139" calcext:value-type="float">
            <text:p>0.142857142857139</text:p>
          </table:table-cell>
          <table:table-cell table:formula="of:=SUM([day_death__csv_all.N180:.T180])" office:value-type="float" office:value="4.14285714285711" calcext:value-type="float">
            <text:p>4.14285714285711</text:p>
          </table:table-cell>
          <table:table-cell table:formula="of:=[day_death__csv_all.U180]" office:value-type="float" office:value="4.28571428571425" calcext:value-type="float">
            <text:p>4.28571428571425</text:p>
          </table:table-cell>
          <table:table-cell table:number-columns-repeated="1019"/>
        </table:table-row>
        <table:table-row table:style-name="ro1">
          <table:table-cell table:formula="of:=SUM([day_death__csv_all.A181:.D181])" office:value-type="float" office:value="0" calcext:value-type="float">
            <text:p>0</text:p>
          </table:table-cell>
          <table:table-cell table:formula="of:=SUM([day_death__csv_all.E181:.H181])" office:value-type="float" office:value="0" calcext:value-type="float">
            <text:p>0</text:p>
          </table:table-cell>
          <table:table-cell table:formula="of:=SUM([day_death__csv_all.I181:.M181])" office:value-type="float" office:value="0.142857142857139" calcext:value-type="float">
            <text:p>0.142857142857139</text:p>
          </table:table-cell>
          <table:table-cell table:formula="of:=SUM([day_death__csv_all.N181:.T181])" office:value-type="float" office:value="4.14285714285711" calcext:value-type="float">
            <text:p>4.14285714285711</text:p>
          </table:table-cell>
          <table:table-cell table:formula="of:=[day_death__csv_all.U181]" office:value-type="float" office:value="4.28571428571425" calcext:value-type="float">
            <text:p>4.28571428571425</text:p>
          </table:table-cell>
          <table:table-cell table:number-columns-repeated="1019"/>
        </table:table-row>
        <table:table-row table:style-name="ro1">
          <table:table-cell table:formula="of:=SUM([day_death__csv_all.A182:.D182])" office:value-type="float" office:value="0" calcext:value-type="float">
            <text:p>0</text:p>
          </table:table-cell>
          <table:table-cell table:formula="of:=SUM([day_death__csv_all.E182:.H182])" office:value-type="float" office:value="0" calcext:value-type="float">
            <text:p>0</text:p>
          </table:table-cell>
          <table:table-cell table:formula="of:=SUM([day_death__csv_all.I182:.M182])" office:value-type="float" office:value="0.142857142857139" calcext:value-type="float">
            <text:p>0.142857142857139</text:p>
          </table:table-cell>
          <table:table-cell table:formula="of:=SUM([day_death__csv_all.N182:.T182])" office:value-type="float" office:value="4.14285714285711" calcext:value-type="float">
            <text:p>4.14285714285711</text:p>
          </table:table-cell>
          <table:table-cell table:formula="of:=[day_death__csv_all.U182]" office:value-type="float" office:value="4.28571428571425" calcext:value-type="float">
            <text:p>4.28571428571425</text:p>
          </table:table-cell>
          <table:table-cell table:number-columns-repeated="1019"/>
        </table:table-row>
        <table:table-row table:style-name="ro1">
          <table:table-cell table:formula="of:=SUM([day_death__csv_all.A183:.D183])" office:value-type="float" office:value="0" calcext:value-type="float">
            <text:p>0</text:p>
          </table:table-cell>
          <table:table-cell table:formula="of:=SUM([day_death__csv_all.E183:.H183])" office:value-type="float" office:value="0" calcext:value-type="float">
            <text:p>0</text:p>
          </table:table-cell>
          <table:table-cell table:formula="of:=SUM([day_death__csv_all.I183:.M183])" office:value-type="float" office:value="0.142857142857139" calcext:value-type="float">
            <text:p>0.142857142857139</text:p>
          </table:table-cell>
          <table:table-cell table:formula="of:=SUM([day_death__csv_all.N183:.T183])" office:value-type="float" office:value="4.14285714285711" calcext:value-type="float">
            <text:p>4.14285714285711</text:p>
          </table:table-cell>
          <table:table-cell table:formula="of:=[day_death__csv_all.U183]" office:value-type="float" office:value="4.28571428571425" calcext:value-type="float">
            <text:p>4.28571428571425</text:p>
          </table:table-cell>
          <table:table-cell table:number-columns-repeated="1019"/>
        </table:table-row>
        <table:table-row table:style-name="ro1">
          <table:table-cell table:formula="of:=SUM([day_death__csv_all.A184:.D184])" office:value-type="float" office:value="0" calcext:value-type="float">
            <text:p>0</text:p>
          </table:table-cell>
          <table:table-cell table:formula="of:=SUM([day_death__csv_all.E184:.H184])" office:value-type="float" office:value="0" calcext:value-type="float">
            <text:p>0</text:p>
          </table:table-cell>
          <table:table-cell table:formula="of:=SUM([day_death__csv_all.I184:.M184])" office:value-type="float" office:value="0.142857142857139" calcext:value-type="float">
            <text:p>0.142857142857139</text:p>
          </table:table-cell>
          <table:table-cell table:formula="of:=SUM([day_death__csv_all.N184:.T184])" office:value-type="float" office:value="4.14285714285711" calcext:value-type="float">
            <text:p>4.14285714285711</text:p>
          </table:table-cell>
          <table:table-cell table:formula="of:=[day_death__csv_all.U184]" office:value-type="float" office:value="4.28571428571425" calcext:value-type="float">
            <text:p>4.28571428571425</text:p>
          </table:table-cell>
          <table:table-cell table:number-columns-repeated="1019"/>
        </table:table-row>
        <table:table-row table:style-name="ro1">
          <table:table-cell table:formula="of:=SUM([day_death__csv_all.A185:.D185])" office:value-type="float" office:value="0" calcext:value-type="float">
            <text:p>0</text:p>
          </table:table-cell>
          <table:table-cell table:formula="of:=SUM([day_death__csv_all.E185:.H185])" office:value-type="float" office:value="0" calcext:value-type="float">
            <text:p>0</text:p>
          </table:table-cell>
          <table:table-cell table:formula="of:=SUM([day_death__csv_all.I185:.M185])" office:value-type="float" office:value="0.142857142857167" calcext:value-type="float">
            <text:p>0.142857142857167</text:p>
          </table:table-cell>
          <table:table-cell table:formula="of:=SUM([day_death__csv_all.N185:.T185])" office:value-type="float" office:value="4.14285714285734" calcext:value-type="float">
            <text:p>4.14285714285734</text:p>
          </table:table-cell>
          <table:table-cell table:formula="of:=[day_death__csv_all.U185]" office:value-type="float" office:value="4.28571428571451" calcext:value-type="float">
            <text:p>4.28571428571451</text:p>
          </table:table-cell>
          <table:table-cell table:number-columns-repeated="1019"/>
        </table:table-row>
        <table:table-row table:style-name="ro1">
          <table:table-cell table:formula="of:=SUM([day_death__csv_all.A186:.D186])" office:value-type="float" office:value="0" calcext:value-type="float">
            <text:p>0</text:p>
          </table:table-cell>
          <table:table-cell table:formula="of:=SUM([day_death__csv_all.E186:.H186])" office:value-type="float" office:value="0" calcext:value-type="float">
            <text:p>0</text:p>
          </table:table-cell>
          <table:table-cell table:formula="of:=SUM([day_death__csv_all.I186:.M186])" office:value-type="float" office:value="0.285714285714285" calcext:value-type="float">
            <text:p>0.285714285714285</text:p>
          </table:table-cell>
          <table:table-cell table:formula="of:=SUM([day_death__csv_all.N186:.T186])" office:value-type="float" office:value="2.99999999999994" calcext:value-type="float">
            <text:p>2.99999999999994</text:p>
          </table:table-cell>
          <table:table-cell table:formula="of:=[day_death__csv_all.U186]" office:value-type="float" office:value="3.28571428571423" calcext:value-type="float">
            <text:p>3.28571428571423</text:p>
          </table:table-cell>
          <table:table-cell table:number-columns-repeated="1019"/>
        </table:table-row>
        <table:table-row table:style-name="ro1">
          <table:table-cell table:formula="of:=SUM([day_death__csv_all.A187:.D187])" office:value-type="float" office:value="0" calcext:value-type="float">
            <text:p>0</text:p>
          </table:table-cell>
          <table:table-cell table:formula="of:=SUM([day_death__csv_all.E187:.H187])" office:value-type="float" office:value="0" calcext:value-type="float">
            <text:p>0</text:p>
          </table:table-cell>
          <table:table-cell table:formula="of:=SUM([day_death__csv_all.I187:.M187])" office:value-type="float" office:value="0.285714285714285" calcext:value-type="float">
            <text:p>0.285714285714285</text:p>
          </table:table-cell>
          <table:table-cell table:formula="of:=SUM([day_death__csv_all.N187:.T187])" office:value-type="float" office:value="2.99999999999994" calcext:value-type="float">
            <text:p>2.99999999999994</text:p>
          </table:table-cell>
          <table:table-cell table:formula="of:=[day_death__csv_all.U187]" office:value-type="float" office:value="3.28571428571423" calcext:value-type="float">
            <text:p>3.28571428571423</text:p>
          </table:table-cell>
          <table:table-cell table:number-columns-repeated="1019"/>
        </table:table-row>
        <table:table-row table:style-name="ro1">
          <table:table-cell table:formula="of:=SUM([day_death__csv_all.A188:.D188])" office:value-type="float" office:value="0" calcext:value-type="float">
            <text:p>0</text:p>
          </table:table-cell>
          <table:table-cell table:formula="of:=SUM([day_death__csv_all.E188:.H188])" office:value-type="float" office:value="0" calcext:value-type="float">
            <text:p>0</text:p>
          </table:table-cell>
          <table:table-cell table:formula="of:=SUM([day_death__csv_all.I188:.M188])" office:value-type="float" office:value="0.285714285714285" calcext:value-type="float">
            <text:p>0.285714285714285</text:p>
          </table:table-cell>
          <table:table-cell table:formula="of:=SUM([day_death__csv_all.N188:.T188])" office:value-type="float" office:value="2.99999999999994" calcext:value-type="float">
            <text:p>2.99999999999994</text:p>
          </table:table-cell>
          <table:table-cell table:formula="of:=[day_death__csv_all.U188]" office:value-type="float" office:value="3.28571428571423" calcext:value-type="float">
            <text:p>3.28571428571423</text:p>
          </table:table-cell>
          <table:table-cell table:number-columns-repeated="1019"/>
        </table:table-row>
        <table:table-row table:style-name="ro1">
          <table:table-cell table:formula="of:=SUM([day_death__csv_all.A189:.D189])" office:value-type="float" office:value="0" calcext:value-type="float">
            <text:p>0</text:p>
          </table:table-cell>
          <table:table-cell table:formula="of:=SUM([day_death__csv_all.E189:.H189])" office:value-type="float" office:value="0" calcext:value-type="float">
            <text:p>0</text:p>
          </table:table-cell>
          <table:table-cell table:formula="of:=SUM([day_death__csv_all.I189:.M189])" office:value-type="float" office:value="0.285714285714285" calcext:value-type="float">
            <text:p>0.285714285714285</text:p>
          </table:table-cell>
          <table:table-cell table:formula="of:=SUM([day_death__csv_all.N189:.T189])" office:value-type="float" office:value="2.99999999999994" calcext:value-type="float">
            <text:p>2.99999999999994</text:p>
          </table:table-cell>
          <table:table-cell table:formula="of:=[day_death__csv_all.U189]" office:value-type="float" office:value="3.28571428571423" calcext:value-type="float">
            <text:p>3.28571428571423</text:p>
          </table:table-cell>
          <table:table-cell table:number-columns-repeated="1019"/>
        </table:table-row>
        <table:table-row table:style-name="ro1">
          <table:table-cell table:formula="of:=SUM([day_death__csv_all.A190:.D190])" office:value-type="float" office:value="0" calcext:value-type="float">
            <text:p>0</text:p>
          </table:table-cell>
          <table:table-cell table:formula="of:=SUM([day_death__csv_all.E190:.H190])" office:value-type="float" office:value="0" calcext:value-type="float">
            <text:p>0</text:p>
          </table:table-cell>
          <table:table-cell table:formula="of:=SUM([day_death__csv_all.I190:.M190])" office:value-type="float" office:value="0.285714285714285" calcext:value-type="float">
            <text:p>0.285714285714285</text:p>
          </table:table-cell>
          <table:table-cell table:formula="of:=SUM([day_death__csv_all.N190:.T190])" office:value-type="float" office:value="2.99999999999994" calcext:value-type="float">
            <text:p>2.99999999999994</text:p>
          </table:table-cell>
          <table:table-cell table:formula="of:=[day_death__csv_all.U190]" office:value-type="float" office:value="3.28571428571423" calcext:value-type="float">
            <text:p>3.28571428571423</text:p>
          </table:table-cell>
          <table:table-cell table:number-columns-repeated="1019"/>
        </table:table-row>
        <table:table-row table:style-name="ro1">
          <table:table-cell table:formula="of:=SUM([day_death__csv_all.A191:.D191])" office:value-type="float" office:value="0" calcext:value-type="float">
            <text:p>0</text:p>
          </table:table-cell>
          <table:table-cell table:formula="of:=SUM([day_death__csv_all.E191:.H191])" office:value-type="float" office:value="0" calcext:value-type="float">
            <text:p>0</text:p>
          </table:table-cell>
          <table:table-cell table:formula="of:=SUM([day_death__csv_all.I191:.M191])" office:value-type="float" office:value="0.285714285714285" calcext:value-type="float">
            <text:p>0.285714285714285</text:p>
          </table:table-cell>
          <table:table-cell table:formula="of:=SUM([day_death__csv_all.N191:.T191])" office:value-type="float" office:value="2.99999999999994" calcext:value-type="float">
            <text:p>2.99999999999994</text:p>
          </table:table-cell>
          <table:table-cell table:formula="of:=[day_death__csv_all.U191]" office:value-type="float" office:value="3.28571428571423" calcext:value-type="float">
            <text:p>3.28571428571423</text:p>
          </table:table-cell>
          <table:table-cell table:number-columns-repeated="1019"/>
        </table:table-row>
        <table:table-row table:style-name="ro1">
          <table:table-cell table:formula="of:=SUM([day_death__csv_all.A192:.D192])" office:value-type="float" office:value="0" calcext:value-type="float">
            <text:p>0</text:p>
          </table:table-cell>
          <table:table-cell table:formula="of:=SUM([day_death__csv_all.E192:.H192])" office:value-type="float" office:value="0" calcext:value-type="float">
            <text:p>0</text:p>
          </table:table-cell>
          <table:table-cell table:formula="of:=SUM([day_death__csv_all.I192:.M192])" office:value-type="float" office:value="0.285714285714292" calcext:value-type="float">
            <text:p>0.285714285714292</text:p>
          </table:table-cell>
          <table:table-cell table:formula="of:=SUM([day_death__csv_all.N192:.T192])" office:value-type="float" office:value="3.00000000000034" calcext:value-type="float">
            <text:p>3.00000000000034</text:p>
          </table:table-cell>
          <table:table-cell table:formula="of:=[day_death__csv_all.U192]" office:value-type="float" office:value="3.28571428571463" calcext:value-type="float">
            <text:p>3.28571428571463</text:p>
          </table:table-cell>
          <table:table-cell table:number-columns-repeated="1019"/>
        </table:table-row>
        <table:table-row table:style-name="ro1">
          <table:table-cell table:formula="of:=SUM([day_death__csv_all.A193:.D193])" office:value-type="float" office:value="0" calcext:value-type="float">
            <text:p>0</text:p>
          </table:table-cell>
          <table:table-cell table:formula="of:=SUM([day_death__csv_all.E193:.H193])" office:value-type="float" office:value="0" calcext:value-type="float">
            <text:p>0</text:p>
          </table:table-cell>
          <table:table-cell table:formula="of:=SUM([day_death__csv_all.I193:.M193])" office:value-type="float" office:value="0.285714285714285" calcext:value-type="float">
            <text:p>0.285714285714285</text:p>
          </table:table-cell>
          <table:table-cell table:formula="of:=SUM([day_death__csv_all.N193:.T193])" office:value-type="float" office:value="1.85714285714306" calcext:value-type="float">
            <text:p>1.85714285714306</text:p>
          </table:table-cell>
          <table:table-cell table:formula="of:=[day_death__csv_all.U193]" office:value-type="float" office:value="2.14285714285734" calcext:value-type="float">
            <text:p>2.14285714285734</text:p>
          </table:table-cell>
          <table:table-cell table:number-columns-repeated="1019"/>
        </table:table-row>
        <table:table-row table:style-name="ro1">
          <table:table-cell table:formula="of:=SUM([day_death__csv_all.A194:.D194])" office:value-type="float" office:value="0" calcext:value-type="float">
            <text:p>0</text:p>
          </table:table-cell>
          <table:table-cell table:formula="of:=SUM([day_death__csv_all.E194:.H194])" office:value-type="float" office:value="0" calcext:value-type="float">
            <text:p>0</text:p>
          </table:table-cell>
          <table:table-cell table:formula="of:=SUM([day_death__csv_all.I194:.M194])" office:value-type="float" office:value="0.285714285714285" calcext:value-type="float">
            <text:p>0.285714285714285</text:p>
          </table:table-cell>
          <table:table-cell table:formula="of:=SUM([day_death__csv_all.N194:.T194])" office:value-type="float" office:value="1.85714285714306" calcext:value-type="float">
            <text:p>1.85714285714306</text:p>
          </table:table-cell>
          <table:table-cell table:formula="of:=[day_death__csv_all.U194]" office:value-type="float" office:value="2.14285714285734" calcext:value-type="float">
            <text:p>2.14285714285734</text:p>
          </table:table-cell>
          <table:table-cell table:number-columns-repeated="1019"/>
        </table:table-row>
        <table:table-row table:style-name="ro1">
          <table:table-cell table:formula="of:=SUM([day_death__csv_all.A195:.D195])" office:value-type="float" office:value="0" calcext:value-type="float">
            <text:p>0</text:p>
          </table:table-cell>
          <table:table-cell table:formula="of:=SUM([day_death__csv_all.E195:.H195])" office:value-type="float" office:value="0" calcext:value-type="float">
            <text:p>0</text:p>
          </table:table-cell>
          <table:table-cell table:formula="of:=SUM([day_death__csv_all.I195:.M195])" office:value-type="float" office:value="0.285714285714285" calcext:value-type="float">
            <text:p>0.285714285714285</text:p>
          </table:table-cell>
          <table:table-cell table:formula="of:=SUM([day_death__csv_all.N195:.T195])" office:value-type="float" office:value="1.85714285714306" calcext:value-type="float">
            <text:p>1.85714285714306</text:p>
          </table:table-cell>
          <table:table-cell table:formula="of:=[day_death__csv_all.U195]" office:value-type="float" office:value="2.14285714285734" calcext:value-type="float">
            <text:p>2.14285714285734</text:p>
          </table:table-cell>
          <table:table-cell table:number-columns-repeated="1019"/>
        </table:table-row>
        <table:table-row table:style-name="ro1">
          <table:table-cell table:formula="of:=SUM([day_death__csv_all.A196:.D196])" office:value-type="float" office:value="0" calcext:value-type="float">
            <text:p>0</text:p>
          </table:table-cell>
          <table:table-cell table:formula="of:=SUM([day_death__csv_all.E196:.H196])" office:value-type="float" office:value="0" calcext:value-type="float">
            <text:p>0</text:p>
          </table:table-cell>
          <table:table-cell table:formula="of:=SUM([day_death__csv_all.I196:.M196])" office:value-type="float" office:value="0.285714285714285" calcext:value-type="float">
            <text:p>0.285714285714285</text:p>
          </table:table-cell>
          <table:table-cell table:formula="of:=SUM([day_death__csv_all.N196:.T196])" office:value-type="float" office:value="1.85714285714306" calcext:value-type="float">
            <text:p>1.85714285714306</text:p>
          </table:table-cell>
          <table:table-cell table:formula="of:=[day_death__csv_all.U196]" office:value-type="float" office:value="2.14285714285734" calcext:value-type="float">
            <text:p>2.14285714285734</text:p>
          </table:table-cell>
          <table:table-cell table:number-columns-repeated="1019"/>
        </table:table-row>
        <table:table-row table:style-name="ro1">
          <table:table-cell table:formula="of:=SUM([day_death__csv_all.A197:.D197])" office:value-type="float" office:value="0" calcext:value-type="float">
            <text:p>0</text:p>
          </table:table-cell>
          <table:table-cell table:formula="of:=SUM([day_death__csv_all.E197:.H197])" office:value-type="float" office:value="0" calcext:value-type="float">
            <text:p>0</text:p>
          </table:table-cell>
          <table:table-cell table:formula="of:=SUM([day_death__csv_all.I197:.M197])" office:value-type="float" office:value="0.285714285714285" calcext:value-type="float">
            <text:p>0.285714285714285</text:p>
          </table:table-cell>
          <table:table-cell table:formula="of:=SUM([day_death__csv_all.N197:.T197])" office:value-type="float" office:value="1.85714285714306" calcext:value-type="float">
            <text:p>1.85714285714306</text:p>
          </table:table-cell>
          <table:table-cell table:formula="of:=[day_death__csv_all.U197]" office:value-type="float" office:value="2.14285714285734" calcext:value-type="float">
            <text:p>2.14285714285734</text:p>
          </table:table-cell>
          <table:table-cell table:number-columns-repeated="1019"/>
        </table:table-row>
        <table:table-row table:style-name="ro1">
          <table:table-cell table:formula="of:=SUM([day_death__csv_all.A198:.D198])" office:value-type="float" office:value="0" calcext:value-type="float">
            <text:p>0</text:p>
          </table:table-cell>
          <table:table-cell table:formula="of:=SUM([day_death__csv_all.E198:.H198])" office:value-type="float" office:value="0" calcext:value-type="float">
            <text:p>0</text:p>
          </table:table-cell>
          <table:table-cell table:formula="of:=SUM([day_death__csv_all.I198:.M198])" office:value-type="float" office:value="0.285714285714285" calcext:value-type="float">
            <text:p>0.285714285714285</text:p>
          </table:table-cell>
          <table:table-cell table:formula="of:=SUM([day_death__csv_all.N198:.T198])" office:value-type="float" office:value="1.85714285714306" calcext:value-type="float">
            <text:p>1.85714285714306</text:p>
          </table:table-cell>
          <table:table-cell table:formula="of:=[day_death__csv_all.U198]" office:value-type="float" office:value="2.14285714285734" calcext:value-type="float">
            <text:p>2.14285714285734</text:p>
          </table:table-cell>
          <table:table-cell table:number-columns-repeated="1019"/>
        </table:table-row>
        <table:table-row table:style-name="ro1">
          <table:table-cell table:formula="of:=SUM([day_death__csv_all.A199:.D199])" office:value-type="float" office:value="0" calcext:value-type="float">
            <text:p>0</text:p>
          </table:table-cell>
          <table:table-cell table:formula="of:=SUM([day_death__csv_all.E199:.H199])" office:value-type="float" office:value="0" calcext:value-type="float">
            <text:p>0</text:p>
          </table:table-cell>
          <table:table-cell table:formula="of:=SUM([day_death__csv_all.I199:.M199])" office:value-type="float" office:value="0.285714285714292" calcext:value-type="float">
            <text:p>0.285714285714292</text:p>
          </table:table-cell>
          <table:table-cell table:formula="of:=SUM([day_death__csv_all.N199:.T199])" office:value-type="float" office:value="1.85714285714164" calcext:value-type="float">
            <text:p>1.85714285714164</text:p>
          </table:table-cell>
          <table:table-cell table:formula="of:=[day_death__csv_all.U199]" office:value-type="float" office:value="2.14285714285593" calcext:value-type="float">
            <text:p>2.14285714285593</text:p>
          </table:table-cell>
          <table:table-cell table:number-columns-repeated="1019"/>
        </table:table-row>
        <table:table-row table:style-name="ro1">
          <table:table-cell table:formula="of:=SUM([day_death__csv_all.A200:.D200])" office:value-type="float" office:value="0" calcext:value-type="float">
            <text:p>0</text:p>
          </table:table-cell>
          <table:table-cell table:formula="of:=SUM([day_death__csv_all.E200:.H200])" office:value-type="float" office:value="0" calcext:value-type="float">
            <text:p>0</text:p>
          </table:table-cell>
          <table:table-cell table:formula="of:=SUM([day_death__csv_all.I200:.M200])" office:value-type="float" office:value="0.142857142857139" calcext:value-type="float">
            <text:p>0.142857142857139</text:p>
          </table:table-cell>
          <table:table-cell table:formula="of:=SUM([day_death__csv_all.N200:.T200])" office:value-type="float" office:value="1.71428571428549" calcext:value-type="float">
            <text:p>1.71428571428549</text:p>
          </table:table-cell>
          <table:table-cell table:formula="of:=[day_death__csv_all.U200]" office:value-type="float" office:value="1.85714285714263" calcext:value-type="float">
            <text:p>1.85714285714263</text:p>
          </table:table-cell>
          <table:table-cell table:number-columns-repeated="1019"/>
        </table:table-row>
        <table:table-row table:style-name="ro1">
          <table:table-cell table:formula="of:=SUM([day_death__csv_all.A201:.D201])" office:value-type="float" office:value="0" calcext:value-type="float">
            <text:p>0</text:p>
          </table:table-cell>
          <table:table-cell table:formula="of:=SUM([day_death__csv_all.E201:.H201])" office:value-type="float" office:value="0" calcext:value-type="float">
            <text:p>0</text:p>
          </table:table-cell>
          <table:table-cell table:formula="of:=SUM([day_death__csv_all.I201:.M201])" office:value-type="float" office:value="0.142857142857139" calcext:value-type="float">
            <text:p>0.142857142857139</text:p>
          </table:table-cell>
          <table:table-cell table:formula="of:=SUM([day_death__csv_all.N201:.T201])" office:value-type="float" office:value="1.71428571428549" calcext:value-type="float">
            <text:p>1.71428571428549</text:p>
          </table:table-cell>
          <table:table-cell table:formula="of:=[day_death__csv_all.U201]" office:value-type="float" office:value="1.85714285714263" calcext:value-type="float">
            <text:p>1.85714285714263</text:p>
          </table:table-cell>
          <table:table-cell table:number-columns-repeated="1019"/>
        </table:table-row>
        <table:table-row table:style-name="ro1">
          <table:table-cell table:formula="of:=SUM([day_death__csv_all.A202:.D202])" office:value-type="float" office:value="0" calcext:value-type="float">
            <text:p>0</text:p>
          </table:table-cell>
          <table:table-cell table:formula="of:=SUM([day_death__csv_all.E202:.H202])" office:value-type="float" office:value="0" calcext:value-type="float">
            <text:p>0</text:p>
          </table:table-cell>
          <table:table-cell table:formula="of:=SUM([day_death__csv_all.I202:.M202])" office:value-type="float" office:value="0.142857142857139" calcext:value-type="float">
            <text:p>0.142857142857139</text:p>
          </table:table-cell>
          <table:table-cell table:formula="of:=SUM([day_death__csv_all.N202:.T202])" office:value-type="float" office:value="1.71428571428549" calcext:value-type="float">
            <text:p>1.71428571428549</text:p>
          </table:table-cell>
          <table:table-cell table:formula="of:=[day_death__csv_all.U202]" office:value-type="float" office:value="1.85714285714263" calcext:value-type="float">
            <text:p>1.85714285714263</text:p>
          </table:table-cell>
          <table:table-cell table:number-columns-repeated="1019"/>
        </table:table-row>
        <table:table-row table:style-name="ro1">
          <table:table-cell table:formula="of:=SUM([day_death__csv_all.A203:.D203])" office:value-type="float" office:value="0" calcext:value-type="float">
            <text:p>0</text:p>
          </table:table-cell>
          <table:table-cell table:formula="of:=SUM([day_death__csv_all.E203:.H203])" office:value-type="float" office:value="0" calcext:value-type="float">
            <text:p>0</text:p>
          </table:table-cell>
          <table:table-cell table:formula="of:=SUM([day_death__csv_all.I203:.M203])" office:value-type="float" office:value="0.142857142857139" calcext:value-type="float">
            <text:p>0.142857142857139</text:p>
          </table:table-cell>
          <table:table-cell table:formula="of:=SUM([day_death__csv_all.N203:.T203])" office:value-type="float" office:value="1.71428571428549" calcext:value-type="float">
            <text:p>1.71428571428549</text:p>
          </table:table-cell>
          <table:table-cell table:formula="of:=[day_death__csv_all.U203]" office:value-type="float" office:value="1.85714285714263" calcext:value-type="float">
            <text:p>1.85714285714263</text:p>
          </table:table-cell>
          <table:table-cell table:number-columns-repeated="1019"/>
        </table:table-row>
        <table:table-row table:style-name="ro1">
          <table:table-cell table:formula="of:=SUM([day_death__csv_all.A204:.D204])" office:value-type="float" office:value="0" calcext:value-type="float">
            <text:p>0</text:p>
          </table:table-cell>
          <table:table-cell table:formula="of:=SUM([day_death__csv_all.E204:.H204])" office:value-type="float" office:value="0" calcext:value-type="float">
            <text:p>0</text:p>
          </table:table-cell>
          <table:table-cell table:formula="of:=SUM([day_death__csv_all.I204:.M204])" office:value-type="float" office:value="0.142857142857139" calcext:value-type="float">
            <text:p>0.142857142857139</text:p>
          </table:table-cell>
          <table:table-cell table:formula="of:=SUM([day_death__csv_all.N204:.T204])" office:value-type="float" office:value="1.71428571428549" calcext:value-type="float">
            <text:p>1.71428571428549</text:p>
          </table:table-cell>
          <table:table-cell table:formula="of:=[day_death__csv_all.U204]" office:value-type="float" office:value="1.85714285714263" calcext:value-type="float">
            <text:p>1.85714285714263</text:p>
          </table:table-cell>
          <table:table-cell table:number-columns-repeated="1019"/>
        </table:table-row>
        <table:table-row table:style-name="ro1">
          <table:table-cell table:formula="of:=SUM([day_death__csv_all.A205:.D205])" office:value-type="float" office:value="0" calcext:value-type="float">
            <text:p>0</text:p>
          </table:table-cell>
          <table:table-cell table:formula="of:=SUM([day_death__csv_all.E205:.H205])" office:value-type="float" office:value="0" calcext:value-type="float">
            <text:p>0</text:p>
          </table:table-cell>
          <table:table-cell table:formula="of:=SUM([day_death__csv_all.I205:.M205])" office:value-type="float" office:value="0.142857142857139" calcext:value-type="float">
            <text:p>0.142857142857139</text:p>
          </table:table-cell>
          <table:table-cell table:formula="of:=SUM([day_death__csv_all.N205:.T205])" office:value-type="float" office:value="1.71428571428549" calcext:value-type="float">
            <text:p>1.71428571428549</text:p>
          </table:table-cell>
          <table:table-cell table:formula="of:=[day_death__csv_all.U205]" office:value-type="float" office:value="1.85714285714263" calcext:value-type="float">
            <text:p>1.85714285714263</text:p>
          </table:table-cell>
          <table:table-cell table:number-columns-repeated="1019"/>
        </table:table-row>
        <table:table-row table:style-name="ro1">
          <table:table-cell table:formula="of:=SUM([day_death__csv_all.A206:.D206])" office:value-type="float" office:value="0" calcext:value-type="float">
            <text:p>0</text:p>
          </table:table-cell>
          <table:table-cell table:formula="of:=SUM([day_death__csv_all.E206:.H206])" office:value-type="float" office:value="0" calcext:value-type="float">
            <text:p>0</text:p>
          </table:table-cell>
          <table:table-cell table:formula="of:=SUM([day_death__csv_all.I206:.M206])" office:value-type="float" office:value="0.142857142857167" calcext:value-type="float">
            <text:p>0.142857142857167</text:p>
          </table:table-cell>
          <table:table-cell table:formula="of:=SUM([day_death__csv_all.N206:.T206])" office:value-type="float" office:value="1.71428571428703" calcext:value-type="float">
            <text:p>1.71428571428703</text:p>
          </table:table-cell>
          <table:table-cell table:formula="of:=[day_death__csv_all.U206]" office:value-type="float" office:value="1.8571428571442" calcext:value-type="float">
            <text:p>1.8571428571442</text:p>
          </table:table-cell>
          <table:table-cell table:number-columns-repeated="1019"/>
        </table:table-row>
        <table:table-row table:style-name="ro1">
          <table:table-cell table:formula="of:=SUM([day_death__csv_all.A207:.D207])" office:value-type="float" office:value="0" calcext:value-type="float">
            <text:p>0</text:p>
          </table:table-cell>
          <table:table-cell table:formula="of:=SUM([day_death__csv_all.E207:.H207])" office:value-type="float" office:value="0" calcext:value-type="float">
            <text:p>0</text:p>
          </table:table-cell>
          <table:table-cell table:formula="of:=SUM([day_death__csv_all.I207:.M207])" office:value-type="float" office:value="0.142857142857142" calcext:value-type="float">
            <text:p>0.142857142857142</text:p>
          </table:table-cell>
          <table:table-cell table:formula="of:=SUM([day_death__csv_all.N207:.T207])" office:value-type="float" office:value="4.57142857142861" calcext:value-type="float">
            <text:p>4.57142857142861</text:p>
          </table:table-cell>
          <table:table-cell table:formula="of:=[day_death__csv_all.U207]" office:value-type="float" office:value="4.71428571428575" calcext:value-type="float">
            <text:p>4.71428571428575</text:p>
          </table:table-cell>
          <table:table-cell table:number-columns-repeated="1019"/>
        </table:table-row>
        <table:table-row table:style-name="ro1">
          <table:table-cell table:formula="of:=SUM([day_death__csv_all.A208:.D208])" office:value-type="float" office:value="0" calcext:value-type="float">
            <text:p>0</text:p>
          </table:table-cell>
          <table:table-cell table:formula="of:=SUM([day_death__csv_all.E208:.H208])" office:value-type="float" office:value="0" calcext:value-type="float">
            <text:p>0</text:p>
          </table:table-cell>
          <table:table-cell table:formula="of:=SUM([day_death__csv_all.I208:.M208])" office:value-type="float" office:value="0.142857142857142" calcext:value-type="float">
            <text:p>0.142857142857142</text:p>
          </table:table-cell>
          <table:table-cell table:formula="of:=SUM([day_death__csv_all.N208:.T208])" office:value-type="float" office:value="4.57142857142861" calcext:value-type="float">
            <text:p>4.57142857142861</text:p>
          </table:table-cell>
          <table:table-cell table:formula="of:=[day_death__csv_all.U208]" office:value-type="float" office:value="4.71428571428575" calcext:value-type="float">
            <text:p>4.71428571428575</text:p>
          </table:table-cell>
          <table:table-cell table:number-columns-repeated="1019"/>
        </table:table-row>
        <table:table-row table:style-name="ro1">
          <table:table-cell table:formula="of:=SUM([day_death__csv_all.A209:.D209])" office:value-type="float" office:value="0" calcext:value-type="float">
            <text:p>0</text:p>
          </table:table-cell>
          <table:table-cell table:formula="of:=SUM([day_death__csv_all.E209:.H209])" office:value-type="float" office:value="0" calcext:value-type="float">
            <text:p>0</text:p>
          </table:table-cell>
          <table:table-cell table:formula="of:=SUM([day_death__csv_all.I209:.M209])" office:value-type="float" office:value="0.142857142857142" calcext:value-type="float">
            <text:p>0.142857142857142</text:p>
          </table:table-cell>
          <table:table-cell table:formula="of:=SUM([day_death__csv_all.N209:.T209])" office:value-type="float" office:value="4.57142857142861" calcext:value-type="float">
            <text:p>4.57142857142861</text:p>
          </table:table-cell>
          <table:table-cell table:formula="of:=[day_death__csv_all.U209]" office:value-type="float" office:value="4.71428571428575" calcext:value-type="float">
            <text:p>4.71428571428575</text:p>
          </table:table-cell>
          <table:table-cell table:number-columns-repeated="1019"/>
        </table:table-row>
        <table:table-row table:style-name="ro1">
          <table:table-cell table:formula="of:=SUM([day_death__csv_all.A210:.D210])" office:value-type="float" office:value="0" calcext:value-type="float">
            <text:p>0</text:p>
          </table:table-cell>
          <table:table-cell table:formula="of:=SUM([day_death__csv_all.E210:.H210])" office:value-type="float" office:value="0" calcext:value-type="float">
            <text:p>0</text:p>
          </table:table-cell>
          <table:table-cell table:formula="of:=SUM([day_death__csv_all.I210:.M210])" office:value-type="float" office:value="0.142857142857142" calcext:value-type="float">
            <text:p>0.142857142857142</text:p>
          </table:table-cell>
          <table:table-cell table:formula="of:=SUM([day_death__csv_all.N210:.T210])" office:value-type="float" office:value="4.57142857142861" calcext:value-type="float">
            <text:p>4.57142857142861</text:p>
          </table:table-cell>
          <table:table-cell table:formula="of:=[day_death__csv_all.U210]" office:value-type="float" office:value="4.71428571428575" calcext:value-type="float">
            <text:p>4.71428571428575</text:p>
          </table:table-cell>
          <table:table-cell table:number-columns-repeated="1019"/>
        </table:table-row>
        <table:table-row table:style-name="ro1">
          <table:table-cell table:formula="of:=SUM([day_death__csv_all.A211:.D211])" office:value-type="float" office:value="0" calcext:value-type="float">
            <text:p>0</text:p>
          </table:table-cell>
          <table:table-cell table:formula="of:=SUM([day_death__csv_all.E211:.H211])" office:value-type="float" office:value="0" calcext:value-type="float">
            <text:p>0</text:p>
          </table:table-cell>
          <table:table-cell table:formula="of:=SUM([day_death__csv_all.I211:.M211])" office:value-type="float" office:value="0.142857142857142" calcext:value-type="float">
            <text:p>0.142857142857142</text:p>
          </table:table-cell>
          <table:table-cell table:formula="of:=SUM([day_death__csv_all.N211:.T211])" office:value-type="float" office:value="4.57142857142861" calcext:value-type="float">
            <text:p>4.57142857142861</text:p>
          </table:table-cell>
          <table:table-cell table:formula="of:=[day_death__csv_all.U211]" office:value-type="float" office:value="4.71428571428575" calcext:value-type="float">
            <text:p>4.71428571428575</text:p>
          </table:table-cell>
          <table:table-cell table:number-columns-repeated="1019"/>
        </table:table-row>
        <table:table-row table:style-name="ro1">
          <table:table-cell table:formula="of:=SUM([day_death__csv_all.A212:.D212])" office:value-type="float" office:value="0" calcext:value-type="float">
            <text:p>0</text:p>
          </table:table-cell>
          <table:table-cell table:formula="of:=SUM([day_death__csv_all.E212:.H212])" office:value-type="float" office:value="0" calcext:value-type="float">
            <text:p>0</text:p>
          </table:table-cell>
          <table:table-cell table:formula="of:=SUM([day_death__csv_all.I212:.M212])" office:value-type="float" office:value="0.142857142857142" calcext:value-type="float">
            <text:p>0.142857142857142</text:p>
          </table:table-cell>
          <table:table-cell table:formula="of:=SUM([day_death__csv_all.N212:.T212])" office:value-type="float" office:value="4.57142857142861" calcext:value-type="float">
            <text:p>4.57142857142861</text:p>
          </table:table-cell>
          <table:table-cell table:formula="of:=[day_death__csv_all.U212]" office:value-type="float" office:value="4.71428571428575" calcext:value-type="float">
            <text:p>4.71428571428575</text:p>
          </table:table-cell>
          <table:table-cell table:number-columns-repeated="1019"/>
        </table:table-row>
        <table:table-row table:style-name="ro1">
          <table:table-cell table:formula="of:=SUM([day_death__csv_all.A213:.D213])" office:value-type="float" office:value="0" calcext:value-type="float">
            <text:p>0</text:p>
          </table:table-cell>
          <table:table-cell table:formula="of:=SUM([day_death__csv_all.E213:.H213])" office:value-type="float" office:value="0" calcext:value-type="float">
            <text:p>0</text:p>
          </table:table-cell>
          <table:table-cell table:formula="of:=SUM([day_death__csv_all.I213:.M213])" office:value-type="float" office:value="0.142857142857146" calcext:value-type="float">
            <text:p>0.142857142857146</text:p>
          </table:table-cell>
          <table:table-cell table:formula="of:=SUM([day_death__csv_all.N213:.T213])" office:value-type="float" office:value="4.57142857142833" calcext:value-type="float">
            <text:p>4.57142857142833</text:p>
          </table:table-cell>
          <table:table-cell table:formula="of:=[day_death__csv_all.U213]" office:value-type="float" office:value="4.71428571428547" calcext:value-type="float">
            <text:p>4.71428571428547</text:p>
          </table:table-cell>
          <table:table-cell table:number-columns-repeated="1019"/>
        </table:table-row>
        <table:table-row table:style-name="ro1">
          <table:table-cell table:formula="of:=SUM([day_death__csv_all.A214:.D214])" office:value-type="float" office:value="0" calcext:value-type="float">
            <text:p>0</text:p>
          </table:table-cell>
          <table:table-cell table:formula="of:=SUM([day_death__csv_all.E214:.H214])" office:value-type="float" office:value="0" calcext:value-type="float">
            <text:p>0</text:p>
          </table:table-cell>
          <table:table-cell table:formula="of:=SUM([day_death__csv_all.I214:.M214])" office:value-type="float" office:value="1.42857142857143" calcext:value-type="float">
            <text:p>1.42857142857143</text:p>
          </table:table-cell>
          <table:table-cell table:formula="of:=SUM([day_death__csv_all.N214:.T214])" office:value-type="float" office:value="13.1428571428572" calcext:value-type="float">
            <text:p>13.1428571428572</text:p>
          </table:table-cell>
          <table:table-cell table:formula="of:=[day_death__csv_all.U214]" office:value-type="float" office:value="14.5714285714286" calcext:value-type="float">
            <text:p>14.5714285714286</text:p>
          </table:table-cell>
          <table:table-cell table:number-columns-repeated="1019"/>
        </table:table-row>
        <table:table-row table:style-name="ro1">
          <table:table-cell table:formula="of:=SUM([day_death__csv_all.A215:.D215])" office:value-type="float" office:value="0" calcext:value-type="float">
            <text:p>0</text:p>
          </table:table-cell>
          <table:table-cell table:formula="of:=SUM([day_death__csv_all.E215:.H215])" office:value-type="float" office:value="0" calcext:value-type="float">
            <text:p>0</text:p>
          </table:table-cell>
          <table:table-cell table:formula="of:=SUM([day_death__csv_all.I215:.M215])" office:value-type="float" office:value="1.42857142857143" calcext:value-type="float">
            <text:p>1.42857142857143</text:p>
          </table:table-cell>
          <table:table-cell table:formula="of:=SUM([day_death__csv_all.N215:.T215])" office:value-type="float" office:value="13.1428571428572" calcext:value-type="float">
            <text:p>13.1428571428572</text:p>
          </table:table-cell>
          <table:table-cell table:formula="of:=[day_death__csv_all.U215]" office:value-type="float" office:value="14.5714285714286" calcext:value-type="float">
            <text:p>14.5714285714286</text:p>
          </table:table-cell>
          <table:table-cell table:number-columns-repeated="1019"/>
        </table:table-row>
        <table:table-row table:style-name="ro1">
          <table:table-cell table:formula="of:=SUM([day_death__csv_all.A216:.D216])" office:value-type="float" office:value="0" calcext:value-type="float">
            <text:p>0</text:p>
          </table:table-cell>
          <table:table-cell table:formula="of:=SUM([day_death__csv_all.E216:.H216])" office:value-type="float" office:value="0" calcext:value-type="float">
            <text:p>0</text:p>
          </table:table-cell>
          <table:table-cell table:formula="of:=SUM([day_death__csv_all.I216:.M216])" office:value-type="float" office:value="1.42857142857143" calcext:value-type="float">
            <text:p>1.42857142857143</text:p>
          </table:table-cell>
          <table:table-cell table:formula="of:=SUM([day_death__csv_all.N216:.T216])" office:value-type="float" office:value="13.1428571428572" calcext:value-type="float">
            <text:p>13.1428571428572</text:p>
          </table:table-cell>
          <table:table-cell table:formula="of:=[day_death__csv_all.U216]" office:value-type="float" office:value="14.5714285714286" calcext:value-type="float">
            <text:p>14.5714285714286</text:p>
          </table:table-cell>
          <table:table-cell table:number-columns-repeated="1019"/>
        </table:table-row>
        <table:table-row table:style-name="ro1">
          <table:table-cell table:formula="of:=SUM([day_death__csv_all.A217:.D217])" office:value-type="float" office:value="0" calcext:value-type="float">
            <text:p>0</text:p>
          </table:table-cell>
          <table:table-cell table:formula="of:=SUM([day_death__csv_all.E217:.H217])" office:value-type="float" office:value="0" calcext:value-type="float">
            <text:p>0</text:p>
          </table:table-cell>
          <table:table-cell table:formula="of:=SUM([day_death__csv_all.I217:.M217])" office:value-type="float" office:value="1.42857142857143" calcext:value-type="float">
            <text:p>1.42857142857143</text:p>
          </table:table-cell>
          <table:table-cell table:formula="of:=SUM([day_death__csv_all.N217:.T217])" office:value-type="float" office:value="13.1428571428572" calcext:value-type="float">
            <text:p>13.1428571428572</text:p>
          </table:table-cell>
          <table:table-cell table:formula="of:=[day_death__csv_all.U217]" office:value-type="float" office:value="14.5714285714286" calcext:value-type="float">
            <text:p>14.5714285714286</text:p>
          </table:table-cell>
          <table:table-cell table:number-columns-repeated="1019"/>
        </table:table-row>
        <table:table-row table:style-name="ro1">
          <table:table-cell table:formula="of:=SUM([day_death__csv_all.A218:.D218])" office:value-type="float" office:value="0" calcext:value-type="float">
            <text:p>0</text:p>
          </table:table-cell>
          <table:table-cell table:formula="of:=SUM([day_death__csv_all.E218:.H218])" office:value-type="float" office:value="0" calcext:value-type="float">
            <text:p>0</text:p>
          </table:table-cell>
          <table:table-cell table:formula="of:=SUM([day_death__csv_all.I218:.M218])" office:value-type="float" office:value="1.42857142857143" calcext:value-type="float">
            <text:p>1.42857142857143</text:p>
          </table:table-cell>
          <table:table-cell table:formula="of:=SUM([day_death__csv_all.N218:.T218])" office:value-type="float" office:value="13.1428571428572" calcext:value-type="float">
            <text:p>13.1428571428572</text:p>
          </table:table-cell>
          <table:table-cell table:formula="of:=[day_death__csv_all.U218]" office:value-type="float" office:value="14.5714285714286" calcext:value-type="float">
            <text:p>14.5714285714286</text:p>
          </table:table-cell>
          <table:table-cell table:number-columns-repeated="1019"/>
        </table:table-row>
        <table:table-row table:style-name="ro1">
          <table:table-cell table:formula="of:=SUM([day_death__csv_all.A219:.D219])" office:value-type="float" office:value="0" calcext:value-type="float">
            <text:p>0</text:p>
          </table:table-cell>
          <table:table-cell table:formula="of:=SUM([day_death__csv_all.E219:.H219])" office:value-type="float" office:value="0" calcext:value-type="float">
            <text:p>0</text:p>
          </table:table-cell>
          <table:table-cell table:formula="of:=SUM([day_death__csv_all.I219:.M219])" office:value-type="float" office:value="1.42857142857143" calcext:value-type="float">
            <text:p>1.42857142857143</text:p>
          </table:table-cell>
          <table:table-cell table:formula="of:=SUM([day_death__csv_all.N219:.T219])" office:value-type="float" office:value="13.1428571428572" calcext:value-type="float">
            <text:p>13.1428571428572</text:p>
          </table:table-cell>
          <table:table-cell table:formula="of:=[day_death__csv_all.U219]" office:value-type="float" office:value="14.5714285714286" calcext:value-type="float">
            <text:p>14.5714285714286</text:p>
          </table:table-cell>
          <table:table-cell table:number-columns-repeated="1019"/>
        </table:table-row>
        <table:table-row table:style-name="ro1">
          <table:table-cell table:formula="of:=SUM([day_death__csv_all.A220:.D220])" office:value-type="float" office:value="0" calcext:value-type="float">
            <text:p>0</text:p>
          </table:table-cell>
          <table:table-cell table:formula="of:=SUM([day_death__csv_all.E220:.H220])" office:value-type="float" office:value="0" calcext:value-type="float">
            <text:p>0</text:p>
          </table:table-cell>
          <table:table-cell table:formula="of:=SUM([day_death__csv_all.I220:.M220])" office:value-type="float" office:value="1.4285714285714" calcext:value-type="float">
            <text:p>1.4285714285714</text:p>
          </table:table-cell>
          <table:table-cell table:formula="of:=SUM([day_death__csv_all.N220:.T220])" office:value-type="float" office:value="13.142857142857" calcext:value-type="float">
            <text:p>13.142857142857</text:p>
          </table:table-cell>
          <table:table-cell table:formula="of:=[day_death__csv_all.U220]" office:value-type="float" office:value="14.5714285714284" calcext:value-type="float">
            <text:p>14.5714285714284</text:p>
          </table:table-cell>
          <table:table-cell table:number-columns-repeated="1019"/>
        </table:table-row>
        <table:table-row table:style-name="ro1">
          <table:table-cell table:formula="of:=SUM([day_death__csv_all.A221:.D221])" office:value-type="float" office:value="0" calcext:value-type="float">
            <text:p>0</text:p>
          </table:table-cell>
          <table:table-cell table:formula="of:=SUM([day_death__csv_all.E221:.H221])" office:value-type="float" office:value="0" calcext:value-type="float">
            <text:p>0</text:p>
          </table:table-cell>
          <table:table-cell table:formula="of:=SUM([day_death__csv_all.I221:.M221])" office:value-type="float" office:value="0.857142857142854" calcext:value-type="float">
            <text:p>0.857142857142854</text:p>
          </table:table-cell>
          <table:table-cell table:formula="of:=SUM([day_death__csv_all.N221:.T221])" office:value-type="float" office:value="11.8571428571429" calcext:value-type="float">
            <text:p>11.8571428571429</text:p>
          </table:table-cell>
          <table:table-cell table:formula="of:=[day_death__csv_all.U221]" office:value-type="float" office:value="12.7142857142857" calcext:value-type="float">
            <text:p>12.7142857142857</text:p>
          </table:table-cell>
          <table:table-cell table:number-columns-repeated="1019"/>
        </table:table-row>
        <table:table-row table:style-name="ro1">
          <table:table-cell table:formula="of:=SUM([day_death__csv_all.A222:.D222])" office:value-type="float" office:value="0" calcext:value-type="float">
            <text:p>0</text:p>
          </table:table-cell>
          <table:table-cell table:formula="of:=SUM([day_death__csv_all.E222:.H222])" office:value-type="float" office:value="0" calcext:value-type="float">
            <text:p>0</text:p>
          </table:table-cell>
          <table:table-cell table:formula="of:=SUM([day_death__csv_all.I222:.M222])" office:value-type="float" office:value="0.857142857142854" calcext:value-type="float">
            <text:p>0.857142857142854</text:p>
          </table:table-cell>
          <table:table-cell table:formula="of:=SUM([day_death__csv_all.N222:.T222])" office:value-type="float" office:value="11.8571428571429" calcext:value-type="float">
            <text:p>11.8571428571429</text:p>
          </table:table-cell>
          <table:table-cell table:formula="of:=[day_death__csv_all.U222]" office:value-type="float" office:value="12.7142857142857" calcext:value-type="float">
            <text:p>12.7142857142857</text:p>
          </table:table-cell>
          <table:table-cell table:number-columns-repeated="1019"/>
        </table:table-row>
        <table:table-row table:style-name="ro1">
          <table:table-cell table:formula="of:=SUM([day_death__csv_all.A223:.D223])" office:value-type="float" office:value="0" calcext:value-type="float">
            <text:p>0</text:p>
          </table:table-cell>
          <table:table-cell table:formula="of:=SUM([day_death__csv_all.E223:.H223])" office:value-type="float" office:value="0" calcext:value-type="float">
            <text:p>0</text:p>
          </table:table-cell>
          <table:table-cell table:formula="of:=SUM([day_death__csv_all.I223:.M223])" office:value-type="float" office:value="0.857142857142854" calcext:value-type="float">
            <text:p>0.857142857142854</text:p>
          </table:table-cell>
          <table:table-cell table:formula="of:=SUM([day_death__csv_all.N223:.T223])" office:value-type="float" office:value="11.8571428571429" calcext:value-type="float">
            <text:p>11.8571428571429</text:p>
          </table:table-cell>
          <table:table-cell table:formula="of:=[day_death__csv_all.U223]" office:value-type="float" office:value="12.7142857142857" calcext:value-type="float">
            <text:p>12.7142857142857</text:p>
          </table:table-cell>
          <table:table-cell table:number-columns-repeated="1019"/>
        </table:table-row>
        <table:table-row table:style-name="ro1">
          <table:table-cell table:formula="of:=SUM([day_death__csv_all.A224:.D224])" office:value-type="float" office:value="0" calcext:value-type="float">
            <text:p>0</text:p>
          </table:table-cell>
          <table:table-cell table:formula="of:=SUM([day_death__csv_all.E224:.H224])" office:value-type="float" office:value="0" calcext:value-type="float">
            <text:p>0</text:p>
          </table:table-cell>
          <table:table-cell table:formula="of:=SUM([day_death__csv_all.I224:.M224])" office:value-type="float" office:value="0.857142857142854" calcext:value-type="float">
            <text:p>0.857142857142854</text:p>
          </table:table-cell>
          <table:table-cell table:formula="of:=SUM([day_death__csv_all.N224:.T224])" office:value-type="float" office:value="11.8571428571429" calcext:value-type="float">
            <text:p>11.8571428571429</text:p>
          </table:table-cell>
          <table:table-cell table:formula="of:=[day_death__csv_all.U224]" office:value-type="float" office:value="12.7142857142857" calcext:value-type="float">
            <text:p>12.7142857142857</text:p>
          </table:table-cell>
          <table:table-cell table:number-columns-repeated="1019"/>
        </table:table-row>
        <table:table-row table:style-name="ro1">
          <table:table-cell table:formula="of:=SUM([day_death__csv_all.A225:.D225])" office:value-type="float" office:value="0" calcext:value-type="float">
            <text:p>0</text:p>
          </table:table-cell>
          <table:table-cell table:formula="of:=SUM([day_death__csv_all.E225:.H225])" office:value-type="float" office:value="0" calcext:value-type="float">
            <text:p>0</text:p>
          </table:table-cell>
          <table:table-cell table:formula="of:=SUM([day_death__csv_all.I225:.M225])" office:value-type="float" office:value="0.857142857142854" calcext:value-type="float">
            <text:p>0.857142857142854</text:p>
          </table:table-cell>
          <table:table-cell table:formula="of:=SUM([day_death__csv_all.N225:.T225])" office:value-type="float" office:value="11.8571428571429" calcext:value-type="float">
            <text:p>11.8571428571429</text:p>
          </table:table-cell>
          <table:table-cell table:formula="of:=[day_death__csv_all.U225]" office:value-type="float" office:value="12.7142857142857" calcext:value-type="float">
            <text:p>12.7142857142857</text:p>
          </table:table-cell>
          <table:table-cell table:number-columns-repeated="1019"/>
        </table:table-row>
        <table:table-row table:style-name="ro1">
          <table:table-cell table:formula="of:=SUM([day_death__csv_all.A226:.D226])" office:value-type="float" office:value="0" calcext:value-type="float">
            <text:p>0</text:p>
          </table:table-cell>
          <table:table-cell table:formula="of:=SUM([day_death__csv_all.E226:.H226])" office:value-type="float" office:value="0" calcext:value-type="float">
            <text:p>0</text:p>
          </table:table-cell>
          <table:table-cell table:formula="of:=SUM([day_death__csv_all.I226:.M226])" office:value-type="float" office:value="0.857142857142854" calcext:value-type="float">
            <text:p>0.857142857142854</text:p>
          </table:table-cell>
          <table:table-cell table:formula="of:=SUM([day_death__csv_all.N226:.T226])" office:value-type="float" office:value="11.8571428571429" calcext:value-type="float">
            <text:p>11.8571428571429</text:p>
          </table:table-cell>
          <table:table-cell table:formula="of:=[day_death__csv_all.U226]" office:value-type="float" office:value="12.7142857142857" calcext:value-type="float">
            <text:p>12.7142857142857</text:p>
          </table:table-cell>
          <table:table-cell table:number-columns-repeated="1019"/>
        </table:table-row>
        <table:table-row table:style-name="ro1">
          <table:table-cell table:formula="of:=SUM([day_death__csv_all.A227:.D227])" office:value-type="float" office:value="0" calcext:value-type="float">
            <text:p>0</text:p>
          </table:table-cell>
          <table:table-cell table:formula="of:=SUM([day_death__csv_all.E227:.H227])" office:value-type="float" office:value="0" calcext:value-type="float">
            <text:p>0</text:p>
          </table:table-cell>
          <table:table-cell table:formula="of:=SUM([day_death__csv_all.I227:.M227])" office:value-type="float" office:value="0.857142857142876" calcext:value-type="float">
            <text:p>0.857142857142876</text:p>
          </table:table-cell>
          <table:table-cell table:formula="of:=SUM([day_death__csv_all.N227:.T227])" office:value-type="float" office:value="11.8571428571427" calcext:value-type="float">
            <text:p>11.8571428571427</text:p>
          </table:table-cell>
          <table:table-cell table:formula="of:=[day_death__csv_all.U227]" office:value-type="float" office:value="12.7142857142855" calcext:value-type="float">
            <text:p>12.7142857142855</text:p>
          </table:table-cell>
          <table:table-cell table:number-columns-repeated="1019"/>
        </table:table-row>
        <table:table-row table:style-name="ro1">
          <table:table-cell table:formula="of:=SUM([day_death__csv_all.A228:.D228])" office:value-type="float" office:value="0" calcext:value-type="float">
            <text:p>0</text:p>
          </table:table-cell>
          <table:table-cell table:formula="of:=SUM([day_death__csv_all.E228:.H228])" office:value-type="float" office:value="0.142857142857143" calcext:value-type="float">
            <text:p>0.142857142857143</text:p>
          </table:table-cell>
          <table:table-cell table:formula="of:=SUM([day_death__csv_all.I228:.M228])" office:value-type="float" office:value="1.28571428571431" calcext:value-type="float">
            <text:p>1.28571428571431</text:p>
          </table:table-cell>
          <table:table-cell table:formula="of:=SUM([day_death__csv_all.N228:.T228])" office:value-type="float" office:value="19.8571428571428" calcext:value-type="float">
            <text:p>19.8571428571428</text:p>
          </table:table-cell>
          <table:table-cell table:formula="of:=[day_death__csv_all.U228]" office:value-type="float" office:value="21.2857142857142" calcext:value-type="float">
            <text:p>21.2857142857142</text:p>
          </table:table-cell>
          <table:table-cell table:number-columns-repeated="1019"/>
        </table:table-row>
        <table:table-row table:style-name="ro1">
          <table:table-cell table:formula="of:=SUM([day_death__csv_all.A229:.D229])" office:value-type="float" office:value="0" calcext:value-type="float">
            <text:p>0</text:p>
          </table:table-cell>
          <table:table-cell table:formula="of:=SUM([day_death__csv_all.E229:.H229])" office:value-type="float" office:value="0.142857142857143" calcext:value-type="float">
            <text:p>0.142857142857143</text:p>
          </table:table-cell>
          <table:table-cell table:formula="of:=SUM([day_death__csv_all.I229:.M229])" office:value-type="float" office:value="1.28571428571431" calcext:value-type="float">
            <text:p>1.28571428571431</text:p>
          </table:table-cell>
          <table:table-cell table:formula="of:=SUM([day_death__csv_all.N229:.T229])" office:value-type="float" office:value="19.8571428571428" calcext:value-type="float">
            <text:p>19.8571428571428</text:p>
          </table:table-cell>
          <table:table-cell table:formula="of:=[day_death__csv_all.U229]" office:value-type="float" office:value="21.2857142857142" calcext:value-type="float">
            <text:p>21.2857142857142</text:p>
          </table:table-cell>
          <table:table-cell table:number-columns-repeated="1019"/>
        </table:table-row>
        <table:table-row table:style-name="ro1">
          <table:table-cell table:formula="of:=SUM([day_death__csv_all.A230:.D230])" office:value-type="float" office:value="0" calcext:value-type="float">
            <text:p>0</text:p>
          </table:table-cell>
          <table:table-cell table:formula="of:=SUM([day_death__csv_all.E230:.H230])" office:value-type="float" office:value="0.142857142857143" calcext:value-type="float">
            <text:p>0.142857142857143</text:p>
          </table:table-cell>
          <table:table-cell table:formula="of:=SUM([day_death__csv_all.I230:.M230])" office:value-type="float" office:value="1.28571428571431" calcext:value-type="float">
            <text:p>1.28571428571431</text:p>
          </table:table-cell>
          <table:table-cell table:formula="of:=SUM([day_death__csv_all.N230:.T230])" office:value-type="float" office:value="19.8571428571428" calcext:value-type="float">
            <text:p>19.8571428571428</text:p>
          </table:table-cell>
          <table:table-cell table:formula="of:=[day_death__csv_all.U230]" office:value-type="float" office:value="21.2857142857142" calcext:value-type="float">
            <text:p>21.2857142857142</text:p>
          </table:table-cell>
          <table:table-cell table:number-columns-repeated="1019"/>
        </table:table-row>
        <table:table-row table:style-name="ro1">
          <table:table-cell table:formula="of:=SUM([day_death__csv_all.A231:.D231])" office:value-type="float" office:value="0" calcext:value-type="float">
            <text:p>0</text:p>
          </table:table-cell>
          <table:table-cell table:formula="of:=SUM([day_death__csv_all.E231:.H231])" office:value-type="float" office:value="0.142857142857143" calcext:value-type="float">
            <text:p>0.142857142857143</text:p>
          </table:table-cell>
          <table:table-cell table:formula="of:=SUM([day_death__csv_all.I231:.M231])" office:value-type="float" office:value="1.28571428571431" calcext:value-type="float">
            <text:p>1.28571428571431</text:p>
          </table:table-cell>
          <table:table-cell table:formula="of:=SUM([day_death__csv_all.N231:.T231])" office:value-type="float" office:value="19.8571428571428" calcext:value-type="float">
            <text:p>19.8571428571428</text:p>
          </table:table-cell>
          <table:table-cell table:formula="of:=[day_death__csv_all.U231]" office:value-type="float" office:value="21.2857142857142" calcext:value-type="float">
            <text:p>21.2857142857142</text:p>
          </table:table-cell>
          <table:table-cell table:number-columns-repeated="1019"/>
        </table:table-row>
        <table:table-row table:style-name="ro1">
          <table:table-cell table:formula="of:=SUM([day_death__csv_all.A232:.D232])" office:value-type="float" office:value="0" calcext:value-type="float">
            <text:p>0</text:p>
          </table:table-cell>
          <table:table-cell table:formula="of:=SUM([day_death__csv_all.E232:.H232])" office:value-type="float" office:value="0.142857142857143" calcext:value-type="float">
            <text:p>0.142857142857143</text:p>
          </table:table-cell>
          <table:table-cell table:formula="of:=SUM([day_death__csv_all.I232:.M232])" office:value-type="float" office:value="1.28571428571431" calcext:value-type="float">
            <text:p>1.28571428571431</text:p>
          </table:table-cell>
          <table:table-cell table:formula="of:=SUM([day_death__csv_all.N232:.T232])" office:value-type="float" office:value="19.8571428571428" calcext:value-type="float">
            <text:p>19.8571428571428</text:p>
          </table:table-cell>
          <table:table-cell table:formula="of:=[day_death__csv_all.U232]" office:value-type="float" office:value="21.2857142857142" calcext:value-type="float">
            <text:p>21.2857142857142</text:p>
          </table:table-cell>
          <table:table-cell table:number-columns-repeated="1019"/>
        </table:table-row>
        <table:table-row table:style-name="ro1">
          <table:table-cell table:formula="of:=SUM([day_death__csv_all.A233:.D233])" office:value-type="float" office:value="0" calcext:value-type="float">
            <text:p>0</text:p>
          </table:table-cell>
          <table:table-cell table:formula="of:=SUM([day_death__csv_all.E233:.H233])" office:value-type="float" office:value="0.142857142857143" calcext:value-type="float">
            <text:p>0.142857142857143</text:p>
          </table:table-cell>
          <table:table-cell table:formula="of:=SUM([day_death__csv_all.I233:.M233])" office:value-type="float" office:value="1.28571428571431" calcext:value-type="float">
            <text:p>1.28571428571431</text:p>
          </table:table-cell>
          <table:table-cell table:formula="of:=SUM([day_death__csv_all.N233:.T233])" office:value-type="float" office:value="19.8571428571428" calcext:value-type="float">
            <text:p>19.8571428571428</text:p>
          </table:table-cell>
          <table:table-cell table:formula="of:=[day_death__csv_all.U233]" office:value-type="float" office:value="21.2857142857142" calcext:value-type="float">
            <text:p>21.2857142857142</text:p>
          </table:table-cell>
          <table:table-cell table:number-columns-repeated="1019"/>
        </table:table-row>
        <table:table-row table:style-name="ro1">
          <table:table-cell table:formula="of:=SUM([day_death__csv_all.A234:.D234])" office:value-type="float" office:value="0" calcext:value-type="float">
            <text:p>0</text:p>
          </table:table-cell>
          <table:table-cell table:formula="of:=SUM([day_death__csv_all.E234:.H234])" office:value-type="float" office:value="0.142857142857141" calcext:value-type="float">
            <text:p>0.142857142857141</text:p>
          </table:table-cell>
          <table:table-cell table:formula="of:=SUM([day_death__csv_all.I234:.M234])" office:value-type="float" office:value="1.28571428571416" calcext:value-type="float">
            <text:p>1.28571428571416</text:p>
          </table:table-cell>
          <table:table-cell table:formula="of:=SUM([day_death__csv_all.N234:.T234])" office:value-type="float" office:value="19.8571428571433" calcext:value-type="float">
            <text:p>19.8571428571433</text:p>
          </table:table-cell>
          <table:table-cell table:formula="of:=[day_death__csv_all.U234]" office:value-type="float" office:value="21.2857142857146" calcext:value-type="float">
            <text:p>21.2857142857146</text:p>
          </table:table-cell>
          <table:table-cell table:number-columns-repeated="1019"/>
        </table:table-row>
        <table:table-row table:style-name="ro1">
          <table:table-cell table:formula="of:=SUM([day_death__csv_all.A235:.D235])" office:value-type="float" office:value="0" calcext:value-type="float">
            <text:p>0</text:p>
          </table:table-cell>
          <table:table-cell table:formula="of:=SUM([day_death__csv_all.E235:.H235])" office:value-type="float" office:value="0" calcext:value-type="float">
            <text:p>0</text:p>
          </table:table-cell>
          <table:table-cell table:formula="of:=SUM([day_death__csv_all.I235:.M235])" office:value-type="float" office:value="1.42857142857143" calcext:value-type="float">
            <text:p>1.42857142857143</text:p>
          </table:table-cell>
          <table:table-cell table:formula="of:=SUM([day_death__csv_all.N235:.T235])" office:value-type="float" office:value="24.7142857142856" calcext:value-type="float">
            <text:p>24.7142857142856</text:p>
          </table:table-cell>
          <table:table-cell table:formula="of:=[day_death__csv_all.U235]" office:value-type="float" office:value="26.142857142857" calcext:value-type="float">
            <text:p>26.142857142857</text:p>
          </table:table-cell>
          <table:table-cell table:number-columns-repeated="1019"/>
        </table:table-row>
        <table:table-row table:style-name="ro1">
          <table:table-cell table:formula="of:=SUM([day_death__csv_all.A236:.D236])" office:value-type="float" office:value="0" calcext:value-type="float">
            <text:p>0</text:p>
          </table:table-cell>
          <table:table-cell table:formula="of:=SUM([day_death__csv_all.E236:.H236])" office:value-type="float" office:value="0" calcext:value-type="float">
            <text:p>0</text:p>
          </table:table-cell>
          <table:table-cell table:formula="of:=SUM([day_death__csv_all.I236:.M236])" office:value-type="float" office:value="1.42857142857143" calcext:value-type="float">
            <text:p>1.42857142857143</text:p>
          </table:table-cell>
          <table:table-cell table:formula="of:=SUM([day_death__csv_all.N236:.T236])" office:value-type="float" office:value="24.7142857142856" calcext:value-type="float">
            <text:p>24.7142857142856</text:p>
          </table:table-cell>
          <table:table-cell table:formula="of:=[day_death__csv_all.U236]" office:value-type="float" office:value="26.142857142857" calcext:value-type="float">
            <text:p>26.142857142857</text:p>
          </table:table-cell>
          <table:table-cell table:number-columns-repeated="1019"/>
        </table:table-row>
        <table:table-row table:style-name="ro1">
          <table:table-cell table:formula="of:=SUM([day_death__csv_all.A237:.D237])" office:value-type="float" office:value="0" calcext:value-type="float">
            <text:p>0</text:p>
          </table:table-cell>
          <table:table-cell table:formula="of:=SUM([day_death__csv_all.E237:.H237])" office:value-type="float" office:value="0" calcext:value-type="float">
            <text:p>0</text:p>
          </table:table-cell>
          <table:table-cell table:formula="of:=SUM([day_death__csv_all.I237:.M237])" office:value-type="float" office:value="1.42857142857143" calcext:value-type="float">
            <text:p>1.42857142857143</text:p>
          </table:table-cell>
          <table:table-cell table:formula="of:=SUM([day_death__csv_all.N237:.T237])" office:value-type="float" office:value="24.7142857142856" calcext:value-type="float">
            <text:p>24.7142857142856</text:p>
          </table:table-cell>
          <table:table-cell table:formula="of:=[day_death__csv_all.U237]" office:value-type="float" office:value="26.142857142857" calcext:value-type="float">
            <text:p>26.142857142857</text:p>
          </table:table-cell>
          <table:table-cell table:number-columns-repeated="1019"/>
        </table:table-row>
        <table:table-row table:style-name="ro1">
          <table:table-cell table:formula="of:=SUM([day_death__csv_all.A238:.D238])" office:value-type="float" office:value="0" calcext:value-type="float">
            <text:p>0</text:p>
          </table:table-cell>
          <table:table-cell table:formula="of:=SUM([day_death__csv_all.E238:.H238])" office:value-type="float" office:value="0" calcext:value-type="float">
            <text:p>0</text:p>
          </table:table-cell>
          <table:table-cell table:formula="of:=SUM([day_death__csv_all.I238:.M238])" office:value-type="float" office:value="1.42857142857143" calcext:value-type="float">
            <text:p>1.42857142857143</text:p>
          </table:table-cell>
          <table:table-cell table:formula="of:=SUM([day_death__csv_all.N238:.T238])" office:value-type="float" office:value="24.7142857142856" calcext:value-type="float">
            <text:p>24.7142857142856</text:p>
          </table:table-cell>
          <table:table-cell table:formula="of:=[day_death__csv_all.U238]" office:value-type="float" office:value="26.142857142857" calcext:value-type="float">
            <text:p>26.142857142857</text:p>
          </table:table-cell>
          <table:table-cell table:number-columns-repeated="1019"/>
        </table:table-row>
        <table:table-row table:style-name="ro1">
          <table:table-cell table:formula="of:=SUM([day_death__csv_all.A239:.D239])" office:value-type="float" office:value="0" calcext:value-type="float">
            <text:p>0</text:p>
          </table:table-cell>
          <table:table-cell table:formula="of:=SUM([day_death__csv_all.E239:.H239])" office:value-type="float" office:value="0" calcext:value-type="float">
            <text:p>0</text:p>
          </table:table-cell>
          <table:table-cell table:formula="of:=SUM([day_death__csv_all.I239:.M239])" office:value-type="float" office:value="1.42857142857143" calcext:value-type="float">
            <text:p>1.42857142857143</text:p>
          </table:table-cell>
          <table:table-cell table:formula="of:=SUM([day_death__csv_all.N239:.T239])" office:value-type="float" office:value="24.7142857142856" calcext:value-type="float">
            <text:p>24.7142857142856</text:p>
          </table:table-cell>
          <table:table-cell table:formula="of:=[day_death__csv_all.U239]" office:value-type="float" office:value="26.142857142857" calcext:value-type="float">
            <text:p>26.142857142857</text:p>
          </table:table-cell>
          <table:table-cell table:number-columns-repeated="1019"/>
        </table:table-row>
        <table:table-row table:style-name="ro1">
          <table:table-cell table:formula="of:=SUM([day_death__csv_all.A240:.D240])" office:value-type="float" office:value="0" calcext:value-type="float">
            <text:p>0</text:p>
          </table:table-cell>
          <table:table-cell table:formula="of:=SUM([day_death__csv_all.E240:.H240])" office:value-type="float" office:value="0" calcext:value-type="float">
            <text:p>0</text:p>
          </table:table-cell>
          <table:table-cell table:formula="of:=SUM([day_death__csv_all.I240:.M240])" office:value-type="float" office:value="1.42857142857143" calcext:value-type="float">
            <text:p>1.42857142857143</text:p>
          </table:table-cell>
          <table:table-cell table:formula="of:=SUM([day_death__csv_all.N240:.T240])" office:value-type="float" office:value="24.7142857142856" calcext:value-type="float">
            <text:p>24.7142857142856</text:p>
          </table:table-cell>
          <table:table-cell table:formula="of:=[day_death__csv_all.U240]" office:value-type="float" office:value="26.142857142857" calcext:value-type="float">
            <text:p>26.142857142857</text:p>
          </table:table-cell>
          <table:table-cell table:number-columns-repeated="1019"/>
        </table:table-row>
        <table:table-row table:style-name="ro1">
          <table:table-cell table:formula="of:=SUM([day_death__csv_all.A241:.D241])" office:value-type="float" office:value="0" calcext:value-type="float">
            <text:p>0</text:p>
          </table:table-cell>
          <table:table-cell table:formula="of:=SUM([day_death__csv_all.E241:.H241])" office:value-type="float" office:value="0" calcext:value-type="float">
            <text:p>0</text:p>
          </table:table-cell>
          <table:table-cell table:formula="of:=SUM([day_death__csv_all.I241:.M241])" office:value-type="float" office:value="1.4285714285714" calcext:value-type="float">
            <text:p>1.4285714285714</text:p>
          </table:table-cell>
          <table:table-cell table:formula="of:=SUM([day_death__csv_all.N241:.T241])" office:value-type="float" office:value="24.7142857142867" calcext:value-type="float">
            <text:p>24.7142857142867</text:p>
          </table:table-cell>
          <table:table-cell table:formula="of:=[day_death__csv_all.U241]" office:value-type="float" office:value="26.1428571428581" calcext:value-type="float">
            <text:p>26.1428571428581</text:p>
          </table:table-cell>
          <table:table-cell table:number-columns-repeated="1019"/>
        </table:table-row>
        <table:table-row table:style-name="ro1">
          <table:table-cell table:formula="of:=SUM([day_death__csv_all.A242:.D242])" office:value-type="float" office:value="0" calcext:value-type="float">
            <text:p>0</text:p>
          </table:table-cell>
          <table:table-cell table:formula="of:=SUM([day_death__csv_all.E242:.H242])" office:value-type="float" office:value="0.142857142857142" calcext:value-type="float">
            <text:p>0.142857142857142</text:p>
          </table:table-cell>
          <table:table-cell table:formula="of:=SUM([day_death__csv_all.I242:.M242])" office:value-type="float" office:value="1.57142857142857" calcext:value-type="float">
            <text:p>1.57142857142857</text:p>
          </table:table-cell>
          <table:table-cell table:formula="of:=SUM([day_death__csv_all.N242:.T242])" office:value-type="float" office:value="45.1428571428571" calcext:value-type="float">
            <text:p>45.1428571428571</text:p>
          </table:table-cell>
          <table:table-cell table:formula="of:=[day_death__csv_all.U242]" office:value-type="float" office:value="46.8571428571428" calcext:value-type="float">
            <text:p>46.8571428571428</text:p>
          </table:table-cell>
          <table:table-cell table:number-columns-repeated="1019"/>
        </table:table-row>
        <table:table-row table:style-name="ro1">
          <table:table-cell table:formula="of:=SUM([day_death__csv_all.A243:.D243])" office:value-type="float" office:value="0" calcext:value-type="float">
            <text:p>0</text:p>
          </table:table-cell>
          <table:table-cell table:formula="of:=SUM([day_death__csv_all.E243:.H243])" office:value-type="float" office:value="0.142857142857142" calcext:value-type="float">
            <text:p>0.142857142857142</text:p>
          </table:table-cell>
          <table:table-cell table:formula="of:=SUM([day_death__csv_all.I243:.M243])" office:value-type="float" office:value="1.57142857142857" calcext:value-type="float">
            <text:p>1.57142857142857</text:p>
          </table:table-cell>
          <table:table-cell table:formula="of:=SUM([day_death__csv_all.N243:.T243])" office:value-type="float" office:value="45.1428571428571" calcext:value-type="float">
            <text:p>45.1428571428571</text:p>
          </table:table-cell>
          <table:table-cell table:formula="of:=[day_death__csv_all.U243]" office:value-type="float" office:value="46.8571428571428" calcext:value-type="float">
            <text:p>46.8571428571428</text:p>
          </table:table-cell>
          <table:table-cell table:number-columns-repeated="1019"/>
        </table:table-row>
        <table:table-row table:style-name="ro1">
          <table:table-cell table:formula="of:=SUM([day_death__csv_all.A244:.D244])" office:value-type="float" office:value="0" calcext:value-type="float">
            <text:p>0</text:p>
          </table:table-cell>
          <table:table-cell table:formula="of:=SUM([day_death__csv_all.E244:.H244])" office:value-type="float" office:value="0.142857142857142" calcext:value-type="float">
            <text:p>0.142857142857142</text:p>
          </table:table-cell>
          <table:table-cell table:formula="of:=SUM([day_death__csv_all.I244:.M244])" office:value-type="float" office:value="1.57142857142857" calcext:value-type="float">
            <text:p>1.57142857142857</text:p>
          </table:table-cell>
          <table:table-cell table:formula="of:=SUM([day_death__csv_all.N244:.T244])" office:value-type="float" office:value="45.1428571428571" calcext:value-type="float">
            <text:p>45.1428571428571</text:p>
          </table:table-cell>
          <table:table-cell table:formula="of:=[day_death__csv_all.U244]" office:value-type="float" office:value="46.8571428571428" calcext:value-type="float">
            <text:p>46.8571428571428</text:p>
          </table:table-cell>
          <table:table-cell table:number-columns-repeated="1019"/>
        </table:table-row>
        <table:table-row table:style-name="ro1">
          <table:table-cell table:formula="of:=SUM([day_death__csv_all.A245:.D245])" office:value-type="float" office:value="0" calcext:value-type="float">
            <text:p>0</text:p>
          </table:table-cell>
          <table:table-cell table:formula="of:=SUM([day_death__csv_all.E245:.H245])" office:value-type="float" office:value="0.142857142857142" calcext:value-type="float">
            <text:p>0.142857142857142</text:p>
          </table:table-cell>
          <table:table-cell table:formula="of:=SUM([day_death__csv_all.I245:.M245])" office:value-type="float" office:value="1.57142857142857" calcext:value-type="float">
            <text:p>1.57142857142857</text:p>
          </table:table-cell>
          <table:table-cell table:formula="of:=SUM([day_death__csv_all.N245:.T245])" office:value-type="float" office:value="45.1428571428571" calcext:value-type="float">
            <text:p>45.1428571428571</text:p>
          </table:table-cell>
          <table:table-cell table:formula="of:=[day_death__csv_all.U245]" office:value-type="float" office:value="46.8571428571428" calcext:value-type="float">
            <text:p>46.8571428571428</text:p>
          </table:table-cell>
          <table:table-cell table:number-columns-repeated="1019"/>
        </table:table-row>
        <table:table-row table:style-name="ro1">
          <table:table-cell table:formula="of:=SUM([day_death__csv_all.A246:.D246])" office:value-type="float" office:value="0" calcext:value-type="float">
            <text:p>0</text:p>
          </table:table-cell>
          <table:table-cell table:formula="of:=SUM([day_death__csv_all.E246:.H246])" office:value-type="float" office:value="0.142857142857142" calcext:value-type="float">
            <text:p>0.142857142857142</text:p>
          </table:table-cell>
          <table:table-cell table:formula="of:=SUM([day_death__csv_all.I246:.M246])" office:value-type="float" office:value="1.57142857142857" calcext:value-type="float">
            <text:p>1.57142857142857</text:p>
          </table:table-cell>
          <table:table-cell table:formula="of:=SUM([day_death__csv_all.N246:.T246])" office:value-type="float" office:value="45.1428571428571" calcext:value-type="float">
            <text:p>45.1428571428571</text:p>
          </table:table-cell>
          <table:table-cell table:formula="of:=[day_death__csv_all.U246]" office:value-type="float" office:value="46.8571428571428" calcext:value-type="float">
            <text:p>46.8571428571428</text:p>
          </table:table-cell>
          <table:table-cell table:number-columns-repeated="1019"/>
        </table:table-row>
        <table:table-row table:style-name="ro1">
          <table:table-cell table:formula="of:=SUM([day_death__csv_all.A247:.D247])" office:value-type="float" office:value="0" calcext:value-type="float">
            <text:p>0</text:p>
          </table:table-cell>
          <table:table-cell table:formula="of:=SUM([day_death__csv_all.E247:.H247])" office:value-type="float" office:value="0.142857142857142" calcext:value-type="float">
            <text:p>0.142857142857142</text:p>
          </table:table-cell>
          <table:table-cell table:formula="of:=SUM([day_death__csv_all.I247:.M247])" office:value-type="float" office:value="1.57142857142857" calcext:value-type="float">
            <text:p>1.57142857142857</text:p>
          </table:table-cell>
          <table:table-cell table:formula="of:=SUM([day_death__csv_all.N247:.T247])" office:value-type="float" office:value="45.1428571428571" calcext:value-type="float">
            <text:p>45.1428571428571</text:p>
          </table:table-cell>
          <table:table-cell table:formula="of:=[day_death__csv_all.U247]" office:value-type="float" office:value="46.8571428571428" calcext:value-type="float">
            <text:p>46.8571428571428</text:p>
          </table:table-cell>
          <table:table-cell table:number-columns-repeated="1019"/>
        </table:table-row>
        <table:table-row table:style-name="ro1">
          <table:table-cell table:formula="of:=SUM([day_death__csv_all.A248:.D248])" office:value-type="float" office:value="0" calcext:value-type="float">
            <text:p>0</text:p>
          </table:table-cell>
          <table:table-cell table:formula="of:=SUM([day_death__csv_all.E248:.H248])" office:value-type="float" office:value="0.142857142857146" calcext:value-type="float">
            <text:p>0.142857142857146</text:p>
          </table:table-cell>
          <table:table-cell table:formula="of:=SUM([day_death__csv_all.I248:.M248])" office:value-type="float" office:value="1.57142857142861" calcext:value-type="float">
            <text:p>1.57142857142861</text:p>
          </table:table-cell>
          <table:table-cell table:formula="of:=SUM([day_death__csv_all.N248:.T248])" office:value-type="float" office:value="45.1428571428573" calcext:value-type="float">
            <text:p>45.1428571428573</text:p>
          </table:table-cell>
          <table:table-cell table:formula="of:=[day_death__csv_all.U248]" office:value-type="float" office:value="46.8571428571431" calcext:value-type="float">
            <text:p>46.8571428571431</text:p>
          </table:table-cell>
          <table:table-cell table:number-columns-repeated="1019"/>
        </table:table-row>
        <table:table-row table:style-name="ro1">
          <table:table-cell table:formula="of:=SUM([day_death__csv_all.A249:.D249])" office:value-type="float" office:value="0" calcext:value-type="float">
            <text:p>0</text:p>
          </table:table-cell>
          <table:table-cell table:formula="of:=SUM([day_death__csv_all.E249:.H249])" office:value-type="float" office:value="0" calcext:value-type="float">
            <text:p>0</text:p>
          </table:table-cell>
          <table:table-cell table:formula="of:=SUM([day_death__csv_all.I249:.M249])" office:value-type="float" office:value="2.14285714285714" calcext:value-type="float">
            <text:p>2.14285714285714</text:p>
          </table:table-cell>
          <table:table-cell table:formula="of:=SUM([day_death__csv_all.N249:.T249])" office:value-type="float" office:value="59.8571428571429" calcext:value-type="float">
            <text:p>59.8571428571429</text:p>
          </table:table-cell>
          <table:table-cell table:formula="of:=[day_death__csv_all.U249]" office:value-type="float" office:value="62.0000000000001" calcext:value-type="float">
            <text:p>62.0000000000001</text:p>
          </table:table-cell>
          <table:table-cell table:number-columns-repeated="1019"/>
        </table:table-row>
        <table:table-row table:style-name="ro1">
          <table:table-cell table:formula="of:=SUM([day_death__csv_all.A250:.D250])" office:value-type="float" office:value="0" calcext:value-type="float">
            <text:p>0</text:p>
          </table:table-cell>
          <table:table-cell table:formula="of:=SUM([day_death__csv_all.E250:.H250])" office:value-type="float" office:value="0" calcext:value-type="float">
            <text:p>0</text:p>
          </table:table-cell>
          <table:table-cell table:formula="of:=SUM([day_death__csv_all.I250:.M250])" office:value-type="float" office:value="2.14285714285714" calcext:value-type="float">
            <text:p>2.14285714285714</text:p>
          </table:table-cell>
          <table:table-cell table:formula="of:=SUM([day_death__csv_all.N250:.T250])" office:value-type="float" office:value="59.8571428571429" calcext:value-type="float">
            <text:p>59.8571428571429</text:p>
          </table:table-cell>
          <table:table-cell table:formula="of:=[day_death__csv_all.U250]" office:value-type="float" office:value="62.0000000000001" calcext:value-type="float">
            <text:p>62.0000000000001</text:p>
          </table:table-cell>
          <table:table-cell table:number-columns-repeated="1019"/>
        </table:table-row>
        <table:table-row table:style-name="ro1">
          <table:table-cell table:formula="of:=SUM([day_death__csv_all.A251:.D251])" office:value-type="float" office:value="0" calcext:value-type="float">
            <text:p>0</text:p>
          </table:table-cell>
          <table:table-cell table:formula="of:=SUM([day_death__csv_all.E251:.H251])" office:value-type="float" office:value="0" calcext:value-type="float">
            <text:p>0</text:p>
          </table:table-cell>
          <table:table-cell table:formula="of:=SUM([day_death__csv_all.I251:.M251])" office:value-type="float" office:value="2.14285714285714" calcext:value-type="float">
            <text:p>2.14285714285714</text:p>
          </table:table-cell>
          <table:table-cell table:formula="of:=SUM([day_death__csv_all.N251:.T251])" office:value-type="float" office:value="59.8571428571429" calcext:value-type="float">
            <text:p>59.8571428571429</text:p>
          </table:table-cell>
          <table:table-cell table:formula="of:=[day_death__csv_all.U251]" office:value-type="float" office:value="62.0000000000001" calcext:value-type="float">
            <text:p>62.0000000000001</text:p>
          </table:table-cell>
          <table:table-cell table:number-columns-repeated="1019"/>
        </table:table-row>
        <table:table-row table:style-name="ro1">
          <table:table-cell table:formula="of:=SUM([day_death__csv_all.A252:.D252])" office:value-type="float" office:value="0" calcext:value-type="float">
            <text:p>0</text:p>
          </table:table-cell>
          <table:table-cell table:formula="of:=SUM([day_death__csv_all.E252:.H252])" office:value-type="float" office:value="0" calcext:value-type="float">
            <text:p>0</text:p>
          </table:table-cell>
          <table:table-cell table:formula="of:=SUM([day_death__csv_all.I252:.M252])" office:value-type="float" office:value="2.14285714285714" calcext:value-type="float">
            <text:p>2.14285714285714</text:p>
          </table:table-cell>
          <table:table-cell table:formula="of:=SUM([day_death__csv_all.N252:.T252])" office:value-type="float" office:value="59.8571428571429" calcext:value-type="float">
            <text:p>59.8571428571429</text:p>
          </table:table-cell>
          <table:table-cell table:formula="of:=[day_death__csv_all.U252]" office:value-type="float" office:value="62.0000000000001" calcext:value-type="float">
            <text:p>62.0000000000001</text:p>
          </table:table-cell>
          <table:table-cell table:number-columns-repeated="1019"/>
        </table:table-row>
        <table:table-row table:style-name="ro1">
          <table:table-cell table:formula="of:=SUM([day_death__csv_all.A253:.D253])" office:value-type="float" office:value="0" calcext:value-type="float">
            <text:p>0</text:p>
          </table:table-cell>
          <table:table-cell table:formula="of:=SUM([day_death__csv_all.E253:.H253])" office:value-type="float" office:value="0" calcext:value-type="float">
            <text:p>0</text:p>
          </table:table-cell>
          <table:table-cell table:formula="of:=SUM([day_death__csv_all.I253:.M253])" office:value-type="float" office:value="2.14285714285714" calcext:value-type="float">
            <text:p>2.14285714285714</text:p>
          </table:table-cell>
          <table:table-cell table:formula="of:=SUM([day_death__csv_all.N253:.T253])" office:value-type="float" office:value="59.8571428571429" calcext:value-type="float">
            <text:p>59.8571428571429</text:p>
          </table:table-cell>
          <table:table-cell table:formula="of:=[day_death__csv_all.U253]" office:value-type="float" office:value="62.0000000000001" calcext:value-type="float">
            <text:p>62.0000000000001</text:p>
          </table:table-cell>
          <table:table-cell table:number-columns-repeated="1019"/>
        </table:table-row>
        <table:table-row table:style-name="ro1">
          <table:table-cell table:formula="of:=SUM([day_death__csv_all.A254:.D254])" office:value-type="float" office:value="0" calcext:value-type="float">
            <text:p>0</text:p>
          </table:table-cell>
          <table:table-cell table:formula="of:=SUM([day_death__csv_all.E254:.H254])" office:value-type="float" office:value="0" calcext:value-type="float">
            <text:p>0</text:p>
          </table:table-cell>
          <table:table-cell table:formula="of:=SUM([day_death__csv_all.I254:.M254])" office:value-type="float" office:value="2.14285714285714" calcext:value-type="float">
            <text:p>2.14285714285714</text:p>
          </table:table-cell>
          <table:table-cell table:formula="of:=SUM([day_death__csv_all.N254:.T254])" office:value-type="float" office:value="59.8571428571429" calcext:value-type="float">
            <text:p>59.8571428571429</text:p>
          </table:table-cell>
          <table:table-cell table:formula="of:=[day_death__csv_all.U254]" office:value-type="float" office:value="62.0000000000001" calcext:value-type="float">
            <text:p>62.0000000000001</text:p>
          </table:table-cell>
          <table:table-cell table:number-columns-repeated="1019"/>
        </table:table-row>
        <table:table-row table:style-name="ro1">
          <table:table-cell table:formula="of:=SUM([day_death__csv_all.A255:.D255])" office:value-type="float" office:value="0" calcext:value-type="float">
            <text:p>0</text:p>
          </table:table-cell>
          <table:table-cell table:formula="of:=SUM([day_death__csv_all.E255:.H255])" office:value-type="float" office:value="0" calcext:value-type="float">
            <text:p>0</text:p>
          </table:table-cell>
          <table:table-cell table:formula="of:=SUM([day_death__csv_all.I255:.M255])" office:value-type="float" office:value="2.14285714285715" calcext:value-type="float">
            <text:p>2.14285714285715</text:p>
          </table:table-cell>
          <table:table-cell table:formula="of:=SUM([day_death__csv_all.N255:.T255])" office:value-type="float" office:value="59.8571428571423" calcext:value-type="float">
            <text:p>59.8571428571423</text:p>
          </table:table-cell>
          <table:table-cell table:formula="of:=[day_death__csv_all.U255]" office:value-type="float" office:value="61.9999999999995" calcext:value-type="float">
            <text:p>61.9999999999995</text:p>
          </table:table-cell>
          <table:table-cell table:number-columns-repeated="1019"/>
        </table:table-row>
        <table:table-row table:style-name="ro1">
          <table:table-cell table:formula="of:=SUM([day_death__csv_all.A256:.D256])" office:value-type="float" office:value="0" calcext:value-type="float">
            <text:p>0</text:p>
          </table:table-cell>
          <table:table-cell table:formula="of:=SUM([day_death__csv_all.E256:.H256])" office:value-type="float" office:value="0.285714285714286" calcext:value-type="float">
            <text:p>0.285714285714286</text:p>
          </table:table-cell>
          <table:table-cell table:formula="of:=SUM([day_death__csv_all.I256:.M256])" office:value-type="float" office:value="2.57142857142857" calcext:value-type="float">
            <text:p>2.57142857142857</text:p>
          </table:table-cell>
          <table:table-cell table:formula="of:=SUM([day_death__csv_all.N256:.T256])" office:value-type="float" office:value="77.8571428571429" calcext:value-type="float">
            <text:p>77.8571428571429</text:p>
          </table:table-cell>
          <table:table-cell table:formula="of:=[day_death__csv_all.U256]" office:value-type="float" office:value="80.7142857142857" calcext:value-type="float">
            <text:p>80.7142857142857</text:p>
          </table:table-cell>
          <table:table-cell table:number-columns-repeated="1019"/>
        </table:table-row>
        <table:table-row table:style-name="ro1">
          <table:table-cell table:formula="of:=SUM([day_death__csv_all.A257:.D257])" office:value-type="float" office:value="0" calcext:value-type="float">
            <text:p>0</text:p>
          </table:table-cell>
          <table:table-cell table:formula="of:=SUM([day_death__csv_all.E257:.H257])" office:value-type="float" office:value="0.285714285714286" calcext:value-type="float">
            <text:p>0.285714285714286</text:p>
          </table:table-cell>
          <table:table-cell table:formula="of:=SUM([day_death__csv_all.I257:.M257])" office:value-type="float" office:value="2.57142857142857" calcext:value-type="float">
            <text:p>2.57142857142857</text:p>
          </table:table-cell>
          <table:table-cell table:formula="of:=SUM([day_death__csv_all.N257:.T257])" office:value-type="float" office:value="77.8571428571429" calcext:value-type="float">
            <text:p>77.8571428571429</text:p>
          </table:table-cell>
          <table:table-cell table:formula="of:=[day_death__csv_all.U257]" office:value-type="float" office:value="80.7142857142857" calcext:value-type="float">
            <text:p>80.7142857142857</text:p>
          </table:table-cell>
          <table:table-cell table:number-columns-repeated="1019"/>
        </table:table-row>
        <table:table-row table:style-name="ro1">
          <table:table-cell table:formula="of:=SUM([day_death__csv_all.A258:.D258])" office:value-type="float" office:value="0" calcext:value-type="float">
            <text:p>0</text:p>
          </table:table-cell>
          <table:table-cell table:formula="of:=SUM([day_death__csv_all.E258:.H258])" office:value-type="float" office:value="0.285714285714286" calcext:value-type="float">
            <text:p>0.285714285714286</text:p>
          </table:table-cell>
          <table:table-cell table:formula="of:=SUM([day_death__csv_all.I258:.M258])" office:value-type="float" office:value="2.57142857142857" calcext:value-type="float">
            <text:p>2.57142857142857</text:p>
          </table:table-cell>
          <table:table-cell table:formula="of:=SUM([day_death__csv_all.N258:.T258])" office:value-type="float" office:value="77.8571428571429" calcext:value-type="float">
            <text:p>77.8571428571429</text:p>
          </table:table-cell>
          <table:table-cell table:formula="of:=[day_death__csv_all.U258]" office:value-type="float" office:value="80.7142857142857" calcext:value-type="float">
            <text:p>80.7142857142857</text:p>
          </table:table-cell>
          <table:table-cell table:number-columns-repeated="1019"/>
        </table:table-row>
        <table:table-row table:style-name="ro1">
          <table:table-cell table:formula="of:=SUM([day_death__csv_all.A259:.D259])" office:value-type="float" office:value="0" calcext:value-type="float">
            <text:p>0</text:p>
          </table:table-cell>
          <table:table-cell table:formula="of:=SUM([day_death__csv_all.E259:.H259])" office:value-type="float" office:value="0.285714285714286" calcext:value-type="float">
            <text:p>0.285714285714286</text:p>
          </table:table-cell>
          <table:table-cell table:formula="of:=SUM([day_death__csv_all.I259:.M259])" office:value-type="float" office:value="2.57142857142857" calcext:value-type="float">
            <text:p>2.57142857142857</text:p>
          </table:table-cell>
          <table:table-cell table:formula="of:=SUM([day_death__csv_all.N259:.T259])" office:value-type="float" office:value="77.8571428571429" calcext:value-type="float">
            <text:p>77.8571428571429</text:p>
          </table:table-cell>
          <table:table-cell table:formula="of:=[day_death__csv_all.U259]" office:value-type="float" office:value="80.7142857142857" calcext:value-type="float">
            <text:p>80.7142857142857</text:p>
          </table:table-cell>
          <table:table-cell table:number-columns-repeated="1019"/>
        </table:table-row>
        <table:table-row table:style-name="ro1">
          <table:table-cell table:formula="of:=SUM([day_death__csv_all.A260:.D260])" office:value-type="float" office:value="0" calcext:value-type="float">
            <text:p>0</text:p>
          </table:table-cell>
          <table:table-cell table:formula="of:=SUM([day_death__csv_all.E260:.H260])" office:value-type="float" office:value="0.285714285714286" calcext:value-type="float">
            <text:p>0.285714285714286</text:p>
          </table:table-cell>
          <table:table-cell table:formula="of:=SUM([day_death__csv_all.I260:.M260])" office:value-type="float" office:value="2.57142857142857" calcext:value-type="float">
            <text:p>2.57142857142857</text:p>
          </table:table-cell>
          <table:table-cell table:formula="of:=SUM([day_death__csv_all.N260:.T260])" office:value-type="float" office:value="77.8571428571429" calcext:value-type="float">
            <text:p>77.8571428571429</text:p>
          </table:table-cell>
          <table:table-cell table:formula="of:=[day_death__csv_all.U260]" office:value-type="float" office:value="80.7142857142857" calcext:value-type="float">
            <text:p>80.7142857142857</text:p>
          </table:table-cell>
          <table:table-cell table:number-columns-repeated="1019"/>
        </table:table-row>
        <table:table-row table:style-name="ro1">
          <table:table-cell table:formula="of:=SUM([day_death__csv_all.A261:.D261])" office:value-type="float" office:value="0" calcext:value-type="float">
            <text:p>0</text:p>
          </table:table-cell>
          <table:table-cell table:formula="of:=SUM([day_death__csv_all.E261:.H261])" office:value-type="float" office:value="0.285714285714286" calcext:value-type="float">
            <text:p>0.285714285714286</text:p>
          </table:table-cell>
          <table:table-cell table:formula="of:=SUM([day_death__csv_all.I261:.M261])" office:value-type="float" office:value="2.57142857142857" calcext:value-type="float">
            <text:p>2.57142857142857</text:p>
          </table:table-cell>
          <table:table-cell table:formula="of:=SUM([day_death__csv_all.N261:.T261])" office:value-type="float" office:value="77.8571428571429" calcext:value-type="float">
            <text:p>77.8571428571429</text:p>
          </table:table-cell>
          <table:table-cell table:formula="of:=[day_death__csv_all.U261]" office:value-type="float" office:value="80.7142857142857" calcext:value-type="float">
            <text:p>80.7142857142857</text:p>
          </table:table-cell>
          <table:table-cell table:number-columns-repeated="1019"/>
        </table:table-row>
        <table:table-row table:style-name="ro1">
          <table:table-cell table:formula="of:=SUM([day_death__csv_all.A262:.D262])" office:value-type="float" office:value="0" calcext:value-type="float">
            <text:p>0</text:p>
          </table:table-cell>
          <table:table-cell table:formula="of:=SUM([day_death__csv_all.E262:.H262])" office:value-type="float" office:value="0.285714285714281" calcext:value-type="float">
            <text:p>0.285714285714281</text:p>
          </table:table-cell>
          <table:table-cell table:formula="of:=SUM([day_death__csv_all.I262:.M262])" office:value-type="float" office:value="2.57142857142861" calcext:value-type="float">
            <text:p>2.57142857142861</text:p>
          </table:table-cell>
          <table:table-cell table:formula="of:=SUM([day_death__csv_all.N262:.T262])" office:value-type="float" office:value="77.8571428571427" calcext:value-type="float">
            <text:p>77.8571428571427</text:p>
          </table:table-cell>
          <table:table-cell table:formula="of:=[day_death__csv_all.U262]" office:value-type="float" office:value="80.7142857142856" calcext:value-type="float">
            <text:p>80.7142857142856</text:p>
          </table:table-cell>
          <table:table-cell table:number-columns-repeated="1019"/>
        </table:table-row>
        <table:table-row table:style-name="ro1">
          <table:table-cell table:formula="of:=SUM([day_death__csv_all.A263:.D263])" office:value-type="float" office:value="0.142857142857143" calcext:value-type="float">
            <text:p>0.142857142857143</text:p>
          </table:table-cell>
          <table:table-cell table:formula="of:=SUM([day_death__csv_all.E263:.H263])" office:value-type="float" office:value="0" calcext:value-type="float">
            <text:p>0</text:p>
          </table:table-cell>
          <table:table-cell table:formula="of:=SUM([day_death__csv_all.I263:.M263])" office:value-type="float" office:value="3.28571428571427" calcext:value-type="float">
            <text:p>3.28571428571427</text:p>
          </table:table-cell>
          <table:table-cell table:formula="of:=SUM([day_death__csv_all.N263:.T263])" office:value-type="float" office:value="64.4285714285713" calcext:value-type="float">
            <text:p>64.4285714285713</text:p>
          </table:table-cell>
          <table:table-cell table:formula="of:=[day_death__csv_all.U263]" office:value-type="float" office:value="67.8571428571427" calcext:value-type="float">
            <text:p>67.8571428571427</text:p>
          </table:table-cell>
          <table:table-cell table:number-columns-repeated="1019"/>
        </table:table-row>
        <table:table-row table:style-name="ro1">
          <table:table-cell table:formula="of:=SUM([day_death__csv_all.A264:.D264])" office:value-type="float" office:value="0.142857142857143" calcext:value-type="float">
            <text:p>0.142857142857143</text:p>
          </table:table-cell>
          <table:table-cell table:formula="of:=SUM([day_death__csv_all.E264:.H264])" office:value-type="float" office:value="0" calcext:value-type="float">
            <text:p>0</text:p>
          </table:table-cell>
          <table:table-cell table:formula="of:=SUM([day_death__csv_all.I264:.M264])" office:value-type="float" office:value="3.28571428571427" calcext:value-type="float">
            <text:p>3.28571428571427</text:p>
          </table:table-cell>
          <table:table-cell table:formula="of:=SUM([day_death__csv_all.N264:.T264])" office:value-type="float" office:value="64.4285714285713" calcext:value-type="float">
            <text:p>64.4285714285713</text:p>
          </table:table-cell>
          <table:table-cell table:formula="of:=[day_death__csv_all.U264]" office:value-type="float" office:value="67.8571428571427" calcext:value-type="float">
            <text:p>67.8571428571427</text:p>
          </table:table-cell>
          <table:table-cell table:number-columns-repeated="1019"/>
        </table:table-row>
        <table:table-row table:style-name="ro1">
          <table:table-cell table:formula="of:=SUM([day_death__csv_all.A265:.D265])" office:value-type="float" office:value="0.142857142857143" calcext:value-type="float">
            <text:p>0.142857142857143</text:p>
          </table:table-cell>
          <table:table-cell table:formula="of:=SUM([day_death__csv_all.E265:.H265])" office:value-type="float" office:value="0" calcext:value-type="float">
            <text:p>0</text:p>
          </table:table-cell>
          <table:table-cell table:formula="of:=SUM([day_death__csv_all.I265:.M265])" office:value-type="float" office:value="3.28571428571427" calcext:value-type="float">
            <text:p>3.28571428571427</text:p>
          </table:table-cell>
          <table:table-cell table:formula="of:=SUM([day_death__csv_all.N265:.T265])" office:value-type="float" office:value="64.4285714285713" calcext:value-type="float">
            <text:p>64.4285714285713</text:p>
          </table:table-cell>
          <table:table-cell table:formula="of:=[day_death__csv_all.U265]" office:value-type="float" office:value="67.8571428571427" calcext:value-type="float">
            <text:p>67.8571428571427</text:p>
          </table:table-cell>
          <table:table-cell table:number-columns-repeated="1019"/>
        </table:table-row>
        <table:table-row table:style-name="ro1">
          <table:table-cell table:formula="of:=SUM([day_death__csv_all.A266:.D266])" office:value-type="float" office:value="0.142857142857143" calcext:value-type="float">
            <text:p>0.142857142857143</text:p>
          </table:table-cell>
          <table:table-cell table:formula="of:=SUM([day_death__csv_all.E266:.H266])" office:value-type="float" office:value="0" calcext:value-type="float">
            <text:p>0</text:p>
          </table:table-cell>
          <table:table-cell table:formula="of:=SUM([day_death__csv_all.I266:.M266])" office:value-type="float" office:value="3.28571428571427" calcext:value-type="float">
            <text:p>3.28571428571427</text:p>
          </table:table-cell>
          <table:table-cell table:formula="of:=SUM([day_death__csv_all.N266:.T266])" office:value-type="float" office:value="64.4285714285713" calcext:value-type="float">
            <text:p>64.4285714285713</text:p>
          </table:table-cell>
          <table:table-cell table:formula="of:=[day_death__csv_all.U266]" office:value-type="float" office:value="67.8571428571427" calcext:value-type="float">
            <text:p>67.8571428571427</text:p>
          </table:table-cell>
          <table:table-cell table:number-columns-repeated="1019"/>
        </table:table-row>
        <table:table-row table:style-name="ro1">
          <table:table-cell table:formula="of:=SUM([day_death__csv_all.A267:.D267])" office:value-type="float" office:value="0.142857142857143" calcext:value-type="float">
            <text:p>0.142857142857143</text:p>
          </table:table-cell>
          <table:table-cell table:formula="of:=SUM([day_death__csv_all.E267:.H267])" office:value-type="float" office:value="0" calcext:value-type="float">
            <text:p>0</text:p>
          </table:table-cell>
          <table:table-cell table:formula="of:=SUM([day_death__csv_all.I267:.M267])" office:value-type="float" office:value="3.28571428571428" calcext:value-type="float">
            <text:p>3.28571428571428</text:p>
          </table:table-cell>
          <table:table-cell table:formula="of:=SUM([day_death__csv_all.N267:.T267])" office:value-type="float" office:value="64.4285714285713" calcext:value-type="float">
            <text:p>64.4285714285713</text:p>
          </table:table-cell>
          <table:table-cell table:formula="of:=[day_death__csv_all.U267]" office:value-type="float" office:value="67.8571428571427" calcext:value-type="float">
            <text:p>67.8571428571427</text:p>
          </table:table-cell>
          <table:table-cell table:number-columns-repeated="1019"/>
        </table:table-row>
        <table:table-row table:style-name="ro1">
          <table:table-cell table:formula="of:=SUM([day_death__csv_all.A268:.D268])" office:value-type="float" office:value="0.142857142857143" calcext:value-type="float">
            <text:p>0.142857142857143</text:p>
          </table:table-cell>
          <table:table-cell table:formula="of:=SUM([day_death__csv_all.E268:.H268])" office:value-type="float" office:value="0" calcext:value-type="float">
            <text:p>0</text:p>
          </table:table-cell>
          <table:table-cell table:formula="of:=SUM([day_death__csv_all.I268:.M268])" office:value-type="float" office:value="3.28571428571428" calcext:value-type="float">
            <text:p>3.28571428571428</text:p>
          </table:table-cell>
          <table:table-cell table:formula="of:=SUM([day_death__csv_all.N268:.T268])" office:value-type="float" office:value="64.4285714285713" calcext:value-type="float">
            <text:p>64.4285714285713</text:p>
          </table:table-cell>
          <table:table-cell table:formula="of:=[day_death__csv_all.U268]" office:value-type="float" office:value="67.8571428571427" calcext:value-type="float">
            <text:p>67.8571428571427</text:p>
          </table:table-cell>
          <table:table-cell table:number-columns-repeated="1019"/>
        </table:table-row>
        <table:table-row table:style-name="ro1">
          <table:table-cell table:formula="of:=SUM([day_death__csv_all.A269:.D269])" office:value-type="float" office:value="0.142857142857143" calcext:value-type="float">
            <text:p>0.142857142857143</text:p>
          </table:table-cell>
          <table:table-cell table:formula="of:=SUM([day_death__csv_all.E269:.H269])" office:value-type="float" office:value="0" calcext:value-type="float">
            <text:p>0</text:p>
          </table:table-cell>
          <table:table-cell table:formula="of:=SUM([day_death__csv_all.I269:.M269])" office:value-type="float" office:value="3.28571428571438" calcext:value-type="float">
            <text:p>3.28571428571438</text:p>
          </table:table-cell>
          <table:table-cell table:formula="of:=SUM([day_death__csv_all.N269:.T269])" office:value-type="float" office:value="64.4285714285724" calcext:value-type="float">
            <text:p>64.4285714285724</text:p>
          </table:table-cell>
          <table:table-cell table:formula="of:=[day_death__csv_all.U269]" office:value-type="float" office:value="67.8571428571439" calcext:value-type="float">
            <text:p>67.8571428571439</text:p>
          </table:table-cell>
          <table:table-cell table:number-columns-repeated="1019"/>
        </table:table-row>
        <table:table-row table:style-name="ro1">
          <table:table-cell table:formula="of:=SUM([day_death__csv_all.A270:.D270])" office:value-type="float" office:value="0" calcext:value-type="float">
            <text:p>0</text:p>
          </table:table-cell>
          <table:table-cell table:formula="of:=SUM([day_death__csv_all.E270:.H270])" office:value-type="float" office:value="0.285714285714286" calcext:value-type="float">
            <text:p>0.285714285714286</text:p>
          </table:table-cell>
          <table:table-cell table:formula="of:=SUM([day_death__csv_all.I270:.M270])" office:value-type="float" office:value="2.57142857142857" calcext:value-type="float">
            <text:p>2.57142857142857</text:p>
          </table:table-cell>
          <table:table-cell table:formula="of:=SUM([day_death__csv_all.N270:.T270])" office:value-type="float" office:value="57" calcext:value-type="float">
            <text:p>57</text:p>
          </table:table-cell>
          <table:table-cell table:formula="of:=[day_death__csv_all.U270]" office:value-type="float" office:value="59.8571428571429" calcext:value-type="float">
            <text:p>59.8571428571429</text:p>
          </table:table-cell>
          <table:table-cell table:number-columns-repeated="1019"/>
        </table:table-row>
        <table:table-row table:style-name="ro1">
          <table:table-cell table:formula="of:=SUM([day_death__csv_all.A271:.D271])" office:value-type="float" office:value="0" calcext:value-type="float">
            <text:p>0</text:p>
          </table:table-cell>
          <table:table-cell table:formula="of:=SUM([day_death__csv_all.E271:.H271])" office:value-type="float" office:value="0.285714285714286" calcext:value-type="float">
            <text:p>0.285714285714286</text:p>
          </table:table-cell>
          <table:table-cell table:formula="of:=SUM([day_death__csv_all.I271:.M271])" office:value-type="float" office:value="2.57142857142857" calcext:value-type="float">
            <text:p>2.57142857142857</text:p>
          </table:table-cell>
          <table:table-cell table:formula="of:=SUM([day_death__csv_all.N271:.T271])" office:value-type="float" office:value="57" calcext:value-type="float">
            <text:p>57</text:p>
          </table:table-cell>
          <table:table-cell table:formula="of:=[day_death__csv_all.U271]" office:value-type="float" office:value="59.8571428571429" calcext:value-type="float">
            <text:p>59.8571428571429</text:p>
          </table:table-cell>
          <table:table-cell table:number-columns-repeated="1019"/>
        </table:table-row>
        <table:table-row table:style-name="ro1">
          <table:table-cell table:formula="of:=SUM([day_death__csv_all.A272:.D272])" office:value-type="float" office:value="0" calcext:value-type="float">
            <text:p>0</text:p>
          </table:table-cell>
          <table:table-cell table:formula="of:=SUM([day_death__csv_all.E272:.H272])" office:value-type="float" office:value="0.285714285714286" calcext:value-type="float">
            <text:p>0.285714285714286</text:p>
          </table:table-cell>
          <table:table-cell table:formula="of:=SUM([day_death__csv_all.I272:.M272])" office:value-type="float" office:value="2.57142857142857" calcext:value-type="float">
            <text:p>2.57142857142857</text:p>
          </table:table-cell>
          <table:table-cell table:formula="of:=SUM([day_death__csv_all.N272:.T272])" office:value-type="float" office:value="57" calcext:value-type="float">
            <text:p>57</text:p>
          </table:table-cell>
          <table:table-cell table:formula="of:=[day_death__csv_all.U272]" office:value-type="float" office:value="59.8571428571429" calcext:value-type="float">
            <text:p>59.8571428571429</text:p>
          </table:table-cell>
          <table:table-cell table:number-columns-repeated="1019"/>
        </table:table-row>
        <table:table-row table:style-name="ro1">
          <table:table-cell table:formula="of:=SUM([day_death__csv_all.A273:.D273])" office:value-type="float" office:value="0" calcext:value-type="float">
            <text:p>0</text:p>
          </table:table-cell>
          <table:table-cell table:formula="of:=SUM([day_death__csv_all.E273:.H273])" office:value-type="float" office:value="0.285714285714286" calcext:value-type="float">
            <text:p>0.285714285714286</text:p>
          </table:table-cell>
          <table:table-cell table:formula="of:=SUM([day_death__csv_all.I273:.M273])" office:value-type="float" office:value="2.57142857142857" calcext:value-type="float">
            <text:p>2.57142857142857</text:p>
          </table:table-cell>
          <table:table-cell table:formula="of:=SUM([day_death__csv_all.N273:.T273])" office:value-type="float" office:value="57" calcext:value-type="float">
            <text:p>57</text:p>
          </table:table-cell>
          <table:table-cell table:formula="of:=[day_death__csv_all.U273]" office:value-type="float" office:value="59.8571428571429" calcext:value-type="float">
            <text:p>59.8571428571429</text:p>
          </table:table-cell>
          <table:table-cell table:number-columns-repeated="1019"/>
        </table:table-row>
        <table:table-row table:style-name="ro1">
          <table:table-cell table:formula="of:=SUM([day_death__csv_all.A274:.D274])" office:value-type="float" office:value="0" calcext:value-type="float">
            <text:p>0</text:p>
          </table:table-cell>
          <table:table-cell table:formula="of:=SUM([day_death__csv_all.E274:.H274])" office:value-type="float" office:value="0.285714285714286" calcext:value-type="float">
            <text:p>0.285714285714286</text:p>
          </table:table-cell>
          <table:table-cell table:formula="of:=SUM([day_death__csv_all.I274:.M274])" office:value-type="float" office:value="2.57142857142857" calcext:value-type="float">
            <text:p>2.57142857142857</text:p>
          </table:table-cell>
          <table:table-cell table:formula="of:=SUM([day_death__csv_all.N274:.T274])" office:value-type="float" office:value="57" calcext:value-type="float">
            <text:p>57</text:p>
          </table:table-cell>
          <table:table-cell table:formula="of:=[day_death__csv_all.U274]" office:value-type="float" office:value="59.8571428571429" calcext:value-type="float">
            <text:p>59.8571428571429</text:p>
          </table:table-cell>
          <table:table-cell table:number-columns-repeated="1019"/>
        </table:table-row>
        <table:table-row table:style-name="ro1">
          <table:table-cell table:formula="of:=SUM([day_death__csv_all.A275:.D275])" office:value-type="float" office:value="0" calcext:value-type="float">
            <text:p>0</text:p>
          </table:table-cell>
          <table:table-cell table:formula="of:=SUM([day_death__csv_all.E275:.H275])" office:value-type="float" office:value="0.285714285714286" calcext:value-type="float">
            <text:p>0.285714285714286</text:p>
          </table:table-cell>
          <table:table-cell table:formula="of:=SUM([day_death__csv_all.I275:.M275])" office:value-type="float" office:value="2.57142857142857" calcext:value-type="float">
            <text:p>2.57142857142857</text:p>
          </table:table-cell>
          <table:table-cell table:formula="of:=SUM([day_death__csv_all.N275:.T275])" office:value-type="float" office:value="57" calcext:value-type="float">
            <text:p>57</text:p>
          </table:table-cell>
          <table:table-cell table:formula="of:=[day_death__csv_all.U275]" office:value-type="float" office:value="59.8571428571429" calcext:value-type="float">
            <text:p>59.8571428571429</text:p>
          </table:table-cell>
          <table:table-cell table:number-columns-repeated="1019"/>
        </table:table-row>
        <table:table-row table:style-name="ro1">
          <table:table-cell table:formula="of:=SUM([day_death__csv_all.A276:.D276])" office:value-type="float" office:value="0" calcext:value-type="float">
            <text:p>0</text:p>
          </table:table-cell>
          <table:table-cell table:formula="of:=SUM([day_death__csv_all.E276:.H276])" office:value-type="float" office:value="0.285714285714281" calcext:value-type="float">
            <text:p>0.285714285714281</text:p>
          </table:table-cell>
          <table:table-cell table:formula="of:=SUM([day_death__csv_all.I276:.M276])" office:value-type="float" office:value="2.57142857142863" calcext:value-type="float">
            <text:p>2.57142857142863</text:p>
          </table:table-cell>
          <table:table-cell table:formula="of:=SUM([day_death__csv_all.N276:.T276])" office:value-type="float" office:value="56.9999999999997" calcext:value-type="float">
            <text:p>56.9999999999997</text:p>
          </table:table-cell>
          <table:table-cell table:formula="of:=[day_death__csv_all.U276]" office:value-type="float" office:value="59.8571428571426" calcext:value-type="float">
            <text:p>59.8571428571426</text:p>
          </table:table-cell>
          <table:table-cell table:number-columns-repeated="1019"/>
        </table:table-row>
        <table:table-row table:style-name="ro1">
          <table:table-cell table:formula="of:=SUM([day_death__csv_all.A277:.D277])" office:value-type="float" office:value="0" calcext:value-type="float">
            <text:p>0</text:p>
          </table:table-cell>
          <table:table-cell table:formula="of:=SUM([day_death__csv_all.E277:.H277])" office:value-type="float" office:value="0.142857142857143" calcext:value-type="float">
            <text:p>0.142857142857143</text:p>
          </table:table-cell>
          <table:table-cell table:formula="of:=SUM([day_death__csv_all.I277:.M277])" office:value-type="float" office:value="2" calcext:value-type="float">
            <text:p>2</text:p>
          </table:table-cell>
          <table:table-cell table:formula="of:=SUM([day_death__csv_all.N277:.T277])" office:value-type="float" office:value="55.4285714285717" calcext:value-type="float">
            <text:p>55.4285714285717</text:p>
          </table:table-cell>
          <table:table-cell table:formula="of:=[day_death__csv_all.U277]" office:value-type="float" office:value="57.5714285714288" calcext:value-type="float">
            <text:p>57.5714285714288</text:p>
          </table:table-cell>
          <table:table-cell table:number-columns-repeated="1019"/>
        </table:table-row>
        <table:table-row table:style-name="ro1">
          <table:table-cell table:formula="of:=SUM([day_death__csv_all.A278:.D278])" office:value-type="float" office:value="0" calcext:value-type="float">
            <text:p>0</text:p>
          </table:table-cell>
          <table:table-cell table:formula="of:=SUM([day_death__csv_all.E278:.H278])" office:value-type="float" office:value="0.142857142857143" calcext:value-type="float">
            <text:p>0.142857142857143</text:p>
          </table:table-cell>
          <table:table-cell table:formula="of:=SUM([day_death__csv_all.I278:.M278])" office:value-type="float" office:value="2" calcext:value-type="float">
            <text:p>2</text:p>
          </table:table-cell>
          <table:table-cell table:formula="of:=SUM([day_death__csv_all.N278:.T278])" office:value-type="float" office:value="55.4285714285717" calcext:value-type="float">
            <text:p>55.4285714285717</text:p>
          </table:table-cell>
          <table:table-cell table:formula="of:=[day_death__csv_all.U278]" office:value-type="float" office:value="57.5714285714288" calcext:value-type="float">
            <text:p>57.5714285714288</text:p>
          </table:table-cell>
          <table:table-cell table:number-columns-repeated="1019"/>
        </table:table-row>
        <table:table-row table:style-name="ro1">
          <table:table-cell table:formula="of:=SUM([day_death__csv_all.A279:.D279])" office:value-type="float" office:value="0" calcext:value-type="float">
            <text:p>0</text:p>
          </table:table-cell>
          <table:table-cell table:formula="of:=SUM([day_death__csv_all.E279:.H279])" office:value-type="float" office:value="0.142857142857143" calcext:value-type="float">
            <text:p>0.142857142857143</text:p>
          </table:table-cell>
          <table:table-cell table:formula="of:=SUM([day_death__csv_all.I279:.M279])" office:value-type="float" office:value="1.99999999999998" calcext:value-type="float">
            <text:p>1.99999999999998</text:p>
          </table:table-cell>
          <table:table-cell table:formula="of:=SUM([day_death__csv_all.N279:.T279])" office:value-type="float" office:value="55.4285714285717" calcext:value-type="float">
            <text:p>55.4285714285717</text:p>
          </table:table-cell>
          <table:table-cell table:formula="of:=[day_death__csv_all.U279]" office:value-type="float" office:value="57.5714285714288" calcext:value-type="float">
            <text:p>57.5714285714288</text:p>
          </table:table-cell>
          <table:table-cell table:number-columns-repeated="1019"/>
        </table:table-row>
        <table:table-row table:style-name="ro1">
          <table:table-cell table:formula="of:=SUM([day_death__csv_all.A280:.D280])" office:value-type="float" office:value="0" calcext:value-type="float">
            <text:p>0</text:p>
          </table:table-cell>
          <table:table-cell table:formula="of:=SUM([day_death__csv_all.E280:.H280])" office:value-type="float" office:value="0.142857142857143" calcext:value-type="float">
            <text:p>0.142857142857143</text:p>
          </table:table-cell>
          <table:table-cell table:formula="of:=SUM([day_death__csv_all.I280:.M280])" office:value-type="float" office:value="1.99999999999998" calcext:value-type="float">
            <text:p>1.99999999999998</text:p>
          </table:table-cell>
          <table:table-cell table:formula="of:=SUM([day_death__csv_all.N280:.T280])" office:value-type="float" office:value="55.4285714285717" calcext:value-type="float">
            <text:p>55.4285714285717</text:p>
          </table:table-cell>
          <table:table-cell table:formula="of:=[day_death__csv_all.U280]" office:value-type="float" office:value="57.5714285714288" calcext:value-type="float">
            <text:p>57.5714285714288</text:p>
          </table:table-cell>
          <table:table-cell table:number-columns-repeated="1019"/>
        </table:table-row>
        <table:table-row table:style-name="ro1">
          <table:table-cell table:formula="of:=SUM([day_death__csv_all.A281:.D281])" office:value-type="float" office:value="0" calcext:value-type="float">
            <text:p>0</text:p>
          </table:table-cell>
          <table:table-cell table:formula="of:=SUM([day_death__csv_all.E281:.H281])" office:value-type="float" office:value="0.142857142857143" calcext:value-type="float">
            <text:p>0.142857142857143</text:p>
          </table:table-cell>
          <table:table-cell table:formula="of:=SUM([day_death__csv_all.I281:.M281])" office:value-type="float" office:value="1.99999999999998" calcext:value-type="float">
            <text:p>1.99999999999998</text:p>
          </table:table-cell>
          <table:table-cell table:formula="of:=SUM([day_death__csv_all.N281:.T281])" office:value-type="float" office:value="55.4285714285717" calcext:value-type="float">
            <text:p>55.4285714285717</text:p>
          </table:table-cell>
          <table:table-cell table:formula="of:=[day_death__csv_all.U281]" office:value-type="float" office:value="57.5714285714288" calcext:value-type="float">
            <text:p>57.5714285714288</text:p>
          </table:table-cell>
          <table:table-cell table:number-columns-repeated="1019"/>
        </table:table-row>
        <table:table-row table:style-name="ro1">
          <table:table-cell table:formula="of:=SUM([day_death__csv_all.A282:.D282])" office:value-type="float" office:value="0" calcext:value-type="float">
            <text:p>0</text:p>
          </table:table-cell>
          <table:table-cell table:formula="of:=SUM([day_death__csv_all.E282:.H282])" office:value-type="float" office:value="0.142857142857143" calcext:value-type="float">
            <text:p>0.142857142857143</text:p>
          </table:table-cell>
          <table:table-cell table:formula="of:=SUM([day_death__csv_all.I282:.M282])" office:value-type="float" office:value="1.99999999999998" calcext:value-type="float">
            <text:p>1.99999999999998</text:p>
          </table:table-cell>
          <table:table-cell table:formula="of:=SUM([day_death__csv_all.N282:.T282])" office:value-type="float" office:value="55.4285714285717" calcext:value-type="float">
            <text:p>55.4285714285717</text:p>
          </table:table-cell>
          <table:table-cell table:formula="of:=[day_death__csv_all.U282]" office:value-type="float" office:value="57.5714285714288" calcext:value-type="float">
            <text:p>57.5714285714288</text:p>
          </table:table-cell>
          <table:table-cell table:number-columns-repeated="1019"/>
        </table:table-row>
        <table:table-row table:style-name="ro1">
          <table:table-cell table:formula="of:=SUM([day_death__csv_all.A283:.D283])" office:value-type="float" office:value="0" calcext:value-type="float">
            <text:p>0</text:p>
          </table:table-cell>
          <table:table-cell table:formula="of:=SUM([day_death__csv_all.E283:.H283])" office:value-type="float" office:value="0.142857142857141" calcext:value-type="float">
            <text:p>0.142857142857141</text:p>
          </table:table-cell>
          <table:table-cell table:formula="of:=SUM([day_death__csv_all.I283:.M283])" office:value-type="float" office:value="2.0000000000001" calcext:value-type="float">
            <text:p>2.0000000000001</text:p>
          </table:table-cell>
          <table:table-cell table:formula="of:=SUM([day_death__csv_all.N283:.T283])" office:value-type="float" office:value="55.4285714285699" calcext:value-type="float">
            <text:p>55.4285714285699</text:p>
          </table:table-cell>
          <table:table-cell table:formula="of:=[day_death__csv_all.U283]" office:value-type="float" office:value="57.5714285714272" calcext:value-type="float">
            <text:p>57.5714285714272</text:p>
          </table:table-cell>
          <table:table-cell table:number-columns-repeated="1019"/>
        </table:table-row>
        <table:table-row table:style-name="ro1">
          <table:table-cell table:formula="of:=SUM([day_death__csv_all.A284:.D284])" office:value-type="float" office:value="0" calcext:value-type="float">
            <text:p>0</text:p>
          </table:table-cell>
          <table:table-cell table:formula="of:=SUM([day_death__csv_all.E284:.H284])" office:value-type="float" office:value="0.142857142857143" calcext:value-type="float">
            <text:p>0.142857142857143</text:p>
          </table:table-cell>
          <table:table-cell table:formula="of:=SUM([day_death__csv_all.I284:.M284])" office:value-type="float" office:value="2.85714285714285" calcext:value-type="float">
            <text:p>2.85714285714285</text:p>
          </table:table-cell>
          <table:table-cell table:formula="of:=SUM([day_death__csv_all.N284:.T284])" office:value-type="float" office:value="45.1428571428569" calcext:value-type="float">
            <text:p>45.1428571428569</text:p>
          </table:table-cell>
          <table:table-cell table:formula="of:=[day_death__csv_all.U284]" office:value-type="float" office:value="48.1428571428569" calcext:value-type="float">
            <text:p>48.1428571428569</text:p>
          </table:table-cell>
          <table:table-cell table:number-columns-repeated="1019"/>
        </table:table-row>
        <table:table-row table:style-name="ro1">
          <table:table-cell table:formula="of:=SUM([day_death__csv_all.A285:.D285])" office:value-type="float" office:value="0" calcext:value-type="float">
            <text:p>0</text:p>
          </table:table-cell>
          <table:table-cell table:formula="of:=SUM([day_death__csv_all.E285:.H285])" office:value-type="float" office:value="0.142857142857143" calcext:value-type="float">
            <text:p>0.142857142857143</text:p>
          </table:table-cell>
          <table:table-cell table:formula="of:=SUM([day_death__csv_all.I285:.M285])" office:value-type="float" office:value="2.85714285714285" calcext:value-type="float">
            <text:p>2.85714285714285</text:p>
          </table:table-cell>
          <table:table-cell table:formula="of:=SUM([day_death__csv_all.N285:.T285])" office:value-type="float" office:value="45.1428571428569" calcext:value-type="float">
            <text:p>45.1428571428569</text:p>
          </table:table-cell>
          <table:table-cell table:formula="of:=[day_death__csv_all.U285]" office:value-type="float" office:value="48.1428571428569" calcext:value-type="float">
            <text:p>48.1428571428569</text:p>
          </table:table-cell>
          <table:table-cell table:number-columns-repeated="1019"/>
        </table:table-row>
        <table:table-row table:style-name="ro1">
          <table:table-cell table:formula="of:=SUM([day_death__csv_all.A286:.D286])" office:value-type="float" office:value="0" calcext:value-type="float">
            <text:p>0</text:p>
          </table:table-cell>
          <table:table-cell table:formula="of:=SUM([day_death__csv_all.E286:.H286])" office:value-type="float" office:value="0.142857142857143" calcext:value-type="float">
            <text:p>0.142857142857143</text:p>
          </table:table-cell>
          <table:table-cell table:formula="of:=SUM([day_death__csv_all.I286:.M286])" office:value-type="float" office:value="2.85714285714285" calcext:value-type="float">
            <text:p>2.85714285714285</text:p>
          </table:table-cell>
          <table:table-cell table:formula="of:=SUM([day_death__csv_all.N286:.T286])" office:value-type="float" office:value="45.1428571428569" calcext:value-type="float">
            <text:p>45.1428571428569</text:p>
          </table:table-cell>
          <table:table-cell table:formula="of:=[day_death__csv_all.U286]" office:value-type="float" office:value="48.1428571428569" calcext:value-type="float">
            <text:p>48.1428571428569</text:p>
          </table:table-cell>
          <table:table-cell table:number-columns-repeated="1019"/>
        </table:table-row>
        <table:table-row table:style-name="ro1">
          <table:table-cell table:formula="of:=SUM([day_death__csv_all.A287:.D287])" office:value-type="float" office:value="0" calcext:value-type="float">
            <text:p>0</text:p>
          </table:table-cell>
          <table:table-cell table:formula="of:=SUM([day_death__csv_all.E287:.H287])" office:value-type="float" office:value="0.142857142857143" calcext:value-type="float">
            <text:p>0.142857142857143</text:p>
          </table:table-cell>
          <table:table-cell table:formula="of:=SUM([day_death__csv_all.I287:.M287])" office:value-type="float" office:value="2.85714285714285" calcext:value-type="float">
            <text:p>2.85714285714285</text:p>
          </table:table-cell>
          <table:table-cell table:formula="of:=SUM([day_death__csv_all.N287:.T287])" office:value-type="float" office:value="45.1428571428569" calcext:value-type="float">
            <text:p>45.1428571428569</text:p>
          </table:table-cell>
          <table:table-cell table:formula="of:=[day_death__csv_all.U287]" office:value-type="float" office:value="48.1428571428569" calcext:value-type="float">
            <text:p>48.1428571428569</text:p>
          </table:table-cell>
          <table:table-cell table:number-columns-repeated="1019"/>
        </table:table-row>
        <table:table-row table:style-name="ro1">
          <table:table-cell table:formula="of:=SUM([day_death__csv_all.A288:.D288])" office:value-type="float" office:value="0" calcext:value-type="float">
            <text:p>0</text:p>
          </table:table-cell>
          <table:table-cell table:formula="of:=SUM([day_death__csv_all.E288:.H288])" office:value-type="float" office:value="0.142857142857143" calcext:value-type="float">
            <text:p>0.142857142857143</text:p>
          </table:table-cell>
          <table:table-cell table:formula="of:=SUM([day_death__csv_all.I288:.M288])" office:value-type="float" office:value="2.85714285714285" calcext:value-type="float">
            <text:p>2.85714285714285</text:p>
          </table:table-cell>
          <table:table-cell table:formula="of:=SUM([day_death__csv_all.N288:.T288])" office:value-type="float" office:value="45.1428571428569" calcext:value-type="float">
            <text:p>45.1428571428569</text:p>
          </table:table-cell>
          <table:table-cell table:formula="of:=[day_death__csv_all.U288]" office:value-type="float" office:value="48.1428571428569" calcext:value-type="float">
            <text:p>48.1428571428569</text:p>
          </table:table-cell>
          <table:table-cell table:number-columns-repeated="1019"/>
        </table:table-row>
        <table:table-row table:style-name="ro1">
          <table:table-cell table:formula="of:=SUM([day_death__csv_all.A289:.D289])" office:value-type="float" office:value="0" calcext:value-type="float">
            <text:p>0</text:p>
          </table:table-cell>
          <table:table-cell table:formula="of:=SUM([day_death__csv_all.E289:.H289])" office:value-type="float" office:value="0.142857142857143" calcext:value-type="float">
            <text:p>0.142857142857143</text:p>
          </table:table-cell>
          <table:table-cell table:formula="of:=SUM([day_death__csv_all.I289:.M289])" office:value-type="float" office:value="2.85714285714285" calcext:value-type="float">
            <text:p>2.85714285714285</text:p>
          </table:table-cell>
          <table:table-cell table:formula="of:=SUM([day_death__csv_all.N289:.T289])" office:value-type="float" office:value="45.1428571428569" calcext:value-type="float">
            <text:p>45.1428571428569</text:p>
          </table:table-cell>
          <table:table-cell table:formula="of:=[day_death__csv_all.U289]" office:value-type="float" office:value="48.1428571428569" calcext:value-type="float">
            <text:p>48.1428571428569</text:p>
          </table:table-cell>
          <table:table-cell table:number-columns-repeated="1019"/>
        </table:table-row>
        <table:table-row table:style-name="ro1">
          <table:table-cell table:formula="of:=SUM([day_death__csv_all.A290:.D290])" office:value-type="float" office:value="0" calcext:value-type="float">
            <text:p>0</text:p>
          </table:table-cell>
          <table:table-cell table:formula="of:=SUM([day_death__csv_all.E290:.H290])" office:value-type="float" office:value="0.142857142857141" calcext:value-type="float">
            <text:p>0.142857142857141</text:p>
          </table:table-cell>
          <table:table-cell table:formula="of:=SUM([day_death__csv_all.I290:.M290])" office:value-type="float" office:value="2.85714285714292" calcext:value-type="float">
            <text:p>2.85714285714292</text:p>
          </table:table-cell>
          <table:table-cell table:formula="of:=SUM([day_death__csv_all.N290:.T290])" office:value-type="float" office:value="45.1428571428587" calcext:value-type="float">
            <text:p>45.1428571428587</text:p>
          </table:table-cell>
          <table:table-cell table:formula="of:=[day_death__csv_all.U290]" office:value-type="float" office:value="48.1428571428588" calcext:value-type="float">
            <text:p>48.1428571428588</text:p>
          </table:table-cell>
          <table:table-cell table:number-columns-repeated="1019"/>
        </table:table-row>
        <table:table-row table:style-name="ro1">
          <table:table-cell table:formula="of:=SUM([day_death__csv_all.A291:.D291])" office:value-type="float" office:value="0" calcext:value-type="float">
            <text:p>0</text:p>
          </table:table-cell>
          <table:table-cell table:formula="of:=SUM([day_death__csv_all.E291:.H291])" office:value-type="float" office:value="0" calcext:value-type="float">
            <text:p>0</text:p>
          </table:table-cell>
          <table:table-cell table:formula="of:=SUM([day_death__csv_all.I291:.M291])" office:value-type="float" office:value="2.71428571428572" calcext:value-type="float">
            <text:p>2.71428571428572</text:p>
          </table:table-cell>
          <table:table-cell table:formula="of:=SUM([day_death__csv_all.N291:.T291])" office:value-type="float" office:value="53.4285714285716" calcext:value-type="float">
            <text:p>53.4285714285716</text:p>
          </table:table-cell>
          <table:table-cell table:formula="of:=[day_death__csv_all.U291]" office:value-type="float" office:value="56.1428571428572" calcext:value-type="float">
            <text:p>56.1428571428572</text:p>
          </table:table-cell>
          <table:table-cell table:number-columns-repeated="1019"/>
        </table:table-row>
        <table:table-row table:style-name="ro1">
          <table:table-cell table:formula="of:=SUM([day_death__csv_all.A292:.D292])" office:value-type="float" office:value="0" calcext:value-type="float">
            <text:p>0</text:p>
          </table:table-cell>
          <table:table-cell table:formula="of:=SUM([day_death__csv_all.E292:.H292])" office:value-type="float" office:value="0" calcext:value-type="float">
            <text:p>0</text:p>
          </table:table-cell>
          <table:table-cell table:formula="of:=SUM([day_death__csv_all.I292:.M292])" office:value-type="float" office:value="2.71428571428572" calcext:value-type="float">
            <text:p>2.71428571428572</text:p>
          </table:table-cell>
          <table:table-cell table:formula="of:=SUM([day_death__csv_all.N292:.T292])" office:value-type="float" office:value="53.4285714285716" calcext:value-type="float">
            <text:p>53.4285714285716</text:p>
          </table:table-cell>
          <table:table-cell table:formula="of:=[day_death__csv_all.U292]" office:value-type="float" office:value="56.1428571428572" calcext:value-type="float">
            <text:p>56.1428571428572</text:p>
          </table:table-cell>
          <table:table-cell table:number-columns-repeated="1019"/>
        </table:table-row>
        <table:table-row table:style-name="ro1">
          <table:table-cell table:formula="of:=SUM([day_death__csv_all.A293:.D293])" office:value-type="float" office:value="0" calcext:value-type="float">
            <text:p>0</text:p>
          </table:table-cell>
          <table:table-cell table:formula="of:=SUM([day_death__csv_all.E293:.H293])" office:value-type="float" office:value="0" calcext:value-type="float">
            <text:p>0</text:p>
          </table:table-cell>
          <table:table-cell table:formula="of:=SUM([day_death__csv_all.I293:.M293])" office:value-type="float" office:value="2.71428571428572" calcext:value-type="float">
            <text:p>2.71428571428572</text:p>
          </table:table-cell>
          <table:table-cell table:formula="of:=SUM([day_death__csv_all.N293:.T293])" office:value-type="float" office:value="53.4285714285716" calcext:value-type="float">
            <text:p>53.4285714285716</text:p>
          </table:table-cell>
          <table:table-cell table:formula="of:=[day_death__csv_all.U293]" office:value-type="float" office:value="56.1428571428572" calcext:value-type="float">
            <text:p>56.1428571428572</text:p>
          </table:table-cell>
          <table:table-cell table:number-columns-repeated="1019"/>
        </table:table-row>
        <table:table-row table:style-name="ro1">
          <table:table-cell table:formula="of:=SUM([day_death__csv_all.A294:.D294])" office:value-type="float" office:value="0" calcext:value-type="float">
            <text:p>0</text:p>
          </table:table-cell>
          <table:table-cell table:formula="of:=SUM([day_death__csv_all.E294:.H294])" office:value-type="float" office:value="0" calcext:value-type="float">
            <text:p>0</text:p>
          </table:table-cell>
          <table:table-cell table:formula="of:=SUM([day_death__csv_all.I294:.M294])" office:value-type="float" office:value="2.71428571428572" calcext:value-type="float">
            <text:p>2.71428571428572</text:p>
          </table:table-cell>
          <table:table-cell table:formula="of:=SUM([day_death__csv_all.N294:.T294])" office:value-type="float" office:value="53.4285714285716" calcext:value-type="float">
            <text:p>53.4285714285716</text:p>
          </table:table-cell>
          <table:table-cell table:formula="of:=[day_death__csv_all.U294]" office:value-type="float" office:value="56.1428571428572" calcext:value-type="float">
            <text:p>56.1428571428572</text:p>
          </table:table-cell>
          <table:table-cell table:number-columns-repeated="1019"/>
        </table:table-row>
        <table:table-row table:style-name="ro1">
          <table:table-cell table:formula="of:=SUM([day_death__csv_all.A295:.D295])" office:value-type="float" office:value="0" calcext:value-type="float">
            <text:p>0</text:p>
          </table:table-cell>
          <table:table-cell table:formula="of:=SUM([day_death__csv_all.E295:.H295])" office:value-type="float" office:value="0" calcext:value-type="float">
            <text:p>0</text:p>
          </table:table-cell>
          <table:table-cell table:formula="of:=SUM([day_death__csv_all.I295:.M295])" office:value-type="float" office:value="2.71428571428572" calcext:value-type="float">
            <text:p>2.71428571428572</text:p>
          </table:table-cell>
          <table:table-cell table:formula="of:=SUM([day_death__csv_all.N295:.T295])" office:value-type="float" office:value="53.4285714285716" calcext:value-type="float">
            <text:p>53.4285714285716</text:p>
          </table:table-cell>
          <table:table-cell table:formula="of:=[day_death__csv_all.U295]" office:value-type="float" office:value="56.1428571428572" calcext:value-type="float">
            <text:p>56.1428571428572</text:p>
          </table:table-cell>
          <table:table-cell table:number-columns-repeated="1019"/>
        </table:table-row>
        <table:table-row table:style-name="ro1">
          <table:table-cell table:formula="of:=SUM([day_death__csv_all.A296:.D296])" office:value-type="float" office:value="0" calcext:value-type="float">
            <text:p>0</text:p>
          </table:table-cell>
          <table:table-cell table:formula="of:=SUM([day_death__csv_all.E296:.H296])" office:value-type="float" office:value="0" calcext:value-type="float">
            <text:p>0</text:p>
          </table:table-cell>
          <table:table-cell table:formula="of:=SUM([day_death__csv_all.I296:.M296])" office:value-type="float" office:value="2.71428571428572" calcext:value-type="float">
            <text:p>2.71428571428572</text:p>
          </table:table-cell>
          <table:table-cell table:formula="of:=SUM([day_death__csv_all.N296:.T296])" office:value-type="float" office:value="53.4285714285716" calcext:value-type="float">
            <text:p>53.4285714285716</text:p>
          </table:table-cell>
          <table:table-cell table:formula="of:=[day_death__csv_all.U296]" office:value-type="float" office:value="56.1428571428572" calcext:value-type="float">
            <text:p>56.1428571428572</text:p>
          </table:table-cell>
          <table:table-cell table:number-columns-repeated="1019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_classe" table:style-name="ta3"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0-20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40-50</text:p>
          </table:table-cell>
          <table:table-cell office:value-type="string" calcext:value-type="string">
            <text:p>50-60 </text:p>
          </table:table-cell>
          <table:table-cell office:value-type="string" calcext:value-type="string">
            <text:p>60-65</text:p>
          </table:table-cell>
          <table:table-cell office:value-type="string" calcext:value-type="string">
            <text:p>65-70</text:p>
          </table:table-cell>
          <table:table-cell office:value-type="string" calcext:value-type="string">
            <text:p>70-75</text:p>
          </table:table-cell>
          <table:table-cell office:value-type="string" calcext:value-type="string">
            <text:p>75-inf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0142857142857143" calcext:value-type="float">
            <text:p>0.00142857142857143</text:p>
          </table:table-cell>
          <table:table-cell office:value-type="float" office:value="0.0398175702485912" calcext:value-type="float">
            <text:p>0.0398175702485912</text:p>
          </table:table-cell>
          <table:table-cell office:value-type="float" office:value="0.0584742620404615" calcext:value-type="float">
            <text:p>0.0584742620404615</text:p>
          </table:table-cell>
          <table:table-cell office:value-type="float" office:value="0.122971904191956" calcext:value-type="float">
            <text:p>0.122971904191956</text:p>
          </table:table-cell>
          <table:table-cell office:value-type="float" office:value="0.21983552053177" calcext:value-type="float">
            <text:p>0.21983552053177</text:p>
          </table:table-cell>
          <table:table-cell office:value-type="float" office:value="1.55747217155865" calcext:value-type="float">
            <text:p>1.5574721715586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00714285714285714" calcext:value-type="float">
            <text:p>0.000714285714285714</text:p>
          </table:table-cell>
          <table:table-cell office:value-type="float" office:value="0.0199087851242956" calcext:value-type="float">
            <text:p>0.0199087851242956</text:p>
          </table:table-cell>
          <table:table-cell office:value-type="float" office:value="0.0292371310202308" calcext:value-type="float">
            <text:p>0.0292371310202308</text:p>
          </table:table-cell>
          <table:table-cell office:value-type="float" office:value="0.0614859520959779" calcext:value-type="float">
            <text:p>0.0614859520959779</text:p>
          </table:table-cell>
          <table:table-cell office:value-type="float" office:value="0.109917760265885" calcext:value-type="float">
            <text:p>0.109917760265885</text:p>
          </table:table-cell>
          <table:table-cell office:value-type="float" office:value="0.778736085779325" calcext:value-type="float">
            <text:p>0.778736085779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00714285714285714" calcext:value-type="float">
            <text:p>0.000714285714285714</text:p>
          </table:table-cell>
          <table:table-cell office:value-type="float" office:value="0.0199087851242956" calcext:value-type="float">
            <text:p>0.0199087851242956</text:p>
          </table:table-cell>
          <table:table-cell office:value-type="float" office:value="0.0292371310202308" calcext:value-type="float">
            <text:p>0.0292371310202308</text:p>
          </table:table-cell>
          <table:table-cell office:value-type="float" office:value="0.0614859520959779" calcext:value-type="float">
            <text:p>0.0614859520959779</text:p>
          </table:table-cell>
          <table:table-cell office:value-type="float" office:value="0.109917760265885" calcext:value-type="float">
            <text:p>0.109917760265885</text:p>
          </table:table-cell>
          <table:table-cell office:value-type="float" office:value="0.778736085779325" calcext:value-type="float">
            <text:p>0.778736085779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9361495870069" calcext:value-type="float">
            <text:p>0.139361495870069</text:p>
          </table:table-cell>
          <table:table-cell office:value-type="float" office:value="0.204659917141615" calcext:value-type="float">
            <text:p>0.204659917141615</text:p>
          </table:table-cell>
          <table:table-cell office:value-type="float" office:value="0.430401664671846" calcext:value-type="float">
            <text:p>0.430401664671846</text:p>
          </table:table-cell>
          <table:table-cell office:value-type="float" office:value="0.769424321861195" calcext:value-type="float">
            <text:p>0.769424321861195</text:p>
          </table:table-cell>
          <table:table-cell office:value-type="float" office:value="5.45115260045527" calcext:value-type="float">
            <text:p>5.4511526004552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0571428571428571" calcext:value-type="float">
            <text:p>0.00571428571428571</text:p>
          </table:table-cell>
          <table:table-cell office:value-type="float" office:value="0.159270280994365" calcext:value-type="float">
            <text:p>0.159270280994365</text:p>
          </table:table-cell>
          <table:table-cell office:value-type="float" office:value="0.233897048161846" calcext:value-type="float">
            <text:p>0.233897048161846</text:p>
          </table:table-cell>
          <table:table-cell office:value-type="float" office:value="0.491887616767824" calcext:value-type="float">
            <text:p>0.491887616767824</text:p>
          </table:table-cell>
          <table:table-cell office:value-type="float" office:value="0.879342082127081" calcext:value-type="float">
            <text:p>0.879342082127081</text:p>
          </table:table-cell>
          <table:table-cell office:value-type="float" office:value="6.2298886862346" calcext:value-type="float">
            <text:p>6.229888686234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0285714285714286" calcext:value-type="float">
            <text:p>0.00285714285714286</text:p>
          </table:table-cell>
          <table:table-cell office:value-type="float" office:value="0.0796351404971825" calcext:value-type="float">
            <text:p>0.0796351404971825</text:p>
          </table:table-cell>
          <table:table-cell office:value-type="float" office:value="0.116948524080923" calcext:value-type="float">
            <text:p>0.116948524080923</text:p>
          </table:table-cell>
          <table:table-cell office:value-type="float" office:value="0.245943808383912" calcext:value-type="float">
            <text:p>0.245943808383912</text:p>
          </table:table-cell>
          <table:table-cell office:value-type="float" office:value="0.43967104106354" calcext:value-type="float">
            <text:p>0.43967104106354</text:p>
          </table:table-cell>
          <table:table-cell office:value-type="float" office:value="3.1149443431173" calcext:value-type="float">
            <text:p>3.114944343117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135714285714286" calcext:value-type="float">
            <text:p>0.0135714285714286</text:p>
          </table:table-cell>
          <table:table-cell office:value-type="float" office:value="0.378266917361617" calcext:value-type="float">
            <text:p>0.378266917361617</text:p>
          </table:table-cell>
          <table:table-cell office:value-type="float" office:value="0.555505489384385" calcext:value-type="float">
            <text:p>0.555505489384385</text:p>
          </table:table-cell>
          <table:table-cell office:value-type="float" office:value="1.16823308982358" calcext:value-type="float">
            <text:p>1.16823308982358</text:p>
          </table:table-cell>
          <table:table-cell office:value-type="float" office:value="2.08843744505182" calcext:value-type="float">
            <text:p>2.08843744505182</text:p>
          </table:table-cell>
          <table:table-cell office:value-type="float" office:value="14.7959856298072" calcext:value-type="float">
            <text:p>14.795985629807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107142857142857" calcext:value-type="float">
            <text:p>0.0107142857142857</text:p>
          </table:table-cell>
          <table:table-cell office:value-type="float" office:value="0.298631776864434" calcext:value-type="float">
            <text:p>0.298631776864434</text:p>
          </table:table-cell>
          <table:table-cell office:value-type="float" office:value="0.438556965303462" calcext:value-type="float">
            <text:p>0.438556965303462</text:p>
          </table:table-cell>
          <table:table-cell office:value-type="float" office:value="0.922289281439669" calcext:value-type="float">
            <text:p>0.922289281439669</text:p>
          </table:table-cell>
          <table:table-cell office:value-type="float" office:value="1.64876640398828" calcext:value-type="float">
            <text:p>1.64876640398828</text:p>
          </table:table-cell>
          <table:table-cell office:value-type="float" office:value="11.6810412866899" calcext:value-type="float">
            <text:p>11.681041286689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128571428571429" calcext:value-type="float">
            <text:p>0.0128571428571429</text:p>
          </table:table-cell>
          <table:table-cell office:value-type="float" office:value="0.358358132237321" calcext:value-type="float">
            <text:p>0.358358132237321</text:p>
          </table:table-cell>
          <table:table-cell office:value-type="float" office:value="0.526268358364154" calcext:value-type="float">
            <text:p>0.526268358364154</text:p>
          </table:table-cell>
          <table:table-cell office:value-type="float" office:value="1.1067471377276" calcext:value-type="float">
            <text:p>1.1067471377276</text:p>
          </table:table-cell>
          <table:table-cell office:value-type="float" office:value="1.97851968478593" calcext:value-type="float">
            <text:p>1.97851968478593</text:p>
          </table:table-cell>
          <table:table-cell office:value-type="float" office:value="14.0172495440278" calcext:value-type="float">
            <text:p>14.017249544027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214285714285714" calcext:value-type="float">
            <text:p>0.0214285714285714</text:p>
          </table:table-cell>
          <table:table-cell office:value-type="float" office:value="0.597263553728868" calcext:value-type="float">
            <text:p>0.597263553728868</text:p>
          </table:table-cell>
          <table:table-cell office:value-type="float" office:value="0.877113930606923" calcext:value-type="float">
            <text:p>0.877113930606923</text:p>
          </table:table-cell>
          <table:table-cell office:value-type="float" office:value="1.84457856287934" calcext:value-type="float">
            <text:p>1.84457856287934</text:p>
          </table:table-cell>
          <table:table-cell office:value-type="float" office:value="3.29753280797655" calcext:value-type="float">
            <text:p>3.29753280797655</text:p>
          </table:table-cell>
          <table:table-cell office:value-type="float" office:value="23.3620825733797" calcext:value-type="float">
            <text:p>23.362082573379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214285714285714" calcext:value-type="float">
            <text:p>0.0214285714285714</text:p>
          </table:table-cell>
          <table:table-cell office:value-type="float" office:value="0.597263553728868" calcext:value-type="float">
            <text:p>0.597263553728868</text:p>
          </table:table-cell>
          <table:table-cell office:value-type="float" office:value="0.877113930606923" calcext:value-type="float">
            <text:p>0.877113930606923</text:p>
          </table:table-cell>
          <table:table-cell office:value-type="float" office:value="1.84457856287934" calcext:value-type="float">
            <text:p>1.84457856287934</text:p>
          </table:table-cell>
          <table:table-cell office:value-type="float" office:value="3.29753280797655" calcext:value-type="float">
            <text:p>3.29753280797655</text:p>
          </table:table-cell>
          <table:table-cell office:value-type="float" office:value="23.3620825733797" calcext:value-type="float">
            <text:p>23.362082573379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307142857142857" calcext:value-type="float">
            <text:p>0.0307142857142857</text:p>
          </table:table-cell>
          <table:table-cell office:value-type="float" office:value="0.856077760344711" calcext:value-type="float">
            <text:p>0.856077760344711</text:p>
          </table:table-cell>
          <table:table-cell office:value-type="float" office:value="1.25719663386992" calcext:value-type="float">
            <text:p>1.25719663386992</text:p>
          </table:table-cell>
          <table:table-cell office:value-type="float" office:value="2.64389594012705" calcext:value-type="float">
            <text:p>2.64389594012705</text:p>
          </table:table-cell>
          <table:table-cell office:value-type="float" office:value="4.72646369143306" calcext:value-type="float">
            <text:p>4.72646369143306</text:p>
          </table:table-cell>
          <table:table-cell office:value-type="float" office:value="33.485651688511" calcext:value-type="float">
            <text:p>33.485651688511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0242857142857143" calcext:value-type="float">
            <text:p>0.0242857142857143</text:p>
          </table:table-cell>
          <table:table-cell office:value-type="float" office:value="0.676898694226051" calcext:value-type="float">
            <text:p>0.676898694226051</text:p>
          </table:table-cell>
          <table:table-cell office:value-type="float" office:value="0.994062454687846" calcext:value-type="float">
            <text:p>0.994062454687846</text:p>
          </table:table-cell>
          <table:table-cell office:value-type="float" office:value="2.09052237126325" calcext:value-type="float">
            <text:p>2.09052237126325</text:p>
          </table:table-cell>
          <table:table-cell office:value-type="float" office:value="3.73720384904009" calcext:value-type="float">
            <text:p>3.73720384904009</text:p>
          </table:table-cell>
          <table:table-cell office:value-type="float" office:value="26.477026916497" calcext:value-type="float">
            <text:p>26.47702691649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0.5" calcext:value-type="float">
            <text:p>10.5</text:p>
          </table:table-cell>
          <table:table-cell office:value-type="float" office:value="18.5" calcext:value-type="float">
            <text:p>18.5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0.5" calcext:value-type="float">
            <text:p>10.5</text:p>
          </table:table-cell>
          <table:table-cell office:value-type="float" office:value="18.5" calcext:value-type="float">
            <text:p>18.5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05" calcext:value-type="float">
            <text:p>2.14285714285705</text:p>
          </table:table-cell>
          <table:table-cell office:value-type="float" office:value="2.71428571428564" calcext:value-type="float">
            <text:p>2.7142857142856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05" calcext:value-type="float">
            <text:p>2.14285714285705</text:p>
          </table:table-cell>
          <table:table-cell office:value-type="float" office:value="2.71428571428564" calcext:value-type="float">
            <text:p>2.7142857142856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05" calcext:value-type="float">
            <text:p>2.14285714285705</text:p>
          </table:table-cell>
          <table:table-cell office:value-type="float" office:value="2.71428571428564" calcext:value-type="float">
            <text:p>2.7142857142856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05" calcext:value-type="float">
            <text:p>2.14285714285705</text:p>
          </table:table-cell>
          <table:table-cell office:value-type="float" office:value="2.71428571428564" calcext:value-type="float">
            <text:p>2.7142857142856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05" calcext:value-type="float">
            <text:p>2.14285714285705</text:p>
          </table:table-cell>
          <table:table-cell office:value-type="float" office:value="2.71428571428564" calcext:value-type="float">
            <text:p>2.7142857142856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05" calcext:value-type="float">
            <text:p>2.14285714285705</text:p>
          </table:table-cell>
          <table:table-cell office:value-type="float" office:value="2.71428571428564" calcext:value-type="float">
            <text:p>2.7142857142856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1" calcext:value-type="float">
            <text:p>0.142857142857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331" calcext:value-type="float">
            <text:p>0.428571428571331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68" calcext:value-type="float">
            <text:p>2.14285714285768</text:p>
          </table:table-cell>
          <table:table-cell office:value-type="float" office:value="2.71428571428615" calcext:value-type="float">
            <text:p>2.71428571428615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2" calcext:value-type="float">
            <text:p>0.28571428571422</text:p>
          </table:table-cell>
          <table:table-cell office:value-type="float" office:value="0.571428571428527" calcext:value-type="float">
            <text:p>0.571428571428527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2" calcext:value-type="float">
            <text:p>0.28571428571422</text:p>
          </table:table-cell>
          <table:table-cell office:value-type="float" office:value="0.571428571428527" calcext:value-type="float">
            <text:p>0.571428571428527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2" calcext:value-type="float">
            <text:p>0.28571428571422</text:p>
          </table:table-cell>
          <table:table-cell office:value-type="float" office:value="0.571428571428527" calcext:value-type="float">
            <text:p>0.571428571428527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2" calcext:value-type="float">
            <text:p>0.28571428571422</text:p>
          </table:table-cell>
          <table:table-cell office:value-type="float" office:value="0.571428571428527" calcext:value-type="float">
            <text:p>0.571428571428527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2" calcext:value-type="float">
            <text:p>0.28571428571422</text:p>
          </table:table-cell>
          <table:table-cell office:value-type="float" office:value="0.571428571428527" calcext:value-type="float">
            <text:p>0.571428571428527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2" calcext:value-type="float">
            <text:p>0.28571428571422</text:p>
          </table:table-cell>
          <table:table-cell office:value-type="float" office:value="0.571428571428527" calcext:value-type="float">
            <text:p>0.571428571428527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6997" calcext:value-type="float">
            <text:p>0.142857142856997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676" calcext:value-type="float">
            <text:p>0.285714285714676</text:p>
          </table:table-cell>
          <table:table-cell office:value-type="float" office:value="0.571428571428839" calcext:value-type="float">
            <text:p>0.571428571428839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571428571428498" calcext:value-type="float">
            <text:p>0.571428571428498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571428571428498" calcext:value-type="float">
            <text:p>0.571428571428498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571428571428498" calcext:value-type="float">
            <text:p>0.571428571428498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571428571428498" calcext:value-type="float">
            <text:p>0.571428571428498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571428571428498" calcext:value-type="float">
            <text:p>0.571428571428498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571428571428498" calcext:value-type="float">
            <text:p>0.571428571428498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57142857142901" calcext:value-type="float">
            <text:p>0.57142857142901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571428571428554" calcext:value-type="float">
            <text:p>0.571428571428554</text:p>
          </table:table-cell>
          <table:table-cell office:value-type="float" office:value="0.857142857142833" calcext:value-type="float">
            <text:p>0.857142857142833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571428571428554" calcext:value-type="float">
            <text:p>0.571428571428554</text:p>
          </table:table-cell>
          <table:table-cell office:value-type="float" office:value="0.857142857142833" calcext:value-type="float">
            <text:p>0.857142857142833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571428571428554" calcext:value-type="float">
            <text:p>0.571428571428554</text:p>
          </table:table-cell>
          <table:table-cell office:value-type="float" office:value="0.857142857142833" calcext:value-type="float">
            <text:p>0.857142857142833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571428571428554" calcext:value-type="float">
            <text:p>0.571428571428554</text:p>
          </table:table-cell>
          <table:table-cell office:value-type="float" office:value="0.857142857142833" calcext:value-type="float">
            <text:p>0.857142857142833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571428571428554" calcext:value-type="float">
            <text:p>0.571428571428554</text:p>
          </table:table-cell>
          <table:table-cell office:value-type="float" office:value="0.857142857142833" calcext:value-type="float">
            <text:p>0.857142857142833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0.571428571428554" calcext:value-type="float">
            <text:p>0.571428571428554</text:p>
          </table:table-cell>
          <table:table-cell office:value-type="float" office:value="0.857142857142833" calcext:value-type="float">
            <text:p>0.857142857142833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142857142856997" calcext:value-type="float">
            <text:p>0.142857142856997</text:p>
          </table:table-cell>
          <table:table-cell office:value-type="float" office:value="0.142857142857338" calcext:value-type="float">
            <text:p>0.142857142857338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.857142857143003" calcext:value-type="float">
            <text:p>0.857142857143003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571428571428554" calcext:value-type="float">
            <text:p>0.571428571428554</text:p>
          </table:table-cell>
          <table:table-cell office:value-type="float" office:value="0.85714285714289" calcext:value-type="float">
            <text:p>0.85714285714289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571428571428554" calcext:value-type="float">
            <text:p>0.571428571428554</text:p>
          </table:table-cell>
          <table:table-cell office:value-type="float" office:value="0.85714285714289" calcext:value-type="float">
            <text:p>0.85714285714289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571428571428554" calcext:value-type="float">
            <text:p>0.571428571428554</text:p>
          </table:table-cell>
          <table:table-cell office:value-type="float" office:value="0.85714285714289" calcext:value-type="float">
            <text:p>0.85714285714289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571428571428554" calcext:value-type="float">
            <text:p>0.571428571428554</text:p>
          </table:table-cell>
          <table:table-cell office:value-type="float" office:value="0.85714285714289" calcext:value-type="float">
            <text:p>0.85714285714289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571428571428554" calcext:value-type="float">
            <text:p>0.571428571428554</text:p>
          </table:table-cell>
          <table:table-cell office:value-type="float" office:value="0.85714285714289" calcext:value-type="float">
            <text:p>0.85714285714289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571428571428554" calcext:value-type="float">
            <text:p>0.571428571428554</text:p>
          </table:table-cell>
          <table:table-cell office:value-type="float" office:value="0.85714285714289" calcext:value-type="float">
            <text:p>0.85714285714289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0.285714285713993" calcext:value-type="float">
            <text:p>0.285714285713993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.857142857142662" calcext:value-type="float">
            <text:p>0.857142857142662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.28571428571411" calcext:value-type="float">
            <text:p>1.28571428571411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.28571428571411" calcext:value-type="float">
            <text:p>1.28571428571411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.28571428571411" calcext:value-type="float">
            <text:p>1.28571428571411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.28571428571411" calcext:value-type="float">
            <text:p>1.28571428571411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.28571428571411" calcext:value-type="float">
            <text:p>1.28571428571411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.28571428571411" calcext:value-type="float">
            <text:p>1.28571428571411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.28571428571536" calcext:value-type="float">
            <text:p>1.28571428571536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1.71428571428578" calcext:value-type="float">
            <text:p>1.71428571428578</text:p>
          </table:table-cell>
          <table:table-cell office:value-type="float" office:value="2.28571428571439" calcext:value-type="float">
            <text:p>2.28571428571439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1.71428571428578" calcext:value-type="float">
            <text:p>1.71428571428578</text:p>
          </table:table-cell>
          <table:table-cell office:value-type="float" office:value="2.28571428571439" calcext:value-type="float">
            <text:p>2.28571428571439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1.71428571428578" calcext:value-type="float">
            <text:p>1.71428571428578</text:p>
          </table:table-cell>
          <table:table-cell office:value-type="float" office:value="2.28571428571439" calcext:value-type="float">
            <text:p>2.28571428571439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1.71428571428578" calcext:value-type="float">
            <text:p>1.71428571428578</text:p>
          </table:table-cell>
          <table:table-cell office:value-type="float" office:value="2.28571428571439" calcext:value-type="float">
            <text:p>2.28571428571439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1.71428571428578" calcext:value-type="float">
            <text:p>1.71428571428578</text:p>
          </table:table-cell>
          <table:table-cell office:value-type="float" office:value="2.28571428571439" calcext:value-type="float">
            <text:p>2.28571428571439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1.71428571428578" calcext:value-type="float">
            <text:p>1.71428571428578</text:p>
          </table:table-cell>
          <table:table-cell office:value-type="float" office:value="2.28571428571439" calcext:value-type="float">
            <text:p>2.28571428571439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285714285713993" calcext:value-type="float">
            <text:p>0.285714285713993</text:p>
          </table:table-cell>
          <table:table-cell office:value-type="float" office:value="1.71428571428533" calcext:value-type="float">
            <text:p>1.71428571428533</text:p>
          </table:table-cell>
          <table:table-cell office:value-type="float" office:value="2.28571428571365" calcext:value-type="float">
            <text:p>2.28571428571365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4" calcext:value-type="float">
            <text:p>4</text:p>
          </table:table-cell>
          <table:table-cell office:value-type="float" office:value="4.28571428571425" calcext:value-type="float">
            <text:p>4.28571428571425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4" calcext:value-type="float">
            <text:p>4</text:p>
          </table:table-cell>
          <table:table-cell office:value-type="float" office:value="4.28571428571425" calcext:value-type="float">
            <text:p>4.28571428571425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4" calcext:value-type="float">
            <text:p>4</text:p>
          </table:table-cell>
          <table:table-cell office:value-type="float" office:value="4.28571428571425" calcext:value-type="float">
            <text:p>4.28571428571425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4" calcext:value-type="float">
            <text:p>4</text:p>
          </table:table-cell>
          <table:table-cell office:value-type="float" office:value="4.28571428571425" calcext:value-type="float">
            <text:p>4.28571428571425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4" calcext:value-type="float">
            <text:p>4</text:p>
          </table:table-cell>
          <table:table-cell office:value-type="float" office:value="4.28571428571425" calcext:value-type="float">
            <text:p>4.28571428571425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4" calcext:value-type="float">
            <text:p>4</text:p>
          </table:table-cell>
          <table:table-cell office:value-type="float" office:value="4.28571428571425" calcext:value-type="float">
            <text:p>4.28571428571425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338" calcext:value-type="float">
            <text:p>0.142857142857338</text:p>
          </table:table-cell>
          <table:table-cell office:value-type="float" office:value="4" calcext:value-type="float">
            <text:p>4</text:p>
          </table:table-cell>
          <table:table-cell office:value-type="float" office:value="4.28571428571451" calcext:value-type="float">
            <text:p>4.28571428571451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2.42857142857133" calcext:value-type="float">
            <text:p>2.42857142857133</text:p>
          </table:table-cell>
          <table:table-cell office:value-type="float" office:value="3.28571428571423" calcext:value-type="float">
            <text:p>3.2857142857142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2.42857142857133" calcext:value-type="float">
            <text:p>2.42857142857133</text:p>
          </table:table-cell>
          <table:table-cell office:value-type="float" office:value="3.28571428571423" calcext:value-type="float">
            <text:p>3.2857142857142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2.42857142857133" calcext:value-type="float">
            <text:p>2.42857142857133</text:p>
          </table:table-cell>
          <table:table-cell office:value-type="float" office:value="3.28571428571423" calcext:value-type="float">
            <text:p>3.2857142857142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2.42857142857133" calcext:value-type="float">
            <text:p>2.42857142857133</text:p>
          </table:table-cell>
          <table:table-cell office:value-type="float" office:value="3.28571428571423" calcext:value-type="float">
            <text:p>3.2857142857142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2.42857142857133" calcext:value-type="float">
            <text:p>2.42857142857133</text:p>
          </table:table-cell>
          <table:table-cell office:value-type="float" office:value="3.28571428571423" calcext:value-type="float">
            <text:p>3.2857142857142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.285714285714278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2.42857142857133" calcext:value-type="float">
            <text:p>2.42857142857133</text:p>
          </table:table-cell>
          <table:table-cell office:value-type="float" office:value="3.28571428571423" calcext:value-type="float">
            <text:p>3.2857142857142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285714285714292" calcext:value-type="float">
            <text:p>0.285714285714292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0.285714285713993" calcext:value-type="float">
            <text:p>0.285714285713993</text:p>
          </table:table-cell>
          <table:table-cell office:value-type="float" office:value="2.42857142857202" calcext:value-type="float">
            <text:p>2.42857142857202</text:p>
          </table:table-cell>
          <table:table-cell office:value-type="float" office:value="3.28571428571463" calcext:value-type="float">
            <text:p>3.28571428571463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1.42857142857156" calcext:value-type="float">
            <text:p>1.42857142857156</text:p>
          </table:table-cell>
          <table:table-cell office:value-type="float" office:value="2.14285714285734" calcext:value-type="float">
            <text:p>2.1428571428573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1.42857142857156" calcext:value-type="float">
            <text:p>1.42857142857156</text:p>
          </table:table-cell>
          <table:table-cell office:value-type="float" office:value="2.14285714285734" calcext:value-type="float">
            <text:p>2.1428571428573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1.42857142857156" calcext:value-type="float">
            <text:p>1.42857142857156</text:p>
          </table:table-cell>
          <table:table-cell office:value-type="float" office:value="2.14285714285734" calcext:value-type="float">
            <text:p>2.1428571428573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1.42857142857156" calcext:value-type="float">
            <text:p>1.42857142857156</text:p>
          </table:table-cell>
          <table:table-cell office:value-type="float" office:value="2.14285714285734" calcext:value-type="float">
            <text:p>2.1428571428573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1.42857142857156" calcext:value-type="float">
            <text:p>1.42857142857156</text:p>
          </table:table-cell>
          <table:table-cell office:value-type="float" office:value="2.14285714285734" calcext:value-type="float">
            <text:p>2.1428571428573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285714285714334" calcext:value-type="float">
            <text:p>0.285714285714334</text:p>
          </table:table-cell>
          <table:table-cell office:value-type="float" office:value="1.42857142857156" calcext:value-type="float">
            <text:p>1.42857142857156</text:p>
          </table:table-cell>
          <table:table-cell office:value-type="float" office:value="2.14285714285734" calcext:value-type="float">
            <text:p>2.1428571428573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25" calcext:value-type="float">
            <text:p>0.142857142857125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6997" calcext:value-type="float">
            <text:p>0.142857142856997</text:p>
          </table:table-cell>
          <table:table-cell office:value-type="float" office:value="0.285714285713993" calcext:value-type="float">
            <text:p>0.285714285713993</text:p>
          </table:table-cell>
          <table:table-cell office:value-type="float" office:value="1.42857142857065" calcext:value-type="float">
            <text:p>1.42857142857065</text:p>
          </table:table-cell>
          <table:table-cell office:value-type="float" office:value="2.14285714285593" calcext:value-type="float">
            <text:p>2.14285714285593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1.42857142857122" calcext:value-type="float">
            <text:p>1.42857142857122</text:p>
          </table:table-cell>
          <table:table-cell office:value-type="float" office:value="1.85714285714263" calcext:value-type="float">
            <text:p>1.85714285714263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1.42857142857122" calcext:value-type="float">
            <text:p>1.42857142857122</text:p>
          </table:table-cell>
          <table:table-cell office:value-type="float" office:value="1.85714285714263" calcext:value-type="float">
            <text:p>1.85714285714263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1.42857142857122" calcext:value-type="float">
            <text:p>1.42857142857122</text:p>
          </table:table-cell>
          <table:table-cell office:value-type="float" office:value="1.85714285714263" calcext:value-type="float">
            <text:p>1.85714285714263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1.42857142857122" calcext:value-type="float">
            <text:p>1.42857142857122</text:p>
          </table:table-cell>
          <table:table-cell office:value-type="float" office:value="1.85714285714263" calcext:value-type="float">
            <text:p>1.85714285714263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1.42857142857122" calcext:value-type="float">
            <text:p>1.42857142857122</text:p>
          </table:table-cell>
          <table:table-cell office:value-type="float" office:value="1.85714285714263" calcext:value-type="float">
            <text:p>1.85714285714263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711" calcext:value-type="float">
            <text:p>0.14285714285711</text:p>
          </table:table-cell>
          <table:table-cell office:value-type="float" office:value="1.42857142857122" calcext:value-type="float">
            <text:p>1.42857142857122</text:p>
          </table:table-cell>
          <table:table-cell office:value-type="float" office:value="1.85714285714263" calcext:value-type="float">
            <text:p>1.85714285714263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142857142856997" calcext:value-type="float">
            <text:p>0.142857142856997</text:p>
          </table:table-cell>
          <table:table-cell office:value-type="float" office:value="0.142857142857338" calcext:value-type="float">
            <text:p>0.142857142857338</text:p>
          </table:table-cell>
          <table:table-cell office:value-type="float" office:value="1.4285714285727" calcext:value-type="float">
            <text:p>1.4285714285727</text:p>
          </table:table-cell>
          <table:table-cell office:value-type="float" office:value="1.8571428571442" calcext:value-type="float">
            <text:p>1.857142857144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4.00000000000006" calcext:value-type="float">
            <text:p>4.00000000000006</text:p>
          </table:table-cell>
          <table:table-cell office:value-type="float" office:value="4.71428571428575" calcext:value-type="float">
            <text:p>4.7142857142857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4.00000000000006" calcext:value-type="float">
            <text:p>4.00000000000006</text:p>
          </table:table-cell>
          <table:table-cell office:value-type="float" office:value="4.71428571428575" calcext:value-type="float">
            <text:p>4.7142857142857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4.00000000000006" calcext:value-type="float">
            <text:p>4.00000000000006</text:p>
          </table:table-cell>
          <table:table-cell office:value-type="float" office:value="4.71428571428575" calcext:value-type="float">
            <text:p>4.7142857142857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4.00000000000006" calcext:value-type="float">
            <text:p>4.00000000000006</text:p>
          </table:table-cell>
          <table:table-cell office:value-type="float" office:value="4.71428571428575" calcext:value-type="float">
            <text:p>4.7142857142857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4.00000000000006" calcext:value-type="float">
            <text:p>4.00000000000006</text:p>
          </table:table-cell>
          <table:table-cell office:value-type="float" office:value="4.71428571428575" calcext:value-type="float">
            <text:p>4.7142857142857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4.00000000000006" calcext:value-type="float">
            <text:p>4.00000000000006</text:p>
          </table:table-cell>
          <table:table-cell office:value-type="float" office:value="4.71428571428575" calcext:value-type="float">
            <text:p>4.7142857142857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3.99999999999966" calcext:value-type="float">
            <text:p>3.99999999999966</text:p>
          </table:table-cell>
          <table:table-cell office:value-type="float" office:value="4.71428571428547" calcext:value-type="float">
            <text:p>4.7142857142854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3" calcext:value-type="float">
            <text:p>0.571428571428573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1.1428571428572" calcext:value-type="float">
            <text:p>11.1428571428572</text:p>
          </table:table-cell>
          <table:table-cell office:value-type="float" office:value="14.5714285714286" calcext:value-type="float">
            <text:p>14.571428571428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3" calcext:value-type="float">
            <text:p>0.571428571428573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1.1428571428572" calcext:value-type="float">
            <text:p>11.1428571428572</text:p>
          </table:table-cell>
          <table:table-cell office:value-type="float" office:value="14.5714285714286" calcext:value-type="float">
            <text:p>14.571428571428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3" calcext:value-type="float">
            <text:p>0.571428571428573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1.1428571428572" calcext:value-type="float">
            <text:p>11.1428571428572</text:p>
          </table:table-cell>
          <table:table-cell office:value-type="float" office:value="14.5714285714286" calcext:value-type="float">
            <text:p>14.571428571428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3" calcext:value-type="float">
            <text:p>0.571428571428573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1.1428571428572" calcext:value-type="float">
            <text:p>11.1428571428572</text:p>
          </table:table-cell>
          <table:table-cell office:value-type="float" office:value="14.5714285714286" calcext:value-type="float">
            <text:p>14.571428571428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3" calcext:value-type="float">
            <text:p>0.571428571428573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1.1428571428572" calcext:value-type="float">
            <text:p>11.1428571428572</text:p>
          </table:table-cell>
          <table:table-cell office:value-type="float" office:value="14.5714285714286" calcext:value-type="float">
            <text:p>14.571428571428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3" calcext:value-type="float">
            <text:p>0.571428571428573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1.1428571428572" calcext:value-type="float">
            <text:p>11.1428571428572</text:p>
          </table:table-cell>
          <table:table-cell office:value-type="float" office:value="14.5714285714286" calcext:value-type="float">
            <text:p>14.571428571428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571428571428562" calcext:value-type="float">
            <text:p>0.571428571428562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1.42857142857133" calcext:value-type="float">
            <text:p>1.42857142857133</text:p>
          </table:table-cell>
          <table:table-cell office:value-type="float" office:value="11.142857142857" calcext:value-type="float">
            <text:p>11.142857142857</text:p>
          </table:table-cell>
          <table:table-cell office:value-type="float" office:value="14.5714285714284" calcext:value-type="float">
            <text:p>14.571428571428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714285714285715" calcext:value-type="float">
            <text:p>0.714285714285715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10.8571428571429" calcext:value-type="float">
            <text:p>10.8571428571429</text:p>
          </table:table-cell>
          <table:table-cell office:value-type="float" office:value="12.7142857142857" calcext:value-type="float">
            <text:p>12.7142857142857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714285714285715" calcext:value-type="float">
            <text:p>0.714285714285715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10.8571428571429" calcext:value-type="float">
            <text:p>10.8571428571429</text:p>
          </table:table-cell>
          <table:table-cell office:value-type="float" office:value="12.7142857142857" calcext:value-type="float">
            <text:p>12.7142857142857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714285714285715" calcext:value-type="float">
            <text:p>0.714285714285715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10.8571428571429" calcext:value-type="float">
            <text:p>10.8571428571429</text:p>
          </table:table-cell>
          <table:table-cell office:value-type="float" office:value="12.7142857142857" calcext:value-type="float">
            <text:p>12.7142857142857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714285714285715" calcext:value-type="float">
            <text:p>0.714285714285715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10.8571428571429" calcext:value-type="float">
            <text:p>10.8571428571429</text:p>
          </table:table-cell>
          <table:table-cell office:value-type="float" office:value="12.7142857142857" calcext:value-type="float">
            <text:p>12.7142857142857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714285714285715" calcext:value-type="float">
            <text:p>0.714285714285715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10.8571428571429" calcext:value-type="float">
            <text:p>10.8571428571429</text:p>
          </table:table-cell>
          <table:table-cell office:value-type="float" office:value="12.7142857142857" calcext:value-type="float">
            <text:p>12.7142857142857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714285714285715" calcext:value-type="float">
            <text:p>0.714285714285715</text:p>
          </table:table-cell>
          <table:table-cell office:value-type="float" office:value="0.142857142857139" calcext:value-type="float">
            <text:p>0.142857142857139</text:p>
          </table:table-cell>
          <table:table-cell office:value-type="float" office:value="0.571428571428555" calcext:value-type="float">
            <text:p>0.571428571428555</text:p>
          </table:table-cell>
          <table:table-cell office:value-type="float" office:value="0.428571428571445" calcext:value-type="float">
            <text:p>0.428571428571445</text:p>
          </table:table-cell>
          <table:table-cell office:value-type="float" office:value="10.8571428571429" calcext:value-type="float">
            <text:p>10.8571428571429</text:p>
          </table:table-cell>
          <table:table-cell office:value-type="float" office:value="12.7142857142857" calcext:value-type="float">
            <text:p>12.7142857142857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714285714285709" calcext:value-type="float">
            <text:p>0.714285714285709</text:p>
          </table:table-cell>
          <table:table-cell office:value-type="float" office:value="0.142857142857167" calcext:value-type="float">
            <text:p>0.142857142857167</text:p>
          </table:table-cell>
          <table:table-cell office:value-type="float" office:value="0.571428571428669" calcext:value-type="float">
            <text:p>0.571428571428669</text:p>
          </table:table-cell>
          <table:table-cell office:value-type="float" office:value="0.428571428571331" calcext:value-type="float">
            <text:p>0.428571428571331</text:p>
          </table:table-cell>
          <table:table-cell office:value-type="float" office:value="10.8571428571427" calcext:value-type="float">
            <text:p>10.8571428571427</text:p>
          </table:table-cell>
          <table:table-cell office:value-type="float" office:value="12.7142857142855" calcext:value-type="float">
            <text:p>12.71428571428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428571428571438" calcext:value-type="float">
            <text:p>0.428571428571438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7.2857142857142" calcext:value-type="float">
            <text:p>17.2857142857142</text:p>
          </table:table-cell>
          <table:table-cell office:value-type="float" office:value="21.2857142857142" calcext:value-type="float">
            <text:p>21.28571428571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428571428571438" calcext:value-type="float">
            <text:p>0.428571428571438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7.2857142857142" calcext:value-type="float">
            <text:p>17.2857142857142</text:p>
          </table:table-cell>
          <table:table-cell office:value-type="float" office:value="21.2857142857142" calcext:value-type="float">
            <text:p>21.28571428571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428571428571438" calcext:value-type="float">
            <text:p>0.428571428571438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7.2857142857142" calcext:value-type="float">
            <text:p>17.2857142857142</text:p>
          </table:table-cell>
          <table:table-cell office:value-type="float" office:value="21.2857142857142" calcext:value-type="float">
            <text:p>21.28571428571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428571428571438" calcext:value-type="float">
            <text:p>0.428571428571438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7.2857142857142" calcext:value-type="float">
            <text:p>17.2857142857142</text:p>
          </table:table-cell>
          <table:table-cell office:value-type="float" office:value="21.2857142857142" calcext:value-type="float">
            <text:p>21.28571428571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428571428571438" calcext:value-type="float">
            <text:p>0.428571428571438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7.2857142857142" calcext:value-type="float">
            <text:p>17.2857142857142</text:p>
          </table:table-cell>
          <table:table-cell office:value-type="float" office:value="21.2857142857142" calcext:value-type="float">
            <text:p>21.28571428571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0.428571428571438" calcext:value-type="float">
            <text:p>0.428571428571438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42857142857144" calcext:value-type="float">
            <text:p>1.42857142857144</text:p>
          </table:table-cell>
          <table:table-cell office:value-type="float" office:value="17.2857142857142" calcext:value-type="float">
            <text:p>17.2857142857142</text:p>
          </table:table-cell>
          <table:table-cell office:value-type="float" office:value="21.2857142857142" calcext:value-type="float">
            <text:p>21.28571428571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1" calcext:value-type="float">
            <text:p>0.142857142857141</text:p>
          </table:table-cell>
          <table:table-cell office:value-type="float" office:value="0.285714285714287" calcext:value-type="float">
            <text:p>0.285714285714287</text:p>
          </table:table-cell>
          <table:table-cell office:value-type="float" office:value="0.428571428571374" calcext:value-type="float">
            <text:p>0.428571428571374</text:p>
          </table:table-cell>
          <table:table-cell office:value-type="float" office:value="0.571428571428498" calcext:value-type="float">
            <text:p>0.571428571428498</text:p>
          </table:table-cell>
          <table:table-cell office:value-type="float" office:value="1.142857142857" calcext:value-type="float">
            <text:p>1.142857142857</text:p>
          </table:table-cell>
          <table:table-cell office:value-type="float" office:value="1.42857142857133" calcext:value-type="float">
            <text:p>1.42857142857133</text:p>
          </table:table-cell>
          <table:table-cell office:value-type="float" office:value="17.285714285715" calcext:value-type="float">
            <text:p>17.285714285715</text:p>
          </table:table-cell>
          <table:table-cell office:value-type="float" office:value="21.2857142857146" calcext:value-type="float">
            <text:p>21.285714285714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57142857142857" calcext:value-type="float">
            <text:p>0.57142857142857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20.8571428571427" calcext:value-type="float">
            <text:p>20.8571428571427</text:p>
          </table:table-cell>
          <table:table-cell office:value-type="float" office:value="26.142857142857" calcext:value-type="float">
            <text:p>26.14285714285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57142857142857" calcext:value-type="float">
            <text:p>0.57142857142857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20.8571428571427" calcext:value-type="float">
            <text:p>20.8571428571427</text:p>
          </table:table-cell>
          <table:table-cell office:value-type="float" office:value="26.142857142857" calcext:value-type="float">
            <text:p>26.14285714285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57142857142857" calcext:value-type="float">
            <text:p>0.57142857142857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20.8571428571427" calcext:value-type="float">
            <text:p>20.8571428571427</text:p>
          </table:table-cell>
          <table:table-cell office:value-type="float" office:value="26.142857142857" calcext:value-type="float">
            <text:p>26.14285714285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57142857142857" calcext:value-type="float">
            <text:p>0.57142857142857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20.8571428571427" calcext:value-type="float">
            <text:p>20.8571428571427</text:p>
          </table:table-cell>
          <table:table-cell office:value-type="float" office:value="26.142857142857" calcext:value-type="float">
            <text:p>26.14285714285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57142857142857" calcext:value-type="float">
            <text:p>0.57142857142857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20.8571428571427" calcext:value-type="float">
            <text:p>20.8571428571427</text:p>
          </table:table-cell>
          <table:table-cell office:value-type="float" office:value="26.142857142857" calcext:value-type="float">
            <text:p>26.14285714285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2" calcext:value-type="float">
            <text:p>0.142857142857142</text:p>
          </table:table-cell>
          <table:table-cell office:value-type="float" office:value="0.57142857142857" calcext:value-type="float">
            <text:p>0.57142857142857</text:p>
          </table:table-cell>
          <table:table-cell office:value-type="float" office:value="0.714285714285722" calcext:value-type="float">
            <text:p>0.714285714285722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20.8571428571427" calcext:value-type="float">
            <text:p>20.8571428571427</text:p>
          </table:table-cell>
          <table:table-cell office:value-type="float" office:value="26.142857142857" calcext:value-type="float">
            <text:p>26.14285714285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571428571428583" calcext:value-type="float">
            <text:p>0.571428571428583</text:p>
          </table:table-cell>
          <table:table-cell office:value-type="float" office:value="0.714285714285666" calcext:value-type="float">
            <text:p>0.714285714285666</text:p>
          </table:table-cell>
          <table:table-cell office:value-type="float" office:value="1.57142857142867" calcext:value-type="float">
            <text:p>1.57142857142867</text:p>
          </table:table-cell>
          <table:table-cell office:value-type="float" office:value="2.28571428571399" calcext:value-type="float">
            <text:p>2.28571428571399</text:p>
          </table:table-cell>
          <table:table-cell office:value-type="float" office:value="20.857142857144" calcext:value-type="float">
            <text:p>20.857142857144</text:p>
          </table:table-cell>
          <table:table-cell office:value-type="float" office:value="26.1428571428581" calcext:value-type="float">
            <text:p>26.142857142858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0.142857142857142" calcext:value-type="float">
            <text:p>0.142857142857142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39.7142857142857" calcext:value-type="float">
            <text:p>39.7142857142857</text:p>
          </table:table-cell>
          <table:table-cell office:value-type="float" office:value="46.8571428571428" calcext:value-type="float">
            <text:p>46.85714285714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0.142857142857142" calcext:value-type="float">
            <text:p>0.142857142857142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39.7142857142857" calcext:value-type="float">
            <text:p>39.7142857142857</text:p>
          </table:table-cell>
          <table:table-cell office:value-type="float" office:value="46.8571428571428" calcext:value-type="float">
            <text:p>46.85714285714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0.142857142857142" calcext:value-type="float">
            <text:p>0.142857142857142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39.7142857142857" calcext:value-type="float">
            <text:p>39.7142857142857</text:p>
          </table:table-cell>
          <table:table-cell office:value-type="float" office:value="46.8571428571428" calcext:value-type="float">
            <text:p>46.85714285714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0.142857142857142" calcext:value-type="float">
            <text:p>0.142857142857142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39.7142857142857" calcext:value-type="float">
            <text:p>39.7142857142857</text:p>
          </table:table-cell>
          <table:table-cell office:value-type="float" office:value="46.8571428571428" calcext:value-type="float">
            <text:p>46.85714285714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0.142857142857142" calcext:value-type="float">
            <text:p>0.142857142857142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39.7142857142857" calcext:value-type="float">
            <text:p>39.7142857142857</text:p>
          </table:table-cell>
          <table:table-cell office:value-type="float" office:value="46.8571428571428" calcext:value-type="float">
            <text:p>46.85714285714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0.142857142857142" calcext:value-type="float">
            <text:p>0.142857142857142</text:p>
          </table:table-cell>
          <table:table-cell office:value-type="float" office:value="0.285714285714285" calcext:value-type="float">
            <text:p>0.285714285714285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3.85714285714289" calcext:value-type="float">
            <text:p>3.85714285714289</text:p>
          </table:table-cell>
          <table:table-cell office:value-type="float" office:value="39.7142857142857" calcext:value-type="float">
            <text:p>39.7142857142857</text:p>
          </table:table-cell>
          <table:table-cell office:value-type="float" office:value="46.8571428571428" calcext:value-type="float">
            <text:p>46.85714285714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0.142857142857146" calcext:value-type="float">
            <text:p>0.142857142857146</text:p>
          </table:table-cell>
          <table:table-cell office:value-type="float" office:value="0.285714285714292" calcext:value-type="float">
            <text:p>0.285714285714292</text:p>
          </table:table-cell>
          <table:table-cell office:value-type="float" office:value="1.14285714285717" calcext:value-type="float">
            <text:p>1.14285714285717</text:p>
          </table:table-cell>
          <table:table-cell office:value-type="float" office:value="1.57142857142867" calcext:value-type="float">
            <text:p>1.57142857142867</text:p>
          </table:table-cell>
          <table:table-cell office:value-type="float" office:value="3.85714285714266" calcext:value-type="float">
            <text:p>3.85714285714266</text:p>
          </table:table-cell>
          <table:table-cell office:value-type="float" office:value="39.714285714286" calcext:value-type="float">
            <text:p>39.714285714286</text:p>
          </table:table-cell>
          <table:table-cell office:value-type="float" office:value="46.8571428571431" calcext:value-type="float">
            <text:p>46.857142857143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8" calcext:value-type="float">
            <text:p>0.285714285714288</text:p>
          </table:table-cell>
          <table:table-cell office:value-type="float" office:value="0.857142857142854" calcext:value-type="float">
            <text:p>0.857142857142854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.28571428571428</text:p>
          </table:table-cell>
          <table:table-cell office:value-type="float" office:value="6.28571428571433" calcext:value-type="float">
            <text:p>6.28571428571433</text:p>
          </table:table-cell>
          <table:table-cell office:value-type="float" office:value="51.2857142857143" calcext:value-type="float">
            <text:p>51.2857142857143</text:p>
          </table:table-cell>
          <table:table-cell office:value-type="float" office:value="62.0000000000001" calcext:value-type="float">
            <text:p>62.000000000000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8" calcext:value-type="float">
            <text:p>0.285714285714288</text:p>
          </table:table-cell>
          <table:table-cell office:value-type="float" office:value="0.857142857142854" calcext:value-type="float">
            <text:p>0.857142857142854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.28571428571428</text:p>
          </table:table-cell>
          <table:table-cell office:value-type="float" office:value="6.28571428571433" calcext:value-type="float">
            <text:p>6.28571428571433</text:p>
          </table:table-cell>
          <table:table-cell office:value-type="float" office:value="51.2857142857143" calcext:value-type="float">
            <text:p>51.2857142857143</text:p>
          </table:table-cell>
          <table:table-cell office:value-type="float" office:value="62.0000000000001" calcext:value-type="float">
            <text:p>62.000000000000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8" calcext:value-type="float">
            <text:p>0.285714285714288</text:p>
          </table:table-cell>
          <table:table-cell office:value-type="float" office:value="0.857142857142854" calcext:value-type="float">
            <text:p>0.857142857142854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.28571428571428</text:p>
          </table:table-cell>
          <table:table-cell office:value-type="float" office:value="6.28571428571433" calcext:value-type="float">
            <text:p>6.28571428571433</text:p>
          </table:table-cell>
          <table:table-cell office:value-type="float" office:value="51.2857142857143" calcext:value-type="float">
            <text:p>51.2857142857143</text:p>
          </table:table-cell>
          <table:table-cell office:value-type="float" office:value="62.0000000000001" calcext:value-type="float">
            <text:p>62.000000000000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8" calcext:value-type="float">
            <text:p>0.285714285714288</text:p>
          </table:table-cell>
          <table:table-cell office:value-type="float" office:value="0.857142857142854" calcext:value-type="float">
            <text:p>0.857142857142854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.28571428571428</text:p>
          </table:table-cell>
          <table:table-cell office:value-type="float" office:value="6.28571428571433" calcext:value-type="float">
            <text:p>6.28571428571433</text:p>
          </table:table-cell>
          <table:table-cell office:value-type="float" office:value="51.2857142857143" calcext:value-type="float">
            <text:p>51.2857142857143</text:p>
          </table:table-cell>
          <table:table-cell office:value-type="float" office:value="62.0000000000001" calcext:value-type="float">
            <text:p>62.000000000000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8" calcext:value-type="float">
            <text:p>0.285714285714288</text:p>
          </table:table-cell>
          <table:table-cell office:value-type="float" office:value="0.857142857142854" calcext:value-type="float">
            <text:p>0.857142857142854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.28571428571428</text:p>
          </table:table-cell>
          <table:table-cell office:value-type="float" office:value="6.28571428571433" calcext:value-type="float">
            <text:p>6.28571428571433</text:p>
          </table:table-cell>
          <table:table-cell office:value-type="float" office:value="51.2857142857143" calcext:value-type="float">
            <text:p>51.2857142857143</text:p>
          </table:table-cell>
          <table:table-cell office:value-type="float" office:value="62.0000000000001" calcext:value-type="float">
            <text:p>62.000000000000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8" calcext:value-type="float">
            <text:p>0.285714285714288</text:p>
          </table:table-cell>
          <table:table-cell office:value-type="float" office:value="0.857142857142854" calcext:value-type="float">
            <text:p>0.857142857142854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.28571428571428</text:p>
          </table:table-cell>
          <table:table-cell office:value-type="float" office:value="6.28571428571433" calcext:value-type="float">
            <text:p>6.28571428571433</text:p>
          </table:table-cell>
          <table:table-cell office:value-type="float" office:value="51.2857142857143" calcext:value-type="float">
            <text:p>51.2857142857143</text:p>
          </table:table-cell>
          <table:table-cell office:value-type="float" office:value="62.0000000000001" calcext:value-type="float">
            <text:p>62.000000000000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285714285714271" calcext:value-type="float">
            <text:p>0.285714285714271</text:p>
          </table:table-cell>
          <table:table-cell office:value-type="float" office:value="0.857142857142876" calcext:value-type="float">
            <text:p>0.857142857142876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33" calcext:value-type="float">
            <text:p>2.28571428571433</text:p>
          </table:table-cell>
          <table:table-cell office:value-type="float" office:value="6.28571428571399" calcext:value-type="float">
            <text:p>6.28571428571399</text:p>
          </table:table-cell>
          <table:table-cell office:value-type="float" office:value="51.285714285714" calcext:value-type="float">
            <text:p>51.285714285714</text:p>
          </table:table-cell>
          <table:table-cell office:value-type="float" office:value="61.9999999999995" calcext:value-type="float">
            <text:p>61.99999999999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85714285714288" calcext:value-type="float">
            <text:p>0.285714285714288</text:p>
          </table:table-cell>
          <table:table-cell table:number-columns-repeated="2" office:value-type="float" office:value="1.14285714285714" calcext:value-type="float">
            <text:p>1.14285714285714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7.28571428571433" calcext:value-type="float">
            <text:p>7.28571428571433</text:p>
          </table:table-cell>
          <table:table-cell office:value-type="float" office:value="68" calcext:value-type="float">
            <text:p>68</text:p>
          </table:table-cell>
          <table:table-cell office:value-type="float" office:value="80.7142857142857" calcext:value-type="float">
            <text:p>80.71428571428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85714285714288" calcext:value-type="float">
            <text:p>0.285714285714288</text:p>
          </table:table-cell>
          <table:table-cell table:number-columns-repeated="2" office:value-type="float" office:value="1.14285714285714" calcext:value-type="float">
            <text:p>1.14285714285714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7.28571428571433" calcext:value-type="float">
            <text:p>7.28571428571433</text:p>
          </table:table-cell>
          <table:table-cell office:value-type="float" office:value="68" calcext:value-type="float">
            <text:p>68</text:p>
          </table:table-cell>
          <table:table-cell office:value-type="float" office:value="80.7142857142857" calcext:value-type="float">
            <text:p>80.71428571428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85714285714288" calcext:value-type="float">
            <text:p>0.285714285714288</text:p>
          </table:table-cell>
          <table:table-cell table:number-columns-repeated="2" office:value-type="float" office:value="1.14285714285714" calcext:value-type="float">
            <text:p>1.14285714285714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7.28571428571433" calcext:value-type="float">
            <text:p>7.28571428571433</text:p>
          </table:table-cell>
          <table:table-cell office:value-type="float" office:value="68" calcext:value-type="float">
            <text:p>68</text:p>
          </table:table-cell>
          <table:table-cell office:value-type="float" office:value="80.7142857142857" calcext:value-type="float">
            <text:p>80.71428571428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85714285714288" calcext:value-type="float">
            <text:p>0.285714285714288</text:p>
          </table:table-cell>
          <table:table-cell table:number-columns-repeated="2" office:value-type="float" office:value="1.14285714285714" calcext:value-type="float">
            <text:p>1.14285714285714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7.28571428571433" calcext:value-type="float">
            <text:p>7.28571428571433</text:p>
          </table:table-cell>
          <table:table-cell office:value-type="float" office:value="68" calcext:value-type="float">
            <text:p>68</text:p>
          </table:table-cell>
          <table:table-cell office:value-type="float" office:value="80.7142857142857" calcext:value-type="float">
            <text:p>80.71428571428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85714285714288" calcext:value-type="float">
            <text:p>0.285714285714288</text:p>
          </table:table-cell>
          <table:table-cell table:number-columns-repeated="2" office:value-type="float" office:value="1.14285714285714" calcext:value-type="float">
            <text:p>1.14285714285714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7.28571428571433" calcext:value-type="float">
            <text:p>7.28571428571433</text:p>
          </table:table-cell>
          <table:table-cell office:value-type="float" office:value="68" calcext:value-type="float">
            <text:p>68</text:p>
          </table:table-cell>
          <table:table-cell office:value-type="float" office:value="80.7142857142857" calcext:value-type="float">
            <text:p>80.71428571428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85714285714288" calcext:value-type="float">
            <text:p>0.285714285714288</text:p>
          </table:table-cell>
          <table:table-cell table:number-columns-repeated="2" office:value-type="float" office:value="1.14285714285714" calcext:value-type="float">
            <text:p>1.14285714285714</text:p>
          </table:table-cell>
          <table:table-cell office:value-type="float" office:value="2.57142857142856" calcext:value-type="float">
            <text:p>2.57142857142856</text:p>
          </table:table-cell>
          <table:table-cell office:value-type="float" office:value="7.28571428571433" calcext:value-type="float">
            <text:p>7.28571428571433</text:p>
          </table:table-cell>
          <table:table-cell office:value-type="float" office:value="68" calcext:value-type="float">
            <text:p>68</text:p>
          </table:table-cell>
          <table:table-cell office:value-type="float" office:value="80.7142857142857" calcext:value-type="float">
            <text:p>80.71428571428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1" calcext:value-type="float">
            <text:p>0.285714285714281</text:p>
          </table:table-cell>
          <table:table-cell office:value-type="float" office:value="0.285714285714271" calcext:value-type="float">
            <text:p>0.285714285714271</text:p>
          </table:table-cell>
          <table:table-cell table:number-columns-repeated="2" office:value-type="float" office:value="1.14285714285717" calcext:value-type="float">
            <text:p>1.14285714285717</text:p>
          </table:table-cell>
          <table:table-cell office:value-type="float" office:value="2.57142857142867" calcext:value-type="float">
            <text:p>2.57142857142867</text:p>
          </table:table-cell>
          <table:table-cell office:value-type="float" office:value="7.28571428571399" calcext:value-type="float">
            <text:p>7.28571428571399</text:p>
          </table:table-cell>
          <table:table-cell office:value-type="float" office:value="68" calcext:value-type="float">
            <text:p>68</text:p>
          </table:table-cell>
          <table:table-cell office:value-type="float" office:value="80.7142857142856" calcext:value-type="float">
            <text:p>80.7142857142856</text:p>
          </table:table-cell>
        </table:table-row>
        <table:table-row table:style-name="ro2"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27" calcext:value-type="float">
            <text:p>0.428571428571427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1.28571428571428" calcext:value-type="float">
            <text:p>1.28571428571428</text:p>
          </table:table-cell>
          <table:table-cell office:value-type="float" office:value="2.85714285714283" calcext:value-type="float">
            <text:p>2.85714285714283</text:p>
          </table:table-cell>
          <table:table-cell office:value-type="float" office:value="4.71428571428567" calcext:value-type="float">
            <text:p>4.71428571428567</text:p>
          </table:table-cell>
          <table:table-cell office:value-type="float" office:value="56.8571428571428" calcext:value-type="float">
            <text:p>56.8571428571428</text:p>
          </table:table-cell>
          <table:table-cell office:value-type="float" office:value="67.8571428571427" calcext:value-type="float">
            <text:p>67.8571428571427</text:p>
          </table:table-cell>
        </table:table-row>
        <table:table-row table:style-name="ro2"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27" calcext:value-type="float">
            <text:p>0.428571428571427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1.28571428571428" calcext:value-type="float">
            <text:p>1.28571428571428</text:p>
          </table:table-cell>
          <table:table-cell office:value-type="float" office:value="2.85714285714283" calcext:value-type="float">
            <text:p>2.85714285714283</text:p>
          </table:table-cell>
          <table:table-cell office:value-type="float" office:value="4.71428571428567" calcext:value-type="float">
            <text:p>4.71428571428567</text:p>
          </table:table-cell>
          <table:table-cell office:value-type="float" office:value="56.8571428571428" calcext:value-type="float">
            <text:p>56.8571428571428</text:p>
          </table:table-cell>
          <table:table-cell office:value-type="float" office:value="67.8571428571427" calcext:value-type="float">
            <text:p>67.8571428571427</text:p>
          </table:table-cell>
        </table:table-row>
        <table:table-row table:style-name="ro2"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27" calcext:value-type="float">
            <text:p>0.428571428571427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1.28571428571428" calcext:value-type="float">
            <text:p>1.28571428571428</text:p>
          </table:table-cell>
          <table:table-cell office:value-type="float" office:value="2.85714285714283" calcext:value-type="float">
            <text:p>2.85714285714283</text:p>
          </table:table-cell>
          <table:table-cell office:value-type="float" office:value="4.71428571428567" calcext:value-type="float">
            <text:p>4.71428571428567</text:p>
          </table:table-cell>
          <table:table-cell office:value-type="float" office:value="56.8571428571428" calcext:value-type="float">
            <text:p>56.8571428571428</text:p>
          </table:table-cell>
          <table:table-cell office:value-type="float" office:value="67.8571428571427" calcext:value-type="float">
            <text:p>67.8571428571427</text:p>
          </table:table-cell>
        </table:table-row>
        <table:table-row table:style-name="ro2"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27" calcext:value-type="float">
            <text:p>0.428571428571427</text:p>
          </table:table-cell>
          <table:table-cell office:value-type="float" office:value="1.57142857142856" calcext:value-type="float">
            <text:p>1.57142857142856</text:p>
          </table:table-cell>
          <table:table-cell office:value-type="float" office:value="1.28571428571428" calcext:value-type="float">
            <text:p>1.28571428571428</text:p>
          </table:table-cell>
          <table:table-cell office:value-type="float" office:value="2.85714285714283" calcext:value-type="float">
            <text:p>2.85714285714283</text:p>
          </table:table-cell>
          <table:table-cell office:value-type="float" office:value="4.71428571428567" calcext:value-type="float">
            <text:p>4.71428571428567</text:p>
          </table:table-cell>
          <table:table-cell office:value-type="float" office:value="56.8571428571428" calcext:value-type="float">
            <text:p>56.8571428571428</text:p>
          </table:table-cell>
          <table:table-cell office:value-type="float" office:value="67.8571428571427" calcext:value-type="float">
            <text:p>67.8571428571427</text:p>
          </table:table-cell>
        </table:table-row>
        <table:table-row table:style-name="ro2"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27" calcext:value-type="float">
            <text:p>0.428571428571427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28571428571428" calcext:value-type="float">
            <text:p>1.28571428571428</text:p>
          </table:table-cell>
          <table:table-cell office:value-type="float" office:value="2.85714285714283" calcext:value-type="float">
            <text:p>2.85714285714283</text:p>
          </table:table-cell>
          <table:table-cell office:value-type="float" office:value="4.71428571428567" calcext:value-type="float">
            <text:p>4.71428571428567</text:p>
          </table:table-cell>
          <table:table-cell office:value-type="float" office:value="56.8571428571428" calcext:value-type="float">
            <text:p>56.8571428571428</text:p>
          </table:table-cell>
          <table:table-cell office:value-type="float" office:value="67.8571428571427" calcext:value-type="float">
            <text:p>67.8571428571427</text:p>
          </table:table-cell>
        </table:table-row>
        <table:table-row table:style-name="ro2"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27" calcext:value-type="float">
            <text:p>0.428571428571427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28571428571428" calcext:value-type="float">
            <text:p>1.28571428571428</text:p>
          </table:table-cell>
          <table:table-cell office:value-type="float" office:value="2.85714285714283" calcext:value-type="float">
            <text:p>2.85714285714283</text:p>
          </table:table-cell>
          <table:table-cell office:value-type="float" office:value="4.71428571428567" calcext:value-type="float">
            <text:p>4.71428571428567</text:p>
          </table:table-cell>
          <table:table-cell office:value-type="float" office:value="56.8571428571428" calcext:value-type="float">
            <text:p>56.8571428571428</text:p>
          </table:table-cell>
          <table:table-cell office:value-type="float" office:value="67.8571428571427" calcext:value-type="float">
            <text:p>67.8571428571427</text:p>
          </table:table-cell>
        </table:table-row>
        <table:table-row table:style-name="ro2"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38" calcext:value-type="float">
            <text:p>0.428571428571438</text:p>
          </table:table-cell>
          <table:table-cell office:value-type="float" office:value="1.57142857142861" calcext:value-type="float">
            <text:p>1.57142857142861</text:p>
          </table:table-cell>
          <table:table-cell office:value-type="float" office:value="1.28571428571433" calcext:value-type="float">
            <text:p>1.28571428571433</text:p>
          </table:table-cell>
          <table:table-cell office:value-type="float" office:value="2.857142857143" calcext:value-type="float">
            <text:p>2.857142857143</text:p>
          </table:table-cell>
          <table:table-cell office:value-type="float" office:value="4.71428571428601" calcext:value-type="float">
            <text:p>4.71428571428601</text:p>
          </table:table-cell>
          <table:table-cell office:value-type="float" office:value="56.8571428571434" calcext:value-type="float">
            <text:p>56.8571428571434</text:p>
          </table:table-cell>
          <table:table-cell office:value-type="float" office:value="67.8571428571439" calcext:value-type="float">
            <text:p>67.85714285714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1" calcext:value-type="float">
            <text:p>1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59.8571428571429" calcext:value-type="float">
            <text:p>59.85714285714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1" calcext:value-type="float">
            <text:p>1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59.8571428571429" calcext:value-type="float">
            <text:p>59.85714285714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1" calcext:value-type="float">
            <text:p>1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59.8571428571429" calcext:value-type="float">
            <text:p>59.85714285714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1" calcext:value-type="float">
            <text:p>1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59.8571428571429" calcext:value-type="float">
            <text:p>59.85714285714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1" calcext:value-type="float">
            <text:p>1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59.8571428571429" calcext:value-type="float">
            <text:p>59.85714285714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1" calcext:value-type="float">
            <text:p>1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3.42857142857144" calcext:value-type="float">
            <text:p>3.42857142857144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59.8571428571429" calcext:value-type="float">
            <text:p>59.85714285714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714285714281" calcext:value-type="float">
            <text:p>0.285714285714281</text:p>
          </table:table-cell>
          <table:table-cell office:value-type="float" office:value="0.142857142857125" calcext:value-type="float">
            <text:p>0.142857142857125</text:p>
          </table:table-cell>
          <table:table-cell office:value-type="float" office:value="1" calcext:value-type="float">
            <text:p>1</text:p>
          </table:table-cell>
          <table:table-cell office:value-type="float" office:value="1.4285714285715" calcext:value-type="float">
            <text:p>1.4285714285715</text:p>
          </table:table-cell>
          <table:table-cell office:value-type="float" office:value="2.142857142857" calcext:value-type="float">
            <text:p>2.142857142857</text:p>
          </table:table-cell>
          <table:table-cell office:value-type="float" office:value="3.42857142857133" calcext:value-type="float">
            <text:p>3.42857142857133</text:p>
          </table:table-cell>
          <table:table-cell office:value-type="float" office:value="51.4285714285713" calcext:value-type="float">
            <text:p>51.4285714285713</text:p>
          </table:table-cell>
          <table:table-cell office:value-type="float" office:value="59.8571428571426" calcext:value-type="float">
            <text:p>59.85714285714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48.4285714285717" calcext:value-type="float">
            <text:p>48.4285714285717</text:p>
          </table:table-cell>
          <table:table-cell office:value-type="float" office:value="57.5714285714288" calcext:value-type="float">
            <text:p>57.57142857142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31" calcext:value-type="float">
            <text:p>0.428571428571431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48.4285714285717" calcext:value-type="float">
            <text:p>48.4285714285717</text:p>
          </table:table-cell>
          <table:table-cell office:value-type="float" office:value="57.5714285714288" calcext:value-type="float">
            <text:p>57.57142857142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16" calcext:value-type="float">
            <text:p>0.428571428571416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48.4285714285717" calcext:value-type="float">
            <text:p>48.4285714285717</text:p>
          </table:table-cell>
          <table:table-cell office:value-type="float" office:value="57.5714285714288" calcext:value-type="float">
            <text:p>57.57142857142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16" calcext:value-type="float">
            <text:p>0.428571428571416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48.4285714285717" calcext:value-type="float">
            <text:p>48.4285714285717</text:p>
          </table:table-cell>
          <table:table-cell office:value-type="float" office:value="57.5714285714288" calcext:value-type="float">
            <text:p>57.57142857142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16" calcext:value-type="float">
            <text:p>0.428571428571416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48.4285714285717" calcext:value-type="float">
            <text:p>48.4285714285717</text:p>
          </table:table-cell>
          <table:table-cell office:value-type="float" office:value="57.5714285714288" calcext:value-type="float">
            <text:p>57.57142857142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0.428571428571416" calcext:value-type="float">
            <text:p>0.428571428571416</text:p>
          </table:table-cell>
          <table:table-cell office:value-type="float" office:value="1.42857142857142" calcext:value-type="float">
            <text:p>1.42857142857142</text:p>
          </table:table-cell>
          <table:table-cell office:value-type="float" office:value="2.14285714285717" calcext:value-type="float">
            <text:p>2.14285714285717</text:p>
          </table:table-cell>
          <table:table-cell office:value-type="float" office:value="4.85714285714289" calcext:value-type="float">
            <text:p>4.85714285714289</text:p>
          </table:table-cell>
          <table:table-cell office:value-type="float" office:value="48.4285714285717" calcext:value-type="float">
            <text:p>48.4285714285717</text:p>
          </table:table-cell>
          <table:table-cell office:value-type="float" office:value="57.5714285714288" calcext:value-type="float">
            <text:p>57.57142857142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1" calcext:value-type="float">
            <text:p>0.142857142857141</text:p>
          </table:table-cell>
          <table:table-cell office:value-type="float" office:value="0.142857142857125" calcext:value-type="float">
            <text:p>0.142857142857125</text:p>
          </table:table-cell>
          <table:table-cell office:value-type="float" office:value="0.428571428571473" calcext:value-type="float">
            <text:p>0.428571428571473</text:p>
          </table:table-cell>
          <table:table-cell office:value-type="float" office:value="1.4285714285715" calcext:value-type="float">
            <text:p>1.4285714285715</text:p>
          </table:table-cell>
          <table:table-cell office:value-type="float" office:value="2.142857142857" calcext:value-type="float">
            <text:p>2.142857142857</text:p>
          </table:table-cell>
          <table:table-cell office:value-type="float" office:value="4.85714285714266" calcext:value-type="float">
            <text:p>4.85714285714266</text:p>
          </table:table-cell>
          <table:table-cell office:value-type="float" office:value="48.4285714285703" calcext:value-type="float">
            <text:p>48.4285714285703</text:p>
          </table:table-cell>
          <table:table-cell office:value-type="float" office:value="57.5714285714272" calcext:value-type="float">
            <text:p>57.571428571427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28571428571428" calcext:value-type="float">
            <text:p>1.28571428571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.57142857142856</text:p>
          </table:table-cell>
          <table:table-cell office:value-type="float" office:value="37.5714285714283" calcext:value-type="float">
            <text:p>37.5714285714283</text:p>
          </table:table-cell>
          <table:table-cell office:value-type="float" office:value="48.1428571428569" calcext:value-type="float">
            <text:p>48.14285714285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28571428571428" calcext:value-type="float">
            <text:p>1.28571428571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.57142857142856</text:p>
          </table:table-cell>
          <table:table-cell office:value-type="float" office:value="37.5714285714283" calcext:value-type="float">
            <text:p>37.5714285714283</text:p>
          </table:table-cell>
          <table:table-cell office:value-type="float" office:value="48.1428571428569" calcext:value-type="float">
            <text:p>48.14285714285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28571428571428" calcext:value-type="float">
            <text:p>1.28571428571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.57142857142856</text:p>
          </table:table-cell>
          <table:table-cell office:value-type="float" office:value="37.5714285714283" calcext:value-type="float">
            <text:p>37.5714285714283</text:p>
          </table:table-cell>
          <table:table-cell office:value-type="float" office:value="48.1428571428569" calcext:value-type="float">
            <text:p>48.14285714285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28571428571428" calcext:value-type="float">
            <text:p>1.28571428571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.57142857142856</text:p>
          </table:table-cell>
          <table:table-cell office:value-type="float" office:value="37.5714285714283" calcext:value-type="float">
            <text:p>37.5714285714283</text:p>
          </table:table-cell>
          <table:table-cell office:value-type="float" office:value="48.1428571428569" calcext:value-type="float">
            <text:p>48.14285714285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28571428571428" calcext:value-type="float">
            <text:p>1.28571428571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.57142857142856</text:p>
          </table:table-cell>
          <table:table-cell office:value-type="float" office:value="37.5714285714283" calcext:value-type="float">
            <text:p>37.5714285714283</text:p>
          </table:table-cell>
          <table:table-cell office:value-type="float" office:value="48.1428571428569" calcext:value-type="float">
            <text:p>48.14285714285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571428571428569" calcext:value-type="float">
            <text:p>0.571428571428569</text:p>
          </table:table-cell>
          <table:table-cell office:value-type="float" office:value="1.28571428571428" calcext:value-type="float">
            <text:p>1.28571428571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.57142857142856</text:p>
          </table:table-cell>
          <table:table-cell office:value-type="float" office:value="37.5714285714283" calcext:value-type="float">
            <text:p>37.5714285714283</text:p>
          </table:table-cell>
          <table:table-cell office:value-type="float" office:value="48.1428571428569" calcext:value-type="float">
            <text:p>48.14285714285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42857142857141" calcext:value-type="float">
            <text:p>0.142857142857141</text:p>
          </table:table-cell>
          <table:table-cell office:value-type="float" office:value="0.571428571428584" calcext:value-type="float">
            <text:p>0.571428571428584</text:p>
          </table:table-cell>
          <table:table-cell office:value-type="float" office:value="1.28571428571433" calcext:value-type="float">
            <text:p>1.285714285714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67" calcext:value-type="float">
            <text:p>6.57142857142867</text:p>
          </table:table-cell>
          <table:table-cell office:value-type="float" office:value="37.57142857143" calcext:value-type="float">
            <text:p>37.57142857143</text:p>
          </table:table-cell>
          <table:table-cell office:value-type="float" office:value="48.1428571428588" calcext:value-type="float">
            <text:p>48.142857142858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1.85714285714283" calcext:value-type="float">
            <text:p>1.85714285714283</text:p>
          </table:table-cell>
          <table:table-cell office:value-type="float" office:value="4.14285714285711" calcext:value-type="float">
            <text:p>4.14285714285711</text:p>
          </table:table-cell>
          <table:table-cell office:value-type="float" office:value="47.4285714285716" calcext:value-type="float">
            <text:p>47.4285714285716</text:p>
          </table:table-cell>
          <table:table-cell office:value-type="float" office:value="56.1428571428572" calcext:value-type="float">
            <text:p>56.142857142857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1.85714285714283" calcext:value-type="float">
            <text:p>1.85714285714283</text:p>
          </table:table-cell>
          <table:table-cell office:value-type="float" office:value="4.14285714285711" calcext:value-type="float">
            <text:p>4.14285714285711</text:p>
          </table:table-cell>
          <table:table-cell office:value-type="float" office:value="47.4285714285716" calcext:value-type="float">
            <text:p>47.4285714285716</text:p>
          </table:table-cell>
          <table:table-cell office:value-type="float" office:value="56.1428571428572" calcext:value-type="float">
            <text:p>56.142857142857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1.85714285714283" calcext:value-type="float">
            <text:p>1.85714285714283</text:p>
          </table:table-cell>
          <table:table-cell office:value-type="float" office:value="4.14285714285711" calcext:value-type="float">
            <text:p>4.14285714285711</text:p>
          </table:table-cell>
          <table:table-cell office:value-type="float" office:value="47.4285714285716" calcext:value-type="float">
            <text:p>47.4285714285716</text:p>
          </table:table-cell>
          <table:table-cell office:value-type="float" office:value="56.1428571428572" calcext:value-type="float">
            <text:p>56.142857142857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1.85714285714283" calcext:value-type="float">
            <text:p>1.85714285714283</text:p>
          </table:table-cell>
          <table:table-cell office:value-type="float" office:value="4.14285714285711" calcext:value-type="float">
            <text:p>4.14285714285711</text:p>
          </table:table-cell>
          <table:table-cell office:value-type="float" office:value="47.4285714285716" calcext:value-type="float">
            <text:p>47.4285714285716</text:p>
          </table:table-cell>
          <table:table-cell office:value-type="float" office:value="56.1428571428572" calcext:value-type="float">
            <text:p>56.142857142857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1.85714285714283" calcext:value-type="float">
            <text:p>1.85714285714283</text:p>
          </table:table-cell>
          <table:table-cell office:value-type="float" office:value="4.14285714285711" calcext:value-type="float">
            <text:p>4.14285714285711</text:p>
          </table:table-cell>
          <table:table-cell office:value-type="float" office:value="47.4285714285716" calcext:value-type="float">
            <text:p>47.4285714285716</text:p>
          </table:table-cell>
          <table:table-cell office:value-type="float" office:value="56.1428571428572" calcext:value-type="float">
            <text:p>56.142857142857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.142857142857146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857142857142861" calcext:value-type="float">
            <text:p>0.857142857142861</text:p>
          </table:table-cell>
          <table:table-cell office:value-type="float" office:value="1.85714285714283" calcext:value-type="float">
            <text:p>1.85714285714283</text:p>
          </table:table-cell>
          <table:table-cell office:value-type="float" office:value="4.14285714285711" calcext:value-type="float">
            <text:p>4.14285714285711</text:p>
          </table:table-cell>
          <table:table-cell office:value-type="float" office:value="47.4285714285716" calcext:value-type="float">
            <text:p>47.4285714285716</text:p>
          </table:table-cell>
          <table:table-cell office:value-type="float" office:value="56.1428571428572" calcext:value-type="float">
            <text:p>56.1428571428572</text:p>
          </table:table-cell>
        </table:table-row>
      </table:table>
      <table:table table:name="10_classe" table:style-name="ta2">
        <table:table-column table:style-name="co4" table:number-columns-repeated="1024" table:default-cell-style-name="ce1"/>
        <table:table-row table:style-name="ro1">
          <table:table-cell office:value-type="string" calcext:value-type="string">
            <text:p>0-20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30-40</text:p>
          </table:table-cell>
          <table:table-cell office:value-type="string" calcext:value-type="string">
            <text:p>40-50</text:p>
          </table:table-cell>
          <table:table-cell office:value-type="string" calcext:value-type="string">
            <text:p>50-60 </text:p>
          </table:table-cell>
          <table:table-cell office:value-type="string" calcext:value-type="string">
            <text:p>60-65</text:p>
          </table:table-cell>
          <table:table-cell office:value-type="string" calcext:value-type="string">
            <text:p>65-70</text:p>
          </table:table-cell>
          <table:table-cell office:value-type="string" calcext:value-type="string">
            <text:p>70-75</text:p>
          </table:table-cell>
          <table:table-cell office:value-type="string" calcext:value-type="string">
            <text:p>75-80</text:p>
          </table:table-cell>
          <table:table-cell office:value-type="string" calcext:value-type="string">
            <text:p>80-inf</text:p>
          </table:table-cell>
          <table:table-cell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formula="of:=SUM([day_death__csv_all.A2:.D2])" office:value-type="float" office:value="0" calcext:value-type="float">
            <text:p>0</text:p>
          </table:table-cell>
          <table:table-cell table:formula="of:=SUM([day_death__csv_all.E2:.F2])" office:value-type="float" office:value="0" calcext:value-type="float">
            <text:p>0</text:p>
          </table:table-cell>
          <table:table-cell table:formula="of:=SUM([day_death__csv_all.G2:.H2])" office:value-type="float" office:value="0" calcext:value-type="float">
            <text:p>0</text:p>
          </table:table-cell>
          <table:table-cell table:formula="of:=SUM([day_death__csv_all.I2:.J2])" office:value-type="float" office:value="0" calcext:value-type="float">
            <text:p>0</text:p>
          </table:table-cell>
          <table:table-cell table:formula="of:=SUM([day_death__csv_all.K2:.L2])" office:value-type="float" office:value="0" calcext:value-type="float">
            <text:p>0</text:p>
          </table:table-cell>
          <table:table-cell table:formula="of:=[day_death__csv_all.M2]" office:value-type="float" office:value="0" calcext:value-type="float">
            <text:p>0</text:p>
          </table:table-cell>
          <table:table-cell table:formula="of:=[day_death__csv_all.N2]" office:value-type="float" office:value="0" calcext:value-type="float">
            <text:p>0</text:p>
          </table:table-cell>
          <table:table-cell table:formula="of:=[day_death__csv_all.O2]" office:value-type="float" office:value="0" calcext:value-type="float">
            <text:p>0</text:p>
          </table:table-cell>
          <table:table-cell table:formula="of:=[day_death__csv_all.P2]" office:value-type="float" office:value="0" calcext:value-type="float">
            <text:p>0</text:p>
          </table:table-cell>
          <table:table-cell table:formula="of:=SUM([day_death__csv_all.Q2:.T2])" office:value-type="float" office:value="0" calcext:value-type="float">
            <text:p>0</text:p>
          </table:table-cell>
          <table:table-cell table:formula="of:=[day_death__csv_all.U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3:.D3])" office:value-type="float" office:value="0" calcext:value-type="float">
            <text:p>0</text:p>
          </table:table-cell>
          <table:table-cell table:formula="of:=SUM([day_death__csv_all.E3:.F3])" office:value-type="float" office:value="0" calcext:value-type="float">
            <text:p>0</text:p>
          </table:table-cell>
          <table:table-cell table:formula="of:=SUM([day_death__csv_all.G3:.H3])" office:value-type="float" office:value="0" calcext:value-type="float">
            <text:p>0</text:p>
          </table:table-cell>
          <table:table-cell table:formula="of:=SUM([day_death__csv_all.I3:.J3])" office:value-type="float" office:value="0" calcext:value-type="float">
            <text:p>0</text:p>
          </table:table-cell>
          <table:table-cell table:formula="of:=SUM([day_death__csv_all.K3:.L3])" office:value-type="float" office:value="0" calcext:value-type="float">
            <text:p>0</text:p>
          </table:table-cell>
          <table:table-cell table:formula="of:=[day_death__csv_all.M3]" office:value-type="float" office:value="0" calcext:value-type="float">
            <text:p>0</text:p>
          </table:table-cell>
          <table:table-cell table:formula="of:=[day_death__csv_all.N3]" office:value-type="float" office:value="0" calcext:value-type="float">
            <text:p>0</text:p>
          </table:table-cell>
          <table:table-cell table:formula="of:=[day_death__csv_all.O3]" office:value-type="float" office:value="0" calcext:value-type="float">
            <text:p>0</text:p>
          </table:table-cell>
          <table:table-cell table:formula="of:=[day_death__csv_all.P3]" office:value-type="float" office:value="0" calcext:value-type="float">
            <text:p>0</text:p>
          </table:table-cell>
          <table:table-cell table:formula="of:=SUM([day_death__csv_all.Q3:.T3])" office:value-type="float" office:value="0" calcext:value-type="float">
            <text:p>0</text:p>
          </table:table-cell>
          <table:table-cell table:formula="of:=[day_death__csv_all.U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4:.D4])" office:value-type="float" office:value="0" calcext:value-type="float">
            <text:p>0</text:p>
          </table:table-cell>
          <table:table-cell table:formula="of:=SUM([day_death__csv_all.E4:.F4])" office:value-type="float" office:value="0" calcext:value-type="float">
            <text:p>0</text:p>
          </table:table-cell>
          <table:table-cell table:formula="of:=SUM([day_death__csv_all.G4:.H4])" office:value-type="float" office:value="0" calcext:value-type="float">
            <text:p>0</text:p>
          </table:table-cell>
          <table:table-cell table:formula="of:=SUM([day_death__csv_all.I4:.J4])" office:value-type="float" office:value="0" calcext:value-type="float">
            <text:p>0</text:p>
          </table:table-cell>
          <table:table-cell table:formula="of:=SUM([day_death__csv_all.K4:.L4])" office:value-type="float" office:value="0" calcext:value-type="float">
            <text:p>0</text:p>
          </table:table-cell>
          <table:table-cell table:formula="of:=[day_death__csv_all.M4]" office:value-type="float" office:value="0" calcext:value-type="float">
            <text:p>0</text:p>
          </table:table-cell>
          <table:table-cell table:formula="of:=[day_death__csv_all.N4]" office:value-type="float" office:value="0" calcext:value-type="float">
            <text:p>0</text:p>
          </table:table-cell>
          <table:table-cell table:formula="of:=[day_death__csv_all.O4]" office:value-type="float" office:value="0" calcext:value-type="float">
            <text:p>0</text:p>
          </table:table-cell>
          <table:table-cell table:formula="of:=[day_death__csv_all.P4]" office:value-type="float" office:value="0" calcext:value-type="float">
            <text:p>0</text:p>
          </table:table-cell>
          <table:table-cell table:formula="of:=SUM([day_death__csv_all.Q4:.T4])" office:value-type="float" office:value="0" calcext:value-type="float">
            <text:p>0</text:p>
          </table:table-cell>
          <table:table-cell table:formula="of:=[day_death__csv_all.U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5:.D5])" office:value-type="float" office:value="0" calcext:value-type="float">
            <text:p>0</text:p>
          </table:table-cell>
          <table:table-cell table:formula="of:=SUM([day_death__csv_all.E5:.F5])" office:value-type="float" office:value="0" calcext:value-type="float">
            <text:p>0</text:p>
          </table:table-cell>
          <table:table-cell table:formula="of:=SUM([day_death__csv_all.G5:.H5])" office:value-type="float" office:value="0" calcext:value-type="float">
            <text:p>0</text:p>
          </table:table-cell>
          <table:table-cell table:formula="of:=SUM([day_death__csv_all.I5:.J5])" office:value-type="float" office:value="0" calcext:value-type="float">
            <text:p>0</text:p>
          </table:table-cell>
          <table:table-cell table:formula="of:=SUM([day_death__csv_all.K5:.L5])" office:value-type="float" office:value="0" calcext:value-type="float">
            <text:p>0</text:p>
          </table:table-cell>
          <table:table-cell table:formula="of:=[day_death__csv_all.M5]" office:value-type="float" office:value="0" calcext:value-type="float">
            <text:p>0</text:p>
          </table:table-cell>
          <table:table-cell table:formula="of:=[day_death__csv_all.N5]" office:value-type="float" office:value="0" calcext:value-type="float">
            <text:p>0</text:p>
          </table:table-cell>
          <table:table-cell table:formula="of:=[day_death__csv_all.O5]" office:value-type="float" office:value="0" calcext:value-type="float">
            <text:p>0</text:p>
          </table:table-cell>
          <table:table-cell table:formula="of:=[day_death__csv_all.P5]" office:value-type="float" office:value="0" calcext:value-type="float">
            <text:p>0</text:p>
          </table:table-cell>
          <table:table-cell table:formula="of:=SUM([day_death__csv_all.Q5:.T5])" office:value-type="float" office:value="0" calcext:value-type="float">
            <text:p>0</text:p>
          </table:table-cell>
          <table:table-cell table:formula="of:=[day_death__csv_all.U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6:.D6])" office:value-type="float" office:value="0" calcext:value-type="float">
            <text:p>0</text:p>
          </table:table-cell>
          <table:table-cell table:formula="of:=SUM([day_death__csv_all.E6:.F6])" office:value-type="float" office:value="0" calcext:value-type="float">
            <text:p>0</text:p>
          </table:table-cell>
          <table:table-cell table:formula="of:=SUM([day_death__csv_all.G6:.H6])" office:value-type="float" office:value="0" calcext:value-type="float">
            <text:p>0</text:p>
          </table:table-cell>
          <table:table-cell table:formula="of:=SUM([day_death__csv_all.I6:.J6])" office:value-type="float" office:value="0" calcext:value-type="float">
            <text:p>0</text:p>
          </table:table-cell>
          <table:table-cell table:formula="of:=SUM([day_death__csv_all.K6:.L6])" office:value-type="float" office:value="0" calcext:value-type="float">
            <text:p>0</text:p>
          </table:table-cell>
          <table:table-cell table:formula="of:=[day_death__csv_all.M6]" office:value-type="float" office:value="0" calcext:value-type="float">
            <text:p>0</text:p>
          </table:table-cell>
          <table:table-cell table:formula="of:=[day_death__csv_all.N6]" office:value-type="float" office:value="0" calcext:value-type="float">
            <text:p>0</text:p>
          </table:table-cell>
          <table:table-cell table:formula="of:=[day_death__csv_all.O6]" office:value-type="float" office:value="0" calcext:value-type="float">
            <text:p>0</text:p>
          </table:table-cell>
          <table:table-cell table:formula="of:=[day_death__csv_all.P6]" office:value-type="float" office:value="0" calcext:value-type="float">
            <text:p>0</text:p>
          </table:table-cell>
          <table:table-cell table:formula="of:=SUM([day_death__csv_all.Q6:.T6])" office:value-type="float" office:value="0" calcext:value-type="float">
            <text:p>0</text:p>
          </table:table-cell>
          <table:table-cell table:formula="of:=[day_death__csv_all.U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7:.D7])" office:value-type="float" office:value="0" calcext:value-type="float">
            <text:p>0</text:p>
          </table:table-cell>
          <table:table-cell table:formula="of:=SUM([day_death__csv_all.E7:.F7])" office:value-type="float" office:value="0" calcext:value-type="float">
            <text:p>0</text:p>
          </table:table-cell>
          <table:table-cell table:formula="of:=SUM([day_death__csv_all.G7:.H7])" office:value-type="float" office:value="0" calcext:value-type="float">
            <text:p>0</text:p>
          </table:table-cell>
          <table:table-cell table:formula="of:=SUM([day_death__csv_all.I7:.J7])" office:value-type="float" office:value="0" calcext:value-type="float">
            <text:p>0</text:p>
          </table:table-cell>
          <table:table-cell table:formula="of:=SUM([day_death__csv_all.K7:.L7])" office:value-type="float" office:value="0" calcext:value-type="float">
            <text:p>0</text:p>
          </table:table-cell>
          <table:table-cell table:formula="of:=[day_death__csv_all.M7]" office:value-type="float" office:value="0" calcext:value-type="float">
            <text:p>0</text:p>
          </table:table-cell>
          <table:table-cell table:formula="of:=[day_death__csv_all.N7]" office:value-type="float" office:value="0" calcext:value-type="float">
            <text:p>0</text:p>
          </table:table-cell>
          <table:table-cell table:formula="of:=[day_death__csv_all.O7]" office:value-type="float" office:value="0" calcext:value-type="float">
            <text:p>0</text:p>
          </table:table-cell>
          <table:table-cell table:formula="of:=[day_death__csv_all.P7]" office:value-type="float" office:value="0" calcext:value-type="float">
            <text:p>0</text:p>
          </table:table-cell>
          <table:table-cell table:formula="of:=SUM([day_death__csv_all.Q7:.T7])" office:value-type="float" office:value="0" calcext:value-type="float">
            <text:p>0</text:p>
          </table:table-cell>
          <table:table-cell table:formula="of:=[day_death__csv_all.U7]" office:value-type="float" office:value="0" calcext:value-type="float">
            <text:p>0</text:p>
          </table:table-cell>
          <table:table-cell table:number-columns-repeated="6"/>
          <table:table-cell table:style-name="ce5"/>
          <table:table-cell table:number-columns-repeated="1006"/>
        </table:table-row>
        <table:table-row table:style-name="ro1">
          <table:table-cell table:formula="of:=SUM([day_death__csv_all.A8:.D8])" office:value-type="float" office:value="0" calcext:value-type="float">
            <text:p>0</text:p>
          </table:table-cell>
          <table:table-cell table:formula="of:=SUM([day_death__csv_all.E8:.F8])" office:value-type="float" office:value="0" calcext:value-type="float">
            <text:p>0</text:p>
          </table:table-cell>
          <table:table-cell table:formula="of:=SUM([day_death__csv_all.G8:.H8])" office:value-type="float" office:value="0" calcext:value-type="float">
            <text:p>0</text:p>
          </table:table-cell>
          <table:table-cell table:formula="of:=SUM([day_death__csv_all.I8:.J8])" office:value-type="float" office:value="0" calcext:value-type="float">
            <text:p>0</text:p>
          </table:table-cell>
          <table:table-cell table:formula="of:=SUM([day_death__csv_all.K8:.L8])" office:value-type="float" office:value="0" calcext:value-type="float">
            <text:p>0</text:p>
          </table:table-cell>
          <table:table-cell table:formula="of:=[day_death__csv_all.M8]" office:value-type="float" office:value="0" calcext:value-type="float">
            <text:p>0</text:p>
          </table:table-cell>
          <table:table-cell table:formula="of:=[day_death__csv_all.N8]" office:value-type="float" office:value="0" calcext:value-type="float">
            <text:p>0</text:p>
          </table:table-cell>
          <table:table-cell table:formula="of:=[day_death__csv_all.O8]" office:value-type="float" office:value="0" calcext:value-type="float">
            <text:p>0</text:p>
          </table:table-cell>
          <table:table-cell table:formula="of:=[day_death__csv_all.P8]" office:value-type="float" office:value="0" calcext:value-type="float">
            <text:p>0</text:p>
          </table:table-cell>
          <table:table-cell table:formula="of:=SUM([day_death__csv_all.Q8:.T8])" office:value-type="float" office:value="0" calcext:value-type="float">
            <text:p>0</text:p>
          </table:table-cell>
          <table:table-cell table:formula="of:=[day_death__csv_all.U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9:.D9])" office:value-type="float" office:value="0" calcext:value-type="float">
            <text:p>0</text:p>
          </table:table-cell>
          <table:table-cell table:formula="of:=SUM([day_death__csv_all.E9:.F9])" office:value-type="float" office:value="0" calcext:value-type="float">
            <text:p>0</text:p>
          </table:table-cell>
          <table:table-cell table:formula="of:=SUM([day_death__csv_all.G9:.H9])" office:value-type="float" office:value="0" calcext:value-type="float">
            <text:p>0</text:p>
          </table:table-cell>
          <table:table-cell table:formula="of:=SUM([day_death__csv_all.I9:.J9])" office:value-type="float" office:value="0" calcext:value-type="float">
            <text:p>0</text:p>
          </table:table-cell>
          <table:table-cell table:formula="of:=SUM([day_death__csv_all.K9:.L9])" office:value-type="float" office:value="0" calcext:value-type="float">
            <text:p>0</text:p>
          </table:table-cell>
          <table:table-cell table:formula="of:=[day_death__csv_all.M9]" office:value-type="float" office:value="0" calcext:value-type="float">
            <text:p>0</text:p>
          </table:table-cell>
          <table:table-cell table:formula="of:=[day_death__csv_all.N9]" office:value-type="float" office:value="0" calcext:value-type="float">
            <text:p>0</text:p>
          </table:table-cell>
          <table:table-cell table:formula="of:=[day_death__csv_all.O9]" office:value-type="float" office:value="0" calcext:value-type="float">
            <text:p>0</text:p>
          </table:table-cell>
          <table:table-cell table:formula="of:=[day_death__csv_all.P9]" office:value-type="float" office:value="0" calcext:value-type="float">
            <text:p>0</text:p>
          </table:table-cell>
          <table:table-cell table:formula="of:=SUM([day_death__csv_all.Q9:.T9])" office:value-type="float" office:value="0" calcext:value-type="float">
            <text:p>0</text:p>
          </table:table-cell>
          <table:table-cell table:formula="of:=[day_death__csv_all.U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10:.D10])" office:value-type="float" office:value="0" calcext:value-type="float">
            <text:p>0</text:p>
          </table:table-cell>
          <table:table-cell table:formula="of:=SUM([day_death__csv_all.E10:.F10])" office:value-type="float" office:value="0" calcext:value-type="float">
            <text:p>0</text:p>
          </table:table-cell>
          <table:table-cell table:formula="of:=SUM([day_death__csv_all.G10:.H10])" office:value-type="float" office:value="0" calcext:value-type="float">
            <text:p>0</text:p>
          </table:table-cell>
          <table:table-cell table:formula="of:=SUM([day_death__csv_all.I10:.J10])" office:value-type="float" office:value="0" calcext:value-type="float">
            <text:p>0</text:p>
          </table:table-cell>
          <table:table-cell table:formula="of:=SUM([day_death__csv_all.K10:.L10])" office:value-type="float" office:value="0" calcext:value-type="float">
            <text:p>0</text:p>
          </table:table-cell>
          <table:table-cell table:formula="of:=[day_death__csv_all.M10]" office:value-type="float" office:value="0" calcext:value-type="float">
            <text:p>0</text:p>
          </table:table-cell>
          <table:table-cell table:formula="of:=[day_death__csv_all.N10]" office:value-type="float" office:value="0" calcext:value-type="float">
            <text:p>0</text:p>
          </table:table-cell>
          <table:table-cell table:formula="of:=[day_death__csv_all.O10]" office:value-type="float" office:value="0" calcext:value-type="float">
            <text:p>0</text:p>
          </table:table-cell>
          <table:table-cell table:formula="of:=[day_death__csv_all.P10]" office:value-type="float" office:value="0" calcext:value-type="float">
            <text:p>0</text:p>
          </table:table-cell>
          <table:table-cell table:formula="of:=SUM([day_death__csv_all.Q10:.T10])" office:value-type="float" office:value="0" calcext:value-type="float">
            <text:p>0</text:p>
          </table:table-cell>
          <table:table-cell table:formula="of:=[day_death__csv_all.U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11:.D11])" office:value-type="float" office:value="0" calcext:value-type="float">
            <text:p>0</text:p>
          </table:table-cell>
          <table:table-cell table:formula="of:=SUM([day_death__csv_all.E11:.F11])" office:value-type="float" office:value="0" calcext:value-type="float">
            <text:p>0</text:p>
          </table:table-cell>
          <table:table-cell table:formula="of:=SUM([day_death__csv_all.G11:.H11])" office:value-type="float" office:value="0" calcext:value-type="float">
            <text:p>0</text:p>
          </table:table-cell>
          <table:table-cell table:formula="of:=SUM([day_death__csv_all.I11:.J11])" office:value-type="float" office:value="0" calcext:value-type="float">
            <text:p>0</text:p>
          </table:table-cell>
          <table:table-cell table:formula="of:=SUM([day_death__csv_all.K11:.L11])" office:value-type="float" office:value="0" calcext:value-type="float">
            <text:p>0</text:p>
          </table:table-cell>
          <table:table-cell table:formula="of:=[day_death__csv_all.M11]" office:value-type="float" office:value="0" calcext:value-type="float">
            <text:p>0</text:p>
          </table:table-cell>
          <table:table-cell table:formula="of:=[day_death__csv_all.N11]" office:value-type="float" office:value="0" calcext:value-type="float">
            <text:p>0</text:p>
          </table:table-cell>
          <table:table-cell table:formula="of:=[day_death__csv_all.O11]" office:value-type="float" office:value="0" calcext:value-type="float">
            <text:p>0</text:p>
          </table:table-cell>
          <table:table-cell table:formula="of:=[day_death__csv_all.P11]" office:value-type="float" office:value="0" calcext:value-type="float">
            <text:p>0</text:p>
          </table:table-cell>
          <table:table-cell table:formula="of:=SUM([day_death__csv_all.Q11:.T11])" office:value-type="float" office:value="0" calcext:value-type="float">
            <text:p>0</text:p>
          </table:table-cell>
          <table:table-cell table:formula="of:=[day_death__csv_all.U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12:.D12])" office:value-type="float" office:value="0" calcext:value-type="float">
            <text:p>0</text:p>
          </table:table-cell>
          <table:table-cell table:formula="of:=SUM([day_death__csv_all.E12:.F12])" office:value-type="float" office:value="0" calcext:value-type="float">
            <text:p>0</text:p>
          </table:table-cell>
          <table:table-cell table:formula="of:=SUM([day_death__csv_all.G12:.H12])" office:value-type="float" office:value="0" calcext:value-type="float">
            <text:p>0</text:p>
          </table:table-cell>
          <table:table-cell table:formula="of:=SUM([day_death__csv_all.I12:.J12])" office:value-type="float" office:value="0" calcext:value-type="float">
            <text:p>0</text:p>
          </table:table-cell>
          <table:table-cell table:formula="of:=SUM([day_death__csv_all.K12:.L12])" office:value-type="float" office:value="0" calcext:value-type="float">
            <text:p>0</text:p>
          </table:table-cell>
          <table:table-cell table:formula="of:=[day_death__csv_all.M12]" office:value-type="float" office:value="0" calcext:value-type="float">
            <text:p>0</text:p>
          </table:table-cell>
          <table:table-cell table:formula="of:=[day_death__csv_all.N12]" office:value-type="float" office:value="0" calcext:value-type="float">
            <text:p>0</text:p>
          </table:table-cell>
          <table:table-cell table:formula="of:=[day_death__csv_all.O12]" office:value-type="float" office:value="0" calcext:value-type="float">
            <text:p>0</text:p>
          </table:table-cell>
          <table:table-cell table:formula="of:=[day_death__csv_all.P12]" office:value-type="float" office:value="0" calcext:value-type="float">
            <text:p>0</text:p>
          </table:table-cell>
          <table:table-cell table:formula="of:=SUM([day_death__csv_all.Q12:.T12])" office:value-type="float" office:value="0" calcext:value-type="float">
            <text:p>0</text:p>
          </table:table-cell>
          <table:table-cell table:formula="of:=[day_death__csv_all.U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13:.D13])" office:value-type="float" office:value="0" calcext:value-type="float">
            <text:p>0</text:p>
          </table:table-cell>
          <table:table-cell table:formula="of:=SUM([day_death__csv_all.E13:.F13])" office:value-type="float" office:value="0" calcext:value-type="float">
            <text:p>0</text:p>
          </table:table-cell>
          <table:table-cell table:formula="of:=SUM([day_death__csv_all.G13:.H13])" office:value-type="float" office:value="0" calcext:value-type="float">
            <text:p>0</text:p>
          </table:table-cell>
          <table:table-cell table:formula="of:=SUM([day_death__csv_all.I13:.J13])" office:value-type="float" office:value="0" calcext:value-type="float">
            <text:p>0</text:p>
          </table:table-cell>
          <table:table-cell table:formula="of:=SUM([day_death__csv_all.K13:.L13])" office:value-type="float" office:value="0" calcext:value-type="float">
            <text:p>0</text:p>
          </table:table-cell>
          <table:table-cell table:formula="of:=[day_death__csv_all.M13]" office:value-type="float" office:value="0" calcext:value-type="float">
            <text:p>0</text:p>
          </table:table-cell>
          <table:table-cell table:formula="of:=[day_death__csv_all.N13]" office:value-type="float" office:value="0" calcext:value-type="float">
            <text:p>0</text:p>
          </table:table-cell>
          <table:table-cell table:formula="of:=[day_death__csv_all.O13]" office:value-type="float" office:value="0" calcext:value-type="float">
            <text:p>0</text:p>
          </table:table-cell>
          <table:table-cell table:formula="of:=[day_death__csv_all.P13]" office:value-type="float" office:value="0" calcext:value-type="float">
            <text:p>0</text:p>
          </table:table-cell>
          <table:table-cell table:formula="of:=SUM([day_death__csv_all.Q13:.T13])" office:value-type="float" office:value="1" calcext:value-type="float">
            <text:p>1</text:p>
          </table:table-cell>
          <table:table-cell table:formula="of:=[day_death__csv_all.U13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SUM([day_death__csv_all.A14:.D14])" office:value-type="float" office:value="0" calcext:value-type="float">
            <text:p>0</text:p>
          </table:table-cell>
          <table:table-cell table:formula="of:=SUM([day_death__csv_all.E14:.F14])" office:value-type="float" office:value="0" calcext:value-type="float">
            <text:p>0</text:p>
          </table:table-cell>
          <table:table-cell table:formula="of:=SUM([day_death__csv_all.G14:.H14])" office:value-type="float" office:value="0" calcext:value-type="float">
            <text:p>0</text:p>
          </table:table-cell>
          <table:table-cell table:formula="of:=SUM([day_death__csv_all.I14:.J14])" office:value-type="float" office:value="0" calcext:value-type="float">
            <text:p>0</text:p>
          </table:table-cell>
          <table:table-cell table:formula="of:=SUM([day_death__csv_all.K14:.L14])" office:value-type="float" office:value="0" calcext:value-type="float">
            <text:p>0</text:p>
          </table:table-cell>
          <table:table-cell table:formula="of:=[day_death__csv_all.M14]" office:value-type="float" office:value="0" calcext:value-type="float">
            <text:p>0</text:p>
          </table:table-cell>
          <table:table-cell table:formula="of:=[day_death__csv_all.N14]" office:value-type="float" office:value="0" calcext:value-type="float">
            <text:p>0</text:p>
          </table:table-cell>
          <table:table-cell table:formula="of:=[day_death__csv_all.O14]" office:value-type="float" office:value="0" calcext:value-type="float">
            <text:p>0</text:p>
          </table:table-cell>
          <table:table-cell table:formula="of:=[day_death__csv_all.P14]" office:value-type="float" office:value="0" calcext:value-type="float">
            <text:p>0</text:p>
          </table:table-cell>
          <table:table-cell table:formula="of:=SUM([day_death__csv_all.Q14:.T14])" office:value-type="float" office:value="0" calcext:value-type="float">
            <text:p>0</text:p>
          </table:table-cell>
          <table:table-cell table:formula="of:=[day_death__csv_all.U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15:.D15])" office:value-type="float" office:value="0" calcext:value-type="float">
            <text:p>0</text:p>
          </table:table-cell>
          <table:table-cell table:formula="of:=SUM([day_death__csv_all.E15:.F15])" office:value-type="float" office:value="0" calcext:value-type="float">
            <text:p>0</text:p>
          </table:table-cell>
          <table:table-cell table:formula="of:=SUM([day_death__csv_all.G15:.H15])" office:value-type="float" office:value="0" calcext:value-type="float">
            <text:p>0</text:p>
          </table:table-cell>
          <table:table-cell table:formula="of:=SUM([day_death__csv_all.I15:.J15])" office:value-type="float" office:value="0.00142857142857143" calcext:value-type="float">
            <text:p>0.00142857142857143</text:p>
          </table:table-cell>
          <table:table-cell table:formula="of:=SUM([day_death__csv_all.K15:.L15])" office:value-type="float" office:value="0.0398175702485912" calcext:value-type="float">
            <text:p>0.0398175702485912</text:p>
          </table:table-cell>
          <table:table-cell table:formula="of:=[day_death__csv_all.M15]" office:value-type="float" office:value="0.0584742620404615" calcext:value-type="float">
            <text:p>0.0584742620404615</text:p>
          </table:table-cell>
          <table:table-cell table:formula="of:=[day_death__csv_all.N15]" office:value-type="float" office:value="0.122971904191956" calcext:value-type="float">
            <text:p>0.122971904191956</text:p>
          </table:table-cell>
          <table:table-cell table:formula="of:=[day_death__csv_all.O15]" office:value-type="float" office:value="0.21983552053177" calcext:value-type="float">
            <text:p>0.21983552053177</text:p>
          </table:table-cell>
          <table:table-cell table:formula="of:=[day_death__csv_all.P15]" office:value-type="float" office:value="0.406043781465603" calcext:value-type="float">
            <text:p>0.406043781465603</text:p>
          </table:table-cell>
          <table:table-cell table:formula="of:=SUM([day_death__csv_all.Q15:.T15])" office:value-type="float" office:value="1.15142839009305" calcext:value-type="float">
            <text:p>1.15142839009305</text:p>
          </table:table-cell>
          <table:table-cell table:formula="of:=[day_death__csv_all.U15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SUM([day_death__csv_all.A16:.D16])" office:value-type="float" office:value="0" calcext:value-type="float">
            <text:p>0</text:p>
          </table:table-cell>
          <table:table-cell table:formula="of:=SUM([day_death__csv_all.E16:.F16])" office:value-type="float" office:value="0" calcext:value-type="float">
            <text:p>0</text:p>
          </table:table-cell>
          <table:table-cell table:formula="of:=SUM([day_death__csv_all.G16:.H16])" office:value-type="float" office:value="0" calcext:value-type="float">
            <text:p>0</text:p>
          </table:table-cell>
          <table:table-cell table:formula="of:=SUM([day_death__csv_all.I16:.J16])" office:value-type="float" office:value="0" calcext:value-type="float">
            <text:p>0</text:p>
          </table:table-cell>
          <table:table-cell table:formula="of:=SUM([day_death__csv_all.K16:.L16])" office:value-type="float" office:value="0" calcext:value-type="float">
            <text:p>0</text:p>
          </table:table-cell>
          <table:table-cell table:formula="of:=[day_death__csv_all.M16]" office:value-type="float" office:value="0" calcext:value-type="float">
            <text:p>0</text:p>
          </table:table-cell>
          <table:table-cell table:formula="of:=[day_death__csv_all.N16]" office:value-type="float" office:value="0" calcext:value-type="float">
            <text:p>0</text:p>
          </table:table-cell>
          <table:table-cell table:formula="of:=[day_death__csv_all.O16]" office:value-type="float" office:value="0" calcext:value-type="float">
            <text:p>0</text:p>
          </table:table-cell>
          <table:table-cell table:formula="of:=[day_death__csv_all.P16]" office:value-type="float" office:value="0" calcext:value-type="float">
            <text:p>0</text:p>
          </table:table-cell>
          <table:table-cell table:formula="of:=SUM([day_death__csv_all.Q16:.T16])" office:value-type="float" office:value="0" calcext:value-type="float">
            <text:p>0</text:p>
          </table:table-cell>
          <table:table-cell table:formula="of:=[day_death__csv_all.U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17:.D17])" office:value-type="float" office:value="0" calcext:value-type="float">
            <text:p>0</text:p>
          </table:table-cell>
          <table:table-cell table:formula="of:=SUM([day_death__csv_all.E17:.F17])" office:value-type="float" office:value="0" calcext:value-type="float">
            <text:p>0</text:p>
          </table:table-cell>
          <table:table-cell table:formula="of:=SUM([day_death__csv_all.G17:.H17])" office:value-type="float" office:value="0" calcext:value-type="float">
            <text:p>0</text:p>
          </table:table-cell>
          <table:table-cell table:formula="of:=SUM([day_death__csv_all.I17:.J17])" office:value-type="float" office:value="0.000714285714285714" calcext:value-type="float">
            <text:p>0.000714285714285714</text:p>
          </table:table-cell>
          <table:table-cell table:formula="of:=SUM([day_death__csv_all.K17:.L17])" office:value-type="float" office:value="0.0199087851242956" calcext:value-type="float">
            <text:p>0.0199087851242956</text:p>
          </table:table-cell>
          <table:table-cell table:formula="of:=[day_death__csv_all.M17]" office:value-type="float" office:value="0.0292371310202308" calcext:value-type="float">
            <text:p>0.0292371310202308</text:p>
          </table:table-cell>
          <table:table-cell table:formula="of:=[day_death__csv_all.N17]" office:value-type="float" office:value="0.0614859520959779" calcext:value-type="float">
            <text:p>0.0614859520959779</text:p>
          </table:table-cell>
          <table:table-cell table:formula="of:=[day_death__csv_all.O17]" office:value-type="float" office:value="0.109917760265885" calcext:value-type="float">
            <text:p>0.109917760265885</text:p>
          </table:table-cell>
          <table:table-cell table:formula="of:=[day_death__csv_all.P17]" office:value-type="float" office:value="0.203021890732801" calcext:value-type="float">
            <text:p>0.203021890732801</text:p>
          </table:table-cell>
          <table:table-cell table:formula="of:=SUM([day_death__csv_all.Q17:.T17])" office:value-type="float" office:value="0.575714195046524" calcext:value-type="float">
            <text:p>0.575714195046524</text:p>
          </table:table-cell>
          <table:table-cell table:formula="of:=[day_death__csv_all.U17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SUM([day_death__csv_all.A18:.D18])" office:value-type="float" office:value="0" calcext:value-type="float">
            <text:p>0</text:p>
          </table:table-cell>
          <table:table-cell table:formula="of:=SUM([day_death__csv_all.E18:.F18])" office:value-type="float" office:value="0" calcext:value-type="float">
            <text:p>0</text:p>
          </table:table-cell>
          <table:table-cell table:formula="of:=SUM([day_death__csv_all.G18:.H18])" office:value-type="float" office:value="0" calcext:value-type="float">
            <text:p>0</text:p>
          </table:table-cell>
          <table:table-cell table:formula="of:=SUM([day_death__csv_all.I18:.J18])" office:value-type="float" office:value="0.000714285714285714" calcext:value-type="float">
            <text:p>0.000714285714285714</text:p>
          </table:table-cell>
          <table:table-cell table:formula="of:=SUM([day_death__csv_all.K18:.L18])" office:value-type="float" office:value="0.0199087851242956" calcext:value-type="float">
            <text:p>0.0199087851242956</text:p>
          </table:table-cell>
          <table:table-cell table:formula="of:=[day_death__csv_all.M18]" office:value-type="float" office:value="0.0292371310202308" calcext:value-type="float">
            <text:p>0.0292371310202308</text:p>
          </table:table-cell>
          <table:table-cell table:formula="of:=[day_death__csv_all.N18]" office:value-type="float" office:value="0.0614859520959779" calcext:value-type="float">
            <text:p>0.0614859520959779</text:p>
          </table:table-cell>
          <table:table-cell table:formula="of:=[day_death__csv_all.O18]" office:value-type="float" office:value="0.109917760265885" calcext:value-type="float">
            <text:p>0.109917760265885</text:p>
          </table:table-cell>
          <table:table-cell table:formula="of:=[day_death__csv_all.P18]" office:value-type="float" office:value="0.203021890732801" calcext:value-type="float">
            <text:p>0.203021890732801</text:p>
          </table:table-cell>
          <table:table-cell table:formula="of:=SUM([day_death__csv_all.Q18:.T18])" office:value-type="float" office:value="0.575714195046524" calcext:value-type="float">
            <text:p>0.575714195046524</text:p>
          </table:table-cell>
          <table:table-cell table:formula="of:=[day_death__csv_all.U18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SUM([day_death__csv_all.A19:.D19])" office:value-type="float" office:value="0" calcext:value-type="float">
            <text:p>0</text:p>
          </table:table-cell>
          <table:table-cell table:formula="of:=SUM([day_death__csv_all.E19:.F19])" office:value-type="float" office:value="0" calcext:value-type="float">
            <text:p>0</text:p>
          </table:table-cell>
          <table:table-cell table:formula="of:=SUM([day_death__csv_all.G19:.H19])" office:value-type="float" office:value="0" calcext:value-type="float">
            <text:p>0</text:p>
          </table:table-cell>
          <table:table-cell table:formula="of:=SUM([day_death__csv_all.I19:.J19])" office:value-type="float" office:value="0" calcext:value-type="float">
            <text:p>0</text:p>
          </table:table-cell>
          <table:table-cell table:formula="of:=SUM([day_death__csv_all.K19:.L19])" office:value-type="float" office:value="0" calcext:value-type="float">
            <text:p>0</text:p>
          </table:table-cell>
          <table:table-cell table:formula="of:=[day_death__csv_all.M19]" office:value-type="float" office:value="0" calcext:value-type="float">
            <text:p>0</text:p>
          </table:table-cell>
          <table:table-cell table:formula="of:=[day_death__csv_all.N19]" office:value-type="float" office:value="0" calcext:value-type="float">
            <text:p>0</text:p>
          </table:table-cell>
          <table:table-cell table:formula="of:=[day_death__csv_all.O19]" office:value-type="float" office:value="0" calcext:value-type="float">
            <text:p>0</text:p>
          </table:table-cell>
          <table:table-cell table:formula="of:=[day_death__csv_all.P19]" office:value-type="float" office:value="0" calcext:value-type="float">
            <text:p>0</text:p>
          </table:table-cell>
          <table:table-cell table:formula="of:=SUM([day_death__csv_all.Q19:.T19])" office:value-type="float" office:value="0" calcext:value-type="float">
            <text:p>0</text:p>
          </table:table-cell>
          <table:table-cell table:formula="of:=[day_death__csv_all.U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20:.D20])" office:value-type="float" office:value="0" calcext:value-type="float">
            <text:p>0</text:p>
          </table:table-cell>
          <table:table-cell table:formula="of:=SUM([day_death__csv_all.E20:.F20])" office:value-type="float" office:value="0" calcext:value-type="float">
            <text:p>0</text:p>
          </table:table-cell>
          <table:table-cell table:formula="of:=SUM([day_death__csv_all.G20:.H20])" office:value-type="float" office:value="0" calcext:value-type="float">
            <text:p>0</text:p>
          </table:table-cell>
          <table:table-cell table:formula="of:=SUM([day_death__csv_all.I20:.J20])" office:value-type="float" office:value="0" calcext:value-type="float">
            <text:p>0</text:p>
          </table:table-cell>
          <table:table-cell table:formula="of:=SUM([day_death__csv_all.K20:.L20])" office:value-type="float" office:value="0" calcext:value-type="float">
            <text:p>0</text:p>
          </table:table-cell>
          <table:table-cell table:formula="of:=[day_death__csv_all.M20]" office:value-type="float" office:value="0" calcext:value-type="float">
            <text:p>0</text:p>
          </table:table-cell>
          <table:table-cell table:formula="of:=[day_death__csv_all.N20]" office:value-type="float" office:value="0" calcext:value-type="float">
            <text:p>0</text:p>
          </table:table-cell>
          <table:table-cell table:formula="of:=[day_death__csv_all.O20]" office:value-type="float" office:value="0" calcext:value-type="float">
            <text:p>0</text:p>
          </table:table-cell>
          <table:table-cell table:formula="of:=[day_death__csv_all.P20]" office:value-type="float" office:value="0" calcext:value-type="float">
            <text:p>0</text:p>
          </table:table-cell>
          <table:table-cell table:formula="of:=SUM([day_death__csv_all.Q20:.T20])" office:value-type="float" office:value="0" calcext:value-type="float">
            <text:p>0</text:p>
          </table:table-cell>
          <table:table-cell table:formula="of:=[day_death__csv_all.U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21:.D21])" office:value-type="float" office:value="0" calcext:value-type="float">
            <text:p>0</text:p>
          </table:table-cell>
          <table:table-cell table:formula="of:=SUM([day_death__csv_all.E21:.F21])" office:value-type="float" office:value="0" calcext:value-type="float">
            <text:p>0</text:p>
          </table:table-cell>
          <table:table-cell table:formula="of:=SUM([day_death__csv_all.G21:.H21])" office:value-type="float" office:value="0" calcext:value-type="float">
            <text:p>0</text:p>
          </table:table-cell>
          <table:table-cell table:formula="of:=SUM([day_death__csv_all.I21:.J21])" office:value-type="float" office:value="0.005" calcext:value-type="float">
            <text:p>0.005</text:p>
          </table:table-cell>
          <table:table-cell table:formula="of:=SUM([day_death__csv_all.K21:.L21])" office:value-type="float" office:value="0.139361495870069" calcext:value-type="float">
            <text:p>0.139361495870069</text:p>
          </table:table-cell>
          <table:table-cell table:formula="of:=[day_death__csv_all.M21]" office:value-type="float" office:value="0.204659917141615" calcext:value-type="float">
            <text:p>0.204659917141615</text:p>
          </table:table-cell>
          <table:table-cell table:formula="of:=[day_death__csv_all.N21]" office:value-type="float" office:value="0.430401664671846" calcext:value-type="float">
            <text:p>0.430401664671846</text:p>
          </table:table-cell>
          <table:table-cell table:formula="of:=[day_death__csv_all.O21]" office:value-type="float" office:value="0.769424321861195" calcext:value-type="float">
            <text:p>0.769424321861195</text:p>
          </table:table-cell>
          <table:table-cell table:formula="of:=[day_death__csv_all.P21]" office:value-type="float" office:value="1.42115323512961" calcext:value-type="float">
            <text:p>1.42115323512961</text:p>
          </table:table-cell>
          <table:table-cell table:formula="of:=SUM([day_death__csv_all.Q21:.T21])" office:value-type="float" office:value="4.02999936532567" calcext:value-type="float">
            <text:p>4.02999936532567</text:p>
          </table:table-cell>
          <table:table-cell table:formula="of:=[day_death__csv_all.U21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formula="of:=SUM([day_death__csv_all.A22:.D22])" office:value-type="float" office:value="0" calcext:value-type="float">
            <text:p>0</text:p>
          </table:table-cell>
          <table:table-cell table:formula="of:=SUM([day_death__csv_all.E22:.F22])" office:value-type="float" office:value="0" calcext:value-type="float">
            <text:p>0</text:p>
          </table:table-cell>
          <table:table-cell table:formula="of:=SUM([day_death__csv_all.G22:.H22])" office:value-type="float" office:value="0" calcext:value-type="float">
            <text:p>0</text:p>
          </table:table-cell>
          <table:table-cell table:formula="of:=SUM([day_death__csv_all.I22:.J22])" office:value-type="float" office:value="0.00571428571428571" calcext:value-type="float">
            <text:p>0.00571428571428571</text:p>
          </table:table-cell>
          <table:table-cell table:formula="of:=SUM([day_death__csv_all.K22:.L22])" office:value-type="float" office:value="0.159270280994365" calcext:value-type="float">
            <text:p>0.159270280994365</text:p>
          </table:table-cell>
          <table:table-cell table:formula="of:=[day_death__csv_all.M22]" office:value-type="float" office:value="0.233897048161846" calcext:value-type="float">
            <text:p>0.233897048161846</text:p>
          </table:table-cell>
          <table:table-cell table:formula="of:=[day_death__csv_all.N22]" office:value-type="float" office:value="0.491887616767824" calcext:value-type="float">
            <text:p>0.491887616767824</text:p>
          </table:table-cell>
          <table:table-cell table:formula="of:=[day_death__csv_all.O22]" office:value-type="float" office:value="0.879342082127081" calcext:value-type="float">
            <text:p>0.879342082127081</text:p>
          </table:table-cell>
          <table:table-cell table:formula="of:=[day_death__csv_all.P22]" office:value-type="float" office:value="1.62417512586241" calcext:value-type="float">
            <text:p>1.62417512586241</text:p>
          </table:table-cell>
          <table:table-cell table:formula="of:=SUM([day_death__csv_all.Q22:.T22])" office:value-type="float" office:value="4.60571356037219" calcext:value-type="float">
            <text:p>4.60571356037219</text:p>
          </table:table-cell>
          <table:table-cell table:formula="of:=[day_death__csv_all.U22]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formula="of:=SUM([day_death__csv_all.A23:.D23])" office:value-type="float" office:value="0" calcext:value-type="float">
            <text:p>0</text:p>
          </table:table-cell>
          <table:table-cell table:formula="of:=SUM([day_death__csv_all.E23:.F23])" office:value-type="float" office:value="0" calcext:value-type="float">
            <text:p>0</text:p>
          </table:table-cell>
          <table:table-cell table:formula="of:=SUM([day_death__csv_all.G23:.H23])" office:value-type="float" office:value="0" calcext:value-type="float">
            <text:p>0</text:p>
          </table:table-cell>
          <table:table-cell table:formula="of:=SUM([day_death__csv_all.I23:.J23])" office:value-type="float" office:value="0.00285714285714286" calcext:value-type="float">
            <text:p>0.00285714285714286</text:p>
          </table:table-cell>
          <table:table-cell table:formula="of:=SUM([day_death__csv_all.K23:.L23])" office:value-type="float" office:value="0.0796351404971825" calcext:value-type="float">
            <text:p>0.0796351404971825</text:p>
          </table:table-cell>
          <table:table-cell table:formula="of:=[day_death__csv_all.M23]" office:value-type="float" office:value="0.116948524080923" calcext:value-type="float">
            <text:p>0.116948524080923</text:p>
          </table:table-cell>
          <table:table-cell table:formula="of:=[day_death__csv_all.N23]" office:value-type="float" office:value="0.245943808383912" calcext:value-type="float">
            <text:p>0.245943808383912</text:p>
          </table:table-cell>
          <table:table-cell table:formula="of:=[day_death__csv_all.O23]" office:value-type="float" office:value="0.43967104106354" calcext:value-type="float">
            <text:p>0.43967104106354</text:p>
          </table:table-cell>
          <table:table-cell table:formula="of:=[day_death__csv_all.P23]" office:value-type="float" office:value="0.812087562931205" calcext:value-type="float">
            <text:p>0.812087562931205</text:p>
          </table:table-cell>
          <table:table-cell table:formula="of:=SUM([day_death__csv_all.Q23:.T23])" office:value-type="float" office:value="2.30285678018609" calcext:value-type="float">
            <text:p>2.30285678018609</text:p>
          </table:table-cell>
          <table:table-cell table:formula="of:=[day_death__csv_all.U2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formula="of:=SUM([day_death__csv_all.A24:.D24])" office:value-type="float" office:value="0" calcext:value-type="float">
            <text:p>0</text:p>
          </table:table-cell>
          <table:table-cell table:formula="of:=SUM([day_death__csv_all.E24:.F24])" office:value-type="float" office:value="0" calcext:value-type="float">
            <text:p>0</text:p>
          </table:table-cell>
          <table:table-cell table:formula="of:=SUM([day_death__csv_all.G24:.H24])" office:value-type="float" office:value="0" calcext:value-type="float">
            <text:p>0</text:p>
          </table:table-cell>
          <table:table-cell table:formula="of:=SUM([day_death__csv_all.I24:.J24])" office:value-type="float" office:value="0.0135714285714286" calcext:value-type="float">
            <text:p>0.0135714285714286</text:p>
          </table:table-cell>
          <table:table-cell table:formula="of:=SUM([day_death__csv_all.K24:.L24])" office:value-type="float" office:value="0.378266917361617" calcext:value-type="float">
            <text:p>0.378266917361617</text:p>
          </table:table-cell>
          <table:table-cell table:formula="of:=[day_death__csv_all.M24]" office:value-type="float" office:value="0.555505489384385" calcext:value-type="float">
            <text:p>0.555505489384385</text:p>
          </table:table-cell>
          <table:table-cell table:formula="of:=[day_death__csv_all.N24]" office:value-type="float" office:value="1.16823308982358" calcext:value-type="float">
            <text:p>1.16823308982358</text:p>
          </table:table-cell>
          <table:table-cell table:formula="of:=[day_death__csv_all.O24]" office:value-type="float" office:value="2.08843744505182" calcext:value-type="float">
            <text:p>2.08843744505182</text:p>
          </table:table-cell>
          <table:table-cell table:formula="of:=[day_death__csv_all.P24]" office:value-type="float" office:value="3.85741592392322" calcext:value-type="float">
            <text:p>3.85741592392322</text:p>
          </table:table-cell>
          <table:table-cell table:formula="of:=SUM([day_death__csv_all.Q24:.T24])" office:value-type="float" office:value="10.9385697058839" calcext:value-type="float">
            <text:p>10.9385697058839</text:p>
          </table:table-cell>
          <table:table-cell table:formula="of:=[day_death__csv_all.U24]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formula="of:=SUM([day_death__csv_all.A25:.D25])" office:value-type="float" office:value="0" calcext:value-type="float">
            <text:p>0</text:p>
          </table:table-cell>
          <table:table-cell table:formula="of:=SUM([day_death__csv_all.E25:.F25])" office:value-type="float" office:value="0" calcext:value-type="float">
            <text:p>0</text:p>
          </table:table-cell>
          <table:table-cell table:formula="of:=SUM([day_death__csv_all.G25:.H25])" office:value-type="float" office:value="0" calcext:value-type="float">
            <text:p>0</text:p>
          </table:table-cell>
          <table:table-cell table:formula="of:=SUM([day_death__csv_all.I25:.J25])" office:value-type="float" office:value="0.0107142857142857" calcext:value-type="float">
            <text:p>0.0107142857142857</text:p>
          </table:table-cell>
          <table:table-cell table:formula="of:=SUM([day_death__csv_all.K25:.L25])" office:value-type="float" office:value="0.298631776864434" calcext:value-type="float">
            <text:p>0.298631776864434</text:p>
          </table:table-cell>
          <table:table-cell table:formula="of:=[day_death__csv_all.M25]" office:value-type="float" office:value="0.438556965303462" calcext:value-type="float">
            <text:p>0.438556965303462</text:p>
          </table:table-cell>
          <table:table-cell table:formula="of:=[day_death__csv_all.N25]" office:value-type="float" office:value="0.922289281439669" calcext:value-type="float">
            <text:p>0.922289281439669</text:p>
          </table:table-cell>
          <table:table-cell table:formula="of:=[day_death__csv_all.O25]" office:value-type="float" office:value="1.64876640398828" calcext:value-type="float">
            <text:p>1.64876640398828</text:p>
          </table:table-cell>
          <table:table-cell table:formula="of:=[day_death__csv_all.P25]" office:value-type="float" office:value="3.04532836099202" calcext:value-type="float">
            <text:p>3.04532836099202</text:p>
          </table:table-cell>
          <table:table-cell table:formula="of:=SUM([day_death__csv_all.Q25:.T25])" office:value-type="float" office:value="8.63571292569785" calcext:value-type="float">
            <text:p>8.63571292569785</text:p>
          </table:table-cell>
          <table:table-cell table:formula="of:=[day_death__csv_all.U25]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formula="of:=SUM([day_death__csv_all.A26:.D26])" office:value-type="float" office:value="0" calcext:value-type="float">
            <text:p>0</text:p>
          </table:table-cell>
          <table:table-cell table:formula="of:=SUM([day_death__csv_all.E26:.F26])" office:value-type="float" office:value="0" calcext:value-type="float">
            <text:p>0</text:p>
          </table:table-cell>
          <table:table-cell table:formula="of:=SUM([day_death__csv_all.G26:.H26])" office:value-type="float" office:value="0" calcext:value-type="float">
            <text:p>0</text:p>
          </table:table-cell>
          <table:table-cell table:formula="of:=SUM([day_death__csv_all.I26:.J26])" office:value-type="float" office:value="0.0128571428571429" calcext:value-type="float">
            <text:p>0.0128571428571429</text:p>
          </table:table-cell>
          <table:table-cell table:formula="of:=SUM([day_death__csv_all.K26:.L26])" office:value-type="float" office:value="0.358358132237321" calcext:value-type="float">
            <text:p>0.358358132237321</text:p>
          </table:table-cell>
          <table:table-cell table:formula="of:=[day_death__csv_all.M26]" office:value-type="float" office:value="0.526268358364154" calcext:value-type="float">
            <text:p>0.526268358364154</text:p>
          </table:table-cell>
          <table:table-cell table:formula="of:=[day_death__csv_all.N26]" office:value-type="float" office:value="1.1067471377276" calcext:value-type="float">
            <text:p>1.1067471377276</text:p>
          </table:table-cell>
          <table:table-cell table:formula="of:=[day_death__csv_all.O26]" office:value-type="float" office:value="1.97851968478593" calcext:value-type="float">
            <text:p>1.97851968478593</text:p>
          </table:table-cell>
          <table:table-cell table:formula="of:=[day_death__csv_all.P26]" office:value-type="float" office:value="3.65439403319042" calcext:value-type="float">
            <text:p>3.65439403319042</text:p>
          </table:table-cell>
          <table:table-cell table:formula="of:=SUM([day_death__csv_all.Q26:.T26])" office:value-type="float" office:value="10.3628555108374" calcext:value-type="float">
            <text:p>10.3628555108374</text:p>
          </table:table-cell>
          <table:table-cell table:formula="of:=[day_death__csv_all.U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formula="of:=SUM([day_death__csv_all.A27:.D27])" office:value-type="float" office:value="0" calcext:value-type="float">
            <text:p>0</text:p>
          </table:table-cell>
          <table:table-cell table:formula="of:=SUM([day_death__csv_all.E27:.F27])" office:value-type="float" office:value="0" calcext:value-type="float">
            <text:p>0</text:p>
          </table:table-cell>
          <table:table-cell table:formula="of:=SUM([day_death__csv_all.G27:.H27])" office:value-type="float" office:value="0" calcext:value-type="float">
            <text:p>0</text:p>
          </table:table-cell>
          <table:table-cell table:formula="of:=SUM([day_death__csv_all.I27:.J27])" office:value-type="float" office:value="0.0214285714285714" calcext:value-type="float">
            <text:p>0.0214285714285714</text:p>
          </table:table-cell>
          <table:table-cell table:formula="of:=SUM([day_death__csv_all.K27:.L27])" office:value-type="float" office:value="0.597263553728868" calcext:value-type="float">
            <text:p>0.597263553728868</text:p>
          </table:table-cell>
          <table:table-cell table:formula="of:=[day_death__csv_all.M27]" office:value-type="float" office:value="0.877113930606923" calcext:value-type="float">
            <text:p>0.877113930606923</text:p>
          </table:table-cell>
          <table:table-cell table:formula="of:=[day_death__csv_all.N27]" office:value-type="float" office:value="1.84457856287934" calcext:value-type="float">
            <text:p>1.84457856287934</text:p>
          </table:table-cell>
          <table:table-cell table:formula="of:=[day_death__csv_all.O27]" office:value-type="float" office:value="3.29753280797655" calcext:value-type="float">
            <text:p>3.29753280797655</text:p>
          </table:table-cell>
          <table:table-cell table:formula="of:=[day_death__csv_all.P27]" office:value-type="float" office:value="6.09065672198404" calcext:value-type="float">
            <text:p>6.09065672198404</text:p>
          </table:table-cell>
          <table:table-cell table:formula="of:=SUM([day_death__csv_all.Q27:.T27])" office:value-type="float" office:value="17.2714258513957" calcext:value-type="float">
            <text:p>17.2714258513957</text:p>
          </table:table-cell>
          <table:table-cell table:formula="of:=[day_death__csv_all.U27]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formula="of:=SUM([day_death__csv_all.A28:.D28])" office:value-type="float" office:value="0" calcext:value-type="float">
            <text:p>0</text:p>
          </table:table-cell>
          <table:table-cell table:formula="of:=SUM([day_death__csv_all.E28:.F28])" office:value-type="float" office:value="0" calcext:value-type="float">
            <text:p>0</text:p>
          </table:table-cell>
          <table:table-cell table:formula="of:=SUM([day_death__csv_all.G28:.H28])" office:value-type="float" office:value="0" calcext:value-type="float">
            <text:p>0</text:p>
          </table:table-cell>
          <table:table-cell table:formula="of:=SUM([day_death__csv_all.I28:.J28])" office:value-type="float" office:value="0.0214285714285714" calcext:value-type="float">
            <text:p>0.0214285714285714</text:p>
          </table:table-cell>
          <table:table-cell table:formula="of:=SUM([day_death__csv_all.K28:.L28])" office:value-type="float" office:value="0.597263553728868" calcext:value-type="float">
            <text:p>0.597263553728868</text:p>
          </table:table-cell>
          <table:table-cell table:formula="of:=[day_death__csv_all.M28]" office:value-type="float" office:value="0.877113930606923" calcext:value-type="float">
            <text:p>0.877113930606923</text:p>
          </table:table-cell>
          <table:table-cell table:formula="of:=[day_death__csv_all.N28]" office:value-type="float" office:value="1.84457856287934" calcext:value-type="float">
            <text:p>1.84457856287934</text:p>
          </table:table-cell>
          <table:table-cell table:formula="of:=[day_death__csv_all.O28]" office:value-type="float" office:value="3.29753280797655" calcext:value-type="float">
            <text:p>3.29753280797655</text:p>
          </table:table-cell>
          <table:table-cell table:formula="of:=[day_death__csv_all.P28]" office:value-type="float" office:value="6.09065672198404" calcext:value-type="float">
            <text:p>6.09065672198404</text:p>
          </table:table-cell>
          <table:table-cell table:formula="of:=SUM([day_death__csv_all.Q28:.T28])" office:value-type="float" office:value="17.2714258513957" calcext:value-type="float">
            <text:p>17.2714258513957</text:p>
          </table:table-cell>
          <table:table-cell table:formula="of:=[day_death__csv_all.U28]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formula="of:=SUM([day_death__csv_all.A29:.D29])" office:value-type="float" office:value="0" calcext:value-type="float">
            <text:p>0</text:p>
          </table:table-cell>
          <table:table-cell table:formula="of:=SUM([day_death__csv_all.E29:.F29])" office:value-type="float" office:value="0" calcext:value-type="float">
            <text:p>0</text:p>
          </table:table-cell>
          <table:table-cell table:formula="of:=SUM([day_death__csv_all.G29:.H29])" office:value-type="float" office:value="0" calcext:value-type="float">
            <text:p>0</text:p>
          </table:table-cell>
          <table:table-cell table:formula="of:=SUM([day_death__csv_all.I29:.J29])" office:value-type="float" office:value="0.0307142857142857" calcext:value-type="float">
            <text:p>0.0307142857142857</text:p>
          </table:table-cell>
          <table:table-cell table:formula="of:=SUM([day_death__csv_all.K29:.L29])" office:value-type="float" office:value="0.856077760344711" calcext:value-type="float">
            <text:p>0.856077760344711</text:p>
          </table:table-cell>
          <table:table-cell table:formula="of:=[day_death__csv_all.M29]" office:value-type="float" office:value="1.25719663386992" calcext:value-type="float">
            <text:p>1.25719663386992</text:p>
          </table:table-cell>
          <table:table-cell table:formula="of:=[day_death__csv_all.N29]" office:value-type="float" office:value="2.64389594012705" calcext:value-type="float">
            <text:p>2.64389594012705</text:p>
          </table:table-cell>
          <table:table-cell table:formula="of:=[day_death__csv_all.O29]" office:value-type="float" office:value="4.72646369143306" calcext:value-type="float">
            <text:p>4.72646369143306</text:p>
          </table:table-cell>
          <table:table-cell table:formula="of:=[day_death__csv_all.P29]" office:value-type="float" office:value="8.72994130151046" calcext:value-type="float">
            <text:p>8.72994130151046</text:p>
          </table:table-cell>
          <table:table-cell table:formula="of:=SUM([day_death__csv_all.Q29:.T29])" office:value-type="float" office:value="24.7557103870005" calcext:value-type="float">
            <text:p>24.7557103870005</text:p>
          </table:table-cell>
          <table:table-cell table:formula="of:=[day_death__csv_all.U29]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formula="of:=SUM([day_death__csv_all.A30:.D30])" office:value-type="float" office:value="0" calcext:value-type="float">
            <text:p>0</text:p>
          </table:table-cell>
          <table:table-cell table:formula="of:=SUM([day_death__csv_all.E30:.F30])" office:value-type="float" office:value="0" calcext:value-type="float">
            <text:p>0</text:p>
          </table:table-cell>
          <table:table-cell table:formula="of:=SUM([day_death__csv_all.G30:.H30])" office:value-type="float" office:value="0" calcext:value-type="float">
            <text:p>0</text:p>
          </table:table-cell>
          <table:table-cell table:formula="of:=SUM([day_death__csv_all.I30:.J30])" office:value-type="float" office:value="0.0242857142857143" calcext:value-type="float">
            <text:p>0.0242857142857143</text:p>
          </table:table-cell>
          <table:table-cell table:formula="of:=SUM([day_death__csv_all.K30:.L30])" office:value-type="float" office:value="0.676898694226051" calcext:value-type="float">
            <text:p>0.676898694226051</text:p>
          </table:table-cell>
          <table:table-cell table:formula="of:=[day_death__csv_all.M30]" office:value-type="float" office:value="0.994062454687846" calcext:value-type="float">
            <text:p>0.994062454687846</text:p>
          </table:table-cell>
          <table:table-cell table:formula="of:=[day_death__csv_all.N30]" office:value-type="float" office:value="2.09052237126325" calcext:value-type="float">
            <text:p>2.09052237126325</text:p>
          </table:table-cell>
          <table:table-cell table:formula="of:=[day_death__csv_all.O30]" office:value-type="float" office:value="3.73720384904009" calcext:value-type="float">
            <text:p>3.73720384904009</text:p>
          </table:table-cell>
          <table:table-cell table:formula="of:=[day_death__csv_all.P30]" office:value-type="float" office:value="6.90274428491525" calcext:value-type="float">
            <text:p>6.90274428491525</text:p>
          </table:table-cell>
          <table:table-cell table:formula="of:=SUM([day_death__csv_all.Q30:.T30])" office:value-type="float" office:value="19.5742826315818" calcext:value-type="float">
            <text:p>19.5742826315818</text:p>
          </table:table-cell>
          <table:table-cell table:formula="of:=[day_death__csv_all.U30]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formula="of:=SUM([day_death__csv_all.A31:.D31])" office:value-type="float" office:value="0" calcext:value-type="float">
            <text:p>0</text:p>
          </table:table-cell>
          <table:table-cell table:formula="of:=SUM([day_death__csv_all.E31:.F31])" office:value-type="float" office:value="0" calcext:value-type="float">
            <text:p>0</text:p>
          </table:table-cell>
          <table:table-cell table:formula="of:=SUM([day_death__csv_all.G31:.H31])" office:value-type="float" office:value="0" calcext:value-type="float">
            <text:p>0</text:p>
          </table:table-cell>
          <table:table-cell table:formula="of:=SUM([day_death__csv_all.I31:.J31])" office:value-type="float" office:value="0" calcext:value-type="float">
            <text:p>0</text:p>
          </table:table-cell>
          <table:table-cell table:formula="of:=SUM([day_death__csv_all.K31:.L31])" office:value-type="float" office:value="1" calcext:value-type="float">
            <text:p>1</text:p>
          </table:table-cell>
          <table:table-cell table:formula="of:=[day_death__csv_all.M31]" office:value-type="float" office:value="1" calcext:value-type="float">
            <text:p>1</text:p>
          </table:table-cell>
          <table:table-cell table:formula="of:=[day_death__csv_all.N31]" office:value-type="float" office:value="6" calcext:value-type="float">
            <text:p>6</text:p>
          </table:table-cell>
          <table:table-cell table:formula="of:=[day_death__csv_all.O31]" office:value-type="float" office:value="6" calcext:value-type="float">
            <text:p>6</text:p>
          </table:table-cell>
          <table:table-cell table:formula="of:=[day_death__csv_all.P31]" office:value-type="float" office:value="16" calcext:value-type="float">
            <text:p>16</text:p>
          </table:table-cell>
          <table:table-cell table:formula="of:=SUM([day_death__csv_all.Q31:.T31])" office:value-type="float" office:value="33" calcext:value-type="float">
            <text:p>33</text:p>
          </table:table-cell>
          <table:table-cell table:formula="of:=[day_death__csv_all.U31]" office:value-type="float" office:value="63" calcext:value-type="float">
            <text:p>63</text:p>
          </table:table-cell>
          <table:table-cell table:number-columns-repeated="1013"/>
        </table:table-row>
        <table:table-row table:style-name="ro1">
          <table:table-cell table:formula="of:=SUM([day_death__csv_all.A32:.D32])" office:value-type="float" office:value="0" calcext:value-type="float">
            <text:p>0</text:p>
          </table:table-cell>
          <table:table-cell table:formula="of:=SUM([day_death__csv_all.E32:.F32])" office:value-type="float" office:value="0" calcext:value-type="float">
            <text:p>0</text:p>
          </table:table-cell>
          <table:table-cell table:formula="of:=SUM([day_death__csv_all.G32:.H32])" office:value-type="float" office:value="0" calcext:value-type="float">
            <text:p>0</text:p>
          </table:table-cell>
          <table:table-cell table:formula="of:=SUM([day_death__csv_all.I32:.J32])" office:value-type="float" office:value="0" calcext:value-type="float">
            <text:p>0</text:p>
          </table:table-cell>
          <table:table-cell table:formula="of:=SUM([day_death__csv_all.K32:.L32])" office:value-type="float" office:value="2" calcext:value-type="float">
            <text:p>2</text:p>
          </table:table-cell>
          <table:table-cell table:formula="of:=[day_death__csv_all.M32]" office:value-type="float" office:value="1" calcext:value-type="float">
            <text:p>1</text:p>
          </table:table-cell>
          <table:table-cell table:formula="of:=[day_death__csv_all.N32]" office:value-type="float" office:value="3" calcext:value-type="float">
            <text:p>3</text:p>
          </table:table-cell>
          <table:table-cell table:formula="of:=[day_death__csv_all.O32]" office:value-type="float" office:value="7" calcext:value-type="float">
            <text:p>7</text:p>
          </table:table-cell>
          <table:table-cell table:formula="of:=[day_death__csv_all.P32]" office:value-type="float" office:value="17" calcext:value-type="float">
            <text:p>17</text:p>
          </table:table-cell>
          <table:table-cell table:formula="of:=SUM([day_death__csv_all.Q32:.T32])" office:value-type="float" office:value="50" calcext:value-type="float">
            <text:p>50</text:p>
          </table:table-cell>
          <table:table-cell table:formula="of:=[day_death__csv_all.U32]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formula="of:=SUM([day_death__csv_all.A33:.D33])" office:value-type="float" office:value="0" calcext:value-type="float">
            <text:p>0</text:p>
          </table:table-cell>
          <table:table-cell table:formula="of:=SUM([day_death__csv_all.E33:.F33])" office:value-type="float" office:value="0" calcext:value-type="float">
            <text:p>0</text:p>
          </table:table-cell>
          <table:table-cell table:formula="of:=SUM([day_death__csv_all.G33:.H33])" office:value-type="float" office:value="0" calcext:value-type="float">
            <text:p>0</text:p>
          </table:table-cell>
          <table:table-cell table:formula="of:=SUM([day_death__csv_all.I33:.J33])" office:value-type="float" office:value="0" calcext:value-type="float">
            <text:p>0</text:p>
          </table:table-cell>
          <table:table-cell table:formula="of:=SUM([day_death__csv_all.K33:.L33])" office:value-type="float" office:value="0" calcext:value-type="float">
            <text:p>0</text:p>
          </table:table-cell>
          <table:table-cell table:formula="of:=[day_death__csv_all.M33]" office:value-type="float" office:value="1" calcext:value-type="float">
            <text:p>1</text:p>
          </table:table-cell>
          <table:table-cell table:formula="of:=[day_death__csv_all.N33]" office:value-type="float" office:value="5" calcext:value-type="float">
            <text:p>5</text:p>
          </table:table-cell>
          <table:table-cell table:formula="of:=[day_death__csv_all.O33]" office:value-type="float" office:value="8" calcext:value-type="float">
            <text:p>8</text:p>
          </table:table-cell>
          <table:table-cell table:formula="of:=[day_death__csv_all.P33]" office:value-type="float" office:value="12" calcext:value-type="float">
            <text:p>12</text:p>
          </table:table-cell>
          <table:table-cell table:formula="of:=SUM([day_death__csv_all.Q33:.T33])" office:value-type="float" office:value="52" calcext:value-type="float">
            <text:p>52</text:p>
          </table:table-cell>
          <table:table-cell table:formula="of:=[day_death__csv_all.U33]" office:value-type="float" office:value="78" calcext:value-type="float">
            <text:p>78</text:p>
          </table:table-cell>
          <table:table-cell table:number-columns-repeated="1013"/>
        </table:table-row>
        <table:table-row table:style-name="ro1">
          <table:table-cell table:formula="of:=SUM([day_death__csv_all.A34:.D34])" office:value-type="float" office:value="0" calcext:value-type="float">
            <text:p>0</text:p>
          </table:table-cell>
          <table:table-cell table:formula="of:=SUM([day_death__csv_all.E34:.F34])" office:value-type="float" office:value="0" calcext:value-type="float">
            <text:p>0</text:p>
          </table:table-cell>
          <table:table-cell table:formula="of:=SUM([day_death__csv_all.G34:.H34])" office:value-type="float" office:value="0" calcext:value-type="float">
            <text:p>0</text:p>
          </table:table-cell>
          <table:table-cell table:formula="of:=SUM([day_death__csv_all.I34:.J34])" office:value-type="float" office:value="0" calcext:value-type="float">
            <text:p>0</text:p>
          </table:table-cell>
          <table:table-cell table:formula="of:=SUM([day_death__csv_all.K34:.L34])" office:value-type="float" office:value="1.5" calcext:value-type="float">
            <text:p>1.5</text:p>
          </table:table-cell>
          <table:table-cell table:formula="of:=[day_death__csv_all.M34]" office:value-type="float" office:value="3.5" calcext:value-type="float">
            <text:p>3.5</text:p>
          </table:table-cell>
          <table:table-cell table:formula="of:=[day_death__csv_all.N34]" office:value-type="float" office:value="6" calcext:value-type="float">
            <text:p>6</text:p>
          </table:table-cell>
          <table:table-cell table:formula="of:=[day_death__csv_all.O34]" office:value-type="float" office:value="14" calcext:value-type="float">
            <text:p>14</text:p>
          </table:table-cell>
          <table:table-cell table:formula="of:=[day_death__csv_all.P34]" office:value-type="float" office:value="19.5" calcext:value-type="float">
            <text:p>19.5</text:p>
          </table:table-cell>
          <table:table-cell table:formula="of:=SUM([day_death__csv_all.Q34:.T34])" office:value-type="float" office:value="58.5" calcext:value-type="float">
            <text:p>58.5</text:p>
          </table:table-cell>
          <table:table-cell table:formula="of:=[day_death__csv_all.U34]"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 table:formula="of:=SUM([day_death__csv_all.A35:.D35])" office:value-type="float" office:value="0" calcext:value-type="float">
            <text:p>0</text:p>
          </table:table-cell>
          <table:table-cell table:formula="of:=SUM([day_death__csv_all.E35:.F35])" office:value-type="float" office:value="0" calcext:value-type="float">
            <text:p>0</text:p>
          </table:table-cell>
          <table:table-cell table:formula="of:=SUM([day_death__csv_all.G35:.H35])" office:value-type="float" office:value="0" calcext:value-type="float">
            <text:p>0</text:p>
          </table:table-cell>
          <table:table-cell table:formula="of:=SUM([day_death__csv_all.I35:.J35])" office:value-type="float" office:value="0" calcext:value-type="float">
            <text:p>0</text:p>
          </table:table-cell>
          <table:table-cell table:formula="of:=SUM([day_death__csv_all.K35:.L35])" office:value-type="float" office:value="1.5" calcext:value-type="float">
            <text:p>1.5</text:p>
          </table:table-cell>
          <table:table-cell table:formula="of:=[day_death__csv_all.M35]" office:value-type="float" office:value="3.5" calcext:value-type="float">
            <text:p>3.5</text:p>
          </table:table-cell>
          <table:table-cell table:formula="of:=[day_death__csv_all.N35]" office:value-type="float" office:value="6" calcext:value-type="float">
            <text:p>6</text:p>
          </table:table-cell>
          <table:table-cell table:formula="of:=[day_death__csv_all.O35]" office:value-type="float" office:value="14" calcext:value-type="float">
            <text:p>14</text:p>
          </table:table-cell>
          <table:table-cell table:formula="of:=[day_death__csv_all.P35]" office:value-type="float" office:value="19.5" calcext:value-type="float">
            <text:p>19.5</text:p>
          </table:table-cell>
          <table:table-cell table:formula="of:=SUM([day_death__csv_all.Q35:.T35])" office:value-type="float" office:value="58.5" calcext:value-type="float">
            <text:p>58.5</text:p>
          </table:table-cell>
          <table:table-cell table:formula="of:=[day_death__csv_all.U35]"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 table:formula="of:=SUM([day_death__csv_all.A36:.D36])" office:value-type="float" office:value="0" calcext:value-type="float">
            <text:p>0</text:p>
          </table:table-cell>
          <table:table-cell table:formula="of:=SUM([day_death__csv_all.E36:.F36])" office:value-type="float" office:value="0" calcext:value-type="float">
            <text:p>0</text:p>
          </table:table-cell>
          <table:table-cell table:formula="of:=SUM([day_death__csv_all.G36:.H36])" office:value-type="float" office:value="0" calcext:value-type="float">
            <text:p>0</text:p>
          </table:table-cell>
          <table:table-cell table:formula="of:=SUM([day_death__csv_all.I36:.J36])" office:value-type="float" office:value="0" calcext:value-type="float">
            <text:p>0</text:p>
          </table:table-cell>
          <table:table-cell table:formula="of:=SUM([day_death__csv_all.K36:.L36])" office:value-type="float" office:value="3" calcext:value-type="float">
            <text:p>3</text:p>
          </table:table-cell>
          <table:table-cell table:formula="of:=[day_death__csv_all.M36]" office:value-type="float" office:value="4" calcext:value-type="float">
            <text:p>4</text:p>
          </table:table-cell>
          <table:table-cell table:formula="of:=[day_death__csv_all.N36]" office:value-type="float" office:value="6" calcext:value-type="float">
            <text:p>6</text:p>
          </table:table-cell>
          <table:table-cell table:formula="of:=[day_death__csv_all.O36]" office:value-type="float" office:value="16" calcext:value-type="float">
            <text:p>16</text:p>
          </table:table-cell>
          <table:table-cell table:formula="of:=[day_death__csv_all.P36]" office:value-type="float" office:value="32" calcext:value-type="float">
            <text:p>32</text:p>
          </table:table-cell>
          <table:table-cell table:formula="of:=SUM([day_death__csv_all.Q36:.T36])" office:value-type="float" office:value="71" calcext:value-type="float">
            <text:p>71</text:p>
          </table:table-cell>
          <table:table-cell table:formula="of:=[day_death__csv_all.U36]" office:value-type="float" office:value="132" calcext:value-type="float">
            <text:p>132</text:p>
          </table:table-cell>
          <table:table-cell table:number-columns-repeated="1013"/>
        </table:table-row>
        <table:table-row table:style-name="ro1">
          <table:table-cell table:formula="of:=SUM([day_death__csv_all.A37:.D37])" office:value-type="float" office:value="0" calcext:value-type="float">
            <text:p>0</text:p>
          </table:table-cell>
          <table:table-cell table:formula="of:=SUM([day_death__csv_all.E37:.F37])" office:value-type="float" office:value="0" calcext:value-type="float">
            <text:p>0</text:p>
          </table:table-cell>
          <table:table-cell table:formula="of:=SUM([day_death__csv_all.G37:.H37])" office:value-type="float" office:value="0" calcext:value-type="float">
            <text:p>0</text:p>
          </table:table-cell>
          <table:table-cell table:formula="of:=SUM([day_death__csv_all.I37:.J37])" office:value-type="float" office:value="0" calcext:value-type="float">
            <text:p>0</text:p>
          </table:table-cell>
          <table:table-cell table:formula="of:=SUM([day_death__csv_all.K37:.L37])" office:value-type="float" office:value="3" calcext:value-type="float">
            <text:p>3</text:p>
          </table:table-cell>
          <table:table-cell table:formula="of:=[day_death__csv_all.M37]" office:value-type="float" office:value="4" calcext:value-type="float">
            <text:p>4</text:p>
          </table:table-cell>
          <table:table-cell table:formula="of:=[day_death__csv_all.N37]" office:value-type="float" office:value="6" calcext:value-type="float">
            <text:p>6</text:p>
          </table:table-cell>
          <table:table-cell table:formula="of:=[day_death__csv_all.O37]" office:value-type="float" office:value="7" calcext:value-type="float">
            <text:p>7</text:p>
          </table:table-cell>
          <table:table-cell table:formula="of:=[day_death__csv_all.P37]" office:value-type="float" office:value="17" calcext:value-type="float">
            <text:p>17</text:p>
          </table:table-cell>
          <table:table-cell table:formula="of:=SUM([day_death__csv_all.Q37:.T37])" office:value-type="float" office:value="56" calcext:value-type="float">
            <text:p>56</text:p>
          </table:table-cell>
          <table:table-cell table:formula="of:=[day_death__csv_all.U37]"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table:formula="of:=SUM([day_death__csv_all.A38:.D38])" office:value-type="float" office:value="0" calcext:value-type="float">
            <text:p>0</text:p>
          </table:table-cell>
          <table:table-cell table:formula="of:=SUM([day_death__csv_all.E38:.F38])" office:value-type="float" office:value="0" calcext:value-type="float">
            <text:p>0</text:p>
          </table:table-cell>
          <table:table-cell table:formula="of:=SUM([day_death__csv_all.G38:.H38])" office:value-type="float" office:value="0" calcext:value-type="float">
            <text:p>0</text:p>
          </table:table-cell>
          <table:table-cell table:formula="of:=SUM([day_death__csv_all.I38:.J38])" office:value-type="float" office:value="1" calcext:value-type="float">
            <text:p>1</text:p>
          </table:table-cell>
          <table:table-cell table:formula="of:=SUM([day_death__csv_all.K38:.L38])" office:value-type="float" office:value="6" calcext:value-type="float">
            <text:p>6</text:p>
          </table:table-cell>
          <table:table-cell table:formula="of:=[day_death__csv_all.M38]" office:value-type="float" office:value="9" calcext:value-type="float">
            <text:p>9</text:p>
          </table:table-cell>
          <table:table-cell table:formula="of:=[day_death__csv_all.N38]" office:value-type="float" office:value="12" calcext:value-type="float">
            <text:p>12</text:p>
          </table:table-cell>
          <table:table-cell table:formula="of:=[day_death__csv_all.O38]" office:value-type="float" office:value="22" calcext:value-type="float">
            <text:p>22</text:p>
          </table:table-cell>
          <table:table-cell table:formula="of:=[day_death__csv_all.P38]" office:value-type="float" office:value="35" calcext:value-type="float">
            <text:p>35</text:p>
          </table:table-cell>
          <table:table-cell table:formula="of:=SUM([day_death__csv_all.Q38:.T38])" office:value-type="float" office:value="90" calcext:value-type="float">
            <text:p>90</text:p>
          </table:table-cell>
          <table:table-cell table:formula="of:=[day_death__csv_all.U38]" office:value-type="float" office:value="175" calcext:value-type="float">
            <text:p>175</text:p>
          </table:table-cell>
          <table:table-cell table:number-columns-repeated="1013"/>
        </table:table-row>
        <table:table-row table:style-name="ro1">
          <table:table-cell table:formula="of:=SUM([day_death__csv_all.A39:.D39])" office:value-type="float" office:value="0" calcext:value-type="float">
            <text:p>0</text:p>
          </table:table-cell>
          <table:table-cell table:formula="of:=SUM([day_death__csv_all.E39:.F39])" office:value-type="float" office:value="0" calcext:value-type="float">
            <text:p>0</text:p>
          </table:table-cell>
          <table:table-cell table:formula="of:=SUM([day_death__csv_all.G39:.H39])" office:value-type="float" office:value="1" calcext:value-type="float">
            <text:p>1</text:p>
          </table:table-cell>
          <table:table-cell table:formula="of:=SUM([day_death__csv_all.I39:.J39])" office:value-type="float" office:value="0" calcext:value-type="float">
            <text:p>0</text:p>
          </table:table-cell>
          <table:table-cell table:formula="of:=SUM([day_death__csv_all.K39:.L39])" office:value-type="float" office:value="2" calcext:value-type="float">
            <text:p>2</text:p>
          </table:table-cell>
          <table:table-cell table:formula="of:=[day_death__csv_all.M39]" office:value-type="float" office:value="5" calcext:value-type="float">
            <text:p>5</text:p>
          </table:table-cell>
          <table:table-cell table:formula="of:=[day_death__csv_all.N39]" office:value-type="float" office:value="9" calcext:value-type="float">
            <text:p>9</text:p>
          </table:table-cell>
          <table:table-cell table:formula="of:=[day_death__csv_all.O39]" office:value-type="float" office:value="9" calcext:value-type="float">
            <text:p>9</text:p>
          </table:table-cell>
          <table:table-cell table:formula="of:=[day_death__csv_all.P39]" office:value-type="float" office:value="29" calcext:value-type="float">
            <text:p>29</text:p>
          </table:table-cell>
          <table:table-cell table:formula="of:=SUM([day_death__csv_all.Q39:.T39])" office:value-type="float" office:value="79" calcext:value-type="float">
            <text:p>79</text:p>
          </table:table-cell>
          <table:table-cell table:formula="of:=[day_death__csv_all.U39]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formula="of:=SUM([day_death__csv_all.A40:.D40])" office:value-type="float" office:value="0" calcext:value-type="float">
            <text:p>0</text:p>
          </table:table-cell>
          <table:table-cell table:formula="of:=SUM([day_death__csv_all.E40:.F40])" office:value-type="float" office:value="0" calcext:value-type="float">
            <text:p>0</text:p>
          </table:table-cell>
          <table:table-cell table:formula="of:=SUM([day_death__csv_all.G40:.H40])" office:value-type="float" office:value="0" calcext:value-type="float">
            <text:p>0</text:p>
          </table:table-cell>
          <table:table-cell table:formula="of:=SUM([day_death__csv_all.I40:.J40])" office:value-type="float" office:value="0" calcext:value-type="float">
            <text:p>0</text:p>
          </table:table-cell>
          <table:table-cell table:formula="of:=SUM([day_death__csv_all.K40:.L40])" office:value-type="float" office:value="3" calcext:value-type="float">
            <text:p>3</text:p>
          </table:table-cell>
          <table:table-cell table:formula="of:=[day_death__csv_all.M40]" office:value-type="float" office:value="3" calcext:value-type="float">
            <text:p>3</text:p>
          </table:table-cell>
          <table:table-cell table:formula="of:=[day_death__csv_all.N40]" office:value-type="float" office:value="7" calcext:value-type="float">
            <text:p>7</text:p>
          </table:table-cell>
          <table:table-cell table:formula="of:=[day_death__csv_all.O40]" office:value-type="float" office:value="20" calcext:value-type="float">
            <text:p>20</text:p>
          </table:table-cell>
          <table:table-cell table:formula="of:=[day_death__csv_all.P40]" office:value-type="float" office:value="38" calcext:value-type="float">
            <text:p>38</text:p>
          </table:table-cell>
          <table:table-cell table:formula="of:=SUM([day_death__csv_all.Q40:.T40])" office:value-type="float" office:value="95" calcext:value-type="float">
            <text:p>95</text:p>
          </table:table-cell>
          <table:table-cell table:formula="of:=[day_death__csv_all.U40]" office:value-type="float" office:value="166" calcext:value-type="float">
            <text:p>166</text:p>
          </table:table-cell>
          <table:table-cell table:number-columns-repeated="1013"/>
        </table:table-row>
        <table:table-row table:style-name="ro1">
          <table:table-cell table:formula="of:=SUM([day_death__csv_all.A41:.D41])" office:value-type="float" office:value="0" calcext:value-type="float">
            <text:p>0</text:p>
          </table:table-cell>
          <table:table-cell table:formula="of:=SUM([day_death__csv_all.E41:.F41])" office:value-type="float" office:value="0" calcext:value-type="float">
            <text:p>0</text:p>
          </table:table-cell>
          <table:table-cell table:formula="of:=SUM([day_death__csv_all.G41:.H41])" office:value-type="float" office:value="0" calcext:value-type="float">
            <text:p>0</text:p>
          </table:table-cell>
          <table:table-cell table:formula="of:=SUM([day_death__csv_all.I41:.J41])" office:value-type="float" office:value="2" calcext:value-type="float">
            <text:p>2</text:p>
          </table:table-cell>
          <table:table-cell table:formula="of:=SUM([day_death__csv_all.K41:.L41])" office:value-type="float" office:value="2.5" calcext:value-type="float">
            <text:p>2.5</text:p>
          </table:table-cell>
          <table:table-cell table:formula="of:=[day_death__csv_all.M41]" office:value-type="float" office:value="4.5" calcext:value-type="float">
            <text:p>4.5</text:p>
          </table:table-cell>
          <table:table-cell table:formula="of:=[day_death__csv_all.N41]" office:value-type="float" office:value="10.5" calcext:value-type="float">
            <text:p>10.5</text:p>
          </table:table-cell>
          <table:table-cell table:formula="of:=[day_death__csv_all.O41]" office:value-type="float" office:value="18.5" calcext:value-type="float">
            <text:p>18.5</text:p>
          </table:table-cell>
          <table:table-cell table:formula="of:=[day_death__csv_all.P41]" office:value-type="float" office:value="30" calcext:value-type="float">
            <text:p>30</text:p>
          </table:table-cell>
          <table:table-cell table:formula="of:=SUM([day_death__csv_all.Q41:.T41])" office:value-type="float" office:value="88" calcext:value-type="float">
            <text:p>88</text:p>
          </table:table-cell>
          <table:table-cell table:formula="of:=[day_death__csv_all.U41]" office:value-type="float" office:value="156" calcext:value-type="float">
            <text:p>156</text:p>
          </table:table-cell>
          <table:table-cell table:number-columns-repeated="1013"/>
        </table:table-row>
        <table:table-row table:style-name="ro1">
          <table:table-cell table:formula="of:=SUM([day_death__csv_all.A42:.D42])" office:value-type="float" office:value="0" calcext:value-type="float">
            <text:p>0</text:p>
          </table:table-cell>
          <table:table-cell table:formula="of:=SUM([day_death__csv_all.E42:.F42])" office:value-type="float" office:value="0" calcext:value-type="float">
            <text:p>0</text:p>
          </table:table-cell>
          <table:table-cell table:formula="of:=SUM([day_death__csv_all.G42:.H42])" office:value-type="float" office:value="0" calcext:value-type="float">
            <text:p>0</text:p>
          </table:table-cell>
          <table:table-cell table:formula="of:=SUM([day_death__csv_all.I42:.J42])" office:value-type="float" office:value="2" calcext:value-type="float">
            <text:p>2</text:p>
          </table:table-cell>
          <table:table-cell table:formula="of:=SUM([day_death__csv_all.K42:.L42])" office:value-type="float" office:value="2.5" calcext:value-type="float">
            <text:p>2.5</text:p>
          </table:table-cell>
          <table:table-cell table:formula="of:=[day_death__csv_all.M42]" office:value-type="float" office:value="4.5" calcext:value-type="float">
            <text:p>4.5</text:p>
          </table:table-cell>
          <table:table-cell table:formula="of:=[day_death__csv_all.N42]" office:value-type="float" office:value="10.5" calcext:value-type="float">
            <text:p>10.5</text:p>
          </table:table-cell>
          <table:table-cell table:formula="of:=[day_death__csv_all.O42]" office:value-type="float" office:value="18.5" calcext:value-type="float">
            <text:p>18.5</text:p>
          </table:table-cell>
          <table:table-cell table:formula="of:=[day_death__csv_all.P42]" office:value-type="float" office:value="30" calcext:value-type="float">
            <text:p>30</text:p>
          </table:table-cell>
          <table:table-cell table:formula="of:=SUM([day_death__csv_all.Q42:.T42])" office:value-type="float" office:value="88" calcext:value-type="float">
            <text:p>88</text:p>
          </table:table-cell>
          <table:table-cell table:formula="of:=[day_death__csv_all.U42]" office:value-type="float" office:value="156" calcext:value-type="float">
            <text:p>156</text:p>
          </table:table-cell>
          <table:table-cell table:number-columns-repeated="1013"/>
        </table:table-row>
        <table:table-row table:style-name="ro1">
          <table:table-cell table:formula="of:=SUM([day_death__csv_all.A43:.D43])" office:value-type="float" office:value="0" calcext:value-type="float">
            <text:p>0</text:p>
          </table:table-cell>
          <table:table-cell table:formula="of:=SUM([day_death__csv_all.E43:.F43])" office:value-type="float" office:value="1" calcext:value-type="float">
            <text:p>1</text:p>
          </table:table-cell>
          <table:table-cell table:formula="of:=SUM([day_death__csv_all.G43:.H43])" office:value-type="float" office:value="0" calcext:value-type="float">
            <text:p>0</text:p>
          </table:table-cell>
          <table:table-cell table:formula="of:=SUM([day_death__csv_all.I43:.J43])" office:value-type="float" office:value="1" calcext:value-type="float">
            <text:p>1</text:p>
          </table:table-cell>
          <table:table-cell table:formula="of:=SUM([day_death__csv_all.K43:.L43])" office:value-type="float" office:value="4" calcext:value-type="float">
            <text:p>4</text:p>
          </table:table-cell>
          <table:table-cell table:formula="of:=[day_death__csv_all.M43]" office:value-type="float" office:value="6" calcext:value-type="float">
            <text:p>6</text:p>
          </table:table-cell>
          <table:table-cell table:formula="of:=[day_death__csv_all.N43]" office:value-type="float" office:value="8" calcext:value-type="float">
            <text:p>8</text:p>
          </table:table-cell>
          <table:table-cell table:formula="of:=[day_death__csv_all.O43]" office:value-type="float" office:value="13" calcext:value-type="float">
            <text:p>13</text:p>
          </table:table-cell>
          <table:table-cell table:formula="of:=[day_death__csv_all.P43]" office:value-type="float" office:value="17" calcext:value-type="float">
            <text:p>17</text:p>
          </table:table-cell>
          <table:table-cell table:formula="of:=SUM([day_death__csv_all.Q43:.T43])" office:value-type="float" office:value="65" calcext:value-type="float">
            <text:p>65</text:p>
          </table:table-cell>
          <table:table-cell table:formula="of:=[day_death__csv_all.U43]" office:value-type="float" office:value="115" calcext:value-type="float">
            <text:p>115</text:p>
          </table:table-cell>
          <table:table-cell table:number-columns-repeated="1013"/>
        </table:table-row>
        <table:table-row table:style-name="ro1">
          <table:table-cell table:formula="of:=SUM([day_death__csv_all.A44:.D44])" office:value-type="float" office:value="0" calcext:value-type="float">
            <text:p>0</text:p>
          </table:table-cell>
          <table:table-cell table:formula="of:=SUM([day_death__csv_all.E44:.F44])" office:value-type="float" office:value="0" calcext:value-type="float">
            <text:p>0</text:p>
          </table:table-cell>
          <table:table-cell table:formula="of:=SUM([day_death__csv_all.G44:.H44])" office:value-type="float" office:value="0" calcext:value-type="float">
            <text:p>0</text:p>
          </table:table-cell>
          <table:table-cell table:formula="of:=SUM([day_death__csv_all.I44:.J44])" office:value-type="float" office:value="1" calcext:value-type="float">
            <text:p>1</text:p>
          </table:table-cell>
          <table:table-cell table:formula="of:=SUM([day_death__csv_all.K44:.L44])" office:value-type="float" office:value="5" calcext:value-type="float">
            <text:p>5</text:p>
          </table:table-cell>
          <table:table-cell table:formula="of:=[day_death__csv_all.M44]" office:value-type="float" office:value="3" calcext:value-type="float">
            <text:p>3</text:p>
          </table:table-cell>
          <table:table-cell table:formula="of:=[day_death__csv_all.N44]" office:value-type="float" office:value="8" calcext:value-type="float">
            <text:p>8</text:p>
          </table:table-cell>
          <table:table-cell table:formula="of:=[day_death__csv_all.O44]" office:value-type="float" office:value="8" calcext:value-type="float">
            <text:p>8</text:p>
          </table:table-cell>
          <table:table-cell table:formula="of:=[day_death__csv_all.P44]" office:value-type="float" office:value="28" calcext:value-type="float">
            <text:p>28</text:p>
          </table:table-cell>
          <table:table-cell table:formula="of:=SUM([day_death__csv_all.Q44:.T44])" office:value-type="float" office:value="47" calcext:value-type="float">
            <text:p>47</text:p>
          </table:table-cell>
          <table:table-cell table:formula="of:=[day_death__csv_all.U44]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formula="of:=SUM([day_death__csv_all.A45:.D45])" office:value-type="float" office:value="0" calcext:value-type="float">
            <text:p>0</text:p>
          </table:table-cell>
          <table:table-cell table:formula="of:=SUM([day_death__csv_all.E45:.F45])" office:value-type="float" office:value="0" calcext:value-type="float">
            <text:p>0</text:p>
          </table:table-cell>
          <table:table-cell table:formula="of:=SUM([day_death__csv_all.G45:.H45])" office:value-type="float" office:value="1" calcext:value-type="float">
            <text:p>1</text:p>
          </table:table-cell>
          <table:table-cell table:formula="of:=SUM([day_death__csv_all.I45:.J45])" office:value-type="float" office:value="1" calcext:value-type="float">
            <text:p>1</text:p>
          </table:table-cell>
          <table:table-cell table:formula="of:=SUM([day_death__csv_all.K45:.L45])" office:value-type="float" office:value="10" calcext:value-type="float">
            <text:p>10</text:p>
          </table:table-cell>
          <table:table-cell table:formula="of:=[day_death__csv_all.M45]" office:value-type="float" office:value="4" calcext:value-type="float">
            <text:p>4</text:p>
          </table:table-cell>
          <table:table-cell table:formula="of:=[day_death__csv_all.N45]" office:value-type="float" office:value="16" calcext:value-type="float">
            <text:p>16</text:p>
          </table:table-cell>
          <table:table-cell table:formula="of:=[day_death__csv_all.O45]" office:value-type="float" office:value="22" calcext:value-type="float">
            <text:p>22</text:p>
          </table:table-cell>
          <table:table-cell table:formula="of:=[day_death__csv_all.P45]" office:value-type="float" office:value="41" calcext:value-type="float">
            <text:p>41</text:p>
          </table:table-cell>
          <table:table-cell table:formula="of:=SUM([day_death__csv_all.Q45:.T45])" office:value-type="float" office:value="139" calcext:value-type="float">
            <text:p>139</text:p>
          </table:table-cell>
          <table:table-cell table:formula="of:=[day_death__csv_all.U45]" office:value-type="float" office:value="234" calcext:value-type="float">
            <text:p>234</text:p>
          </table:table-cell>
          <table:table-cell table:number-columns-repeated="1013"/>
        </table:table-row>
        <table:table-row table:style-name="ro1">
          <table:table-cell table:formula="of:=SUM([day_death__csv_all.A46:.D46])" office:value-type="float" office:value="0" calcext:value-type="float">
            <text:p>0</text:p>
          </table:table-cell>
          <table:table-cell table:formula="of:=SUM([day_death__csv_all.E46:.F46])" office:value-type="float" office:value="0" calcext:value-type="float">
            <text:p>0</text:p>
          </table:table-cell>
          <table:table-cell table:formula="of:=SUM([day_death__csv_all.G46:.H46])" office:value-type="float" office:value="0" calcext:value-type="float">
            <text:p>0</text:p>
          </table:table-cell>
          <table:table-cell table:formula="of:=SUM([day_death__csv_all.I46:.J46])" office:value-type="float" office:value="0" calcext:value-type="float">
            <text:p>0</text:p>
          </table:table-cell>
          <table:table-cell table:formula="of:=SUM([day_death__csv_all.K46:.L46])" office:value-type="float" office:value="4" calcext:value-type="float">
            <text:p>4</text:p>
          </table:table-cell>
          <table:table-cell table:formula="of:=[day_death__csv_all.M46]" office:value-type="float" office:value="2" calcext:value-type="float">
            <text:p>2</text:p>
          </table:table-cell>
          <table:table-cell table:formula="of:=[day_death__csv_all.N46]" office:value-type="float" office:value="8" calcext:value-type="float">
            <text:p>8</text:p>
          </table:table-cell>
          <table:table-cell table:formula="of:=[day_death__csv_all.O46]" office:value-type="float" office:value="21" calcext:value-type="float">
            <text:p>21</text:p>
          </table:table-cell>
          <table:table-cell table:formula="of:=[day_death__csv_all.P46]" office:value-type="float" office:value="16" calcext:value-type="float">
            <text:p>16</text:p>
          </table:table-cell>
          <table:table-cell table:formula="of:=SUM([day_death__csv_all.Q46:.T46])" office:value-type="float" office:value="95" calcext:value-type="float">
            <text:p>95</text:p>
          </table:table-cell>
          <table:table-cell table:formula="of:=[day_death__csv_all.U46]" office:value-type="float" office:value="146" calcext:value-type="float">
            <text:p>146</text:p>
          </table:table-cell>
          <table:table-cell table:number-columns-repeated="1013"/>
        </table:table-row>
        <table:table-row table:style-name="ro1">
          <table:table-cell table:formula="of:=SUM([day_death__csv_all.A47:.D47])" office:value-type="float" office:value="0" calcext:value-type="float">
            <text:p>0</text:p>
          </table:table-cell>
          <table:table-cell table:formula="of:=SUM([day_death__csv_all.E47:.F47])" office:value-type="float" office:value="1" calcext:value-type="float">
            <text:p>1</text:p>
          </table:table-cell>
          <table:table-cell table:formula="of:=SUM([day_death__csv_all.G47:.H47])" office:value-type="float" office:value="1" calcext:value-type="float">
            <text:p>1</text:p>
          </table:table-cell>
          <table:table-cell table:formula="of:=SUM([day_death__csv_all.I47:.J47])" office:value-type="float" office:value="1" calcext:value-type="float">
            <text:p>1</text:p>
          </table:table-cell>
          <table:table-cell table:formula="of:=SUM([day_death__csv_all.K47:.L47])" office:value-type="float" office:value="0" calcext:value-type="float">
            <text:p>0</text:p>
          </table:table-cell>
          <table:table-cell table:formula="of:=[day_death__csv_all.M47]" office:value-type="float" office:value="5" calcext:value-type="float">
            <text:p>5</text:p>
          </table:table-cell>
          <table:table-cell table:formula="of:=[day_death__csv_all.N47]" office:value-type="float" office:value="12" calcext:value-type="float">
            <text:p>12</text:p>
          </table:table-cell>
          <table:table-cell table:formula="of:=[day_death__csv_all.O47]" office:value-type="float" office:value="17" calcext:value-type="float">
            <text:p>17</text:p>
          </table:table-cell>
          <table:table-cell table:formula="of:=[day_death__csv_all.P47]" office:value-type="float" office:value="25" calcext:value-type="float">
            <text:p>25</text:p>
          </table:table-cell>
          <table:table-cell table:formula="of:=SUM([day_death__csv_all.Q47:.T47])" office:value-type="float" office:value="86" calcext:value-type="float">
            <text:p>86</text:p>
          </table:table-cell>
          <table:table-cell table:formula="of:=[day_death__csv_all.U47]" office:value-type="float" office:value="148" calcext:value-type="float">
            <text:p>148</text:p>
          </table:table-cell>
          <table:table-cell table:number-columns-repeated="1013"/>
        </table:table-row>
        <table:table-row table:style-name="ro1">
          <table:table-cell table:formula="of:=SUM([day_death__csv_all.A48:.D48])" office:value-type="float" office:value="0" calcext:value-type="float">
            <text:p>0</text:p>
          </table:table-cell>
          <table:table-cell table:formula="of:=SUM([day_death__csv_all.E48:.F48])" office:value-type="float" office:value="0" calcext:value-type="float">
            <text:p>0</text:p>
          </table:table-cell>
          <table:table-cell table:formula="of:=SUM([day_death__csv_all.G48:.H48])" office:value-type="float" office:value="1" calcext:value-type="float">
            <text:p>1</text:p>
          </table:table-cell>
          <table:table-cell table:formula="of:=SUM([day_death__csv_all.I48:.J48])" office:value-type="float" office:value="0" calcext:value-type="float">
            <text:p>0</text:p>
          </table:table-cell>
          <table:table-cell table:formula="of:=SUM([day_death__csv_all.K48:.L48])" office:value-type="float" office:value="4" calcext:value-type="float">
            <text:p>4</text:p>
          </table:table-cell>
          <table:table-cell table:formula="of:=[day_death__csv_all.M48]" office:value-type="float" office:value="2" calcext:value-type="float">
            <text:p>2</text:p>
          </table:table-cell>
          <table:table-cell table:formula="of:=[day_death__csv_all.N48]" office:value-type="float" office:value="6" calcext:value-type="float">
            <text:p>6</text:p>
          </table:table-cell>
          <table:table-cell table:formula="of:=[day_death__csv_all.O48]" office:value-type="float" office:value="8" calcext:value-type="float">
            <text:p>8</text:p>
          </table:table-cell>
          <table:table-cell table:formula="of:=[day_death__csv_all.P48]" office:value-type="float" office:value="18" calcext:value-type="float">
            <text:p>18</text:p>
          </table:table-cell>
          <table:table-cell table:formula="of:=SUM([day_death__csv_all.Q48:.T48])" office:value-type="float" office:value="76" calcext:value-type="float">
            <text:p>76</text:p>
          </table:table-cell>
          <table:table-cell table:formula="of:=[day_death__csv_all.U48]" office:value-type="float" office:value="115" calcext:value-type="float">
            <text:p>115</text:p>
          </table:table-cell>
          <table:table-cell table:number-columns-repeated="1013"/>
        </table:table-row>
        <table:table-row table:style-name="ro1">
          <table:table-cell table:formula="of:=SUM([day_death__csv_all.A49:.D49])" office:value-type="float" office:value="0" calcext:value-type="float">
            <text:p>0</text:p>
          </table:table-cell>
          <table:table-cell table:formula="of:=SUM([day_death__csv_all.E49:.F49])" office:value-type="float" office:value="0" calcext:value-type="float">
            <text:p>0</text:p>
          </table:table-cell>
          <table:table-cell table:formula="of:=SUM([day_death__csv_all.G49:.H49])" office:value-type="float" office:value="0" calcext:value-type="float">
            <text:p>0</text:p>
          </table:table-cell>
          <table:table-cell table:formula="of:=SUM([day_death__csv_all.I49:.J49])" office:value-type="float" office:value="0" calcext:value-type="float">
            <text:p>0</text:p>
          </table:table-cell>
          <table:table-cell table:formula="of:=SUM([day_death__csv_all.K49:.L49])" office:value-type="float" office:value="2" calcext:value-type="float">
            <text:p>2</text:p>
          </table:table-cell>
          <table:table-cell table:formula="of:=[day_death__csv_all.M49]" office:value-type="float" office:value="2" calcext:value-type="float">
            <text:p>2</text:p>
          </table:table-cell>
          <table:table-cell table:formula="of:=[day_death__csv_all.N49]" office:value-type="float" office:value="8" calcext:value-type="float">
            <text:p>8</text:p>
          </table:table-cell>
          <table:table-cell table:formula="of:=[day_death__csv_all.O49]" office:value-type="float" office:value="11" calcext:value-type="float">
            <text:p>11</text:p>
          </table:table-cell>
          <table:table-cell table:formula="of:=[day_death__csv_all.P49]" office:value-type="float" office:value="27" calcext:value-type="float">
            <text:p>27</text:p>
          </table:table-cell>
          <table:table-cell table:formula="of:=SUM([day_death__csv_all.Q49:.T49])" office:value-type="float" office:value="82" calcext:value-type="float">
            <text:p>82</text:p>
          </table:table-cell>
          <table:table-cell table:formula="of:=[day_death__csv_all.U49]" office:value-type="float" office:value="132" calcext:value-type="float">
            <text:p>132</text:p>
          </table:table-cell>
          <table:table-cell table:number-columns-repeated="1013"/>
        </table:table-row>
        <table:table-row table:style-name="ro1">
          <table:table-cell table:formula="of:=SUM([day_death__csv_all.A50:.D50])" office:value-type="float" office:value="0" calcext:value-type="float">
            <text:p>0</text:p>
          </table:table-cell>
          <table:table-cell table:formula="of:=SUM([day_death__csv_all.E50:.F50])" office:value-type="float" office:value="1" calcext:value-type="float">
            <text:p>1</text:p>
          </table:table-cell>
          <table:table-cell table:formula="of:=SUM([day_death__csv_all.G50:.H50])" office:value-type="float" office:value="0" calcext:value-type="float">
            <text:p>0</text:p>
          </table:table-cell>
          <table:table-cell table:formula="of:=SUM([day_death__csv_all.I50:.J50])" office:value-type="float" office:value="1" calcext:value-type="float">
            <text:p>1</text:p>
          </table:table-cell>
          <table:table-cell table:formula="of:=SUM([day_death__csv_all.K50:.L50])" office:value-type="float" office:value="4" calcext:value-type="float">
            <text:p>4</text:p>
          </table:table-cell>
          <table:table-cell table:formula="of:=[day_death__csv_all.M50]" office:value-type="float" office:value="5" calcext:value-type="float">
            <text:p>5</text:p>
          </table:table-cell>
          <table:table-cell table:formula="of:=[day_death__csv_all.N50]" office:value-type="float" office:value="5" calcext:value-type="float">
            <text:p>5</text:p>
          </table:table-cell>
          <table:table-cell table:formula="of:=[day_death__csv_all.O50]" office:value-type="float" office:value="15" calcext:value-type="float">
            <text:p>15</text:p>
          </table:table-cell>
          <table:table-cell table:formula="of:=[day_death__csv_all.P50]" office:value-type="float" office:value="16" calcext:value-type="float">
            <text:p>16</text:p>
          </table:table-cell>
          <table:table-cell table:formula="of:=SUM([day_death__csv_all.Q50:.T50])" office:value-type="float" office:value="47" calcext:value-type="float">
            <text:p>47</text:p>
          </table:table-cell>
          <table:table-cell table:formula="of:=[day_death__csv_all.U50]" office:value-type="float" office:value="94" calcext:value-type="float">
            <text:p>94</text:p>
          </table:table-cell>
          <table:table-cell table:number-columns-repeated="1013"/>
        </table:table-row>
        <table:table-row table:style-name="ro1">
          <table:table-cell table:formula="of:=SUM([day_death__csv_all.A51:.D51])" office:value-type="float" office:value="0" calcext:value-type="float">
            <text:p>0</text:p>
          </table:table-cell>
          <table:table-cell table:formula="of:=SUM([day_death__csv_all.E51:.F51])" office:value-type="float" office:value="0" calcext:value-type="float">
            <text:p>0</text:p>
          </table:table-cell>
          <table:table-cell table:formula="of:=SUM([day_death__csv_all.G51:.H51])" office:value-type="float" office:value="0" calcext:value-type="float">
            <text:p>0</text:p>
          </table:table-cell>
          <table:table-cell table:formula="of:=SUM([day_death__csv_all.I51:.J51])" office:value-type="float" office:value="0" calcext:value-type="float">
            <text:p>0</text:p>
          </table:table-cell>
          <table:table-cell table:formula="of:=SUM([day_death__csv_all.K51:.L51])" office:value-type="float" office:value="6" calcext:value-type="float">
            <text:p>6</text:p>
          </table:table-cell>
          <table:table-cell table:formula="of:=[day_death__csv_all.M51]" office:value-type="float" office:value="3" calcext:value-type="float">
            <text:p>3</text:p>
          </table:table-cell>
          <table:table-cell table:formula="of:=[day_death__csv_all.N51]" office:value-type="float" office:value="5" calcext:value-type="float">
            <text:p>5</text:p>
          </table:table-cell>
          <table:table-cell table:formula="of:=[day_death__csv_all.O51]" office:value-type="float" office:value="9" calcext:value-type="float">
            <text:p>9</text:p>
          </table:table-cell>
          <table:table-cell table:formula="of:=[day_death__csv_all.P51]" office:value-type="float" office:value="17" calcext:value-type="float">
            <text:p>17</text:p>
          </table:table-cell>
          <table:table-cell table:formula="of:=SUM([day_death__csv_all.Q51:.T51])" office:value-type="float" office:value="46" calcext:value-type="float">
            <text:p>46</text:p>
          </table:table-cell>
          <table:table-cell table:formula="of:=[day_death__csv_all.U51]" office:value-type="float" office:value="86" calcext:value-type="float">
            <text:p>86</text:p>
          </table:table-cell>
          <table:table-cell table:number-columns-repeated="1013"/>
        </table:table-row>
        <table:table-row table:style-name="ro1">
          <table:table-cell table:formula="of:=SUM([day_death__csv_all.A52:.D52])" office:value-type="float" office:value="0" calcext:value-type="float">
            <text:p>0</text:p>
          </table:table-cell>
          <table:table-cell table:formula="of:=SUM([day_death__csv_all.E52:.F52])" office:value-type="float" office:value="0" calcext:value-type="float">
            <text:p>0</text:p>
          </table:table-cell>
          <table:table-cell table:formula="of:=SUM([day_death__csv_all.G52:.H52])" office:value-type="float" office:value="1" calcext:value-type="float">
            <text:p>1</text:p>
          </table:table-cell>
          <table:table-cell table:formula="of:=SUM([day_death__csv_all.I52:.J52])" office:value-type="float" office:value="0" calcext:value-type="float">
            <text:p>0</text:p>
          </table:table-cell>
          <table:table-cell table:formula="of:=SUM([day_death__csv_all.K52:.L52])" office:value-type="float" office:value="4" calcext:value-type="float">
            <text:p>4</text:p>
          </table:table-cell>
          <table:table-cell table:formula="of:=[day_death__csv_all.M52]" office:value-type="float" office:value="5" calcext:value-type="float">
            <text:p>5</text:p>
          </table:table-cell>
          <table:table-cell table:formula="of:=[day_death__csv_all.N52]" office:value-type="float" office:value="10" calcext:value-type="float">
            <text:p>10</text:p>
          </table:table-cell>
          <table:table-cell table:formula="of:=[day_death__csv_all.O52]" office:value-type="float" office:value="19" calcext:value-type="float">
            <text:p>19</text:p>
          </table:table-cell>
          <table:table-cell table:formula="of:=[day_death__csv_all.P52]" office:value-type="float" office:value="24" calcext:value-type="float">
            <text:p>24</text:p>
          </table:table-cell>
          <table:table-cell table:formula="of:=SUM([day_death__csv_all.Q52:.T52])" office:value-type="float" office:value="60" calcext:value-type="float">
            <text:p>60</text:p>
          </table:table-cell>
          <table:table-cell table:formula="of:=[day_death__csv_all.U52]" office:value-type="float" office:value="123" calcext:value-type="float">
            <text:p>123</text:p>
          </table:table-cell>
          <table:table-cell table:number-columns-repeated="1013"/>
        </table:table-row>
        <table:table-row table:style-name="ro1">
          <table:table-cell table:formula="of:=SUM([day_death__csv_all.A53:.D53])" office:value-type="float" office:value="0" calcext:value-type="float">
            <text:p>0</text:p>
          </table:table-cell>
          <table:table-cell table:formula="of:=SUM([day_death__csv_all.E53:.F53])" office:value-type="float" office:value="0" calcext:value-type="float">
            <text:p>0</text:p>
          </table:table-cell>
          <table:table-cell table:formula="of:=SUM([day_death__csv_all.G53:.H53])" office:value-type="float" office:value="0" calcext:value-type="float">
            <text:p>0</text:p>
          </table:table-cell>
          <table:table-cell table:formula="of:=SUM([day_death__csv_all.I53:.J53])" office:value-type="float" office:value="1" calcext:value-type="float">
            <text:p>1</text:p>
          </table:table-cell>
          <table:table-cell table:formula="of:=SUM([day_death__csv_all.K53:.L53])" office:value-type="float" office:value="8" calcext:value-type="float">
            <text:p>8</text:p>
          </table:table-cell>
          <table:table-cell table:formula="of:=[day_death__csv_all.M53]" office:value-type="float" office:value="6" calcext:value-type="float">
            <text:p>6</text:p>
          </table:table-cell>
          <table:table-cell table:formula="of:=[day_death__csv_all.N53]" office:value-type="float" office:value="8" calcext:value-type="float">
            <text:p>8</text:p>
          </table:table-cell>
          <table:table-cell table:formula="of:=[day_death__csv_all.O53]" office:value-type="float" office:value="23" calcext:value-type="float">
            <text:p>23</text:p>
          </table:table-cell>
          <table:table-cell table:formula="of:=[day_death__csv_all.P53]" office:value-type="float" office:value="37" calcext:value-type="float">
            <text:p>37</text:p>
          </table:table-cell>
          <table:table-cell table:formula="of:=SUM([day_death__csv_all.Q53:.T53])" office:value-type="float" office:value="106" calcext:value-type="float">
            <text:p>106</text:p>
          </table:table-cell>
          <table:table-cell table:formula="of:=[day_death__csv_all.U53]" office:value-type="float" office:value="189" calcext:value-type="float">
            <text:p>189</text:p>
          </table:table-cell>
          <table:table-cell table:number-columns-repeated="1013"/>
        </table:table-row>
        <table:table-row table:style-name="ro1">
          <table:table-cell table:formula="of:=SUM([day_death__csv_all.A54:.D54])" office:value-type="float" office:value="0" calcext:value-type="float">
            <text:p>0</text:p>
          </table:table-cell>
          <table:table-cell table:formula="of:=SUM([day_death__csv_all.E54:.F54])" office:value-type="float" office:value="0" calcext:value-type="float">
            <text:p>0</text:p>
          </table:table-cell>
          <table:table-cell table:formula="of:=SUM([day_death__csv_all.G54:.H54])" office:value-type="float" office:value="1" calcext:value-type="float">
            <text:p>1</text:p>
          </table:table-cell>
          <table:table-cell table:formula="of:=SUM([day_death__csv_all.I54:.J54])" office:value-type="float" office:value="0" calcext:value-type="float">
            <text:p>0</text:p>
          </table:table-cell>
          <table:table-cell table:formula="of:=SUM([day_death__csv_all.K54:.L54])" office:value-type="float" office:value="3" calcext:value-type="float">
            <text:p>3</text:p>
          </table:table-cell>
          <table:table-cell table:formula="of:=[day_death__csv_all.M54]" office:value-type="float" office:value="4" calcext:value-type="float">
            <text:p>4</text:p>
          </table:table-cell>
          <table:table-cell table:formula="of:=[day_death__csv_all.N54]" office:value-type="float" office:value="7" calcext:value-type="float">
            <text:p>7</text:p>
          </table:table-cell>
          <table:table-cell table:formula="of:=[day_death__csv_all.O54]" office:value-type="float" office:value="21" calcext:value-type="float">
            <text:p>21</text:p>
          </table:table-cell>
          <table:table-cell table:formula="of:=[day_death__csv_all.P54]" office:value-type="float" office:value="31" calcext:value-type="float">
            <text:p>31</text:p>
          </table:table-cell>
          <table:table-cell table:formula="of:=SUM([day_death__csv_all.Q54:.T54])" office:value-type="float" office:value="114" calcext:value-type="float">
            <text:p>114</text:p>
          </table:table-cell>
          <table:table-cell table:formula="of:=[day_death__csv_all.U54]" office:value-type="float" office:value="181" calcext:value-type="float">
            <text:p>181</text:p>
          </table:table-cell>
          <table:table-cell table:number-columns-repeated="1013"/>
        </table:table-row>
        <table:table-row table:style-name="ro1">
          <table:table-cell table:formula="of:=SUM([day_death__csv_all.A55:.D55])" office:value-type="float" office:value="0" calcext:value-type="float">
            <text:p>0</text:p>
          </table:table-cell>
          <table:table-cell table:formula="of:=SUM([day_death__csv_all.E55:.F55])" office:value-type="float" office:value="0" calcext:value-type="float">
            <text:p>0</text:p>
          </table:table-cell>
          <table:table-cell table:formula="of:=SUM([day_death__csv_all.G55:.H55])" office:value-type="float" office:value="0" calcext:value-type="float">
            <text:p>0</text:p>
          </table:table-cell>
          <table:table-cell table:formula="of:=SUM([day_death__csv_all.I55:.J55])" office:value-type="float" office:value="2" calcext:value-type="float">
            <text:p>2</text:p>
          </table:table-cell>
          <table:table-cell table:formula="of:=SUM([day_death__csv_all.K55:.L55])" office:value-type="float" office:value="0" calcext:value-type="float">
            <text:p>0</text:p>
          </table:table-cell>
          <table:table-cell table:formula="of:=[day_death__csv_all.M55]" office:value-type="float" office:value="3" calcext:value-type="float">
            <text:p>3</text:p>
          </table:table-cell>
          <table:table-cell table:formula="of:=[day_death__csv_all.N55]" office:value-type="float" office:value="8" calcext:value-type="float">
            <text:p>8</text:p>
          </table:table-cell>
          <table:table-cell table:formula="of:=[day_death__csv_all.O55]" office:value-type="float" office:value="14" calcext:value-type="float">
            <text:p>14</text:p>
          </table:table-cell>
          <table:table-cell table:formula="of:=[day_death__csv_all.P55]" office:value-type="float" office:value="20" calcext:value-type="float">
            <text:p>20</text:p>
          </table:table-cell>
          <table:table-cell table:formula="of:=SUM([day_death__csv_all.Q55:.T55])" office:value-type="float" office:value="97" calcext:value-type="float">
            <text:p>97</text:p>
          </table:table-cell>
          <table:table-cell table:formula="of:=[day_death__csv_all.U55]" office:value-type="float" office:value="144" calcext:value-type="float">
            <text:p>144</text:p>
          </table:table-cell>
          <table:table-cell table:number-columns-repeated="1013"/>
        </table:table-row>
        <table:table-row table:style-name="ro1">
          <table:table-cell table:formula="of:=SUM([day_death__csv_all.A56:.D56])" office:value-type="float" office:value="1" calcext:value-type="float">
            <text:p>1</text:p>
          </table:table-cell>
          <table:table-cell table:formula="of:=SUM([day_death__csv_all.E56:.F56])" office:value-type="float" office:value="0" calcext:value-type="float">
            <text:p>0</text:p>
          </table:table-cell>
          <table:table-cell table:formula="of:=SUM([day_death__csv_all.G56:.H56])" office:value-type="float" office:value="0" calcext:value-type="float">
            <text:p>0</text:p>
          </table:table-cell>
          <table:table-cell table:formula="of:=SUM([day_death__csv_all.I56:.J56])" office:value-type="float" office:value="0" calcext:value-type="float">
            <text:p>0</text:p>
          </table:table-cell>
          <table:table-cell table:formula="of:=SUM([day_death__csv_all.K56:.L56])" office:value-type="float" office:value="0" calcext:value-type="float">
            <text:p>0</text:p>
          </table:table-cell>
          <table:table-cell table:formula="of:=[day_death__csv_all.M56]" office:value-type="float" office:value="5" calcext:value-type="float">
            <text:p>5</text:p>
          </table:table-cell>
          <table:table-cell table:formula="of:=[day_death__csv_all.N56]" office:value-type="float" office:value="10" calcext:value-type="float">
            <text:p>10</text:p>
          </table:table-cell>
          <table:table-cell table:formula="of:=[day_death__csv_all.O56]" office:value-type="float" office:value="14" calcext:value-type="float">
            <text:p>14</text:p>
          </table:table-cell>
          <table:table-cell table:formula="of:=[day_death__csv_all.P56]" office:value-type="float" office:value="18" calcext:value-type="float">
            <text:p>18</text:p>
          </table:table-cell>
          <table:table-cell table:formula="of:=SUM([day_death__csv_all.Q56:.T56])" office:value-type="float" office:value="94" calcext:value-type="float">
            <text:p>94</text:p>
          </table:table-cell>
          <table:table-cell table:formula="of:=[day_death__csv_all.U56]" office:value-type="float" office:value="142" calcext:value-type="float">
            <text:p>142</text:p>
          </table:table-cell>
          <table:table-cell table:number-columns-repeated="1013"/>
        </table:table-row>
        <table:table-row table:style-name="ro1">
          <table:table-cell table:formula="of:=SUM([day_death__csv_all.A57:.D57])" office:value-type="float" office:value="0" calcext:value-type="float">
            <text:p>0</text:p>
          </table:table-cell>
          <table:table-cell table:formula="of:=SUM([day_death__csv_all.E57:.F57])" office:value-type="float" office:value="0" calcext:value-type="float">
            <text:p>0</text:p>
          </table:table-cell>
          <table:table-cell table:formula="of:=SUM([day_death__csv_all.G57:.H57])" office:value-type="float" office:value="0" calcext:value-type="float">
            <text:p>0</text:p>
          </table:table-cell>
          <table:table-cell table:formula="of:=SUM([day_death__csv_all.I57:.J57])" office:value-type="float" office:value="0" calcext:value-type="float">
            <text:p>0</text:p>
          </table:table-cell>
          <table:table-cell table:formula="of:=SUM([day_death__csv_all.K57:.L57])" office:value-type="float" office:value="4" calcext:value-type="float">
            <text:p>4</text:p>
          </table:table-cell>
          <table:table-cell table:formula="of:=[day_death__csv_all.M57]" office:value-type="float" office:value="3" calcext:value-type="float">
            <text:p>3</text:p>
          </table:table-cell>
          <table:table-cell table:formula="of:=[day_death__csv_all.N57]" office:value-type="float" office:value="4" calcext:value-type="float">
            <text:p>4</text:p>
          </table:table-cell>
          <table:table-cell table:formula="of:=[day_death__csv_all.O57]" office:value-type="float" office:value="10" calcext:value-type="float">
            <text:p>10</text:p>
          </table:table-cell>
          <table:table-cell table:formula="of:=[day_death__csv_all.P57]" office:value-type="float" office:value="12" calcext:value-type="float">
            <text:p>12</text:p>
          </table:table-cell>
          <table:table-cell table:formula="of:=SUM([day_death__csv_all.Q57:.T57])" office:value-type="float" office:value="50" calcext:value-type="float">
            <text:p>50</text:p>
          </table:table-cell>
          <table:table-cell table:formula="of:=[day_death__csv_all.U57]" office:value-type="float" office:value="83" calcext:value-type="float">
            <text:p>83</text:p>
          </table:table-cell>
          <table:table-cell table:number-columns-repeated="1013"/>
        </table:table-row>
        <table:table-row table:style-name="ro1">
          <table:table-cell table:formula="of:=SUM([day_death__csv_all.A58:.D58])" office:value-type="float" office:value="0" calcext:value-type="float">
            <text:p>0</text:p>
          </table:table-cell>
          <table:table-cell table:formula="of:=SUM([day_death__csv_all.E58:.F58])" office:value-type="float" office:value="0" calcext:value-type="float">
            <text:p>0</text:p>
          </table:table-cell>
          <table:table-cell table:formula="of:=SUM([day_death__csv_all.G58:.H58])" office:value-type="float" office:value="0" calcext:value-type="float">
            <text:p>0</text:p>
          </table:table-cell>
          <table:table-cell table:formula="of:=SUM([day_death__csv_all.I58:.J58])" office:value-type="float" office:value="0" calcext:value-type="float">
            <text:p>0</text:p>
          </table:table-cell>
          <table:table-cell table:formula="of:=SUM([day_death__csv_all.K58:.L58])" office:value-type="float" office:value="3" calcext:value-type="float">
            <text:p>3</text:p>
          </table:table-cell>
          <table:table-cell table:formula="of:=[day_death__csv_all.M58]" office:value-type="float" office:value="1" calcext:value-type="float">
            <text:p>1</text:p>
          </table:table-cell>
          <table:table-cell table:formula="of:=[day_death__csv_all.N58]" office:value-type="float" office:value="1" calcext:value-type="float">
            <text:p>1</text:p>
          </table:table-cell>
          <table:table-cell table:formula="of:=[day_death__csv_all.O58]" office:value-type="float" office:value="11" calcext:value-type="float">
            <text:p>11</text:p>
          </table:table-cell>
          <table:table-cell table:formula="of:=[day_death__csv_all.P58]" office:value-type="float" office:value="17" calcext:value-type="float">
            <text:p>17</text:p>
          </table:table-cell>
          <table:table-cell table:formula="of:=SUM([day_death__csv_all.Q58:.T58])" office:value-type="float" office:value="34" calcext:value-type="float">
            <text:p>34</text:p>
          </table:table-cell>
          <table:table-cell table:formula="of:=[day_death__csv_all.U58]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formula="of:=SUM([day_death__csv_all.A59:.D59])" office:value-type="float" office:value="0" calcext:value-type="float">
            <text:p>0</text:p>
          </table:table-cell>
          <table:table-cell table:formula="of:=SUM([day_death__csv_all.E59:.F59])" office:value-type="float" office:value="0" calcext:value-type="float">
            <text:p>0</text:p>
          </table:table-cell>
          <table:table-cell table:formula="of:=SUM([day_death__csv_all.G59:.H59])" office:value-type="float" office:value="0" calcext:value-type="float">
            <text:p>0</text:p>
          </table:table-cell>
          <table:table-cell table:formula="of:=SUM([day_death__csv_all.I59:.J59])" office:value-type="float" office:value="2" calcext:value-type="float">
            <text:p>2</text:p>
          </table:table-cell>
          <table:table-cell table:formula="of:=SUM([day_death__csv_all.K59:.L59])" office:value-type="float" office:value="2" calcext:value-type="float">
            <text:p>2</text:p>
          </table:table-cell>
          <table:table-cell table:formula="of:=[day_death__csv_all.M59]" office:value-type="float" office:value="3" calcext:value-type="float">
            <text:p>3</text:p>
          </table:table-cell>
          <table:table-cell table:formula="of:=[day_death__csv_all.N59]" office:value-type="float" office:value="6" calcext:value-type="float">
            <text:p>6</text:p>
          </table:table-cell>
          <table:table-cell table:formula="of:=[day_death__csv_all.O59]" office:value-type="float" office:value="16" calcext:value-type="float">
            <text:p>16</text:p>
          </table:table-cell>
          <table:table-cell table:formula="of:=[day_death__csv_all.P59]" office:value-type="float" office:value="24" calcext:value-type="float">
            <text:p>24</text:p>
          </table:table-cell>
          <table:table-cell table:formula="of:=SUM([day_death__csv_all.Q59:.T59])" office:value-type="float" office:value="112" calcext:value-type="float">
            <text:p>112</text:p>
          </table:table-cell>
          <table:table-cell table:formula="of:=[day_death__csv_all.U59]"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table:formula="of:=SUM([day_death__csv_all.A60:.D60])" office:value-type="float" office:value="0" calcext:value-type="float">
            <text:p>0</text:p>
          </table:table-cell>
          <table:table-cell table:formula="of:=SUM([day_death__csv_all.E60:.F60])" office:value-type="float" office:value="0" calcext:value-type="float">
            <text:p>0</text:p>
          </table:table-cell>
          <table:table-cell table:formula="of:=SUM([day_death__csv_all.G60:.H60])" office:value-type="float" office:value="0" calcext:value-type="float">
            <text:p>0</text:p>
          </table:table-cell>
          <table:table-cell table:formula="of:=SUM([day_death__csv_all.I60:.J60])" office:value-type="float" office:value="3" calcext:value-type="float">
            <text:p>3</text:p>
          </table:table-cell>
          <table:table-cell table:formula="of:=SUM([day_death__csv_all.K60:.L60])" office:value-type="float" office:value="2" calcext:value-type="float">
            <text:p>2</text:p>
          </table:table-cell>
          <table:table-cell table:formula="of:=[day_death__csv_all.M60]" office:value-type="float" office:value="4" calcext:value-type="float">
            <text:p>4</text:p>
          </table:table-cell>
          <table:table-cell table:formula="of:=[day_death__csv_all.N60]" office:value-type="float" office:value="6" calcext:value-type="float">
            <text:p>6</text:p>
          </table:table-cell>
          <table:table-cell table:formula="of:=[day_death__csv_all.O60]" office:value-type="float" office:value="14" calcext:value-type="float">
            <text:p>14</text:p>
          </table:table-cell>
          <table:table-cell table:formula="of:=[day_death__csv_all.P60]" office:value-type="float" office:value="20" calcext:value-type="float">
            <text:p>20</text:p>
          </table:table-cell>
          <table:table-cell table:formula="of:=SUM([day_death__csv_all.Q60:.T60])" office:value-type="float" office:value="89" calcext:value-type="float">
            <text:p>89</text:p>
          </table:table-cell>
          <table:table-cell table:formula="of:=[day_death__csv_all.U60]" office:value-type="float" office:value="138" calcext:value-type="float">
            <text:p>138</text:p>
          </table:table-cell>
          <table:table-cell table:number-columns-repeated="1013"/>
        </table:table-row>
        <table:table-row table:style-name="ro1">
          <table:table-cell table:formula="of:=SUM([day_death__csv_all.A61:.D61])" office:value-type="float" office:value="0" calcext:value-type="float">
            <text:p>0</text:p>
          </table:table-cell>
          <table:table-cell table:formula="of:=SUM([day_death__csv_all.E61:.F61])" office:value-type="float" office:value="0" calcext:value-type="float">
            <text:p>0</text:p>
          </table:table-cell>
          <table:table-cell table:formula="of:=SUM([day_death__csv_all.G61:.H61])" office:value-type="float" office:value="2" calcext:value-type="float">
            <text:p>2</text:p>
          </table:table-cell>
          <table:table-cell table:formula="of:=SUM([day_death__csv_all.I61:.J61])" office:value-type="float" office:value="0" calcext:value-type="float">
            <text:p>0</text:p>
          </table:table-cell>
          <table:table-cell table:formula="of:=SUM([day_death__csv_all.K61:.L61])" office:value-type="float" office:value="2" calcext:value-type="float">
            <text:p>2</text:p>
          </table:table-cell>
          <table:table-cell table:formula="of:=[day_death__csv_all.M61]" office:value-type="float" office:value="3" calcext:value-type="float">
            <text:p>3</text:p>
          </table:table-cell>
          <table:table-cell table:formula="of:=[day_death__csv_all.N61]" office:value-type="float" office:value="4" calcext:value-type="float">
            <text:p>4</text:p>
          </table:table-cell>
          <table:table-cell table:formula="of:=[day_death__csv_all.O61]" office:value-type="float" office:value="14" calcext:value-type="float">
            <text:p>14</text:p>
          </table:table-cell>
          <table:table-cell table:formula="of:=[day_death__csv_all.P61]" office:value-type="float" office:value="11" calcext:value-type="float">
            <text:p>11</text:p>
          </table:table-cell>
          <table:table-cell table:formula="of:=SUM([day_death__csv_all.Q61:.T61])" office:value-type="float" office:value="87" calcext:value-type="float">
            <text:p>87</text:p>
          </table:table-cell>
          <table:table-cell table:formula="of:=[day_death__csv_all.U61]" office:value-type="float" office:value="123" calcext:value-type="float">
            <text:p>123</text:p>
          </table:table-cell>
          <table:table-cell table:number-columns-repeated="1013"/>
        </table:table-row>
        <table:table-row table:style-name="ro1">
          <table:table-cell table:formula="of:=SUM([day_death__csv_all.A62:.D62])" office:value-type="float" office:value="0" calcext:value-type="float">
            <text:p>0</text:p>
          </table:table-cell>
          <table:table-cell table:formula="of:=SUM([day_death__csv_all.E62:.F62])" office:value-type="float" office:value="0" calcext:value-type="float">
            <text:p>0</text:p>
          </table:table-cell>
          <table:table-cell table:formula="of:=SUM([day_death__csv_all.G62:.H62])" office:value-type="float" office:value="0" calcext:value-type="float">
            <text:p>0</text:p>
          </table:table-cell>
          <table:table-cell table:formula="of:=SUM([day_death__csv_all.I62:.J62])" office:value-type="float" office:value="1" calcext:value-type="float">
            <text:p>1</text:p>
          </table:table-cell>
          <table:table-cell table:formula="of:=SUM([day_death__csv_all.K62:.L62])" office:value-type="float" office:value="6" calcext:value-type="float">
            <text:p>6</text:p>
          </table:table-cell>
          <table:table-cell table:formula="of:=[day_death__csv_all.M62]" office:value-type="float" office:value="2" calcext:value-type="float">
            <text:p>2</text:p>
          </table:table-cell>
          <table:table-cell table:formula="of:=[day_death__csv_all.N62]" office:value-type="float" office:value="8" calcext:value-type="float">
            <text:p>8</text:p>
          </table:table-cell>
          <table:table-cell table:formula="of:=[day_death__csv_all.O62]" office:value-type="float" office:value="12" calcext:value-type="float">
            <text:p>12</text:p>
          </table:table-cell>
          <table:table-cell table:formula="of:=[day_death__csv_all.P62]" office:value-type="float" office:value="17" calcext:value-type="float">
            <text:p>17</text:p>
          </table:table-cell>
          <table:table-cell table:formula="of:=SUM([day_death__csv_all.Q62:.T62])" office:value-type="float" office:value="66" calcext:value-type="float">
            <text:p>66</text:p>
          </table:table-cell>
          <table:table-cell table:formula="of:=[day_death__csv_all.U62]" office:value-type="float" office:value="112" calcext:value-type="float">
            <text:p>112</text:p>
          </table:table-cell>
          <table:table-cell table:number-columns-repeated="1013"/>
        </table:table-row>
        <table:table-row table:style-name="ro1">
          <table:table-cell table:formula="of:=SUM([day_death__csv_all.A63:.D63])" office:value-type="float" office:value="0" calcext:value-type="float">
            <text:p>0</text:p>
          </table:table-cell>
          <table:table-cell table:formula="of:=SUM([day_death__csv_all.E63:.F63])" office:value-type="float" office:value="0" calcext:value-type="float">
            <text:p>0</text:p>
          </table:table-cell>
          <table:table-cell table:formula="of:=SUM([day_death__csv_all.G63:.H63])" office:value-type="float" office:value="0" calcext:value-type="float">
            <text:p>0</text:p>
          </table:table-cell>
          <table:table-cell table:formula="of:=SUM([day_death__csv_all.I63:.J63])" office:value-type="float" office:value="0" calcext:value-type="float">
            <text:p>0</text:p>
          </table:table-cell>
          <table:table-cell table:formula="of:=SUM([day_death__csv_all.K63:.L63])" office:value-type="float" office:value="3" calcext:value-type="float">
            <text:p>3</text:p>
          </table:table-cell>
          <table:table-cell table:formula="of:=[day_death__csv_all.M63]" office:value-type="float" office:value="1" calcext:value-type="float">
            <text:p>1</text:p>
          </table:table-cell>
          <table:table-cell table:formula="of:=[day_death__csv_all.N63]" office:value-type="float" office:value="8" calcext:value-type="float">
            <text:p>8</text:p>
          </table:table-cell>
          <table:table-cell table:formula="of:=[day_death__csv_all.O63]" office:value-type="float" office:value="9" calcext:value-type="float">
            <text:p>9</text:p>
          </table:table-cell>
          <table:table-cell table:formula="of:=[day_death__csv_all.P63]" office:value-type="float" office:value="24" calcext:value-type="float">
            <text:p>24</text:p>
          </table:table-cell>
          <table:table-cell table:formula="of:=SUM([day_death__csv_all.Q63:.T63])" office:value-type="float" office:value="75" calcext:value-type="float">
            <text:p>75</text:p>
          </table:table-cell>
          <table:table-cell table:formula="of:=[day_death__csv_all.U63]"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table:formula="of:=SUM([day_death__csv_all.A64:.D64])" office:value-type="float" office:value="0" calcext:value-type="float">
            <text:p>0</text:p>
          </table:table-cell>
          <table:table-cell table:formula="of:=SUM([day_death__csv_all.E64:.F64])" office:value-type="float" office:value="0" calcext:value-type="float">
            <text:p>0</text:p>
          </table:table-cell>
          <table:table-cell table:formula="of:=SUM([day_death__csv_all.G64:.H64])" office:value-type="float" office:value="0" calcext:value-type="float">
            <text:p>0</text:p>
          </table:table-cell>
          <table:table-cell table:formula="of:=SUM([day_death__csv_all.I64:.J64])" office:value-type="float" office:value="0" calcext:value-type="float">
            <text:p>0</text:p>
          </table:table-cell>
          <table:table-cell table:formula="of:=SUM([day_death__csv_all.K64:.L64])" office:value-type="float" office:value="1" calcext:value-type="float">
            <text:p>1</text:p>
          </table:table-cell>
          <table:table-cell table:formula="of:=[day_death__csv_all.M64]" office:value-type="float" office:value="3" calcext:value-type="float">
            <text:p>3</text:p>
          </table:table-cell>
          <table:table-cell table:formula="of:=[day_death__csv_all.N64]" office:value-type="float" office:value="2" calcext:value-type="float">
            <text:p>2</text:p>
          </table:table-cell>
          <table:table-cell table:formula="of:=[day_death__csv_all.O64]" office:value-type="float" office:value="4" calcext:value-type="float">
            <text:p>4</text:p>
          </table:table-cell>
          <table:table-cell table:formula="of:=[day_death__csv_all.P64]" office:value-type="float" office:value="10" calcext:value-type="float">
            <text:p>10</text:p>
          </table:table-cell>
          <table:table-cell table:formula="of:=SUM([day_death__csv_all.Q64:.T64])" office:value-type="float" office:value="46" calcext:value-type="float">
            <text:p>46</text:p>
          </table:table-cell>
          <table:table-cell table:formula="of:=[day_death__csv_all.U64]"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table:formula="of:=SUM([day_death__csv_all.A65:.D65])" office:value-type="float" office:value="0" calcext:value-type="float">
            <text:p>0</text:p>
          </table:table-cell>
          <table:table-cell table:formula="of:=SUM([day_death__csv_all.E65:.F65])" office:value-type="float" office:value="0" calcext:value-type="float">
            <text:p>0</text:p>
          </table:table-cell>
          <table:table-cell table:formula="of:=SUM([day_death__csv_all.G65:.H65])" office:value-type="float" office:value="0" calcext:value-type="float">
            <text:p>0</text:p>
          </table:table-cell>
          <table:table-cell table:formula="of:=SUM([day_death__csv_all.I65:.J65])" office:value-type="float" office:value="0" calcext:value-type="float">
            <text:p>0</text:p>
          </table:table-cell>
          <table:table-cell table:formula="of:=SUM([day_death__csv_all.K65:.L65])" office:value-type="float" office:value="1" calcext:value-type="float">
            <text:p>1</text:p>
          </table:table-cell>
          <table:table-cell table:formula="of:=[day_death__csv_all.M65]" office:value-type="float" office:value="0" calcext:value-type="float">
            <text:p>0</text:p>
          </table:table-cell>
          <table:table-cell table:formula="of:=[day_death__csv_all.N65]" office:value-type="float" office:value="3" calcext:value-type="float">
            <text:p>3</text:p>
          </table:table-cell>
          <table:table-cell table:formula="of:=[day_death__csv_all.O65]" office:value-type="float" office:value="3" calcext:value-type="float">
            <text:p>3</text:p>
          </table:table-cell>
          <table:table-cell table:formula="of:=[day_death__csv_all.P65]" office:value-type="float" office:value="8" calcext:value-type="float">
            <text:p>8</text:p>
          </table:table-cell>
          <table:table-cell table:formula="of:=SUM([day_death__csv_all.Q65:.T65])" office:value-type="float" office:value="28" calcext:value-type="float">
            <text:p>28</text:p>
          </table:table-cell>
          <table:table-cell table:formula="of:=[day_death__csv_all.U65]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formula="of:=SUM([day_death__csv_all.A66:.D66])" office:value-type="float" office:value="0" calcext:value-type="float">
            <text:p>0</text:p>
          </table:table-cell>
          <table:table-cell table:formula="of:=SUM([day_death__csv_all.E66:.F66])" office:value-type="float" office:value="0" calcext:value-type="float">
            <text:p>0</text:p>
          </table:table-cell>
          <table:table-cell table:formula="of:=SUM([day_death__csv_all.G66:.H66])" office:value-type="float" office:value="0" calcext:value-type="float">
            <text:p>0</text:p>
          </table:table-cell>
          <table:table-cell table:formula="of:=SUM([day_death__csv_all.I66:.J66])" office:value-type="float" office:value="0" calcext:value-type="float">
            <text:p>0</text:p>
          </table:table-cell>
          <table:table-cell table:formula="of:=SUM([day_death__csv_all.K66:.L66])" office:value-type="float" office:value="5" calcext:value-type="float">
            <text:p>5</text:p>
          </table:table-cell>
          <table:table-cell table:formula="of:=[day_death__csv_all.M66]" office:value-type="float" office:value="0" calcext:value-type="float">
            <text:p>0</text:p>
          </table:table-cell>
          <table:table-cell table:formula="of:=[day_death__csv_all.N66]" office:value-type="float" office:value="1" calcext:value-type="float">
            <text:p>1</text:p>
          </table:table-cell>
          <table:table-cell table:formula="of:=[day_death__csv_all.O66]" office:value-type="float" office:value="3" calcext:value-type="float">
            <text:p>3</text:p>
          </table:table-cell>
          <table:table-cell table:formula="of:=[day_death__csv_all.P66]" office:value-type="float" office:value="7" calcext:value-type="float">
            <text:p>7</text:p>
          </table:table-cell>
          <table:table-cell table:formula="of:=SUM([day_death__csv_all.Q66:.T66])" office:value-type="float" office:value="32" calcext:value-type="float">
            <text:p>32</text:p>
          </table:table-cell>
          <table:table-cell table:formula="of:=[day_death__csv_all.U66]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formula="of:=SUM([day_death__csv_all.A67:.D67])" office:value-type="float" office:value="0" calcext:value-type="float">
            <text:p>0</text:p>
          </table:table-cell>
          <table:table-cell table:formula="of:=SUM([day_death__csv_all.E67:.F67])" office:value-type="float" office:value="0" calcext:value-type="float">
            <text:p>0</text:p>
          </table:table-cell>
          <table:table-cell table:formula="of:=SUM([day_death__csv_all.G67:.H67])" office:value-type="float" office:value="0" calcext:value-type="float">
            <text:p>0</text:p>
          </table:table-cell>
          <table:table-cell table:formula="of:=SUM([day_death__csv_all.I67:.J67])" office:value-type="float" office:value="0" calcext:value-type="float">
            <text:p>0</text:p>
          </table:table-cell>
          <table:table-cell table:formula="of:=SUM([day_death__csv_all.K67:.L67])" office:value-type="float" office:value="2" calcext:value-type="float">
            <text:p>2</text:p>
          </table:table-cell>
          <table:table-cell table:formula="of:=[day_death__csv_all.M67]" office:value-type="float" office:value="5" calcext:value-type="float">
            <text:p>5</text:p>
          </table:table-cell>
          <table:table-cell table:formula="of:=[day_death__csv_all.N67]" office:value-type="float" office:value="9" calcext:value-type="float">
            <text:p>9</text:p>
          </table:table-cell>
          <table:table-cell table:formula="of:=[day_death__csv_all.O67]" office:value-type="float" office:value="16" calcext:value-type="float">
            <text:p>16</text:p>
          </table:table-cell>
          <table:table-cell table:formula="of:=[day_death__csv_all.P67]" office:value-type="float" office:value="15" calcext:value-type="float">
            <text:p>15</text:p>
          </table:table-cell>
          <table:table-cell table:formula="of:=SUM([day_death__csv_all.Q67:.T67])" office:value-type="float" office:value="98" calcext:value-type="float">
            <text:p>98</text:p>
          </table:table-cell>
          <table:table-cell table:formula="of:=[day_death__csv_all.U67]" office:value-type="float" office:value="145" calcext:value-type="float">
            <text:p>145</text:p>
          </table:table-cell>
          <table:table-cell table:number-columns-repeated="1013"/>
        </table:table-row>
        <table:table-row table:style-name="ro1">
          <table:table-cell table:formula="of:=SUM([day_death__csv_all.A68:.D68])" office:value-type="float" office:value="0" calcext:value-type="float">
            <text:p>0</text:p>
          </table:table-cell>
          <table:table-cell table:formula="of:=SUM([day_death__csv_all.E68:.F68])" office:value-type="float" office:value="0" calcext:value-type="float">
            <text:p>0</text:p>
          </table:table-cell>
          <table:table-cell table:formula="of:=SUM([day_death__csv_all.G68:.H68])" office:value-type="float" office:value="1" calcext:value-type="float">
            <text:p>1</text:p>
          </table:table-cell>
          <table:table-cell table:formula="of:=SUM([day_death__csv_all.I68:.J68])" office:value-type="float" office:value="2" calcext:value-type="float">
            <text:p>2</text:p>
          </table:table-cell>
          <table:table-cell table:formula="of:=SUM([day_death__csv_all.K68:.L68])" office:value-type="float" office:value="2" calcext:value-type="float">
            <text:p>2</text:p>
          </table:table-cell>
          <table:table-cell table:formula="of:=[day_death__csv_all.M68]" office:value-type="float" office:value="3" calcext:value-type="float">
            <text:p>3</text:p>
          </table:table-cell>
          <table:table-cell table:formula="of:=[day_death__csv_all.N68]" office:value-type="float" office:value="1" calcext:value-type="float">
            <text:p>1</text:p>
          </table:table-cell>
          <table:table-cell table:formula="of:=[day_death__csv_all.O68]" office:value-type="float" office:value="9" calcext:value-type="float">
            <text:p>9</text:p>
          </table:table-cell>
          <table:table-cell table:formula="of:=[day_death__csv_all.P68]" office:value-type="float" office:value="10" calcext:value-type="float">
            <text:p>10</text:p>
          </table:table-cell>
          <table:table-cell table:formula="of:=SUM([day_death__csv_all.Q68:.T68])" office:value-type="float" office:value="56" calcext:value-type="float">
            <text:p>56</text:p>
          </table:table-cell>
          <table:table-cell table:formula="of:=[day_death__csv_all.U68]"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table:formula="of:=SUM([day_death__csv_all.A69:.D69])" office:value-type="float" office:value="0" calcext:value-type="float">
            <text:p>0</text:p>
          </table:table-cell>
          <table:table-cell table:formula="of:=SUM([day_death__csv_all.E69:.F69])" office:value-type="float" office:value="0" calcext:value-type="float">
            <text:p>0</text:p>
          </table:table-cell>
          <table:table-cell table:formula="of:=SUM([day_death__csv_all.G69:.H69])" office:value-type="float" office:value="0" calcext:value-type="float">
            <text:p>0</text:p>
          </table:table-cell>
          <table:table-cell table:formula="of:=SUM([day_death__csv_all.I69:.J69])" office:value-type="float" office:value="1" calcext:value-type="float">
            <text:p>1</text:p>
          </table:table-cell>
          <table:table-cell table:formula="of:=SUM([day_death__csv_all.K69:.L69])" office:value-type="float" office:value="0" calcext:value-type="float">
            <text:p>0</text:p>
          </table:table-cell>
          <table:table-cell table:formula="of:=[day_death__csv_all.M69]" office:value-type="float" office:value="7" calcext:value-type="float">
            <text:p>7</text:p>
          </table:table-cell>
          <table:table-cell table:formula="of:=[day_death__csv_all.N69]" office:value-type="float" office:value="6" calcext:value-type="float">
            <text:p>6</text:p>
          </table:table-cell>
          <table:table-cell table:formula="of:=[day_death__csv_all.O69]" office:value-type="float" office:value="6" calcext:value-type="float">
            <text:p>6</text:p>
          </table:table-cell>
          <table:table-cell table:formula="of:=[day_death__csv_all.P69]" office:value-type="float" office:value="17" calcext:value-type="float">
            <text:p>17</text:p>
          </table:table-cell>
          <table:table-cell table:formula="of:=SUM([day_death__csv_all.Q69:.T69])" office:value-type="float" office:value="61" calcext:value-type="float">
            <text:p>61</text:p>
          </table:table-cell>
          <table:table-cell table:formula="of:=[day_death__csv_all.U69]"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table:formula="of:=SUM([day_death__csv_all.A70:.D70])" office:value-type="float" office:value="0" calcext:value-type="float">
            <text:p>0</text:p>
          </table:table-cell>
          <table:table-cell table:formula="of:=SUM([day_death__csv_all.E70:.F70])" office:value-type="float" office:value="0" calcext:value-type="float">
            <text:p>0</text:p>
          </table:table-cell>
          <table:table-cell table:formula="of:=SUM([day_death__csv_all.G70:.H70])" office:value-type="float" office:value="0" calcext:value-type="float">
            <text:p>0</text:p>
          </table:table-cell>
          <table:table-cell table:formula="of:=SUM([day_death__csv_all.I70:.J70])" office:value-type="float" office:value="0" calcext:value-type="float">
            <text:p>0</text:p>
          </table:table-cell>
          <table:table-cell table:formula="of:=SUM([day_death__csv_all.K70:.L70])" office:value-type="float" office:value="1" calcext:value-type="float">
            <text:p>1</text:p>
          </table:table-cell>
          <table:table-cell table:formula="of:=[day_death__csv_all.M70]" office:value-type="float" office:value="1" calcext:value-type="float">
            <text:p>1</text:p>
          </table:table-cell>
          <table:table-cell table:formula="of:=[day_death__csv_all.N70]" office:value-type="float" office:value="6" calcext:value-type="float">
            <text:p>6</text:p>
          </table:table-cell>
          <table:table-cell table:formula="of:=[day_death__csv_all.O70]" office:value-type="float" office:value="4" calcext:value-type="float">
            <text:p>4</text:p>
          </table:table-cell>
          <table:table-cell table:formula="of:=[day_death__csv_all.P70]" office:value-type="float" office:value="14" calcext:value-type="float">
            <text:p>14</text:p>
          </table:table-cell>
          <table:table-cell table:formula="of:=SUM([day_death__csv_all.Q70:.T70])" office:value-type="float" office:value="68" calcext:value-type="float">
            <text:p>68</text:p>
          </table:table-cell>
          <table:table-cell table:formula="of:=[day_death__csv_all.U70]" office:value-type="float" office:value="94" calcext:value-type="float">
            <text:p>94</text:p>
          </table:table-cell>
          <table:table-cell table:number-columns-repeated="1013"/>
        </table:table-row>
        <table:table-row table:style-name="ro1">
          <table:table-cell table:formula="of:=SUM([day_death__csv_all.A71:.D71])" office:value-type="float" office:value="0" calcext:value-type="float">
            <text:p>0</text:p>
          </table:table-cell>
          <table:table-cell table:formula="of:=SUM([day_death__csv_all.E71:.F71])" office:value-type="float" office:value="0" calcext:value-type="float">
            <text:p>0</text:p>
          </table:table-cell>
          <table:table-cell table:formula="of:=SUM([day_death__csv_all.G71:.H71])" office:value-type="float" office:value="0" calcext:value-type="float">
            <text:p>0</text:p>
          </table:table-cell>
          <table:table-cell table:formula="of:=SUM([day_death__csv_all.I71:.J71])" office:value-type="float" office:value="0" calcext:value-type="float">
            <text:p>0</text:p>
          </table:table-cell>
          <table:table-cell table:formula="of:=SUM([day_death__csv_all.K71:.L71])" office:value-type="float" office:value="1" calcext:value-type="float">
            <text:p>1</text:p>
          </table:table-cell>
          <table:table-cell table:formula="of:=[day_death__csv_all.M71]" office:value-type="float" office:value="1" calcext:value-type="float">
            <text:p>1</text:p>
          </table:table-cell>
          <table:table-cell table:formula="of:=[day_death__csv_all.N71]" office:value-type="float" office:value="2" calcext:value-type="float">
            <text:p>2</text:p>
          </table:table-cell>
          <table:table-cell table:formula="of:=[day_death__csv_all.O71]" office:value-type="float" office:value="10" calcext:value-type="float">
            <text:p>10</text:p>
          </table:table-cell>
          <table:table-cell table:formula="of:=[day_death__csv_all.P71]" office:value-type="float" office:value="7" calcext:value-type="float">
            <text:p>7</text:p>
          </table:table-cell>
          <table:table-cell table:formula="of:=SUM([day_death__csv_all.Q71:.T71])" office:value-type="float" office:value="48" calcext:value-type="float">
            <text:p>48</text:p>
          </table:table-cell>
          <table:table-cell table:formula="of:=[day_death__csv_all.U71]"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 table:formula="of:=SUM([day_death__csv_all.A72:.D72])" office:value-type="float" office:value="0" calcext:value-type="float">
            <text:p>0</text:p>
          </table:table-cell>
          <table:table-cell table:formula="of:=SUM([day_death__csv_all.E72:.F72])" office:value-type="float" office:value="0" calcext:value-type="float">
            <text:p>0</text:p>
          </table:table-cell>
          <table:table-cell table:formula="of:=SUM([day_death__csv_all.G72:.H72])" office:value-type="float" office:value="0" calcext:value-type="float">
            <text:p>0</text:p>
          </table:table-cell>
          <table:table-cell table:formula="of:=SUM([day_death__csv_all.I72:.J72])" office:value-type="float" office:value="0" calcext:value-type="float">
            <text:p>0</text:p>
          </table:table-cell>
          <table:table-cell table:formula="of:=SUM([day_death__csv_all.K72:.L72])" office:value-type="float" office:value="1" calcext:value-type="float">
            <text:p>1</text:p>
          </table:table-cell>
          <table:table-cell table:formula="of:=[day_death__csv_all.M72]" office:value-type="float" office:value="1" calcext:value-type="float">
            <text:p>1</text:p>
          </table:table-cell>
          <table:table-cell table:formula="of:=[day_death__csv_all.N72]" office:value-type="float" office:value="0" calcext:value-type="float">
            <text:p>0</text:p>
          </table:table-cell>
          <table:table-cell table:formula="of:=[day_death__csv_all.O72]" office:value-type="float" office:value="2" calcext:value-type="float">
            <text:p>2</text:p>
          </table:table-cell>
          <table:table-cell table:formula="of:=[day_death__csv_all.P72]" office:value-type="float" office:value="4" calcext:value-type="float">
            <text:p>4</text:p>
          </table:table-cell>
          <table:table-cell table:formula="of:=SUM([day_death__csv_all.Q72:.T72])" office:value-type="float" office:value="18" calcext:value-type="float">
            <text:p>18</text:p>
          </table:table-cell>
          <table:table-cell table:formula="of:=[day_death__csv_all.U72]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formula="of:=SUM([day_death__csv_all.A73:.D73])" office:value-type="float" office:value="0" calcext:value-type="float">
            <text:p>0</text:p>
          </table:table-cell>
          <table:table-cell table:formula="of:=SUM([day_death__csv_all.E73:.F73])" office:value-type="float" office:value="0" calcext:value-type="float">
            <text:p>0</text:p>
          </table:table-cell>
          <table:table-cell table:formula="of:=SUM([day_death__csv_all.G73:.H73])" office:value-type="float" office:value="0" calcext:value-type="float">
            <text:p>0</text:p>
          </table:table-cell>
          <table:table-cell table:formula="of:=SUM([day_death__csv_all.I73:.J73])" office:value-type="float" office:value="0" calcext:value-type="float">
            <text:p>0</text:p>
          </table:table-cell>
          <table:table-cell table:formula="of:=SUM([day_death__csv_all.K73:.L73])" office:value-type="float" office:value="0" calcext:value-type="float">
            <text:p>0</text:p>
          </table:table-cell>
          <table:table-cell table:formula="of:=[day_death__csv_all.M73]" office:value-type="float" office:value="2" calcext:value-type="float">
            <text:p>2</text:p>
          </table:table-cell>
          <table:table-cell table:formula="of:=[day_death__csv_all.N73]" office:value-type="float" office:value="3" calcext:value-type="float">
            <text:p>3</text:p>
          </table:table-cell>
          <table:table-cell table:formula="of:=[day_death__csv_all.O73]" office:value-type="float" office:value="10" calcext:value-type="float">
            <text:p>10</text:p>
          </table:table-cell>
          <table:table-cell table:formula="of:=[day_death__csv_all.P73]" office:value-type="float" office:value="12" calcext:value-type="float">
            <text:p>12</text:p>
          </table:table-cell>
          <table:table-cell table:formula="of:=SUM([day_death__csv_all.Q73:.T73])" office:value-type="float" office:value="59" calcext:value-type="float">
            <text:p>59</text:p>
          </table:table-cell>
          <table:table-cell table:formula="of:=[day_death__csv_all.U73]" office:value-type="float" office:value="86" calcext:value-type="float">
            <text:p>86</text:p>
          </table:table-cell>
          <table:table-cell table:number-columns-repeated="1013"/>
        </table:table-row>
        <table:table-row table:style-name="ro1">
          <table:table-cell table:formula="of:=SUM([day_death__csv_all.A74:.D74])" office:value-type="float" office:value="0" calcext:value-type="float">
            <text:p>0</text:p>
          </table:table-cell>
          <table:table-cell table:formula="of:=SUM([day_death__csv_all.E74:.F74])" office:value-type="float" office:value="0" calcext:value-type="float">
            <text:p>0</text:p>
          </table:table-cell>
          <table:table-cell table:formula="of:=SUM([day_death__csv_all.G74:.H74])" office:value-type="float" office:value="0" calcext:value-type="float">
            <text:p>0</text:p>
          </table:table-cell>
          <table:table-cell table:formula="of:=SUM([day_death__csv_all.I74:.J74])" office:value-type="float" office:value="0" calcext:value-type="float">
            <text:p>0</text:p>
          </table:table-cell>
          <table:table-cell table:formula="of:=SUM([day_death__csv_all.K74:.L74])" office:value-type="float" office:value="1" calcext:value-type="float">
            <text:p>1</text:p>
          </table:table-cell>
          <table:table-cell table:formula="of:=[day_death__csv_all.M74]" office:value-type="float" office:value="0" calcext:value-type="float">
            <text:p>0</text:p>
          </table:table-cell>
          <table:table-cell table:formula="of:=[day_death__csv_all.N74]" office:value-type="float" office:value="4" calcext:value-type="float">
            <text:p>4</text:p>
          </table:table-cell>
          <table:table-cell table:formula="of:=[day_death__csv_all.O74]" office:value-type="float" office:value="2" calcext:value-type="float">
            <text:p>2</text:p>
          </table:table-cell>
          <table:table-cell table:formula="of:=[day_death__csv_all.P74]" office:value-type="float" office:value="6" calcext:value-type="float">
            <text:p>6</text:p>
          </table:table-cell>
          <table:table-cell table:formula="of:=SUM([day_death__csv_all.Q74:.T74])" office:value-type="float" office:value="23" calcext:value-type="float">
            <text:p>23</text:p>
          </table:table-cell>
          <table:table-cell table:formula="of:=[day_death__csv_all.U74]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formula="of:=SUM([day_death__csv_all.A75:.D75])" office:value-type="float" office:value="0" calcext:value-type="float">
            <text:p>0</text:p>
          </table:table-cell>
          <table:table-cell table:formula="of:=SUM([day_death__csv_all.E75:.F75])" office:value-type="float" office:value="0" calcext:value-type="float">
            <text:p>0</text:p>
          </table:table-cell>
          <table:table-cell table:formula="of:=SUM([day_death__csv_all.G75:.H75])" office:value-type="float" office:value="0" calcext:value-type="float">
            <text:p>0</text:p>
          </table:table-cell>
          <table:table-cell table:formula="of:=SUM([day_death__csv_all.I75:.J75])" office:value-type="float" office:value="2" calcext:value-type="float">
            <text:p>2</text:p>
          </table:table-cell>
          <table:table-cell table:formula="of:=SUM([day_death__csv_all.K75:.L75])" office:value-type="float" office:value="1" calcext:value-type="float">
            <text:p>1</text:p>
          </table:table-cell>
          <table:table-cell table:formula="of:=[day_death__csv_all.M75]" office:value-type="float" office:value="0" calcext:value-type="float">
            <text:p>0</text:p>
          </table:table-cell>
          <table:table-cell table:formula="of:=[day_death__csv_all.N75]" office:value-type="float" office:value="3" calcext:value-type="float">
            <text:p>3</text:p>
          </table:table-cell>
          <table:table-cell table:formula="of:=[day_death__csv_all.O75]" office:value-type="float" office:value="7" calcext:value-type="float">
            <text:p>7</text:p>
          </table:table-cell>
          <table:table-cell table:formula="of:=[day_death__csv_all.P75]" office:value-type="float" office:value="16" calcext:value-type="float">
            <text:p>16</text:p>
          </table:table-cell>
          <table:table-cell table:formula="of:=SUM([day_death__csv_all.Q75:.T75])" office:value-type="float" office:value="55" calcext:value-type="float">
            <text:p>55</text:p>
          </table:table-cell>
          <table:table-cell table:formula="of:=[day_death__csv_all.U75]"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table:formula="of:=SUM([day_death__csv_all.A76:.D76])" office:value-type="float" office:value="0" calcext:value-type="float">
            <text:p>0</text:p>
          </table:table-cell>
          <table:table-cell table:formula="of:=SUM([day_death__csv_all.E76:.F76])" office:value-type="float" office:value="0" calcext:value-type="float">
            <text:p>0</text:p>
          </table:table-cell>
          <table:table-cell table:formula="of:=SUM([day_death__csv_all.G76:.H76])" office:value-type="float" office:value="0" calcext:value-type="float">
            <text:p>0</text:p>
          </table:table-cell>
          <table:table-cell table:formula="of:=SUM([day_death__csv_all.I76:.J76])" office:value-type="float" office:value="0" calcext:value-type="float">
            <text:p>0</text:p>
          </table:table-cell>
          <table:table-cell table:formula="of:=SUM([day_death__csv_all.K76:.L76])" office:value-type="float" office:value="3" calcext:value-type="float">
            <text:p>3</text:p>
          </table:table-cell>
          <table:table-cell table:formula="of:=[day_death__csv_all.M76]" office:value-type="float" office:value="1" calcext:value-type="float">
            <text:p>1</text:p>
          </table:table-cell>
          <table:table-cell table:formula="of:=[day_death__csv_all.N76]" office:value-type="float" office:value="2" calcext:value-type="float">
            <text:p>2</text:p>
          </table:table-cell>
          <table:table-cell table:formula="of:=[day_death__csv_all.O76]" office:value-type="float" office:value="5" calcext:value-type="float">
            <text:p>5</text:p>
          </table:table-cell>
          <table:table-cell table:formula="of:=[day_death__csv_all.P76]" office:value-type="float" office:value="10" calcext:value-type="float">
            <text:p>10</text:p>
          </table:table-cell>
          <table:table-cell table:formula="of:=SUM([day_death__csv_all.Q76:.T76])" office:value-type="float" office:value="50" calcext:value-type="float">
            <text:p>50</text:p>
          </table:table-cell>
          <table:table-cell table:formula="of:=[day_death__csv_all.U76]"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 table:formula="of:=SUM([day_death__csv_all.A77:.D77])" office:value-type="float" office:value="0" calcext:value-type="float">
            <text:p>0</text:p>
          </table:table-cell>
          <table:table-cell table:formula="of:=SUM([day_death__csv_all.E77:.F77])" office:value-type="float" office:value="0" calcext:value-type="float">
            <text:p>0</text:p>
          </table:table-cell>
          <table:table-cell table:formula="of:=SUM([day_death__csv_all.G77:.H77])" office:value-type="float" office:value="1" calcext:value-type="float">
            <text:p>1</text:p>
          </table:table-cell>
          <table:table-cell table:formula="of:=SUM([day_death__csv_all.I77:.J77])" office:value-type="float" office:value="0" calcext:value-type="float">
            <text:p>0</text:p>
          </table:table-cell>
          <table:table-cell table:formula="of:=SUM([day_death__csv_all.K77:.L77])" office:value-type="float" office:value="3" calcext:value-type="float">
            <text:p>3</text:p>
          </table:table-cell>
          <table:table-cell table:formula="of:=[day_death__csv_all.M77]" office:value-type="float" office:value="1" calcext:value-type="float">
            <text:p>1</text:p>
          </table:table-cell>
          <table:table-cell table:formula="of:=[day_death__csv_all.N77]" office:value-type="float" office:value="1" calcext:value-type="float">
            <text:p>1</text:p>
          </table:table-cell>
          <table:table-cell table:formula="of:=[day_death__csv_all.O77]" office:value-type="float" office:value="4" calcext:value-type="float">
            <text:p>4</text:p>
          </table:table-cell>
          <table:table-cell table:formula="of:=[day_death__csv_all.P77]" office:value-type="float" office:value="8" calcext:value-type="float">
            <text:p>8</text:p>
          </table:table-cell>
          <table:table-cell table:formula="of:=SUM([day_death__csv_all.Q77:.T77])" office:value-type="float" office:value="46" calcext:value-type="float">
            <text:p>46</text:p>
          </table:table-cell>
          <table:table-cell table:formula="of:=[day_death__csv_all.U77]"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table:formula="of:=SUM([day_death__csv_all.A78:.D78])" office:value-type="float" office:value="0" calcext:value-type="float">
            <text:p>0</text:p>
          </table:table-cell>
          <table:table-cell table:formula="of:=SUM([day_death__csv_all.E78:.F78])" office:value-type="float" office:value="0" calcext:value-type="float">
            <text:p>0</text:p>
          </table:table-cell>
          <table:table-cell table:formula="of:=SUM([day_death__csv_all.G78:.H78])" office:value-type="float" office:value="0" calcext:value-type="float">
            <text:p>0</text:p>
          </table:table-cell>
          <table:table-cell table:formula="of:=SUM([day_death__csv_all.I78:.J78])" office:value-type="float" office:value="1" calcext:value-type="float">
            <text:p>1</text:p>
          </table:table-cell>
          <table:table-cell table:formula="of:=SUM([day_death__csv_all.K78:.L78])" office:value-type="float" office:value="0" calcext:value-type="float">
            <text:p>0</text:p>
          </table:table-cell>
          <table:table-cell table:formula="of:=[day_death__csv_all.M78]" office:value-type="float" office:value="1" calcext:value-type="float">
            <text:p>1</text:p>
          </table:table-cell>
          <table:table-cell table:formula="of:=[day_death__csv_all.N78]" office:value-type="float" office:value="0" calcext:value-type="float">
            <text:p>0</text:p>
          </table:table-cell>
          <table:table-cell table:formula="of:=[day_death__csv_all.O78]" office:value-type="float" office:value="2" calcext:value-type="float">
            <text:p>2</text:p>
          </table:table-cell>
          <table:table-cell table:formula="of:=[day_death__csv_all.P78]" office:value-type="float" office:value="0" calcext:value-type="float">
            <text:p>0</text:p>
          </table:table-cell>
          <table:table-cell table:formula="of:=SUM([day_death__csv_all.Q78:.T78])" office:value-type="float" office:value="14" calcext:value-type="float">
            <text:p>14</text:p>
          </table:table-cell>
          <table:table-cell table:formula="of:=[day_death__csv_all.U7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formula="of:=SUM([day_death__csv_all.A79:.D79])" office:value-type="float" office:value="0" calcext:value-type="float">
            <text:p>0</text:p>
          </table:table-cell>
          <table:table-cell table:formula="of:=SUM([day_death__csv_all.E79:.F79])" office:value-type="float" office:value="0" calcext:value-type="float">
            <text:p>0</text:p>
          </table:table-cell>
          <table:table-cell table:formula="of:=SUM([day_death__csv_all.G79:.H79])" office:value-type="float" office:value="0" calcext:value-type="float">
            <text:p>0</text:p>
          </table:table-cell>
          <table:table-cell table:formula="of:=SUM([day_death__csv_all.I79:.J79])" office:value-type="float" office:value="0" calcext:value-type="float">
            <text:p>0</text:p>
          </table:table-cell>
          <table:table-cell table:formula="of:=SUM([day_death__csv_all.K79:.L79])" office:value-type="float" office:value="0" calcext:value-type="float">
            <text:p>0</text:p>
          </table:table-cell>
          <table:table-cell table:formula="of:=[day_death__csv_all.M79]" office:value-type="float" office:value="0" calcext:value-type="float">
            <text:p>0</text:p>
          </table:table-cell>
          <table:table-cell table:formula="of:=[day_death__csv_all.N79]" office:value-type="float" office:value="1" calcext:value-type="float">
            <text:p>1</text:p>
          </table:table-cell>
          <table:table-cell table:formula="of:=[day_death__csv_all.O79]" office:value-type="float" office:value="0" calcext:value-type="float">
            <text:p>0</text:p>
          </table:table-cell>
          <table:table-cell table:formula="of:=[day_death__csv_all.P79]" office:value-type="float" office:value="0" calcext:value-type="float">
            <text:p>0</text:p>
          </table:table-cell>
          <table:table-cell table:formula="of:=SUM([day_death__csv_all.Q79:.T79])" office:value-type="float" office:value="15" calcext:value-type="float">
            <text:p>15</text:p>
          </table:table-cell>
          <table:table-cell table:formula="of:=[day_death__csv_all.U79]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formula="of:=SUM([day_death__csv_all.A80:.D80])" office:value-type="float" office:value="0" calcext:value-type="float">
            <text:p>0</text:p>
          </table:table-cell>
          <table:table-cell table:formula="of:=SUM([day_death__csv_all.E80:.F80])" office:value-type="float" office:value="0" calcext:value-type="float">
            <text:p>0</text:p>
          </table:table-cell>
          <table:table-cell table:formula="of:=SUM([day_death__csv_all.G80:.H80])" office:value-type="float" office:value="0" calcext:value-type="float">
            <text:p>0</text:p>
          </table:table-cell>
          <table:table-cell table:formula="of:=SUM([day_death__csv_all.I80:.J80])" office:value-type="float" office:value="0" calcext:value-type="float">
            <text:p>0</text:p>
          </table:table-cell>
          <table:table-cell table:formula="of:=SUM([day_death__csv_all.K80:.L80])" office:value-type="float" office:value="3" calcext:value-type="float">
            <text:p>3</text:p>
          </table:table-cell>
          <table:table-cell table:formula="of:=[day_death__csv_all.M80]" office:value-type="float" office:value="1" calcext:value-type="float">
            <text:p>1</text:p>
          </table:table-cell>
          <table:table-cell table:formula="of:=[day_death__csv_all.N80]" office:value-type="float" office:value="0" calcext:value-type="float">
            <text:p>0</text:p>
          </table:table-cell>
          <table:table-cell table:formula="of:=[day_death__csv_all.O80]" office:value-type="float" office:value="5" calcext:value-type="float">
            <text:p>5</text:p>
          </table:table-cell>
          <table:table-cell table:formula="of:=[day_death__csv_all.P80]" office:value-type="float" office:value="7" calcext:value-type="float">
            <text:p>7</text:p>
          </table:table-cell>
          <table:table-cell table:formula="of:=SUM([day_death__csv_all.Q80:.T80])" office:value-type="float" office:value="39" calcext:value-type="float">
            <text:p>39</text:p>
          </table:table-cell>
          <table:table-cell table:formula="of:=[day_death__csv_all.U80]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table:formula="of:=SUM([day_death__csv_all.A81:.D81])" office:value-type="float" office:value="0" calcext:value-type="float">
            <text:p>0</text:p>
          </table:table-cell>
          <table:table-cell table:formula="of:=SUM([day_death__csv_all.E81:.F81])" office:value-type="float" office:value="0" calcext:value-type="float">
            <text:p>0</text:p>
          </table:table-cell>
          <table:table-cell table:formula="of:=SUM([day_death__csv_all.G81:.H81])" office:value-type="float" office:value="0" calcext:value-type="float">
            <text:p>0</text:p>
          </table:table-cell>
          <table:table-cell table:formula="of:=SUM([day_death__csv_all.I81:.J81])" office:value-type="float" office:value="0" calcext:value-type="float">
            <text:p>0</text:p>
          </table:table-cell>
          <table:table-cell table:formula="of:=SUM([day_death__csv_all.K81:.L81])" office:value-type="float" office:value="1" calcext:value-type="float">
            <text:p>1</text:p>
          </table:table-cell>
          <table:table-cell table:formula="of:=[day_death__csv_all.M81]" office:value-type="float" office:value="2" calcext:value-type="float">
            <text:p>2</text:p>
          </table:table-cell>
          <table:table-cell table:formula="of:=[day_death__csv_all.N81]" office:value-type="float" office:value="1" calcext:value-type="float">
            <text:p>1</text:p>
          </table:table-cell>
          <table:table-cell table:formula="of:=[day_death__csv_all.O81]" office:value-type="float" office:value="5" calcext:value-type="float">
            <text:p>5</text:p>
          </table:table-cell>
          <table:table-cell table:formula="of:=[day_death__csv_all.P81]" office:value-type="float" office:value="3" calcext:value-type="float">
            <text:p>3</text:p>
          </table:table-cell>
          <table:table-cell table:formula="of:=SUM([day_death__csv_all.Q81:.T81])" office:value-type="float" office:value="39" calcext:value-type="float">
            <text:p>39</text:p>
          </table:table-cell>
          <table:table-cell table:formula="of:=[day_death__csv_all.U81]"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table:formula="of:=SUM([day_death__csv_all.A82:.D82])" office:value-type="float" office:value="0" calcext:value-type="float">
            <text:p>0</text:p>
          </table:table-cell>
          <table:table-cell table:formula="of:=SUM([day_death__csv_all.E82:.F82])" office:value-type="float" office:value="0" calcext:value-type="float">
            <text:p>0</text:p>
          </table:table-cell>
          <table:table-cell table:formula="of:=SUM([day_death__csv_all.G82:.H82])" office:value-type="float" office:value="0" calcext:value-type="float">
            <text:p>0</text:p>
          </table:table-cell>
          <table:table-cell table:formula="of:=SUM([day_death__csv_all.I82:.J82])" office:value-type="float" office:value="1" calcext:value-type="float">
            <text:p>1</text:p>
          </table:table-cell>
          <table:table-cell table:formula="of:=SUM([day_death__csv_all.K82:.L82])" office:value-type="float" office:value="1" calcext:value-type="float">
            <text:p>1</text:p>
          </table:table-cell>
          <table:table-cell table:formula="of:=[day_death__csv_all.M82]" office:value-type="float" office:value="1" calcext:value-type="float">
            <text:p>1</text:p>
          </table:table-cell>
          <table:table-cell table:formula="of:=[day_death__csv_all.N82]" office:value-type="float" office:value="0" calcext:value-type="float">
            <text:p>0</text:p>
          </table:table-cell>
          <table:table-cell table:formula="of:=[day_death__csv_all.O82]" office:value-type="float" office:value="6" calcext:value-type="float">
            <text:p>6</text:p>
          </table:table-cell>
          <table:table-cell table:formula="of:=[day_death__csv_all.P82]" office:value-type="float" office:value="3" calcext:value-type="float">
            <text:p>3</text:p>
          </table:table-cell>
          <table:table-cell table:formula="of:=SUM([day_death__csv_all.Q82:.T82])" office:value-type="float" office:value="16" calcext:value-type="float">
            <text:p>16</text:p>
          </table:table-cell>
          <table:table-cell table:formula="of:=[day_death__csv_all.U8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formula="of:=SUM([day_death__csv_all.A83:.D83])" office:value-type="float" office:value="0" calcext:value-type="float">
            <text:p>0</text:p>
          </table:table-cell>
          <table:table-cell table:formula="of:=SUM([day_death__csv_all.E83:.F83])" office:value-type="float" office:value="0" calcext:value-type="float">
            <text:p>0</text:p>
          </table:table-cell>
          <table:table-cell table:formula="of:=SUM([day_death__csv_all.G83:.H83])" office:value-type="float" office:value="0" calcext:value-type="float">
            <text:p>0</text:p>
          </table:table-cell>
          <table:table-cell table:formula="of:=SUM([day_death__csv_all.I83:.J83])" office:value-type="float" office:value="1" calcext:value-type="float">
            <text:p>1</text:p>
          </table:table-cell>
          <table:table-cell table:formula="of:=SUM([day_death__csv_all.K83:.L83])" office:value-type="float" office:value="3" calcext:value-type="float">
            <text:p>3</text:p>
          </table:table-cell>
          <table:table-cell table:formula="of:=[day_death__csv_all.M83]" office:value-type="float" office:value="1" calcext:value-type="float">
            <text:p>1</text:p>
          </table:table-cell>
          <table:table-cell table:formula="of:=[day_death__csv_all.N83]" office:value-type="float" office:value="6" calcext:value-type="float">
            <text:p>6</text:p>
          </table:table-cell>
          <table:table-cell table:formula="of:=[day_death__csv_all.O83]" office:value-type="float" office:value="5" calcext:value-type="float">
            <text:p>5</text:p>
          </table:table-cell>
          <table:table-cell table:formula="of:=[day_death__csv_all.P83]" office:value-type="float" office:value="5" calcext:value-type="float">
            <text:p>5</text:p>
          </table:table-cell>
          <table:table-cell table:formula="of:=SUM([day_death__csv_all.Q83:.T83])" office:value-type="float" office:value="32" calcext:value-type="float">
            <text:p>32</text:p>
          </table:table-cell>
          <table:table-cell table:formula="of:=[day_death__csv_all.U83]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table:formula="of:=SUM([day_death__csv_all.A84:.D84])" office:value-type="float" office:value="0" calcext:value-type="float">
            <text:p>0</text:p>
          </table:table-cell>
          <table:table-cell table:formula="of:=SUM([day_death__csv_all.E84:.F84])" office:value-type="float" office:value="0" calcext:value-type="float">
            <text:p>0</text:p>
          </table:table-cell>
          <table:table-cell table:formula="of:=SUM([day_death__csv_all.G84:.H84])" office:value-type="float" office:value="0" calcext:value-type="float">
            <text:p>0</text:p>
          </table:table-cell>
          <table:table-cell table:formula="of:=SUM([day_death__csv_all.I84:.J84])" office:value-type="float" office:value="0" calcext:value-type="float">
            <text:p>0</text:p>
          </table:table-cell>
          <table:table-cell table:formula="of:=SUM([day_death__csv_all.K84:.L84])" office:value-type="float" office:value="0" calcext:value-type="float">
            <text:p>0</text:p>
          </table:table-cell>
          <table:table-cell table:formula="of:=[day_death__csv_all.M84]" office:value-type="float" office:value="0" calcext:value-type="float">
            <text:p>0</text:p>
          </table:table-cell>
          <table:table-cell table:formula="of:=[day_death__csv_all.N84]" office:value-type="float" office:value="3" calcext:value-type="float">
            <text:p>3</text:p>
          </table:table-cell>
          <table:table-cell table:formula="of:=[day_death__csv_all.O84]" office:value-type="float" office:value="3" calcext:value-type="float">
            <text:p>3</text:p>
          </table:table-cell>
          <table:table-cell table:formula="of:=[day_death__csv_all.P84]" office:value-type="float" office:value="3" calcext:value-type="float">
            <text:p>3</text:p>
          </table:table-cell>
          <table:table-cell table:formula="of:=SUM([day_death__csv_all.Q84:.T84])" office:value-type="float" office:value="18" calcext:value-type="float">
            <text:p>18</text:p>
          </table:table-cell>
          <table:table-cell table:formula="of:=[day_death__csv_all.U84]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formula="of:=SUM([day_death__csv_all.A85:.D85])" office:value-type="float" office:value="0" calcext:value-type="float">
            <text:p>0</text:p>
          </table:table-cell>
          <table:table-cell table:formula="of:=SUM([day_death__csv_all.E85:.F85])" office:value-type="float" office:value="0" calcext:value-type="float">
            <text:p>0</text:p>
          </table:table-cell>
          <table:table-cell table:formula="of:=SUM([day_death__csv_all.G85:.H85])" office:value-type="float" office:value="0" calcext:value-type="float">
            <text:p>0</text:p>
          </table:table-cell>
          <table:table-cell table:formula="of:=SUM([day_death__csv_all.I85:.J85])" office:value-type="float" office:value="0" calcext:value-type="float">
            <text:p>0</text:p>
          </table:table-cell>
          <table:table-cell table:formula="of:=SUM([day_death__csv_all.K85:.L85])" office:value-type="float" office:value="1" calcext:value-type="float">
            <text:p>1</text:p>
          </table:table-cell>
          <table:table-cell table:formula="of:=[day_death__csv_all.M85]" office:value-type="float" office:value="0" calcext:value-type="float">
            <text:p>0</text:p>
          </table:table-cell>
          <table:table-cell table:formula="of:=[day_death__csv_all.N85]" office:value-type="float" office:value="2" calcext:value-type="float">
            <text:p>2</text:p>
          </table:table-cell>
          <table:table-cell table:formula="of:=[day_death__csv_all.O85]" office:value-type="float" office:value="2" calcext:value-type="float">
            <text:p>2</text:p>
          </table:table-cell>
          <table:table-cell table:formula="of:=[day_death__csv_all.P85]" office:value-type="float" office:value="1" calcext:value-type="float">
            <text:p>1</text:p>
          </table:table-cell>
          <table:table-cell table:formula="of:=SUM([day_death__csv_all.Q85:.T85])" office:value-type="float" office:value="4" calcext:value-type="float">
            <text:p>4</text:p>
          </table:table-cell>
          <table:table-cell table:formula="of:=[day_death__csv_all.U85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formula="of:=SUM([day_death__csv_all.A86:.D86])" office:value-type="float" office:value="0" calcext:value-type="float">
            <text:p>0</text:p>
          </table:table-cell>
          <table:table-cell table:formula="of:=SUM([day_death__csv_all.E86:.F86])" office:value-type="float" office:value="0" calcext:value-type="float">
            <text:p>0</text:p>
          </table:table-cell>
          <table:table-cell table:formula="of:=SUM([day_death__csv_all.G86:.H86])" office:value-type="float" office:value="0" calcext:value-type="float">
            <text:p>0</text:p>
          </table:table-cell>
          <table:table-cell table:formula="of:=SUM([day_death__csv_all.I86:.J86])" office:value-type="float" office:value="0" calcext:value-type="float">
            <text:p>0</text:p>
          </table:table-cell>
          <table:table-cell table:formula="of:=SUM([day_death__csv_all.K86:.L86])" office:value-type="float" office:value="0" calcext:value-type="float">
            <text:p>0</text:p>
          </table:table-cell>
          <table:table-cell table:formula="of:=[day_death__csv_all.M86]" office:value-type="float" office:value="0" calcext:value-type="float">
            <text:p>0</text:p>
          </table:table-cell>
          <table:table-cell table:formula="of:=[day_death__csv_all.N86]" office:value-type="float" office:value="1" calcext:value-type="float">
            <text:p>1</text:p>
          </table:table-cell>
          <table:table-cell table:formula="of:=[day_death__csv_all.O86]" office:value-type="float" office:value="0" calcext:value-type="float">
            <text:p>0</text:p>
          </table:table-cell>
          <table:table-cell table:formula="of:=[day_death__csv_all.P86]" office:value-type="float" office:value="1" calcext:value-type="float">
            <text:p>1</text:p>
          </table:table-cell>
          <table:table-cell table:formula="of:=SUM([day_death__csv_all.Q86:.T86])" office:value-type="float" office:value="12" calcext:value-type="float">
            <text:p>12</text:p>
          </table:table-cell>
          <table:table-cell table:formula="of:=[day_death__csv_all.U86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formula="of:=SUM([day_death__csv_all.A87:.D87])" office:value-type="float" office:value="0" calcext:value-type="float">
            <text:p>0</text:p>
          </table:table-cell>
          <table:table-cell table:formula="of:=SUM([day_death__csv_all.E87:.F87])" office:value-type="float" office:value="0" calcext:value-type="float">
            <text:p>0</text:p>
          </table:table-cell>
          <table:table-cell table:formula="of:=SUM([day_death__csv_all.G87:.H87])" office:value-type="float" office:value="0" calcext:value-type="float">
            <text:p>0</text:p>
          </table:table-cell>
          <table:table-cell table:formula="of:=SUM([day_death__csv_all.I87:.J87])" office:value-type="float" office:value="0" calcext:value-type="float">
            <text:p>0</text:p>
          </table:table-cell>
          <table:table-cell table:formula="of:=SUM([day_death__csv_all.K87:.L87])" office:value-type="float" office:value="0" calcext:value-type="float">
            <text:p>0</text:p>
          </table:table-cell>
          <table:table-cell table:formula="of:=[day_death__csv_all.M87]" office:value-type="float" office:value="2" calcext:value-type="float">
            <text:p>2</text:p>
          </table:table-cell>
          <table:table-cell table:formula="of:=[day_death__csv_all.N87]" office:value-type="float" office:value="0" calcext:value-type="float">
            <text:p>0</text:p>
          </table:table-cell>
          <table:table-cell table:formula="of:=[day_death__csv_all.O87]" office:value-type="float" office:value="2" calcext:value-type="float">
            <text:p>2</text:p>
          </table:table-cell>
          <table:table-cell table:formula="of:=[day_death__csv_all.P87]" office:value-type="float" office:value="4" calcext:value-type="float">
            <text:p>4</text:p>
          </table:table-cell>
          <table:table-cell table:formula="of:=SUM([day_death__csv_all.Q87:.T87])" office:value-type="float" office:value="13" calcext:value-type="float">
            <text:p>13</text:p>
          </table:table-cell>
          <table:table-cell table:formula="of:=[day_death__csv_all.U87]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formula="of:=SUM([day_death__csv_all.A88:.D88])" office:value-type="float" office:value="0" calcext:value-type="float">
            <text:p>0</text:p>
          </table:table-cell>
          <table:table-cell table:formula="of:=SUM([day_death__csv_all.E88:.F88])" office:value-type="float" office:value="0" calcext:value-type="float">
            <text:p>0</text:p>
          </table:table-cell>
          <table:table-cell table:formula="of:=SUM([day_death__csv_all.G88:.H88])" office:value-type="float" office:value="0" calcext:value-type="float">
            <text:p>0</text:p>
          </table:table-cell>
          <table:table-cell table:formula="of:=SUM([day_death__csv_all.I88:.J88])" office:value-type="float" office:value="0" calcext:value-type="float">
            <text:p>0</text:p>
          </table:table-cell>
          <table:table-cell table:formula="of:=SUM([day_death__csv_all.K88:.L88])" office:value-type="float" office:value="0" calcext:value-type="float">
            <text:p>0</text:p>
          </table:table-cell>
          <table:table-cell table:formula="of:=[day_death__csv_all.M88]" office:value-type="float" office:value="0" calcext:value-type="float">
            <text:p>0</text:p>
          </table:table-cell>
          <table:table-cell table:formula="of:=[day_death__csv_all.N88]" office:value-type="float" office:value="1" calcext:value-type="float">
            <text:p>1</text:p>
          </table:table-cell>
          <table:table-cell table:formula="of:=[day_death__csv_all.O88]" office:value-type="float" office:value="2" calcext:value-type="float">
            <text:p>2</text:p>
          </table:table-cell>
          <table:table-cell table:formula="of:=[day_death__csv_all.P88]" office:value-type="float" office:value="0" calcext:value-type="float">
            <text:p>0</text:p>
          </table:table-cell>
          <table:table-cell table:formula="of:=SUM([day_death__csv_all.Q88:.T88])" office:value-type="float" office:value="30" calcext:value-type="float">
            <text:p>30</text:p>
          </table:table-cell>
          <table:table-cell table:formula="of:=[day_death__csv_all.U88]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formula="of:=SUM([day_death__csv_all.A89:.D89])" office:value-type="float" office:value="0" calcext:value-type="float">
            <text:p>0</text:p>
          </table:table-cell>
          <table:table-cell table:formula="of:=SUM([day_death__csv_all.E89:.F89])" office:value-type="float" office:value="0" calcext:value-type="float">
            <text:p>0</text:p>
          </table:table-cell>
          <table:table-cell table:formula="of:=SUM([day_death__csv_all.G89:.H89])" office:value-type="float" office:value="0" calcext:value-type="float">
            <text:p>0</text:p>
          </table:table-cell>
          <table:table-cell table:formula="of:=SUM([day_death__csv_all.I89:.J89])" office:value-type="float" office:value="0" calcext:value-type="float">
            <text:p>0</text:p>
          </table:table-cell>
          <table:table-cell table:formula="of:=SUM([day_death__csv_all.K89:.L89])" office:value-type="float" office:value="2" calcext:value-type="float">
            <text:p>2</text:p>
          </table:table-cell>
          <table:table-cell table:formula="of:=[day_death__csv_all.M89]" office:value-type="float" office:value="2" calcext:value-type="float">
            <text:p>2</text:p>
          </table:table-cell>
          <table:table-cell table:formula="of:=[day_death__csv_all.N89]" office:value-type="float" office:value="1" calcext:value-type="float">
            <text:p>1</text:p>
          </table:table-cell>
          <table:table-cell table:formula="of:=[day_death__csv_all.O89]" office:value-type="float" office:value="4" calcext:value-type="float">
            <text:p>4</text:p>
          </table:table-cell>
          <table:table-cell table:formula="of:=[day_death__csv_all.P89]" office:value-type="float" office:value="3" calcext:value-type="float">
            <text:p>3</text:p>
          </table:table-cell>
          <table:table-cell table:formula="of:=SUM([day_death__csv_all.Q89:.T89])" office:value-type="float" office:value="15" calcext:value-type="float">
            <text:p>15</text:p>
          </table:table-cell>
          <table:table-cell table:formula="of:=[day_death__csv_all.U89]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formula="of:=SUM([day_death__csv_all.A90:.D90])" office:value-type="float" office:value="0" calcext:value-type="float">
            <text:p>0</text:p>
          </table:table-cell>
          <table:table-cell table:formula="of:=SUM([day_death__csv_all.E90:.F90])" office:value-type="float" office:value="0" calcext:value-type="float">
            <text:p>0</text:p>
          </table:table-cell>
          <table:table-cell table:formula="of:=SUM([day_death__csv_all.G90:.H90])" office:value-type="float" office:value="0" calcext:value-type="float">
            <text:p>0</text:p>
          </table:table-cell>
          <table:table-cell table:formula="of:=SUM([day_death__csv_all.I90:.J90])" office:value-type="float" office:value="0" calcext:value-type="float">
            <text:p>0</text:p>
          </table:table-cell>
          <table:table-cell table:formula="of:=SUM([day_death__csv_all.K90:.L90])" office:value-type="float" office:value="0" calcext:value-type="float">
            <text:p>0</text:p>
          </table:table-cell>
          <table:table-cell table:formula="of:=[day_death__csv_all.M90]" office:value-type="float" office:value="1" calcext:value-type="float">
            <text:p>1</text:p>
          </table:table-cell>
          <table:table-cell table:formula="of:=[day_death__csv_all.N90]" office:value-type="float" office:value="0" calcext:value-type="float">
            <text:p>0</text:p>
          </table:table-cell>
          <table:table-cell table:formula="of:=[day_death__csv_all.O90]" office:value-type="float" office:value="2" calcext:value-type="float">
            <text:p>2</text:p>
          </table:table-cell>
          <table:table-cell table:formula="of:=[day_death__csv_all.P90]" office:value-type="float" office:value="3" calcext:value-type="float">
            <text:p>3</text:p>
          </table:table-cell>
          <table:table-cell table:formula="of:=SUM([day_death__csv_all.Q90:.T90])" office:value-type="float" office:value="7" calcext:value-type="float">
            <text:p>7</text:p>
          </table:table-cell>
          <table:table-cell table:formula="of:=[day_death__csv_all.U90]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formula="of:=SUM([day_death__csv_all.A91:.D91])" office:value-type="float" office:value="0" calcext:value-type="float">
            <text:p>0</text:p>
          </table:table-cell>
          <table:table-cell table:formula="of:=SUM([day_death__csv_all.E91:.F91])" office:value-type="float" office:value="0" calcext:value-type="float">
            <text:p>0</text:p>
          </table:table-cell>
          <table:table-cell table:formula="of:=SUM([day_death__csv_all.G91:.H91])" office:value-type="float" office:value="0" calcext:value-type="float">
            <text:p>0</text:p>
          </table:table-cell>
          <table:table-cell table:formula="of:=SUM([day_death__csv_all.I91:.J91])" office:value-type="float" office:value="1" calcext:value-type="float">
            <text:p>1</text:p>
          </table:table-cell>
          <table:table-cell table:formula="of:=SUM([day_death__csv_all.K91:.L91])" office:value-type="float" office:value="1" calcext:value-type="float">
            <text:p>1</text:p>
          </table:table-cell>
          <table:table-cell table:formula="of:=[day_death__csv_all.M91]" office:value-type="float" office:value="0" calcext:value-type="float">
            <text:p>0</text:p>
          </table:table-cell>
          <table:table-cell table:formula="of:=[day_death__csv_all.N91]" office:value-type="float" office:value="1" calcext:value-type="float">
            <text:p>1</text:p>
          </table:table-cell>
          <table:table-cell table:formula="of:=[day_death__csv_all.O91]" office:value-type="float" office:value="1" calcext:value-type="float">
            <text:p>1</text:p>
          </table:table-cell>
          <table:table-cell table:formula="of:=[day_death__csv_all.P91]" office:value-type="float" office:value="2" calcext:value-type="float">
            <text:p>2</text:p>
          </table:table-cell>
          <table:table-cell table:formula="of:=SUM([day_death__csv_all.Q91:.T91])" office:value-type="float" office:value="17" calcext:value-type="float">
            <text:p>17</text:p>
          </table:table-cell>
          <table:table-cell table:formula="of:=[day_death__csv_all.U91]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formula="of:=SUM([day_death__csv_all.A92:.D92])" office:value-type="float" office:value="0" calcext:value-type="float">
            <text:p>0</text:p>
          </table:table-cell>
          <table:table-cell table:formula="of:=SUM([day_death__csv_all.E92:.F92])" office:value-type="float" office:value="0" calcext:value-type="float">
            <text:p>0</text:p>
          </table:table-cell>
          <table:table-cell table:formula="of:=SUM([day_death__csv_all.G92:.H92])" office:value-type="float" office:value="0" calcext:value-type="float">
            <text:p>0</text:p>
          </table:table-cell>
          <table:table-cell table:formula="of:=SUM([day_death__csv_all.I92:.J92])" office:value-type="float" office:value="0" calcext:value-type="float">
            <text:p>0</text:p>
          </table:table-cell>
          <table:table-cell table:formula="of:=SUM([day_death__csv_all.K92:.L92])" office:value-type="float" office:value="1" calcext:value-type="float">
            <text:p>1</text:p>
          </table:table-cell>
          <table:table-cell table:formula="of:=[day_death__csv_all.M92]" office:value-type="float" office:value="1" calcext:value-type="float">
            <text:p>1</text:p>
          </table:table-cell>
          <table:table-cell table:formula="of:=[day_death__csv_all.N92]" office:value-type="float" office:value="1" calcext:value-type="float">
            <text:p>1</text:p>
          </table:table-cell>
          <table:table-cell table:formula="of:=[day_death__csv_all.O92]" office:value-type="float" office:value="1" calcext:value-type="float">
            <text:p>1</text:p>
          </table:table-cell>
          <table:table-cell table:formula="of:=[day_death__csv_all.P92]" office:value-type="float" office:value="2" calcext:value-type="float">
            <text:p>2</text:p>
          </table:table-cell>
          <table:table-cell table:formula="of:=SUM([day_death__csv_all.Q92:.T92])" office:value-type="float" office:value="5" calcext:value-type="float">
            <text:p>5</text:p>
          </table:table-cell>
          <table:table-cell table:formula="of:=[day_death__csv_all.U92]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formula="of:=SUM([day_death__csv_all.A93:.D93])" office:value-type="float" office:value="0" calcext:value-type="float">
            <text:p>0</text:p>
          </table:table-cell>
          <table:table-cell table:formula="of:=SUM([day_death__csv_all.E93:.F93])" office:value-type="float" office:value="0" calcext:value-type="float">
            <text:p>0</text:p>
          </table:table-cell>
          <table:table-cell table:formula="of:=SUM([day_death__csv_all.G93:.H93])" office:value-type="float" office:value="0" calcext:value-type="float">
            <text:p>0</text:p>
          </table:table-cell>
          <table:table-cell table:formula="of:=SUM([day_death__csv_all.I93:.J93])" office:value-type="float" office:value="0" calcext:value-type="float">
            <text:p>0</text:p>
          </table:table-cell>
          <table:table-cell table:formula="of:=SUM([day_death__csv_all.K93:.L93])" office:value-type="float" office:value="0" calcext:value-type="float">
            <text:p>0</text:p>
          </table:table-cell>
          <table:table-cell table:formula="of:=[day_death__csv_all.M93]" office:value-type="float" office:value="0" calcext:value-type="float">
            <text:p>0</text:p>
          </table:table-cell>
          <table:table-cell table:formula="of:=[day_death__csv_all.N93]" office:value-type="float" office:value="1" calcext:value-type="float">
            <text:p>1</text:p>
          </table:table-cell>
          <table:table-cell table:formula="of:=[day_death__csv_all.O93]" office:value-type="float" office:value="0" calcext:value-type="float">
            <text:p>0</text:p>
          </table:table-cell>
          <table:table-cell table:formula="of:=[day_death__csv_all.P93]" office:value-type="float" office:value="1" calcext:value-type="float">
            <text:p>1</text:p>
          </table:table-cell>
          <table:table-cell table:formula="of:=SUM([day_death__csv_all.Q93:.T93])" office:value-type="float" office:value="6" calcext:value-type="float">
            <text:p>6</text:p>
          </table:table-cell>
          <table:table-cell table:formula="of:=[day_death__csv_all.U93]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formula="of:=SUM([day_death__csv_all.A94:.D94])" office:value-type="float" office:value="0" calcext:value-type="float">
            <text:p>0</text:p>
          </table:table-cell>
          <table:table-cell table:formula="of:=SUM([day_death__csv_all.E94:.F94])" office:value-type="float" office:value="0" calcext:value-type="float">
            <text:p>0</text:p>
          </table:table-cell>
          <table:table-cell table:formula="of:=SUM([day_death__csv_all.G94:.H94])" office:value-type="float" office:value="0" calcext:value-type="float">
            <text:p>0</text:p>
          </table:table-cell>
          <table:table-cell table:formula="of:=SUM([day_death__csv_all.I94:.J94])" office:value-type="float" office:value="0" calcext:value-type="float">
            <text:p>0</text:p>
          </table:table-cell>
          <table:table-cell table:formula="of:=SUM([day_death__csv_all.K94:.L94])" office:value-type="float" office:value="1" calcext:value-type="float">
            <text:p>1</text:p>
          </table:table-cell>
          <table:table-cell table:formula="of:=[day_death__csv_all.M94]" office:value-type="float" office:value="0" calcext:value-type="float">
            <text:p>0</text:p>
          </table:table-cell>
          <table:table-cell table:formula="of:=[day_death__csv_all.N94]" office:value-type="float" office:value="1" calcext:value-type="float">
            <text:p>1</text:p>
          </table:table-cell>
          <table:table-cell table:formula="of:=[day_death__csv_all.O94]" office:value-type="float" office:value="2" calcext:value-type="float">
            <text:p>2</text:p>
          </table:table-cell>
          <table:table-cell table:formula="of:=[day_death__csv_all.P94]" office:value-type="float" office:value="4" calcext:value-type="float">
            <text:p>4</text:p>
          </table:table-cell>
          <table:table-cell table:formula="of:=SUM([day_death__csv_all.Q94:.T94])" office:value-type="float" office:value="18" calcext:value-type="float">
            <text:p>18</text:p>
          </table:table-cell>
          <table:table-cell table:formula="of:=[day_death__csv_all.U94]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formula="of:=SUM([day_death__csv_all.A95:.D95])" office:value-type="float" office:value="0" calcext:value-type="float">
            <text:p>0</text:p>
          </table:table-cell>
          <table:table-cell table:formula="of:=SUM([day_death__csv_all.E95:.F95])" office:value-type="float" office:value="0" calcext:value-type="float">
            <text:p>0</text:p>
          </table:table-cell>
          <table:table-cell table:formula="of:=SUM([day_death__csv_all.G95:.H95])" office:value-type="float" office:value="0" calcext:value-type="float">
            <text:p>0</text:p>
          </table:table-cell>
          <table:table-cell table:formula="of:=SUM([day_death__csv_all.I95:.J95])" office:value-type="float" office:value="0" calcext:value-type="float">
            <text:p>0</text:p>
          </table:table-cell>
          <table:table-cell table:formula="of:=SUM([day_death__csv_all.K95:.L95])" office:value-type="float" office:value="0" calcext:value-type="float">
            <text:p>0</text:p>
          </table:table-cell>
          <table:table-cell table:formula="of:=[day_death__csv_all.M95]" office:value-type="float" office:value="0" calcext:value-type="float">
            <text:p>0</text:p>
          </table:table-cell>
          <table:table-cell table:formula="of:=[day_death__csv_all.N95]" office:value-type="float" office:value="1" calcext:value-type="float">
            <text:p>1</text:p>
          </table:table-cell>
          <table:table-cell table:formula="of:=[day_death__csv_all.O95]" office:value-type="float" office:value="2" calcext:value-type="float">
            <text:p>2</text:p>
          </table:table-cell>
          <table:table-cell table:formula="of:=[day_death__csv_all.P95]" office:value-type="float" office:value="3" calcext:value-type="float">
            <text:p>3</text:p>
          </table:table-cell>
          <table:table-cell table:formula="of:=SUM([day_death__csv_all.Q95:.T95])" office:value-type="float" office:value="9" calcext:value-type="float">
            <text:p>9</text:p>
          </table:table-cell>
          <table:table-cell table:formula="of:=[day_death__csv_all.U95]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formula="of:=SUM([day_death__csv_all.A96:.D96])" office:value-type="float" office:value="0" calcext:value-type="float">
            <text:p>0</text:p>
          </table:table-cell>
          <table:table-cell table:formula="of:=SUM([day_death__csv_all.E96:.F96])" office:value-type="float" office:value="0" calcext:value-type="float">
            <text:p>0</text:p>
          </table:table-cell>
          <table:table-cell table:formula="of:=SUM([day_death__csv_all.G96:.H96])" office:value-type="float" office:value="0" calcext:value-type="float">
            <text:p>0</text:p>
          </table:table-cell>
          <table:table-cell table:formula="of:=SUM([day_death__csv_all.I96:.J96])" office:value-type="float" office:value="0" calcext:value-type="float">
            <text:p>0</text:p>
          </table:table-cell>
          <table:table-cell table:formula="of:=SUM([day_death__csv_all.K96:.L96])" office:value-type="float" office:value="1" calcext:value-type="float">
            <text:p>1</text:p>
          </table:table-cell>
          <table:table-cell table:formula="of:=[day_death__csv_all.M96]" office:value-type="float" office:value="1" calcext:value-type="float">
            <text:p>1</text:p>
          </table:table-cell>
          <table:table-cell table:formula="of:=[day_death__csv_all.N96]" office:value-type="float" office:value="3" calcext:value-type="float">
            <text:p>3</text:p>
          </table:table-cell>
          <table:table-cell table:formula="of:=[day_death__csv_all.O96]" office:value-type="float" office:value="2" calcext:value-type="float">
            <text:p>2</text:p>
          </table:table-cell>
          <table:table-cell table:formula="of:=[day_death__csv_all.P96]" office:value-type="float" office:value="3" calcext:value-type="float">
            <text:p>3</text:p>
          </table:table-cell>
          <table:table-cell table:formula="of:=SUM([day_death__csv_all.Q96:.T96])" office:value-type="float" office:value="22" calcext:value-type="float">
            <text:p>22</text:p>
          </table:table-cell>
          <table:table-cell table:formula="of:=[day_death__csv_all.U9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formula="of:=SUM([day_death__csv_all.A97:.D97])" office:value-type="float" office:value="0" calcext:value-type="float">
            <text:p>0</text:p>
          </table:table-cell>
          <table:table-cell table:formula="of:=SUM([day_death__csv_all.E97:.F97])" office:value-type="float" office:value="0" calcext:value-type="float">
            <text:p>0</text:p>
          </table:table-cell>
          <table:table-cell table:formula="of:=SUM([day_death__csv_all.G97:.H97])" office:value-type="float" office:value="0" calcext:value-type="float">
            <text:p>0</text:p>
          </table:table-cell>
          <table:table-cell table:formula="of:=SUM([day_death__csv_all.I97:.J97])" office:value-type="float" office:value="0" calcext:value-type="float">
            <text:p>0</text:p>
          </table:table-cell>
          <table:table-cell table:formula="of:=SUM([day_death__csv_all.K97:.L97])" office:value-type="float" office:value="0" calcext:value-type="float">
            <text:p>0</text:p>
          </table:table-cell>
          <table:table-cell table:formula="of:=[day_death__csv_all.M97]" office:value-type="float" office:value="0" calcext:value-type="float">
            <text:p>0</text:p>
          </table:table-cell>
          <table:table-cell table:formula="of:=[day_death__csv_all.N97]" office:value-type="float" office:value="1" calcext:value-type="float">
            <text:p>1</text:p>
          </table:table-cell>
          <table:table-cell table:formula="of:=[day_death__csv_all.O97]" office:value-type="float" office:value="2" calcext:value-type="float">
            <text:p>2</text:p>
          </table:table-cell>
          <table:table-cell table:formula="of:=[day_death__csv_all.P97]" office:value-type="float" office:value="2" calcext:value-type="float">
            <text:p>2</text:p>
          </table:table-cell>
          <table:table-cell table:formula="of:=SUM([day_death__csv_all.Q97:.T97])" office:value-type="float" office:value="23" calcext:value-type="float">
            <text:p>23</text:p>
          </table:table-cell>
          <table:table-cell table:formula="of:=[day_death__csv_all.U97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formula="of:=SUM([day_death__csv_all.A98:.D98])" office:value-type="float" office:value="0" calcext:value-type="float">
            <text:p>0</text:p>
          </table:table-cell>
          <table:table-cell table:formula="of:=SUM([day_death__csv_all.E98:.F98])" office:value-type="float" office:value="0" calcext:value-type="float">
            <text:p>0</text:p>
          </table:table-cell>
          <table:table-cell table:formula="of:=SUM([day_death__csv_all.G98:.H98])" office:value-type="float" office:value="0" calcext:value-type="float">
            <text:p>0</text:p>
          </table:table-cell>
          <table:table-cell table:formula="of:=SUM([day_death__csv_all.I98:.J98])" office:value-type="float" office:value="0" calcext:value-type="float">
            <text:p>0</text:p>
          </table:table-cell>
          <table:table-cell table:formula="of:=SUM([day_death__csv_all.K98:.L98])" office:value-type="float" office:value="0" calcext:value-type="float">
            <text:p>0</text:p>
          </table:table-cell>
          <table:table-cell table:formula="of:=[day_death__csv_all.M98]" office:value-type="float" office:value="2" calcext:value-type="float">
            <text:p>2</text:p>
          </table:table-cell>
          <table:table-cell table:formula="of:=[day_death__csv_all.N98]" office:value-type="float" office:value="0" calcext:value-type="float">
            <text:p>0</text:p>
          </table:table-cell>
          <table:table-cell table:formula="of:=[day_death__csv_all.O98]" office:value-type="float" office:value="3" calcext:value-type="float">
            <text:p>3</text:p>
          </table:table-cell>
          <table:table-cell table:formula="of:=[day_death__csv_all.P98]" office:value-type="float" office:value="0" calcext:value-type="float">
            <text:p>0</text:p>
          </table:table-cell>
          <table:table-cell table:formula="of:=SUM([day_death__csv_all.Q98:.T98])" office:value-type="float" office:value="15" calcext:value-type="float">
            <text:p>15</text:p>
          </table:table-cell>
          <table:table-cell table:formula="of:=[day_death__csv_all.U9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formula="of:=SUM([day_death__csv_all.A99:.D99])" office:value-type="float" office:value="0" calcext:value-type="float">
            <text:p>0</text:p>
          </table:table-cell>
          <table:table-cell table:formula="of:=SUM([day_death__csv_all.E99:.F99])" office:value-type="float" office:value="0" calcext:value-type="float">
            <text:p>0</text:p>
          </table:table-cell>
          <table:table-cell table:formula="of:=SUM([day_death__csv_all.G99:.H99])" office:value-type="float" office:value="1" calcext:value-type="float">
            <text:p>1</text:p>
          </table:table-cell>
          <table:table-cell table:formula="of:=SUM([day_death__csv_all.I99:.J99])" office:value-type="float" office:value="0" calcext:value-type="float">
            <text:p>0</text:p>
          </table:table-cell>
          <table:table-cell table:formula="of:=SUM([day_death__csv_all.K99:.L99])" office:value-type="float" office:value="0" calcext:value-type="float">
            <text:p>0</text:p>
          </table:table-cell>
          <table:table-cell table:formula="of:=[day_death__csv_all.M99]" office:value-type="float" office:value="0" calcext:value-type="float">
            <text:p>0</text:p>
          </table:table-cell>
          <table:table-cell table:formula="of:=[day_death__csv_all.N99]" office:value-type="float" office:value="0" calcext:value-type="float">
            <text:p>0</text:p>
          </table:table-cell>
          <table:table-cell table:formula="of:=[day_death__csv_all.O99]" office:value-type="float" office:value="0" calcext:value-type="float">
            <text:p>0</text:p>
          </table:table-cell>
          <table:table-cell table:formula="of:=[day_death__csv_all.P99]" office:value-type="float" office:value="1" calcext:value-type="float">
            <text:p>1</text:p>
          </table:table-cell>
          <table:table-cell table:formula="of:=SUM([day_death__csv_all.Q99:.T99])" office:value-type="float" office:value="3" calcext:value-type="float">
            <text:p>3</text:p>
          </table:table-cell>
          <table:table-cell table:formula="of:=[day_death__csv_all.U99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formula="of:=SUM([day_death__csv_all.A100:.D100])" office:value-type="float" office:value="0" calcext:value-type="float">
            <text:p>0</text:p>
          </table:table-cell>
          <table:table-cell table:formula="of:=SUM([day_death__csv_all.E100:.F100])" office:value-type="float" office:value="0" calcext:value-type="float">
            <text:p>0</text:p>
          </table:table-cell>
          <table:table-cell table:formula="of:=SUM([day_death__csv_all.G100:.H100])" office:value-type="float" office:value="0" calcext:value-type="float">
            <text:p>0</text:p>
          </table:table-cell>
          <table:table-cell table:formula="of:=SUM([day_death__csv_all.I100:.J100])" office:value-type="float" office:value="0" calcext:value-type="float">
            <text:p>0</text:p>
          </table:table-cell>
          <table:table-cell table:formula="of:=SUM([day_death__csv_all.K100:.L100])" office:value-type="float" office:value="0" calcext:value-type="float">
            <text:p>0</text:p>
          </table:table-cell>
          <table:table-cell table:formula="of:=[day_death__csv_all.M100]" office:value-type="float" office:value="0" calcext:value-type="float">
            <text:p>0</text:p>
          </table:table-cell>
          <table:table-cell table:formula="of:=[day_death__csv_all.N100]" office:value-type="float" office:value="0" calcext:value-type="float">
            <text:p>0</text:p>
          </table:table-cell>
          <table:table-cell table:formula="of:=[day_death__csv_all.O100]" office:value-type="float" office:value="0" calcext:value-type="float">
            <text:p>0</text:p>
          </table:table-cell>
          <table:table-cell table:formula="of:=[day_death__csv_all.P100]" office:value-type="float" office:value="2" calcext:value-type="float">
            <text:p>2</text:p>
          </table:table-cell>
          <table:table-cell table:formula="of:=SUM([day_death__csv_all.Q100:.T100])" office:value-type="float" office:value="4" calcext:value-type="float">
            <text:p>4</text:p>
          </table:table-cell>
          <table:table-cell table:formula="of:=[day_death__csv_all.U100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formula="of:=SUM([day_death__csv_all.A101:.D101])" office:value-type="float" office:value="0" calcext:value-type="float">
            <text:p>0</text:p>
          </table:table-cell>
          <table:table-cell table:formula="of:=SUM([day_death__csv_all.E101:.F101])" office:value-type="float" office:value="0" calcext:value-type="float">
            <text:p>0</text:p>
          </table:table-cell>
          <table:table-cell table:formula="of:=SUM([day_death__csv_all.G101:.H101])" office:value-type="float" office:value="0" calcext:value-type="float">
            <text:p>0</text:p>
          </table:table-cell>
          <table:table-cell table:formula="of:=SUM([day_death__csv_all.I101:.J101])" office:value-type="float" office:value="0" calcext:value-type="float">
            <text:p>0</text:p>
          </table:table-cell>
          <table:table-cell table:formula="of:=SUM([day_death__csv_all.K101:.L101])" office:value-type="float" office:value="1" calcext:value-type="float">
            <text:p>1</text:p>
          </table:table-cell>
          <table:table-cell table:formula="of:=[day_death__csv_all.M101]" office:value-type="float" office:value="0" calcext:value-type="float">
            <text:p>0</text:p>
          </table:table-cell>
          <table:table-cell table:formula="of:=[day_death__csv_all.N101]" office:value-type="float" office:value="1" calcext:value-type="float">
            <text:p>1</text:p>
          </table:table-cell>
          <table:table-cell table:formula="of:=[day_death__csv_all.O101]" office:value-type="float" office:value="1" calcext:value-type="float">
            <text:p>1</text:p>
          </table:table-cell>
          <table:table-cell table:formula="of:=[day_death__csv_all.P101]" office:value-type="float" office:value="0" calcext:value-type="float">
            <text:p>0</text:p>
          </table:table-cell>
          <table:table-cell table:formula="of:=SUM([day_death__csv_all.Q101:.T101])" office:value-type="float" office:value="2" calcext:value-type="float">
            <text:p>2</text:p>
          </table:table-cell>
          <table:table-cell table:formula="of:=[day_death__csv_all.U101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formula="of:=SUM([day_death__csv_all.A102:.D102])" office:value-type="float" office:value="0" calcext:value-type="float">
            <text:p>0</text:p>
          </table:table-cell>
          <table:table-cell table:formula="of:=SUM([day_death__csv_all.E102:.F102])" office:value-type="float" office:value="0" calcext:value-type="float">
            <text:p>0</text:p>
          </table:table-cell>
          <table:table-cell table:formula="of:=SUM([day_death__csv_all.G102:.H102])" office:value-type="float" office:value="0" calcext:value-type="float">
            <text:p>0</text:p>
          </table:table-cell>
          <table:table-cell table:formula="of:=SUM([day_death__csv_all.I102:.J102])" office:value-type="float" office:value="0" calcext:value-type="float">
            <text:p>0</text:p>
          </table:table-cell>
          <table:table-cell table:formula="of:=SUM([day_death__csv_all.K102:.L102])" office:value-type="float" office:value="0" calcext:value-type="float">
            <text:p>0</text:p>
          </table:table-cell>
          <table:table-cell table:formula="of:=[day_death__csv_all.M102]" office:value-type="float" office:value="1" calcext:value-type="float">
            <text:p>1</text:p>
          </table:table-cell>
          <table:table-cell table:formula="of:=[day_death__csv_all.N102]" office:value-type="float" office:value="0" calcext:value-type="float">
            <text:p>0</text:p>
          </table:table-cell>
          <table:table-cell table:formula="of:=[day_death__csv_all.O102]" office:value-type="float" office:value="0" calcext:value-type="float">
            <text:p>0</text:p>
          </table:table-cell>
          <table:table-cell table:formula="of:=[day_death__csv_all.P102]" office:value-type="float" office:value="0" calcext:value-type="float">
            <text:p>0</text:p>
          </table:table-cell>
          <table:table-cell table:formula="of:=SUM([day_death__csv_all.Q102:.T102])" office:value-type="float" office:value="9" calcext:value-type="float">
            <text:p>9</text:p>
          </table:table-cell>
          <table:table-cell table:formula="of:=[day_death__csv_all.U102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formula="of:=SUM([day_death__csv_all.A103:.D103])" office:value-type="float" office:value="0" calcext:value-type="float">
            <text:p>0</text:p>
          </table:table-cell>
          <table:table-cell table:formula="of:=SUM([day_death__csv_all.E103:.F103])" office:value-type="float" office:value="0" calcext:value-type="float">
            <text:p>0</text:p>
          </table:table-cell>
          <table:table-cell table:formula="of:=SUM([day_death__csv_all.G103:.H103])" office:value-type="float" office:value="0" calcext:value-type="float">
            <text:p>0</text:p>
          </table:table-cell>
          <table:table-cell table:formula="of:=SUM([day_death__csv_all.I103:.J103])" office:value-type="float" office:value="0" calcext:value-type="float">
            <text:p>0</text:p>
          </table:table-cell>
          <table:table-cell table:formula="of:=SUM([day_death__csv_all.K103:.L103])" office:value-type="float" office:value="3" calcext:value-type="float">
            <text:p>3</text:p>
          </table:table-cell>
          <table:table-cell table:formula="of:=[day_death__csv_all.M103]" office:value-type="float" office:value="0" calcext:value-type="float">
            <text:p>0</text:p>
          </table:table-cell>
          <table:table-cell table:formula="of:=[day_death__csv_all.N103]" office:value-type="float" office:value="0" calcext:value-type="float">
            <text:p>0</text:p>
          </table:table-cell>
          <table:table-cell table:formula="of:=[day_death__csv_all.O103]" office:value-type="float" office:value="0" calcext:value-type="float">
            <text:p>0</text:p>
          </table:table-cell>
          <table:table-cell table:formula="of:=[day_death__csv_all.P103]" office:value-type="float" office:value="1" calcext:value-type="float">
            <text:p>1</text:p>
          </table:table-cell>
          <table:table-cell table:formula="of:=SUM([day_death__csv_all.Q103:.T103])" office:value-type="float" office:value="9" calcext:value-type="float">
            <text:p>9</text:p>
          </table:table-cell>
          <table:table-cell table:formula="of:=[day_death__csv_all.U103]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formula="of:=SUM([day_death__csv_all.A104:.D104])" office:value-type="float" office:value="0" calcext:value-type="float">
            <text:p>0</text:p>
          </table:table-cell>
          <table:table-cell table:formula="of:=SUM([day_death__csv_all.E104:.F104])" office:value-type="float" office:value="0" calcext:value-type="float">
            <text:p>0</text:p>
          </table:table-cell>
          <table:table-cell table:formula="of:=SUM([day_death__csv_all.G104:.H104])" office:value-type="float" office:value="0" calcext:value-type="float">
            <text:p>0</text:p>
          </table:table-cell>
          <table:table-cell table:formula="of:=SUM([day_death__csv_all.I104:.J104])" office:value-type="float" office:value="0" calcext:value-type="float">
            <text:p>0</text:p>
          </table:table-cell>
          <table:table-cell table:formula="of:=SUM([day_death__csv_all.K104:.L104])" office:value-type="float" office:value="0" calcext:value-type="float">
            <text:p>0</text:p>
          </table:table-cell>
          <table:table-cell table:formula="of:=[day_death__csv_all.M104]" office:value-type="float" office:value="0" calcext:value-type="float">
            <text:p>0</text:p>
          </table:table-cell>
          <table:table-cell table:formula="of:=[day_death__csv_all.N104]" office:value-type="float" office:value="0" calcext:value-type="float">
            <text:p>0</text:p>
          </table:table-cell>
          <table:table-cell table:formula="of:=[day_death__csv_all.O104]" office:value-type="float" office:value="2" calcext:value-type="float">
            <text:p>2</text:p>
          </table:table-cell>
          <table:table-cell table:formula="of:=[day_death__csv_all.P104]" office:value-type="float" office:value="1" calcext:value-type="float">
            <text:p>1</text:p>
          </table:table-cell>
          <table:table-cell table:formula="of:=SUM([day_death__csv_all.Q104:.T104])" office:value-type="float" office:value="12" calcext:value-type="float">
            <text:p>12</text:p>
          </table:table-cell>
          <table:table-cell table:formula="of:=[day_death__csv_all.U104]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formula="of:=SUM([day_death__csv_all.A105:.D105])" office:value-type="float" office:value="0" calcext:value-type="float">
            <text:p>0</text:p>
          </table:table-cell>
          <table:table-cell table:formula="of:=SUM([day_death__csv_all.E105:.F105])" office:value-type="float" office:value="0" calcext:value-type="float">
            <text:p>0</text:p>
          </table:table-cell>
          <table:table-cell table:formula="of:=SUM([day_death__csv_all.G105:.H105])" office:value-type="float" office:value="0" calcext:value-type="float">
            <text:p>0</text:p>
          </table:table-cell>
          <table:table-cell table:formula="of:=SUM([day_death__csv_all.I105:.J105])" office:value-type="float" office:value="0" calcext:value-type="float">
            <text:p>0</text:p>
          </table:table-cell>
          <table:table-cell table:formula="of:=SUM([day_death__csv_all.K105:.L105])" office:value-type="float" office:value="0" calcext:value-type="float">
            <text:p>0</text:p>
          </table:table-cell>
          <table:table-cell table:formula="of:=[day_death__csv_all.M105]" office:value-type="float" office:value="0" calcext:value-type="float">
            <text:p>0</text:p>
          </table:table-cell>
          <table:table-cell table:formula="of:=[day_death__csv_all.N105]" office:value-type="float" office:value="2" calcext:value-type="float">
            <text:p>2</text:p>
          </table:table-cell>
          <table:table-cell table:formula="of:=[day_death__csv_all.O105]" office:value-type="float" office:value="0" calcext:value-type="float">
            <text:p>0</text:p>
          </table:table-cell>
          <table:table-cell table:formula="of:=[day_death__csv_all.P105]" office:value-type="float" office:value="0" calcext:value-type="float">
            <text:p>0</text:p>
          </table:table-cell>
          <table:table-cell table:formula="of:=SUM([day_death__csv_all.Q105:.T105])" office:value-type="float" office:value="4" calcext:value-type="float">
            <text:p>4</text:p>
          </table:table-cell>
          <table:table-cell table:formula="of:=[day_death__csv_all.U105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formula="of:=SUM([day_death__csv_all.A106:.D106])" office:value-type="float" office:value="0" calcext:value-type="float">
            <text:p>0</text:p>
          </table:table-cell>
          <table:table-cell table:formula="of:=SUM([day_death__csv_all.E106:.F106])" office:value-type="float" office:value="0" calcext:value-type="float">
            <text:p>0</text:p>
          </table:table-cell>
          <table:table-cell table:formula="of:=SUM([day_death__csv_all.G106:.H106])" office:value-type="float" office:value="0" calcext:value-type="float">
            <text:p>0</text:p>
          </table:table-cell>
          <table:table-cell table:formula="of:=SUM([day_death__csv_all.I106:.J106])" office:value-type="float" office:value="0" calcext:value-type="float">
            <text:p>0</text:p>
          </table:table-cell>
          <table:table-cell table:formula="of:=SUM([day_death__csv_all.K106:.L106])" office:value-type="float" office:value="0" calcext:value-type="float">
            <text:p>0</text:p>
          </table:table-cell>
          <table:table-cell table:formula="of:=[day_death__csv_all.M106]" office:value-type="float" office:value="0" calcext:value-type="float">
            <text:p>0</text:p>
          </table:table-cell>
          <table:table-cell table:formula="of:=[day_death__csv_all.N106]" office:value-type="float" office:value="0" calcext:value-type="float">
            <text:p>0</text:p>
          </table:table-cell>
          <table:table-cell table:formula="of:=[day_death__csv_all.O106]" office:value-type="float" office:value="0" calcext:value-type="float">
            <text:p>0</text:p>
          </table:table-cell>
          <table:table-cell table:formula="of:=[day_death__csv_all.P106]" office:value-type="float" office:value="0" calcext:value-type="float">
            <text:p>0</text:p>
          </table:table-cell>
          <table:table-cell table:formula="of:=SUM([day_death__csv_all.Q106:.T106])" office:value-type="float" office:value="2" calcext:value-type="float">
            <text:p>2</text:p>
          </table:table-cell>
          <table:table-cell table:formula="of:=[day_death__csv_all.U106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SUM([day_death__csv_all.A107:.D107])" office:value-type="float" office:value="0" calcext:value-type="float">
            <text:p>0</text:p>
          </table:table-cell>
          <table:table-cell table:formula="of:=SUM([day_death__csv_all.E107:.F107])" office:value-type="float" office:value="0" calcext:value-type="float">
            <text:p>0</text:p>
          </table:table-cell>
          <table:table-cell table:formula="of:=SUM([day_death__csv_all.G107:.H107])" office:value-type="float" office:value="0" calcext:value-type="float">
            <text:p>0</text:p>
          </table:table-cell>
          <table:table-cell table:formula="of:=SUM([day_death__csv_all.I107:.J107])" office:value-type="float" office:value="0" calcext:value-type="float">
            <text:p>0</text:p>
          </table:table-cell>
          <table:table-cell table:formula="of:=SUM([day_death__csv_all.K107:.L107])" office:value-type="float" office:value="0" calcext:value-type="float">
            <text:p>0</text:p>
          </table:table-cell>
          <table:table-cell table:formula="of:=[day_death__csv_all.M107]" office:value-type="float" office:value="0" calcext:value-type="float">
            <text:p>0</text:p>
          </table:table-cell>
          <table:table-cell table:formula="of:=[day_death__csv_all.N107]" office:value-type="float" office:value="0" calcext:value-type="float">
            <text:p>0</text:p>
          </table:table-cell>
          <table:table-cell table:formula="of:=[day_death__csv_all.O107]" office:value-type="float" office:value="1" calcext:value-type="float">
            <text:p>1</text:p>
          </table:table-cell>
          <table:table-cell table:formula="of:=[day_death__csv_all.P107]" office:value-type="float" office:value="1" calcext:value-type="float">
            <text:p>1</text:p>
          </table:table-cell>
          <table:table-cell table:formula="of:=SUM([day_death__csv_all.Q107:.T107])" office:value-type="float" office:value="1" calcext:value-type="float">
            <text:p>1</text:p>
          </table:table-cell>
          <table:table-cell table:formula="of:=[day_death__csv_all.U107]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SUM([day_death__csv_all.A108:.D108])" office:value-type="float" office:value="0" calcext:value-type="float">
            <text:p>0</text:p>
          </table:table-cell>
          <table:table-cell table:formula="of:=SUM([day_death__csv_all.E108:.F108])" office:value-type="float" office:value="0" calcext:value-type="float">
            <text:p>0</text:p>
          </table:table-cell>
          <table:table-cell table:formula="of:=SUM([day_death__csv_all.G108:.H108])" office:value-type="float" office:value="0" calcext:value-type="float">
            <text:p>0</text:p>
          </table:table-cell>
          <table:table-cell table:formula="of:=SUM([day_death__csv_all.I108:.J108])" office:value-type="float" office:value="0" calcext:value-type="float">
            <text:p>0</text:p>
          </table:table-cell>
          <table:table-cell table:formula="of:=SUM([day_death__csv_all.K108:.L108])" office:value-type="float" office:value="0" calcext:value-type="float">
            <text:p>0</text:p>
          </table:table-cell>
          <table:table-cell table:formula="of:=[day_death__csv_all.M108]" office:value-type="float" office:value="0" calcext:value-type="float">
            <text:p>0</text:p>
          </table:table-cell>
          <table:table-cell table:formula="of:=[day_death__csv_all.N108]" office:value-type="float" office:value="2" calcext:value-type="float">
            <text:p>2</text:p>
          </table:table-cell>
          <table:table-cell table:formula="of:=[day_death__csv_all.O108]" office:value-type="float" office:value="1" calcext:value-type="float">
            <text:p>1</text:p>
          </table:table-cell>
          <table:table-cell table:formula="of:=[day_death__csv_all.P108]" office:value-type="float" office:value="2" calcext:value-type="float">
            <text:p>2</text:p>
          </table:table-cell>
          <table:table-cell table:formula="of:=SUM([day_death__csv_all.Q108:.T108])" office:value-type="float" office:value="10" calcext:value-type="float">
            <text:p>10</text:p>
          </table:table-cell>
          <table:table-cell table:formula="of:=[day_death__csv_all.U108]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formula="of:=SUM([day_death__csv_all.A109:.D109])" office:value-type="float" office:value="0" calcext:value-type="float">
            <text:p>0</text:p>
          </table:table-cell>
          <table:table-cell table:formula="of:=SUM([day_death__csv_all.E109:.F109])" office:value-type="float" office:value="0" calcext:value-type="float">
            <text:p>0</text:p>
          </table:table-cell>
          <table:table-cell table:formula="of:=SUM([day_death__csv_all.G109:.H109])" office:value-type="float" office:value="0" calcext:value-type="float">
            <text:p>0</text:p>
          </table:table-cell>
          <table:table-cell table:formula="of:=SUM([day_death__csv_all.I109:.J109])" office:value-type="float" office:value="0" calcext:value-type="float">
            <text:p>0</text:p>
          </table:table-cell>
          <table:table-cell table:formula="of:=SUM([day_death__csv_all.K109:.L109])" office:value-type="float" office:value="0" calcext:value-type="float">
            <text:p>0</text:p>
          </table:table-cell>
          <table:table-cell table:formula="of:=[day_death__csv_all.M109]" office:value-type="float" office:value="0" calcext:value-type="float">
            <text:p>0</text:p>
          </table:table-cell>
          <table:table-cell table:formula="of:=[day_death__csv_all.N109]" office:value-type="float" office:value="0" calcext:value-type="float">
            <text:p>0</text:p>
          </table:table-cell>
          <table:table-cell table:formula="of:=[day_death__csv_all.O109]" office:value-type="float" office:value="2" calcext:value-type="float">
            <text:p>2</text:p>
          </table:table-cell>
          <table:table-cell table:formula="of:=[day_death__csv_all.P109]" office:value-type="float" office:value="1" calcext:value-type="float">
            <text:p>1</text:p>
          </table:table-cell>
          <table:table-cell table:formula="of:=SUM([day_death__csv_all.Q109:.T109])" office:value-type="float" office:value="8" calcext:value-type="float">
            <text:p>8</text:p>
          </table:table-cell>
          <table:table-cell table:formula="of:=[day_death__csv_all.U109]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formula="of:=SUM([day_death__csv_all.A110:.D110])" office:value-type="float" office:value="0" calcext:value-type="float">
            <text:p>0</text:p>
          </table:table-cell>
          <table:table-cell table:formula="of:=SUM([day_death__csv_all.E110:.F110])" office:value-type="float" office:value="0" calcext:value-type="float">
            <text:p>0</text:p>
          </table:table-cell>
          <table:table-cell table:formula="of:=SUM([day_death__csv_all.G110:.H110])" office:value-type="float" office:value="0" calcext:value-type="float">
            <text:p>0</text:p>
          </table:table-cell>
          <table:table-cell table:formula="of:=SUM([day_death__csv_all.I110:.J110])" office:value-type="float" office:value="0" calcext:value-type="float">
            <text:p>0</text:p>
          </table:table-cell>
          <table:table-cell table:formula="of:=SUM([day_death__csv_all.K110:.L110])" office:value-type="float" office:value="0" calcext:value-type="float">
            <text:p>0</text:p>
          </table:table-cell>
          <table:table-cell table:formula="of:=[day_death__csv_all.M110]" office:value-type="float" office:value="0" calcext:value-type="float">
            <text:p>0</text:p>
          </table:table-cell>
          <table:table-cell table:formula="of:=[day_death__csv_all.N110]" office:value-type="float" office:value="0" calcext:value-type="float">
            <text:p>0</text:p>
          </table:table-cell>
          <table:table-cell table:formula="of:=[day_death__csv_all.O110]" office:value-type="float" office:value="0" calcext:value-type="float">
            <text:p>0</text:p>
          </table:table-cell>
          <table:table-cell table:formula="of:=[day_death__csv_all.P110]" office:value-type="float" office:value="0" calcext:value-type="float">
            <text:p>0</text:p>
          </table:table-cell>
          <table:table-cell table:formula="of:=SUM([day_death__csv_all.Q110:.T110])" office:value-type="float" office:value="2" calcext:value-type="float">
            <text:p>2</text:p>
          </table:table-cell>
          <table:table-cell table:formula="of:=[day_death__csv_all.U11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SUM([day_death__csv_all.A111:.D111])" office:value-type="float" office:value="0" calcext:value-type="float">
            <text:p>0</text:p>
          </table:table-cell>
          <table:table-cell table:formula="of:=SUM([day_death__csv_all.E111:.F111])" office:value-type="float" office:value="0" calcext:value-type="float">
            <text:p>0</text:p>
          </table:table-cell>
          <table:table-cell table:formula="of:=SUM([day_death__csv_all.G111:.H111])" office:value-type="float" office:value="0" calcext:value-type="float">
            <text:p>0</text:p>
          </table:table-cell>
          <table:table-cell table:formula="of:=SUM([day_death__csv_all.I111:.J111])" office:value-type="float" office:value="0" calcext:value-type="float">
            <text:p>0</text:p>
          </table:table-cell>
          <table:table-cell table:formula="of:=SUM([day_death__csv_all.K111:.L111])" office:value-type="float" office:value="0" calcext:value-type="float">
            <text:p>0</text:p>
          </table:table-cell>
          <table:table-cell table:formula="of:=[day_death__csv_all.M111]" office:value-type="float" office:value="0" calcext:value-type="float">
            <text:p>0</text:p>
          </table:table-cell>
          <table:table-cell table:formula="of:=[day_death__csv_all.N111]" office:value-type="float" office:value="0" calcext:value-type="float">
            <text:p>0</text:p>
          </table:table-cell>
          <table:table-cell table:formula="of:=[day_death__csv_all.O111]" office:value-type="float" office:value="1" calcext:value-type="float">
            <text:p>1</text:p>
          </table:table-cell>
          <table:table-cell table:formula="of:=[day_death__csv_all.P111]" office:value-type="float" office:value="2" calcext:value-type="float">
            <text:p>2</text:p>
          </table:table-cell>
          <table:table-cell table:formula="of:=SUM([day_death__csv_all.Q111:.T111])" office:value-type="float" office:value="6" calcext:value-type="float">
            <text:p>6</text:p>
          </table:table-cell>
          <table:table-cell table:formula="of:=[day_death__csv_all.U11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formula="of:=SUM([day_death__csv_all.A112:.D112])" office:value-type="float" office:value="0" calcext:value-type="float">
            <text:p>0</text:p>
          </table:table-cell>
          <table:table-cell table:formula="of:=SUM([day_death__csv_all.E112:.F112])" office:value-type="float" office:value="0" calcext:value-type="float">
            <text:p>0</text:p>
          </table:table-cell>
          <table:table-cell table:formula="of:=SUM([day_death__csv_all.G112:.H112])" office:value-type="float" office:value="0" calcext:value-type="float">
            <text:p>0</text:p>
          </table:table-cell>
          <table:table-cell table:formula="of:=SUM([day_death__csv_all.I112:.J112])" office:value-type="float" office:value="0" calcext:value-type="float">
            <text:p>0</text:p>
          </table:table-cell>
          <table:table-cell table:formula="of:=SUM([day_death__csv_all.K112:.L112])" office:value-type="float" office:value="0" calcext:value-type="float">
            <text:p>0</text:p>
          </table:table-cell>
          <table:table-cell table:formula="of:=[day_death__csv_all.M112]" office:value-type="float" office:value="1" calcext:value-type="float">
            <text:p>1</text:p>
          </table:table-cell>
          <table:table-cell table:formula="of:=[day_death__csv_all.N112]" office:value-type="float" office:value="0" calcext:value-type="float">
            <text:p>0</text:p>
          </table:table-cell>
          <table:table-cell table:formula="of:=[day_death__csv_all.O112]" office:value-type="float" office:value="0" calcext:value-type="float">
            <text:p>0</text:p>
          </table:table-cell>
          <table:table-cell table:formula="of:=[day_death__csv_all.P112]" office:value-type="float" office:value="1" calcext:value-type="float">
            <text:p>1</text:p>
          </table:table-cell>
          <table:table-cell table:formula="of:=SUM([day_death__csv_all.Q112:.T112])" office:value-type="float" office:value="2" calcext:value-type="float">
            <text:p>2</text:p>
          </table:table-cell>
          <table:table-cell table:formula="of:=[day_death__csv_all.U11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formula="of:=SUM([day_death__csv_all.A113:.D113])" office:value-type="float" office:value="0" calcext:value-type="float">
            <text:p>0</text:p>
          </table:table-cell>
          <table:table-cell table:formula="of:=SUM([day_death__csv_all.E113:.F113])" office:value-type="float" office:value="0" calcext:value-type="float">
            <text:p>0</text:p>
          </table:table-cell>
          <table:table-cell table:formula="of:=SUM([day_death__csv_all.G113:.H113])" office:value-type="float" office:value="0" calcext:value-type="float">
            <text:p>0</text:p>
          </table:table-cell>
          <table:table-cell table:formula="of:=SUM([day_death__csv_all.I113:.J113])" office:value-type="float" office:value="0" calcext:value-type="float">
            <text:p>0</text:p>
          </table:table-cell>
          <table:table-cell table:formula="of:=SUM([day_death__csv_all.K113:.L113])" office:value-type="float" office:value="0" calcext:value-type="float">
            <text:p>0</text:p>
          </table:table-cell>
          <table:table-cell table:formula="of:=[day_death__csv_all.M113]" office:value-type="float" office:value="0" calcext:value-type="float">
            <text:p>0</text:p>
          </table:table-cell>
          <table:table-cell table:formula="of:=[day_death__csv_all.N113]" office:value-type="float" office:value="0" calcext:value-type="float">
            <text:p>0</text:p>
          </table:table-cell>
          <table:table-cell table:formula="of:=[day_death__csv_all.O113]" office:value-type="float" office:value="0" calcext:value-type="float">
            <text:p>0</text:p>
          </table:table-cell>
          <table:table-cell table:formula="of:=[day_death__csv_all.P113]" office:value-type="float" office:value="1" calcext:value-type="float">
            <text:p>1</text:p>
          </table:table-cell>
          <table:table-cell table:formula="of:=SUM([day_death__csv_all.Q113:.T113])" office:value-type="float" office:value="1" calcext:value-type="float">
            <text:p>1</text:p>
          </table:table-cell>
          <table:table-cell table:formula="of:=[day_death__csv_all.U113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SUM([day_death__csv_all.A114:.D114])" office:value-type="float" office:value="0" calcext:value-type="float">
            <text:p>0</text:p>
          </table:table-cell>
          <table:table-cell table:formula="of:=SUM([day_death__csv_all.E114:.F114])" office:value-type="float" office:value="0" calcext:value-type="float">
            <text:p>0</text:p>
          </table:table-cell>
          <table:table-cell table:formula="of:=SUM([day_death__csv_all.G114:.H114])" office:value-type="float" office:value="0" calcext:value-type="float">
            <text:p>0</text:p>
          </table:table-cell>
          <table:table-cell table:formula="of:=SUM([day_death__csv_all.I114:.J114])" office:value-type="float" office:value="0" calcext:value-type="float">
            <text:p>0</text:p>
          </table:table-cell>
          <table:table-cell table:formula="of:=SUM([day_death__csv_all.K114:.L114])" office:value-type="float" office:value="0" calcext:value-type="float">
            <text:p>0</text:p>
          </table:table-cell>
          <table:table-cell table:formula="of:=[day_death__csv_all.M114]" office:value-type="float" office:value="1" calcext:value-type="float">
            <text:p>1</text:p>
          </table:table-cell>
          <table:table-cell table:formula="of:=[day_death__csv_all.N114]" office:value-type="float" office:value="0" calcext:value-type="float">
            <text:p>0</text:p>
          </table:table-cell>
          <table:table-cell table:formula="of:=[day_death__csv_all.O114]" office:value-type="float" office:value="0" calcext:value-type="float">
            <text:p>0</text:p>
          </table:table-cell>
          <table:table-cell table:formula="of:=[day_death__csv_all.P114]" office:value-type="float" office:value="1" calcext:value-type="float">
            <text:p>1</text:p>
          </table:table-cell>
          <table:table-cell table:formula="of:=SUM([day_death__csv_all.Q114:.T114])" office:value-type="float" office:value="4" calcext:value-type="float">
            <text:p>4</text:p>
          </table:table-cell>
          <table:table-cell table:formula="of:=[day_death__csv_all.U114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formula="of:=SUM([day_death__csv_all.A115:.D115])" office:value-type="float" office:value="0" calcext:value-type="float">
            <text:p>0</text:p>
          </table:table-cell>
          <table:table-cell table:formula="of:=SUM([day_death__csv_all.E115:.F115])" office:value-type="float" office:value="0" calcext:value-type="float">
            <text:p>0</text:p>
          </table:table-cell>
          <table:table-cell table:formula="of:=SUM([day_death__csv_all.G115:.H115])" office:value-type="float" office:value="0" calcext:value-type="float">
            <text:p>0</text:p>
          </table:table-cell>
          <table:table-cell table:formula="of:=SUM([day_death__csv_all.I115:.J115])" office:value-type="float" office:value="0" calcext:value-type="float">
            <text:p>0</text:p>
          </table:table-cell>
          <table:table-cell table:formula="of:=SUM([day_death__csv_all.K115:.L115])" office:value-type="float" office:value="0" calcext:value-type="float">
            <text:p>0</text:p>
          </table:table-cell>
          <table:table-cell table:formula="of:=[day_death__csv_all.M115]" office:value-type="float" office:value="0" calcext:value-type="float">
            <text:p>0</text:p>
          </table:table-cell>
          <table:table-cell table:formula="of:=[day_death__csv_all.N115]" office:value-type="float" office:value="0" calcext:value-type="float">
            <text:p>0</text:p>
          </table:table-cell>
          <table:table-cell table:formula="of:=[day_death__csv_all.O115]" office:value-type="float" office:value="0" calcext:value-type="float">
            <text:p>0</text:p>
          </table:table-cell>
          <table:table-cell table:formula="of:=[day_death__csv_all.P115]" office:value-type="float" office:value="2" calcext:value-type="float">
            <text:p>2</text:p>
          </table:table-cell>
          <table:table-cell table:formula="of:=SUM([day_death__csv_all.Q115:.T115])" office:value-type="float" office:value="3" calcext:value-type="float">
            <text:p>3</text:p>
          </table:table-cell>
          <table:table-cell table:formula="of:=[day_death__csv_all.U115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formula="of:=SUM([day_death__csv_all.A116:.D116])" office:value-type="float" office:value="0" calcext:value-type="float">
            <text:p>0</text:p>
          </table:table-cell>
          <table:table-cell table:formula="of:=SUM([day_death__csv_all.E116:.F116])" office:value-type="float" office:value="0" calcext:value-type="float">
            <text:p>0</text:p>
          </table:table-cell>
          <table:table-cell table:formula="of:=SUM([day_death__csv_all.G116:.H116])" office:value-type="float" office:value="0" calcext:value-type="float">
            <text:p>0</text:p>
          </table:table-cell>
          <table:table-cell table:formula="of:=SUM([day_death__csv_all.I116:.J116])" office:value-type="float" office:value="0" calcext:value-type="float">
            <text:p>0</text:p>
          </table:table-cell>
          <table:table-cell table:formula="of:=SUM([day_death__csv_all.K116:.L116])" office:value-type="float" office:value="0" calcext:value-type="float">
            <text:p>0</text:p>
          </table:table-cell>
          <table:table-cell table:formula="of:=[day_death__csv_all.M116]" office:value-type="float" office:value="0" calcext:value-type="float">
            <text:p>0</text:p>
          </table:table-cell>
          <table:table-cell table:formula="of:=[day_death__csv_all.N116]" office:value-type="float" office:value="1" calcext:value-type="float">
            <text:p>1</text:p>
          </table:table-cell>
          <table:table-cell table:formula="of:=[day_death__csv_all.O116]" office:value-type="float" office:value="1" calcext:value-type="float">
            <text:p>1</text:p>
          </table:table-cell>
          <table:table-cell table:formula="of:=[day_death__csv_all.P116]" office:value-type="float" office:value="0" calcext:value-type="float">
            <text:p>0</text:p>
          </table:table-cell>
          <table:table-cell table:formula="of:=SUM([day_death__csv_all.Q116:.T116])" office:value-type="float" office:value="2" calcext:value-type="float">
            <text:p>2</text:p>
          </table:table-cell>
          <table:table-cell table:formula="of:=[day_death__csv_all.U11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formula="of:=SUM([day_death__csv_all.A117:.D117])" office:value-type="float" office:value="0" calcext:value-type="float">
            <text:p>0</text:p>
          </table:table-cell>
          <table:table-cell table:formula="of:=SUM([day_death__csv_all.E117:.F117])" office:value-type="float" office:value="0" calcext:value-type="float">
            <text:p>0</text:p>
          </table:table-cell>
          <table:table-cell table:formula="of:=SUM([day_death__csv_all.G117:.H117])" office:value-type="float" office:value="0" calcext:value-type="float">
            <text:p>0</text:p>
          </table:table-cell>
          <table:table-cell table:formula="of:=SUM([day_death__csv_all.I117:.J117])" office:value-type="float" office:value="1" calcext:value-type="float">
            <text:p>1</text:p>
          </table:table-cell>
          <table:table-cell table:formula="of:=SUM([day_death__csv_all.K117:.L117])" office:value-type="float" office:value="0" calcext:value-type="float">
            <text:p>0</text:p>
          </table:table-cell>
          <table:table-cell table:formula="of:=[day_death__csv_all.M117]" office:value-type="float" office:value="0" calcext:value-type="float">
            <text:p>0</text:p>
          </table:table-cell>
          <table:table-cell table:formula="of:=[day_death__csv_all.N117]" office:value-type="float" office:value="0" calcext:value-type="float">
            <text:p>0</text:p>
          </table:table-cell>
          <table:table-cell table:formula="of:=[day_death__csv_all.O117]" office:value-type="float" office:value="0" calcext:value-type="float">
            <text:p>0</text:p>
          </table:table-cell>
          <table:table-cell table:formula="of:=[day_death__csv_all.P117]" office:value-type="float" office:value="0" calcext:value-type="float">
            <text:p>0</text:p>
          </table:table-cell>
          <table:table-cell table:formula="of:=SUM([day_death__csv_all.Q117:.T117])" office:value-type="float" office:value="3" calcext:value-type="float">
            <text:p>3</text:p>
          </table:table-cell>
          <table:table-cell table:formula="of:=[day_death__csv_all.U11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formula="of:=SUM([day_death__csv_all.A118:.D118])" office:value-type="float" office:value="0" calcext:value-type="float">
            <text:p>0</text:p>
          </table:table-cell>
          <table:table-cell table:formula="of:=SUM([day_death__csv_all.E118:.F118])" office:value-type="float" office:value="0" calcext:value-type="float">
            <text:p>0</text:p>
          </table:table-cell>
          <table:table-cell table:formula="of:=SUM([day_death__csv_all.G118:.H118])" office:value-type="float" office:value="0" calcext:value-type="float">
            <text:p>0</text:p>
          </table:table-cell>
          <table:table-cell table:formula="of:=SUM([day_death__csv_all.I118:.J118])" office:value-type="float" office:value="0" calcext:value-type="float">
            <text:p>0</text:p>
          </table:table-cell>
          <table:table-cell table:formula="of:=SUM([day_death__csv_all.K118:.L118])" office:value-type="float" office:value="0" calcext:value-type="float">
            <text:p>0</text:p>
          </table:table-cell>
          <table:table-cell table:formula="of:=[day_death__csv_all.M118]" office:value-type="float" office:value="0" calcext:value-type="float">
            <text:p>0</text:p>
          </table:table-cell>
          <table:table-cell table:formula="of:=[day_death__csv_all.N118]" office:value-type="float" office:value="1" calcext:value-type="float">
            <text:p>1</text:p>
          </table:table-cell>
          <table:table-cell table:formula="of:=[day_death__csv_all.O118]" office:value-type="float" office:value="0" calcext:value-type="float">
            <text:p>0</text:p>
          </table:table-cell>
          <table:table-cell table:formula="of:=[day_death__csv_all.P118]" office:value-type="float" office:value="0" calcext:value-type="float">
            <text:p>0</text:p>
          </table:table-cell>
          <table:table-cell table:formula="of:=SUM([day_death__csv_all.Q118:.T118])" office:value-type="float" office:value="2" calcext:value-type="float">
            <text:p>2</text:p>
          </table:table-cell>
          <table:table-cell table:formula="of:=[day_death__csv_all.U118]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SUM([day_death__csv_all.A119:.D119])" office:value-type="float" office:value="0" calcext:value-type="float">
            <text:p>0</text:p>
          </table:table-cell>
          <table:table-cell table:formula="of:=SUM([day_death__csv_all.E119:.F119])" office:value-type="float" office:value="0" calcext:value-type="float">
            <text:p>0</text:p>
          </table:table-cell>
          <table:table-cell table:formula="of:=SUM([day_death__csv_all.G119:.H119])" office:value-type="float" office:value="0" calcext:value-type="float">
            <text:p>0</text:p>
          </table:table-cell>
          <table:table-cell table:formula="of:=SUM([day_death__csv_all.I119:.J119])" office:value-type="float" office:value="0" calcext:value-type="float">
            <text:p>0</text:p>
          </table:table-cell>
          <table:table-cell table:formula="of:=SUM([day_death__csv_all.K119:.L119])" office:value-type="float" office:value="0" calcext:value-type="float">
            <text:p>0</text:p>
          </table:table-cell>
          <table:table-cell table:formula="of:=[day_death__csv_all.M119]" office:value-type="float" office:value="0" calcext:value-type="float">
            <text:p>0</text:p>
          </table:table-cell>
          <table:table-cell table:formula="of:=[day_death__csv_all.N119]" office:value-type="float" office:value="0" calcext:value-type="float">
            <text:p>0</text:p>
          </table:table-cell>
          <table:table-cell table:formula="of:=[day_death__csv_all.O119]" office:value-type="float" office:value="1" calcext:value-type="float">
            <text:p>1</text:p>
          </table:table-cell>
          <table:table-cell table:formula="of:=[day_death__csv_all.P119]" office:value-type="float" office:value="1" calcext:value-type="float">
            <text:p>1</text:p>
          </table:table-cell>
          <table:table-cell table:formula="of:=SUM([day_death__csv_all.Q119:.T119])" office:value-type="float" office:value="6" calcext:value-type="float">
            <text:p>6</text:p>
          </table:table-cell>
          <table:table-cell table:formula="of:=[day_death__csv_all.U119]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formula="of:=SUM([day_death__csv_all.A120:.D120])" office:value-type="float" office:value="0" calcext:value-type="float">
            <text:p>0</text:p>
          </table:table-cell>
          <table:table-cell table:formula="of:=SUM([day_death__csv_all.E120:.F120])" office:value-type="float" office:value="0" calcext:value-type="float">
            <text:p>0</text:p>
          </table:table-cell>
          <table:table-cell table:formula="of:=SUM([day_death__csv_all.G120:.H120])" office:value-type="float" office:value="0" calcext:value-type="float">
            <text:p>0</text:p>
          </table:table-cell>
          <table:table-cell table:formula="of:=SUM([day_death__csv_all.I120:.J120])" office:value-type="float" office:value="0" calcext:value-type="float">
            <text:p>0</text:p>
          </table:table-cell>
          <table:table-cell table:formula="of:=SUM([day_death__csv_all.K120:.L120])" office:value-type="float" office:value="0" calcext:value-type="float">
            <text:p>0</text:p>
          </table:table-cell>
          <table:table-cell table:formula="of:=[day_death__csv_all.M120]" office:value-type="float" office:value="0" calcext:value-type="float">
            <text:p>0</text:p>
          </table:table-cell>
          <table:table-cell table:formula="of:=[day_death__csv_all.N120]" office:value-type="float" office:value="1" calcext:value-type="float">
            <text:p>1</text:p>
          </table:table-cell>
          <table:table-cell table:formula="of:=[day_death__csv_all.O120]" office:value-type="float" office:value="0" calcext:value-type="float">
            <text:p>0</text:p>
          </table:table-cell>
          <table:table-cell table:formula="of:=[day_death__csv_all.P120]" office:value-type="float" office:value="0" calcext:value-type="float">
            <text:p>0</text:p>
          </table:table-cell>
          <table:table-cell table:formula="of:=SUM([day_death__csv_all.Q120:.T120])" office:value-type="float" office:value="0" calcext:value-type="float">
            <text:p>0</text:p>
          </table:table-cell>
          <table:table-cell table:formula="of:=[day_death__csv_all.U120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SUM([day_death__csv_all.A121:.D121])" office:value-type="float" office:value="0" calcext:value-type="float">
            <text:p>0</text:p>
          </table:table-cell>
          <table:table-cell table:formula="of:=SUM([day_death__csv_all.E121:.F121])" office:value-type="float" office:value="0" calcext:value-type="float">
            <text:p>0</text:p>
          </table:table-cell>
          <table:table-cell table:formula="of:=SUM([day_death__csv_all.G121:.H121])" office:value-type="float" office:value="0" calcext:value-type="float">
            <text:p>0</text:p>
          </table:table-cell>
          <table:table-cell table:formula="of:=SUM([day_death__csv_all.I121:.J121])" office:value-type="float" office:value="0" calcext:value-type="float">
            <text:p>0</text:p>
          </table:table-cell>
          <table:table-cell table:formula="of:=SUM([day_death__csv_all.K121:.L121])" office:value-type="float" office:value="0" calcext:value-type="float">
            <text:p>0</text:p>
          </table:table-cell>
          <table:table-cell table:formula="of:=[day_death__csv_all.M121]" office:value-type="float" office:value="0" calcext:value-type="float">
            <text:p>0</text:p>
          </table:table-cell>
          <table:table-cell table:formula="of:=[day_death__csv_all.N121]" office:value-type="float" office:value="0" calcext:value-type="float">
            <text:p>0</text:p>
          </table:table-cell>
          <table:table-cell table:formula="of:=[day_death__csv_all.O121]" office:value-type="float" office:value="0" calcext:value-type="float">
            <text:p>0</text:p>
          </table:table-cell>
          <table:table-cell table:formula="of:=[day_death__csv_all.P121]" office:value-type="float" office:value="0" calcext:value-type="float">
            <text:p>0</text:p>
          </table:table-cell>
          <table:table-cell table:formula="of:=SUM([day_death__csv_all.Q121:.T121])" office:value-type="float" office:value="0" calcext:value-type="float">
            <text:p>0</text:p>
          </table:table-cell>
          <table:table-cell table:formula="of:=[day_death__csv_all.U1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122:.D122])" office:value-type="float" office:value="0" calcext:value-type="float">
            <text:p>0</text:p>
          </table:table-cell>
          <table:table-cell table:formula="of:=SUM([day_death__csv_all.E122:.F122])" office:value-type="float" office:value="0" calcext:value-type="float">
            <text:p>0</text:p>
          </table:table-cell>
          <table:table-cell table:formula="of:=SUM([day_death__csv_all.G122:.H122])" office:value-type="float" office:value="0" calcext:value-type="float">
            <text:p>0</text:p>
          </table:table-cell>
          <table:table-cell table:formula="of:=SUM([day_death__csv_all.I122:.J122])" office:value-type="float" office:value="0" calcext:value-type="float">
            <text:p>0</text:p>
          </table:table-cell>
          <table:table-cell table:formula="of:=SUM([day_death__csv_all.K122:.L122])" office:value-type="float" office:value="0" calcext:value-type="float">
            <text:p>0</text:p>
          </table:table-cell>
          <table:table-cell table:formula="of:=[day_death__csv_all.M122]" office:value-type="float" office:value="0" calcext:value-type="float">
            <text:p>0</text:p>
          </table:table-cell>
          <table:table-cell table:formula="of:=[day_death__csv_all.N122]" office:value-type="float" office:value="0" calcext:value-type="float">
            <text:p>0</text:p>
          </table:table-cell>
          <table:table-cell table:formula="of:=[day_death__csv_all.O122]" office:value-type="float" office:value="0" calcext:value-type="float">
            <text:p>0</text:p>
          </table:table-cell>
          <table:table-cell table:formula="of:=[day_death__csv_all.P122]" office:value-type="float" office:value="2" calcext:value-type="float">
            <text:p>2</text:p>
          </table:table-cell>
          <table:table-cell table:formula="of:=SUM([day_death__csv_all.Q122:.T122])" office:value-type="float" office:value="3" calcext:value-type="float">
            <text:p>3</text:p>
          </table:table-cell>
          <table:table-cell table:formula="of:=[day_death__csv_all.U122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formula="of:=SUM([day_death__csv_all.A123:.D123])" office:value-type="float" office:value="0" calcext:value-type="float">
            <text:p>0</text:p>
          </table:table-cell>
          <table:table-cell table:formula="of:=SUM([day_death__csv_all.E123:.F123])" office:value-type="float" office:value="0" calcext:value-type="float">
            <text:p>0</text:p>
          </table:table-cell>
          <table:table-cell table:formula="of:=SUM([day_death__csv_all.G123:.H123])" office:value-type="float" office:value="0" calcext:value-type="float">
            <text:p>0</text:p>
          </table:table-cell>
          <table:table-cell table:formula="of:=SUM([day_death__csv_all.I123:.J123])" office:value-type="float" office:value="0" calcext:value-type="float">
            <text:p>0</text:p>
          </table:table-cell>
          <table:table-cell table:formula="of:=SUM([day_death__csv_all.K123:.L123])" office:value-type="float" office:value="0" calcext:value-type="float">
            <text:p>0</text:p>
          </table:table-cell>
          <table:table-cell table:formula="of:=[day_death__csv_all.M123]" office:value-type="float" office:value="0" calcext:value-type="float">
            <text:p>0</text:p>
          </table:table-cell>
          <table:table-cell table:formula="of:=[day_death__csv_all.N123]" office:value-type="float" office:value="0" calcext:value-type="float">
            <text:p>0</text:p>
          </table:table-cell>
          <table:table-cell table:formula="of:=[day_death__csv_all.O123]" office:value-type="float" office:value="0" calcext:value-type="float">
            <text:p>0</text:p>
          </table:table-cell>
          <table:table-cell table:formula="of:=[day_death__csv_all.P123]" office:value-type="float" office:value="0" calcext:value-type="float">
            <text:p>0</text:p>
          </table:table-cell>
          <table:table-cell table:formula="of:=SUM([day_death__csv_all.Q123:.T123])" office:value-type="float" office:value="2" calcext:value-type="float">
            <text:p>2</text:p>
          </table:table-cell>
          <table:table-cell table:formula="of:=[day_death__csv_all.U123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SUM([day_death__csv_all.A124:.D124])" office:value-type="float" office:value="0" calcext:value-type="float">
            <text:p>0</text:p>
          </table:table-cell>
          <table:table-cell table:formula="of:=SUM([day_death__csv_all.E124:.F124])" office:value-type="float" office:value="0" calcext:value-type="float">
            <text:p>0</text:p>
          </table:table-cell>
          <table:table-cell table:formula="of:=SUM([day_death__csv_all.G124:.H124])" office:value-type="float" office:value="0" calcext:value-type="float">
            <text:p>0</text:p>
          </table:table-cell>
          <table:table-cell table:formula="of:=SUM([day_death__csv_all.I124:.J124])" office:value-type="float" office:value="1" calcext:value-type="float">
            <text:p>1</text:p>
          </table:table-cell>
          <table:table-cell table:formula="of:=SUM([day_death__csv_all.K124:.L124])" office:value-type="float" office:value="0" calcext:value-type="float">
            <text:p>0</text:p>
          </table:table-cell>
          <table:table-cell table:formula="of:=[day_death__csv_all.M124]" office:value-type="float" office:value="0" calcext:value-type="float">
            <text:p>0</text:p>
          </table:table-cell>
          <table:table-cell table:formula="of:=[day_death__csv_all.N124]" office:value-type="float" office:value="0" calcext:value-type="float">
            <text:p>0</text:p>
          </table:table-cell>
          <table:table-cell table:formula="of:=[day_death__csv_all.O124]" office:value-type="float" office:value="0" calcext:value-type="float">
            <text:p>0</text:p>
          </table:table-cell>
          <table:table-cell table:formula="of:=[day_death__csv_all.P124]" office:value-type="float" office:value="0" calcext:value-type="float">
            <text:p>0</text:p>
          </table:table-cell>
          <table:table-cell table:formula="of:=SUM([day_death__csv_all.Q124:.T124])" office:value-type="float" office:value="2" calcext:value-type="float">
            <text:p>2</text:p>
          </table:table-cell>
          <table:table-cell table:formula="of:=[day_death__csv_all.U124]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SUM([day_death__csv_all.A125:.D125])" office:value-type="float" office:value="0" calcext:value-type="float">
            <text:p>0</text:p>
          </table:table-cell>
          <table:table-cell table:formula="of:=SUM([day_death__csv_all.E125:.F125])" office:value-type="float" office:value="0" calcext:value-type="float">
            <text:p>0</text:p>
          </table:table-cell>
          <table:table-cell table:formula="of:=SUM([day_death__csv_all.G125:.H125])" office:value-type="float" office:value="0" calcext:value-type="float">
            <text:p>0</text:p>
          </table:table-cell>
          <table:table-cell table:formula="of:=SUM([day_death__csv_all.I125:.J125])" office:value-type="float" office:value="0" calcext:value-type="float">
            <text:p>0</text:p>
          </table:table-cell>
          <table:table-cell table:formula="of:=SUM([day_death__csv_all.K125:.L125])" office:value-type="float" office:value="0" calcext:value-type="float">
            <text:p>0</text:p>
          </table:table-cell>
          <table:table-cell table:formula="of:=[day_death__csv_all.M125]" office:value-type="float" office:value="0" calcext:value-type="float">
            <text:p>0</text:p>
          </table:table-cell>
          <table:table-cell table:formula="of:=[day_death__csv_all.N125]" office:value-type="float" office:value="0" calcext:value-type="float">
            <text:p>0</text:p>
          </table:table-cell>
          <table:table-cell table:formula="of:=[day_death__csv_all.O125]" office:value-type="float" office:value="0" calcext:value-type="float">
            <text:p>0</text:p>
          </table:table-cell>
          <table:table-cell table:formula="of:=[day_death__csv_all.P125]" office:value-type="float" office:value="0" calcext:value-type="float">
            <text:p>0</text:p>
          </table:table-cell>
          <table:table-cell table:formula="of:=SUM([day_death__csv_all.Q125:.T125])" office:value-type="float" office:value="3" calcext:value-type="float">
            <text:p>3</text:p>
          </table:table-cell>
          <table:table-cell table:formula="of:=[day_death__csv_all.U125]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SUM([day_death__csv_all.A126:.D126])" office:value-type="float" office:value="0" calcext:value-type="float">
            <text:p>0</text:p>
          </table:table-cell>
          <table:table-cell table:formula="of:=SUM([day_death__csv_all.E126:.F126])" office:value-type="float" office:value="0" calcext:value-type="float">
            <text:p>0</text:p>
          </table:table-cell>
          <table:table-cell table:formula="of:=SUM([day_death__csv_all.G126:.H126])" office:value-type="float" office:value="0" calcext:value-type="float">
            <text:p>0</text:p>
          </table:table-cell>
          <table:table-cell table:formula="of:=SUM([day_death__csv_all.I126:.J126])" office:value-type="float" office:value="0" calcext:value-type="float">
            <text:p>0</text:p>
          </table:table-cell>
          <table:table-cell table:formula="of:=SUM([day_death__csv_all.K126:.L126])" office:value-type="float" office:value="0" calcext:value-type="float">
            <text:p>0</text:p>
          </table:table-cell>
          <table:table-cell table:formula="of:=[day_death__csv_all.M126]" office:value-type="float" office:value="0" calcext:value-type="float">
            <text:p>0</text:p>
          </table:table-cell>
          <table:table-cell table:formula="of:=[day_death__csv_all.N126]" office:value-type="float" office:value="0" calcext:value-type="float">
            <text:p>0</text:p>
          </table:table-cell>
          <table:table-cell table:formula="of:=[day_death__csv_all.O126]" office:value-type="float" office:value="0" calcext:value-type="float">
            <text:p>0</text:p>
          </table:table-cell>
          <table:table-cell table:formula="of:=[day_death__csv_all.P126]" office:value-type="float" office:value="0" calcext:value-type="float">
            <text:p>0</text:p>
          </table:table-cell>
          <table:table-cell table:formula="of:=SUM([day_death__csv_all.Q126:.T126])" office:value-type="float" office:value="2" calcext:value-type="float">
            <text:p>2</text:p>
          </table:table-cell>
          <table:table-cell table:formula="of:=[day_death__csv_all.U126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SUM([day_death__csv_all.A127:.D127])" office:value-type="float" office:value="0" calcext:value-type="float">
            <text:p>0</text:p>
          </table:table-cell>
          <table:table-cell table:formula="of:=SUM([day_death__csv_all.E127:.F127])" office:value-type="float" office:value="0" calcext:value-type="float">
            <text:p>0</text:p>
          </table:table-cell>
          <table:table-cell table:formula="of:=SUM([day_death__csv_all.G127:.H127])" office:value-type="float" office:value="0" calcext:value-type="float">
            <text:p>0</text:p>
          </table:table-cell>
          <table:table-cell table:formula="of:=SUM([day_death__csv_all.I127:.J127])" office:value-type="float" office:value="0" calcext:value-type="float">
            <text:p>0</text:p>
          </table:table-cell>
          <table:table-cell table:formula="of:=SUM([day_death__csv_all.K127:.L127])" office:value-type="float" office:value="0" calcext:value-type="float">
            <text:p>0</text:p>
          </table:table-cell>
          <table:table-cell table:formula="of:=[day_death__csv_all.M127]" office:value-type="float" office:value="0" calcext:value-type="float">
            <text:p>0</text:p>
          </table:table-cell>
          <table:table-cell table:formula="of:=[day_death__csv_all.N127]" office:value-type="float" office:value="0" calcext:value-type="float">
            <text:p>0</text:p>
          </table:table-cell>
          <table:table-cell table:formula="of:=[day_death__csv_all.O127]" office:value-type="float" office:value="0" calcext:value-type="float">
            <text:p>0</text:p>
          </table:table-cell>
          <table:table-cell table:formula="of:=[day_death__csv_all.P127]" office:value-type="float" office:value="0" calcext:value-type="float">
            <text:p>0</text:p>
          </table:table-cell>
          <table:table-cell table:formula="of:=SUM([day_death__csv_all.Q127:.T127])" office:value-type="float" office:value="0" calcext:value-type="float">
            <text:p>0</text:p>
          </table:table-cell>
          <table:table-cell table:formula="of:=[day_death__csv_all.U1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SUM([day_death__csv_all.A128:.D128])" office:value-type="float" office:value="0" calcext:value-type="float">
            <text:p>0</text:p>
          </table:table-cell>
          <table:table-cell table:formula="of:=SUM([day_death__csv_all.E128:.F128])" office:value-type="float" office:value="0" calcext:value-type="float">
            <text:p>0</text:p>
          </table:table-cell>
          <table:table-cell table:formula="of:=SUM([day_death__csv_all.G128:.H128])" office:value-type="float" office:value="0" calcext:value-type="float">
            <text:p>0</text:p>
          </table:table-cell>
          <table:table-cell table:formula="of:=SUM([day_death__csv_all.I128:.J128])" office:value-type="float" office:value="0" calcext:value-type="float">
            <text:p>0</text:p>
          </table:table-cell>
          <table:table-cell table:formula="of:=SUM([day_death__csv_all.K128:.L128])" office:value-type="float" office:value="0" calcext:value-type="float">
            <text:p>0</text:p>
          </table:table-cell>
          <table:table-cell table:formula="of:=[day_death__csv_all.M128]" office:value-type="float" office:value="0" calcext:value-type="float">
            <text:p>0</text:p>
          </table:table-cell>
          <table:table-cell table:formula="of:=[day_death__csv_all.N128]" office:value-type="float" office:value="0" calcext:value-type="float">
            <text:p>0</text:p>
          </table:table-cell>
          <table:table-cell table:formula="of:=[day_death__csv_all.O128]" office:value-type="float" office:value="0" calcext:value-type="float">
            <text:p>0</text:p>
          </table:table-cell>
          <table:table-cell table:formula="of:=[day_death__csv_all.P128]" office:value-type="float" office:value="0" calcext:value-type="float">
            <text:p>0</text:p>
          </table:table-cell>
          <table:table-cell table:formula="of:=SUM([day_death__csv_all.Q128:.T128])" office:value-type="float" office:value="2" calcext:value-type="float">
            <text:p>2</text:p>
          </table:table-cell>
          <table:table-cell table:formula="of:=[day_death__csv_all.U12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SUM([day_death__csv_all.A129:.D129])" office:value-type="float" office:value="0" calcext:value-type="float">
            <text:p>0</text:p>
          </table:table-cell>
          <table:table-cell table:formula="of:=SUM([day_death__csv_all.E129:.F129])" office:value-type="float" office:value="0" calcext:value-type="float">
            <text:p>0</text:p>
          </table:table-cell>
          <table:table-cell table:formula="of:=SUM([day_death__csv_all.G129:.H129])" office:value-type="float" office:value="0" calcext:value-type="float">
            <text:p>0</text:p>
          </table:table-cell>
          <table:table-cell table:formula="of:=SUM([day_death__csv_all.I129:.J129])" office:value-type="float" office:value="0" calcext:value-type="float">
            <text:p>0</text:p>
          </table:table-cell>
          <table:table-cell table:formula="of:=SUM([day_death__csv_all.K129:.L129])" office:value-type="float" office:value="0" calcext:value-type="float">
            <text:p>0</text:p>
          </table:table-cell>
          <table:table-cell table:formula="of:=[day_death__csv_all.M129]" office:value-type="float" office:value="0" calcext:value-type="float">
            <text:p>0</text:p>
          </table:table-cell>
          <table:table-cell table:formula="of:=[day_death__csv_all.N129]" office:value-type="float" office:value="0" calcext:value-type="float">
            <text:p>0</text:p>
          </table:table-cell>
          <table:table-cell table:formula="of:=[day_death__csv_all.O129]" office:value-type="float" office:value="2" calcext:value-type="float">
            <text:p>2</text:p>
          </table:table-cell>
          <table:table-cell table:formula="of:=[day_death__csv_all.P129]" office:value-type="float" office:value="0" calcext:value-type="float">
            <text:p>0</text:p>
          </table:table-cell>
          <table:table-cell table:formula="of:=SUM([day_death__csv_all.Q129:.T129])" office:value-type="float" office:value="4" calcext:value-type="float">
            <text:p>4</text:p>
          </table:table-cell>
          <table:table-cell table:formula="of:=[day_death__csv_all.U129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formula="of:=SUM([day_death__csv_all.A130:.D130])" office:value-type="float" office:value="0" calcext:value-type="float">
            <text:p>0</text:p>
          </table:table-cell>
          <table:table-cell table:formula="of:=SUM([day_death__csv_all.E130:.F130])" office:value-type="float" office:value="0" calcext:value-type="float">
            <text:p>0</text:p>
          </table:table-cell>
          <table:table-cell table:formula="of:=SUM([day_death__csv_all.G130:.H130])" office:value-type="float" office:value="0" calcext:value-type="float">
            <text:p>0</text:p>
          </table:table-cell>
          <table:table-cell table:formula="of:=SUM([day_death__csv_all.I130:.J130])" office:value-type="float" office:value="0.142857142857143" calcext:value-type="float">
            <text:p>0.142857142857143</text:p>
          </table:table-cell>
          <table:table-cell table:formula="of:=SUM([day_death__csv_all.K130:.L130])" office:value-type="float" office:value="0" calcext:value-type="float">
            <text:p>0</text:p>
          </table:table-cell>
          <table:table-cell table:formula="of:=[day_death__csv_all.M130]" office:value-type="float" office:value="0" calcext:value-type="float">
            <text:p>0</text:p>
          </table:table-cell>
          <table:table-cell table:formula="of:=[day_death__csv_all.N130]" office:value-type="float" office:value="0.428571428571445" calcext:value-type="float">
            <text:p>0.428571428571445</text:p>
          </table:table-cell>
          <table:table-cell table:formula="of:=[day_death__csv_all.O130]" office:value-type="float" office:value="0" calcext:value-type="float">
            <text:p>0</text:p>
          </table:table-cell>
          <table:table-cell table:formula="of:=[day_death__csv_all.P130]" office:value-type="float" office:value="0.14285714285711" calcext:value-type="float">
            <text:p>0.14285714285711</text:p>
          </table:table-cell>
          <table:table-cell table:formula="of:=SUM([day_death__csv_all.Q130:.T130])" office:value-type="float" office:value="1.99999999999994" calcext:value-type="float">
            <text:p>1.99999999999994</text:p>
          </table:table-cell>
          <table:table-cell table:formula="of:=[day_death__csv_all.U130]" office:value-type="float" office:value="2.71428571428564" calcext:value-type="float">
            <text:p>2.71428571428564</text:p>
          </table:table-cell>
          <table:table-cell table:number-columns-repeated="1013"/>
        </table:table-row>
        <table:table-row table:style-name="ro1">
          <table:table-cell table:formula="of:=SUM([day_death__csv_all.A131:.D131])" office:value-type="float" office:value="0" calcext:value-type="float">
            <text:p>0</text:p>
          </table:table-cell>
          <table:table-cell table:formula="of:=SUM([day_death__csv_all.E131:.F131])" office:value-type="float" office:value="0" calcext:value-type="float">
            <text:p>0</text:p>
          </table:table-cell>
          <table:table-cell table:formula="of:=SUM([day_death__csv_all.G131:.H131])" office:value-type="float" office:value="0" calcext:value-type="float">
            <text:p>0</text:p>
          </table:table-cell>
          <table:table-cell table:formula="of:=SUM([day_death__csv_all.I131:.J131])" office:value-type="float" office:value="0.142857142857143" calcext:value-type="float">
            <text:p>0.142857142857143</text:p>
          </table:table-cell>
          <table:table-cell table:formula="of:=SUM([day_death__csv_all.K131:.L131])" office:value-type="float" office:value="0" calcext:value-type="float">
            <text:p>0</text:p>
          </table:table-cell>
          <table:table-cell table:formula="of:=[day_death__csv_all.M131]" office:value-type="float" office:value="0" calcext:value-type="float">
            <text:p>0</text:p>
          </table:table-cell>
          <table:table-cell table:formula="of:=[day_death__csv_all.N131]" office:value-type="float" office:value="0.428571428571445" calcext:value-type="float">
            <text:p>0.428571428571445</text:p>
          </table:table-cell>
          <table:table-cell table:formula="of:=[day_death__csv_all.O131]" office:value-type="float" office:value="0" calcext:value-type="float">
            <text:p>0</text:p>
          </table:table-cell>
          <table:table-cell table:formula="of:=[day_death__csv_all.P131]" office:value-type="float" office:value="0.14285714285711" calcext:value-type="float">
            <text:p>0.14285714285711</text:p>
          </table:table-cell>
          <table:table-cell table:formula="of:=SUM([day_death__csv_all.Q131:.T131])" office:value-type="float" office:value="1.99999999999994" calcext:value-type="float">
            <text:p>1.99999999999994</text:p>
          </table:table-cell>
          <table:table-cell table:formula="of:=[day_death__csv_all.U131]" office:value-type="float" office:value="2.71428571428564" calcext:value-type="float">
            <text:p>2.71428571428564</text:p>
          </table:table-cell>
          <table:table-cell table:number-columns-repeated="1013"/>
        </table:table-row>
        <table:table-row table:style-name="ro1">
          <table:table-cell table:formula="of:=SUM([day_death__csv_all.A132:.D132])" office:value-type="float" office:value="0" calcext:value-type="float">
            <text:p>0</text:p>
          </table:table-cell>
          <table:table-cell table:formula="of:=SUM([day_death__csv_all.E132:.F132])" office:value-type="float" office:value="0" calcext:value-type="float">
            <text:p>0</text:p>
          </table:table-cell>
          <table:table-cell table:formula="of:=SUM([day_death__csv_all.G132:.H132])" office:value-type="float" office:value="0" calcext:value-type="float">
            <text:p>0</text:p>
          </table:table-cell>
          <table:table-cell table:formula="of:=SUM([day_death__csv_all.I132:.J132])" office:value-type="float" office:value="0.142857142857143" calcext:value-type="float">
            <text:p>0.142857142857143</text:p>
          </table:table-cell>
          <table:table-cell table:formula="of:=SUM([day_death__csv_all.K132:.L132])" office:value-type="float" office:value="0" calcext:value-type="float">
            <text:p>0</text:p>
          </table:table-cell>
          <table:table-cell table:formula="of:=[day_death__csv_all.M132]" office:value-type="float" office:value="0" calcext:value-type="float">
            <text:p>0</text:p>
          </table:table-cell>
          <table:table-cell table:formula="of:=[day_death__csv_all.N132]" office:value-type="float" office:value="0.428571428571445" calcext:value-type="float">
            <text:p>0.428571428571445</text:p>
          </table:table-cell>
          <table:table-cell table:formula="of:=[day_death__csv_all.O132]" office:value-type="float" office:value="0" calcext:value-type="float">
            <text:p>0</text:p>
          </table:table-cell>
          <table:table-cell table:formula="of:=[day_death__csv_all.P132]" office:value-type="float" office:value="0.14285714285711" calcext:value-type="float">
            <text:p>0.14285714285711</text:p>
          </table:table-cell>
          <table:table-cell table:formula="of:=SUM([day_death__csv_all.Q132:.T132])" office:value-type="float" office:value="1.99999999999994" calcext:value-type="float">
            <text:p>1.99999999999994</text:p>
          </table:table-cell>
          <table:table-cell table:formula="of:=[day_death__csv_all.U132]" office:value-type="float" office:value="2.71428571428564" calcext:value-type="float">
            <text:p>2.71428571428564</text:p>
          </table:table-cell>
          <table:table-cell table:number-columns-repeated="1013"/>
        </table:table-row>
        <table:table-row table:style-name="ro1">
          <table:table-cell table:formula="of:=SUM([day_death__csv_all.A133:.D133])" office:value-type="float" office:value="0" calcext:value-type="float">
            <text:p>0</text:p>
          </table:table-cell>
          <table:table-cell table:formula="of:=SUM([day_death__csv_all.E133:.F133])" office:value-type="float" office:value="0" calcext:value-type="float">
            <text:p>0</text:p>
          </table:table-cell>
          <table:table-cell table:formula="of:=SUM([day_death__csv_all.G133:.H133])" office:value-type="float" office:value="0" calcext:value-type="float">
            <text:p>0</text:p>
          </table:table-cell>
          <table:table-cell table:formula="of:=SUM([day_death__csv_all.I133:.J133])" office:value-type="float" office:value="0.142857142857143" calcext:value-type="float">
            <text:p>0.142857142857143</text:p>
          </table:table-cell>
          <table:table-cell table:formula="of:=SUM([day_death__csv_all.K133:.L133])" office:value-type="float" office:value="0" calcext:value-type="float">
            <text:p>0</text:p>
          </table:table-cell>
          <table:table-cell table:formula="of:=[day_death__csv_all.M133]" office:value-type="float" office:value="0" calcext:value-type="float">
            <text:p>0</text:p>
          </table:table-cell>
          <table:table-cell table:formula="of:=[day_death__csv_all.N133]" office:value-type="float" office:value="0.428571428571445" calcext:value-type="float">
            <text:p>0.428571428571445</text:p>
          </table:table-cell>
          <table:table-cell table:formula="of:=[day_death__csv_all.O133]" office:value-type="float" office:value="0" calcext:value-type="float">
            <text:p>0</text:p>
          </table:table-cell>
          <table:table-cell table:formula="of:=[day_death__csv_all.P133]" office:value-type="float" office:value="0.14285714285711" calcext:value-type="float">
            <text:p>0.14285714285711</text:p>
          </table:table-cell>
          <table:table-cell table:formula="of:=SUM([day_death__csv_all.Q133:.T133])" office:value-type="float" office:value="1.99999999999994" calcext:value-type="float">
            <text:p>1.99999999999994</text:p>
          </table:table-cell>
          <table:table-cell table:formula="of:=[day_death__csv_all.U133]" office:value-type="float" office:value="2.71428571428564" calcext:value-type="float">
            <text:p>2.71428571428564</text:p>
          </table:table-cell>
          <table:table-cell table:number-columns-repeated="1013"/>
        </table:table-row>
        <table:table-row table:style-name="ro1">
          <table:table-cell table:formula="of:=SUM([day_death__csv_all.A134:.D134])" office:value-type="float" office:value="0" calcext:value-type="float">
            <text:p>0</text:p>
          </table:table-cell>
          <table:table-cell table:formula="of:=SUM([day_death__csv_all.E134:.F134])" office:value-type="float" office:value="0" calcext:value-type="float">
            <text:p>0</text:p>
          </table:table-cell>
          <table:table-cell table:formula="of:=SUM([day_death__csv_all.G134:.H134])" office:value-type="float" office:value="0" calcext:value-type="float">
            <text:p>0</text:p>
          </table:table-cell>
          <table:table-cell table:formula="of:=SUM([day_death__csv_all.I134:.J134])" office:value-type="float" office:value="0.142857142857143" calcext:value-type="float">
            <text:p>0.142857142857143</text:p>
          </table:table-cell>
          <table:table-cell table:formula="of:=SUM([day_death__csv_all.K134:.L134])" office:value-type="float" office:value="0" calcext:value-type="float">
            <text:p>0</text:p>
          </table:table-cell>
          <table:table-cell table:formula="of:=[day_death__csv_all.M134]" office:value-type="float" office:value="0" calcext:value-type="float">
            <text:p>0</text:p>
          </table:table-cell>
          <table:table-cell table:formula="of:=[day_death__csv_all.N134]" office:value-type="float" office:value="0.428571428571445" calcext:value-type="float">
            <text:p>0.428571428571445</text:p>
          </table:table-cell>
          <table:table-cell table:formula="of:=[day_death__csv_all.O134]" office:value-type="float" office:value="0" calcext:value-type="float">
            <text:p>0</text:p>
          </table:table-cell>
          <table:table-cell table:formula="of:=[day_death__csv_all.P134]" office:value-type="float" office:value="0.14285714285711" calcext:value-type="float">
            <text:p>0.14285714285711</text:p>
          </table:table-cell>
          <table:table-cell table:formula="of:=SUM([day_death__csv_all.Q134:.T134])" office:value-type="float" office:value="1.99999999999994" calcext:value-type="float">
            <text:p>1.99999999999994</text:p>
          </table:table-cell>
          <table:table-cell table:formula="of:=[day_death__csv_all.U134]" office:value-type="float" office:value="2.71428571428564" calcext:value-type="float">
            <text:p>2.71428571428564</text:p>
          </table:table-cell>
          <table:table-cell table:number-columns-repeated="1013"/>
        </table:table-row>
        <table:table-row table:style-name="ro1">
          <table:table-cell table:formula="of:=SUM([day_death__csv_all.A135:.D135])" office:value-type="float" office:value="0" calcext:value-type="float">
            <text:p>0</text:p>
          </table:table-cell>
          <table:table-cell table:formula="of:=SUM([day_death__csv_all.E135:.F135])" office:value-type="float" office:value="0" calcext:value-type="float">
            <text:p>0</text:p>
          </table:table-cell>
          <table:table-cell table:formula="of:=SUM([day_death__csv_all.G135:.H135])" office:value-type="float" office:value="0" calcext:value-type="float">
            <text:p>0</text:p>
          </table:table-cell>
          <table:table-cell table:formula="of:=SUM([day_death__csv_all.I135:.J135])" office:value-type="float" office:value="0.142857142857143" calcext:value-type="float">
            <text:p>0.142857142857143</text:p>
          </table:table-cell>
          <table:table-cell table:formula="of:=SUM([day_death__csv_all.K135:.L135])" office:value-type="float" office:value="0" calcext:value-type="float">
            <text:p>0</text:p>
          </table:table-cell>
          <table:table-cell table:formula="of:=[day_death__csv_all.M135]" office:value-type="float" office:value="0" calcext:value-type="float">
            <text:p>0</text:p>
          </table:table-cell>
          <table:table-cell table:formula="of:=[day_death__csv_all.N135]" office:value-type="float" office:value="0.428571428571445" calcext:value-type="float">
            <text:p>0.428571428571445</text:p>
          </table:table-cell>
          <table:table-cell table:formula="of:=[day_death__csv_all.O135]" office:value-type="float" office:value="0" calcext:value-type="float">
            <text:p>0</text:p>
          </table:table-cell>
          <table:table-cell table:formula="of:=[day_death__csv_all.P135]" office:value-type="float" office:value="0.14285714285711" calcext:value-type="float">
            <text:p>0.14285714285711</text:p>
          </table:table-cell>
          <table:table-cell table:formula="of:=SUM([day_death__csv_all.Q135:.T135])" office:value-type="float" office:value="1.99999999999994" calcext:value-type="float">
            <text:p>1.99999999999994</text:p>
          </table:table-cell>
          <table:table-cell table:formula="of:=[day_death__csv_all.U135]" office:value-type="float" office:value="2.71428571428564" calcext:value-type="float">
            <text:p>2.71428571428564</text:p>
          </table:table-cell>
          <table:table-cell table:number-columns-repeated="1013"/>
        </table:table-row>
        <table:table-row table:style-name="ro1">
          <table:table-cell table:formula="of:=SUM([day_death__csv_all.A136:.D136])" office:value-type="float" office:value="0" calcext:value-type="float">
            <text:p>0</text:p>
          </table:table-cell>
          <table:table-cell table:formula="of:=SUM([day_death__csv_all.E136:.F136])" office:value-type="float" office:value="0" calcext:value-type="float">
            <text:p>0</text:p>
          </table:table-cell>
          <table:table-cell table:formula="of:=SUM([day_death__csv_all.G136:.H136])" office:value-type="float" office:value="0" calcext:value-type="float">
            <text:p>0</text:p>
          </table:table-cell>
          <table:table-cell table:formula="of:=SUM([day_death__csv_all.I136:.J136])" office:value-type="float" office:value="0.142857142857141" calcext:value-type="float">
            <text:p>0.142857142857141</text:p>
          </table:table-cell>
          <table:table-cell table:formula="of:=SUM([day_death__csv_all.K136:.L136])" office:value-type="float" office:value="0" calcext:value-type="float">
            <text:p>0</text:p>
          </table:table-cell>
          <table:table-cell table:formula="of:=[day_death__csv_all.M136]" office:value-type="float" office:value="0" calcext:value-type="float">
            <text:p>0</text:p>
          </table:table-cell>
          <table:table-cell table:formula="of:=[day_death__csv_all.N136]" office:value-type="float" office:value="0.428571428571331" calcext:value-type="float">
            <text:p>0.428571428571331</text:p>
          </table:table-cell>
          <table:table-cell table:formula="of:=[day_death__csv_all.O136]" office:value-type="float" office:value="0" calcext:value-type="float">
            <text:p>0</text:p>
          </table:table-cell>
          <table:table-cell table:formula="of:=[day_death__csv_all.P136]" office:value-type="float" office:value="0.142857142857338" calcext:value-type="float">
            <text:p>0.142857142857338</text:p>
          </table:table-cell>
          <table:table-cell table:formula="of:=SUM([day_death__csv_all.Q136:.T136])" office:value-type="float" office:value="2.00000000000034" calcext:value-type="float">
            <text:p>2.00000000000034</text:p>
          </table:table-cell>
          <table:table-cell table:formula="of:=[day_death__csv_all.U136]" office:value-type="float" office:value="2.71428571428615" calcext:value-type="float">
            <text:p>2.71428571428615</text:p>
          </table:table-cell>
          <table:table-cell table:number-columns-repeated="1013"/>
        </table:table-row>
        <table:table-row table:style-name="ro1">
          <table:table-cell table:formula="of:=SUM([day_death__csv_all.A137:.D137])" office:value-type="float" office:value="0" calcext:value-type="float">
            <text:p>0</text:p>
          </table:table-cell>
          <table:table-cell table:formula="of:=SUM([day_death__csv_all.E137:.F137])" office:value-type="float" office:value="0" calcext:value-type="float">
            <text:p>0</text:p>
          </table:table-cell>
          <table:table-cell table:formula="of:=SUM([day_death__csv_all.G137:.H137])" office:value-type="float" office:value="0" calcext:value-type="float">
            <text:p>0</text:p>
          </table:table-cell>
          <table:table-cell table:formula="of:=SUM([day_death__csv_all.I137:.J137])" office:value-type="float" office:value="0" calcext:value-type="float">
            <text:p>0</text:p>
          </table:table-cell>
          <table:table-cell table:formula="of:=SUM([day_death__csv_all.K137:.L137])" office:value-type="float" office:value="0" calcext:value-type="float">
            <text:p>0</text:p>
          </table:table-cell>
          <table:table-cell table:formula="of:=[day_death__csv_all.M137]" office:value-type="float" office:value="0.142857142857139" calcext:value-type="float">
            <text:p>0.142857142857139</text:p>
          </table:table-cell>
          <table:table-cell table:formula="of:=[day_death__csv_all.N137]" office:value-type="float" office:value="0.142857142857167" calcext:value-type="float">
            <text:p>0.142857142857167</text:p>
          </table:table-cell>
          <table:table-cell table:formula="of:=[day_death__csv_all.O137]" office:value-type="float" office:value="0" calcext:value-type="float">
            <text:p>0</text:p>
          </table:table-cell>
          <table:table-cell table:formula="of:=[day_death__csv_all.P137]" office:value-type="float" office:value="0" calcext:value-type="float">
            <text:p>0</text:p>
          </table:table-cell>
          <table:table-cell table:formula="of:=SUM([day_death__csv_all.Q137:.T137])" office:value-type="float" office:value="0.28571428571422" calcext:value-type="float">
            <text:p>0.28571428571422</text:p>
          </table:table-cell>
          <table:table-cell table:formula="of:=[day_death__csv_all.U137]" office:value-type="float" office:value="0.571428571428527" calcext:value-type="float">
            <text:p>0.571428571428527</text:p>
          </table:table-cell>
          <table:table-cell table:number-columns-repeated="1013"/>
        </table:table-row>
        <table:table-row table:style-name="ro1">
          <table:table-cell table:formula="of:=SUM([day_death__csv_all.A138:.D138])" office:value-type="float" office:value="0" calcext:value-type="float">
            <text:p>0</text:p>
          </table:table-cell>
          <table:table-cell table:formula="of:=SUM([day_death__csv_all.E138:.F138])" office:value-type="float" office:value="0" calcext:value-type="float">
            <text:p>0</text:p>
          </table:table-cell>
          <table:table-cell table:formula="of:=SUM([day_death__csv_all.G138:.H138])" office:value-type="float" office:value="0" calcext:value-type="float">
            <text:p>0</text:p>
          </table:table-cell>
          <table:table-cell table:formula="of:=SUM([day_death__csv_all.I138:.J138])" office:value-type="float" office:value="0" calcext:value-type="float">
            <text:p>0</text:p>
          </table:table-cell>
          <table:table-cell table:formula="of:=SUM([day_death__csv_all.K138:.L138])" office:value-type="float" office:value="0" calcext:value-type="float">
            <text:p>0</text:p>
          </table:table-cell>
          <table:table-cell table:formula="of:=[day_death__csv_all.M138]" office:value-type="float" office:value="0.142857142857139" calcext:value-type="float">
            <text:p>0.142857142857139</text:p>
          </table:table-cell>
          <table:table-cell table:formula="of:=[day_death__csv_all.N138]" office:value-type="float" office:value="0.142857142857167" calcext:value-type="float">
            <text:p>0.142857142857167</text:p>
          </table:table-cell>
          <table:table-cell table:formula="of:=[day_death__csv_all.O138]" office:value-type="float" office:value="0" calcext:value-type="float">
            <text:p>0</text:p>
          </table:table-cell>
          <table:table-cell table:formula="of:=[day_death__csv_all.P138]" office:value-type="float" office:value="0" calcext:value-type="float">
            <text:p>0</text:p>
          </table:table-cell>
          <table:table-cell table:formula="of:=SUM([day_death__csv_all.Q138:.T138])" office:value-type="float" office:value="0.28571428571422" calcext:value-type="float">
            <text:p>0.28571428571422</text:p>
          </table:table-cell>
          <table:table-cell table:formula="of:=[day_death__csv_all.U138]" office:value-type="float" office:value="0.571428571428527" calcext:value-type="float">
            <text:p>0.571428571428527</text:p>
          </table:table-cell>
          <table:table-cell table:number-columns-repeated="1013"/>
        </table:table-row>
        <table:table-row table:style-name="ro1">
          <table:table-cell table:formula="of:=SUM([day_death__csv_all.A139:.D139])" office:value-type="float" office:value="0" calcext:value-type="float">
            <text:p>0</text:p>
          </table:table-cell>
          <table:table-cell table:formula="of:=SUM([day_death__csv_all.E139:.F139])" office:value-type="float" office:value="0" calcext:value-type="float">
            <text:p>0</text:p>
          </table:table-cell>
          <table:table-cell table:formula="of:=SUM([day_death__csv_all.G139:.H139])" office:value-type="float" office:value="0" calcext:value-type="float">
            <text:p>0</text:p>
          </table:table-cell>
          <table:table-cell table:formula="of:=SUM([day_death__csv_all.I139:.J139])" office:value-type="float" office:value="0" calcext:value-type="float">
            <text:p>0</text:p>
          </table:table-cell>
          <table:table-cell table:formula="of:=SUM([day_death__csv_all.K139:.L139])" office:value-type="float" office:value="0" calcext:value-type="float">
            <text:p>0</text:p>
          </table:table-cell>
          <table:table-cell table:formula="of:=[day_death__csv_all.M139]" office:value-type="float" office:value="0.142857142857139" calcext:value-type="float">
            <text:p>0.142857142857139</text:p>
          </table:table-cell>
          <table:table-cell table:formula="of:=[day_death__csv_all.N139]" office:value-type="float" office:value="0.142857142857167" calcext:value-type="float">
            <text:p>0.142857142857167</text:p>
          </table:table-cell>
          <table:table-cell table:formula="of:=[day_death__csv_all.O139]" office:value-type="float" office:value="0" calcext:value-type="float">
            <text:p>0</text:p>
          </table:table-cell>
          <table:table-cell table:formula="of:=[day_death__csv_all.P139]" office:value-type="float" office:value="0" calcext:value-type="float">
            <text:p>0</text:p>
          </table:table-cell>
          <table:table-cell table:formula="of:=SUM([day_death__csv_all.Q139:.T139])" office:value-type="float" office:value="0.28571428571422" calcext:value-type="float">
            <text:p>0.28571428571422</text:p>
          </table:table-cell>
          <table:table-cell table:formula="of:=[day_death__csv_all.U139]" office:value-type="float" office:value="0.571428571428527" calcext:value-type="float">
            <text:p>0.571428571428527</text:p>
          </table:table-cell>
          <table:table-cell table:number-columns-repeated="1013"/>
        </table:table-row>
        <table:table-row table:style-name="ro1">
          <table:table-cell table:formula="of:=SUM([day_death__csv_all.A140:.D140])" office:value-type="float" office:value="0" calcext:value-type="float">
            <text:p>0</text:p>
          </table:table-cell>
          <table:table-cell table:formula="of:=SUM([day_death__csv_all.E140:.F140])" office:value-type="float" office:value="0" calcext:value-type="float">
            <text:p>0</text:p>
          </table:table-cell>
          <table:table-cell table:formula="of:=SUM([day_death__csv_all.G140:.H140])" office:value-type="float" office:value="0" calcext:value-type="float">
            <text:p>0</text:p>
          </table:table-cell>
          <table:table-cell table:formula="of:=SUM([day_death__csv_all.I140:.J140])" office:value-type="float" office:value="0" calcext:value-type="float">
            <text:p>0</text:p>
          </table:table-cell>
          <table:table-cell table:formula="of:=SUM([day_death__csv_all.K140:.L140])" office:value-type="float" office:value="0" calcext:value-type="float">
            <text:p>0</text:p>
          </table:table-cell>
          <table:table-cell table:formula="of:=[day_death__csv_all.M140]" office:value-type="float" office:value="0.142857142857139" calcext:value-type="float">
            <text:p>0.142857142857139</text:p>
          </table:table-cell>
          <table:table-cell table:formula="of:=[day_death__csv_all.N140]" office:value-type="float" office:value="0.142857142857167" calcext:value-type="float">
            <text:p>0.142857142857167</text:p>
          </table:table-cell>
          <table:table-cell table:formula="of:=[day_death__csv_all.O140]" office:value-type="float" office:value="0" calcext:value-type="float">
            <text:p>0</text:p>
          </table:table-cell>
          <table:table-cell table:formula="of:=[day_death__csv_all.P140]" office:value-type="float" office:value="0" calcext:value-type="float">
            <text:p>0</text:p>
          </table:table-cell>
          <table:table-cell table:formula="of:=SUM([day_death__csv_all.Q140:.T140])" office:value-type="float" office:value="0.28571428571422" calcext:value-type="float">
            <text:p>0.28571428571422</text:p>
          </table:table-cell>
          <table:table-cell table:formula="of:=[day_death__csv_all.U140]" office:value-type="float" office:value="0.571428571428527" calcext:value-type="float">
            <text:p>0.571428571428527</text:p>
          </table:table-cell>
          <table:table-cell table:number-columns-repeated="1013"/>
        </table:table-row>
        <table:table-row table:style-name="ro1">
          <table:table-cell table:formula="of:=SUM([day_death__csv_all.A141:.D141])" office:value-type="float" office:value="0" calcext:value-type="float">
            <text:p>0</text:p>
          </table:table-cell>
          <table:table-cell table:formula="of:=SUM([day_death__csv_all.E141:.F141])" office:value-type="float" office:value="0" calcext:value-type="float">
            <text:p>0</text:p>
          </table:table-cell>
          <table:table-cell table:formula="of:=SUM([day_death__csv_all.G141:.H141])" office:value-type="float" office:value="0" calcext:value-type="float">
            <text:p>0</text:p>
          </table:table-cell>
          <table:table-cell table:formula="of:=SUM([day_death__csv_all.I141:.J141])" office:value-type="float" office:value="0" calcext:value-type="float">
            <text:p>0</text:p>
          </table:table-cell>
          <table:table-cell table:formula="of:=SUM([day_death__csv_all.K141:.L141])" office:value-type="float" office:value="0" calcext:value-type="float">
            <text:p>0</text:p>
          </table:table-cell>
          <table:table-cell table:formula="of:=[day_death__csv_all.M141]" office:value-type="float" office:value="0.142857142857139" calcext:value-type="float">
            <text:p>0.142857142857139</text:p>
          </table:table-cell>
          <table:table-cell table:formula="of:=[day_death__csv_all.N141]" office:value-type="float" office:value="0.142857142857167" calcext:value-type="float">
            <text:p>0.142857142857167</text:p>
          </table:table-cell>
          <table:table-cell table:formula="of:=[day_death__csv_all.O141]" office:value-type="float" office:value="0" calcext:value-type="float">
            <text:p>0</text:p>
          </table:table-cell>
          <table:table-cell table:formula="of:=[day_death__csv_all.P141]" office:value-type="float" office:value="0" calcext:value-type="float">
            <text:p>0</text:p>
          </table:table-cell>
          <table:table-cell table:formula="of:=SUM([day_death__csv_all.Q141:.T141])" office:value-type="float" office:value="0.28571428571422" calcext:value-type="float">
            <text:p>0.28571428571422</text:p>
          </table:table-cell>
          <table:table-cell table:formula="of:=[day_death__csv_all.U141]" office:value-type="float" office:value="0.571428571428527" calcext:value-type="float">
            <text:p>0.571428571428527</text:p>
          </table:table-cell>
          <table:table-cell table:number-columns-repeated="1013"/>
        </table:table-row>
        <table:table-row table:style-name="ro1">
          <table:table-cell table:formula="of:=SUM([day_death__csv_all.A142:.D142])" office:value-type="float" office:value="0" calcext:value-type="float">
            <text:p>0</text:p>
          </table:table-cell>
          <table:table-cell table:formula="of:=SUM([day_death__csv_all.E142:.F142])" office:value-type="float" office:value="0" calcext:value-type="float">
            <text:p>0</text:p>
          </table:table-cell>
          <table:table-cell table:formula="of:=SUM([day_death__csv_all.G142:.H142])" office:value-type="float" office:value="0" calcext:value-type="float">
            <text:p>0</text:p>
          </table:table-cell>
          <table:table-cell table:formula="of:=SUM([day_death__csv_all.I142:.J142])" office:value-type="float" office:value="0" calcext:value-type="float">
            <text:p>0</text:p>
          </table:table-cell>
          <table:table-cell table:formula="of:=SUM([day_death__csv_all.K142:.L142])" office:value-type="float" office:value="0" calcext:value-type="float">
            <text:p>0</text:p>
          </table:table-cell>
          <table:table-cell table:formula="of:=[day_death__csv_all.M142]" office:value-type="float" office:value="0.142857142857139" calcext:value-type="float">
            <text:p>0.142857142857139</text:p>
          </table:table-cell>
          <table:table-cell table:formula="of:=[day_death__csv_all.N142]" office:value-type="float" office:value="0.142857142857167" calcext:value-type="float">
            <text:p>0.142857142857167</text:p>
          </table:table-cell>
          <table:table-cell table:formula="of:=[day_death__csv_all.O142]" office:value-type="float" office:value="0" calcext:value-type="float">
            <text:p>0</text:p>
          </table:table-cell>
          <table:table-cell table:formula="of:=[day_death__csv_all.P142]" office:value-type="float" office:value="0" calcext:value-type="float">
            <text:p>0</text:p>
          </table:table-cell>
          <table:table-cell table:formula="of:=SUM([day_death__csv_all.Q142:.T142])" office:value-type="float" office:value="0.28571428571422" calcext:value-type="float">
            <text:p>0.28571428571422</text:p>
          </table:table-cell>
          <table:table-cell table:formula="of:=[day_death__csv_all.U142]" office:value-type="float" office:value="0.571428571428527" calcext:value-type="float">
            <text:p>0.571428571428527</text:p>
          </table:table-cell>
          <table:table-cell table:number-columns-repeated="1013"/>
        </table:table-row>
        <table:table-row table:style-name="ro1">
          <table:table-cell table:formula="of:=SUM([day_death__csv_all.A143:.D143])" office:value-type="float" office:value="0" calcext:value-type="float">
            <text:p>0</text:p>
          </table:table-cell>
          <table:table-cell table:formula="of:=SUM([day_death__csv_all.E143:.F143])" office:value-type="float" office:value="0" calcext:value-type="float">
            <text:p>0</text:p>
          </table:table-cell>
          <table:table-cell table:formula="of:=SUM([day_death__csv_all.G143:.H143])" office:value-type="float" office:value="0" calcext:value-type="float">
            <text:p>0</text:p>
          </table:table-cell>
          <table:table-cell table:formula="of:=SUM([day_death__csv_all.I143:.J143])" office:value-type="float" office:value="0" calcext:value-type="float">
            <text:p>0</text:p>
          </table:table-cell>
          <table:table-cell table:formula="of:=SUM([day_death__csv_all.K143:.L143])" office:value-type="float" office:value="0" calcext:value-type="float">
            <text:p>0</text:p>
          </table:table-cell>
          <table:table-cell table:formula="of:=[day_death__csv_all.M143]" office:value-type="float" office:value="0.142857142857167" calcext:value-type="float">
            <text:p>0.142857142857167</text:p>
          </table:table-cell>
          <table:table-cell table:formula="of:=[day_death__csv_all.N143]" office:value-type="float" office:value="0.142857142856997" calcext:value-type="float">
            <text:p>0.142857142856997</text:p>
          </table:table-cell>
          <table:table-cell table:formula="of:=[day_death__csv_all.O143]" office:value-type="float" office:value="0" calcext:value-type="float">
            <text:p>0</text:p>
          </table:table-cell>
          <table:table-cell table:formula="of:=[day_death__csv_all.P143]" office:value-type="float" office:value="0" calcext:value-type="float">
            <text:p>0</text:p>
          </table:table-cell>
          <table:table-cell table:formula="of:=SUM([day_death__csv_all.Q143:.T143])" office:value-type="float" office:value="0.285714285714676" calcext:value-type="float">
            <text:p>0.285714285714676</text:p>
          </table:table-cell>
          <table:table-cell table:formula="of:=[day_death__csv_all.U143]" office:value-type="float" office:value="0.571428571428839" calcext:value-type="float">
            <text:p>0.571428571428839</text:p>
          </table:table-cell>
          <table:table-cell table:number-columns-repeated="1013"/>
        </table:table-row>
        <table:table-row table:style-name="ro1">
          <table:table-cell table:formula="of:=SUM([day_death__csv_all.A144:.D144])" office:value-type="float" office:value="0" calcext:value-type="float">
            <text:p>0</text:p>
          </table:table-cell>
          <table:table-cell table:formula="of:=SUM([day_death__csv_all.E144:.F144])" office:value-type="float" office:value="0" calcext:value-type="float">
            <text:p>0</text:p>
          </table:table-cell>
          <table:table-cell table:formula="of:=SUM([day_death__csv_all.G144:.H144])" office:value-type="float" office:value="0" calcext:value-type="float">
            <text:p>0</text:p>
          </table:table-cell>
          <table:table-cell table:formula="of:=SUM([day_death__csv_all.I144:.J144])" office:value-type="float" office:value="0" calcext:value-type="float">
            <text:p>0</text:p>
          </table:table-cell>
          <table:table-cell table:formula="of:=SUM([day_death__csv_all.K144:.L144])" office:value-type="float" office:value="0" calcext:value-type="float">
            <text:p>0</text:p>
          </table:table-cell>
          <table:table-cell table:formula="of:=[day_death__csv_all.M144]" office:value-type="float" office:value="0" calcext:value-type="float">
            <text:p>0</text:p>
          </table:table-cell>
          <table:table-cell table:formula="of:=[day_death__csv_all.N144]" office:value-type="float" office:value="0" calcext:value-type="float">
            <text:p>0</text:p>
          </table:table-cell>
          <table:table-cell table:formula="of:=[day_death__csv_all.O144]" office:value-type="float" office:value="0" calcext:value-type="float">
            <text:p>0</text:p>
          </table:table-cell>
          <table:table-cell table:formula="of:=[day_death__csv_all.P144]" office:value-type="float" office:value="0" calcext:value-type="float">
            <text:p>0</text:p>
          </table:table-cell>
          <table:table-cell table:formula="of:=SUM([day_death__csv_all.Q144:.T144])" office:value-type="float" office:value="0.571428571428498" calcext:value-type="float">
            <text:p>0.571428571428498</text:p>
          </table:table-cell>
          <table:table-cell table:formula="of:=[day_death__csv_all.U144]" office:value-type="float" office:value="0.571428571428498" calcext:value-type="float">
            <text:p>0.571428571428498</text:p>
          </table:table-cell>
          <table:table-cell table:number-columns-repeated="1013"/>
        </table:table-row>
        <table:table-row table:style-name="ro1">
          <table:table-cell table:formula="of:=SUM([day_death__csv_all.A145:.D145])" office:value-type="float" office:value="0" calcext:value-type="float">
            <text:p>0</text:p>
          </table:table-cell>
          <table:table-cell table:formula="of:=SUM([day_death__csv_all.E145:.F145])" office:value-type="float" office:value="0" calcext:value-type="float">
            <text:p>0</text:p>
          </table:table-cell>
          <table:table-cell table:formula="of:=SUM([day_death__csv_all.G145:.H145])" office:value-type="float" office:value="0" calcext:value-type="float">
            <text:p>0</text:p>
          </table:table-cell>
          <table:table-cell table:formula="of:=SUM([day_death__csv_all.I145:.J145])" office:value-type="float" office:value="0" calcext:value-type="float">
            <text:p>0</text:p>
          </table:table-cell>
          <table:table-cell table:formula="of:=SUM([day_death__csv_all.K145:.L145])" office:value-type="float" office:value="0" calcext:value-type="float">
            <text:p>0</text:p>
          </table:table-cell>
          <table:table-cell table:formula="of:=[day_death__csv_all.M145]" office:value-type="float" office:value="0" calcext:value-type="float">
            <text:p>0</text:p>
          </table:table-cell>
          <table:table-cell table:formula="of:=[day_death__csv_all.N145]" office:value-type="float" office:value="0" calcext:value-type="float">
            <text:p>0</text:p>
          </table:table-cell>
          <table:table-cell table:formula="of:=[day_death__csv_all.O145]" office:value-type="float" office:value="0" calcext:value-type="float">
            <text:p>0</text:p>
          </table:table-cell>
          <table:table-cell table:formula="of:=[day_death__csv_all.P145]" office:value-type="float" office:value="0" calcext:value-type="float">
            <text:p>0</text:p>
          </table:table-cell>
          <table:table-cell table:formula="of:=SUM([day_death__csv_all.Q145:.T145])" office:value-type="float" office:value="0.571428571428498" calcext:value-type="float">
            <text:p>0.571428571428498</text:p>
          </table:table-cell>
          <table:table-cell table:formula="of:=[day_death__csv_all.U145]" office:value-type="float" office:value="0.571428571428498" calcext:value-type="float">
            <text:p>0.571428571428498</text:p>
          </table:table-cell>
          <table:table-cell table:number-columns-repeated="1013"/>
        </table:table-row>
        <table:table-row table:style-name="ro1">
          <table:table-cell table:formula="of:=SUM([day_death__csv_all.A146:.D146])" office:value-type="float" office:value="0" calcext:value-type="float">
            <text:p>0</text:p>
          </table:table-cell>
          <table:table-cell table:formula="of:=SUM([day_death__csv_all.E146:.F146])" office:value-type="float" office:value="0" calcext:value-type="float">
            <text:p>0</text:p>
          </table:table-cell>
          <table:table-cell table:formula="of:=SUM([day_death__csv_all.G146:.H146])" office:value-type="float" office:value="0" calcext:value-type="float">
            <text:p>0</text:p>
          </table:table-cell>
          <table:table-cell table:formula="of:=SUM([day_death__csv_all.I146:.J146])" office:value-type="float" office:value="0" calcext:value-type="float">
            <text:p>0</text:p>
          </table:table-cell>
          <table:table-cell table:formula="of:=SUM([day_death__csv_all.K146:.L146])" office:value-type="float" office:value="0" calcext:value-type="float">
            <text:p>0</text:p>
          </table:table-cell>
          <table:table-cell table:formula="of:=[day_death__csv_all.M146]" office:value-type="float" office:value="0" calcext:value-type="float">
            <text:p>0</text:p>
          </table:table-cell>
          <table:table-cell table:formula="of:=[day_death__csv_all.N146]" office:value-type="float" office:value="0" calcext:value-type="float">
            <text:p>0</text:p>
          </table:table-cell>
          <table:table-cell table:formula="of:=[day_death__csv_all.O146]" office:value-type="float" office:value="0" calcext:value-type="float">
            <text:p>0</text:p>
          </table:table-cell>
          <table:table-cell table:formula="of:=[day_death__csv_all.P146]" office:value-type="float" office:value="0" calcext:value-type="float">
            <text:p>0</text:p>
          </table:table-cell>
          <table:table-cell table:formula="of:=SUM([day_death__csv_all.Q146:.T146])" office:value-type="float" office:value="0.571428571428498" calcext:value-type="float">
            <text:p>0.571428571428498</text:p>
          </table:table-cell>
          <table:table-cell table:formula="of:=[day_death__csv_all.U146]" office:value-type="float" office:value="0.571428571428498" calcext:value-type="float">
            <text:p>0.571428571428498</text:p>
          </table:table-cell>
          <table:table-cell table:number-columns-repeated="1013"/>
        </table:table-row>
        <table:table-row table:style-name="ro1">
          <table:table-cell table:formula="of:=SUM([day_death__csv_all.A147:.D147])" office:value-type="float" office:value="0" calcext:value-type="float">
            <text:p>0</text:p>
          </table:table-cell>
          <table:table-cell table:formula="of:=SUM([day_death__csv_all.E147:.F147])" office:value-type="float" office:value="0" calcext:value-type="float">
            <text:p>0</text:p>
          </table:table-cell>
          <table:table-cell table:formula="of:=SUM([day_death__csv_all.G147:.H147])" office:value-type="float" office:value="0" calcext:value-type="float">
            <text:p>0</text:p>
          </table:table-cell>
          <table:table-cell table:formula="of:=SUM([day_death__csv_all.I147:.J147])" office:value-type="float" office:value="0" calcext:value-type="float">
            <text:p>0</text:p>
          </table:table-cell>
          <table:table-cell table:formula="of:=SUM([day_death__csv_all.K147:.L147])" office:value-type="float" office:value="0" calcext:value-type="float">
            <text:p>0</text:p>
          </table:table-cell>
          <table:table-cell table:formula="of:=[day_death__csv_all.M147]" office:value-type="float" office:value="0" calcext:value-type="float">
            <text:p>0</text:p>
          </table:table-cell>
          <table:table-cell table:formula="of:=[day_death__csv_all.N147]" office:value-type="float" office:value="0" calcext:value-type="float">
            <text:p>0</text:p>
          </table:table-cell>
          <table:table-cell table:formula="of:=[day_death__csv_all.O147]" office:value-type="float" office:value="0" calcext:value-type="float">
            <text:p>0</text:p>
          </table:table-cell>
          <table:table-cell table:formula="of:=[day_death__csv_all.P147]" office:value-type="float" office:value="0" calcext:value-type="float">
            <text:p>0</text:p>
          </table:table-cell>
          <table:table-cell table:formula="of:=SUM([day_death__csv_all.Q147:.T147])" office:value-type="float" office:value="0.571428571428498" calcext:value-type="float">
            <text:p>0.571428571428498</text:p>
          </table:table-cell>
          <table:table-cell table:formula="of:=[day_death__csv_all.U147]" office:value-type="float" office:value="0.571428571428498" calcext:value-type="float">
            <text:p>0.571428571428498</text:p>
          </table:table-cell>
          <table:table-cell table:number-columns-repeated="1013"/>
        </table:table-row>
        <table:table-row table:style-name="ro1">
          <table:table-cell table:formula="of:=SUM([day_death__csv_all.A148:.D148])" office:value-type="float" office:value="0" calcext:value-type="float">
            <text:p>0</text:p>
          </table:table-cell>
          <table:table-cell table:formula="of:=SUM([day_death__csv_all.E148:.F148])" office:value-type="float" office:value="0" calcext:value-type="float">
            <text:p>0</text:p>
          </table:table-cell>
          <table:table-cell table:formula="of:=SUM([day_death__csv_all.G148:.H148])" office:value-type="float" office:value="0" calcext:value-type="float">
            <text:p>0</text:p>
          </table:table-cell>
          <table:table-cell table:formula="of:=SUM([day_death__csv_all.I148:.J148])" office:value-type="float" office:value="0" calcext:value-type="float">
            <text:p>0</text:p>
          </table:table-cell>
          <table:table-cell table:formula="of:=SUM([day_death__csv_all.K148:.L148])" office:value-type="float" office:value="0" calcext:value-type="float">
            <text:p>0</text:p>
          </table:table-cell>
          <table:table-cell table:formula="of:=[day_death__csv_all.M148]" office:value-type="float" office:value="0" calcext:value-type="float">
            <text:p>0</text:p>
          </table:table-cell>
          <table:table-cell table:formula="of:=[day_death__csv_all.N148]" office:value-type="float" office:value="0" calcext:value-type="float">
            <text:p>0</text:p>
          </table:table-cell>
          <table:table-cell table:formula="of:=[day_death__csv_all.O148]" office:value-type="float" office:value="0" calcext:value-type="float">
            <text:p>0</text:p>
          </table:table-cell>
          <table:table-cell table:formula="of:=[day_death__csv_all.P148]" office:value-type="float" office:value="0" calcext:value-type="float">
            <text:p>0</text:p>
          </table:table-cell>
          <table:table-cell table:formula="of:=SUM([day_death__csv_all.Q148:.T148])" office:value-type="float" office:value="0.571428571428498" calcext:value-type="float">
            <text:p>0.571428571428498</text:p>
          </table:table-cell>
          <table:table-cell table:formula="of:=[day_death__csv_all.U148]" office:value-type="float" office:value="0.571428571428498" calcext:value-type="float">
            <text:p>0.571428571428498</text:p>
          </table:table-cell>
          <table:table-cell table:number-columns-repeated="1013"/>
        </table:table-row>
        <table:table-row table:style-name="ro1">
          <table:table-cell table:formula="of:=SUM([day_death__csv_all.A149:.D149])" office:value-type="float" office:value="0" calcext:value-type="float">
            <text:p>0</text:p>
          </table:table-cell>
          <table:table-cell table:formula="of:=SUM([day_death__csv_all.E149:.F149])" office:value-type="float" office:value="0" calcext:value-type="float">
            <text:p>0</text:p>
          </table:table-cell>
          <table:table-cell table:formula="of:=SUM([day_death__csv_all.G149:.H149])" office:value-type="float" office:value="0" calcext:value-type="float">
            <text:p>0</text:p>
          </table:table-cell>
          <table:table-cell table:formula="of:=SUM([day_death__csv_all.I149:.J149])" office:value-type="float" office:value="0" calcext:value-type="float">
            <text:p>0</text:p>
          </table:table-cell>
          <table:table-cell table:formula="of:=SUM([day_death__csv_all.K149:.L149])" office:value-type="float" office:value="0" calcext:value-type="float">
            <text:p>0</text:p>
          </table:table-cell>
          <table:table-cell table:formula="of:=[day_death__csv_all.M149]" office:value-type="float" office:value="0" calcext:value-type="float">
            <text:p>0</text:p>
          </table:table-cell>
          <table:table-cell table:formula="of:=[day_death__csv_all.N149]" office:value-type="float" office:value="0" calcext:value-type="float">
            <text:p>0</text:p>
          </table:table-cell>
          <table:table-cell table:formula="of:=[day_death__csv_all.O149]" office:value-type="float" office:value="0" calcext:value-type="float">
            <text:p>0</text:p>
          </table:table-cell>
          <table:table-cell table:formula="of:=[day_death__csv_all.P149]" office:value-type="float" office:value="0" calcext:value-type="float">
            <text:p>0</text:p>
          </table:table-cell>
          <table:table-cell table:formula="of:=SUM([day_death__csv_all.Q149:.T149])" office:value-type="float" office:value="0.571428571428498" calcext:value-type="float">
            <text:p>0.571428571428498</text:p>
          </table:table-cell>
          <table:table-cell table:formula="of:=[day_death__csv_all.U149]" office:value-type="float" office:value="0.571428571428498" calcext:value-type="float">
            <text:p>0.571428571428498</text:p>
          </table:table-cell>
          <table:table-cell table:number-columns-repeated="1013"/>
        </table:table-row>
        <table:table-row table:style-name="ro1">
          <table:table-cell table:formula="of:=SUM([day_death__csv_all.A150:.D150])" office:value-type="float" office:value="0" calcext:value-type="float">
            <text:p>0</text:p>
          </table:table-cell>
          <table:table-cell table:formula="of:=SUM([day_death__csv_all.E150:.F150])" office:value-type="float" office:value="0" calcext:value-type="float">
            <text:p>0</text:p>
          </table:table-cell>
          <table:table-cell table:formula="of:=SUM([day_death__csv_all.G150:.H150])" office:value-type="float" office:value="0" calcext:value-type="float">
            <text:p>0</text:p>
          </table:table-cell>
          <table:table-cell table:formula="of:=SUM([day_death__csv_all.I150:.J150])" office:value-type="float" office:value="0" calcext:value-type="float">
            <text:p>0</text:p>
          </table:table-cell>
          <table:table-cell table:formula="of:=SUM([day_death__csv_all.K150:.L150])" office:value-type="float" office:value="0" calcext:value-type="float">
            <text:p>0</text:p>
          </table:table-cell>
          <table:table-cell table:formula="of:=[day_death__csv_all.M150]" office:value-type="float" office:value="0" calcext:value-type="float">
            <text:p>0</text:p>
          </table:table-cell>
          <table:table-cell table:formula="of:=[day_death__csv_all.N150]" office:value-type="float" office:value="0" calcext:value-type="float">
            <text:p>0</text:p>
          </table:table-cell>
          <table:table-cell table:formula="of:=[day_death__csv_all.O150]" office:value-type="float" office:value="0" calcext:value-type="float">
            <text:p>0</text:p>
          </table:table-cell>
          <table:table-cell table:formula="of:=[day_death__csv_all.P150]" office:value-type="float" office:value="0" calcext:value-type="float">
            <text:p>0</text:p>
          </table:table-cell>
          <table:table-cell table:formula="of:=SUM([day_death__csv_all.Q150:.T150])" office:value-type="float" office:value="0.57142857142901" calcext:value-type="float">
            <text:p>0.57142857142901</text:p>
          </table:table-cell>
          <table:table-cell table:formula="of:=[day_death__csv_all.U150]" office:value-type="float" office:value="0.57142857142901" calcext:value-type="float">
            <text:p>0.57142857142901</text:p>
          </table:table-cell>
          <table:table-cell table:number-columns-repeated="1013"/>
        </table:table-row>
        <table:table-row table:style-name="ro1">
          <table:table-cell table:formula="of:=SUM([day_death__csv_all.A151:.D151])" office:value-type="float" office:value="0" calcext:value-type="float">
            <text:p>0</text:p>
          </table:table-cell>
          <table:table-cell table:formula="of:=SUM([day_death__csv_all.E151:.F151])" office:value-type="float" office:value="0" calcext:value-type="float">
            <text:p>0</text:p>
          </table:table-cell>
          <table:table-cell table:formula="of:=SUM([day_death__csv_all.G151:.H151])" office:value-type="float" office:value="0" calcext:value-type="float">
            <text:p>0</text:p>
          </table:table-cell>
          <table:table-cell table:formula="of:=SUM([day_death__csv_all.I151:.J151])" office:value-type="float" office:value="0" calcext:value-type="float">
            <text:p>0</text:p>
          </table:table-cell>
          <table:table-cell table:formula="of:=SUM([day_death__csv_all.K151:.L151])" office:value-type="float" office:value="0" calcext:value-type="float">
            <text:p>0</text:p>
          </table:table-cell>
          <table:table-cell table:formula="of:=[day_death__csv_all.M151]" office:value-type="float" office:value="0" calcext:value-type="float">
            <text:p>0</text:p>
          </table:table-cell>
          <table:table-cell table:formula="of:=[day_death__csv_all.N151]" office:value-type="float" office:value="0.142857142857167" calcext:value-type="float">
            <text:p>0.142857142857167</text:p>
          </table:table-cell>
          <table:table-cell table:formula="of:=[day_death__csv_all.O151]" office:value-type="float" office:value="0.14285714285711" calcext:value-type="float">
            <text:p>0.14285714285711</text:p>
          </table:table-cell>
          <table:table-cell table:formula="of:=[day_death__csv_all.P151]" office:value-type="float" office:value="0" calcext:value-type="float">
            <text:p>0</text:p>
          </table:table-cell>
          <table:table-cell table:formula="of:=SUM([day_death__csv_all.Q151:.T151])" office:value-type="float" office:value="0.571428571428554" calcext:value-type="float">
            <text:p>0.571428571428554</text:p>
          </table:table-cell>
          <table:table-cell table:formula="of:=[day_death__csv_all.U151]" office:value-type="float" office:value="0.857142857142833" calcext:value-type="float">
            <text:p>0.857142857142833</text:p>
          </table:table-cell>
          <table:table-cell table:number-columns-repeated="1013"/>
        </table:table-row>
        <table:table-row table:style-name="ro1">
          <table:table-cell table:formula="of:=SUM([day_death__csv_all.A152:.D152])" office:value-type="float" office:value="0" calcext:value-type="float">
            <text:p>0</text:p>
          </table:table-cell>
          <table:table-cell table:formula="of:=SUM([day_death__csv_all.E152:.F152])" office:value-type="float" office:value="0" calcext:value-type="float">
            <text:p>0</text:p>
          </table:table-cell>
          <table:table-cell table:formula="of:=SUM([day_death__csv_all.G152:.H152])" office:value-type="float" office:value="0" calcext:value-type="float">
            <text:p>0</text:p>
          </table:table-cell>
          <table:table-cell table:formula="of:=SUM([day_death__csv_all.I152:.J152])" office:value-type="float" office:value="0" calcext:value-type="float">
            <text:p>0</text:p>
          </table:table-cell>
          <table:table-cell table:formula="of:=SUM([day_death__csv_all.K152:.L152])" office:value-type="float" office:value="0" calcext:value-type="float">
            <text:p>0</text:p>
          </table:table-cell>
          <table:table-cell table:formula="of:=[day_death__csv_all.M152]" office:value-type="float" office:value="0" calcext:value-type="float">
            <text:p>0</text:p>
          </table:table-cell>
          <table:table-cell table:formula="of:=[day_death__csv_all.N152]" office:value-type="float" office:value="0.142857142857167" calcext:value-type="float">
            <text:p>0.142857142857167</text:p>
          </table:table-cell>
          <table:table-cell table:formula="of:=[day_death__csv_all.O152]" office:value-type="float" office:value="0.14285714285711" calcext:value-type="float">
            <text:p>0.14285714285711</text:p>
          </table:table-cell>
          <table:table-cell table:formula="of:=[day_death__csv_all.P152]" office:value-type="float" office:value="0" calcext:value-type="float">
            <text:p>0</text:p>
          </table:table-cell>
          <table:table-cell table:formula="of:=SUM([day_death__csv_all.Q152:.T152])" office:value-type="float" office:value="0.571428571428554" calcext:value-type="float">
            <text:p>0.571428571428554</text:p>
          </table:table-cell>
          <table:table-cell table:formula="of:=[day_death__csv_all.U152]" office:value-type="float" office:value="0.857142857142833" calcext:value-type="float">
            <text:p>0.857142857142833</text:p>
          </table:table-cell>
          <table:table-cell table:number-columns-repeated="1013"/>
        </table:table-row>
        <table:table-row table:style-name="ro1">
          <table:table-cell table:formula="of:=SUM([day_death__csv_all.A153:.D153])" office:value-type="float" office:value="0" calcext:value-type="float">
            <text:p>0</text:p>
          </table:table-cell>
          <table:table-cell table:formula="of:=SUM([day_death__csv_all.E153:.F153])" office:value-type="float" office:value="0" calcext:value-type="float">
            <text:p>0</text:p>
          </table:table-cell>
          <table:table-cell table:formula="of:=SUM([day_death__csv_all.G153:.H153])" office:value-type="float" office:value="0" calcext:value-type="float">
            <text:p>0</text:p>
          </table:table-cell>
          <table:table-cell table:formula="of:=SUM([day_death__csv_all.I153:.J153])" office:value-type="float" office:value="0" calcext:value-type="float">
            <text:p>0</text:p>
          </table:table-cell>
          <table:table-cell table:formula="of:=SUM([day_death__csv_all.K153:.L153])" office:value-type="float" office:value="0" calcext:value-type="float">
            <text:p>0</text:p>
          </table:table-cell>
          <table:table-cell table:formula="of:=[day_death__csv_all.M153]" office:value-type="float" office:value="0" calcext:value-type="float">
            <text:p>0</text:p>
          </table:table-cell>
          <table:table-cell table:formula="of:=[day_death__csv_all.N153]" office:value-type="float" office:value="0.142857142857167" calcext:value-type="float">
            <text:p>0.142857142857167</text:p>
          </table:table-cell>
          <table:table-cell table:formula="of:=[day_death__csv_all.O153]" office:value-type="float" office:value="0.14285714285711" calcext:value-type="float">
            <text:p>0.14285714285711</text:p>
          </table:table-cell>
          <table:table-cell table:formula="of:=[day_death__csv_all.P153]" office:value-type="float" office:value="0" calcext:value-type="float">
            <text:p>0</text:p>
          </table:table-cell>
          <table:table-cell table:formula="of:=SUM([day_death__csv_all.Q153:.T153])" office:value-type="float" office:value="0.571428571428554" calcext:value-type="float">
            <text:p>0.571428571428554</text:p>
          </table:table-cell>
          <table:table-cell table:formula="of:=[day_death__csv_all.U153]" office:value-type="float" office:value="0.857142857142833" calcext:value-type="float">
            <text:p>0.857142857142833</text:p>
          </table:table-cell>
          <table:table-cell table:number-columns-repeated="1013"/>
        </table:table-row>
        <table:table-row table:style-name="ro1">
          <table:table-cell table:formula="of:=SUM([day_death__csv_all.A154:.D154])" office:value-type="float" office:value="0" calcext:value-type="float">
            <text:p>0</text:p>
          </table:table-cell>
          <table:table-cell table:formula="of:=SUM([day_death__csv_all.E154:.F154])" office:value-type="float" office:value="0" calcext:value-type="float">
            <text:p>0</text:p>
          </table:table-cell>
          <table:table-cell table:formula="of:=SUM([day_death__csv_all.G154:.H154])" office:value-type="float" office:value="0" calcext:value-type="float">
            <text:p>0</text:p>
          </table:table-cell>
          <table:table-cell table:formula="of:=SUM([day_death__csv_all.I154:.J154])" office:value-type="float" office:value="0" calcext:value-type="float">
            <text:p>0</text:p>
          </table:table-cell>
          <table:table-cell table:formula="of:=SUM([day_death__csv_all.K154:.L154])" office:value-type="float" office:value="0" calcext:value-type="float">
            <text:p>0</text:p>
          </table:table-cell>
          <table:table-cell table:formula="of:=[day_death__csv_all.M154]" office:value-type="float" office:value="0" calcext:value-type="float">
            <text:p>0</text:p>
          </table:table-cell>
          <table:table-cell table:formula="of:=[day_death__csv_all.N154]" office:value-type="float" office:value="0.142857142857167" calcext:value-type="float">
            <text:p>0.142857142857167</text:p>
          </table:table-cell>
          <table:table-cell table:formula="of:=[day_death__csv_all.O154]" office:value-type="float" office:value="0.14285714285711" calcext:value-type="float">
            <text:p>0.14285714285711</text:p>
          </table:table-cell>
          <table:table-cell table:formula="of:=[day_death__csv_all.P154]" office:value-type="float" office:value="0" calcext:value-type="float">
            <text:p>0</text:p>
          </table:table-cell>
          <table:table-cell table:formula="of:=SUM([day_death__csv_all.Q154:.T154])" office:value-type="float" office:value="0.571428571428554" calcext:value-type="float">
            <text:p>0.571428571428554</text:p>
          </table:table-cell>
          <table:table-cell table:formula="of:=[day_death__csv_all.U154]" office:value-type="float" office:value="0.857142857142833" calcext:value-type="float">
            <text:p>0.857142857142833</text:p>
          </table:table-cell>
          <table:table-cell table:number-columns-repeated="1013"/>
        </table:table-row>
        <table:table-row table:style-name="ro1">
          <table:table-cell table:formula="of:=SUM([day_death__csv_all.A155:.D155])" office:value-type="float" office:value="0" calcext:value-type="float">
            <text:p>0</text:p>
          </table:table-cell>
          <table:table-cell table:formula="of:=SUM([day_death__csv_all.E155:.F155])" office:value-type="float" office:value="0" calcext:value-type="float">
            <text:p>0</text:p>
          </table:table-cell>
          <table:table-cell table:formula="of:=SUM([day_death__csv_all.G155:.H155])" office:value-type="float" office:value="0" calcext:value-type="float">
            <text:p>0</text:p>
          </table:table-cell>
          <table:table-cell table:formula="of:=SUM([day_death__csv_all.I155:.J155])" office:value-type="float" office:value="0" calcext:value-type="float">
            <text:p>0</text:p>
          </table:table-cell>
          <table:table-cell table:formula="of:=SUM([day_death__csv_all.K155:.L155])" office:value-type="float" office:value="0" calcext:value-type="float">
            <text:p>0</text:p>
          </table:table-cell>
          <table:table-cell table:formula="of:=[day_death__csv_all.M155]" office:value-type="float" office:value="0" calcext:value-type="float">
            <text:p>0</text:p>
          </table:table-cell>
          <table:table-cell table:formula="of:=[day_death__csv_all.N155]" office:value-type="float" office:value="0.142857142857167" calcext:value-type="float">
            <text:p>0.142857142857167</text:p>
          </table:table-cell>
          <table:table-cell table:formula="of:=[day_death__csv_all.O155]" office:value-type="float" office:value="0.14285714285711" calcext:value-type="float">
            <text:p>0.14285714285711</text:p>
          </table:table-cell>
          <table:table-cell table:formula="of:=[day_death__csv_all.P155]" office:value-type="float" office:value="0" calcext:value-type="float">
            <text:p>0</text:p>
          </table:table-cell>
          <table:table-cell table:formula="of:=SUM([day_death__csv_all.Q155:.T155])" office:value-type="float" office:value="0.571428571428554" calcext:value-type="float">
            <text:p>0.571428571428554</text:p>
          </table:table-cell>
          <table:table-cell table:formula="of:=[day_death__csv_all.U155]" office:value-type="float" office:value="0.857142857142833" calcext:value-type="float">
            <text:p>0.857142857142833</text:p>
          </table:table-cell>
          <table:table-cell table:number-columns-repeated="1013"/>
        </table:table-row>
        <table:table-row table:style-name="ro1">
          <table:table-cell table:formula="of:=SUM([day_death__csv_all.A156:.D156])" office:value-type="float" office:value="0" calcext:value-type="float">
            <text:p>0</text:p>
          </table:table-cell>
          <table:table-cell table:formula="of:=SUM([day_death__csv_all.E156:.F156])" office:value-type="float" office:value="0" calcext:value-type="float">
            <text:p>0</text:p>
          </table:table-cell>
          <table:table-cell table:formula="of:=SUM([day_death__csv_all.G156:.H156])" office:value-type="float" office:value="0" calcext:value-type="float">
            <text:p>0</text:p>
          </table:table-cell>
          <table:table-cell table:formula="of:=SUM([day_death__csv_all.I156:.J156])" office:value-type="float" office:value="0" calcext:value-type="float">
            <text:p>0</text:p>
          </table:table-cell>
          <table:table-cell table:formula="of:=SUM([day_death__csv_all.K156:.L156])" office:value-type="float" office:value="0" calcext:value-type="float">
            <text:p>0</text:p>
          </table:table-cell>
          <table:table-cell table:formula="of:=[day_death__csv_all.M156]" office:value-type="float" office:value="0" calcext:value-type="float">
            <text:p>0</text:p>
          </table:table-cell>
          <table:table-cell table:formula="of:=[day_death__csv_all.N156]" office:value-type="float" office:value="0.142857142857167" calcext:value-type="float">
            <text:p>0.142857142857167</text:p>
          </table:table-cell>
          <table:table-cell table:formula="of:=[day_death__csv_all.O156]" office:value-type="float" office:value="0.14285714285711" calcext:value-type="float">
            <text:p>0.14285714285711</text:p>
          </table:table-cell>
          <table:table-cell table:formula="of:=[day_death__csv_all.P156]" office:value-type="float" office:value="0" calcext:value-type="float">
            <text:p>0</text:p>
          </table:table-cell>
          <table:table-cell table:formula="of:=SUM([day_death__csv_all.Q156:.T156])" office:value-type="float" office:value="0.571428571428554" calcext:value-type="float">
            <text:p>0.571428571428554</text:p>
          </table:table-cell>
          <table:table-cell table:formula="of:=[day_death__csv_all.U156]" office:value-type="float" office:value="0.857142857142833" calcext:value-type="float">
            <text:p>0.857142857142833</text:p>
          </table:table-cell>
          <table:table-cell table:number-columns-repeated="1013"/>
        </table:table-row>
        <table:table-row table:style-name="ro1">
          <table:table-cell table:formula="of:=SUM([day_death__csv_all.A157:.D157])" office:value-type="float" office:value="0" calcext:value-type="float">
            <text:p>0</text:p>
          </table:table-cell>
          <table:table-cell table:formula="of:=SUM([day_death__csv_all.E157:.F157])" office:value-type="float" office:value="0" calcext:value-type="float">
            <text:p>0</text:p>
          </table:table-cell>
          <table:table-cell table:formula="of:=SUM([day_death__csv_all.G157:.H157])" office:value-type="float" office:value="0" calcext:value-type="float">
            <text:p>0</text:p>
          </table:table-cell>
          <table:table-cell table:formula="of:=SUM([day_death__csv_all.I157:.J157])" office:value-type="float" office:value="0" calcext:value-type="float">
            <text:p>0</text:p>
          </table:table-cell>
          <table:table-cell table:formula="of:=SUM([day_death__csv_all.K157:.L157])" office:value-type="float" office:value="0" calcext:value-type="float">
            <text:p>0</text:p>
          </table:table-cell>
          <table:table-cell table:formula="of:=[day_death__csv_all.M157]" office:value-type="float" office:value="0" calcext:value-type="float">
            <text:p>0</text:p>
          </table:table-cell>
          <table:table-cell table:formula="of:=[day_death__csv_all.N157]" office:value-type="float" office:value="0.142857142856997" calcext:value-type="float">
            <text:p>0.142857142856997</text:p>
          </table:table-cell>
          <table:table-cell table:formula="of:=[day_death__csv_all.O157]" office:value-type="float" office:value="0.142857142857338" calcext:value-type="float">
            <text:p>0.142857142857338</text:p>
          </table:table-cell>
          <table:table-cell table:formula="of:=[day_death__csv_all.P157]" office:value-type="float" office:value="0" calcext:value-type="float">
            <text:p>0</text:p>
          </table:table-cell>
          <table:table-cell table:formula="of:=SUM([day_death__csv_all.Q157:.T157])" office:value-type="float" office:value="0.571428571428669" calcext:value-type="float">
            <text:p>0.571428571428669</text:p>
          </table:table-cell>
          <table:table-cell table:formula="of:=[day_death__csv_all.U157]" office:value-type="float" office:value="0.857142857143003" calcext:value-type="float">
            <text:p>0.857142857143003</text:p>
          </table:table-cell>
          <table:table-cell table:number-columns-repeated="1013"/>
        </table:table-row>
        <table:table-row table:style-name="ro1">
          <table:table-cell table:formula="of:=SUM([day_death__csv_all.A158:.D158])" office:value-type="float" office:value="0" calcext:value-type="float">
            <text:p>0</text:p>
          </table:table-cell>
          <table:table-cell table:formula="of:=SUM([day_death__csv_all.E158:.F158])" office:value-type="float" office:value="0" calcext:value-type="float">
            <text:p>0</text:p>
          </table:table-cell>
          <table:table-cell table:formula="of:=SUM([day_death__csv_all.G158:.H158])" office:value-type="float" office:value="0" calcext:value-type="float">
            <text:p>0</text:p>
          </table:table-cell>
          <table:table-cell table:formula="of:=SUM([day_death__csv_all.I158:.J158])" office:value-type="float" office:value="0" calcext:value-type="float">
            <text:p>0</text:p>
          </table:table-cell>
          <table:table-cell table:formula="of:=SUM([day_death__csv_all.K158:.L158])" office:value-type="float" office:value="0" calcext:value-type="float">
            <text:p>0</text:p>
          </table:table-cell>
          <table:table-cell table:formula="of:=[day_death__csv_all.M158]" office:value-type="float" office:value="0" calcext:value-type="float">
            <text:p>0</text:p>
          </table:table-cell>
          <table:table-cell table:formula="of:=[day_death__csv_all.N158]" office:value-type="float" office:value="0" calcext:value-type="float">
            <text:p>0</text:p>
          </table:table-cell>
          <table:table-cell table:formula="of:=[day_death__csv_all.O158]" office:value-type="float" office:value="0.285714285714334" calcext:value-type="float">
            <text:p>0.285714285714334</text:p>
          </table:table-cell>
          <table:table-cell table:formula="of:=[day_death__csv_all.P158]" office:value-type="float" office:value="0.285714285714334" calcext:value-type="float">
            <text:p>0.285714285714334</text:p>
          </table:table-cell>
          <table:table-cell table:formula="of:=SUM([day_death__csv_all.Q158:.T158])" office:value-type="float" office:value="0.28571428571422" calcext:value-type="float">
            <text:p>0.28571428571422</text:p>
          </table:table-cell>
          <table:table-cell table:formula="of:=[day_death__csv_all.U158]" office:value-type="float" office:value="0.85714285714289" calcext:value-type="float">
            <text:p>0.85714285714289</text:p>
          </table:table-cell>
          <table:table-cell table:number-columns-repeated="1013"/>
        </table:table-row>
        <table:table-row table:style-name="ro1">
          <table:table-cell table:formula="of:=SUM([day_death__csv_all.A159:.D159])" office:value-type="float" office:value="0" calcext:value-type="float">
            <text:p>0</text:p>
          </table:table-cell>
          <table:table-cell table:formula="of:=SUM([day_death__csv_all.E159:.F159])" office:value-type="float" office:value="0" calcext:value-type="float">
            <text:p>0</text:p>
          </table:table-cell>
          <table:table-cell table:formula="of:=SUM([day_death__csv_all.G159:.H159])" office:value-type="float" office:value="0" calcext:value-type="float">
            <text:p>0</text:p>
          </table:table-cell>
          <table:table-cell table:formula="of:=SUM([day_death__csv_all.I159:.J159])" office:value-type="float" office:value="0" calcext:value-type="float">
            <text:p>0</text:p>
          </table:table-cell>
          <table:table-cell table:formula="of:=SUM([day_death__csv_all.K159:.L159])" office:value-type="float" office:value="0" calcext:value-type="float">
            <text:p>0</text:p>
          </table:table-cell>
          <table:table-cell table:formula="of:=[day_death__csv_all.M159]" office:value-type="float" office:value="0" calcext:value-type="float">
            <text:p>0</text:p>
          </table:table-cell>
          <table:table-cell table:formula="of:=[day_death__csv_all.N159]" office:value-type="float" office:value="0" calcext:value-type="float">
            <text:p>0</text:p>
          </table:table-cell>
          <table:table-cell table:formula="of:=[day_death__csv_all.O159]" office:value-type="float" office:value="0.285714285714334" calcext:value-type="float">
            <text:p>0.285714285714334</text:p>
          </table:table-cell>
          <table:table-cell table:formula="of:=[day_death__csv_all.P159]" office:value-type="float" office:value="0.285714285714334" calcext:value-type="float">
            <text:p>0.285714285714334</text:p>
          </table:table-cell>
          <table:table-cell table:formula="of:=SUM([day_death__csv_all.Q159:.T159])" office:value-type="float" office:value="0.28571428571422" calcext:value-type="float">
            <text:p>0.28571428571422</text:p>
          </table:table-cell>
          <table:table-cell table:formula="of:=[day_death__csv_all.U159]" office:value-type="float" office:value="0.85714285714289" calcext:value-type="float">
            <text:p>0.85714285714289</text:p>
          </table:table-cell>
          <table:table-cell table:number-columns-repeated="1013"/>
        </table:table-row>
        <table:table-row table:style-name="ro1">
          <table:table-cell table:formula="of:=SUM([day_death__csv_all.A160:.D160])" office:value-type="float" office:value="0" calcext:value-type="float">
            <text:p>0</text:p>
          </table:table-cell>
          <table:table-cell table:formula="of:=SUM([day_death__csv_all.E160:.F160])" office:value-type="float" office:value="0" calcext:value-type="float">
            <text:p>0</text:p>
          </table:table-cell>
          <table:table-cell table:formula="of:=SUM([day_death__csv_all.G160:.H160])" office:value-type="float" office:value="0" calcext:value-type="float">
            <text:p>0</text:p>
          </table:table-cell>
          <table:table-cell table:formula="of:=SUM([day_death__csv_all.I160:.J160])" office:value-type="float" office:value="0" calcext:value-type="float">
            <text:p>0</text:p>
          </table:table-cell>
          <table:table-cell table:formula="of:=SUM([day_death__csv_all.K160:.L160])" office:value-type="float" office:value="0" calcext:value-type="float">
            <text:p>0</text:p>
          </table:table-cell>
          <table:table-cell table:formula="of:=[day_death__csv_all.M160]" office:value-type="float" office:value="0" calcext:value-type="float">
            <text:p>0</text:p>
          </table:table-cell>
          <table:table-cell table:formula="of:=[day_death__csv_all.N160]" office:value-type="float" office:value="0" calcext:value-type="float">
            <text:p>0</text:p>
          </table:table-cell>
          <table:table-cell table:formula="of:=[day_death__csv_all.O160]" office:value-type="float" office:value="0.285714285714334" calcext:value-type="float">
            <text:p>0.285714285714334</text:p>
          </table:table-cell>
          <table:table-cell table:formula="of:=[day_death__csv_all.P160]" office:value-type="float" office:value="0.285714285714334" calcext:value-type="float">
            <text:p>0.285714285714334</text:p>
          </table:table-cell>
          <table:table-cell table:formula="of:=SUM([day_death__csv_all.Q160:.T160])" office:value-type="float" office:value="0.28571428571422" calcext:value-type="float">
            <text:p>0.28571428571422</text:p>
          </table:table-cell>
          <table:table-cell table:formula="of:=[day_death__csv_all.U160]" office:value-type="float" office:value="0.85714285714289" calcext:value-type="float">
            <text:p>0.85714285714289</text:p>
          </table:table-cell>
          <table:table-cell table:number-columns-repeated="1013"/>
        </table:table-row>
        <table:table-row table:style-name="ro1">
          <table:table-cell table:formula="of:=SUM([day_death__csv_all.A161:.D161])" office:value-type="float" office:value="0" calcext:value-type="float">
            <text:p>0</text:p>
          </table:table-cell>
          <table:table-cell table:formula="of:=SUM([day_death__csv_all.E161:.F161])" office:value-type="float" office:value="0" calcext:value-type="float">
            <text:p>0</text:p>
          </table:table-cell>
          <table:table-cell table:formula="of:=SUM([day_death__csv_all.G161:.H161])" office:value-type="float" office:value="0" calcext:value-type="float">
            <text:p>0</text:p>
          </table:table-cell>
          <table:table-cell table:formula="of:=SUM([day_death__csv_all.I161:.J161])" office:value-type="float" office:value="0" calcext:value-type="float">
            <text:p>0</text:p>
          </table:table-cell>
          <table:table-cell table:formula="of:=SUM([day_death__csv_all.K161:.L161])" office:value-type="float" office:value="0" calcext:value-type="float">
            <text:p>0</text:p>
          </table:table-cell>
          <table:table-cell table:formula="of:=[day_death__csv_all.M161]" office:value-type="float" office:value="0" calcext:value-type="float">
            <text:p>0</text:p>
          </table:table-cell>
          <table:table-cell table:formula="of:=[day_death__csv_all.N161]" office:value-type="float" office:value="0" calcext:value-type="float">
            <text:p>0</text:p>
          </table:table-cell>
          <table:table-cell table:formula="of:=[day_death__csv_all.O161]" office:value-type="float" office:value="0.285714285714334" calcext:value-type="float">
            <text:p>0.285714285714334</text:p>
          </table:table-cell>
          <table:table-cell table:formula="of:=[day_death__csv_all.P161]" office:value-type="float" office:value="0.285714285714334" calcext:value-type="float">
            <text:p>0.285714285714334</text:p>
          </table:table-cell>
          <table:table-cell table:formula="of:=SUM([day_death__csv_all.Q161:.T161])" office:value-type="float" office:value="0.28571428571422" calcext:value-type="float">
            <text:p>0.28571428571422</text:p>
          </table:table-cell>
          <table:table-cell table:formula="of:=[day_death__csv_all.U161]" office:value-type="float" office:value="0.85714285714289" calcext:value-type="float">
            <text:p>0.85714285714289</text:p>
          </table:table-cell>
          <table:table-cell table:number-columns-repeated="1013"/>
        </table:table-row>
        <table:table-row table:style-name="ro1">
          <table:table-cell table:formula="of:=SUM([day_death__csv_all.A162:.D162])" office:value-type="float" office:value="0" calcext:value-type="float">
            <text:p>0</text:p>
          </table:table-cell>
          <table:table-cell table:formula="of:=SUM([day_death__csv_all.E162:.F162])" office:value-type="float" office:value="0" calcext:value-type="float">
            <text:p>0</text:p>
          </table:table-cell>
          <table:table-cell table:formula="of:=SUM([day_death__csv_all.G162:.H162])" office:value-type="float" office:value="0" calcext:value-type="float">
            <text:p>0</text:p>
          </table:table-cell>
          <table:table-cell table:formula="of:=SUM([day_death__csv_all.I162:.J162])" office:value-type="float" office:value="0" calcext:value-type="float">
            <text:p>0</text:p>
          </table:table-cell>
          <table:table-cell table:formula="of:=SUM([day_death__csv_all.K162:.L162])" office:value-type="float" office:value="0" calcext:value-type="float">
            <text:p>0</text:p>
          </table:table-cell>
          <table:table-cell table:formula="of:=[day_death__csv_all.M162]" office:value-type="float" office:value="0" calcext:value-type="float">
            <text:p>0</text:p>
          </table:table-cell>
          <table:table-cell table:formula="of:=[day_death__csv_all.N162]" office:value-type="float" office:value="0" calcext:value-type="float">
            <text:p>0</text:p>
          </table:table-cell>
          <table:table-cell table:formula="of:=[day_death__csv_all.O162]" office:value-type="float" office:value="0.285714285714334" calcext:value-type="float">
            <text:p>0.285714285714334</text:p>
          </table:table-cell>
          <table:table-cell table:formula="of:=[day_death__csv_all.P162]" office:value-type="float" office:value="0.285714285714334" calcext:value-type="float">
            <text:p>0.285714285714334</text:p>
          </table:table-cell>
          <table:table-cell table:formula="of:=SUM([day_death__csv_all.Q162:.T162])" office:value-type="float" office:value="0.28571428571422" calcext:value-type="float">
            <text:p>0.28571428571422</text:p>
          </table:table-cell>
          <table:table-cell table:formula="of:=[day_death__csv_all.U162]" office:value-type="float" office:value="0.85714285714289" calcext:value-type="float">
            <text:p>0.85714285714289</text:p>
          </table:table-cell>
          <table:table-cell table:number-columns-repeated="1013"/>
        </table:table-row>
        <table:table-row table:style-name="ro1">
          <table:table-cell table:formula="of:=SUM([day_death__csv_all.A163:.D163])" office:value-type="float" office:value="0" calcext:value-type="float">
            <text:p>0</text:p>
          </table:table-cell>
          <table:table-cell table:formula="of:=SUM([day_death__csv_all.E163:.F163])" office:value-type="float" office:value="0" calcext:value-type="float">
            <text:p>0</text:p>
          </table:table-cell>
          <table:table-cell table:formula="of:=SUM([day_death__csv_all.G163:.H163])" office:value-type="float" office:value="0" calcext:value-type="float">
            <text:p>0</text:p>
          </table:table-cell>
          <table:table-cell table:formula="of:=SUM([day_death__csv_all.I163:.J163])" office:value-type="float" office:value="0" calcext:value-type="float">
            <text:p>0</text:p>
          </table:table-cell>
          <table:table-cell table:formula="of:=SUM([day_death__csv_all.K163:.L163])" office:value-type="float" office:value="0" calcext:value-type="float">
            <text:p>0</text:p>
          </table:table-cell>
          <table:table-cell table:formula="of:=[day_death__csv_all.M163]" office:value-type="float" office:value="0" calcext:value-type="float">
            <text:p>0</text:p>
          </table:table-cell>
          <table:table-cell table:formula="of:=[day_death__csv_all.N163]" office:value-type="float" office:value="0" calcext:value-type="float">
            <text:p>0</text:p>
          </table:table-cell>
          <table:table-cell table:formula="of:=[day_death__csv_all.O163]" office:value-type="float" office:value="0.285714285714334" calcext:value-type="float">
            <text:p>0.285714285714334</text:p>
          </table:table-cell>
          <table:table-cell table:formula="of:=[day_death__csv_all.P163]" office:value-type="float" office:value="0.285714285714334" calcext:value-type="float">
            <text:p>0.285714285714334</text:p>
          </table:table-cell>
          <table:table-cell table:formula="of:=SUM([day_death__csv_all.Q163:.T163])" office:value-type="float" office:value="0.28571428571422" calcext:value-type="float">
            <text:p>0.28571428571422</text:p>
          </table:table-cell>
          <table:table-cell table:formula="of:=[day_death__csv_all.U163]" office:value-type="float" office:value="0.85714285714289" calcext:value-type="float">
            <text:p>0.85714285714289</text:p>
          </table:table-cell>
          <table:table-cell table:number-columns-repeated="1013"/>
        </table:table-row>
        <table:table-row table:style-name="ro1">
          <table:table-cell table:formula="of:=SUM([day_death__csv_all.A164:.D164])" office:value-type="float" office:value="0" calcext:value-type="float">
            <text:p>0</text:p>
          </table:table-cell>
          <table:table-cell table:formula="of:=SUM([day_death__csv_all.E164:.F164])" office:value-type="float" office:value="0" calcext:value-type="float">
            <text:p>0</text:p>
          </table:table-cell>
          <table:table-cell table:formula="of:=SUM([day_death__csv_all.G164:.H164])" office:value-type="float" office:value="0" calcext:value-type="float">
            <text:p>0</text:p>
          </table:table-cell>
          <table:table-cell table:formula="of:=SUM([day_death__csv_all.I164:.J164])" office:value-type="float" office:value="0" calcext:value-type="float">
            <text:p>0</text:p>
          </table:table-cell>
          <table:table-cell table:formula="of:=SUM([day_death__csv_all.K164:.L164])" office:value-type="float" office:value="0" calcext:value-type="float">
            <text:p>0</text:p>
          </table:table-cell>
          <table:table-cell table:formula="of:=[day_death__csv_all.M164]" office:value-type="float" office:value="0" calcext:value-type="float">
            <text:p>0</text:p>
          </table:table-cell>
          <table:table-cell table:formula="of:=[day_death__csv_all.N164]" office:value-type="float" office:value="0" calcext:value-type="float">
            <text:p>0</text:p>
          </table:table-cell>
          <table:table-cell table:formula="of:=[day_death__csv_all.O164]" office:value-type="float" office:value="0.285714285713993" calcext:value-type="float">
            <text:p>0.285714285713993</text:p>
          </table:table-cell>
          <table:table-cell table:formula="of:=[day_death__csv_all.P164]" office:value-type="float" office:value="0.285714285713993" calcext:value-type="float">
            <text:p>0.285714285713993</text:p>
          </table:table-cell>
          <table:table-cell table:formula="of:=SUM([day_death__csv_all.Q164:.T164])" office:value-type="float" office:value="0.285714285714676" calcext:value-type="float">
            <text:p>0.285714285714676</text:p>
          </table:table-cell>
          <table:table-cell table:formula="of:=[day_death__csv_all.U164]" office:value-type="float" office:value="0.857142857142662" calcext:value-type="float">
            <text:p>0.857142857142662</text:p>
          </table:table-cell>
          <table:table-cell table:number-columns-repeated="1013"/>
        </table:table-row>
        <table:table-row table:style-name="ro1">
          <table:table-cell table:formula="of:=SUM([day_death__csv_all.A165:.D165])" office:value-type="float" office:value="0" calcext:value-type="float">
            <text:p>0</text:p>
          </table:table-cell>
          <table:table-cell table:formula="of:=SUM([day_death__csv_all.E165:.F165])" office:value-type="float" office:value="0" calcext:value-type="float">
            <text:p>0</text:p>
          </table:table-cell>
          <table:table-cell table:formula="of:=SUM([day_death__csv_all.G165:.H165])" office:value-type="float" office:value="0" calcext:value-type="float">
            <text:p>0</text:p>
          </table:table-cell>
          <table:table-cell table:formula="of:=SUM([day_death__csv_all.I165:.J165])" office:value-type="float" office:value="0" calcext:value-type="float">
            <text:p>0</text:p>
          </table:table-cell>
          <table:table-cell table:formula="of:=SUM([day_death__csv_all.K165:.L165])" office:value-type="float" office:value="0" calcext:value-type="float">
            <text:p>0</text:p>
          </table:table-cell>
          <table:table-cell table:formula="of:=[day_death__csv_all.M165]" office:value-type="float" office:value="0" calcext:value-type="float">
            <text:p>0</text:p>
          </table:table-cell>
          <table:table-cell table:formula="of:=[day_death__csv_all.N165]" office:value-type="float" office:value="0" calcext:value-type="float">
            <text:p>0</text:p>
          </table:table-cell>
          <table:table-cell table:formula="of:=[day_death__csv_all.O165]" office:value-type="float" office:value="0" calcext:value-type="float">
            <text:p>0</text:p>
          </table:table-cell>
          <table:table-cell table:formula="of:=[day_death__csv_all.P165]" office:value-type="float" office:value="0.428571428571445" calcext:value-type="float">
            <text:p>0.428571428571445</text:p>
          </table:table-cell>
          <table:table-cell table:formula="of:=SUM([day_death__csv_all.Q165:.T165])" office:value-type="float" office:value="0.857142857142662" calcext:value-type="float">
            <text:p>0.857142857142662</text:p>
          </table:table-cell>
          <table:table-cell table:formula="of:=[day_death__csv_all.U165]" office:value-type="float" office:value="1.28571428571411" calcext:value-type="float">
            <text:p>1.28571428571411</text:p>
          </table:table-cell>
          <table:table-cell table:number-columns-repeated="1013"/>
        </table:table-row>
        <table:table-row table:style-name="ro1">
          <table:table-cell table:formula="of:=SUM([day_death__csv_all.A166:.D166])" office:value-type="float" office:value="0" calcext:value-type="float">
            <text:p>0</text:p>
          </table:table-cell>
          <table:table-cell table:formula="of:=SUM([day_death__csv_all.E166:.F166])" office:value-type="float" office:value="0" calcext:value-type="float">
            <text:p>0</text:p>
          </table:table-cell>
          <table:table-cell table:formula="of:=SUM([day_death__csv_all.G166:.H166])" office:value-type="float" office:value="0" calcext:value-type="float">
            <text:p>0</text:p>
          </table:table-cell>
          <table:table-cell table:formula="of:=SUM([day_death__csv_all.I166:.J166])" office:value-type="float" office:value="0" calcext:value-type="float">
            <text:p>0</text:p>
          </table:table-cell>
          <table:table-cell table:formula="of:=SUM([day_death__csv_all.K166:.L166])" office:value-type="float" office:value="0" calcext:value-type="float">
            <text:p>0</text:p>
          </table:table-cell>
          <table:table-cell table:formula="of:=[day_death__csv_all.M166]" office:value-type="float" office:value="0" calcext:value-type="float">
            <text:p>0</text:p>
          </table:table-cell>
          <table:table-cell table:formula="of:=[day_death__csv_all.N166]" office:value-type="float" office:value="0" calcext:value-type="float">
            <text:p>0</text:p>
          </table:table-cell>
          <table:table-cell table:formula="of:=[day_death__csv_all.O166]" office:value-type="float" office:value="0" calcext:value-type="float">
            <text:p>0</text:p>
          </table:table-cell>
          <table:table-cell table:formula="of:=[day_death__csv_all.P166]" office:value-type="float" office:value="0.428571428571445" calcext:value-type="float">
            <text:p>0.428571428571445</text:p>
          </table:table-cell>
          <table:table-cell table:formula="of:=SUM([day_death__csv_all.Q166:.T166])" office:value-type="float" office:value="0.857142857142662" calcext:value-type="float">
            <text:p>0.857142857142662</text:p>
          </table:table-cell>
          <table:table-cell table:formula="of:=[day_death__csv_all.U166]" office:value-type="float" office:value="1.28571428571411" calcext:value-type="float">
            <text:p>1.28571428571411</text:p>
          </table:table-cell>
          <table:table-cell table:number-columns-repeated="1013"/>
        </table:table-row>
        <table:table-row table:style-name="ro1">
          <table:table-cell table:formula="of:=SUM([day_death__csv_all.A167:.D167])" office:value-type="float" office:value="0" calcext:value-type="float">
            <text:p>0</text:p>
          </table:table-cell>
          <table:table-cell table:formula="of:=SUM([day_death__csv_all.E167:.F167])" office:value-type="float" office:value="0" calcext:value-type="float">
            <text:p>0</text:p>
          </table:table-cell>
          <table:table-cell table:formula="of:=SUM([day_death__csv_all.G167:.H167])" office:value-type="float" office:value="0" calcext:value-type="float">
            <text:p>0</text:p>
          </table:table-cell>
          <table:table-cell table:formula="of:=SUM([day_death__csv_all.I167:.J167])" office:value-type="float" office:value="0" calcext:value-type="float">
            <text:p>0</text:p>
          </table:table-cell>
          <table:table-cell table:formula="of:=SUM([day_death__csv_all.K167:.L167])" office:value-type="float" office:value="0" calcext:value-type="float">
            <text:p>0</text:p>
          </table:table-cell>
          <table:table-cell table:formula="of:=[day_death__csv_all.M167]" office:value-type="float" office:value="0" calcext:value-type="float">
            <text:p>0</text:p>
          </table:table-cell>
          <table:table-cell table:formula="of:=[day_death__csv_all.N167]" office:value-type="float" office:value="0" calcext:value-type="float">
            <text:p>0</text:p>
          </table:table-cell>
          <table:table-cell table:formula="of:=[day_death__csv_all.O167]" office:value-type="float" office:value="0" calcext:value-type="float">
            <text:p>0</text:p>
          </table:table-cell>
          <table:table-cell table:formula="of:=[day_death__csv_all.P167]" office:value-type="float" office:value="0.428571428571445" calcext:value-type="float">
            <text:p>0.428571428571445</text:p>
          </table:table-cell>
          <table:table-cell table:formula="of:=SUM([day_death__csv_all.Q167:.T167])" office:value-type="float" office:value="0.857142857142662" calcext:value-type="float">
            <text:p>0.857142857142662</text:p>
          </table:table-cell>
          <table:table-cell table:formula="of:=[day_death__csv_all.U167]" office:value-type="float" office:value="1.28571428571411" calcext:value-type="float">
            <text:p>1.28571428571411</text:p>
          </table:table-cell>
          <table:table-cell table:number-columns-repeated="1013"/>
        </table:table-row>
        <table:table-row table:style-name="ro1">
          <table:table-cell table:formula="of:=SUM([day_death__csv_all.A168:.D168])" office:value-type="float" office:value="0" calcext:value-type="float">
            <text:p>0</text:p>
          </table:table-cell>
          <table:table-cell table:formula="of:=SUM([day_death__csv_all.E168:.F168])" office:value-type="float" office:value="0" calcext:value-type="float">
            <text:p>0</text:p>
          </table:table-cell>
          <table:table-cell table:formula="of:=SUM([day_death__csv_all.G168:.H168])" office:value-type="float" office:value="0" calcext:value-type="float">
            <text:p>0</text:p>
          </table:table-cell>
          <table:table-cell table:formula="of:=SUM([day_death__csv_all.I168:.J168])" office:value-type="float" office:value="0" calcext:value-type="float">
            <text:p>0</text:p>
          </table:table-cell>
          <table:table-cell table:formula="of:=SUM([day_death__csv_all.K168:.L168])" office:value-type="float" office:value="0" calcext:value-type="float">
            <text:p>0</text:p>
          </table:table-cell>
          <table:table-cell table:formula="of:=[day_death__csv_all.M168]" office:value-type="float" office:value="0" calcext:value-type="float">
            <text:p>0</text:p>
          </table:table-cell>
          <table:table-cell table:formula="of:=[day_death__csv_all.N168]" office:value-type="float" office:value="0" calcext:value-type="float">
            <text:p>0</text:p>
          </table:table-cell>
          <table:table-cell table:formula="of:=[day_death__csv_all.O168]" office:value-type="float" office:value="0" calcext:value-type="float">
            <text:p>0</text:p>
          </table:table-cell>
          <table:table-cell table:formula="of:=[day_death__csv_all.P168]" office:value-type="float" office:value="0.428571428571445" calcext:value-type="float">
            <text:p>0.428571428571445</text:p>
          </table:table-cell>
          <table:table-cell table:formula="of:=SUM([day_death__csv_all.Q168:.T168])" office:value-type="float" office:value="0.857142857142662" calcext:value-type="float">
            <text:p>0.857142857142662</text:p>
          </table:table-cell>
          <table:table-cell table:formula="of:=[day_death__csv_all.U168]" office:value-type="float" office:value="1.28571428571411" calcext:value-type="float">
            <text:p>1.28571428571411</text:p>
          </table:table-cell>
          <table:table-cell table:number-columns-repeated="1013"/>
        </table:table-row>
        <table:table-row table:style-name="ro1">
          <table:table-cell table:formula="of:=SUM([day_death__csv_all.A169:.D169])" office:value-type="float" office:value="0" calcext:value-type="float">
            <text:p>0</text:p>
          </table:table-cell>
          <table:table-cell table:formula="of:=SUM([day_death__csv_all.E169:.F169])" office:value-type="float" office:value="0" calcext:value-type="float">
            <text:p>0</text:p>
          </table:table-cell>
          <table:table-cell table:formula="of:=SUM([day_death__csv_all.G169:.H169])" office:value-type="float" office:value="0" calcext:value-type="float">
            <text:p>0</text:p>
          </table:table-cell>
          <table:table-cell table:formula="of:=SUM([day_death__csv_all.I169:.J169])" office:value-type="float" office:value="0" calcext:value-type="float">
            <text:p>0</text:p>
          </table:table-cell>
          <table:table-cell table:formula="of:=SUM([day_death__csv_all.K169:.L169])" office:value-type="float" office:value="0" calcext:value-type="float">
            <text:p>0</text:p>
          </table:table-cell>
          <table:table-cell table:formula="of:=[day_death__csv_all.M169]" office:value-type="float" office:value="0" calcext:value-type="float">
            <text:p>0</text:p>
          </table:table-cell>
          <table:table-cell table:formula="of:=[day_death__csv_all.N169]" office:value-type="float" office:value="0" calcext:value-type="float">
            <text:p>0</text:p>
          </table:table-cell>
          <table:table-cell table:formula="of:=[day_death__csv_all.O169]" office:value-type="float" office:value="0" calcext:value-type="float">
            <text:p>0</text:p>
          </table:table-cell>
          <table:table-cell table:formula="of:=[day_death__csv_all.P169]" office:value-type="float" office:value="0.428571428571445" calcext:value-type="float">
            <text:p>0.428571428571445</text:p>
          </table:table-cell>
          <table:table-cell table:formula="of:=SUM([day_death__csv_all.Q169:.T169])" office:value-type="float" office:value="0.857142857142662" calcext:value-type="float">
            <text:p>0.857142857142662</text:p>
          </table:table-cell>
          <table:table-cell table:formula="of:=[day_death__csv_all.U169]" office:value-type="float" office:value="1.28571428571411" calcext:value-type="float">
            <text:p>1.28571428571411</text:p>
          </table:table-cell>
          <table:table-cell table:number-columns-repeated="1013"/>
        </table:table-row>
        <table:table-row table:style-name="ro1">
          <table:table-cell table:formula="of:=SUM([day_death__csv_all.A170:.D170])" office:value-type="float" office:value="0" calcext:value-type="float">
            <text:p>0</text:p>
          </table:table-cell>
          <table:table-cell table:formula="of:=SUM([day_death__csv_all.E170:.F170])" office:value-type="float" office:value="0" calcext:value-type="float">
            <text:p>0</text:p>
          </table:table-cell>
          <table:table-cell table:formula="of:=SUM([day_death__csv_all.G170:.H170])" office:value-type="float" office:value="0" calcext:value-type="float">
            <text:p>0</text:p>
          </table:table-cell>
          <table:table-cell table:formula="of:=SUM([day_death__csv_all.I170:.J170])" office:value-type="float" office:value="0" calcext:value-type="float">
            <text:p>0</text:p>
          </table:table-cell>
          <table:table-cell table:formula="of:=SUM([day_death__csv_all.K170:.L170])" office:value-type="float" office:value="0" calcext:value-type="float">
            <text:p>0</text:p>
          </table:table-cell>
          <table:table-cell table:formula="of:=[day_death__csv_all.M170]" office:value-type="float" office:value="0" calcext:value-type="float">
            <text:p>0</text:p>
          </table:table-cell>
          <table:table-cell table:formula="of:=[day_death__csv_all.N170]" office:value-type="float" office:value="0" calcext:value-type="float">
            <text:p>0</text:p>
          </table:table-cell>
          <table:table-cell table:formula="of:=[day_death__csv_all.O170]" office:value-type="float" office:value="0" calcext:value-type="float">
            <text:p>0</text:p>
          </table:table-cell>
          <table:table-cell table:formula="of:=[day_death__csv_all.P170]" office:value-type="float" office:value="0.428571428571445" calcext:value-type="float">
            <text:p>0.428571428571445</text:p>
          </table:table-cell>
          <table:table-cell table:formula="of:=SUM([day_death__csv_all.Q170:.T170])" office:value-type="float" office:value="0.857142857142662" calcext:value-type="float">
            <text:p>0.857142857142662</text:p>
          </table:table-cell>
          <table:table-cell table:formula="of:=[day_death__csv_all.U170]" office:value-type="float" office:value="1.28571428571411" calcext:value-type="float">
            <text:p>1.28571428571411</text:p>
          </table:table-cell>
          <table:table-cell table:number-columns-repeated="1013"/>
        </table:table-row>
        <table:table-row table:style-name="ro1">
          <table:table-cell table:formula="of:=SUM([day_death__csv_all.A171:.D171])" office:value-type="float" office:value="0" calcext:value-type="float">
            <text:p>0</text:p>
          </table:table-cell>
          <table:table-cell table:formula="of:=SUM([day_death__csv_all.E171:.F171])" office:value-type="float" office:value="0" calcext:value-type="float">
            <text:p>0</text:p>
          </table:table-cell>
          <table:table-cell table:formula="of:=SUM([day_death__csv_all.G171:.H171])" office:value-type="float" office:value="0" calcext:value-type="float">
            <text:p>0</text:p>
          </table:table-cell>
          <table:table-cell table:formula="of:=SUM([day_death__csv_all.I171:.J171])" office:value-type="float" office:value="0" calcext:value-type="float">
            <text:p>0</text:p>
          </table:table-cell>
          <table:table-cell table:formula="of:=SUM([day_death__csv_all.K171:.L171])" office:value-type="float" office:value="0" calcext:value-type="float">
            <text:p>0</text:p>
          </table:table-cell>
          <table:table-cell table:formula="of:=[day_death__csv_all.M171]" office:value-type="float" office:value="0" calcext:value-type="float">
            <text:p>0</text:p>
          </table:table-cell>
          <table:table-cell table:formula="of:=[day_death__csv_all.N171]" office:value-type="float" office:value="0" calcext:value-type="float">
            <text:p>0</text:p>
          </table:table-cell>
          <table:table-cell table:formula="of:=[day_death__csv_all.O171]" office:value-type="float" office:value="0" calcext:value-type="float">
            <text:p>0</text:p>
          </table:table-cell>
          <table:table-cell table:formula="of:=[day_death__csv_all.P171]" office:value-type="float" office:value="0.428571428571331" calcext:value-type="float">
            <text:p>0.428571428571331</text:p>
          </table:table-cell>
          <table:table-cell table:formula="of:=SUM([day_death__csv_all.Q171:.T171])" office:value-type="float" office:value="0.857142857144026" calcext:value-type="float">
            <text:p>0.857142857144026</text:p>
          </table:table-cell>
          <table:table-cell table:formula="of:=[day_death__csv_all.U171]" office:value-type="float" office:value="1.28571428571536" calcext:value-type="float">
            <text:p>1.28571428571536</text:p>
          </table:table-cell>
          <table:table-cell table:number-columns-repeated="1013"/>
        </table:table-row>
        <table:table-row table:style-name="ro1">
          <table:table-cell table:formula="of:=SUM([day_death__csv_all.A172:.D172])" office:value-type="float" office:value="0" calcext:value-type="float">
            <text:p>0</text:p>
          </table:table-cell>
          <table:table-cell table:formula="of:=SUM([day_death__csv_all.E172:.F172])" office:value-type="float" office:value="0" calcext:value-type="float">
            <text:p>0</text:p>
          </table:table-cell>
          <table:table-cell table:formula="of:=SUM([day_death__csv_all.G172:.H172])" office:value-type="float" office:value="0" calcext:value-type="float">
            <text:p>0</text:p>
          </table:table-cell>
          <table:table-cell table:formula="of:=SUM([day_death__csv_all.I172:.J172])" office:value-type="float" office:value="0" calcext:value-type="float">
            <text:p>0</text:p>
          </table:table-cell>
          <table:table-cell table:formula="of:=SUM([day_death__csv_all.K172:.L172])" office:value-type="float" office:value="0" calcext:value-type="float">
            <text:p>0</text:p>
          </table:table-cell>
          <table:table-cell table:formula="of:=[day_death__csv_all.M172]" office:value-type="float" office:value="0" calcext:value-type="float">
            <text:p>0</text:p>
          </table:table-cell>
          <table:table-cell table:formula="of:=[day_death__csv_all.N172]" office:value-type="float" office:value="0.285714285714278" calcext:value-type="float">
            <text:p>0.285714285714278</text:p>
          </table:table-cell>
          <table:table-cell table:formula="of:=[day_death__csv_all.O172]" office:value-type="float" office:value="0.285714285714334" calcext:value-type="float">
            <text:p>0.285714285714334</text:p>
          </table:table-cell>
          <table:table-cell table:formula="of:=[day_death__csv_all.P172]" office:value-type="float" office:value="0.571428571428555" calcext:value-type="float">
            <text:p>0.571428571428555</text:p>
          </table:table-cell>
          <table:table-cell table:formula="of:=SUM([day_death__csv_all.Q172:.T172])" office:value-type="float" office:value="1.14285714285722" calcext:value-type="float">
            <text:p>1.14285714285722</text:p>
          </table:table-cell>
          <table:table-cell table:formula="of:=[day_death__csv_all.U172]" office:value-type="float" office:value="2.28571428571439" calcext:value-type="float">
            <text:p>2.28571428571439</text:p>
          </table:table-cell>
          <table:table-cell table:number-columns-repeated="1013"/>
        </table:table-row>
        <table:table-row table:style-name="ro1">
          <table:table-cell table:formula="of:=SUM([day_death__csv_all.A173:.D173])" office:value-type="float" office:value="0" calcext:value-type="float">
            <text:p>0</text:p>
          </table:table-cell>
          <table:table-cell table:formula="of:=SUM([day_death__csv_all.E173:.F173])" office:value-type="float" office:value="0" calcext:value-type="float">
            <text:p>0</text:p>
          </table:table-cell>
          <table:table-cell table:formula="of:=SUM([day_death__csv_all.G173:.H173])" office:value-type="float" office:value="0" calcext:value-type="float">
            <text:p>0</text:p>
          </table:table-cell>
          <table:table-cell table:formula="of:=SUM([day_death__csv_all.I173:.J173])" office:value-type="float" office:value="0" calcext:value-type="float">
            <text:p>0</text:p>
          </table:table-cell>
          <table:table-cell table:formula="of:=SUM([day_death__csv_all.K173:.L173])" office:value-type="float" office:value="0" calcext:value-type="float">
            <text:p>0</text:p>
          </table:table-cell>
          <table:table-cell table:formula="of:=[day_death__csv_all.M173]" office:value-type="float" office:value="0" calcext:value-type="float">
            <text:p>0</text:p>
          </table:table-cell>
          <table:table-cell table:formula="of:=[day_death__csv_all.N173]" office:value-type="float" office:value="0.285714285714278" calcext:value-type="float">
            <text:p>0.285714285714278</text:p>
          </table:table-cell>
          <table:table-cell table:formula="of:=[day_death__csv_all.O173]" office:value-type="float" office:value="0.285714285714334" calcext:value-type="float">
            <text:p>0.285714285714334</text:p>
          </table:table-cell>
          <table:table-cell table:formula="of:=[day_death__csv_all.P173]" office:value-type="float" office:value="0.571428571428555" calcext:value-type="float">
            <text:p>0.571428571428555</text:p>
          </table:table-cell>
          <table:table-cell table:formula="of:=SUM([day_death__csv_all.Q173:.T173])" office:value-type="float" office:value="1.14285714285722" calcext:value-type="float">
            <text:p>1.14285714285722</text:p>
          </table:table-cell>
          <table:table-cell table:formula="of:=[day_death__csv_all.U173]" office:value-type="float" office:value="2.28571428571439" calcext:value-type="float">
            <text:p>2.28571428571439</text:p>
          </table:table-cell>
          <table:table-cell table:number-columns-repeated="1013"/>
        </table:table-row>
        <table:table-row table:style-name="ro1">
          <table:table-cell table:formula="of:=SUM([day_death__csv_all.A174:.D174])" office:value-type="float" office:value="0" calcext:value-type="float">
            <text:p>0</text:p>
          </table:table-cell>
          <table:table-cell table:formula="of:=SUM([day_death__csv_all.E174:.F174])" office:value-type="float" office:value="0" calcext:value-type="float">
            <text:p>0</text:p>
          </table:table-cell>
          <table:table-cell table:formula="of:=SUM([day_death__csv_all.G174:.H174])" office:value-type="float" office:value="0" calcext:value-type="float">
            <text:p>0</text:p>
          </table:table-cell>
          <table:table-cell table:formula="of:=SUM([day_death__csv_all.I174:.J174])" office:value-type="float" office:value="0" calcext:value-type="float">
            <text:p>0</text:p>
          </table:table-cell>
          <table:table-cell table:formula="of:=SUM([day_death__csv_all.K174:.L174])" office:value-type="float" office:value="0" calcext:value-type="float">
            <text:p>0</text:p>
          </table:table-cell>
          <table:table-cell table:formula="of:=[day_death__csv_all.M174]" office:value-type="float" office:value="0" calcext:value-type="float">
            <text:p>0</text:p>
          </table:table-cell>
          <table:table-cell table:formula="of:=[day_death__csv_all.N174]" office:value-type="float" office:value="0.285714285714278" calcext:value-type="float">
            <text:p>0.285714285714278</text:p>
          </table:table-cell>
          <table:table-cell table:formula="of:=[day_death__csv_all.O174]" office:value-type="float" office:value="0.285714285714334" calcext:value-type="float">
            <text:p>0.285714285714334</text:p>
          </table:table-cell>
          <table:table-cell table:formula="of:=[day_death__csv_all.P174]" office:value-type="float" office:value="0.571428571428555" calcext:value-type="float">
            <text:p>0.571428571428555</text:p>
          </table:table-cell>
          <table:table-cell table:formula="of:=SUM([day_death__csv_all.Q174:.T174])" office:value-type="float" office:value="1.14285714285722" calcext:value-type="float">
            <text:p>1.14285714285722</text:p>
          </table:table-cell>
          <table:table-cell table:formula="of:=[day_death__csv_all.U174]" office:value-type="float" office:value="2.28571428571439" calcext:value-type="float">
            <text:p>2.28571428571439</text:p>
          </table:table-cell>
          <table:table-cell table:number-columns-repeated="1013"/>
        </table:table-row>
        <table:table-row table:style-name="ro1">
          <table:table-cell table:formula="of:=SUM([day_death__csv_all.A175:.D175])" office:value-type="float" office:value="0" calcext:value-type="float">
            <text:p>0</text:p>
          </table:table-cell>
          <table:table-cell table:formula="of:=SUM([day_death__csv_all.E175:.F175])" office:value-type="float" office:value="0" calcext:value-type="float">
            <text:p>0</text:p>
          </table:table-cell>
          <table:table-cell table:formula="of:=SUM([day_death__csv_all.G175:.H175])" office:value-type="float" office:value="0" calcext:value-type="float">
            <text:p>0</text:p>
          </table:table-cell>
          <table:table-cell table:formula="of:=SUM([day_death__csv_all.I175:.J175])" office:value-type="float" office:value="0" calcext:value-type="float">
            <text:p>0</text:p>
          </table:table-cell>
          <table:table-cell table:formula="of:=SUM([day_death__csv_all.K175:.L175])" office:value-type="float" office:value="0" calcext:value-type="float">
            <text:p>0</text:p>
          </table:table-cell>
          <table:table-cell table:formula="of:=[day_death__csv_all.M175]" office:value-type="float" office:value="0" calcext:value-type="float">
            <text:p>0</text:p>
          </table:table-cell>
          <table:table-cell table:formula="of:=[day_death__csv_all.N175]" office:value-type="float" office:value="0.285714285714278" calcext:value-type="float">
            <text:p>0.285714285714278</text:p>
          </table:table-cell>
          <table:table-cell table:formula="of:=[day_death__csv_all.O175]" office:value-type="float" office:value="0.285714285714334" calcext:value-type="float">
            <text:p>0.285714285714334</text:p>
          </table:table-cell>
          <table:table-cell table:formula="of:=[day_death__csv_all.P175]" office:value-type="float" office:value="0.571428571428555" calcext:value-type="float">
            <text:p>0.571428571428555</text:p>
          </table:table-cell>
          <table:table-cell table:formula="of:=SUM([day_death__csv_all.Q175:.T175])" office:value-type="float" office:value="1.14285714285722" calcext:value-type="float">
            <text:p>1.14285714285722</text:p>
          </table:table-cell>
          <table:table-cell table:formula="of:=[day_death__csv_all.U175]" office:value-type="float" office:value="2.28571428571439" calcext:value-type="float">
            <text:p>2.28571428571439</text:p>
          </table:table-cell>
          <table:table-cell table:number-columns-repeated="1013"/>
        </table:table-row>
        <table:table-row table:style-name="ro1">
          <table:table-cell table:formula="of:=SUM([day_death__csv_all.A176:.D176])" office:value-type="float" office:value="0" calcext:value-type="float">
            <text:p>0</text:p>
          </table:table-cell>
          <table:table-cell table:formula="of:=SUM([day_death__csv_all.E176:.F176])" office:value-type="float" office:value="0" calcext:value-type="float">
            <text:p>0</text:p>
          </table:table-cell>
          <table:table-cell table:formula="of:=SUM([day_death__csv_all.G176:.H176])" office:value-type="float" office:value="0" calcext:value-type="float">
            <text:p>0</text:p>
          </table:table-cell>
          <table:table-cell table:formula="of:=SUM([day_death__csv_all.I176:.J176])" office:value-type="float" office:value="0" calcext:value-type="float">
            <text:p>0</text:p>
          </table:table-cell>
          <table:table-cell table:formula="of:=SUM([day_death__csv_all.K176:.L176])" office:value-type="float" office:value="0" calcext:value-type="float">
            <text:p>0</text:p>
          </table:table-cell>
          <table:table-cell table:formula="of:=[day_death__csv_all.M176]" office:value-type="float" office:value="0" calcext:value-type="float">
            <text:p>0</text:p>
          </table:table-cell>
          <table:table-cell table:formula="of:=[day_death__csv_all.N176]" office:value-type="float" office:value="0.285714285714278" calcext:value-type="float">
            <text:p>0.285714285714278</text:p>
          </table:table-cell>
          <table:table-cell table:formula="of:=[day_death__csv_all.O176]" office:value-type="float" office:value="0.285714285714334" calcext:value-type="float">
            <text:p>0.285714285714334</text:p>
          </table:table-cell>
          <table:table-cell table:formula="of:=[day_death__csv_all.P176]" office:value-type="float" office:value="0.571428571428555" calcext:value-type="float">
            <text:p>0.571428571428555</text:p>
          </table:table-cell>
          <table:table-cell table:formula="of:=SUM([day_death__csv_all.Q176:.T176])" office:value-type="float" office:value="1.14285714285722" calcext:value-type="float">
            <text:p>1.14285714285722</text:p>
          </table:table-cell>
          <table:table-cell table:formula="of:=[day_death__csv_all.U176]" office:value-type="float" office:value="2.28571428571439" calcext:value-type="float">
            <text:p>2.28571428571439</text:p>
          </table:table-cell>
          <table:table-cell table:number-columns-repeated="1013"/>
        </table:table-row>
        <table:table-row table:style-name="ro1">
          <table:table-cell table:formula="of:=SUM([day_death__csv_all.A177:.D177])" office:value-type="float" office:value="0" calcext:value-type="float">
            <text:p>0</text:p>
          </table:table-cell>
          <table:table-cell table:formula="of:=SUM([day_death__csv_all.E177:.F177])" office:value-type="float" office:value="0" calcext:value-type="float">
            <text:p>0</text:p>
          </table:table-cell>
          <table:table-cell table:formula="of:=SUM([day_death__csv_all.G177:.H177])" office:value-type="float" office:value="0" calcext:value-type="float">
            <text:p>0</text:p>
          </table:table-cell>
          <table:table-cell table:formula="of:=SUM([day_death__csv_all.I177:.J177])" office:value-type="float" office:value="0" calcext:value-type="float">
            <text:p>0</text:p>
          </table:table-cell>
          <table:table-cell table:formula="of:=SUM([day_death__csv_all.K177:.L177])" office:value-type="float" office:value="0" calcext:value-type="float">
            <text:p>0</text:p>
          </table:table-cell>
          <table:table-cell table:formula="of:=[day_death__csv_all.M177]" office:value-type="float" office:value="0" calcext:value-type="float">
            <text:p>0</text:p>
          </table:table-cell>
          <table:table-cell table:formula="of:=[day_death__csv_all.N177]" office:value-type="float" office:value="0.285714285714278" calcext:value-type="float">
            <text:p>0.285714285714278</text:p>
          </table:table-cell>
          <table:table-cell table:formula="of:=[day_death__csv_all.O177]" office:value-type="float" office:value="0.285714285714334" calcext:value-type="float">
            <text:p>0.285714285714334</text:p>
          </table:table-cell>
          <table:table-cell table:formula="of:=[day_death__csv_all.P177]" office:value-type="float" office:value="0.571428571428555" calcext:value-type="float">
            <text:p>0.571428571428555</text:p>
          </table:table-cell>
          <table:table-cell table:formula="of:=SUM([day_death__csv_all.Q177:.T177])" office:value-type="float" office:value="1.14285714285722" calcext:value-type="float">
            <text:p>1.14285714285722</text:p>
          </table:table-cell>
          <table:table-cell table:formula="of:=[day_death__csv_all.U177]" office:value-type="float" office:value="2.28571428571439" calcext:value-type="float">
            <text:p>2.28571428571439</text:p>
          </table:table-cell>
          <table:table-cell table:number-columns-repeated="1013"/>
        </table:table-row>
        <table:table-row table:style-name="ro1">
          <table:table-cell table:formula="of:=SUM([day_death__csv_all.A178:.D178])" office:value-type="float" office:value="0" calcext:value-type="float">
            <text:p>0</text:p>
          </table:table-cell>
          <table:table-cell table:formula="of:=SUM([day_death__csv_all.E178:.F178])" office:value-type="float" office:value="0" calcext:value-type="float">
            <text:p>0</text:p>
          </table:table-cell>
          <table:table-cell table:formula="of:=SUM([day_death__csv_all.G178:.H178])" office:value-type="float" office:value="0" calcext:value-type="float">
            <text:p>0</text:p>
          </table:table-cell>
          <table:table-cell table:formula="of:=SUM([day_death__csv_all.I178:.J178])" office:value-type="float" office:value="0" calcext:value-type="float">
            <text:p>0</text:p>
          </table:table-cell>
          <table:table-cell table:formula="of:=SUM([day_death__csv_all.K178:.L178])" office:value-type="float" office:value="0" calcext:value-type="float">
            <text:p>0</text:p>
          </table:table-cell>
          <table:table-cell table:formula="of:=[day_death__csv_all.M178]" office:value-type="float" office:value="0" calcext:value-type="float">
            <text:p>0</text:p>
          </table:table-cell>
          <table:table-cell table:formula="of:=[day_death__csv_all.N178]" office:value-type="float" office:value="0.285714285714334" calcext:value-type="float">
            <text:p>0.285714285714334</text:p>
          </table:table-cell>
          <table:table-cell table:formula="of:=[day_death__csv_all.O178]" office:value-type="float" office:value="0.285714285713993" calcext:value-type="float">
            <text:p>0.285714285713993</text:p>
          </table:table-cell>
          <table:table-cell table:formula="of:=[day_death__csv_all.P178]" office:value-type="float" office:value="0.571428571428669" calcext:value-type="float">
            <text:p>0.571428571428669</text:p>
          </table:table-cell>
          <table:table-cell table:formula="of:=SUM([day_death__csv_all.Q178:.T178])" office:value-type="float" office:value="1.14285714285666" calcext:value-type="float">
            <text:p>1.14285714285666</text:p>
          </table:table-cell>
          <table:table-cell table:formula="of:=[day_death__csv_all.U178]" office:value-type="float" office:value="2.28571428571365" calcext:value-type="float">
            <text:p>2.28571428571365</text:p>
          </table:table-cell>
          <table:table-cell table:number-columns-repeated="1013"/>
        </table:table-row>
        <table:table-row table:style-name="ro1">
          <table:table-cell table:formula="of:=SUM([day_death__csv_all.A179:.D179])" office:value-type="float" office:value="0" calcext:value-type="float">
            <text:p>0</text:p>
          </table:table-cell>
          <table:table-cell table:formula="of:=SUM([day_death__csv_all.E179:.F179])" office:value-type="float" office:value="0" calcext:value-type="float">
            <text:p>0</text:p>
          </table:table-cell>
          <table:table-cell table:formula="of:=SUM([day_death__csv_all.G179:.H179])" office:value-type="float" office:value="0" calcext:value-type="float">
            <text:p>0</text:p>
          </table:table-cell>
          <table:table-cell table:formula="of:=SUM([day_death__csv_all.I179:.J179])" office:value-type="float" office:value="0" calcext:value-type="float">
            <text:p>0</text:p>
          </table:table-cell>
          <table:table-cell table:formula="of:=SUM([day_death__csv_all.K179:.L179])" office:value-type="float" office:value="0.142857142857139" calcext:value-type="float">
            <text:p>0.142857142857139</text:p>
          </table:table-cell>
          <table:table-cell table:formula="of:=[day_death__csv_all.M179]" office:value-type="float" office:value="0" calcext:value-type="float">
            <text:p>0</text:p>
          </table:table-cell>
          <table:table-cell table:formula="of:=[day_death__csv_all.N179]" office:value-type="float" office:value="0" calcext:value-type="float">
            <text:p>0</text:p>
          </table:table-cell>
          <table:table-cell table:formula="of:=[day_death__csv_all.O179]" office:value-type="float" office:value="0.14285714285711" calcext:value-type="float">
            <text:p>0.14285714285711</text:p>
          </table:table-cell>
          <table:table-cell table:formula="of:=[day_death__csv_all.P179]" office:value-type="float" office:value="0.714285714285666" calcext:value-type="float">
            <text:p>0.714285714285666</text:p>
          </table:table-cell>
          <table:table-cell table:formula="of:=SUM([day_death__csv_all.Q179:.T179])" office:value-type="float" office:value="3.28571428571433" calcext:value-type="float">
            <text:p>3.28571428571433</text:p>
          </table:table-cell>
          <table:table-cell table:formula="of:=[day_death__csv_all.U179]" office:value-type="float" office:value="4.28571428571425" calcext:value-type="float">
            <text:p>4.28571428571425</text:p>
          </table:table-cell>
          <table:table-cell table:number-columns-repeated="1013"/>
        </table:table-row>
        <table:table-row table:style-name="ro1">
          <table:table-cell table:formula="of:=SUM([day_death__csv_all.A180:.D180])" office:value-type="float" office:value="0" calcext:value-type="float">
            <text:p>0</text:p>
          </table:table-cell>
          <table:table-cell table:formula="of:=SUM([day_death__csv_all.E180:.F180])" office:value-type="float" office:value="0" calcext:value-type="float">
            <text:p>0</text:p>
          </table:table-cell>
          <table:table-cell table:formula="of:=SUM([day_death__csv_all.G180:.H180])" office:value-type="float" office:value="0" calcext:value-type="float">
            <text:p>0</text:p>
          </table:table-cell>
          <table:table-cell table:formula="of:=SUM([day_death__csv_all.I180:.J180])" office:value-type="float" office:value="0" calcext:value-type="float">
            <text:p>0</text:p>
          </table:table-cell>
          <table:table-cell table:formula="of:=SUM([day_death__csv_all.K180:.L180])" office:value-type="float" office:value="0.142857142857139" calcext:value-type="float">
            <text:p>0.142857142857139</text:p>
          </table:table-cell>
          <table:table-cell table:formula="of:=[day_death__csv_all.M180]" office:value-type="float" office:value="0" calcext:value-type="float">
            <text:p>0</text:p>
          </table:table-cell>
          <table:table-cell table:formula="of:=[day_death__csv_all.N180]" office:value-type="float" office:value="0" calcext:value-type="float">
            <text:p>0</text:p>
          </table:table-cell>
          <table:table-cell table:formula="of:=[day_death__csv_all.O180]" office:value-type="float" office:value="0.14285714285711" calcext:value-type="float">
            <text:p>0.14285714285711</text:p>
          </table:table-cell>
          <table:table-cell table:formula="of:=[day_death__csv_all.P180]" office:value-type="float" office:value="0.714285714285666" calcext:value-type="float">
            <text:p>0.714285714285666</text:p>
          </table:table-cell>
          <table:table-cell table:formula="of:=SUM([day_death__csv_all.Q180:.T180])" office:value-type="float" office:value="3.28571428571433" calcext:value-type="float">
            <text:p>3.28571428571433</text:p>
          </table:table-cell>
          <table:table-cell table:formula="of:=[day_death__csv_all.U180]" office:value-type="float" office:value="4.28571428571425" calcext:value-type="float">
            <text:p>4.28571428571425</text:p>
          </table:table-cell>
          <table:table-cell table:number-columns-repeated="1013"/>
        </table:table-row>
        <table:table-row table:style-name="ro1">
          <table:table-cell table:formula="of:=SUM([day_death__csv_all.A181:.D181])" office:value-type="float" office:value="0" calcext:value-type="float">
            <text:p>0</text:p>
          </table:table-cell>
          <table:table-cell table:formula="of:=SUM([day_death__csv_all.E181:.F181])" office:value-type="float" office:value="0" calcext:value-type="float">
            <text:p>0</text:p>
          </table:table-cell>
          <table:table-cell table:formula="of:=SUM([day_death__csv_all.G181:.H181])" office:value-type="float" office:value="0" calcext:value-type="float">
            <text:p>0</text:p>
          </table:table-cell>
          <table:table-cell table:formula="of:=SUM([day_death__csv_all.I181:.J181])" office:value-type="float" office:value="0" calcext:value-type="float">
            <text:p>0</text:p>
          </table:table-cell>
          <table:table-cell table:formula="of:=SUM([day_death__csv_all.K181:.L181])" office:value-type="float" office:value="0.142857142857139" calcext:value-type="float">
            <text:p>0.142857142857139</text:p>
          </table:table-cell>
          <table:table-cell table:formula="of:=[day_death__csv_all.M181]" office:value-type="float" office:value="0" calcext:value-type="float">
            <text:p>0</text:p>
          </table:table-cell>
          <table:table-cell table:formula="of:=[day_death__csv_all.N181]" office:value-type="float" office:value="0" calcext:value-type="float">
            <text:p>0</text:p>
          </table:table-cell>
          <table:table-cell table:formula="of:=[day_death__csv_all.O181]" office:value-type="float" office:value="0.14285714285711" calcext:value-type="float">
            <text:p>0.14285714285711</text:p>
          </table:table-cell>
          <table:table-cell table:formula="of:=[day_death__csv_all.P181]" office:value-type="float" office:value="0.714285714285666" calcext:value-type="float">
            <text:p>0.714285714285666</text:p>
          </table:table-cell>
          <table:table-cell table:formula="of:=SUM([day_death__csv_all.Q181:.T181])" office:value-type="float" office:value="3.28571428571433" calcext:value-type="float">
            <text:p>3.28571428571433</text:p>
          </table:table-cell>
          <table:table-cell table:formula="of:=[day_death__csv_all.U181]" office:value-type="float" office:value="4.28571428571425" calcext:value-type="float">
            <text:p>4.28571428571425</text:p>
          </table:table-cell>
          <table:table-cell table:number-columns-repeated="1013"/>
        </table:table-row>
        <table:table-row table:style-name="ro1">
          <table:table-cell table:formula="of:=SUM([day_death__csv_all.A182:.D182])" office:value-type="float" office:value="0" calcext:value-type="float">
            <text:p>0</text:p>
          </table:table-cell>
          <table:table-cell table:formula="of:=SUM([day_death__csv_all.E182:.F182])" office:value-type="float" office:value="0" calcext:value-type="float">
            <text:p>0</text:p>
          </table:table-cell>
          <table:table-cell table:formula="of:=SUM([day_death__csv_all.G182:.H182])" office:value-type="float" office:value="0" calcext:value-type="float">
            <text:p>0</text:p>
          </table:table-cell>
          <table:table-cell table:formula="of:=SUM([day_death__csv_all.I182:.J182])" office:value-type="float" office:value="0" calcext:value-type="float">
            <text:p>0</text:p>
          </table:table-cell>
          <table:table-cell table:formula="of:=SUM([day_death__csv_all.K182:.L182])" office:value-type="float" office:value="0.142857142857139" calcext:value-type="float">
            <text:p>0.142857142857139</text:p>
          </table:table-cell>
          <table:table-cell table:formula="of:=[day_death__csv_all.M182]" office:value-type="float" office:value="0" calcext:value-type="float">
            <text:p>0</text:p>
          </table:table-cell>
          <table:table-cell table:formula="of:=[day_death__csv_all.N182]" office:value-type="float" office:value="0" calcext:value-type="float">
            <text:p>0</text:p>
          </table:table-cell>
          <table:table-cell table:formula="of:=[day_death__csv_all.O182]" office:value-type="float" office:value="0.14285714285711" calcext:value-type="float">
            <text:p>0.14285714285711</text:p>
          </table:table-cell>
          <table:table-cell table:formula="of:=[day_death__csv_all.P182]" office:value-type="float" office:value="0.714285714285666" calcext:value-type="float">
            <text:p>0.714285714285666</text:p>
          </table:table-cell>
          <table:table-cell table:formula="of:=SUM([day_death__csv_all.Q182:.T182])" office:value-type="float" office:value="3.28571428571433" calcext:value-type="float">
            <text:p>3.28571428571433</text:p>
          </table:table-cell>
          <table:table-cell table:formula="of:=[day_death__csv_all.U182]" office:value-type="float" office:value="4.28571428571425" calcext:value-type="float">
            <text:p>4.28571428571425</text:p>
          </table:table-cell>
          <table:table-cell table:number-columns-repeated="1013"/>
        </table:table-row>
        <table:table-row table:style-name="ro1">
          <table:table-cell table:formula="of:=SUM([day_death__csv_all.A183:.D183])" office:value-type="float" office:value="0" calcext:value-type="float">
            <text:p>0</text:p>
          </table:table-cell>
          <table:table-cell table:formula="of:=SUM([day_death__csv_all.E183:.F183])" office:value-type="float" office:value="0" calcext:value-type="float">
            <text:p>0</text:p>
          </table:table-cell>
          <table:table-cell table:formula="of:=SUM([day_death__csv_all.G183:.H183])" office:value-type="float" office:value="0" calcext:value-type="float">
            <text:p>0</text:p>
          </table:table-cell>
          <table:table-cell table:formula="of:=SUM([day_death__csv_all.I183:.J183])" office:value-type="float" office:value="0" calcext:value-type="float">
            <text:p>0</text:p>
          </table:table-cell>
          <table:table-cell table:formula="of:=SUM([day_death__csv_all.K183:.L183])" office:value-type="float" office:value="0.142857142857139" calcext:value-type="float">
            <text:p>0.142857142857139</text:p>
          </table:table-cell>
          <table:table-cell table:formula="of:=[day_death__csv_all.M183]" office:value-type="float" office:value="0" calcext:value-type="float">
            <text:p>0</text:p>
          </table:table-cell>
          <table:table-cell table:formula="of:=[day_death__csv_all.N183]" office:value-type="float" office:value="0" calcext:value-type="float">
            <text:p>0</text:p>
          </table:table-cell>
          <table:table-cell table:formula="of:=[day_death__csv_all.O183]" office:value-type="float" office:value="0.14285714285711" calcext:value-type="float">
            <text:p>0.14285714285711</text:p>
          </table:table-cell>
          <table:table-cell table:formula="of:=[day_death__csv_all.P183]" office:value-type="float" office:value="0.714285714285666" calcext:value-type="float">
            <text:p>0.714285714285666</text:p>
          </table:table-cell>
          <table:table-cell table:formula="of:=SUM([day_death__csv_all.Q183:.T183])" office:value-type="float" office:value="3.28571428571433" calcext:value-type="float">
            <text:p>3.28571428571433</text:p>
          </table:table-cell>
          <table:table-cell table:formula="of:=[day_death__csv_all.U183]" office:value-type="float" office:value="4.28571428571425" calcext:value-type="float">
            <text:p>4.28571428571425</text:p>
          </table:table-cell>
          <table:table-cell table:number-columns-repeated="1013"/>
        </table:table-row>
        <table:table-row table:style-name="ro1">
          <table:table-cell table:formula="of:=SUM([day_death__csv_all.A184:.D184])" office:value-type="float" office:value="0" calcext:value-type="float">
            <text:p>0</text:p>
          </table:table-cell>
          <table:table-cell table:formula="of:=SUM([day_death__csv_all.E184:.F184])" office:value-type="float" office:value="0" calcext:value-type="float">
            <text:p>0</text:p>
          </table:table-cell>
          <table:table-cell table:formula="of:=SUM([day_death__csv_all.G184:.H184])" office:value-type="float" office:value="0" calcext:value-type="float">
            <text:p>0</text:p>
          </table:table-cell>
          <table:table-cell table:formula="of:=SUM([day_death__csv_all.I184:.J184])" office:value-type="float" office:value="0" calcext:value-type="float">
            <text:p>0</text:p>
          </table:table-cell>
          <table:table-cell table:formula="of:=SUM([day_death__csv_all.K184:.L184])" office:value-type="float" office:value="0.142857142857139" calcext:value-type="float">
            <text:p>0.142857142857139</text:p>
          </table:table-cell>
          <table:table-cell table:formula="of:=[day_death__csv_all.M184]" office:value-type="float" office:value="0" calcext:value-type="float">
            <text:p>0</text:p>
          </table:table-cell>
          <table:table-cell table:formula="of:=[day_death__csv_all.N184]" office:value-type="float" office:value="0" calcext:value-type="float">
            <text:p>0</text:p>
          </table:table-cell>
          <table:table-cell table:formula="of:=[day_death__csv_all.O184]" office:value-type="float" office:value="0.14285714285711" calcext:value-type="float">
            <text:p>0.14285714285711</text:p>
          </table:table-cell>
          <table:table-cell table:formula="of:=[day_death__csv_all.P184]" office:value-type="float" office:value="0.714285714285666" calcext:value-type="float">
            <text:p>0.714285714285666</text:p>
          </table:table-cell>
          <table:table-cell table:formula="of:=SUM([day_death__csv_all.Q184:.T184])" office:value-type="float" office:value="3.28571428571433" calcext:value-type="float">
            <text:p>3.28571428571433</text:p>
          </table:table-cell>
          <table:table-cell table:formula="of:=[day_death__csv_all.U184]" office:value-type="float" office:value="4.28571428571425" calcext:value-type="float">
            <text:p>4.28571428571425</text:p>
          </table:table-cell>
          <table:table-cell table:number-columns-repeated="1013"/>
        </table:table-row>
        <table:table-row table:style-name="ro1">
          <table:table-cell table:formula="of:=SUM([day_death__csv_all.A185:.D185])" office:value-type="float" office:value="0" calcext:value-type="float">
            <text:p>0</text:p>
          </table:table-cell>
          <table:table-cell table:formula="of:=SUM([day_death__csv_all.E185:.F185])" office:value-type="float" office:value="0" calcext:value-type="float">
            <text:p>0</text:p>
          </table:table-cell>
          <table:table-cell table:formula="of:=SUM([day_death__csv_all.G185:.H185])" office:value-type="float" office:value="0" calcext:value-type="float">
            <text:p>0</text:p>
          </table:table-cell>
          <table:table-cell table:formula="of:=SUM([day_death__csv_all.I185:.J185])" office:value-type="float" office:value="0" calcext:value-type="float">
            <text:p>0</text:p>
          </table:table-cell>
          <table:table-cell table:formula="of:=SUM([day_death__csv_all.K185:.L185])" office:value-type="float" office:value="0.142857142857167" calcext:value-type="float">
            <text:p>0.142857142857167</text:p>
          </table:table-cell>
          <table:table-cell table:formula="of:=[day_death__csv_all.M185]" office:value-type="float" office:value="0" calcext:value-type="float">
            <text:p>0</text:p>
          </table:table-cell>
          <table:table-cell table:formula="of:=[day_death__csv_all.N185]" office:value-type="float" office:value="0" calcext:value-type="float">
            <text:p>0</text:p>
          </table:table-cell>
          <table:table-cell table:formula="of:=[day_death__csv_all.O185]" office:value-type="float" office:value="0.142857142857338" calcext:value-type="float">
            <text:p>0.142857142857338</text:p>
          </table:table-cell>
          <table:table-cell table:formula="of:=[day_death__csv_all.P185]" office:value-type="float" office:value="0.714285714286007" calcext:value-type="float">
            <text:p>0.714285714286007</text:p>
          </table:table-cell>
          <table:table-cell table:formula="of:=SUM([day_death__csv_all.Q185:.T185])" office:value-type="float" office:value="3.285714285714" calcext:value-type="float">
            <text:p>3.285714285714</text:p>
          </table:table-cell>
          <table:table-cell table:formula="of:=[day_death__csv_all.U185]" office:value-type="float" office:value="4.28571428571451" calcext:value-type="float">
            <text:p>4.28571428571451</text:p>
          </table:table-cell>
          <table:table-cell table:number-columns-repeated="1013"/>
        </table:table-row>
        <table:table-row table:style-name="ro1">
          <table:table-cell table:formula="of:=SUM([day_death__csv_all.A186:.D186])" office:value-type="float" office:value="0" calcext:value-type="float">
            <text:p>0</text:p>
          </table:table-cell>
          <table:table-cell table:formula="of:=SUM([day_death__csv_all.E186:.F186])" office:value-type="float" office:value="0" calcext:value-type="float">
            <text:p>0</text:p>
          </table:table-cell>
          <table:table-cell table:formula="of:=SUM([day_death__csv_all.G186:.H186])" office:value-type="float" office:value="0" calcext:value-type="float">
            <text:p>0</text:p>
          </table:table-cell>
          <table:table-cell table:formula="of:=SUM([day_death__csv_all.I186:.J186])" office:value-type="float" office:value="0" calcext:value-type="float">
            <text:p>0</text:p>
          </table:table-cell>
          <table:table-cell table:formula="of:=SUM([day_death__csv_all.K186:.L186])" office:value-type="float" office:value="0.285714285714285" calcext:value-type="float">
            <text:p>0.285714285714285</text:p>
          </table:table-cell>
          <table:table-cell table:formula="of:=[day_death__csv_all.M186]" office:value-type="float" office:value="0" calcext:value-type="float">
            <text:p>0</text:p>
          </table:table-cell>
          <table:table-cell table:formula="of:=[day_death__csv_all.N186]" office:value-type="float" office:value="0.285714285714278" calcext:value-type="float">
            <text:p>0.285714285714278</text:p>
          </table:table-cell>
          <table:table-cell table:formula="of:=[day_death__csv_all.O186]" office:value-type="float" office:value="0.285714285714334" calcext:value-type="float">
            <text:p>0.285714285714334</text:p>
          </table:table-cell>
          <table:table-cell table:formula="of:=[day_death__csv_all.P186]" office:value-type="float" office:value="0.14285714285711" calcext:value-type="float">
            <text:p>0.14285714285711</text:p>
          </table:table-cell>
          <table:table-cell table:formula="of:=SUM([day_death__csv_all.Q186:.T186])" office:value-type="float" office:value="2.28571428571422" calcext:value-type="float">
            <text:p>2.28571428571422</text:p>
          </table:table-cell>
          <table:table-cell table:formula="of:=[day_death__csv_all.U186]" office:value-type="float" office:value="3.28571428571423" calcext:value-type="float">
            <text:p>3.28571428571423</text:p>
          </table:table-cell>
          <table:table-cell table:number-columns-repeated="1013"/>
        </table:table-row>
        <table:table-row table:style-name="ro1">
          <table:table-cell table:formula="of:=SUM([day_death__csv_all.A187:.D187])" office:value-type="float" office:value="0" calcext:value-type="float">
            <text:p>0</text:p>
          </table:table-cell>
          <table:table-cell table:formula="of:=SUM([day_death__csv_all.E187:.F187])" office:value-type="float" office:value="0" calcext:value-type="float">
            <text:p>0</text:p>
          </table:table-cell>
          <table:table-cell table:formula="of:=SUM([day_death__csv_all.G187:.H187])" office:value-type="float" office:value="0" calcext:value-type="float">
            <text:p>0</text:p>
          </table:table-cell>
          <table:table-cell table:formula="of:=SUM([day_death__csv_all.I187:.J187])" office:value-type="float" office:value="0" calcext:value-type="float">
            <text:p>0</text:p>
          </table:table-cell>
          <table:table-cell table:formula="of:=SUM([day_death__csv_all.K187:.L187])" office:value-type="float" office:value="0.285714285714285" calcext:value-type="float">
            <text:p>0.285714285714285</text:p>
          </table:table-cell>
          <table:table-cell table:formula="of:=[day_death__csv_all.M187]" office:value-type="float" office:value="0" calcext:value-type="float">
            <text:p>0</text:p>
          </table:table-cell>
          <table:table-cell table:formula="of:=[day_death__csv_all.N187]" office:value-type="float" office:value="0.285714285714278" calcext:value-type="float">
            <text:p>0.285714285714278</text:p>
          </table:table-cell>
          <table:table-cell table:formula="of:=[day_death__csv_all.O187]" office:value-type="float" office:value="0.285714285714334" calcext:value-type="float">
            <text:p>0.285714285714334</text:p>
          </table:table-cell>
          <table:table-cell table:formula="of:=[day_death__csv_all.P187]" office:value-type="float" office:value="0.14285714285711" calcext:value-type="float">
            <text:p>0.14285714285711</text:p>
          </table:table-cell>
          <table:table-cell table:formula="of:=SUM([day_death__csv_all.Q187:.T187])" office:value-type="float" office:value="2.28571428571422" calcext:value-type="float">
            <text:p>2.28571428571422</text:p>
          </table:table-cell>
          <table:table-cell table:formula="of:=[day_death__csv_all.U187]" office:value-type="float" office:value="3.28571428571423" calcext:value-type="float">
            <text:p>3.28571428571423</text:p>
          </table:table-cell>
          <table:table-cell table:number-columns-repeated="1013"/>
        </table:table-row>
        <table:table-row table:style-name="ro1">
          <table:table-cell table:formula="of:=SUM([day_death__csv_all.A188:.D188])" office:value-type="float" office:value="0" calcext:value-type="float">
            <text:p>0</text:p>
          </table:table-cell>
          <table:table-cell table:formula="of:=SUM([day_death__csv_all.E188:.F188])" office:value-type="float" office:value="0" calcext:value-type="float">
            <text:p>0</text:p>
          </table:table-cell>
          <table:table-cell table:formula="of:=SUM([day_death__csv_all.G188:.H188])" office:value-type="float" office:value="0" calcext:value-type="float">
            <text:p>0</text:p>
          </table:table-cell>
          <table:table-cell table:formula="of:=SUM([day_death__csv_all.I188:.J188])" office:value-type="float" office:value="0" calcext:value-type="float">
            <text:p>0</text:p>
          </table:table-cell>
          <table:table-cell table:formula="of:=SUM([day_death__csv_all.K188:.L188])" office:value-type="float" office:value="0.285714285714285" calcext:value-type="float">
            <text:p>0.285714285714285</text:p>
          </table:table-cell>
          <table:table-cell table:formula="of:=[day_death__csv_all.M188]" office:value-type="float" office:value="0" calcext:value-type="float">
            <text:p>0</text:p>
          </table:table-cell>
          <table:table-cell table:formula="of:=[day_death__csv_all.N188]" office:value-type="float" office:value="0.285714285714278" calcext:value-type="float">
            <text:p>0.285714285714278</text:p>
          </table:table-cell>
          <table:table-cell table:formula="of:=[day_death__csv_all.O188]" office:value-type="float" office:value="0.285714285714334" calcext:value-type="float">
            <text:p>0.285714285714334</text:p>
          </table:table-cell>
          <table:table-cell table:formula="of:=[day_death__csv_all.P188]" office:value-type="float" office:value="0.14285714285711" calcext:value-type="float">
            <text:p>0.14285714285711</text:p>
          </table:table-cell>
          <table:table-cell table:formula="of:=SUM([day_death__csv_all.Q188:.T188])" office:value-type="float" office:value="2.28571428571422" calcext:value-type="float">
            <text:p>2.28571428571422</text:p>
          </table:table-cell>
          <table:table-cell table:formula="of:=[day_death__csv_all.U188]" office:value-type="float" office:value="3.28571428571423" calcext:value-type="float">
            <text:p>3.28571428571423</text:p>
          </table:table-cell>
          <table:table-cell table:number-columns-repeated="1013"/>
        </table:table-row>
        <table:table-row table:style-name="ro1">
          <table:table-cell table:formula="of:=SUM([day_death__csv_all.A189:.D189])" office:value-type="float" office:value="0" calcext:value-type="float">
            <text:p>0</text:p>
          </table:table-cell>
          <table:table-cell table:formula="of:=SUM([day_death__csv_all.E189:.F189])" office:value-type="float" office:value="0" calcext:value-type="float">
            <text:p>0</text:p>
          </table:table-cell>
          <table:table-cell table:formula="of:=SUM([day_death__csv_all.G189:.H189])" office:value-type="float" office:value="0" calcext:value-type="float">
            <text:p>0</text:p>
          </table:table-cell>
          <table:table-cell table:formula="of:=SUM([day_death__csv_all.I189:.J189])" office:value-type="float" office:value="0" calcext:value-type="float">
            <text:p>0</text:p>
          </table:table-cell>
          <table:table-cell table:formula="of:=SUM([day_death__csv_all.K189:.L189])" office:value-type="float" office:value="0.285714285714285" calcext:value-type="float">
            <text:p>0.285714285714285</text:p>
          </table:table-cell>
          <table:table-cell table:formula="of:=[day_death__csv_all.M189]" office:value-type="float" office:value="0" calcext:value-type="float">
            <text:p>0</text:p>
          </table:table-cell>
          <table:table-cell table:formula="of:=[day_death__csv_all.N189]" office:value-type="float" office:value="0.285714285714278" calcext:value-type="float">
            <text:p>0.285714285714278</text:p>
          </table:table-cell>
          <table:table-cell table:formula="of:=[day_death__csv_all.O189]" office:value-type="float" office:value="0.285714285714334" calcext:value-type="float">
            <text:p>0.285714285714334</text:p>
          </table:table-cell>
          <table:table-cell table:formula="of:=[day_death__csv_all.P189]" office:value-type="float" office:value="0.14285714285711" calcext:value-type="float">
            <text:p>0.14285714285711</text:p>
          </table:table-cell>
          <table:table-cell table:formula="of:=SUM([day_death__csv_all.Q189:.T189])" office:value-type="float" office:value="2.28571428571422" calcext:value-type="float">
            <text:p>2.28571428571422</text:p>
          </table:table-cell>
          <table:table-cell table:formula="of:=[day_death__csv_all.U189]" office:value-type="float" office:value="3.28571428571423" calcext:value-type="float">
            <text:p>3.28571428571423</text:p>
          </table:table-cell>
          <table:table-cell table:number-columns-repeated="1013"/>
        </table:table-row>
        <table:table-row table:style-name="ro1">
          <table:table-cell table:formula="of:=SUM([day_death__csv_all.A190:.D190])" office:value-type="float" office:value="0" calcext:value-type="float">
            <text:p>0</text:p>
          </table:table-cell>
          <table:table-cell table:formula="of:=SUM([day_death__csv_all.E190:.F190])" office:value-type="float" office:value="0" calcext:value-type="float">
            <text:p>0</text:p>
          </table:table-cell>
          <table:table-cell table:formula="of:=SUM([day_death__csv_all.G190:.H190])" office:value-type="float" office:value="0" calcext:value-type="float">
            <text:p>0</text:p>
          </table:table-cell>
          <table:table-cell table:formula="of:=SUM([day_death__csv_all.I190:.J190])" office:value-type="float" office:value="0" calcext:value-type="float">
            <text:p>0</text:p>
          </table:table-cell>
          <table:table-cell table:formula="of:=SUM([day_death__csv_all.K190:.L190])" office:value-type="float" office:value="0.285714285714285" calcext:value-type="float">
            <text:p>0.285714285714285</text:p>
          </table:table-cell>
          <table:table-cell table:formula="of:=[day_death__csv_all.M190]" office:value-type="float" office:value="0" calcext:value-type="float">
            <text:p>0</text:p>
          </table:table-cell>
          <table:table-cell table:formula="of:=[day_death__csv_all.N190]" office:value-type="float" office:value="0.285714285714278" calcext:value-type="float">
            <text:p>0.285714285714278</text:p>
          </table:table-cell>
          <table:table-cell table:formula="of:=[day_death__csv_all.O190]" office:value-type="float" office:value="0.285714285714334" calcext:value-type="float">
            <text:p>0.285714285714334</text:p>
          </table:table-cell>
          <table:table-cell table:formula="of:=[day_death__csv_all.P190]" office:value-type="float" office:value="0.14285714285711" calcext:value-type="float">
            <text:p>0.14285714285711</text:p>
          </table:table-cell>
          <table:table-cell table:formula="of:=SUM([day_death__csv_all.Q190:.T190])" office:value-type="float" office:value="2.28571428571422" calcext:value-type="float">
            <text:p>2.28571428571422</text:p>
          </table:table-cell>
          <table:table-cell table:formula="of:=[day_death__csv_all.U190]" office:value-type="float" office:value="3.28571428571423" calcext:value-type="float">
            <text:p>3.28571428571423</text:p>
          </table:table-cell>
          <table:table-cell table:number-columns-repeated="1013"/>
        </table:table-row>
        <table:table-row table:style-name="ro1">
          <table:table-cell table:formula="of:=SUM([day_death__csv_all.A191:.D191])" office:value-type="float" office:value="0" calcext:value-type="float">
            <text:p>0</text:p>
          </table:table-cell>
          <table:table-cell table:formula="of:=SUM([day_death__csv_all.E191:.F191])" office:value-type="float" office:value="0" calcext:value-type="float">
            <text:p>0</text:p>
          </table:table-cell>
          <table:table-cell table:formula="of:=SUM([day_death__csv_all.G191:.H191])" office:value-type="float" office:value="0" calcext:value-type="float">
            <text:p>0</text:p>
          </table:table-cell>
          <table:table-cell table:formula="of:=SUM([day_death__csv_all.I191:.J191])" office:value-type="float" office:value="0" calcext:value-type="float">
            <text:p>0</text:p>
          </table:table-cell>
          <table:table-cell table:formula="of:=SUM([day_death__csv_all.K191:.L191])" office:value-type="float" office:value="0.285714285714285" calcext:value-type="float">
            <text:p>0.285714285714285</text:p>
          </table:table-cell>
          <table:table-cell table:formula="of:=[day_death__csv_all.M191]" office:value-type="float" office:value="0" calcext:value-type="float">
            <text:p>0</text:p>
          </table:table-cell>
          <table:table-cell table:formula="of:=[day_death__csv_all.N191]" office:value-type="float" office:value="0.285714285714278" calcext:value-type="float">
            <text:p>0.285714285714278</text:p>
          </table:table-cell>
          <table:table-cell table:formula="of:=[day_death__csv_all.O191]" office:value-type="float" office:value="0.285714285714334" calcext:value-type="float">
            <text:p>0.285714285714334</text:p>
          </table:table-cell>
          <table:table-cell table:formula="of:=[day_death__csv_all.P191]" office:value-type="float" office:value="0.14285714285711" calcext:value-type="float">
            <text:p>0.14285714285711</text:p>
          </table:table-cell>
          <table:table-cell table:formula="of:=SUM([day_death__csv_all.Q191:.T191])" office:value-type="float" office:value="2.28571428571422" calcext:value-type="float">
            <text:p>2.28571428571422</text:p>
          </table:table-cell>
          <table:table-cell table:formula="of:=[day_death__csv_all.U191]" office:value-type="float" office:value="3.28571428571423" calcext:value-type="float">
            <text:p>3.28571428571423</text:p>
          </table:table-cell>
          <table:table-cell table:number-columns-repeated="1013"/>
        </table:table-row>
        <table:table-row table:style-name="ro1">
          <table:table-cell table:formula="of:=SUM([day_death__csv_all.A192:.D192])" office:value-type="float" office:value="0" calcext:value-type="float">
            <text:p>0</text:p>
          </table:table-cell>
          <table:table-cell table:formula="of:=SUM([day_death__csv_all.E192:.F192])" office:value-type="float" office:value="0" calcext:value-type="float">
            <text:p>0</text:p>
          </table:table-cell>
          <table:table-cell table:formula="of:=SUM([day_death__csv_all.G192:.H192])" office:value-type="float" office:value="0" calcext:value-type="float">
            <text:p>0</text:p>
          </table:table-cell>
          <table:table-cell table:formula="of:=SUM([day_death__csv_all.I192:.J192])" office:value-type="float" office:value="0" calcext:value-type="float">
            <text:p>0</text:p>
          </table:table-cell>
          <table:table-cell table:formula="of:=SUM([day_death__csv_all.K192:.L192])" office:value-type="float" office:value="0.285714285714292" calcext:value-type="float">
            <text:p>0.285714285714292</text:p>
          </table:table-cell>
          <table:table-cell table:formula="of:=[day_death__csv_all.M192]" office:value-type="float" office:value="0" calcext:value-type="float">
            <text:p>0</text:p>
          </table:table-cell>
          <table:table-cell table:formula="of:=[day_death__csv_all.N192]" office:value-type="float" office:value="0.285714285714334" calcext:value-type="float">
            <text:p>0.285714285714334</text:p>
          </table:table-cell>
          <table:table-cell table:formula="of:=[day_death__csv_all.O192]" office:value-type="float" office:value="0.285714285713993" calcext:value-type="float">
            <text:p>0.285714285713993</text:p>
          </table:table-cell>
          <table:table-cell table:formula="of:=[day_death__csv_all.P192]" office:value-type="float" office:value="0.142857142857338" calcext:value-type="float">
            <text:p>0.142857142857338</text:p>
          </table:table-cell>
          <table:table-cell table:formula="of:=SUM([day_death__csv_all.Q192:.T192])" office:value-type="float" office:value="2.28571428571468" calcext:value-type="float">
            <text:p>2.28571428571468</text:p>
          </table:table-cell>
          <table:table-cell table:formula="of:=[day_death__csv_all.U192]" office:value-type="float" office:value="3.28571428571463" calcext:value-type="float">
            <text:p>3.28571428571463</text:p>
          </table:table-cell>
          <table:table-cell table:number-columns-repeated="1013"/>
        </table:table-row>
        <table:table-row table:style-name="ro1">
          <table:table-cell table:formula="of:=SUM([day_death__csv_all.A193:.D193])" office:value-type="float" office:value="0" calcext:value-type="float">
            <text:p>0</text:p>
          </table:table-cell>
          <table:table-cell table:formula="of:=SUM([day_death__csv_all.E193:.F193])" office:value-type="float" office:value="0" calcext:value-type="float">
            <text:p>0</text:p>
          </table:table-cell>
          <table:table-cell table:formula="of:=SUM([day_death__csv_all.G193:.H193])" office:value-type="float" office:value="0" calcext:value-type="float">
            <text:p>0</text:p>
          </table:table-cell>
          <table:table-cell table:formula="of:=SUM([day_death__csv_all.I193:.J193])" office:value-type="float" office:value="0" calcext:value-type="float">
            <text:p>0</text:p>
          </table:table-cell>
          <table:table-cell table:formula="of:=SUM([day_death__csv_all.K193:.L193])" office:value-type="float" office:value="0.142857142857146" calcext:value-type="float">
            <text:p>0.142857142857146</text:p>
          </table:table-cell>
          <table:table-cell table:formula="of:=[day_death__csv_all.M193]" office:value-type="float" office:value="0.142857142857139" calcext:value-type="float">
            <text:p>0.142857142857139</text:p>
          </table:table-cell>
          <table:table-cell table:formula="of:=[day_death__csv_all.N193]" office:value-type="float" office:value="0.142857142857167" calcext:value-type="float">
            <text:p>0.142857142857167</text:p>
          </table:table-cell>
          <table:table-cell table:formula="of:=[day_death__csv_all.O193]" office:value-type="float" office:value="0.285714285714334" calcext:value-type="float">
            <text:p>0.285714285714334</text:p>
          </table:table-cell>
          <table:table-cell table:formula="of:=[day_death__csv_all.P193]" office:value-type="float" office:value="0" calcext:value-type="float">
            <text:p>0</text:p>
          </table:table-cell>
          <table:table-cell table:formula="of:=SUM([day_death__csv_all.Q193:.T193])" office:value-type="float" office:value="1.42857142857156" calcext:value-type="float">
            <text:p>1.42857142857156</text:p>
          </table:table-cell>
          <table:table-cell table:formula="of:=[day_death__csv_all.U193]" office:value-type="float" office:value="2.14285714285734" calcext:value-type="float">
            <text:p>2.14285714285734</text:p>
          </table:table-cell>
          <table:table-cell table:number-columns-repeated="1013"/>
        </table:table-row>
        <table:table-row table:style-name="ro1">
          <table:table-cell table:formula="of:=SUM([day_death__csv_all.A194:.D194])" office:value-type="float" office:value="0" calcext:value-type="float">
            <text:p>0</text:p>
          </table:table-cell>
          <table:table-cell table:formula="of:=SUM([day_death__csv_all.E194:.F194])" office:value-type="float" office:value="0" calcext:value-type="float">
            <text:p>0</text:p>
          </table:table-cell>
          <table:table-cell table:formula="of:=SUM([day_death__csv_all.G194:.H194])" office:value-type="float" office:value="0" calcext:value-type="float">
            <text:p>0</text:p>
          </table:table-cell>
          <table:table-cell table:formula="of:=SUM([day_death__csv_all.I194:.J194])" office:value-type="float" office:value="0" calcext:value-type="float">
            <text:p>0</text:p>
          </table:table-cell>
          <table:table-cell table:formula="of:=SUM([day_death__csv_all.K194:.L194])" office:value-type="float" office:value="0.142857142857146" calcext:value-type="float">
            <text:p>0.142857142857146</text:p>
          </table:table-cell>
          <table:table-cell table:formula="of:=[day_death__csv_all.M194]" office:value-type="float" office:value="0.142857142857139" calcext:value-type="float">
            <text:p>0.142857142857139</text:p>
          </table:table-cell>
          <table:table-cell table:formula="of:=[day_death__csv_all.N194]" office:value-type="float" office:value="0.142857142857167" calcext:value-type="float">
            <text:p>0.142857142857167</text:p>
          </table:table-cell>
          <table:table-cell table:formula="of:=[day_death__csv_all.O194]" office:value-type="float" office:value="0.285714285714334" calcext:value-type="float">
            <text:p>0.285714285714334</text:p>
          </table:table-cell>
          <table:table-cell table:formula="of:=[day_death__csv_all.P194]" office:value-type="float" office:value="0" calcext:value-type="float">
            <text:p>0</text:p>
          </table:table-cell>
          <table:table-cell table:formula="of:=SUM([day_death__csv_all.Q194:.T194])" office:value-type="float" office:value="1.42857142857156" calcext:value-type="float">
            <text:p>1.42857142857156</text:p>
          </table:table-cell>
          <table:table-cell table:formula="of:=[day_death__csv_all.U194]" office:value-type="float" office:value="2.14285714285734" calcext:value-type="float">
            <text:p>2.14285714285734</text:p>
          </table:table-cell>
          <table:table-cell table:number-columns-repeated="1013"/>
        </table:table-row>
        <table:table-row table:style-name="ro1">
          <table:table-cell table:formula="of:=SUM([day_death__csv_all.A195:.D195])" office:value-type="float" office:value="0" calcext:value-type="float">
            <text:p>0</text:p>
          </table:table-cell>
          <table:table-cell table:formula="of:=SUM([day_death__csv_all.E195:.F195])" office:value-type="float" office:value="0" calcext:value-type="float">
            <text:p>0</text:p>
          </table:table-cell>
          <table:table-cell table:formula="of:=SUM([day_death__csv_all.G195:.H195])" office:value-type="float" office:value="0" calcext:value-type="float">
            <text:p>0</text:p>
          </table:table-cell>
          <table:table-cell table:formula="of:=SUM([day_death__csv_all.I195:.J195])" office:value-type="float" office:value="0" calcext:value-type="float">
            <text:p>0</text:p>
          </table:table-cell>
          <table:table-cell table:formula="of:=SUM([day_death__csv_all.K195:.L195])" office:value-type="float" office:value="0.142857142857146" calcext:value-type="float">
            <text:p>0.142857142857146</text:p>
          </table:table-cell>
          <table:table-cell table:formula="of:=[day_death__csv_all.M195]" office:value-type="float" office:value="0.142857142857139" calcext:value-type="float">
            <text:p>0.142857142857139</text:p>
          </table:table-cell>
          <table:table-cell table:formula="of:=[day_death__csv_all.N195]" office:value-type="float" office:value="0.142857142857167" calcext:value-type="float">
            <text:p>0.142857142857167</text:p>
          </table:table-cell>
          <table:table-cell table:formula="of:=[day_death__csv_all.O195]" office:value-type="float" office:value="0.285714285714334" calcext:value-type="float">
            <text:p>0.285714285714334</text:p>
          </table:table-cell>
          <table:table-cell table:formula="of:=[day_death__csv_all.P195]" office:value-type="float" office:value="0" calcext:value-type="float">
            <text:p>0</text:p>
          </table:table-cell>
          <table:table-cell table:formula="of:=SUM([day_death__csv_all.Q195:.T195])" office:value-type="float" office:value="1.42857142857156" calcext:value-type="float">
            <text:p>1.42857142857156</text:p>
          </table:table-cell>
          <table:table-cell table:formula="of:=[day_death__csv_all.U195]" office:value-type="float" office:value="2.14285714285734" calcext:value-type="float">
            <text:p>2.14285714285734</text:p>
          </table:table-cell>
          <table:table-cell table:number-columns-repeated="1013"/>
        </table:table-row>
        <table:table-row table:style-name="ro1">
          <table:table-cell table:formula="of:=SUM([day_death__csv_all.A196:.D196])" office:value-type="float" office:value="0" calcext:value-type="float">
            <text:p>0</text:p>
          </table:table-cell>
          <table:table-cell table:formula="of:=SUM([day_death__csv_all.E196:.F196])" office:value-type="float" office:value="0" calcext:value-type="float">
            <text:p>0</text:p>
          </table:table-cell>
          <table:table-cell table:formula="of:=SUM([day_death__csv_all.G196:.H196])" office:value-type="float" office:value="0" calcext:value-type="float">
            <text:p>0</text:p>
          </table:table-cell>
          <table:table-cell table:formula="of:=SUM([day_death__csv_all.I196:.J196])" office:value-type="float" office:value="0" calcext:value-type="float">
            <text:p>0</text:p>
          </table:table-cell>
          <table:table-cell table:formula="of:=SUM([day_death__csv_all.K196:.L196])" office:value-type="float" office:value="0.142857142857146" calcext:value-type="float">
            <text:p>0.142857142857146</text:p>
          </table:table-cell>
          <table:table-cell table:formula="of:=[day_death__csv_all.M196]" office:value-type="float" office:value="0.142857142857139" calcext:value-type="float">
            <text:p>0.142857142857139</text:p>
          </table:table-cell>
          <table:table-cell table:formula="of:=[day_death__csv_all.N196]" office:value-type="float" office:value="0.142857142857167" calcext:value-type="float">
            <text:p>0.142857142857167</text:p>
          </table:table-cell>
          <table:table-cell table:formula="of:=[day_death__csv_all.O196]" office:value-type="float" office:value="0.285714285714334" calcext:value-type="float">
            <text:p>0.285714285714334</text:p>
          </table:table-cell>
          <table:table-cell table:formula="of:=[day_death__csv_all.P196]" office:value-type="float" office:value="0" calcext:value-type="float">
            <text:p>0</text:p>
          </table:table-cell>
          <table:table-cell table:formula="of:=SUM([day_death__csv_all.Q196:.T196])" office:value-type="float" office:value="1.42857142857156" calcext:value-type="float">
            <text:p>1.42857142857156</text:p>
          </table:table-cell>
          <table:table-cell table:formula="of:=[day_death__csv_all.U196]" office:value-type="float" office:value="2.14285714285734" calcext:value-type="float">
            <text:p>2.14285714285734</text:p>
          </table:table-cell>
          <table:table-cell table:number-columns-repeated="1013"/>
        </table:table-row>
        <table:table-row table:style-name="ro1">
          <table:table-cell table:formula="of:=SUM([day_death__csv_all.A197:.D197])" office:value-type="float" office:value="0" calcext:value-type="float">
            <text:p>0</text:p>
          </table:table-cell>
          <table:table-cell table:formula="of:=SUM([day_death__csv_all.E197:.F197])" office:value-type="float" office:value="0" calcext:value-type="float">
            <text:p>0</text:p>
          </table:table-cell>
          <table:table-cell table:formula="of:=SUM([day_death__csv_all.G197:.H197])" office:value-type="float" office:value="0" calcext:value-type="float">
            <text:p>0</text:p>
          </table:table-cell>
          <table:table-cell table:formula="of:=SUM([day_death__csv_all.I197:.J197])" office:value-type="float" office:value="0" calcext:value-type="float">
            <text:p>0</text:p>
          </table:table-cell>
          <table:table-cell table:formula="of:=SUM([day_death__csv_all.K197:.L197])" office:value-type="float" office:value="0.142857142857146" calcext:value-type="float">
            <text:p>0.142857142857146</text:p>
          </table:table-cell>
          <table:table-cell table:formula="of:=[day_death__csv_all.M197]" office:value-type="float" office:value="0.142857142857139" calcext:value-type="float">
            <text:p>0.142857142857139</text:p>
          </table:table-cell>
          <table:table-cell table:formula="of:=[day_death__csv_all.N197]" office:value-type="float" office:value="0.142857142857167" calcext:value-type="float">
            <text:p>0.142857142857167</text:p>
          </table:table-cell>
          <table:table-cell table:formula="of:=[day_death__csv_all.O197]" office:value-type="float" office:value="0.285714285714334" calcext:value-type="float">
            <text:p>0.285714285714334</text:p>
          </table:table-cell>
          <table:table-cell table:formula="of:=[day_death__csv_all.P197]" office:value-type="float" office:value="0" calcext:value-type="float">
            <text:p>0</text:p>
          </table:table-cell>
          <table:table-cell table:formula="of:=SUM([day_death__csv_all.Q197:.T197])" office:value-type="float" office:value="1.42857142857156" calcext:value-type="float">
            <text:p>1.42857142857156</text:p>
          </table:table-cell>
          <table:table-cell table:formula="of:=[day_death__csv_all.U197]" office:value-type="float" office:value="2.14285714285734" calcext:value-type="float">
            <text:p>2.14285714285734</text:p>
          </table:table-cell>
          <table:table-cell table:number-columns-repeated="1013"/>
        </table:table-row>
        <table:table-row table:style-name="ro1">
          <table:table-cell table:formula="of:=SUM([day_death__csv_all.A198:.D198])" office:value-type="float" office:value="0" calcext:value-type="float">
            <text:p>0</text:p>
          </table:table-cell>
          <table:table-cell table:formula="of:=SUM([day_death__csv_all.E198:.F198])" office:value-type="float" office:value="0" calcext:value-type="float">
            <text:p>0</text:p>
          </table:table-cell>
          <table:table-cell table:formula="of:=SUM([day_death__csv_all.G198:.H198])" office:value-type="float" office:value="0" calcext:value-type="float">
            <text:p>0</text:p>
          </table:table-cell>
          <table:table-cell table:formula="of:=SUM([day_death__csv_all.I198:.J198])" office:value-type="float" office:value="0" calcext:value-type="float">
            <text:p>0</text:p>
          </table:table-cell>
          <table:table-cell table:formula="of:=SUM([day_death__csv_all.K198:.L198])" office:value-type="float" office:value="0.142857142857146" calcext:value-type="float">
            <text:p>0.142857142857146</text:p>
          </table:table-cell>
          <table:table-cell table:formula="of:=[day_death__csv_all.M198]" office:value-type="float" office:value="0.142857142857139" calcext:value-type="float">
            <text:p>0.142857142857139</text:p>
          </table:table-cell>
          <table:table-cell table:formula="of:=[day_death__csv_all.N198]" office:value-type="float" office:value="0.142857142857167" calcext:value-type="float">
            <text:p>0.142857142857167</text:p>
          </table:table-cell>
          <table:table-cell table:formula="of:=[day_death__csv_all.O198]" office:value-type="float" office:value="0.285714285714334" calcext:value-type="float">
            <text:p>0.285714285714334</text:p>
          </table:table-cell>
          <table:table-cell table:formula="of:=[day_death__csv_all.P198]" office:value-type="float" office:value="0" calcext:value-type="float">
            <text:p>0</text:p>
          </table:table-cell>
          <table:table-cell table:formula="of:=SUM([day_death__csv_all.Q198:.T198])" office:value-type="float" office:value="1.42857142857156" calcext:value-type="float">
            <text:p>1.42857142857156</text:p>
          </table:table-cell>
          <table:table-cell table:formula="of:=[day_death__csv_all.U198]" office:value-type="float" office:value="2.14285714285734" calcext:value-type="float">
            <text:p>2.14285714285734</text:p>
          </table:table-cell>
          <table:table-cell table:number-columns-repeated="1013"/>
        </table:table-row>
        <table:table-row table:style-name="ro1">
          <table:table-cell table:formula="of:=SUM([day_death__csv_all.A199:.D199])" office:value-type="float" office:value="0" calcext:value-type="float">
            <text:p>0</text:p>
          </table:table-cell>
          <table:table-cell table:formula="of:=SUM([day_death__csv_all.E199:.F199])" office:value-type="float" office:value="0" calcext:value-type="float">
            <text:p>0</text:p>
          </table:table-cell>
          <table:table-cell table:formula="of:=SUM([day_death__csv_all.G199:.H199])" office:value-type="float" office:value="0" calcext:value-type="float">
            <text:p>0</text:p>
          </table:table-cell>
          <table:table-cell table:formula="of:=SUM([day_death__csv_all.I199:.J199])" office:value-type="float" office:value="0" calcext:value-type="float">
            <text:p>0</text:p>
          </table:table-cell>
          <table:table-cell table:formula="of:=SUM([day_death__csv_all.K199:.L199])" office:value-type="float" office:value="0.142857142857125" calcext:value-type="float">
            <text:p>0.142857142857125</text:p>
          </table:table-cell>
          <table:table-cell table:formula="of:=[day_death__csv_all.M199]" office:value-type="float" office:value="0.142857142857167" calcext:value-type="float">
            <text:p>0.142857142857167</text:p>
          </table:table-cell>
          <table:table-cell table:formula="of:=[day_death__csv_all.N199]" office:value-type="float" office:value="0.142857142856997" calcext:value-type="float">
            <text:p>0.142857142856997</text:p>
          </table:table-cell>
          <table:table-cell table:formula="of:=[day_death__csv_all.O199]" office:value-type="float" office:value="0.285714285713993" calcext:value-type="float">
            <text:p>0.285714285713993</text:p>
          </table:table-cell>
          <table:table-cell table:formula="of:=[day_death__csv_all.P199]" office:value-type="float" office:value="0" calcext:value-type="float">
            <text:p>0</text:p>
          </table:table-cell>
          <table:table-cell table:formula="of:=SUM([day_death__csv_all.Q199:.T199])" office:value-type="float" office:value="1.42857142857065" calcext:value-type="float">
            <text:p>1.42857142857065</text:p>
          </table:table-cell>
          <table:table-cell table:formula="of:=[day_death__csv_all.U199]" office:value-type="float" office:value="2.14285714285593" calcext:value-type="float">
            <text:p>2.14285714285593</text:p>
          </table:table-cell>
          <table:table-cell table:number-columns-repeated="1013"/>
        </table:table-row>
        <table:table-row table:style-name="ro1">
          <table:table-cell table:formula="of:=SUM([day_death__csv_all.A200:.D200])" office:value-type="float" office:value="0" calcext:value-type="float">
            <text:p>0</text:p>
          </table:table-cell>
          <table:table-cell table:formula="of:=SUM([day_death__csv_all.E200:.F200])" office:value-type="float" office:value="0" calcext:value-type="float">
            <text:p>0</text:p>
          </table:table-cell>
          <table:table-cell table:formula="of:=SUM([day_death__csv_all.G200:.H200])" office:value-type="float" office:value="0" calcext:value-type="float">
            <text:p>0</text:p>
          </table:table-cell>
          <table:table-cell table:formula="of:=SUM([day_death__csv_all.I200:.J200])" office:value-type="float" office:value="0" calcext:value-type="float">
            <text:p>0</text:p>
          </table:table-cell>
          <table:table-cell table:formula="of:=SUM([day_death__csv_all.K200:.L200])" office:value-type="float" office:value="0" calcext:value-type="float">
            <text:p>0</text:p>
          </table:table-cell>
          <table:table-cell table:formula="of:=[day_death__csv_all.M200]" office:value-type="float" office:value="0.142857142857139" calcext:value-type="float">
            <text:p>0.142857142857139</text:p>
          </table:table-cell>
          <table:table-cell table:formula="of:=[day_death__csv_all.N200]" office:value-type="float" office:value="0.142857142857167" calcext:value-type="float">
            <text:p>0.142857142857167</text:p>
          </table:table-cell>
          <table:table-cell table:formula="of:=[day_death__csv_all.O200]" office:value-type="float" office:value="0.14285714285711" calcext:value-type="float">
            <text:p>0.14285714285711</text:p>
          </table:table-cell>
          <table:table-cell table:formula="of:=[day_death__csv_all.P200]" office:value-type="float" office:value="0.14285714285711" calcext:value-type="float">
            <text:p>0.14285714285711</text:p>
          </table:table-cell>
          <table:table-cell table:formula="of:=SUM([day_death__csv_all.Q200:.T200])" office:value-type="float" office:value="1.28571428571411" calcext:value-type="float">
            <text:p>1.28571428571411</text:p>
          </table:table-cell>
          <table:table-cell table:formula="of:=[day_death__csv_all.U200]" office:value-type="float" office:value="1.85714285714263" calcext:value-type="float">
            <text:p>1.85714285714263</text:p>
          </table:table-cell>
          <table:table-cell table:number-columns-repeated="1013"/>
        </table:table-row>
        <table:table-row table:style-name="ro1">
          <table:table-cell table:formula="of:=SUM([day_death__csv_all.A201:.D201])" office:value-type="float" office:value="0" calcext:value-type="float">
            <text:p>0</text:p>
          </table:table-cell>
          <table:table-cell table:formula="of:=SUM([day_death__csv_all.E201:.F201])" office:value-type="float" office:value="0" calcext:value-type="float">
            <text:p>0</text:p>
          </table:table-cell>
          <table:table-cell table:formula="of:=SUM([day_death__csv_all.G201:.H201])" office:value-type="float" office:value="0" calcext:value-type="float">
            <text:p>0</text:p>
          </table:table-cell>
          <table:table-cell table:formula="of:=SUM([day_death__csv_all.I201:.J201])" office:value-type="float" office:value="0" calcext:value-type="float">
            <text:p>0</text:p>
          </table:table-cell>
          <table:table-cell table:formula="of:=SUM([day_death__csv_all.K201:.L201])" office:value-type="float" office:value="0" calcext:value-type="float">
            <text:p>0</text:p>
          </table:table-cell>
          <table:table-cell table:formula="of:=[day_death__csv_all.M201]" office:value-type="float" office:value="0.142857142857139" calcext:value-type="float">
            <text:p>0.142857142857139</text:p>
          </table:table-cell>
          <table:table-cell table:formula="of:=[day_death__csv_all.N201]" office:value-type="float" office:value="0.142857142857167" calcext:value-type="float">
            <text:p>0.142857142857167</text:p>
          </table:table-cell>
          <table:table-cell table:formula="of:=[day_death__csv_all.O201]" office:value-type="float" office:value="0.14285714285711" calcext:value-type="float">
            <text:p>0.14285714285711</text:p>
          </table:table-cell>
          <table:table-cell table:formula="of:=[day_death__csv_all.P201]" office:value-type="float" office:value="0.14285714285711" calcext:value-type="float">
            <text:p>0.14285714285711</text:p>
          </table:table-cell>
          <table:table-cell table:formula="of:=SUM([day_death__csv_all.Q201:.T201])" office:value-type="float" office:value="1.28571428571411" calcext:value-type="float">
            <text:p>1.28571428571411</text:p>
          </table:table-cell>
          <table:table-cell table:formula="of:=[day_death__csv_all.U201]" office:value-type="float" office:value="1.85714285714263" calcext:value-type="float">
            <text:p>1.85714285714263</text:p>
          </table:table-cell>
          <table:table-cell table:number-columns-repeated="1013"/>
        </table:table-row>
        <table:table-row table:style-name="ro1">
          <table:table-cell table:formula="of:=SUM([day_death__csv_all.A202:.D202])" office:value-type="float" office:value="0" calcext:value-type="float">
            <text:p>0</text:p>
          </table:table-cell>
          <table:table-cell table:formula="of:=SUM([day_death__csv_all.E202:.F202])" office:value-type="float" office:value="0" calcext:value-type="float">
            <text:p>0</text:p>
          </table:table-cell>
          <table:table-cell table:formula="of:=SUM([day_death__csv_all.G202:.H202])" office:value-type="float" office:value="0" calcext:value-type="float">
            <text:p>0</text:p>
          </table:table-cell>
          <table:table-cell table:formula="of:=SUM([day_death__csv_all.I202:.J202])" office:value-type="float" office:value="0" calcext:value-type="float">
            <text:p>0</text:p>
          </table:table-cell>
          <table:table-cell table:formula="of:=SUM([day_death__csv_all.K202:.L202])" office:value-type="float" office:value="0" calcext:value-type="float">
            <text:p>0</text:p>
          </table:table-cell>
          <table:table-cell table:formula="of:=[day_death__csv_all.M202]" office:value-type="float" office:value="0.142857142857139" calcext:value-type="float">
            <text:p>0.142857142857139</text:p>
          </table:table-cell>
          <table:table-cell table:formula="of:=[day_death__csv_all.N202]" office:value-type="float" office:value="0.142857142857167" calcext:value-type="float">
            <text:p>0.142857142857167</text:p>
          </table:table-cell>
          <table:table-cell table:formula="of:=[day_death__csv_all.O202]" office:value-type="float" office:value="0.14285714285711" calcext:value-type="float">
            <text:p>0.14285714285711</text:p>
          </table:table-cell>
          <table:table-cell table:formula="of:=[day_death__csv_all.P202]" office:value-type="float" office:value="0.14285714285711" calcext:value-type="float">
            <text:p>0.14285714285711</text:p>
          </table:table-cell>
          <table:table-cell table:formula="of:=SUM([day_death__csv_all.Q202:.T202])" office:value-type="float" office:value="1.28571428571411" calcext:value-type="float">
            <text:p>1.28571428571411</text:p>
          </table:table-cell>
          <table:table-cell table:formula="of:=[day_death__csv_all.U202]" office:value-type="float" office:value="1.85714285714263" calcext:value-type="float">
            <text:p>1.85714285714263</text:p>
          </table:table-cell>
          <table:table-cell table:number-columns-repeated="1013"/>
        </table:table-row>
        <table:table-row table:style-name="ro1">
          <table:table-cell table:formula="of:=SUM([day_death__csv_all.A203:.D203])" office:value-type="float" office:value="0" calcext:value-type="float">
            <text:p>0</text:p>
          </table:table-cell>
          <table:table-cell table:formula="of:=SUM([day_death__csv_all.E203:.F203])" office:value-type="float" office:value="0" calcext:value-type="float">
            <text:p>0</text:p>
          </table:table-cell>
          <table:table-cell table:formula="of:=SUM([day_death__csv_all.G203:.H203])" office:value-type="float" office:value="0" calcext:value-type="float">
            <text:p>0</text:p>
          </table:table-cell>
          <table:table-cell table:formula="of:=SUM([day_death__csv_all.I203:.J203])" office:value-type="float" office:value="0" calcext:value-type="float">
            <text:p>0</text:p>
          </table:table-cell>
          <table:table-cell table:formula="of:=SUM([day_death__csv_all.K203:.L203])" office:value-type="float" office:value="0" calcext:value-type="float">
            <text:p>0</text:p>
          </table:table-cell>
          <table:table-cell table:formula="of:=[day_death__csv_all.M203]" office:value-type="float" office:value="0.142857142857139" calcext:value-type="float">
            <text:p>0.142857142857139</text:p>
          </table:table-cell>
          <table:table-cell table:formula="of:=[day_death__csv_all.N203]" office:value-type="float" office:value="0.142857142857167" calcext:value-type="float">
            <text:p>0.142857142857167</text:p>
          </table:table-cell>
          <table:table-cell table:formula="of:=[day_death__csv_all.O203]" office:value-type="float" office:value="0.14285714285711" calcext:value-type="float">
            <text:p>0.14285714285711</text:p>
          </table:table-cell>
          <table:table-cell table:formula="of:=[day_death__csv_all.P203]" office:value-type="float" office:value="0.14285714285711" calcext:value-type="float">
            <text:p>0.14285714285711</text:p>
          </table:table-cell>
          <table:table-cell table:formula="of:=SUM([day_death__csv_all.Q203:.T203])" office:value-type="float" office:value="1.28571428571411" calcext:value-type="float">
            <text:p>1.28571428571411</text:p>
          </table:table-cell>
          <table:table-cell table:formula="of:=[day_death__csv_all.U203]" office:value-type="float" office:value="1.85714285714263" calcext:value-type="float">
            <text:p>1.85714285714263</text:p>
          </table:table-cell>
          <table:table-cell table:number-columns-repeated="1013"/>
        </table:table-row>
        <table:table-row table:style-name="ro1">
          <table:table-cell table:formula="of:=SUM([day_death__csv_all.A204:.D204])" office:value-type="float" office:value="0" calcext:value-type="float">
            <text:p>0</text:p>
          </table:table-cell>
          <table:table-cell table:formula="of:=SUM([day_death__csv_all.E204:.F204])" office:value-type="float" office:value="0" calcext:value-type="float">
            <text:p>0</text:p>
          </table:table-cell>
          <table:table-cell table:formula="of:=SUM([day_death__csv_all.G204:.H204])" office:value-type="float" office:value="0" calcext:value-type="float">
            <text:p>0</text:p>
          </table:table-cell>
          <table:table-cell table:formula="of:=SUM([day_death__csv_all.I204:.J204])" office:value-type="float" office:value="0" calcext:value-type="float">
            <text:p>0</text:p>
          </table:table-cell>
          <table:table-cell table:formula="of:=SUM([day_death__csv_all.K204:.L204])" office:value-type="float" office:value="0" calcext:value-type="float">
            <text:p>0</text:p>
          </table:table-cell>
          <table:table-cell table:formula="of:=[day_death__csv_all.M204]" office:value-type="float" office:value="0.142857142857139" calcext:value-type="float">
            <text:p>0.142857142857139</text:p>
          </table:table-cell>
          <table:table-cell table:formula="of:=[day_death__csv_all.N204]" office:value-type="float" office:value="0.142857142857167" calcext:value-type="float">
            <text:p>0.142857142857167</text:p>
          </table:table-cell>
          <table:table-cell table:formula="of:=[day_death__csv_all.O204]" office:value-type="float" office:value="0.14285714285711" calcext:value-type="float">
            <text:p>0.14285714285711</text:p>
          </table:table-cell>
          <table:table-cell table:formula="of:=[day_death__csv_all.P204]" office:value-type="float" office:value="0.14285714285711" calcext:value-type="float">
            <text:p>0.14285714285711</text:p>
          </table:table-cell>
          <table:table-cell table:formula="of:=SUM([day_death__csv_all.Q204:.T204])" office:value-type="float" office:value="1.28571428571411" calcext:value-type="float">
            <text:p>1.28571428571411</text:p>
          </table:table-cell>
          <table:table-cell table:formula="of:=[day_death__csv_all.U204]" office:value-type="float" office:value="1.85714285714263" calcext:value-type="float">
            <text:p>1.85714285714263</text:p>
          </table:table-cell>
          <table:table-cell table:number-columns-repeated="1013"/>
        </table:table-row>
        <table:table-row table:style-name="ro1">
          <table:table-cell table:formula="of:=SUM([day_death__csv_all.A205:.D205])" office:value-type="float" office:value="0" calcext:value-type="float">
            <text:p>0</text:p>
          </table:table-cell>
          <table:table-cell table:formula="of:=SUM([day_death__csv_all.E205:.F205])" office:value-type="float" office:value="0" calcext:value-type="float">
            <text:p>0</text:p>
          </table:table-cell>
          <table:table-cell table:formula="of:=SUM([day_death__csv_all.G205:.H205])" office:value-type="float" office:value="0" calcext:value-type="float">
            <text:p>0</text:p>
          </table:table-cell>
          <table:table-cell table:formula="of:=SUM([day_death__csv_all.I205:.J205])" office:value-type="float" office:value="0" calcext:value-type="float">
            <text:p>0</text:p>
          </table:table-cell>
          <table:table-cell table:formula="of:=SUM([day_death__csv_all.K205:.L205])" office:value-type="float" office:value="0" calcext:value-type="float">
            <text:p>0</text:p>
          </table:table-cell>
          <table:table-cell table:formula="of:=[day_death__csv_all.M205]" office:value-type="float" office:value="0.142857142857139" calcext:value-type="float">
            <text:p>0.142857142857139</text:p>
          </table:table-cell>
          <table:table-cell table:formula="of:=[day_death__csv_all.N205]" office:value-type="float" office:value="0.142857142857167" calcext:value-type="float">
            <text:p>0.142857142857167</text:p>
          </table:table-cell>
          <table:table-cell table:formula="of:=[day_death__csv_all.O205]" office:value-type="float" office:value="0.14285714285711" calcext:value-type="float">
            <text:p>0.14285714285711</text:p>
          </table:table-cell>
          <table:table-cell table:formula="of:=[day_death__csv_all.P205]" office:value-type="float" office:value="0.14285714285711" calcext:value-type="float">
            <text:p>0.14285714285711</text:p>
          </table:table-cell>
          <table:table-cell table:formula="of:=SUM([day_death__csv_all.Q205:.T205])" office:value-type="float" office:value="1.28571428571411" calcext:value-type="float">
            <text:p>1.28571428571411</text:p>
          </table:table-cell>
          <table:table-cell table:formula="of:=[day_death__csv_all.U205]" office:value-type="float" office:value="1.85714285714263" calcext:value-type="float">
            <text:p>1.85714285714263</text:p>
          </table:table-cell>
          <table:table-cell table:number-columns-repeated="1013"/>
        </table:table-row>
        <table:table-row table:style-name="ro1">
          <table:table-cell table:formula="of:=SUM([day_death__csv_all.A206:.D206])" office:value-type="float" office:value="0" calcext:value-type="float">
            <text:p>0</text:p>
          </table:table-cell>
          <table:table-cell table:formula="of:=SUM([day_death__csv_all.E206:.F206])" office:value-type="float" office:value="0" calcext:value-type="float">
            <text:p>0</text:p>
          </table:table-cell>
          <table:table-cell table:formula="of:=SUM([day_death__csv_all.G206:.H206])" office:value-type="float" office:value="0" calcext:value-type="float">
            <text:p>0</text:p>
          </table:table-cell>
          <table:table-cell table:formula="of:=SUM([day_death__csv_all.I206:.J206])" office:value-type="float" office:value="0" calcext:value-type="float">
            <text:p>0</text:p>
          </table:table-cell>
          <table:table-cell table:formula="of:=SUM([day_death__csv_all.K206:.L206])" office:value-type="float" office:value="0" calcext:value-type="float">
            <text:p>0</text:p>
          </table:table-cell>
          <table:table-cell table:formula="of:=[day_death__csv_all.M206]" office:value-type="float" office:value="0.142857142857167" calcext:value-type="float">
            <text:p>0.142857142857167</text:p>
          </table:table-cell>
          <table:table-cell table:formula="of:=[day_death__csv_all.N206]" office:value-type="float" office:value="0.142857142856997" calcext:value-type="float">
            <text:p>0.142857142856997</text:p>
          </table:table-cell>
          <table:table-cell table:formula="of:=[day_death__csv_all.O206]" office:value-type="float" office:value="0.142857142857338" calcext:value-type="float">
            <text:p>0.142857142857338</text:p>
          </table:table-cell>
          <table:table-cell table:formula="of:=[day_death__csv_all.P206]" office:value-type="float" office:value="0.142857142857338" calcext:value-type="float">
            <text:p>0.142857142857338</text:p>
          </table:table-cell>
          <table:table-cell table:formula="of:=SUM([day_death__csv_all.Q206:.T206])" office:value-type="float" office:value="1.28571428571536" calcext:value-type="float">
            <text:p>1.28571428571536</text:p>
          </table:table-cell>
          <table:table-cell table:formula="of:=[day_death__csv_all.U206]" office:value-type="float" office:value="1.8571428571442" calcext:value-type="float">
            <text:p>1.8571428571442</text:p>
          </table:table-cell>
          <table:table-cell table:number-columns-repeated="1013"/>
        </table:table-row>
        <table:table-row table:style-name="ro1">
          <table:table-cell table:formula="of:=SUM([day_death__csv_all.A207:.D207])" office:value-type="float" office:value="0" calcext:value-type="float">
            <text:p>0</text:p>
          </table:table-cell>
          <table:table-cell table:formula="of:=SUM([day_death__csv_all.E207:.F207])" office:value-type="float" office:value="0" calcext:value-type="float">
            <text:p>0</text:p>
          </table:table-cell>
          <table:table-cell table:formula="of:=SUM([day_death__csv_all.G207:.H207])" office:value-type="float" office:value="0" calcext:value-type="float">
            <text:p>0</text:p>
          </table:table-cell>
          <table:table-cell table:formula="of:=SUM([day_death__csv_all.I207:.J207])" office:value-type="float" office:value="0.142857142857142" calcext:value-type="float">
            <text:p>0.142857142857142</text:p>
          </table:table-cell>
          <table:table-cell table:formula="of:=SUM([day_death__csv_all.K207:.L207])" office:value-type="float" office:value="0" calcext:value-type="float">
            <text:p>0</text:p>
          </table:table-cell>
          <table:table-cell table:formula="of:=[day_death__csv_all.M207]" office:value-type="float" office:value="0" calcext:value-type="float">
            <text:p>0</text:p>
          </table:table-cell>
          <table:table-cell table:formula="of:=[day_death__csv_all.N207]" office:value-type="float" office:value="0" calcext:value-type="float">
            <text:p>0</text:p>
          </table:table-cell>
          <table:table-cell table:formula="of:=[day_death__csv_all.O207]" office:value-type="float" office:value="0.571428571428555" calcext:value-type="float">
            <text:p>0.571428571428555</text:p>
          </table:table-cell>
          <table:table-cell table:formula="of:=[day_death__csv_all.P207]" office:value-type="float" office:value="0.85714285714289" calcext:value-type="float">
            <text:p>0.85714285714289</text:p>
          </table:table-cell>
          <table:table-cell table:formula="of:=SUM([day_death__csv_all.Q207:.T207])" office:value-type="float" office:value="3.14285714285717" calcext:value-type="float">
            <text:p>3.14285714285717</text:p>
          </table:table-cell>
          <table:table-cell table:formula="of:=[day_death__csv_all.U207]" office:value-type="float" office:value="4.71428571428575" calcext:value-type="float">
            <text:p>4.71428571428575</text:p>
          </table:table-cell>
          <table:table-cell table:number-columns-repeated="1013"/>
        </table:table-row>
        <table:table-row table:style-name="ro1">
          <table:table-cell table:formula="of:=SUM([day_death__csv_all.A208:.D208])" office:value-type="float" office:value="0" calcext:value-type="float">
            <text:p>0</text:p>
          </table:table-cell>
          <table:table-cell table:formula="of:=SUM([day_death__csv_all.E208:.F208])" office:value-type="float" office:value="0" calcext:value-type="float">
            <text:p>0</text:p>
          </table:table-cell>
          <table:table-cell table:formula="of:=SUM([day_death__csv_all.G208:.H208])" office:value-type="float" office:value="0" calcext:value-type="float">
            <text:p>0</text:p>
          </table:table-cell>
          <table:table-cell table:formula="of:=SUM([day_death__csv_all.I208:.J208])" office:value-type="float" office:value="0.142857142857142" calcext:value-type="float">
            <text:p>0.142857142857142</text:p>
          </table:table-cell>
          <table:table-cell table:formula="of:=SUM([day_death__csv_all.K208:.L208])" office:value-type="float" office:value="0" calcext:value-type="float">
            <text:p>0</text:p>
          </table:table-cell>
          <table:table-cell table:formula="of:=[day_death__csv_all.M208]" office:value-type="float" office:value="0" calcext:value-type="float">
            <text:p>0</text:p>
          </table:table-cell>
          <table:table-cell table:formula="of:=[day_death__csv_all.N208]" office:value-type="float" office:value="0" calcext:value-type="float">
            <text:p>0</text:p>
          </table:table-cell>
          <table:table-cell table:formula="of:=[day_death__csv_all.O208]" office:value-type="float" office:value="0.571428571428555" calcext:value-type="float">
            <text:p>0.571428571428555</text:p>
          </table:table-cell>
          <table:table-cell table:formula="of:=[day_death__csv_all.P208]" office:value-type="float" office:value="0.85714285714289" calcext:value-type="float">
            <text:p>0.85714285714289</text:p>
          </table:table-cell>
          <table:table-cell table:formula="of:=SUM([day_death__csv_all.Q208:.T208])" office:value-type="float" office:value="3.14285714285717" calcext:value-type="float">
            <text:p>3.14285714285717</text:p>
          </table:table-cell>
          <table:table-cell table:formula="of:=[day_death__csv_all.U208]" office:value-type="float" office:value="4.71428571428575" calcext:value-type="float">
            <text:p>4.71428571428575</text:p>
          </table:table-cell>
          <table:table-cell table:number-columns-repeated="1013"/>
        </table:table-row>
        <table:table-row table:style-name="ro1">
          <table:table-cell table:formula="of:=SUM([day_death__csv_all.A209:.D209])" office:value-type="float" office:value="0" calcext:value-type="float">
            <text:p>0</text:p>
          </table:table-cell>
          <table:table-cell table:formula="of:=SUM([day_death__csv_all.E209:.F209])" office:value-type="float" office:value="0" calcext:value-type="float">
            <text:p>0</text:p>
          </table:table-cell>
          <table:table-cell table:formula="of:=SUM([day_death__csv_all.G209:.H209])" office:value-type="float" office:value="0" calcext:value-type="float">
            <text:p>0</text:p>
          </table:table-cell>
          <table:table-cell table:formula="of:=SUM([day_death__csv_all.I209:.J209])" office:value-type="float" office:value="0.142857142857142" calcext:value-type="float">
            <text:p>0.142857142857142</text:p>
          </table:table-cell>
          <table:table-cell table:formula="of:=SUM([day_death__csv_all.K209:.L209])" office:value-type="float" office:value="0" calcext:value-type="float">
            <text:p>0</text:p>
          </table:table-cell>
          <table:table-cell table:formula="of:=[day_death__csv_all.M209]" office:value-type="float" office:value="0" calcext:value-type="float">
            <text:p>0</text:p>
          </table:table-cell>
          <table:table-cell table:formula="of:=[day_death__csv_all.N209]" office:value-type="float" office:value="0" calcext:value-type="float">
            <text:p>0</text:p>
          </table:table-cell>
          <table:table-cell table:formula="of:=[day_death__csv_all.O209]" office:value-type="float" office:value="0.571428571428555" calcext:value-type="float">
            <text:p>0.571428571428555</text:p>
          </table:table-cell>
          <table:table-cell table:formula="of:=[day_death__csv_all.P209]" office:value-type="float" office:value="0.85714285714289" calcext:value-type="float">
            <text:p>0.85714285714289</text:p>
          </table:table-cell>
          <table:table-cell table:formula="of:=SUM([day_death__csv_all.Q209:.T209])" office:value-type="float" office:value="3.14285714285717" calcext:value-type="float">
            <text:p>3.14285714285717</text:p>
          </table:table-cell>
          <table:table-cell table:formula="of:=[day_death__csv_all.U209]" office:value-type="float" office:value="4.71428571428575" calcext:value-type="float">
            <text:p>4.71428571428575</text:p>
          </table:table-cell>
          <table:table-cell table:number-columns-repeated="1013"/>
        </table:table-row>
        <table:table-row table:style-name="ro1">
          <table:table-cell table:formula="of:=SUM([day_death__csv_all.A210:.D210])" office:value-type="float" office:value="0" calcext:value-type="float">
            <text:p>0</text:p>
          </table:table-cell>
          <table:table-cell table:formula="of:=SUM([day_death__csv_all.E210:.F210])" office:value-type="float" office:value="0" calcext:value-type="float">
            <text:p>0</text:p>
          </table:table-cell>
          <table:table-cell table:formula="of:=SUM([day_death__csv_all.G210:.H210])" office:value-type="float" office:value="0" calcext:value-type="float">
            <text:p>0</text:p>
          </table:table-cell>
          <table:table-cell table:formula="of:=SUM([day_death__csv_all.I210:.J210])" office:value-type="float" office:value="0.142857142857142" calcext:value-type="float">
            <text:p>0.142857142857142</text:p>
          </table:table-cell>
          <table:table-cell table:formula="of:=SUM([day_death__csv_all.K210:.L210])" office:value-type="float" office:value="0" calcext:value-type="float">
            <text:p>0</text:p>
          </table:table-cell>
          <table:table-cell table:formula="of:=[day_death__csv_all.M210]" office:value-type="float" office:value="0" calcext:value-type="float">
            <text:p>0</text:p>
          </table:table-cell>
          <table:table-cell table:formula="of:=[day_death__csv_all.N210]" office:value-type="float" office:value="0" calcext:value-type="float">
            <text:p>0</text:p>
          </table:table-cell>
          <table:table-cell table:formula="of:=[day_death__csv_all.O210]" office:value-type="float" office:value="0.571428571428555" calcext:value-type="float">
            <text:p>0.571428571428555</text:p>
          </table:table-cell>
          <table:table-cell table:formula="of:=[day_death__csv_all.P210]" office:value-type="float" office:value="0.85714285714289" calcext:value-type="float">
            <text:p>0.85714285714289</text:p>
          </table:table-cell>
          <table:table-cell table:formula="of:=SUM([day_death__csv_all.Q210:.T210])" office:value-type="float" office:value="3.14285714285717" calcext:value-type="float">
            <text:p>3.14285714285717</text:p>
          </table:table-cell>
          <table:table-cell table:formula="of:=[day_death__csv_all.U210]" office:value-type="float" office:value="4.71428571428575" calcext:value-type="float">
            <text:p>4.71428571428575</text:p>
          </table:table-cell>
          <table:table-cell table:number-columns-repeated="1013"/>
        </table:table-row>
        <table:table-row table:style-name="ro1">
          <table:table-cell table:formula="of:=SUM([day_death__csv_all.A211:.D211])" office:value-type="float" office:value="0" calcext:value-type="float">
            <text:p>0</text:p>
          </table:table-cell>
          <table:table-cell table:formula="of:=SUM([day_death__csv_all.E211:.F211])" office:value-type="float" office:value="0" calcext:value-type="float">
            <text:p>0</text:p>
          </table:table-cell>
          <table:table-cell table:formula="of:=SUM([day_death__csv_all.G211:.H211])" office:value-type="float" office:value="0" calcext:value-type="float">
            <text:p>0</text:p>
          </table:table-cell>
          <table:table-cell table:formula="of:=SUM([day_death__csv_all.I211:.J211])" office:value-type="float" office:value="0.142857142857142" calcext:value-type="float">
            <text:p>0.142857142857142</text:p>
          </table:table-cell>
          <table:table-cell table:formula="of:=SUM([day_death__csv_all.K211:.L211])" office:value-type="float" office:value="0" calcext:value-type="float">
            <text:p>0</text:p>
          </table:table-cell>
          <table:table-cell table:formula="of:=[day_death__csv_all.M211]" office:value-type="float" office:value="0" calcext:value-type="float">
            <text:p>0</text:p>
          </table:table-cell>
          <table:table-cell table:formula="of:=[day_death__csv_all.N211]" office:value-type="float" office:value="0" calcext:value-type="float">
            <text:p>0</text:p>
          </table:table-cell>
          <table:table-cell table:formula="of:=[day_death__csv_all.O211]" office:value-type="float" office:value="0.571428571428555" calcext:value-type="float">
            <text:p>0.571428571428555</text:p>
          </table:table-cell>
          <table:table-cell table:formula="of:=[day_death__csv_all.P211]" office:value-type="float" office:value="0.85714285714289" calcext:value-type="float">
            <text:p>0.85714285714289</text:p>
          </table:table-cell>
          <table:table-cell table:formula="of:=SUM([day_death__csv_all.Q211:.T211])" office:value-type="float" office:value="3.14285714285717" calcext:value-type="float">
            <text:p>3.14285714285717</text:p>
          </table:table-cell>
          <table:table-cell table:formula="of:=[day_death__csv_all.U211]" office:value-type="float" office:value="4.71428571428575" calcext:value-type="float">
            <text:p>4.71428571428575</text:p>
          </table:table-cell>
          <table:table-cell table:number-columns-repeated="1013"/>
        </table:table-row>
        <table:table-row table:style-name="ro1">
          <table:table-cell table:formula="of:=SUM([day_death__csv_all.A212:.D212])" office:value-type="float" office:value="0" calcext:value-type="float">
            <text:p>0</text:p>
          </table:table-cell>
          <table:table-cell table:formula="of:=SUM([day_death__csv_all.E212:.F212])" office:value-type="float" office:value="0" calcext:value-type="float">
            <text:p>0</text:p>
          </table:table-cell>
          <table:table-cell table:formula="of:=SUM([day_death__csv_all.G212:.H212])" office:value-type="float" office:value="0" calcext:value-type="float">
            <text:p>0</text:p>
          </table:table-cell>
          <table:table-cell table:formula="of:=SUM([day_death__csv_all.I212:.J212])" office:value-type="float" office:value="0.142857142857142" calcext:value-type="float">
            <text:p>0.142857142857142</text:p>
          </table:table-cell>
          <table:table-cell table:formula="of:=SUM([day_death__csv_all.K212:.L212])" office:value-type="float" office:value="0" calcext:value-type="float">
            <text:p>0</text:p>
          </table:table-cell>
          <table:table-cell table:formula="of:=[day_death__csv_all.M212]" office:value-type="float" office:value="0" calcext:value-type="float">
            <text:p>0</text:p>
          </table:table-cell>
          <table:table-cell table:formula="of:=[day_death__csv_all.N212]" office:value-type="float" office:value="0" calcext:value-type="float">
            <text:p>0</text:p>
          </table:table-cell>
          <table:table-cell table:formula="of:=[day_death__csv_all.O212]" office:value-type="float" office:value="0.571428571428555" calcext:value-type="float">
            <text:p>0.571428571428555</text:p>
          </table:table-cell>
          <table:table-cell table:formula="of:=[day_death__csv_all.P212]" office:value-type="float" office:value="0.85714285714289" calcext:value-type="float">
            <text:p>0.85714285714289</text:p>
          </table:table-cell>
          <table:table-cell table:formula="of:=SUM([day_death__csv_all.Q212:.T212])" office:value-type="float" office:value="3.14285714285717" calcext:value-type="float">
            <text:p>3.14285714285717</text:p>
          </table:table-cell>
          <table:table-cell table:formula="of:=[day_death__csv_all.U212]" office:value-type="float" office:value="4.71428571428575" calcext:value-type="float">
            <text:p>4.71428571428575</text:p>
          </table:table-cell>
          <table:table-cell table:number-columns-repeated="1013"/>
        </table:table-row>
        <table:table-row table:style-name="ro1">
          <table:table-cell table:formula="of:=SUM([day_death__csv_all.A213:.D213])" office:value-type="float" office:value="0" calcext:value-type="float">
            <text:p>0</text:p>
          </table:table-cell>
          <table:table-cell table:formula="of:=SUM([day_death__csv_all.E213:.F213])" office:value-type="float" office:value="0" calcext:value-type="float">
            <text:p>0</text:p>
          </table:table-cell>
          <table:table-cell table:formula="of:=SUM([day_death__csv_all.G213:.H213])" office:value-type="float" office:value="0" calcext:value-type="float">
            <text:p>0</text:p>
          </table:table-cell>
          <table:table-cell table:formula="of:=SUM([day_death__csv_all.I213:.J213])" office:value-type="float" office:value="0.142857142857146" calcext:value-type="float">
            <text:p>0.142857142857146</text:p>
          </table:table-cell>
          <table:table-cell table:formula="of:=SUM([day_death__csv_all.K213:.L213])" office:value-type="float" office:value="0" calcext:value-type="float">
            <text:p>0</text:p>
          </table:table-cell>
          <table:table-cell table:formula="of:=[day_death__csv_all.M213]" office:value-type="float" office:value="0" calcext:value-type="float">
            <text:p>0</text:p>
          </table:table-cell>
          <table:table-cell table:formula="of:=[day_death__csv_all.N213]" office:value-type="float" office:value="0" calcext:value-type="float">
            <text:p>0</text:p>
          </table:table-cell>
          <table:table-cell table:formula="of:=[day_death__csv_all.O213]" office:value-type="float" office:value="0.571428571428669" calcext:value-type="float">
            <text:p>0.571428571428669</text:p>
          </table:table-cell>
          <table:table-cell table:formula="of:=[day_death__csv_all.P213]" office:value-type="float" office:value="0.857142857142662" calcext:value-type="float">
            <text:p>0.857142857142662</text:p>
          </table:table-cell>
          <table:table-cell table:formula="of:=SUM([day_death__csv_all.Q213:.T213])" office:value-type="float" office:value="3.142857142857" calcext:value-type="float">
            <text:p>3.142857142857</text:p>
          </table:table-cell>
          <table:table-cell table:formula="of:=[day_death__csv_all.U213]" office:value-type="float" office:value="4.71428571428547" calcext:value-type="float">
            <text:p>4.71428571428547</text:p>
          </table:table-cell>
          <table:table-cell table:number-columns-repeated="1013"/>
        </table:table-row>
        <table:table-row table:style-name="ro1">
          <table:table-cell table:formula="of:=SUM([day_death__csv_all.A214:.D214])" office:value-type="float" office:value="0" calcext:value-type="float">
            <text:p>0</text:p>
          </table:table-cell>
          <table:table-cell table:formula="of:=SUM([day_death__csv_all.E214:.F214])" office:value-type="float" office:value="0" calcext:value-type="float">
            <text:p>0</text:p>
          </table:table-cell>
          <table:table-cell table:formula="of:=SUM([day_death__csv_all.G214:.H214])" office:value-type="float" office:value="0" calcext:value-type="float">
            <text:p>0</text:p>
          </table:table-cell>
          <table:table-cell table:formula="of:=SUM([day_death__csv_all.I214:.J214])" office:value-type="float" office:value="0.571428571428573" calcext:value-type="float">
            <text:p>0.571428571428573</text:p>
          </table:table-cell>
          <table:table-cell table:formula="of:=SUM([day_death__csv_all.K214:.L214])" office:value-type="float" office:value="0.142857142857139" calcext:value-type="float">
            <text:p>0.142857142857139</text:p>
          </table:table-cell>
          <table:table-cell table:formula="of:=[day_death__csv_all.M214]" office:value-type="float" office:value="0.714285714285722" calcext:value-type="float">
            <text:p>0.714285714285722</text:p>
          </table:table-cell>
          <table:table-cell table:formula="of:=[day_death__csv_all.N214]" office:value-type="float" office:value="0.571428571428555" calcext:value-type="float">
            <text:p>0.571428571428555</text:p>
          </table:table-cell>
          <table:table-cell table:formula="of:=[day_death__csv_all.O214]" office:value-type="float" office:value="1.42857142857144" calcext:value-type="float">
            <text:p>1.42857142857144</text:p>
          </table:table-cell>
          <table:table-cell table:formula="of:=[day_death__csv_all.P214]" office:value-type="float" office:value="1.28571428571422" calcext:value-type="float">
            <text:p>1.28571428571422</text:p>
          </table:table-cell>
          <table:table-cell table:formula="of:=SUM([day_death__csv_all.Q214:.T214])" office:value-type="float" office:value="9.85714285714294" calcext:value-type="float">
            <text:p>9.85714285714294</text:p>
          </table:table-cell>
          <table:table-cell table:formula="of:=[day_death__csv_all.U214]" office:value-type="float" office:value="14.5714285714286" calcext:value-type="float">
            <text:p>14.5714285714286</text:p>
          </table:table-cell>
          <table:table-cell table:number-columns-repeated="1013"/>
        </table:table-row>
        <table:table-row table:style-name="ro1">
          <table:table-cell table:formula="of:=SUM([day_death__csv_all.A215:.D215])" office:value-type="float" office:value="0" calcext:value-type="float">
            <text:p>0</text:p>
          </table:table-cell>
          <table:table-cell table:formula="of:=SUM([day_death__csv_all.E215:.F215])" office:value-type="float" office:value="0" calcext:value-type="float">
            <text:p>0</text:p>
          </table:table-cell>
          <table:table-cell table:formula="of:=SUM([day_death__csv_all.G215:.H215])" office:value-type="float" office:value="0" calcext:value-type="float">
            <text:p>0</text:p>
          </table:table-cell>
          <table:table-cell table:formula="of:=SUM([day_death__csv_all.I215:.J215])" office:value-type="float" office:value="0.571428571428573" calcext:value-type="float">
            <text:p>0.571428571428573</text:p>
          </table:table-cell>
          <table:table-cell table:formula="of:=SUM([day_death__csv_all.K215:.L215])" office:value-type="float" office:value="0.142857142857139" calcext:value-type="float">
            <text:p>0.142857142857139</text:p>
          </table:table-cell>
          <table:table-cell table:formula="of:=[day_death__csv_all.M215]" office:value-type="float" office:value="0.714285714285722" calcext:value-type="float">
            <text:p>0.714285714285722</text:p>
          </table:table-cell>
          <table:table-cell table:formula="of:=[day_death__csv_all.N215]" office:value-type="float" office:value="0.571428571428555" calcext:value-type="float">
            <text:p>0.571428571428555</text:p>
          </table:table-cell>
          <table:table-cell table:formula="of:=[day_death__csv_all.O215]" office:value-type="float" office:value="1.42857142857144" calcext:value-type="float">
            <text:p>1.42857142857144</text:p>
          </table:table-cell>
          <table:table-cell table:formula="of:=[day_death__csv_all.P215]" office:value-type="float" office:value="1.28571428571422" calcext:value-type="float">
            <text:p>1.28571428571422</text:p>
          </table:table-cell>
          <table:table-cell table:formula="of:=SUM([day_death__csv_all.Q215:.T215])" office:value-type="float" office:value="9.85714285714294" calcext:value-type="float">
            <text:p>9.85714285714294</text:p>
          </table:table-cell>
          <table:table-cell table:formula="of:=[day_death__csv_all.U215]" office:value-type="float" office:value="14.5714285714286" calcext:value-type="float">
            <text:p>14.5714285714286</text:p>
          </table:table-cell>
          <table:table-cell table:number-columns-repeated="1013"/>
        </table:table-row>
        <table:table-row table:style-name="ro1">
          <table:table-cell table:formula="of:=SUM([day_death__csv_all.A216:.D216])" office:value-type="float" office:value="0" calcext:value-type="float">
            <text:p>0</text:p>
          </table:table-cell>
          <table:table-cell table:formula="of:=SUM([day_death__csv_all.E216:.F216])" office:value-type="float" office:value="0" calcext:value-type="float">
            <text:p>0</text:p>
          </table:table-cell>
          <table:table-cell table:formula="of:=SUM([day_death__csv_all.G216:.H216])" office:value-type="float" office:value="0" calcext:value-type="float">
            <text:p>0</text:p>
          </table:table-cell>
          <table:table-cell table:formula="of:=SUM([day_death__csv_all.I216:.J216])" office:value-type="float" office:value="0.571428571428573" calcext:value-type="float">
            <text:p>0.571428571428573</text:p>
          </table:table-cell>
          <table:table-cell table:formula="of:=SUM([day_death__csv_all.K216:.L216])" office:value-type="float" office:value="0.142857142857139" calcext:value-type="float">
            <text:p>0.142857142857139</text:p>
          </table:table-cell>
          <table:table-cell table:formula="of:=[day_death__csv_all.M216]" office:value-type="float" office:value="0.714285714285722" calcext:value-type="float">
            <text:p>0.714285714285722</text:p>
          </table:table-cell>
          <table:table-cell table:formula="of:=[day_death__csv_all.N216]" office:value-type="float" office:value="0.571428571428555" calcext:value-type="float">
            <text:p>0.571428571428555</text:p>
          </table:table-cell>
          <table:table-cell table:formula="of:=[day_death__csv_all.O216]" office:value-type="float" office:value="1.42857142857144" calcext:value-type="float">
            <text:p>1.42857142857144</text:p>
          </table:table-cell>
          <table:table-cell table:formula="of:=[day_death__csv_all.P216]" office:value-type="float" office:value="1.28571428571422" calcext:value-type="float">
            <text:p>1.28571428571422</text:p>
          </table:table-cell>
          <table:table-cell table:formula="of:=SUM([day_death__csv_all.Q216:.T216])" office:value-type="float" office:value="9.85714285714294" calcext:value-type="float">
            <text:p>9.85714285714294</text:p>
          </table:table-cell>
          <table:table-cell table:formula="of:=[day_death__csv_all.U216]" office:value-type="float" office:value="14.5714285714286" calcext:value-type="float">
            <text:p>14.5714285714286</text:p>
          </table:table-cell>
          <table:table-cell table:number-columns-repeated="1013"/>
        </table:table-row>
        <table:table-row table:style-name="ro1">
          <table:table-cell table:formula="of:=SUM([day_death__csv_all.A217:.D217])" office:value-type="float" office:value="0" calcext:value-type="float">
            <text:p>0</text:p>
          </table:table-cell>
          <table:table-cell table:formula="of:=SUM([day_death__csv_all.E217:.F217])" office:value-type="float" office:value="0" calcext:value-type="float">
            <text:p>0</text:p>
          </table:table-cell>
          <table:table-cell table:formula="of:=SUM([day_death__csv_all.G217:.H217])" office:value-type="float" office:value="0" calcext:value-type="float">
            <text:p>0</text:p>
          </table:table-cell>
          <table:table-cell table:formula="of:=SUM([day_death__csv_all.I217:.J217])" office:value-type="float" office:value="0.571428571428573" calcext:value-type="float">
            <text:p>0.571428571428573</text:p>
          </table:table-cell>
          <table:table-cell table:formula="of:=SUM([day_death__csv_all.K217:.L217])" office:value-type="float" office:value="0.142857142857139" calcext:value-type="float">
            <text:p>0.142857142857139</text:p>
          </table:table-cell>
          <table:table-cell table:formula="of:=[day_death__csv_all.M217]" office:value-type="float" office:value="0.714285714285722" calcext:value-type="float">
            <text:p>0.714285714285722</text:p>
          </table:table-cell>
          <table:table-cell table:formula="of:=[day_death__csv_all.N217]" office:value-type="float" office:value="0.571428571428555" calcext:value-type="float">
            <text:p>0.571428571428555</text:p>
          </table:table-cell>
          <table:table-cell table:formula="of:=[day_death__csv_all.O217]" office:value-type="float" office:value="1.42857142857144" calcext:value-type="float">
            <text:p>1.42857142857144</text:p>
          </table:table-cell>
          <table:table-cell table:formula="of:=[day_death__csv_all.P217]" office:value-type="float" office:value="1.28571428571422" calcext:value-type="float">
            <text:p>1.28571428571422</text:p>
          </table:table-cell>
          <table:table-cell table:formula="of:=SUM([day_death__csv_all.Q217:.T217])" office:value-type="float" office:value="9.85714285714294" calcext:value-type="float">
            <text:p>9.85714285714294</text:p>
          </table:table-cell>
          <table:table-cell table:formula="of:=[day_death__csv_all.U217]" office:value-type="float" office:value="14.5714285714286" calcext:value-type="float">
            <text:p>14.5714285714286</text:p>
          </table:table-cell>
          <table:table-cell table:number-columns-repeated="1013"/>
        </table:table-row>
        <table:table-row table:style-name="ro1">
          <table:table-cell table:formula="of:=SUM([day_death__csv_all.A218:.D218])" office:value-type="float" office:value="0" calcext:value-type="float">
            <text:p>0</text:p>
          </table:table-cell>
          <table:table-cell table:formula="of:=SUM([day_death__csv_all.E218:.F218])" office:value-type="float" office:value="0" calcext:value-type="float">
            <text:p>0</text:p>
          </table:table-cell>
          <table:table-cell table:formula="of:=SUM([day_death__csv_all.G218:.H218])" office:value-type="float" office:value="0" calcext:value-type="float">
            <text:p>0</text:p>
          </table:table-cell>
          <table:table-cell table:formula="of:=SUM([day_death__csv_all.I218:.J218])" office:value-type="float" office:value="0.571428571428573" calcext:value-type="float">
            <text:p>0.571428571428573</text:p>
          </table:table-cell>
          <table:table-cell table:formula="of:=SUM([day_death__csv_all.K218:.L218])" office:value-type="float" office:value="0.142857142857139" calcext:value-type="float">
            <text:p>0.142857142857139</text:p>
          </table:table-cell>
          <table:table-cell table:formula="of:=[day_death__csv_all.M218]" office:value-type="float" office:value="0.714285714285722" calcext:value-type="float">
            <text:p>0.714285714285722</text:p>
          </table:table-cell>
          <table:table-cell table:formula="of:=[day_death__csv_all.N218]" office:value-type="float" office:value="0.571428571428555" calcext:value-type="float">
            <text:p>0.571428571428555</text:p>
          </table:table-cell>
          <table:table-cell table:formula="of:=[day_death__csv_all.O218]" office:value-type="float" office:value="1.42857142857144" calcext:value-type="float">
            <text:p>1.42857142857144</text:p>
          </table:table-cell>
          <table:table-cell table:formula="of:=[day_death__csv_all.P218]" office:value-type="float" office:value="1.28571428571422" calcext:value-type="float">
            <text:p>1.28571428571422</text:p>
          </table:table-cell>
          <table:table-cell table:formula="of:=SUM([day_death__csv_all.Q218:.T218])" office:value-type="float" office:value="9.85714285714294" calcext:value-type="float">
            <text:p>9.85714285714294</text:p>
          </table:table-cell>
          <table:table-cell table:formula="of:=[day_death__csv_all.U218]" office:value-type="float" office:value="14.5714285714286" calcext:value-type="float">
            <text:p>14.5714285714286</text:p>
          </table:table-cell>
          <table:table-cell table:number-columns-repeated="1013"/>
        </table:table-row>
        <table:table-row table:style-name="ro1">
          <table:table-cell table:formula="of:=SUM([day_death__csv_all.A219:.D219])" office:value-type="float" office:value="0" calcext:value-type="float">
            <text:p>0</text:p>
          </table:table-cell>
          <table:table-cell table:formula="of:=SUM([day_death__csv_all.E219:.F219])" office:value-type="float" office:value="0" calcext:value-type="float">
            <text:p>0</text:p>
          </table:table-cell>
          <table:table-cell table:formula="of:=SUM([day_death__csv_all.G219:.H219])" office:value-type="float" office:value="0" calcext:value-type="float">
            <text:p>0</text:p>
          </table:table-cell>
          <table:table-cell table:formula="of:=SUM([day_death__csv_all.I219:.J219])" office:value-type="float" office:value="0.571428571428573" calcext:value-type="float">
            <text:p>0.571428571428573</text:p>
          </table:table-cell>
          <table:table-cell table:formula="of:=SUM([day_death__csv_all.K219:.L219])" office:value-type="float" office:value="0.142857142857139" calcext:value-type="float">
            <text:p>0.142857142857139</text:p>
          </table:table-cell>
          <table:table-cell table:formula="of:=[day_death__csv_all.M219]" office:value-type="float" office:value="0.714285714285722" calcext:value-type="float">
            <text:p>0.714285714285722</text:p>
          </table:table-cell>
          <table:table-cell table:formula="of:=[day_death__csv_all.N219]" office:value-type="float" office:value="0.571428571428555" calcext:value-type="float">
            <text:p>0.571428571428555</text:p>
          </table:table-cell>
          <table:table-cell table:formula="of:=[day_death__csv_all.O219]" office:value-type="float" office:value="1.42857142857144" calcext:value-type="float">
            <text:p>1.42857142857144</text:p>
          </table:table-cell>
          <table:table-cell table:formula="of:=[day_death__csv_all.P219]" office:value-type="float" office:value="1.28571428571422" calcext:value-type="float">
            <text:p>1.28571428571422</text:p>
          </table:table-cell>
          <table:table-cell table:formula="of:=SUM([day_death__csv_all.Q219:.T219])" office:value-type="float" office:value="9.85714285714294" calcext:value-type="float">
            <text:p>9.85714285714294</text:p>
          </table:table-cell>
          <table:table-cell table:formula="of:=[day_death__csv_all.U219]" office:value-type="float" office:value="14.5714285714286" calcext:value-type="float">
            <text:p>14.5714285714286</text:p>
          </table:table-cell>
          <table:table-cell table:number-columns-repeated="1013"/>
        </table:table-row>
        <table:table-row table:style-name="ro1">
          <table:table-cell table:formula="of:=SUM([day_death__csv_all.A220:.D220])" office:value-type="float" office:value="0" calcext:value-type="float">
            <text:p>0</text:p>
          </table:table-cell>
          <table:table-cell table:formula="of:=SUM([day_death__csv_all.E220:.F220])" office:value-type="float" office:value="0" calcext:value-type="float">
            <text:p>0</text:p>
          </table:table-cell>
          <table:table-cell table:formula="of:=SUM([day_death__csv_all.G220:.H220])" office:value-type="float" office:value="0" calcext:value-type="float">
            <text:p>0</text:p>
          </table:table-cell>
          <table:table-cell table:formula="of:=SUM([day_death__csv_all.I220:.J220])" office:value-type="float" office:value="0.571428571428562" calcext:value-type="float">
            <text:p>0.571428571428562</text:p>
          </table:table-cell>
          <table:table-cell table:formula="of:=SUM([day_death__csv_all.K220:.L220])" office:value-type="float" office:value="0.142857142857167" calcext:value-type="float">
            <text:p>0.142857142857167</text:p>
          </table:table-cell>
          <table:table-cell table:formula="of:=[day_death__csv_all.M220]" office:value-type="float" office:value="0.714285714285666" calcext:value-type="float">
            <text:p>0.714285714285666</text:p>
          </table:table-cell>
          <table:table-cell table:formula="of:=[day_death__csv_all.N220]" office:value-type="float" office:value="0.571428571428669" calcext:value-type="float">
            <text:p>0.571428571428669</text:p>
          </table:table-cell>
          <table:table-cell table:formula="of:=[day_death__csv_all.O220]" office:value-type="float" office:value="1.42857142857133" calcext:value-type="float">
            <text:p>1.42857142857133</text:p>
          </table:table-cell>
          <table:table-cell table:formula="of:=[day_death__csv_all.P220]" office:value-type="float" office:value="1.28571428571468" calcext:value-type="float">
            <text:p>1.28571428571468</text:p>
          </table:table-cell>
          <table:table-cell table:formula="of:=SUM([day_death__csv_all.Q220:.T220])" office:value-type="float" office:value="9.85714285714231" calcext:value-type="float">
            <text:p>9.85714285714231</text:p>
          </table:table-cell>
          <table:table-cell table:formula="of:=[day_death__csv_all.U220]" office:value-type="float" office:value="14.5714285714284" calcext:value-type="float">
            <text:p>14.5714285714284</text:p>
          </table:table-cell>
          <table:table-cell table:number-columns-repeated="1013"/>
        </table:table-row>
        <table:table-row table:style-name="ro1">
          <table:table-cell table:formula="of:=SUM([day_death__csv_all.A221:.D221])" office:value-type="float" office:value="0" calcext:value-type="float">
            <text:p>0</text:p>
          </table:table-cell>
          <table:table-cell table:formula="of:=SUM([day_death__csv_all.E221:.F221])" office:value-type="float" office:value="0" calcext:value-type="float">
            <text:p>0</text:p>
          </table:table-cell>
          <table:table-cell table:formula="of:=SUM([day_death__csv_all.G221:.H221])" office:value-type="float" office:value="0" calcext:value-type="float">
            <text:p>0</text:p>
          </table:table-cell>
          <table:table-cell table:formula="of:=SUM([day_death__csv_all.I221:.J221])" office:value-type="float" office:value="0" calcext:value-type="float">
            <text:p>0</text:p>
          </table:table-cell>
          <table:table-cell table:formula="of:=SUM([day_death__csv_all.K221:.L221])" office:value-type="float" office:value="0.714285714285715" calcext:value-type="float">
            <text:p>0.714285714285715</text:p>
          </table:table-cell>
          <table:table-cell table:formula="of:=[day_death__csv_all.M221]" office:value-type="float" office:value="0.142857142857139" calcext:value-type="float">
            <text:p>0.142857142857139</text:p>
          </table:table-cell>
          <table:table-cell table:formula="of:=[day_death__csv_all.N221]" office:value-type="float" office:value="0.571428571428555" calcext:value-type="float">
            <text:p>0.571428571428555</text:p>
          </table:table-cell>
          <table:table-cell table:formula="of:=[day_death__csv_all.O221]" office:value-type="float" office:value="0.428571428571445" calcext:value-type="float">
            <text:p>0.428571428571445</text:p>
          </table:table-cell>
          <table:table-cell table:formula="of:=[day_death__csv_all.P221]" office:value-type="float" office:value="1.71428571428578" calcext:value-type="float">
            <text:p>1.71428571428578</text:p>
          </table:table-cell>
          <table:table-cell table:formula="of:=SUM([day_death__csv_all.Q221:.T221])" office:value-type="float" office:value="9.1428571428571" calcext:value-type="float">
            <text:p>9.1428571428571</text:p>
          </table:table-cell>
          <table:table-cell table:formula="of:=[day_death__csv_all.U221]" office:value-type="float" office:value="12.7142857142857" calcext:value-type="float">
            <text:p>12.7142857142857</text:p>
          </table:table-cell>
          <table:table-cell table:number-columns-repeated="1013"/>
        </table:table-row>
        <table:table-row table:style-name="ro1">
          <table:table-cell table:formula="of:=SUM([day_death__csv_all.A222:.D222])" office:value-type="float" office:value="0" calcext:value-type="float">
            <text:p>0</text:p>
          </table:table-cell>
          <table:table-cell table:formula="of:=SUM([day_death__csv_all.E222:.F222])" office:value-type="float" office:value="0" calcext:value-type="float">
            <text:p>0</text:p>
          </table:table-cell>
          <table:table-cell table:formula="of:=SUM([day_death__csv_all.G222:.H222])" office:value-type="float" office:value="0" calcext:value-type="float">
            <text:p>0</text:p>
          </table:table-cell>
          <table:table-cell table:formula="of:=SUM([day_death__csv_all.I222:.J222])" office:value-type="float" office:value="0" calcext:value-type="float">
            <text:p>0</text:p>
          </table:table-cell>
          <table:table-cell table:formula="of:=SUM([day_death__csv_all.K222:.L222])" office:value-type="float" office:value="0.714285714285715" calcext:value-type="float">
            <text:p>0.714285714285715</text:p>
          </table:table-cell>
          <table:table-cell table:formula="of:=[day_death__csv_all.M222]" office:value-type="float" office:value="0.142857142857139" calcext:value-type="float">
            <text:p>0.142857142857139</text:p>
          </table:table-cell>
          <table:table-cell table:formula="of:=[day_death__csv_all.N222]" office:value-type="float" office:value="0.571428571428555" calcext:value-type="float">
            <text:p>0.571428571428555</text:p>
          </table:table-cell>
          <table:table-cell table:formula="of:=[day_death__csv_all.O222]" office:value-type="float" office:value="0.428571428571445" calcext:value-type="float">
            <text:p>0.428571428571445</text:p>
          </table:table-cell>
          <table:table-cell table:formula="of:=[day_death__csv_all.P222]" office:value-type="float" office:value="1.71428571428578" calcext:value-type="float">
            <text:p>1.71428571428578</text:p>
          </table:table-cell>
          <table:table-cell table:formula="of:=SUM([day_death__csv_all.Q222:.T222])" office:value-type="float" office:value="9.1428571428571" calcext:value-type="float">
            <text:p>9.1428571428571</text:p>
          </table:table-cell>
          <table:table-cell table:formula="of:=[day_death__csv_all.U222]" office:value-type="float" office:value="12.7142857142857" calcext:value-type="float">
            <text:p>12.7142857142857</text:p>
          </table:table-cell>
          <table:table-cell table:number-columns-repeated="1013"/>
        </table:table-row>
        <table:table-row table:style-name="ro1">
          <table:table-cell table:formula="of:=SUM([day_death__csv_all.A223:.D223])" office:value-type="float" office:value="0" calcext:value-type="float">
            <text:p>0</text:p>
          </table:table-cell>
          <table:table-cell table:formula="of:=SUM([day_death__csv_all.E223:.F223])" office:value-type="float" office:value="0" calcext:value-type="float">
            <text:p>0</text:p>
          </table:table-cell>
          <table:table-cell table:formula="of:=SUM([day_death__csv_all.G223:.H223])" office:value-type="float" office:value="0" calcext:value-type="float">
            <text:p>0</text:p>
          </table:table-cell>
          <table:table-cell table:formula="of:=SUM([day_death__csv_all.I223:.J223])" office:value-type="float" office:value="0" calcext:value-type="float">
            <text:p>0</text:p>
          </table:table-cell>
          <table:table-cell table:formula="of:=SUM([day_death__csv_all.K223:.L223])" office:value-type="float" office:value="0.714285714285715" calcext:value-type="float">
            <text:p>0.714285714285715</text:p>
          </table:table-cell>
          <table:table-cell table:formula="of:=[day_death__csv_all.M223]" office:value-type="float" office:value="0.142857142857139" calcext:value-type="float">
            <text:p>0.142857142857139</text:p>
          </table:table-cell>
          <table:table-cell table:formula="of:=[day_death__csv_all.N223]" office:value-type="float" office:value="0.571428571428555" calcext:value-type="float">
            <text:p>0.571428571428555</text:p>
          </table:table-cell>
          <table:table-cell table:formula="of:=[day_death__csv_all.O223]" office:value-type="float" office:value="0.428571428571445" calcext:value-type="float">
            <text:p>0.428571428571445</text:p>
          </table:table-cell>
          <table:table-cell table:formula="of:=[day_death__csv_all.P223]" office:value-type="float" office:value="1.71428571428578" calcext:value-type="float">
            <text:p>1.71428571428578</text:p>
          </table:table-cell>
          <table:table-cell table:formula="of:=SUM([day_death__csv_all.Q223:.T223])" office:value-type="float" office:value="9.1428571428571" calcext:value-type="float">
            <text:p>9.1428571428571</text:p>
          </table:table-cell>
          <table:table-cell table:formula="of:=[day_death__csv_all.U223]" office:value-type="float" office:value="12.7142857142857" calcext:value-type="float">
            <text:p>12.7142857142857</text:p>
          </table:table-cell>
          <table:table-cell table:number-columns-repeated="1013"/>
        </table:table-row>
        <table:table-row table:style-name="ro1">
          <table:table-cell table:formula="of:=SUM([day_death__csv_all.A224:.D224])" office:value-type="float" office:value="0" calcext:value-type="float">
            <text:p>0</text:p>
          </table:table-cell>
          <table:table-cell table:formula="of:=SUM([day_death__csv_all.E224:.F224])" office:value-type="float" office:value="0" calcext:value-type="float">
            <text:p>0</text:p>
          </table:table-cell>
          <table:table-cell table:formula="of:=SUM([day_death__csv_all.G224:.H224])" office:value-type="float" office:value="0" calcext:value-type="float">
            <text:p>0</text:p>
          </table:table-cell>
          <table:table-cell table:formula="of:=SUM([day_death__csv_all.I224:.J224])" office:value-type="float" office:value="0" calcext:value-type="float">
            <text:p>0</text:p>
          </table:table-cell>
          <table:table-cell table:formula="of:=SUM([day_death__csv_all.K224:.L224])" office:value-type="float" office:value="0.714285714285715" calcext:value-type="float">
            <text:p>0.714285714285715</text:p>
          </table:table-cell>
          <table:table-cell table:formula="of:=[day_death__csv_all.M224]" office:value-type="float" office:value="0.142857142857139" calcext:value-type="float">
            <text:p>0.142857142857139</text:p>
          </table:table-cell>
          <table:table-cell table:formula="of:=[day_death__csv_all.N224]" office:value-type="float" office:value="0.571428571428555" calcext:value-type="float">
            <text:p>0.571428571428555</text:p>
          </table:table-cell>
          <table:table-cell table:formula="of:=[day_death__csv_all.O224]" office:value-type="float" office:value="0.428571428571445" calcext:value-type="float">
            <text:p>0.428571428571445</text:p>
          </table:table-cell>
          <table:table-cell table:formula="of:=[day_death__csv_all.P224]" office:value-type="float" office:value="1.71428571428578" calcext:value-type="float">
            <text:p>1.71428571428578</text:p>
          </table:table-cell>
          <table:table-cell table:formula="of:=SUM([day_death__csv_all.Q224:.T224])" office:value-type="float" office:value="9.1428571428571" calcext:value-type="float">
            <text:p>9.1428571428571</text:p>
          </table:table-cell>
          <table:table-cell table:formula="of:=[day_death__csv_all.U224]" office:value-type="float" office:value="12.7142857142857" calcext:value-type="float">
            <text:p>12.7142857142857</text:p>
          </table:table-cell>
          <table:table-cell table:number-columns-repeated="1013"/>
        </table:table-row>
        <table:table-row table:style-name="ro1">
          <table:table-cell table:formula="of:=SUM([day_death__csv_all.A225:.D225])" office:value-type="float" office:value="0" calcext:value-type="float">
            <text:p>0</text:p>
          </table:table-cell>
          <table:table-cell table:formula="of:=SUM([day_death__csv_all.E225:.F225])" office:value-type="float" office:value="0" calcext:value-type="float">
            <text:p>0</text:p>
          </table:table-cell>
          <table:table-cell table:formula="of:=SUM([day_death__csv_all.G225:.H225])" office:value-type="float" office:value="0" calcext:value-type="float">
            <text:p>0</text:p>
          </table:table-cell>
          <table:table-cell table:formula="of:=SUM([day_death__csv_all.I225:.J225])" office:value-type="float" office:value="0" calcext:value-type="float">
            <text:p>0</text:p>
          </table:table-cell>
          <table:table-cell table:formula="of:=SUM([day_death__csv_all.K225:.L225])" office:value-type="float" office:value="0.714285714285715" calcext:value-type="float">
            <text:p>0.714285714285715</text:p>
          </table:table-cell>
          <table:table-cell table:formula="of:=[day_death__csv_all.M225]" office:value-type="float" office:value="0.142857142857139" calcext:value-type="float">
            <text:p>0.142857142857139</text:p>
          </table:table-cell>
          <table:table-cell table:formula="of:=[day_death__csv_all.N225]" office:value-type="float" office:value="0.571428571428555" calcext:value-type="float">
            <text:p>0.571428571428555</text:p>
          </table:table-cell>
          <table:table-cell table:formula="of:=[day_death__csv_all.O225]" office:value-type="float" office:value="0.428571428571445" calcext:value-type="float">
            <text:p>0.428571428571445</text:p>
          </table:table-cell>
          <table:table-cell table:formula="of:=[day_death__csv_all.P225]" office:value-type="float" office:value="1.71428571428578" calcext:value-type="float">
            <text:p>1.71428571428578</text:p>
          </table:table-cell>
          <table:table-cell table:formula="of:=SUM([day_death__csv_all.Q225:.T225])" office:value-type="float" office:value="9.1428571428571" calcext:value-type="float">
            <text:p>9.1428571428571</text:p>
          </table:table-cell>
          <table:table-cell table:formula="of:=[day_death__csv_all.U225]" office:value-type="float" office:value="12.7142857142857" calcext:value-type="float">
            <text:p>12.7142857142857</text:p>
          </table:table-cell>
          <table:table-cell table:number-columns-repeated="1013"/>
        </table:table-row>
        <table:table-row table:style-name="ro1">
          <table:table-cell table:formula="of:=SUM([day_death__csv_all.A226:.D226])" office:value-type="float" office:value="0" calcext:value-type="float">
            <text:p>0</text:p>
          </table:table-cell>
          <table:table-cell table:formula="of:=SUM([day_death__csv_all.E226:.F226])" office:value-type="float" office:value="0" calcext:value-type="float">
            <text:p>0</text:p>
          </table:table-cell>
          <table:table-cell table:formula="of:=SUM([day_death__csv_all.G226:.H226])" office:value-type="float" office:value="0" calcext:value-type="float">
            <text:p>0</text:p>
          </table:table-cell>
          <table:table-cell table:formula="of:=SUM([day_death__csv_all.I226:.J226])" office:value-type="float" office:value="0" calcext:value-type="float">
            <text:p>0</text:p>
          </table:table-cell>
          <table:table-cell table:formula="of:=SUM([day_death__csv_all.K226:.L226])" office:value-type="float" office:value="0.714285714285715" calcext:value-type="float">
            <text:p>0.714285714285715</text:p>
          </table:table-cell>
          <table:table-cell table:formula="of:=[day_death__csv_all.M226]" office:value-type="float" office:value="0.142857142857139" calcext:value-type="float">
            <text:p>0.142857142857139</text:p>
          </table:table-cell>
          <table:table-cell table:formula="of:=[day_death__csv_all.N226]" office:value-type="float" office:value="0.571428571428555" calcext:value-type="float">
            <text:p>0.571428571428555</text:p>
          </table:table-cell>
          <table:table-cell table:formula="of:=[day_death__csv_all.O226]" office:value-type="float" office:value="0.428571428571445" calcext:value-type="float">
            <text:p>0.428571428571445</text:p>
          </table:table-cell>
          <table:table-cell table:formula="of:=[day_death__csv_all.P226]" office:value-type="float" office:value="1.71428571428578" calcext:value-type="float">
            <text:p>1.71428571428578</text:p>
          </table:table-cell>
          <table:table-cell table:formula="of:=SUM([day_death__csv_all.Q226:.T226])" office:value-type="float" office:value="9.1428571428571" calcext:value-type="float">
            <text:p>9.1428571428571</text:p>
          </table:table-cell>
          <table:table-cell table:formula="of:=[day_death__csv_all.U226]" office:value-type="float" office:value="12.7142857142857" calcext:value-type="float">
            <text:p>12.7142857142857</text:p>
          </table:table-cell>
          <table:table-cell table:number-columns-repeated="1013"/>
        </table:table-row>
        <table:table-row table:style-name="ro1">
          <table:table-cell table:formula="of:=SUM([day_death__csv_all.A227:.D227])" office:value-type="float" office:value="0" calcext:value-type="float">
            <text:p>0</text:p>
          </table:table-cell>
          <table:table-cell table:formula="of:=SUM([day_death__csv_all.E227:.F227])" office:value-type="float" office:value="0" calcext:value-type="float">
            <text:p>0</text:p>
          </table:table-cell>
          <table:table-cell table:formula="of:=SUM([day_death__csv_all.G227:.H227])" office:value-type="float" office:value="0" calcext:value-type="float">
            <text:p>0</text:p>
          </table:table-cell>
          <table:table-cell table:formula="of:=SUM([day_death__csv_all.I227:.J227])" office:value-type="float" office:value="0" calcext:value-type="float">
            <text:p>0</text:p>
          </table:table-cell>
          <table:table-cell table:formula="of:=SUM([day_death__csv_all.K227:.L227])" office:value-type="float" office:value="0.714285714285709" calcext:value-type="float">
            <text:p>0.714285714285709</text:p>
          </table:table-cell>
          <table:table-cell table:formula="of:=[day_death__csv_all.M227]" office:value-type="float" office:value="0.142857142857167" calcext:value-type="float">
            <text:p>0.142857142857167</text:p>
          </table:table-cell>
          <table:table-cell table:formula="of:=[day_death__csv_all.N227]" office:value-type="float" office:value="0.571428571428669" calcext:value-type="float">
            <text:p>0.571428571428669</text:p>
          </table:table-cell>
          <table:table-cell table:formula="of:=[day_death__csv_all.O227]" office:value-type="float" office:value="0.428571428571331" calcext:value-type="float">
            <text:p>0.428571428571331</text:p>
          </table:table-cell>
          <table:table-cell table:formula="of:=[day_death__csv_all.P227]" office:value-type="float" office:value="1.71428571428532" calcext:value-type="float">
            <text:p>1.71428571428532</text:p>
          </table:table-cell>
          <table:table-cell table:formula="of:=SUM([day_death__csv_all.Q227:.T227])" office:value-type="float" office:value="9.14285714285734" calcext:value-type="float">
            <text:p>9.14285714285734</text:p>
          </table:table-cell>
          <table:table-cell table:formula="of:=[day_death__csv_all.U227]" office:value-type="float" office:value="12.7142857142855" calcext:value-type="float">
            <text:p>12.7142857142855</text:p>
          </table:table-cell>
          <table:table-cell table:number-columns-repeated="1013"/>
        </table:table-row>
        <table:table-row table:style-name="ro1">
          <table:table-cell table:formula="of:=SUM([day_death__csv_all.A228:.D228])" office:value-type="float" office:value="0" calcext:value-type="float">
            <text:p>0</text:p>
          </table:table-cell>
          <table:table-cell table:formula="of:=SUM([day_death__csv_all.E228:.F228])" office:value-type="float" office:value="0" calcext:value-type="float">
            <text:p>0</text:p>
          </table:table-cell>
          <table:table-cell table:formula="of:=SUM([day_death__csv_all.G228:.H228])" office:value-type="float" office:value="0.142857142857143" calcext:value-type="float">
            <text:p>0.142857142857143</text:p>
          </table:table-cell>
          <table:table-cell table:formula="of:=SUM([day_death__csv_all.I228:.J228])" office:value-type="float" office:value="0.285714285714285" calcext:value-type="float">
            <text:p>0.285714285714285</text:p>
          </table:table-cell>
          <table:table-cell table:formula="of:=SUM([day_death__csv_all.K228:.L228])" office:value-type="float" office:value="0.428571428571438" calcext:value-type="float">
            <text:p>0.428571428571438</text:p>
          </table:table-cell>
          <table:table-cell table:formula="of:=[day_death__csv_all.M228]" office:value-type="float" office:value="0.571428571428584" calcext:value-type="float">
            <text:p>0.571428571428584</text:p>
          </table:table-cell>
          <table:table-cell table:formula="of:=[day_death__csv_all.N228]" office:value-type="float" office:value="1.14285714285717" calcext:value-type="float">
            <text:p>1.14285714285717</text:p>
          </table:table-cell>
          <table:table-cell table:formula="of:=[day_death__csv_all.O228]" office:value-type="float" office:value="1.42857142857144" calcext:value-type="float">
            <text:p>1.42857142857144</text:p>
          </table:table-cell>
          <table:table-cell table:formula="of:=[day_death__csv_all.P228]" office:value-type="float" office:value="3.42857142857133" calcext:value-type="float">
            <text:p>3.42857142857133</text:p>
          </table:table-cell>
          <table:table-cell table:formula="of:=SUM([day_death__csv_all.Q228:.T228])" office:value-type="float" office:value="13.8571428571428" calcext:value-type="float">
            <text:p>13.8571428571428</text:p>
          </table:table-cell>
          <table:table-cell table:formula="of:=[day_death__csv_all.U228]" office:value-type="float" office:value="21.2857142857142" calcext:value-type="float">
            <text:p>21.2857142857142</text:p>
          </table:table-cell>
          <table:table-cell table:number-columns-repeated="1013"/>
        </table:table-row>
        <table:table-row table:style-name="ro1">
          <table:table-cell table:formula="of:=SUM([day_death__csv_all.A229:.D229])" office:value-type="float" office:value="0" calcext:value-type="float">
            <text:p>0</text:p>
          </table:table-cell>
          <table:table-cell table:formula="of:=SUM([day_death__csv_all.E229:.F229])" office:value-type="float" office:value="0" calcext:value-type="float">
            <text:p>0</text:p>
          </table:table-cell>
          <table:table-cell table:formula="of:=SUM([day_death__csv_all.G229:.H229])" office:value-type="float" office:value="0.142857142857143" calcext:value-type="float">
            <text:p>0.142857142857143</text:p>
          </table:table-cell>
          <table:table-cell table:formula="of:=SUM([day_death__csv_all.I229:.J229])" office:value-type="float" office:value="0.285714285714285" calcext:value-type="float">
            <text:p>0.285714285714285</text:p>
          </table:table-cell>
          <table:table-cell table:formula="of:=SUM([day_death__csv_all.K229:.L229])" office:value-type="float" office:value="0.428571428571438" calcext:value-type="float">
            <text:p>0.428571428571438</text:p>
          </table:table-cell>
          <table:table-cell table:formula="of:=[day_death__csv_all.M229]" office:value-type="float" office:value="0.571428571428584" calcext:value-type="float">
            <text:p>0.571428571428584</text:p>
          </table:table-cell>
          <table:table-cell table:formula="of:=[day_death__csv_all.N229]" office:value-type="float" office:value="1.14285714285717" calcext:value-type="float">
            <text:p>1.14285714285717</text:p>
          </table:table-cell>
          <table:table-cell table:formula="of:=[day_death__csv_all.O229]" office:value-type="float" office:value="1.42857142857144" calcext:value-type="float">
            <text:p>1.42857142857144</text:p>
          </table:table-cell>
          <table:table-cell table:formula="of:=[day_death__csv_all.P229]" office:value-type="float" office:value="3.42857142857133" calcext:value-type="float">
            <text:p>3.42857142857133</text:p>
          </table:table-cell>
          <table:table-cell table:formula="of:=SUM([day_death__csv_all.Q229:.T229])" office:value-type="float" office:value="13.8571428571428" calcext:value-type="float">
            <text:p>13.8571428571428</text:p>
          </table:table-cell>
          <table:table-cell table:formula="of:=[day_death__csv_all.U229]" office:value-type="float" office:value="21.2857142857142" calcext:value-type="float">
            <text:p>21.2857142857142</text:p>
          </table:table-cell>
          <table:table-cell table:number-columns-repeated="1013"/>
        </table:table-row>
        <table:table-row table:style-name="ro1">
          <table:table-cell table:formula="of:=SUM([day_death__csv_all.A230:.D230])" office:value-type="float" office:value="0" calcext:value-type="float">
            <text:p>0</text:p>
          </table:table-cell>
          <table:table-cell table:formula="of:=SUM([day_death__csv_all.E230:.F230])" office:value-type="float" office:value="0" calcext:value-type="float">
            <text:p>0</text:p>
          </table:table-cell>
          <table:table-cell table:formula="of:=SUM([day_death__csv_all.G230:.H230])" office:value-type="float" office:value="0.142857142857143" calcext:value-type="float">
            <text:p>0.142857142857143</text:p>
          </table:table-cell>
          <table:table-cell table:formula="of:=SUM([day_death__csv_all.I230:.J230])" office:value-type="float" office:value="0.285714285714285" calcext:value-type="float">
            <text:p>0.285714285714285</text:p>
          </table:table-cell>
          <table:table-cell table:formula="of:=SUM([day_death__csv_all.K230:.L230])" office:value-type="float" office:value="0.428571428571438" calcext:value-type="float">
            <text:p>0.428571428571438</text:p>
          </table:table-cell>
          <table:table-cell table:formula="of:=[day_death__csv_all.M230]" office:value-type="float" office:value="0.571428571428584" calcext:value-type="float">
            <text:p>0.571428571428584</text:p>
          </table:table-cell>
          <table:table-cell table:formula="of:=[day_death__csv_all.N230]" office:value-type="float" office:value="1.14285714285717" calcext:value-type="float">
            <text:p>1.14285714285717</text:p>
          </table:table-cell>
          <table:table-cell table:formula="of:=[day_death__csv_all.O230]" office:value-type="float" office:value="1.42857142857144" calcext:value-type="float">
            <text:p>1.42857142857144</text:p>
          </table:table-cell>
          <table:table-cell table:formula="of:=[day_death__csv_all.P230]" office:value-type="float" office:value="3.42857142857133" calcext:value-type="float">
            <text:p>3.42857142857133</text:p>
          </table:table-cell>
          <table:table-cell table:formula="of:=SUM([day_death__csv_all.Q230:.T230])" office:value-type="float" office:value="13.8571428571428" calcext:value-type="float">
            <text:p>13.8571428571428</text:p>
          </table:table-cell>
          <table:table-cell table:formula="of:=[day_death__csv_all.U230]" office:value-type="float" office:value="21.2857142857142" calcext:value-type="float">
            <text:p>21.2857142857142</text:p>
          </table:table-cell>
          <table:table-cell table:number-columns-repeated="1013"/>
        </table:table-row>
        <table:table-row table:style-name="ro1">
          <table:table-cell table:formula="of:=SUM([day_death__csv_all.A231:.D231])" office:value-type="float" office:value="0" calcext:value-type="float">
            <text:p>0</text:p>
          </table:table-cell>
          <table:table-cell table:formula="of:=SUM([day_death__csv_all.E231:.F231])" office:value-type="float" office:value="0" calcext:value-type="float">
            <text:p>0</text:p>
          </table:table-cell>
          <table:table-cell table:formula="of:=SUM([day_death__csv_all.G231:.H231])" office:value-type="float" office:value="0.142857142857143" calcext:value-type="float">
            <text:p>0.142857142857143</text:p>
          </table:table-cell>
          <table:table-cell table:formula="of:=SUM([day_death__csv_all.I231:.J231])" office:value-type="float" office:value="0.285714285714285" calcext:value-type="float">
            <text:p>0.285714285714285</text:p>
          </table:table-cell>
          <table:table-cell table:formula="of:=SUM([day_death__csv_all.K231:.L231])" office:value-type="float" office:value="0.428571428571438" calcext:value-type="float">
            <text:p>0.428571428571438</text:p>
          </table:table-cell>
          <table:table-cell table:formula="of:=[day_death__csv_all.M231]" office:value-type="float" office:value="0.571428571428584" calcext:value-type="float">
            <text:p>0.571428571428584</text:p>
          </table:table-cell>
          <table:table-cell table:formula="of:=[day_death__csv_all.N231]" office:value-type="float" office:value="1.14285714285717" calcext:value-type="float">
            <text:p>1.14285714285717</text:p>
          </table:table-cell>
          <table:table-cell table:formula="of:=[day_death__csv_all.O231]" office:value-type="float" office:value="1.42857142857144" calcext:value-type="float">
            <text:p>1.42857142857144</text:p>
          </table:table-cell>
          <table:table-cell table:formula="of:=[day_death__csv_all.P231]" office:value-type="float" office:value="3.42857142857133" calcext:value-type="float">
            <text:p>3.42857142857133</text:p>
          </table:table-cell>
          <table:table-cell table:formula="of:=SUM([day_death__csv_all.Q231:.T231])" office:value-type="float" office:value="13.8571428571428" calcext:value-type="float">
            <text:p>13.8571428571428</text:p>
          </table:table-cell>
          <table:table-cell table:formula="of:=[day_death__csv_all.U231]" office:value-type="float" office:value="21.2857142857142" calcext:value-type="float">
            <text:p>21.2857142857142</text:p>
          </table:table-cell>
          <table:table-cell table:number-columns-repeated="1013"/>
        </table:table-row>
        <table:table-row table:style-name="ro1">
          <table:table-cell table:formula="of:=SUM([day_death__csv_all.A232:.D232])" office:value-type="float" office:value="0" calcext:value-type="float">
            <text:p>0</text:p>
          </table:table-cell>
          <table:table-cell table:formula="of:=SUM([day_death__csv_all.E232:.F232])" office:value-type="float" office:value="0" calcext:value-type="float">
            <text:p>0</text:p>
          </table:table-cell>
          <table:table-cell table:formula="of:=SUM([day_death__csv_all.G232:.H232])" office:value-type="float" office:value="0.142857142857143" calcext:value-type="float">
            <text:p>0.142857142857143</text:p>
          </table:table-cell>
          <table:table-cell table:formula="of:=SUM([day_death__csv_all.I232:.J232])" office:value-type="float" office:value="0.285714285714285" calcext:value-type="float">
            <text:p>0.285714285714285</text:p>
          </table:table-cell>
          <table:table-cell table:formula="of:=SUM([day_death__csv_all.K232:.L232])" office:value-type="float" office:value="0.428571428571438" calcext:value-type="float">
            <text:p>0.428571428571438</text:p>
          </table:table-cell>
          <table:table-cell table:formula="of:=[day_death__csv_all.M232]" office:value-type="float" office:value="0.571428571428584" calcext:value-type="float">
            <text:p>0.571428571428584</text:p>
          </table:table-cell>
          <table:table-cell table:formula="of:=[day_death__csv_all.N232]" office:value-type="float" office:value="1.14285714285717" calcext:value-type="float">
            <text:p>1.14285714285717</text:p>
          </table:table-cell>
          <table:table-cell table:formula="of:=[day_death__csv_all.O232]" office:value-type="float" office:value="1.42857142857144" calcext:value-type="float">
            <text:p>1.42857142857144</text:p>
          </table:table-cell>
          <table:table-cell table:formula="of:=[day_death__csv_all.P232]" office:value-type="float" office:value="3.42857142857133" calcext:value-type="float">
            <text:p>3.42857142857133</text:p>
          </table:table-cell>
          <table:table-cell table:formula="of:=SUM([day_death__csv_all.Q232:.T232])" office:value-type="float" office:value="13.8571428571428" calcext:value-type="float">
            <text:p>13.8571428571428</text:p>
          </table:table-cell>
          <table:table-cell table:formula="of:=[day_death__csv_all.U232]" office:value-type="float" office:value="21.2857142857142" calcext:value-type="float">
            <text:p>21.2857142857142</text:p>
          </table:table-cell>
          <table:table-cell table:number-columns-repeated="1013"/>
        </table:table-row>
        <table:table-row table:style-name="ro1">
          <table:table-cell table:formula="of:=SUM([day_death__csv_all.A233:.D233])" office:value-type="float" office:value="0" calcext:value-type="float">
            <text:p>0</text:p>
          </table:table-cell>
          <table:table-cell table:formula="of:=SUM([day_death__csv_all.E233:.F233])" office:value-type="float" office:value="0" calcext:value-type="float">
            <text:p>0</text:p>
          </table:table-cell>
          <table:table-cell table:formula="of:=SUM([day_death__csv_all.G233:.H233])" office:value-type="float" office:value="0.142857142857143" calcext:value-type="float">
            <text:p>0.142857142857143</text:p>
          </table:table-cell>
          <table:table-cell table:formula="of:=SUM([day_death__csv_all.I233:.J233])" office:value-type="float" office:value="0.285714285714285" calcext:value-type="float">
            <text:p>0.285714285714285</text:p>
          </table:table-cell>
          <table:table-cell table:formula="of:=SUM([day_death__csv_all.K233:.L233])" office:value-type="float" office:value="0.428571428571438" calcext:value-type="float">
            <text:p>0.428571428571438</text:p>
          </table:table-cell>
          <table:table-cell table:formula="of:=[day_death__csv_all.M233]" office:value-type="float" office:value="0.571428571428584" calcext:value-type="float">
            <text:p>0.571428571428584</text:p>
          </table:table-cell>
          <table:table-cell table:formula="of:=[day_death__csv_all.N233]" office:value-type="float" office:value="1.14285714285717" calcext:value-type="float">
            <text:p>1.14285714285717</text:p>
          </table:table-cell>
          <table:table-cell table:formula="of:=[day_death__csv_all.O233]" office:value-type="float" office:value="1.42857142857144" calcext:value-type="float">
            <text:p>1.42857142857144</text:p>
          </table:table-cell>
          <table:table-cell table:formula="of:=[day_death__csv_all.P233]" office:value-type="float" office:value="3.42857142857133" calcext:value-type="float">
            <text:p>3.42857142857133</text:p>
          </table:table-cell>
          <table:table-cell table:formula="of:=SUM([day_death__csv_all.Q233:.T233])" office:value-type="float" office:value="13.8571428571428" calcext:value-type="float">
            <text:p>13.8571428571428</text:p>
          </table:table-cell>
          <table:table-cell table:formula="of:=[day_death__csv_all.U233]" office:value-type="float" office:value="21.2857142857142" calcext:value-type="float">
            <text:p>21.2857142857142</text:p>
          </table:table-cell>
          <table:table-cell table:number-columns-repeated="1013"/>
        </table:table-row>
        <table:table-row table:style-name="ro1">
          <table:table-cell table:formula="of:=SUM([day_death__csv_all.A234:.D234])" office:value-type="float" office:value="0" calcext:value-type="float">
            <text:p>0</text:p>
          </table:table-cell>
          <table:table-cell table:formula="of:=SUM([day_death__csv_all.E234:.F234])" office:value-type="float" office:value="0" calcext:value-type="float">
            <text:p>0</text:p>
          </table:table-cell>
          <table:table-cell table:formula="of:=SUM([day_death__csv_all.G234:.H234])" office:value-type="float" office:value="0.142857142857141" calcext:value-type="float">
            <text:p>0.142857142857141</text:p>
          </table:table-cell>
          <table:table-cell table:formula="of:=SUM([day_death__csv_all.I234:.J234])" office:value-type="float" office:value="0.285714285714287" calcext:value-type="float">
            <text:p>0.285714285714287</text:p>
          </table:table-cell>
          <table:table-cell table:formula="of:=SUM([day_death__csv_all.K234:.L234])" office:value-type="float" office:value="0.428571428571374" calcext:value-type="float">
            <text:p>0.428571428571374</text:p>
          </table:table-cell>
          <table:table-cell table:formula="of:=[day_death__csv_all.M234]" office:value-type="float" office:value="0.571428571428498" calcext:value-type="float">
            <text:p>0.571428571428498</text:p>
          </table:table-cell>
          <table:table-cell table:formula="of:=[day_death__csv_all.N234]" office:value-type="float" office:value="1.142857142857" calcext:value-type="float">
            <text:p>1.142857142857</text:p>
          </table:table-cell>
          <table:table-cell table:formula="of:=[day_death__csv_all.O234]" office:value-type="float" office:value="1.42857142857133" calcext:value-type="float">
            <text:p>1.42857142857133</text:p>
          </table:table-cell>
          <table:table-cell table:formula="of:=[day_death__csv_all.P234]" office:value-type="float" office:value="3.42857142857201" calcext:value-type="float">
            <text:p>3.42857142857201</text:p>
          </table:table-cell>
          <table:table-cell table:formula="of:=SUM([day_death__csv_all.Q234:.T234])" office:value-type="float" office:value="13.857142857143" calcext:value-type="float">
            <text:p>13.857142857143</text:p>
          </table:table-cell>
          <table:table-cell table:formula="of:=[day_death__csv_all.U234]" office:value-type="float" office:value="21.2857142857146" calcext:value-type="float">
            <text:p>21.2857142857146</text:p>
          </table:table-cell>
          <table:table-cell table:number-columns-repeated="1013"/>
        </table:table-row>
        <table:table-row table:style-name="ro1">
          <table:table-cell table:formula="of:=SUM([day_death__csv_all.A235:.D235])" office:value-type="float" office:value="0" calcext:value-type="float">
            <text:p>0</text:p>
          </table:table-cell>
          <table:table-cell table:formula="of:=SUM([day_death__csv_all.E235:.F235])" office:value-type="float" office:value="0" calcext:value-type="float">
            <text:p>0</text:p>
          </table:table-cell>
          <table:table-cell table:formula="of:=SUM([day_death__csv_all.G235:.H235])" office:value-type="float" office:value="0" calcext:value-type="float">
            <text:p>0</text:p>
          </table:table-cell>
          <table:table-cell table:formula="of:=SUM([day_death__csv_all.I235:.J235])" office:value-type="float" office:value="0.142857142857142" calcext:value-type="float">
            <text:p>0.142857142857142</text:p>
          </table:table-cell>
          <table:table-cell table:formula="of:=SUM([day_death__csv_all.K235:.L235])" office:value-type="float" office:value="0.57142857142857" calcext:value-type="float">
            <text:p>0.57142857142857</text:p>
          </table:table-cell>
          <table:table-cell table:formula="of:=[day_death__csv_all.M235]" office:value-type="float" office:value="0.714285714285722" calcext:value-type="float">
            <text:p>0.714285714285722</text:p>
          </table:table-cell>
          <table:table-cell table:formula="of:=[day_death__csv_all.N235]" office:value-type="float" office:value="1.57142857142856" calcext:value-type="float">
            <text:p>1.57142857142856</text:p>
          </table:table-cell>
          <table:table-cell table:formula="of:=[day_death__csv_all.O235]" office:value-type="float" office:value="2.28571428571433" calcext:value-type="float">
            <text:p>2.28571428571433</text:p>
          </table:table-cell>
          <table:table-cell table:formula="of:=[day_death__csv_all.P235]" office:value-type="float" office:value="3.14285714285711" calcext:value-type="float">
            <text:p>3.14285714285711</text:p>
          </table:table-cell>
          <table:table-cell table:formula="of:=SUM([day_death__csv_all.Q235:.T235])" office:value-type="float" office:value="17.7142857142856" calcext:value-type="float">
            <text:p>17.7142857142856</text:p>
          </table:table-cell>
          <table:table-cell table:formula="of:=[day_death__csv_all.U235]" office:value-type="float" office:value="26.142857142857" calcext:value-type="float">
            <text:p>26.142857142857</text:p>
          </table:table-cell>
          <table:table-cell table:number-columns-repeated="1013"/>
        </table:table-row>
        <table:table-row table:style-name="ro1">
          <table:table-cell table:formula="of:=SUM([day_death__csv_all.A236:.D236])" office:value-type="float" office:value="0" calcext:value-type="float">
            <text:p>0</text:p>
          </table:table-cell>
          <table:table-cell table:formula="of:=SUM([day_death__csv_all.E236:.F236])" office:value-type="float" office:value="0" calcext:value-type="float">
            <text:p>0</text:p>
          </table:table-cell>
          <table:table-cell table:formula="of:=SUM([day_death__csv_all.G236:.H236])" office:value-type="float" office:value="0" calcext:value-type="float">
            <text:p>0</text:p>
          </table:table-cell>
          <table:table-cell table:formula="of:=SUM([day_death__csv_all.I236:.J236])" office:value-type="float" office:value="0.142857142857142" calcext:value-type="float">
            <text:p>0.142857142857142</text:p>
          </table:table-cell>
          <table:table-cell table:formula="of:=SUM([day_death__csv_all.K236:.L236])" office:value-type="float" office:value="0.57142857142857" calcext:value-type="float">
            <text:p>0.57142857142857</text:p>
          </table:table-cell>
          <table:table-cell table:formula="of:=[day_death__csv_all.M236]" office:value-type="float" office:value="0.714285714285722" calcext:value-type="float">
            <text:p>0.714285714285722</text:p>
          </table:table-cell>
          <table:table-cell table:formula="of:=[day_death__csv_all.N236]" office:value-type="float" office:value="1.57142857142856" calcext:value-type="float">
            <text:p>1.57142857142856</text:p>
          </table:table-cell>
          <table:table-cell table:formula="of:=[day_death__csv_all.O236]" office:value-type="float" office:value="2.28571428571433" calcext:value-type="float">
            <text:p>2.28571428571433</text:p>
          </table:table-cell>
          <table:table-cell table:formula="of:=[day_death__csv_all.P236]" office:value-type="float" office:value="3.14285714285711" calcext:value-type="float">
            <text:p>3.14285714285711</text:p>
          </table:table-cell>
          <table:table-cell table:formula="of:=SUM([day_death__csv_all.Q236:.T236])" office:value-type="float" office:value="17.7142857142856" calcext:value-type="float">
            <text:p>17.7142857142856</text:p>
          </table:table-cell>
          <table:table-cell table:formula="of:=[day_death__csv_all.U236]" office:value-type="float" office:value="26.142857142857" calcext:value-type="float">
            <text:p>26.142857142857</text:p>
          </table:table-cell>
          <table:table-cell table:number-columns-repeated="1013"/>
        </table:table-row>
        <table:table-row table:style-name="ro1">
          <table:table-cell table:formula="of:=SUM([day_death__csv_all.A237:.D237])" office:value-type="float" office:value="0" calcext:value-type="float">
            <text:p>0</text:p>
          </table:table-cell>
          <table:table-cell table:formula="of:=SUM([day_death__csv_all.E237:.F237])" office:value-type="float" office:value="0" calcext:value-type="float">
            <text:p>0</text:p>
          </table:table-cell>
          <table:table-cell table:formula="of:=SUM([day_death__csv_all.G237:.H237])" office:value-type="float" office:value="0" calcext:value-type="float">
            <text:p>0</text:p>
          </table:table-cell>
          <table:table-cell table:formula="of:=SUM([day_death__csv_all.I237:.J237])" office:value-type="float" office:value="0.142857142857142" calcext:value-type="float">
            <text:p>0.142857142857142</text:p>
          </table:table-cell>
          <table:table-cell table:formula="of:=SUM([day_death__csv_all.K237:.L237])" office:value-type="float" office:value="0.57142857142857" calcext:value-type="float">
            <text:p>0.57142857142857</text:p>
          </table:table-cell>
          <table:table-cell table:formula="of:=[day_death__csv_all.M237]" office:value-type="float" office:value="0.714285714285722" calcext:value-type="float">
            <text:p>0.714285714285722</text:p>
          </table:table-cell>
          <table:table-cell table:formula="of:=[day_death__csv_all.N237]" office:value-type="float" office:value="1.57142857142856" calcext:value-type="float">
            <text:p>1.57142857142856</text:p>
          </table:table-cell>
          <table:table-cell table:formula="of:=[day_death__csv_all.O237]" office:value-type="float" office:value="2.28571428571433" calcext:value-type="float">
            <text:p>2.28571428571433</text:p>
          </table:table-cell>
          <table:table-cell table:formula="of:=[day_death__csv_all.P237]" office:value-type="float" office:value="3.14285714285711" calcext:value-type="float">
            <text:p>3.14285714285711</text:p>
          </table:table-cell>
          <table:table-cell table:formula="of:=SUM([day_death__csv_all.Q237:.T237])" office:value-type="float" office:value="17.7142857142856" calcext:value-type="float">
            <text:p>17.7142857142856</text:p>
          </table:table-cell>
          <table:table-cell table:formula="of:=[day_death__csv_all.U237]" office:value-type="float" office:value="26.142857142857" calcext:value-type="float">
            <text:p>26.142857142857</text:p>
          </table:table-cell>
          <table:table-cell table:number-columns-repeated="1013"/>
        </table:table-row>
        <table:table-row table:style-name="ro1">
          <table:table-cell table:formula="of:=SUM([day_death__csv_all.A238:.D238])" office:value-type="float" office:value="0" calcext:value-type="float">
            <text:p>0</text:p>
          </table:table-cell>
          <table:table-cell table:formula="of:=SUM([day_death__csv_all.E238:.F238])" office:value-type="float" office:value="0" calcext:value-type="float">
            <text:p>0</text:p>
          </table:table-cell>
          <table:table-cell table:formula="of:=SUM([day_death__csv_all.G238:.H238])" office:value-type="float" office:value="0" calcext:value-type="float">
            <text:p>0</text:p>
          </table:table-cell>
          <table:table-cell table:formula="of:=SUM([day_death__csv_all.I238:.J238])" office:value-type="float" office:value="0.142857142857142" calcext:value-type="float">
            <text:p>0.142857142857142</text:p>
          </table:table-cell>
          <table:table-cell table:formula="of:=SUM([day_death__csv_all.K238:.L238])" office:value-type="float" office:value="0.57142857142857" calcext:value-type="float">
            <text:p>0.57142857142857</text:p>
          </table:table-cell>
          <table:table-cell table:formula="of:=[day_death__csv_all.M238]" office:value-type="float" office:value="0.714285714285722" calcext:value-type="float">
            <text:p>0.714285714285722</text:p>
          </table:table-cell>
          <table:table-cell table:formula="of:=[day_death__csv_all.N238]" office:value-type="float" office:value="1.57142857142856" calcext:value-type="float">
            <text:p>1.57142857142856</text:p>
          </table:table-cell>
          <table:table-cell table:formula="of:=[day_death__csv_all.O238]" office:value-type="float" office:value="2.28571428571433" calcext:value-type="float">
            <text:p>2.28571428571433</text:p>
          </table:table-cell>
          <table:table-cell table:formula="of:=[day_death__csv_all.P238]" office:value-type="float" office:value="3.14285714285711" calcext:value-type="float">
            <text:p>3.14285714285711</text:p>
          </table:table-cell>
          <table:table-cell table:formula="of:=SUM([day_death__csv_all.Q238:.T238])" office:value-type="float" office:value="17.7142857142856" calcext:value-type="float">
            <text:p>17.7142857142856</text:p>
          </table:table-cell>
          <table:table-cell table:formula="of:=[day_death__csv_all.U238]" office:value-type="float" office:value="26.142857142857" calcext:value-type="float">
            <text:p>26.142857142857</text:p>
          </table:table-cell>
          <table:table-cell table:number-columns-repeated="1013"/>
        </table:table-row>
        <table:table-row table:style-name="ro1">
          <table:table-cell table:formula="of:=SUM([day_death__csv_all.A239:.D239])" office:value-type="float" office:value="0" calcext:value-type="float">
            <text:p>0</text:p>
          </table:table-cell>
          <table:table-cell table:formula="of:=SUM([day_death__csv_all.E239:.F239])" office:value-type="float" office:value="0" calcext:value-type="float">
            <text:p>0</text:p>
          </table:table-cell>
          <table:table-cell table:formula="of:=SUM([day_death__csv_all.G239:.H239])" office:value-type="float" office:value="0" calcext:value-type="float">
            <text:p>0</text:p>
          </table:table-cell>
          <table:table-cell table:formula="of:=SUM([day_death__csv_all.I239:.J239])" office:value-type="float" office:value="0.142857142857142" calcext:value-type="float">
            <text:p>0.142857142857142</text:p>
          </table:table-cell>
          <table:table-cell table:formula="of:=SUM([day_death__csv_all.K239:.L239])" office:value-type="float" office:value="0.57142857142857" calcext:value-type="float">
            <text:p>0.57142857142857</text:p>
          </table:table-cell>
          <table:table-cell table:formula="of:=[day_death__csv_all.M239]" office:value-type="float" office:value="0.714285714285722" calcext:value-type="float">
            <text:p>0.714285714285722</text:p>
          </table:table-cell>
          <table:table-cell table:formula="of:=[day_death__csv_all.N239]" office:value-type="float" office:value="1.57142857142856" calcext:value-type="float">
            <text:p>1.57142857142856</text:p>
          </table:table-cell>
          <table:table-cell table:formula="of:=[day_death__csv_all.O239]" office:value-type="float" office:value="2.28571428571433" calcext:value-type="float">
            <text:p>2.28571428571433</text:p>
          </table:table-cell>
          <table:table-cell table:formula="of:=[day_death__csv_all.P239]" office:value-type="float" office:value="3.14285714285711" calcext:value-type="float">
            <text:p>3.14285714285711</text:p>
          </table:table-cell>
          <table:table-cell table:formula="of:=SUM([day_death__csv_all.Q239:.T239])" office:value-type="float" office:value="17.7142857142856" calcext:value-type="float">
            <text:p>17.7142857142856</text:p>
          </table:table-cell>
          <table:table-cell table:formula="of:=[day_death__csv_all.U239]" office:value-type="float" office:value="26.142857142857" calcext:value-type="float">
            <text:p>26.142857142857</text:p>
          </table:table-cell>
          <table:table-cell table:number-columns-repeated="1013"/>
        </table:table-row>
        <table:table-row table:style-name="ro1">
          <table:table-cell table:formula="of:=SUM([day_death__csv_all.A240:.D240])" office:value-type="float" office:value="0" calcext:value-type="float">
            <text:p>0</text:p>
          </table:table-cell>
          <table:table-cell table:formula="of:=SUM([day_death__csv_all.E240:.F240])" office:value-type="float" office:value="0" calcext:value-type="float">
            <text:p>0</text:p>
          </table:table-cell>
          <table:table-cell table:formula="of:=SUM([day_death__csv_all.G240:.H240])" office:value-type="float" office:value="0" calcext:value-type="float">
            <text:p>0</text:p>
          </table:table-cell>
          <table:table-cell table:formula="of:=SUM([day_death__csv_all.I240:.J240])" office:value-type="float" office:value="0.142857142857142" calcext:value-type="float">
            <text:p>0.142857142857142</text:p>
          </table:table-cell>
          <table:table-cell table:formula="of:=SUM([day_death__csv_all.K240:.L240])" office:value-type="float" office:value="0.57142857142857" calcext:value-type="float">
            <text:p>0.57142857142857</text:p>
          </table:table-cell>
          <table:table-cell table:formula="of:=[day_death__csv_all.M240]" office:value-type="float" office:value="0.714285714285722" calcext:value-type="float">
            <text:p>0.714285714285722</text:p>
          </table:table-cell>
          <table:table-cell table:formula="of:=[day_death__csv_all.N240]" office:value-type="float" office:value="1.57142857142856" calcext:value-type="float">
            <text:p>1.57142857142856</text:p>
          </table:table-cell>
          <table:table-cell table:formula="of:=[day_death__csv_all.O240]" office:value-type="float" office:value="2.28571428571433" calcext:value-type="float">
            <text:p>2.28571428571433</text:p>
          </table:table-cell>
          <table:table-cell table:formula="of:=[day_death__csv_all.P240]" office:value-type="float" office:value="3.14285714285711" calcext:value-type="float">
            <text:p>3.14285714285711</text:p>
          </table:table-cell>
          <table:table-cell table:formula="of:=SUM([day_death__csv_all.Q240:.T240])" office:value-type="float" office:value="17.7142857142856" calcext:value-type="float">
            <text:p>17.7142857142856</text:p>
          </table:table-cell>
          <table:table-cell table:formula="of:=[day_death__csv_all.U240]" office:value-type="float" office:value="26.142857142857" calcext:value-type="float">
            <text:p>26.142857142857</text:p>
          </table:table-cell>
          <table:table-cell table:number-columns-repeated="1013"/>
        </table:table-row>
        <table:table-row table:style-name="ro1">
          <table:table-cell table:formula="of:=SUM([day_death__csv_all.A241:.D241])" office:value-type="float" office:value="0" calcext:value-type="float">
            <text:p>0</text:p>
          </table:table-cell>
          <table:table-cell table:formula="of:=SUM([day_death__csv_all.E241:.F241])" office:value-type="float" office:value="0" calcext:value-type="float">
            <text:p>0</text:p>
          </table:table-cell>
          <table:table-cell table:formula="of:=SUM([day_death__csv_all.G241:.H241])" office:value-type="float" office:value="0" calcext:value-type="float">
            <text:p>0</text:p>
          </table:table-cell>
          <table:table-cell table:formula="of:=SUM([day_death__csv_all.I241:.J241])" office:value-type="float" office:value="0.142857142857146" calcext:value-type="float">
            <text:p>0.142857142857146</text:p>
          </table:table-cell>
          <table:table-cell table:formula="of:=SUM([day_death__csv_all.K241:.L241])" office:value-type="float" office:value="0.571428571428583" calcext:value-type="float">
            <text:p>0.571428571428583</text:p>
          </table:table-cell>
          <table:table-cell table:formula="of:=[day_death__csv_all.M241]" office:value-type="float" office:value="0.714285714285666" calcext:value-type="float">
            <text:p>0.714285714285666</text:p>
          </table:table-cell>
          <table:table-cell table:formula="of:=[day_death__csv_all.N241]" office:value-type="float" office:value="1.57142857142867" calcext:value-type="float">
            <text:p>1.57142857142867</text:p>
          </table:table-cell>
          <table:table-cell table:formula="of:=[day_death__csv_all.O241]" office:value-type="float" office:value="2.28571428571399" calcext:value-type="float">
            <text:p>2.28571428571399</text:p>
          </table:table-cell>
          <table:table-cell table:formula="of:=[day_death__csv_all.P241]" office:value-type="float" office:value="3.14285714285734" calcext:value-type="float">
            <text:p>3.14285714285734</text:p>
          </table:table-cell>
          <table:table-cell table:formula="of:=SUM([day_death__csv_all.Q241:.T241])" office:value-type="float" office:value="17.7142857142867" calcext:value-type="float">
            <text:p>17.7142857142867</text:p>
          </table:table-cell>
          <table:table-cell table:formula="of:=[day_death__csv_all.U241]" office:value-type="float" office:value="26.1428571428581" calcext:value-type="float">
            <text:p>26.1428571428581</text:p>
          </table:table-cell>
          <table:table-cell table:number-columns-repeated="1013"/>
        </table:table-row>
        <table:table-row table:style-name="ro1">
          <table:table-cell table:formula="of:=SUM([day_death__csv_all.A242:.D242])" office:value-type="float" office:value="0" calcext:value-type="float">
            <text:p>0</text:p>
          </table:table-cell>
          <table:table-cell table:formula="of:=SUM([day_death__csv_all.E242:.F242])" office:value-type="float" office:value="0" calcext:value-type="float">
            <text:p>0</text:p>
          </table:table-cell>
          <table:table-cell table:formula="of:=SUM([day_death__csv_all.G242:.H242])" office:value-type="float" office:value="0.142857142857142" calcext:value-type="float">
            <text:p>0.142857142857142</text:p>
          </table:table-cell>
          <table:table-cell table:formula="of:=SUM([day_death__csv_all.I242:.J242])" office:value-type="float" office:value="0.142857142857142" calcext:value-type="float">
            <text:p>0.142857142857142</text:p>
          </table:table-cell>
          <table:table-cell table:formula="of:=SUM([day_death__csv_all.K242:.L242])" office:value-type="float" office:value="0.285714285714285" calcext:value-type="float">
            <text:p>0.285714285714285</text:p>
          </table:table-cell>
          <table:table-cell table:formula="of:=[day_death__csv_all.M242]" office:value-type="float" office:value="1.14285714285714" calcext:value-type="float">
            <text:p>1.14285714285714</text:p>
          </table:table-cell>
          <table:table-cell table:formula="of:=[day_death__csv_all.N242]" office:value-type="float" office:value="1.57142857142856" calcext:value-type="float">
            <text:p>1.57142857142856</text:p>
          </table:table-cell>
          <table:table-cell table:formula="of:=[day_death__csv_all.O242]" office:value-type="float" office:value="3.85714285714289" calcext:value-type="float">
            <text:p>3.85714285714289</text:p>
          </table:table-cell>
          <table:table-cell table:formula="of:=[day_death__csv_all.P242]" office:value-type="float" office:value="9" calcext:value-type="float">
            <text:p>9</text:p>
          </table:table-cell>
          <table:table-cell table:formula="of:=SUM([day_death__csv_all.Q242:.T242])" office:value-type="float" office:value="30.7142857142857" calcext:value-type="float">
            <text:p>30.7142857142857</text:p>
          </table:table-cell>
          <table:table-cell table:formula="of:=[day_death__csv_all.U242]" office:value-type="float" office:value="46.8571428571428" calcext:value-type="float">
            <text:p>46.8571428571428</text:p>
          </table:table-cell>
          <table:table-cell table:number-columns-repeated="1013"/>
        </table:table-row>
        <table:table-row table:style-name="ro1">
          <table:table-cell table:formula="of:=SUM([day_death__csv_all.A243:.D243])" office:value-type="float" office:value="0" calcext:value-type="float">
            <text:p>0</text:p>
          </table:table-cell>
          <table:table-cell table:formula="of:=SUM([day_death__csv_all.E243:.F243])" office:value-type="float" office:value="0" calcext:value-type="float">
            <text:p>0</text:p>
          </table:table-cell>
          <table:table-cell table:formula="of:=SUM([day_death__csv_all.G243:.H243])" office:value-type="float" office:value="0.142857142857142" calcext:value-type="float">
            <text:p>0.142857142857142</text:p>
          </table:table-cell>
          <table:table-cell table:formula="of:=SUM([day_death__csv_all.I243:.J243])" office:value-type="float" office:value="0.142857142857142" calcext:value-type="float">
            <text:p>0.142857142857142</text:p>
          </table:table-cell>
          <table:table-cell table:formula="of:=SUM([day_death__csv_all.K243:.L243])" office:value-type="float" office:value="0.285714285714285" calcext:value-type="float">
            <text:p>0.285714285714285</text:p>
          </table:table-cell>
          <table:table-cell table:formula="of:=[day_death__csv_all.M243]" office:value-type="float" office:value="1.14285714285714" calcext:value-type="float">
            <text:p>1.14285714285714</text:p>
          </table:table-cell>
          <table:table-cell table:formula="of:=[day_death__csv_all.N243]" office:value-type="float" office:value="1.57142857142856" calcext:value-type="float">
            <text:p>1.57142857142856</text:p>
          </table:table-cell>
          <table:table-cell table:formula="of:=[day_death__csv_all.O243]" office:value-type="float" office:value="3.85714285714289" calcext:value-type="float">
            <text:p>3.85714285714289</text:p>
          </table:table-cell>
          <table:table-cell table:formula="of:=[day_death__csv_all.P243]" office:value-type="float" office:value="9" calcext:value-type="float">
            <text:p>9</text:p>
          </table:table-cell>
          <table:table-cell table:formula="of:=SUM([day_death__csv_all.Q243:.T243])" office:value-type="float" office:value="30.7142857142857" calcext:value-type="float">
            <text:p>30.7142857142857</text:p>
          </table:table-cell>
          <table:table-cell table:formula="of:=[day_death__csv_all.U243]" office:value-type="float" office:value="46.8571428571428" calcext:value-type="float">
            <text:p>46.8571428571428</text:p>
          </table:table-cell>
          <table:table-cell table:number-columns-repeated="1013"/>
        </table:table-row>
        <table:table-row table:style-name="ro1">
          <table:table-cell table:formula="of:=SUM([day_death__csv_all.A244:.D244])" office:value-type="float" office:value="0" calcext:value-type="float">
            <text:p>0</text:p>
          </table:table-cell>
          <table:table-cell table:formula="of:=SUM([day_death__csv_all.E244:.F244])" office:value-type="float" office:value="0" calcext:value-type="float">
            <text:p>0</text:p>
          </table:table-cell>
          <table:table-cell table:formula="of:=SUM([day_death__csv_all.G244:.H244])" office:value-type="float" office:value="0.142857142857142" calcext:value-type="float">
            <text:p>0.142857142857142</text:p>
          </table:table-cell>
          <table:table-cell table:formula="of:=SUM([day_death__csv_all.I244:.J244])" office:value-type="float" office:value="0.142857142857142" calcext:value-type="float">
            <text:p>0.142857142857142</text:p>
          </table:table-cell>
          <table:table-cell table:formula="of:=SUM([day_death__csv_all.K244:.L244])" office:value-type="float" office:value="0.285714285714285" calcext:value-type="float">
            <text:p>0.285714285714285</text:p>
          </table:table-cell>
          <table:table-cell table:formula="of:=[day_death__csv_all.M244]" office:value-type="float" office:value="1.14285714285714" calcext:value-type="float">
            <text:p>1.14285714285714</text:p>
          </table:table-cell>
          <table:table-cell table:formula="of:=[day_death__csv_all.N244]" office:value-type="float" office:value="1.57142857142856" calcext:value-type="float">
            <text:p>1.57142857142856</text:p>
          </table:table-cell>
          <table:table-cell table:formula="of:=[day_death__csv_all.O244]" office:value-type="float" office:value="3.85714285714289" calcext:value-type="float">
            <text:p>3.85714285714289</text:p>
          </table:table-cell>
          <table:table-cell table:formula="of:=[day_death__csv_all.P244]" office:value-type="float" office:value="9" calcext:value-type="float">
            <text:p>9</text:p>
          </table:table-cell>
          <table:table-cell table:formula="of:=SUM([day_death__csv_all.Q244:.T244])" office:value-type="float" office:value="30.7142857142857" calcext:value-type="float">
            <text:p>30.7142857142857</text:p>
          </table:table-cell>
          <table:table-cell table:formula="of:=[day_death__csv_all.U244]" office:value-type="float" office:value="46.8571428571428" calcext:value-type="float">
            <text:p>46.8571428571428</text:p>
          </table:table-cell>
          <table:table-cell table:number-columns-repeated="1013"/>
        </table:table-row>
        <table:table-row table:style-name="ro1">
          <table:table-cell table:formula="of:=SUM([day_death__csv_all.A245:.D245])" office:value-type="float" office:value="0" calcext:value-type="float">
            <text:p>0</text:p>
          </table:table-cell>
          <table:table-cell table:formula="of:=SUM([day_death__csv_all.E245:.F245])" office:value-type="float" office:value="0" calcext:value-type="float">
            <text:p>0</text:p>
          </table:table-cell>
          <table:table-cell table:formula="of:=SUM([day_death__csv_all.G245:.H245])" office:value-type="float" office:value="0.142857142857142" calcext:value-type="float">
            <text:p>0.142857142857142</text:p>
          </table:table-cell>
          <table:table-cell table:formula="of:=SUM([day_death__csv_all.I245:.J245])" office:value-type="float" office:value="0.142857142857142" calcext:value-type="float">
            <text:p>0.142857142857142</text:p>
          </table:table-cell>
          <table:table-cell table:formula="of:=SUM([day_death__csv_all.K245:.L245])" office:value-type="float" office:value="0.285714285714285" calcext:value-type="float">
            <text:p>0.285714285714285</text:p>
          </table:table-cell>
          <table:table-cell table:formula="of:=[day_death__csv_all.M245]" office:value-type="float" office:value="1.14285714285714" calcext:value-type="float">
            <text:p>1.14285714285714</text:p>
          </table:table-cell>
          <table:table-cell table:formula="of:=[day_death__csv_all.N245]" office:value-type="float" office:value="1.57142857142856" calcext:value-type="float">
            <text:p>1.57142857142856</text:p>
          </table:table-cell>
          <table:table-cell table:formula="of:=[day_death__csv_all.O245]" office:value-type="float" office:value="3.85714285714289" calcext:value-type="float">
            <text:p>3.85714285714289</text:p>
          </table:table-cell>
          <table:table-cell table:formula="of:=[day_death__csv_all.P245]" office:value-type="float" office:value="9" calcext:value-type="float">
            <text:p>9</text:p>
          </table:table-cell>
          <table:table-cell table:formula="of:=SUM([day_death__csv_all.Q245:.T245])" office:value-type="float" office:value="30.7142857142857" calcext:value-type="float">
            <text:p>30.7142857142857</text:p>
          </table:table-cell>
          <table:table-cell table:formula="of:=[day_death__csv_all.U245]" office:value-type="float" office:value="46.8571428571428" calcext:value-type="float">
            <text:p>46.8571428571428</text:p>
          </table:table-cell>
          <table:table-cell table:number-columns-repeated="1013"/>
        </table:table-row>
        <table:table-row table:style-name="ro1">
          <table:table-cell table:formula="of:=SUM([day_death__csv_all.A246:.D246])" office:value-type="float" office:value="0" calcext:value-type="float">
            <text:p>0</text:p>
          </table:table-cell>
          <table:table-cell table:formula="of:=SUM([day_death__csv_all.E246:.F246])" office:value-type="float" office:value="0" calcext:value-type="float">
            <text:p>0</text:p>
          </table:table-cell>
          <table:table-cell table:formula="of:=SUM([day_death__csv_all.G246:.H246])" office:value-type="float" office:value="0.142857142857142" calcext:value-type="float">
            <text:p>0.142857142857142</text:p>
          </table:table-cell>
          <table:table-cell table:formula="of:=SUM([day_death__csv_all.I246:.J246])" office:value-type="float" office:value="0.142857142857142" calcext:value-type="float">
            <text:p>0.142857142857142</text:p>
          </table:table-cell>
          <table:table-cell table:formula="of:=SUM([day_death__csv_all.K246:.L246])" office:value-type="float" office:value="0.285714285714285" calcext:value-type="float">
            <text:p>0.285714285714285</text:p>
          </table:table-cell>
          <table:table-cell table:formula="of:=[day_death__csv_all.M246]" office:value-type="float" office:value="1.14285714285714" calcext:value-type="float">
            <text:p>1.14285714285714</text:p>
          </table:table-cell>
          <table:table-cell table:formula="of:=[day_death__csv_all.N246]" office:value-type="float" office:value="1.57142857142856" calcext:value-type="float">
            <text:p>1.57142857142856</text:p>
          </table:table-cell>
          <table:table-cell table:formula="of:=[day_death__csv_all.O246]" office:value-type="float" office:value="3.85714285714289" calcext:value-type="float">
            <text:p>3.85714285714289</text:p>
          </table:table-cell>
          <table:table-cell table:formula="of:=[day_death__csv_all.P246]" office:value-type="float" office:value="9" calcext:value-type="float">
            <text:p>9</text:p>
          </table:table-cell>
          <table:table-cell table:formula="of:=SUM([day_death__csv_all.Q246:.T246])" office:value-type="float" office:value="30.7142857142857" calcext:value-type="float">
            <text:p>30.7142857142857</text:p>
          </table:table-cell>
          <table:table-cell table:formula="of:=[day_death__csv_all.U246]" office:value-type="float" office:value="46.8571428571428" calcext:value-type="float">
            <text:p>46.8571428571428</text:p>
          </table:table-cell>
          <table:table-cell table:number-columns-repeated="1013"/>
        </table:table-row>
        <table:table-row table:style-name="ro1">
          <table:table-cell table:formula="of:=SUM([day_death__csv_all.A247:.D247])" office:value-type="float" office:value="0" calcext:value-type="float">
            <text:p>0</text:p>
          </table:table-cell>
          <table:table-cell table:formula="of:=SUM([day_death__csv_all.E247:.F247])" office:value-type="float" office:value="0" calcext:value-type="float">
            <text:p>0</text:p>
          </table:table-cell>
          <table:table-cell table:formula="of:=SUM([day_death__csv_all.G247:.H247])" office:value-type="float" office:value="0.142857142857142" calcext:value-type="float">
            <text:p>0.142857142857142</text:p>
          </table:table-cell>
          <table:table-cell table:formula="of:=SUM([day_death__csv_all.I247:.J247])" office:value-type="float" office:value="0.142857142857142" calcext:value-type="float">
            <text:p>0.142857142857142</text:p>
          </table:table-cell>
          <table:table-cell table:formula="of:=SUM([day_death__csv_all.K247:.L247])" office:value-type="float" office:value="0.285714285714285" calcext:value-type="float">
            <text:p>0.285714285714285</text:p>
          </table:table-cell>
          <table:table-cell table:formula="of:=[day_death__csv_all.M247]" office:value-type="float" office:value="1.14285714285714" calcext:value-type="float">
            <text:p>1.14285714285714</text:p>
          </table:table-cell>
          <table:table-cell table:formula="of:=[day_death__csv_all.N247]" office:value-type="float" office:value="1.57142857142856" calcext:value-type="float">
            <text:p>1.57142857142856</text:p>
          </table:table-cell>
          <table:table-cell table:formula="of:=[day_death__csv_all.O247]" office:value-type="float" office:value="3.85714285714289" calcext:value-type="float">
            <text:p>3.85714285714289</text:p>
          </table:table-cell>
          <table:table-cell table:formula="of:=[day_death__csv_all.P247]" office:value-type="float" office:value="9" calcext:value-type="float">
            <text:p>9</text:p>
          </table:table-cell>
          <table:table-cell table:formula="of:=SUM([day_death__csv_all.Q247:.T247])" office:value-type="float" office:value="30.7142857142857" calcext:value-type="float">
            <text:p>30.7142857142857</text:p>
          </table:table-cell>
          <table:table-cell table:formula="of:=[day_death__csv_all.U247]" office:value-type="float" office:value="46.8571428571428" calcext:value-type="float">
            <text:p>46.8571428571428</text:p>
          </table:table-cell>
          <table:table-cell table:number-columns-repeated="1013"/>
        </table:table-row>
        <table:table-row table:style-name="ro1">
          <table:table-cell table:formula="of:=SUM([day_death__csv_all.A248:.D248])" office:value-type="float" office:value="0" calcext:value-type="float">
            <text:p>0</text:p>
          </table:table-cell>
          <table:table-cell table:formula="of:=SUM([day_death__csv_all.E248:.F248])" office:value-type="float" office:value="0" calcext:value-type="float">
            <text:p>0</text:p>
          </table:table-cell>
          <table:table-cell table:formula="of:=SUM([day_death__csv_all.G248:.H248])" office:value-type="float" office:value="0.142857142857146" calcext:value-type="float">
            <text:p>0.142857142857146</text:p>
          </table:table-cell>
          <table:table-cell table:formula="of:=SUM([day_death__csv_all.I248:.J248])" office:value-type="float" office:value="0.142857142857146" calcext:value-type="float">
            <text:p>0.142857142857146</text:p>
          </table:table-cell>
          <table:table-cell table:formula="of:=SUM([day_death__csv_all.K248:.L248])" office:value-type="float" office:value="0.285714285714292" calcext:value-type="float">
            <text:p>0.285714285714292</text:p>
          </table:table-cell>
          <table:table-cell table:formula="of:=[day_death__csv_all.M248]" office:value-type="float" office:value="1.14285714285717" calcext:value-type="float">
            <text:p>1.14285714285717</text:p>
          </table:table-cell>
          <table:table-cell table:formula="of:=[day_death__csv_all.N248]" office:value-type="float" office:value="1.57142857142867" calcext:value-type="float">
            <text:p>1.57142857142867</text:p>
          </table:table-cell>
          <table:table-cell table:formula="of:=[day_death__csv_all.O248]" office:value-type="float" office:value="3.85714285714266" calcext:value-type="float">
            <text:p>3.85714285714266</text:p>
          </table:table-cell>
          <table:table-cell table:formula="of:=[day_death__csv_all.P248]" office:value-type="float" office:value="9" calcext:value-type="float">
            <text:p>9</text:p>
          </table:table-cell>
          <table:table-cell table:formula="of:=SUM([day_death__csv_all.Q248:.T248])" office:value-type="float" office:value="30.714285714286" calcext:value-type="float">
            <text:p>30.714285714286</text:p>
          </table:table-cell>
          <table:table-cell table:formula="of:=[day_death__csv_all.U248]" office:value-type="float" office:value="46.8571428571431" calcext:value-type="float">
            <text:p>46.8571428571431</text:p>
          </table:table-cell>
          <table:table-cell table:number-columns-repeated="1013"/>
        </table:table-row>
        <table:table-row table:style-name="ro1">
          <table:table-cell table:formula="of:=SUM([day_death__csv_all.A249:.D249])" office:value-type="float" office:value="0" calcext:value-type="float">
            <text:p>0</text:p>
          </table:table-cell>
          <table:table-cell table:formula="of:=SUM([day_death__csv_all.E249:.F249])" office:value-type="float" office:value="0" calcext:value-type="float">
            <text:p>0</text:p>
          </table:table-cell>
          <table:table-cell table:formula="of:=SUM([day_death__csv_all.G249:.H249])" office:value-type="float" office:value="0" calcext:value-type="float">
            <text:p>0</text:p>
          </table:table-cell>
          <table:table-cell table:formula="of:=SUM([day_death__csv_all.I249:.J249])" office:value-type="float" office:value="0.285714285714288" calcext:value-type="float">
            <text:p>0.285714285714288</text:p>
          </table:table-cell>
          <table:table-cell table:formula="of:=SUM([day_death__csv_all.K249:.L249])" office:value-type="float" office:value="0.857142857142854" calcext:value-type="float">
            <text:p>0.857142857142854</text:p>
          </table:table-cell>
          <table:table-cell table:formula="of:=[day_death__csv_all.M249]" office:value-type="float" office:value="1" calcext:value-type="float">
            <text:p>1</text:p>
          </table:table-cell>
          <table:table-cell table:formula="of:=[day_death__csv_all.N249]" office:value-type="float" office:value="2.28571428571428" calcext:value-type="float">
            <text:p>2.28571428571428</text:p>
          </table:table-cell>
          <table:table-cell table:formula="of:=[day_death__csv_all.O249]" office:value-type="float" office:value="6.28571428571433" calcext:value-type="float">
            <text:p>6.28571428571433</text:p>
          </table:table-cell>
          <table:table-cell table:formula="of:=[day_death__csv_all.P249]" office:value-type="float" office:value="8.71428571428578" calcext:value-type="float">
            <text:p>8.71428571428578</text:p>
          </table:table-cell>
          <table:table-cell table:formula="of:=SUM([day_death__csv_all.Q249:.T249])" office:value-type="float" office:value="42.5714285714285" calcext:value-type="float">
            <text:p>42.5714285714285</text:p>
          </table:table-cell>
          <table:table-cell table:formula="of:=[day_death__csv_all.U249]" office:value-type="float" office:value="62.0000000000001" calcext:value-type="float">
            <text:p>62.0000000000001</text:p>
          </table:table-cell>
          <table:table-cell table:number-columns-repeated="1013"/>
        </table:table-row>
        <table:table-row table:style-name="ro1">
          <table:table-cell table:formula="of:=SUM([day_death__csv_all.A250:.D250])" office:value-type="float" office:value="0" calcext:value-type="float">
            <text:p>0</text:p>
          </table:table-cell>
          <table:table-cell table:formula="of:=SUM([day_death__csv_all.E250:.F250])" office:value-type="float" office:value="0" calcext:value-type="float">
            <text:p>0</text:p>
          </table:table-cell>
          <table:table-cell table:formula="of:=SUM([day_death__csv_all.G250:.H250])" office:value-type="float" office:value="0" calcext:value-type="float">
            <text:p>0</text:p>
          </table:table-cell>
          <table:table-cell table:formula="of:=SUM([day_death__csv_all.I250:.J250])" office:value-type="float" office:value="0.285714285714288" calcext:value-type="float">
            <text:p>0.285714285714288</text:p>
          </table:table-cell>
          <table:table-cell table:formula="of:=SUM([day_death__csv_all.K250:.L250])" office:value-type="float" office:value="0.857142857142854" calcext:value-type="float">
            <text:p>0.857142857142854</text:p>
          </table:table-cell>
          <table:table-cell table:formula="of:=[day_death__csv_all.M250]" office:value-type="float" office:value="1" calcext:value-type="float">
            <text:p>1</text:p>
          </table:table-cell>
          <table:table-cell table:formula="of:=[day_death__csv_all.N250]" office:value-type="float" office:value="2.28571428571428" calcext:value-type="float">
            <text:p>2.28571428571428</text:p>
          </table:table-cell>
          <table:table-cell table:formula="of:=[day_death__csv_all.O250]" office:value-type="float" office:value="6.28571428571433" calcext:value-type="float">
            <text:p>6.28571428571433</text:p>
          </table:table-cell>
          <table:table-cell table:formula="of:=[day_death__csv_all.P250]" office:value-type="float" office:value="8.71428571428578" calcext:value-type="float">
            <text:p>8.71428571428578</text:p>
          </table:table-cell>
          <table:table-cell table:formula="of:=SUM([day_death__csv_all.Q250:.T250])" office:value-type="float" office:value="42.5714285714285" calcext:value-type="float">
            <text:p>42.5714285714285</text:p>
          </table:table-cell>
          <table:table-cell table:formula="of:=[day_death__csv_all.U250]" office:value-type="float" office:value="62.0000000000001" calcext:value-type="float">
            <text:p>62.0000000000001</text:p>
          </table:table-cell>
          <table:table-cell table:number-columns-repeated="1013"/>
        </table:table-row>
        <table:table-row table:style-name="ro1">
          <table:table-cell table:formula="of:=SUM([day_death__csv_all.A251:.D251])" office:value-type="float" office:value="0" calcext:value-type="float">
            <text:p>0</text:p>
          </table:table-cell>
          <table:table-cell table:formula="of:=SUM([day_death__csv_all.E251:.F251])" office:value-type="float" office:value="0" calcext:value-type="float">
            <text:p>0</text:p>
          </table:table-cell>
          <table:table-cell table:formula="of:=SUM([day_death__csv_all.G251:.H251])" office:value-type="float" office:value="0" calcext:value-type="float">
            <text:p>0</text:p>
          </table:table-cell>
          <table:table-cell table:formula="of:=SUM([day_death__csv_all.I251:.J251])" office:value-type="float" office:value="0.285714285714288" calcext:value-type="float">
            <text:p>0.285714285714288</text:p>
          </table:table-cell>
          <table:table-cell table:formula="of:=SUM([day_death__csv_all.K251:.L251])" office:value-type="float" office:value="0.857142857142854" calcext:value-type="float">
            <text:p>0.857142857142854</text:p>
          </table:table-cell>
          <table:table-cell table:formula="of:=[day_death__csv_all.M251]" office:value-type="float" office:value="1" calcext:value-type="float">
            <text:p>1</text:p>
          </table:table-cell>
          <table:table-cell table:formula="of:=[day_death__csv_all.N251]" office:value-type="float" office:value="2.28571428571428" calcext:value-type="float">
            <text:p>2.28571428571428</text:p>
          </table:table-cell>
          <table:table-cell table:formula="of:=[day_death__csv_all.O251]" office:value-type="float" office:value="6.28571428571433" calcext:value-type="float">
            <text:p>6.28571428571433</text:p>
          </table:table-cell>
          <table:table-cell table:formula="of:=[day_death__csv_all.P251]" office:value-type="float" office:value="8.71428571428578" calcext:value-type="float">
            <text:p>8.71428571428578</text:p>
          </table:table-cell>
          <table:table-cell table:formula="of:=SUM([day_death__csv_all.Q251:.T251])" office:value-type="float" office:value="42.5714285714285" calcext:value-type="float">
            <text:p>42.5714285714285</text:p>
          </table:table-cell>
          <table:table-cell table:formula="of:=[day_death__csv_all.U251]" office:value-type="float" office:value="62.0000000000001" calcext:value-type="float">
            <text:p>62.0000000000001</text:p>
          </table:table-cell>
          <table:table-cell table:number-columns-repeated="1013"/>
        </table:table-row>
        <table:table-row table:style-name="ro1">
          <table:table-cell table:formula="of:=SUM([day_death__csv_all.A252:.D252])" office:value-type="float" office:value="0" calcext:value-type="float">
            <text:p>0</text:p>
          </table:table-cell>
          <table:table-cell table:formula="of:=SUM([day_death__csv_all.E252:.F252])" office:value-type="float" office:value="0" calcext:value-type="float">
            <text:p>0</text:p>
          </table:table-cell>
          <table:table-cell table:formula="of:=SUM([day_death__csv_all.G252:.H252])" office:value-type="float" office:value="0" calcext:value-type="float">
            <text:p>0</text:p>
          </table:table-cell>
          <table:table-cell table:formula="of:=SUM([day_death__csv_all.I252:.J252])" office:value-type="float" office:value="0.285714285714288" calcext:value-type="float">
            <text:p>0.285714285714288</text:p>
          </table:table-cell>
          <table:table-cell table:formula="of:=SUM([day_death__csv_all.K252:.L252])" office:value-type="float" office:value="0.857142857142854" calcext:value-type="float">
            <text:p>0.857142857142854</text:p>
          </table:table-cell>
          <table:table-cell table:formula="of:=[day_death__csv_all.M252]" office:value-type="float" office:value="1" calcext:value-type="float">
            <text:p>1</text:p>
          </table:table-cell>
          <table:table-cell table:formula="of:=[day_death__csv_all.N252]" office:value-type="float" office:value="2.28571428571428" calcext:value-type="float">
            <text:p>2.28571428571428</text:p>
          </table:table-cell>
          <table:table-cell table:formula="of:=[day_death__csv_all.O252]" office:value-type="float" office:value="6.28571428571433" calcext:value-type="float">
            <text:p>6.28571428571433</text:p>
          </table:table-cell>
          <table:table-cell table:formula="of:=[day_death__csv_all.P252]" office:value-type="float" office:value="8.71428571428578" calcext:value-type="float">
            <text:p>8.71428571428578</text:p>
          </table:table-cell>
          <table:table-cell table:formula="of:=SUM([day_death__csv_all.Q252:.T252])" office:value-type="float" office:value="42.5714285714285" calcext:value-type="float">
            <text:p>42.5714285714285</text:p>
          </table:table-cell>
          <table:table-cell table:formula="of:=[day_death__csv_all.U252]" office:value-type="float" office:value="62.0000000000001" calcext:value-type="float">
            <text:p>62.0000000000001</text:p>
          </table:table-cell>
          <table:table-cell table:number-columns-repeated="1013"/>
        </table:table-row>
        <table:table-row table:style-name="ro1">
          <table:table-cell table:formula="of:=SUM([day_death__csv_all.A253:.D253])" office:value-type="float" office:value="0" calcext:value-type="float">
            <text:p>0</text:p>
          </table:table-cell>
          <table:table-cell table:formula="of:=SUM([day_death__csv_all.E253:.F253])" office:value-type="float" office:value="0" calcext:value-type="float">
            <text:p>0</text:p>
          </table:table-cell>
          <table:table-cell table:formula="of:=SUM([day_death__csv_all.G253:.H253])" office:value-type="float" office:value="0" calcext:value-type="float">
            <text:p>0</text:p>
          </table:table-cell>
          <table:table-cell table:formula="of:=SUM([day_death__csv_all.I253:.J253])" office:value-type="float" office:value="0.285714285714288" calcext:value-type="float">
            <text:p>0.285714285714288</text:p>
          </table:table-cell>
          <table:table-cell table:formula="of:=SUM([day_death__csv_all.K253:.L253])" office:value-type="float" office:value="0.857142857142854" calcext:value-type="float">
            <text:p>0.857142857142854</text:p>
          </table:table-cell>
          <table:table-cell table:formula="of:=[day_death__csv_all.M253]" office:value-type="float" office:value="1" calcext:value-type="float">
            <text:p>1</text:p>
          </table:table-cell>
          <table:table-cell table:formula="of:=[day_death__csv_all.N253]" office:value-type="float" office:value="2.28571428571428" calcext:value-type="float">
            <text:p>2.28571428571428</text:p>
          </table:table-cell>
          <table:table-cell table:formula="of:=[day_death__csv_all.O253]" office:value-type="float" office:value="6.28571428571433" calcext:value-type="float">
            <text:p>6.28571428571433</text:p>
          </table:table-cell>
          <table:table-cell table:formula="of:=[day_death__csv_all.P253]" office:value-type="float" office:value="8.71428571428578" calcext:value-type="float">
            <text:p>8.71428571428578</text:p>
          </table:table-cell>
          <table:table-cell table:formula="of:=SUM([day_death__csv_all.Q253:.T253])" office:value-type="float" office:value="42.5714285714285" calcext:value-type="float">
            <text:p>42.5714285714285</text:p>
          </table:table-cell>
          <table:table-cell table:formula="of:=[day_death__csv_all.U253]" office:value-type="float" office:value="62.0000000000001" calcext:value-type="float">
            <text:p>62.0000000000001</text:p>
          </table:table-cell>
          <table:table-cell table:number-columns-repeated="1013"/>
        </table:table-row>
        <table:table-row table:style-name="ro1">
          <table:table-cell table:formula="of:=SUM([day_death__csv_all.A254:.D254])" office:value-type="float" office:value="0" calcext:value-type="float">
            <text:p>0</text:p>
          </table:table-cell>
          <table:table-cell table:formula="of:=SUM([day_death__csv_all.E254:.F254])" office:value-type="float" office:value="0" calcext:value-type="float">
            <text:p>0</text:p>
          </table:table-cell>
          <table:table-cell table:formula="of:=SUM([day_death__csv_all.G254:.H254])" office:value-type="float" office:value="0" calcext:value-type="float">
            <text:p>0</text:p>
          </table:table-cell>
          <table:table-cell table:formula="of:=SUM([day_death__csv_all.I254:.J254])" office:value-type="float" office:value="0.285714285714288" calcext:value-type="float">
            <text:p>0.285714285714288</text:p>
          </table:table-cell>
          <table:table-cell table:formula="of:=SUM([day_death__csv_all.K254:.L254])" office:value-type="float" office:value="0.857142857142854" calcext:value-type="float">
            <text:p>0.857142857142854</text:p>
          </table:table-cell>
          <table:table-cell table:formula="of:=[day_death__csv_all.M254]" office:value-type="float" office:value="1" calcext:value-type="float">
            <text:p>1</text:p>
          </table:table-cell>
          <table:table-cell table:formula="of:=[day_death__csv_all.N254]" office:value-type="float" office:value="2.28571428571428" calcext:value-type="float">
            <text:p>2.28571428571428</text:p>
          </table:table-cell>
          <table:table-cell table:formula="of:=[day_death__csv_all.O254]" office:value-type="float" office:value="6.28571428571433" calcext:value-type="float">
            <text:p>6.28571428571433</text:p>
          </table:table-cell>
          <table:table-cell table:formula="of:=[day_death__csv_all.P254]" office:value-type="float" office:value="8.71428571428578" calcext:value-type="float">
            <text:p>8.71428571428578</text:p>
          </table:table-cell>
          <table:table-cell table:formula="of:=SUM([day_death__csv_all.Q254:.T254])" office:value-type="float" office:value="42.5714285714285" calcext:value-type="float">
            <text:p>42.5714285714285</text:p>
          </table:table-cell>
          <table:table-cell table:formula="of:=[day_death__csv_all.U254]" office:value-type="float" office:value="62.0000000000001" calcext:value-type="float">
            <text:p>62.0000000000001</text:p>
          </table:table-cell>
          <table:table-cell table:number-columns-repeated="1013"/>
        </table:table-row>
        <table:table-row table:style-name="ro1">
          <table:table-cell table:formula="of:=SUM([day_death__csv_all.A255:.D255])" office:value-type="float" office:value="0" calcext:value-type="float">
            <text:p>0</text:p>
          </table:table-cell>
          <table:table-cell table:formula="of:=SUM([day_death__csv_all.E255:.F255])" office:value-type="float" office:value="0" calcext:value-type="float">
            <text:p>0</text:p>
          </table:table-cell>
          <table:table-cell table:formula="of:=SUM([day_death__csv_all.G255:.H255])" office:value-type="float" office:value="0" calcext:value-type="float">
            <text:p>0</text:p>
          </table:table-cell>
          <table:table-cell table:formula="of:=SUM([day_death__csv_all.I255:.J255])" office:value-type="float" office:value="0.285714285714271" calcext:value-type="float">
            <text:p>0.285714285714271</text:p>
          </table:table-cell>
          <table:table-cell table:formula="of:=SUM([day_death__csv_all.K255:.L255])" office:value-type="float" office:value="0.857142857142876" calcext:value-type="float">
            <text:p>0.857142857142876</text:p>
          </table:table-cell>
          <table:table-cell table:formula="of:=[day_death__csv_all.M255]" office:value-type="float" office:value="1" calcext:value-type="float">
            <text:p>1</text:p>
          </table:table-cell>
          <table:table-cell table:formula="of:=[day_death__csv_all.N255]" office:value-type="float" office:value="2.28571428571433" calcext:value-type="float">
            <text:p>2.28571428571433</text:p>
          </table:table-cell>
          <table:table-cell table:formula="of:=[day_death__csv_all.O255]" office:value-type="float" office:value="6.28571428571399" calcext:value-type="float">
            <text:p>6.28571428571399</text:p>
          </table:table-cell>
          <table:table-cell table:formula="of:=[day_death__csv_all.P255]" office:value-type="float" office:value="8.71428571428532" calcext:value-type="float">
            <text:p>8.71428571428532</text:p>
          </table:table-cell>
          <table:table-cell table:formula="of:=SUM([day_death__csv_all.Q255:.T255])" office:value-type="float" office:value="42.5714285714286" calcext:value-type="float">
            <text:p>42.5714285714286</text:p>
          </table:table-cell>
          <table:table-cell table:formula="of:=[day_death__csv_all.U255]" office:value-type="float" office:value="61.9999999999995" calcext:value-type="float">
            <text:p>61.9999999999995</text:p>
          </table:table-cell>
          <table:table-cell table:number-columns-repeated="1013"/>
        </table:table-row>
        <table:table-row table:style-name="ro1">
          <table:table-cell table:formula="of:=SUM([day_death__csv_all.A256:.D256])" office:value-type="float" office:value="0" calcext:value-type="float">
            <text:p>0</text:p>
          </table:table-cell>
          <table:table-cell table:formula="of:=SUM([day_death__csv_all.E256:.F256])" office:value-type="float" office:value="0" calcext:value-type="float">
            <text:p>0</text:p>
          </table:table-cell>
          <table:table-cell table:formula="of:=SUM([day_death__csv_all.G256:.H256])" office:value-type="float" office:value="0.285714285714286" calcext:value-type="float">
            <text:p>0.285714285714286</text:p>
          </table:table-cell>
          <table:table-cell table:formula="of:=SUM([day_death__csv_all.I256:.J256])" office:value-type="float" office:value="0.285714285714288" calcext:value-type="float">
            <text:p>0.285714285714288</text:p>
          </table:table-cell>
          <table:table-cell table:formula="of:=SUM([day_death__csv_all.K256:.L256])" office:value-type="float" office:value="1.14285714285714" calcext:value-type="float">
            <text:p>1.14285714285714</text:p>
          </table:table-cell>
          <table:table-cell table:formula="of:=[day_death__csv_all.M256]" office:value-type="float" office:value="1.14285714285714" calcext:value-type="float">
            <text:p>1.14285714285714</text:p>
          </table:table-cell>
          <table:table-cell table:formula="of:=[day_death__csv_all.N256]" office:value-type="float" office:value="2.57142857142856" calcext:value-type="float">
            <text:p>2.57142857142856</text:p>
          </table:table-cell>
          <table:table-cell table:formula="of:=[day_death__csv_all.O256]" office:value-type="float" office:value="7.28571428571433" calcext:value-type="float">
            <text:p>7.28571428571433</text:p>
          </table:table-cell>
          <table:table-cell table:formula="of:=[day_death__csv_all.P256]" office:value-type="float" office:value="9.57142857142867" calcext:value-type="float">
            <text:p>9.57142857142867</text:p>
          </table:table-cell>
          <table:table-cell table:formula="of:=SUM([day_death__csv_all.Q256:.T256])" office:value-type="float" office:value="58.4285714285713" calcext:value-type="float">
            <text:p>58.4285714285713</text:p>
          </table:table-cell>
          <table:table-cell table:formula="of:=[day_death__csv_all.U256]" office:value-type="float" office:value="80.7142857142857" calcext:value-type="float">
            <text:p>80.7142857142857</text:p>
          </table:table-cell>
          <table:table-cell table:number-columns-repeated="1013"/>
        </table:table-row>
        <table:table-row table:style-name="ro1">
          <table:table-cell table:formula="of:=SUM([day_death__csv_all.A257:.D257])" office:value-type="float" office:value="0" calcext:value-type="float">
            <text:p>0</text:p>
          </table:table-cell>
          <table:table-cell table:formula="of:=SUM([day_death__csv_all.E257:.F257])" office:value-type="float" office:value="0" calcext:value-type="float">
            <text:p>0</text:p>
          </table:table-cell>
          <table:table-cell table:formula="of:=SUM([day_death__csv_all.G257:.H257])" office:value-type="float" office:value="0.285714285714286" calcext:value-type="float">
            <text:p>0.285714285714286</text:p>
          </table:table-cell>
          <table:table-cell table:formula="of:=SUM([day_death__csv_all.I257:.J257])" office:value-type="float" office:value="0.285714285714288" calcext:value-type="float">
            <text:p>0.285714285714288</text:p>
          </table:table-cell>
          <table:table-cell table:formula="of:=SUM([day_death__csv_all.K257:.L257])" office:value-type="float" office:value="1.14285714285714" calcext:value-type="float">
            <text:p>1.14285714285714</text:p>
          </table:table-cell>
          <table:table-cell table:formula="of:=[day_death__csv_all.M257]" office:value-type="float" office:value="1.14285714285714" calcext:value-type="float">
            <text:p>1.14285714285714</text:p>
          </table:table-cell>
          <table:table-cell table:formula="of:=[day_death__csv_all.N257]" office:value-type="float" office:value="2.57142857142856" calcext:value-type="float">
            <text:p>2.57142857142856</text:p>
          </table:table-cell>
          <table:table-cell table:formula="of:=[day_death__csv_all.O257]" office:value-type="float" office:value="7.28571428571433" calcext:value-type="float">
            <text:p>7.28571428571433</text:p>
          </table:table-cell>
          <table:table-cell table:formula="of:=[day_death__csv_all.P257]" office:value-type="float" office:value="9.57142857142867" calcext:value-type="float">
            <text:p>9.57142857142867</text:p>
          </table:table-cell>
          <table:table-cell table:formula="of:=SUM([day_death__csv_all.Q257:.T257])" office:value-type="float" office:value="58.4285714285713" calcext:value-type="float">
            <text:p>58.4285714285713</text:p>
          </table:table-cell>
          <table:table-cell table:formula="of:=[day_death__csv_all.U257]" office:value-type="float" office:value="80.7142857142857" calcext:value-type="float">
            <text:p>80.7142857142857</text:p>
          </table:table-cell>
          <table:table-cell table:number-columns-repeated="1013"/>
        </table:table-row>
        <table:table-row table:style-name="ro1">
          <table:table-cell table:formula="of:=SUM([day_death__csv_all.A258:.D258])" office:value-type="float" office:value="0" calcext:value-type="float">
            <text:p>0</text:p>
          </table:table-cell>
          <table:table-cell table:formula="of:=SUM([day_death__csv_all.E258:.F258])" office:value-type="float" office:value="0" calcext:value-type="float">
            <text:p>0</text:p>
          </table:table-cell>
          <table:table-cell table:formula="of:=SUM([day_death__csv_all.G258:.H258])" office:value-type="float" office:value="0.285714285714286" calcext:value-type="float">
            <text:p>0.285714285714286</text:p>
          </table:table-cell>
          <table:table-cell table:formula="of:=SUM([day_death__csv_all.I258:.J258])" office:value-type="float" office:value="0.285714285714288" calcext:value-type="float">
            <text:p>0.285714285714288</text:p>
          </table:table-cell>
          <table:table-cell table:formula="of:=SUM([day_death__csv_all.K258:.L258])" office:value-type="float" office:value="1.14285714285714" calcext:value-type="float">
            <text:p>1.14285714285714</text:p>
          </table:table-cell>
          <table:table-cell table:formula="of:=[day_death__csv_all.M258]" office:value-type="float" office:value="1.14285714285714" calcext:value-type="float">
            <text:p>1.14285714285714</text:p>
          </table:table-cell>
          <table:table-cell table:formula="of:=[day_death__csv_all.N258]" office:value-type="float" office:value="2.57142857142856" calcext:value-type="float">
            <text:p>2.57142857142856</text:p>
          </table:table-cell>
          <table:table-cell table:formula="of:=[day_death__csv_all.O258]" office:value-type="float" office:value="7.28571428571433" calcext:value-type="float">
            <text:p>7.28571428571433</text:p>
          </table:table-cell>
          <table:table-cell table:formula="of:=[day_death__csv_all.P258]" office:value-type="float" office:value="9.57142857142867" calcext:value-type="float">
            <text:p>9.57142857142867</text:p>
          </table:table-cell>
          <table:table-cell table:formula="of:=SUM([day_death__csv_all.Q258:.T258])" office:value-type="float" office:value="58.4285714285713" calcext:value-type="float">
            <text:p>58.4285714285713</text:p>
          </table:table-cell>
          <table:table-cell table:formula="of:=[day_death__csv_all.U258]" office:value-type="float" office:value="80.7142857142857" calcext:value-type="float">
            <text:p>80.7142857142857</text:p>
          </table:table-cell>
          <table:table-cell table:number-columns-repeated="1013"/>
        </table:table-row>
        <table:table-row table:style-name="ro1">
          <table:table-cell table:formula="of:=SUM([day_death__csv_all.A259:.D259])" office:value-type="float" office:value="0" calcext:value-type="float">
            <text:p>0</text:p>
          </table:table-cell>
          <table:table-cell table:formula="of:=SUM([day_death__csv_all.E259:.F259])" office:value-type="float" office:value="0" calcext:value-type="float">
            <text:p>0</text:p>
          </table:table-cell>
          <table:table-cell table:formula="of:=SUM([day_death__csv_all.G259:.H259])" office:value-type="float" office:value="0.285714285714286" calcext:value-type="float">
            <text:p>0.285714285714286</text:p>
          </table:table-cell>
          <table:table-cell table:formula="of:=SUM([day_death__csv_all.I259:.J259])" office:value-type="float" office:value="0.285714285714288" calcext:value-type="float">
            <text:p>0.285714285714288</text:p>
          </table:table-cell>
          <table:table-cell table:formula="of:=SUM([day_death__csv_all.K259:.L259])" office:value-type="float" office:value="1.14285714285714" calcext:value-type="float">
            <text:p>1.14285714285714</text:p>
          </table:table-cell>
          <table:table-cell table:formula="of:=[day_death__csv_all.M259]" office:value-type="float" office:value="1.14285714285714" calcext:value-type="float">
            <text:p>1.14285714285714</text:p>
          </table:table-cell>
          <table:table-cell table:formula="of:=[day_death__csv_all.N259]" office:value-type="float" office:value="2.57142857142856" calcext:value-type="float">
            <text:p>2.57142857142856</text:p>
          </table:table-cell>
          <table:table-cell table:formula="of:=[day_death__csv_all.O259]" office:value-type="float" office:value="7.28571428571433" calcext:value-type="float">
            <text:p>7.28571428571433</text:p>
          </table:table-cell>
          <table:table-cell table:formula="of:=[day_death__csv_all.P259]" office:value-type="float" office:value="9.57142857142867" calcext:value-type="float">
            <text:p>9.57142857142867</text:p>
          </table:table-cell>
          <table:table-cell table:formula="of:=SUM([day_death__csv_all.Q259:.T259])" office:value-type="float" office:value="58.4285714285713" calcext:value-type="float">
            <text:p>58.4285714285713</text:p>
          </table:table-cell>
          <table:table-cell table:formula="of:=[day_death__csv_all.U259]" office:value-type="float" office:value="80.7142857142857" calcext:value-type="float">
            <text:p>80.7142857142857</text:p>
          </table:table-cell>
          <table:table-cell table:number-columns-repeated="1013"/>
        </table:table-row>
        <table:table-row table:style-name="ro1">
          <table:table-cell table:formula="of:=SUM([day_death__csv_all.A260:.D260])" office:value-type="float" office:value="0" calcext:value-type="float">
            <text:p>0</text:p>
          </table:table-cell>
          <table:table-cell table:formula="of:=SUM([day_death__csv_all.E260:.F260])" office:value-type="float" office:value="0" calcext:value-type="float">
            <text:p>0</text:p>
          </table:table-cell>
          <table:table-cell table:formula="of:=SUM([day_death__csv_all.G260:.H260])" office:value-type="float" office:value="0.285714285714286" calcext:value-type="float">
            <text:p>0.285714285714286</text:p>
          </table:table-cell>
          <table:table-cell table:formula="of:=SUM([day_death__csv_all.I260:.J260])" office:value-type="float" office:value="0.285714285714288" calcext:value-type="float">
            <text:p>0.285714285714288</text:p>
          </table:table-cell>
          <table:table-cell table:formula="of:=SUM([day_death__csv_all.K260:.L260])" office:value-type="float" office:value="1.14285714285714" calcext:value-type="float">
            <text:p>1.14285714285714</text:p>
          </table:table-cell>
          <table:table-cell table:formula="of:=[day_death__csv_all.M260]" office:value-type="float" office:value="1.14285714285714" calcext:value-type="float">
            <text:p>1.14285714285714</text:p>
          </table:table-cell>
          <table:table-cell table:formula="of:=[day_death__csv_all.N260]" office:value-type="float" office:value="2.57142857142856" calcext:value-type="float">
            <text:p>2.57142857142856</text:p>
          </table:table-cell>
          <table:table-cell table:formula="of:=[day_death__csv_all.O260]" office:value-type="float" office:value="7.28571428571433" calcext:value-type="float">
            <text:p>7.28571428571433</text:p>
          </table:table-cell>
          <table:table-cell table:formula="of:=[day_death__csv_all.P260]" office:value-type="float" office:value="9.57142857142867" calcext:value-type="float">
            <text:p>9.57142857142867</text:p>
          </table:table-cell>
          <table:table-cell table:formula="of:=SUM([day_death__csv_all.Q260:.T260])" office:value-type="float" office:value="58.4285714285713" calcext:value-type="float">
            <text:p>58.4285714285713</text:p>
          </table:table-cell>
          <table:table-cell table:formula="of:=[day_death__csv_all.U260]" office:value-type="float" office:value="80.7142857142857" calcext:value-type="float">
            <text:p>80.7142857142857</text:p>
          </table:table-cell>
          <table:table-cell table:number-columns-repeated="1013"/>
        </table:table-row>
        <table:table-row table:style-name="ro1">
          <table:table-cell table:formula="of:=SUM([day_death__csv_all.A261:.D261])" office:value-type="float" office:value="0" calcext:value-type="float">
            <text:p>0</text:p>
          </table:table-cell>
          <table:table-cell table:formula="of:=SUM([day_death__csv_all.E261:.F261])" office:value-type="float" office:value="0" calcext:value-type="float">
            <text:p>0</text:p>
          </table:table-cell>
          <table:table-cell table:formula="of:=SUM([day_death__csv_all.G261:.H261])" office:value-type="float" office:value="0.285714285714286" calcext:value-type="float">
            <text:p>0.285714285714286</text:p>
          </table:table-cell>
          <table:table-cell table:formula="of:=SUM([day_death__csv_all.I261:.J261])" office:value-type="float" office:value="0.285714285714288" calcext:value-type="float">
            <text:p>0.285714285714288</text:p>
          </table:table-cell>
          <table:table-cell table:formula="of:=SUM([day_death__csv_all.K261:.L261])" office:value-type="float" office:value="1.14285714285714" calcext:value-type="float">
            <text:p>1.14285714285714</text:p>
          </table:table-cell>
          <table:table-cell table:formula="of:=[day_death__csv_all.M261]" office:value-type="float" office:value="1.14285714285714" calcext:value-type="float">
            <text:p>1.14285714285714</text:p>
          </table:table-cell>
          <table:table-cell table:formula="of:=[day_death__csv_all.N261]" office:value-type="float" office:value="2.57142857142856" calcext:value-type="float">
            <text:p>2.57142857142856</text:p>
          </table:table-cell>
          <table:table-cell table:formula="of:=[day_death__csv_all.O261]" office:value-type="float" office:value="7.28571428571433" calcext:value-type="float">
            <text:p>7.28571428571433</text:p>
          </table:table-cell>
          <table:table-cell table:formula="of:=[day_death__csv_all.P261]" office:value-type="float" office:value="9.57142857142867" calcext:value-type="float">
            <text:p>9.57142857142867</text:p>
          </table:table-cell>
          <table:table-cell table:formula="of:=SUM([day_death__csv_all.Q261:.T261])" office:value-type="float" office:value="58.4285714285713" calcext:value-type="float">
            <text:p>58.4285714285713</text:p>
          </table:table-cell>
          <table:table-cell table:formula="of:=[day_death__csv_all.U261]" office:value-type="float" office:value="80.7142857142857" calcext:value-type="float">
            <text:p>80.7142857142857</text:p>
          </table:table-cell>
          <table:table-cell table:number-columns-repeated="1013"/>
        </table:table-row>
        <table:table-row table:style-name="ro1">
          <table:table-cell table:formula="of:=SUM([day_death__csv_all.A262:.D262])" office:value-type="float" office:value="0" calcext:value-type="float">
            <text:p>0</text:p>
          </table:table-cell>
          <table:table-cell table:formula="of:=SUM([day_death__csv_all.E262:.F262])" office:value-type="float" office:value="0" calcext:value-type="float">
            <text:p>0</text:p>
          </table:table-cell>
          <table:table-cell table:formula="of:=SUM([day_death__csv_all.G262:.H262])" office:value-type="float" office:value="0.285714285714281" calcext:value-type="float">
            <text:p>0.285714285714281</text:p>
          </table:table-cell>
          <table:table-cell table:formula="of:=SUM([day_death__csv_all.I262:.J262])" office:value-type="float" office:value="0.285714285714271" calcext:value-type="float">
            <text:p>0.285714285714271</text:p>
          </table:table-cell>
          <table:table-cell table:formula="of:=SUM([day_death__csv_all.K262:.L262])" office:value-type="float" office:value="1.14285714285717" calcext:value-type="float">
            <text:p>1.14285714285717</text:p>
          </table:table-cell>
          <table:table-cell table:formula="of:=[day_death__csv_all.M262]" office:value-type="float" office:value="1.14285714285717" calcext:value-type="float">
            <text:p>1.14285714285717</text:p>
          </table:table-cell>
          <table:table-cell table:formula="of:=[day_death__csv_all.N262]" office:value-type="float" office:value="2.57142857142867" calcext:value-type="float">
            <text:p>2.57142857142867</text:p>
          </table:table-cell>
          <table:table-cell table:formula="of:=[day_death__csv_all.O262]" office:value-type="float" office:value="7.28571428571399" calcext:value-type="float">
            <text:p>7.28571428571399</text:p>
          </table:table-cell>
          <table:table-cell table:formula="of:=[day_death__csv_all.P262]" office:value-type="float" office:value="9.57142857142799" calcext:value-type="float">
            <text:p>9.57142857142799</text:p>
          </table:table-cell>
          <table:table-cell table:formula="of:=SUM([day_death__csv_all.Q262:.T262])" office:value-type="float" office:value="58.428571428572" calcext:value-type="float">
            <text:p>58.428571428572</text:p>
          </table:table-cell>
          <table:table-cell table:formula="of:=[day_death__csv_all.U262]" office:value-type="float" office:value="80.7142857142856" calcext:value-type="float">
            <text:p>80.7142857142856</text:p>
          </table:table-cell>
          <table:table-cell table:number-columns-repeated="1013"/>
        </table:table-row>
        <table:table-row table:style-name="ro1">
          <table:table-cell table:formula="of:=SUM([day_death__csv_all.A263:.D263])" office:value-type="float" office:value="0.142857142857143" calcext:value-type="float">
            <text:p>0.142857142857143</text:p>
          </table:table-cell>
          <table:table-cell table:formula="of:=SUM([day_death__csv_all.E263:.F263])" office:value-type="float" office:value="0" calcext:value-type="float">
            <text:p>0</text:p>
          </table:table-cell>
          <table:table-cell table:formula="of:=SUM([day_death__csv_all.G263:.H263])" office:value-type="float" office:value="0" calcext:value-type="float">
            <text:p>0</text:p>
          </table:table-cell>
          <table:table-cell table:formula="of:=SUM([day_death__csv_all.I263:.J263])" office:value-type="float" office:value="0.428571428571427" calcext:value-type="float">
            <text:p>0.428571428571427</text:p>
          </table:table-cell>
          <table:table-cell table:formula="of:=SUM([day_death__csv_all.K263:.L263])" office:value-type="float" office:value="1.57142857142856" calcext:value-type="float">
            <text:p>1.57142857142856</text:p>
          </table:table-cell>
          <table:table-cell table:formula="of:=[day_death__csv_all.M263]" office:value-type="float" office:value="1.28571428571428" calcext:value-type="float">
            <text:p>1.28571428571428</text:p>
          </table:table-cell>
          <table:table-cell table:formula="of:=[day_death__csv_all.N263]" office:value-type="float" office:value="2.85714285714283" calcext:value-type="float">
            <text:p>2.85714285714283</text:p>
          </table:table-cell>
          <table:table-cell table:formula="of:=[day_death__csv_all.O263]" office:value-type="float" office:value="4.71428571428567" calcext:value-type="float">
            <text:p>4.71428571428567</text:p>
          </table:table-cell>
          <table:table-cell table:formula="of:=[day_death__csv_all.P263]" office:value-type="float" office:value="10.2857142857142" calcext:value-type="float">
            <text:p>10.2857142857142</text:p>
          </table:table-cell>
          <table:table-cell table:formula="of:=SUM([day_death__csv_all.Q263:.T263])" office:value-type="float" office:value="46.5714285714286" calcext:value-type="float">
            <text:p>46.5714285714286</text:p>
          </table:table-cell>
          <table:table-cell table:formula="of:=[day_death__csv_all.U263]" office:value-type="float" office:value="67.8571428571427" calcext:value-type="float">
            <text:p>67.8571428571427</text:p>
          </table:table-cell>
          <table:table-cell table:number-columns-repeated="1013"/>
        </table:table-row>
        <table:table-row table:style-name="ro1">
          <table:table-cell table:formula="of:=SUM([day_death__csv_all.A264:.D264])" office:value-type="float" office:value="0.142857142857143" calcext:value-type="float">
            <text:p>0.142857142857143</text:p>
          </table:table-cell>
          <table:table-cell table:formula="of:=SUM([day_death__csv_all.E264:.F264])" office:value-type="float" office:value="0" calcext:value-type="float">
            <text:p>0</text:p>
          </table:table-cell>
          <table:table-cell table:formula="of:=SUM([day_death__csv_all.G264:.H264])" office:value-type="float" office:value="0" calcext:value-type="float">
            <text:p>0</text:p>
          </table:table-cell>
          <table:table-cell table:formula="of:=SUM([day_death__csv_all.I264:.J264])" office:value-type="float" office:value="0.428571428571427" calcext:value-type="float">
            <text:p>0.428571428571427</text:p>
          </table:table-cell>
          <table:table-cell table:formula="of:=SUM([day_death__csv_all.K264:.L264])" office:value-type="float" office:value="1.57142857142856" calcext:value-type="float">
            <text:p>1.57142857142856</text:p>
          </table:table-cell>
          <table:table-cell table:formula="of:=[day_death__csv_all.M264]" office:value-type="float" office:value="1.28571428571428" calcext:value-type="float">
            <text:p>1.28571428571428</text:p>
          </table:table-cell>
          <table:table-cell table:formula="of:=[day_death__csv_all.N264]" office:value-type="float" office:value="2.85714285714283" calcext:value-type="float">
            <text:p>2.85714285714283</text:p>
          </table:table-cell>
          <table:table-cell table:formula="of:=[day_death__csv_all.O264]" office:value-type="float" office:value="4.71428571428567" calcext:value-type="float">
            <text:p>4.71428571428567</text:p>
          </table:table-cell>
          <table:table-cell table:formula="of:=[day_death__csv_all.P264]" office:value-type="float" office:value="10.2857142857142" calcext:value-type="float">
            <text:p>10.2857142857142</text:p>
          </table:table-cell>
          <table:table-cell table:formula="of:=SUM([day_death__csv_all.Q264:.T264])" office:value-type="float" office:value="46.5714285714286" calcext:value-type="float">
            <text:p>46.5714285714286</text:p>
          </table:table-cell>
          <table:table-cell table:formula="of:=[day_death__csv_all.U264]" office:value-type="float" office:value="67.8571428571427" calcext:value-type="float">
            <text:p>67.8571428571427</text:p>
          </table:table-cell>
          <table:table-cell table:number-columns-repeated="1013"/>
        </table:table-row>
        <table:table-row table:style-name="ro1">
          <table:table-cell table:formula="of:=SUM([day_death__csv_all.A265:.D265])" office:value-type="float" office:value="0.142857142857143" calcext:value-type="float">
            <text:p>0.142857142857143</text:p>
          </table:table-cell>
          <table:table-cell table:formula="of:=SUM([day_death__csv_all.E265:.F265])" office:value-type="float" office:value="0" calcext:value-type="float">
            <text:p>0</text:p>
          </table:table-cell>
          <table:table-cell table:formula="of:=SUM([day_death__csv_all.G265:.H265])" office:value-type="float" office:value="0" calcext:value-type="float">
            <text:p>0</text:p>
          </table:table-cell>
          <table:table-cell table:formula="of:=SUM([day_death__csv_all.I265:.J265])" office:value-type="float" office:value="0.428571428571427" calcext:value-type="float">
            <text:p>0.428571428571427</text:p>
          </table:table-cell>
          <table:table-cell table:formula="of:=SUM([day_death__csv_all.K265:.L265])" office:value-type="float" office:value="1.57142857142856" calcext:value-type="float">
            <text:p>1.57142857142856</text:p>
          </table:table-cell>
          <table:table-cell table:formula="of:=[day_death__csv_all.M265]" office:value-type="float" office:value="1.28571428571428" calcext:value-type="float">
            <text:p>1.28571428571428</text:p>
          </table:table-cell>
          <table:table-cell table:formula="of:=[day_death__csv_all.N265]" office:value-type="float" office:value="2.85714285714283" calcext:value-type="float">
            <text:p>2.85714285714283</text:p>
          </table:table-cell>
          <table:table-cell table:formula="of:=[day_death__csv_all.O265]" office:value-type="float" office:value="4.71428571428567" calcext:value-type="float">
            <text:p>4.71428571428567</text:p>
          </table:table-cell>
          <table:table-cell table:formula="of:=[day_death__csv_all.P265]" office:value-type="float" office:value="10.2857142857142" calcext:value-type="float">
            <text:p>10.2857142857142</text:p>
          </table:table-cell>
          <table:table-cell table:formula="of:=SUM([day_death__csv_all.Q265:.T265])" office:value-type="float" office:value="46.5714285714286" calcext:value-type="float">
            <text:p>46.5714285714286</text:p>
          </table:table-cell>
          <table:table-cell table:formula="of:=[day_death__csv_all.U265]" office:value-type="float" office:value="67.8571428571427" calcext:value-type="float">
            <text:p>67.8571428571427</text:p>
          </table:table-cell>
          <table:table-cell table:number-columns-repeated="1013"/>
        </table:table-row>
        <table:table-row table:style-name="ro1">
          <table:table-cell table:formula="of:=SUM([day_death__csv_all.A266:.D266])" office:value-type="float" office:value="0.142857142857143" calcext:value-type="float">
            <text:p>0.142857142857143</text:p>
          </table:table-cell>
          <table:table-cell table:formula="of:=SUM([day_death__csv_all.E266:.F266])" office:value-type="float" office:value="0" calcext:value-type="float">
            <text:p>0</text:p>
          </table:table-cell>
          <table:table-cell table:formula="of:=SUM([day_death__csv_all.G266:.H266])" office:value-type="float" office:value="0" calcext:value-type="float">
            <text:p>0</text:p>
          </table:table-cell>
          <table:table-cell table:formula="of:=SUM([day_death__csv_all.I266:.J266])" office:value-type="float" office:value="0.428571428571427" calcext:value-type="float">
            <text:p>0.428571428571427</text:p>
          </table:table-cell>
          <table:table-cell table:formula="of:=SUM([day_death__csv_all.K266:.L266])" office:value-type="float" office:value="1.57142857142856" calcext:value-type="float">
            <text:p>1.57142857142856</text:p>
          </table:table-cell>
          <table:table-cell table:formula="of:=[day_death__csv_all.M266]" office:value-type="float" office:value="1.28571428571428" calcext:value-type="float">
            <text:p>1.28571428571428</text:p>
          </table:table-cell>
          <table:table-cell table:formula="of:=[day_death__csv_all.N266]" office:value-type="float" office:value="2.85714285714283" calcext:value-type="float">
            <text:p>2.85714285714283</text:p>
          </table:table-cell>
          <table:table-cell table:formula="of:=[day_death__csv_all.O266]" office:value-type="float" office:value="4.71428571428567" calcext:value-type="float">
            <text:p>4.71428571428567</text:p>
          </table:table-cell>
          <table:table-cell table:formula="of:=[day_death__csv_all.P266]" office:value-type="float" office:value="10.2857142857142" calcext:value-type="float">
            <text:p>10.2857142857142</text:p>
          </table:table-cell>
          <table:table-cell table:formula="of:=SUM([day_death__csv_all.Q266:.T266])" office:value-type="float" office:value="46.5714285714286" calcext:value-type="float">
            <text:p>46.5714285714286</text:p>
          </table:table-cell>
          <table:table-cell table:formula="of:=[day_death__csv_all.U266]" office:value-type="float" office:value="67.8571428571427" calcext:value-type="float">
            <text:p>67.8571428571427</text:p>
          </table:table-cell>
          <table:table-cell table:number-columns-repeated="1013"/>
        </table:table-row>
        <table:table-row table:style-name="ro1">
          <table:table-cell table:formula="of:=SUM([day_death__csv_all.A267:.D267])" office:value-type="float" office:value="0.142857142857143" calcext:value-type="float">
            <text:p>0.142857142857143</text:p>
          </table:table-cell>
          <table:table-cell table:formula="of:=SUM([day_death__csv_all.E267:.F267])" office:value-type="float" office:value="0" calcext:value-type="float">
            <text:p>0</text:p>
          </table:table-cell>
          <table:table-cell table:formula="of:=SUM([day_death__csv_all.G267:.H267])" office:value-type="float" office:value="0" calcext:value-type="float">
            <text:p>0</text:p>
          </table:table-cell>
          <table:table-cell table:formula="of:=SUM([day_death__csv_all.I267:.J267])" office:value-type="float" office:value="0.428571428571427" calcext:value-type="float">
            <text:p>0.428571428571427</text:p>
          </table:table-cell>
          <table:table-cell table:formula="of:=SUM([day_death__csv_all.K267:.L267])" office:value-type="float" office:value="1.57142857142857" calcext:value-type="float">
            <text:p>1.57142857142857</text:p>
          </table:table-cell>
          <table:table-cell table:formula="of:=[day_death__csv_all.M267]" office:value-type="float" office:value="1.28571428571428" calcext:value-type="float">
            <text:p>1.28571428571428</text:p>
          </table:table-cell>
          <table:table-cell table:formula="of:=[day_death__csv_all.N267]" office:value-type="float" office:value="2.85714285714283" calcext:value-type="float">
            <text:p>2.85714285714283</text:p>
          </table:table-cell>
          <table:table-cell table:formula="of:=[day_death__csv_all.O267]" office:value-type="float" office:value="4.71428571428567" calcext:value-type="float">
            <text:p>4.71428571428567</text:p>
          </table:table-cell>
          <table:table-cell table:formula="of:=[day_death__csv_all.P267]" office:value-type="float" office:value="10.2857142857142" calcext:value-type="float">
            <text:p>10.2857142857142</text:p>
          </table:table-cell>
          <table:table-cell table:formula="of:=SUM([day_death__csv_all.Q267:.T267])" office:value-type="float" office:value="46.5714285714286" calcext:value-type="float">
            <text:p>46.5714285714286</text:p>
          </table:table-cell>
          <table:table-cell table:formula="of:=[day_death__csv_all.U267]" office:value-type="float" office:value="67.8571428571427" calcext:value-type="float">
            <text:p>67.8571428571427</text:p>
          </table:table-cell>
          <table:table-cell table:number-columns-repeated="1013"/>
        </table:table-row>
        <table:table-row table:style-name="ro1">
          <table:table-cell table:formula="of:=SUM([day_death__csv_all.A268:.D268])" office:value-type="float" office:value="0.142857142857143" calcext:value-type="float">
            <text:p>0.142857142857143</text:p>
          </table:table-cell>
          <table:table-cell table:formula="of:=SUM([day_death__csv_all.E268:.F268])" office:value-type="float" office:value="0" calcext:value-type="float">
            <text:p>0</text:p>
          </table:table-cell>
          <table:table-cell table:formula="of:=SUM([day_death__csv_all.G268:.H268])" office:value-type="float" office:value="0" calcext:value-type="float">
            <text:p>0</text:p>
          </table:table-cell>
          <table:table-cell table:formula="of:=SUM([day_death__csv_all.I268:.J268])" office:value-type="float" office:value="0.428571428571427" calcext:value-type="float">
            <text:p>0.428571428571427</text:p>
          </table:table-cell>
          <table:table-cell table:formula="of:=SUM([day_death__csv_all.K268:.L268])" office:value-type="float" office:value="1.57142857142857" calcext:value-type="float">
            <text:p>1.57142857142857</text:p>
          </table:table-cell>
          <table:table-cell table:formula="of:=[day_death__csv_all.M268]" office:value-type="float" office:value="1.28571428571428" calcext:value-type="float">
            <text:p>1.28571428571428</text:p>
          </table:table-cell>
          <table:table-cell table:formula="of:=[day_death__csv_all.N268]" office:value-type="float" office:value="2.85714285714283" calcext:value-type="float">
            <text:p>2.85714285714283</text:p>
          </table:table-cell>
          <table:table-cell table:formula="of:=[day_death__csv_all.O268]" office:value-type="float" office:value="4.71428571428567" calcext:value-type="float">
            <text:p>4.71428571428567</text:p>
          </table:table-cell>
          <table:table-cell table:formula="of:=[day_death__csv_all.P268]" office:value-type="float" office:value="10.2857142857142" calcext:value-type="float">
            <text:p>10.2857142857142</text:p>
          </table:table-cell>
          <table:table-cell table:formula="of:=SUM([day_death__csv_all.Q268:.T268])" office:value-type="float" office:value="46.5714285714286" calcext:value-type="float">
            <text:p>46.5714285714286</text:p>
          </table:table-cell>
          <table:table-cell table:formula="of:=[day_death__csv_all.U268]" office:value-type="float" office:value="67.8571428571427" calcext:value-type="float">
            <text:p>67.8571428571427</text:p>
          </table:table-cell>
          <table:table-cell table:number-columns-repeated="1013"/>
        </table:table-row>
        <table:table-row table:style-name="ro1">
          <table:table-cell table:formula="of:=SUM([day_death__csv_all.A269:.D269])" office:value-type="float" office:value="0.142857142857143" calcext:value-type="float">
            <text:p>0.142857142857143</text:p>
          </table:table-cell>
          <table:table-cell table:formula="of:=SUM([day_death__csv_all.E269:.F269])" office:value-type="float" office:value="0" calcext:value-type="float">
            <text:p>0</text:p>
          </table:table-cell>
          <table:table-cell table:formula="of:=SUM([day_death__csv_all.G269:.H269])" office:value-type="float" office:value="0" calcext:value-type="float">
            <text:p>0</text:p>
          </table:table-cell>
          <table:table-cell table:formula="of:=SUM([day_death__csv_all.I269:.J269])" office:value-type="float" office:value="0.428571428571438" calcext:value-type="float">
            <text:p>0.428571428571438</text:p>
          </table:table-cell>
          <table:table-cell table:formula="of:=SUM([day_death__csv_all.K269:.L269])" office:value-type="float" office:value="1.57142857142861" calcext:value-type="float">
            <text:p>1.57142857142861</text:p>
          </table:table-cell>
          <table:table-cell table:formula="of:=[day_death__csv_all.M269]" office:value-type="float" office:value="1.28571428571433" calcext:value-type="float">
            <text:p>1.28571428571433</text:p>
          </table:table-cell>
          <table:table-cell table:formula="of:=[day_death__csv_all.N269]" office:value-type="float" office:value="2.857142857143" calcext:value-type="float">
            <text:p>2.857142857143</text:p>
          </table:table-cell>
          <table:table-cell table:formula="of:=[day_death__csv_all.O269]" office:value-type="float" office:value="4.71428571428601" calcext:value-type="float">
            <text:p>4.71428571428601</text:p>
          </table:table-cell>
          <table:table-cell table:formula="of:=[day_death__csv_all.P269]" office:value-type="float" office:value="10.2857142857147" calcext:value-type="float">
            <text:p>10.2857142857147</text:p>
          </table:table-cell>
          <table:table-cell table:formula="of:=SUM([day_death__csv_all.Q269:.T269])" office:value-type="float" office:value="46.5714285714287" calcext:value-type="float">
            <text:p>46.5714285714287</text:p>
          </table:table-cell>
          <table:table-cell table:formula="of:=[day_death__csv_all.U269]" office:value-type="float" office:value="67.8571428571439" calcext:value-type="float">
            <text:p>67.8571428571439</text:p>
          </table:table-cell>
          <table:table-cell table:number-columns-repeated="1013"/>
        </table:table-row>
        <table:table-row table:style-name="ro1">
          <table:table-cell table:formula="of:=SUM([day_death__csv_all.A270:.D270])" office:value-type="float" office:value="0" calcext:value-type="float">
            <text:p>0</text:p>
          </table:table-cell>
          <table:table-cell table:formula="of:=SUM([day_death__csv_all.E270:.F270])" office:value-type="float" office:value="0" calcext:value-type="float">
            <text:p>0</text:p>
          </table:table-cell>
          <table:table-cell table:formula="of:=SUM([day_death__csv_all.G270:.H270])" office:value-type="float" office:value="0.285714285714286" calcext:value-type="float">
            <text:p>0.285714285714286</text:p>
          </table:table-cell>
          <table:table-cell table:formula="of:=SUM([day_death__csv_all.I270:.J270])" office:value-type="float" office:value="0.142857142857146" calcext:value-type="float">
            <text:p>0.142857142857146</text:p>
          </table:table-cell>
          <table:table-cell table:formula="of:=SUM([day_death__csv_all.K270:.L270])" office:value-type="float" office:value="1" calcext:value-type="float">
            <text:p>1</text:p>
          </table:table-cell>
          <table:table-cell table:formula="of:=[day_death__csv_all.M270]" office:value-type="float" office:value="1.42857142857142" calcext:value-type="float">
            <text:p>1.42857142857142</text:p>
          </table:table-cell>
          <table:table-cell table:formula="of:=[day_death__csv_all.N270]" office:value-type="float" office:value="2.14285714285717" calcext:value-type="float">
            <text:p>2.14285714285717</text:p>
          </table:table-cell>
          <table:table-cell table:formula="of:=[day_death__csv_all.O270]" office:value-type="float" office:value="3.42857142857144" calcext:value-type="float">
            <text:p>3.42857142857144</text:p>
          </table:table-cell>
          <table:table-cell table:formula="of:=[day_death__csv_all.P270]" office:value-type="float" office:value="7" calcext:value-type="float">
            <text:p>7</text:p>
          </table:table-cell>
          <table:table-cell table:formula="of:=SUM([day_death__csv_all.Q270:.T270])" office:value-type="float" office:value="44.4285714285714" calcext:value-type="float">
            <text:p>44.4285714285714</text:p>
          </table:table-cell>
          <table:table-cell table:formula="of:=[day_death__csv_all.U270]" office:value-type="float" office:value="59.8571428571429" calcext:value-type="float">
            <text:p>59.8571428571429</text:p>
          </table:table-cell>
          <table:table-cell table:number-columns-repeated="1013"/>
        </table:table-row>
        <table:table-row table:style-name="ro1">
          <table:table-cell table:formula="of:=SUM([day_death__csv_all.A271:.D271])" office:value-type="float" office:value="0" calcext:value-type="float">
            <text:p>0</text:p>
          </table:table-cell>
          <table:table-cell table:formula="of:=SUM([day_death__csv_all.E271:.F271])" office:value-type="float" office:value="0" calcext:value-type="float">
            <text:p>0</text:p>
          </table:table-cell>
          <table:table-cell table:formula="of:=SUM([day_death__csv_all.G271:.H271])" office:value-type="float" office:value="0.285714285714286" calcext:value-type="float">
            <text:p>0.285714285714286</text:p>
          </table:table-cell>
          <table:table-cell table:formula="of:=SUM([day_death__csv_all.I271:.J271])" office:value-type="float" office:value="0.142857142857146" calcext:value-type="float">
            <text:p>0.142857142857146</text:p>
          </table:table-cell>
          <table:table-cell table:formula="of:=SUM([day_death__csv_all.K271:.L271])" office:value-type="float" office:value="1" calcext:value-type="float">
            <text:p>1</text:p>
          </table:table-cell>
          <table:table-cell table:formula="of:=[day_death__csv_all.M271]" office:value-type="float" office:value="1.42857142857142" calcext:value-type="float">
            <text:p>1.42857142857142</text:p>
          </table:table-cell>
          <table:table-cell table:formula="of:=[day_death__csv_all.N271]" office:value-type="float" office:value="2.14285714285717" calcext:value-type="float">
            <text:p>2.14285714285717</text:p>
          </table:table-cell>
          <table:table-cell table:formula="of:=[day_death__csv_all.O271]" office:value-type="float" office:value="3.42857142857144" calcext:value-type="float">
            <text:p>3.42857142857144</text:p>
          </table:table-cell>
          <table:table-cell table:formula="of:=[day_death__csv_all.P271]" office:value-type="float" office:value="7" calcext:value-type="float">
            <text:p>7</text:p>
          </table:table-cell>
          <table:table-cell table:formula="of:=SUM([day_death__csv_all.Q271:.T271])" office:value-type="float" office:value="44.4285714285714" calcext:value-type="float">
            <text:p>44.4285714285714</text:p>
          </table:table-cell>
          <table:table-cell table:formula="of:=[day_death__csv_all.U271]" office:value-type="float" office:value="59.8571428571429" calcext:value-type="float">
            <text:p>59.8571428571429</text:p>
          </table:table-cell>
          <table:table-cell table:number-columns-repeated="1013"/>
        </table:table-row>
        <table:table-row table:style-name="ro1">
          <table:table-cell table:formula="of:=SUM([day_death__csv_all.A272:.D272])" office:value-type="float" office:value="0" calcext:value-type="float">
            <text:p>0</text:p>
          </table:table-cell>
          <table:table-cell table:formula="of:=SUM([day_death__csv_all.E272:.F272])" office:value-type="float" office:value="0" calcext:value-type="float">
            <text:p>0</text:p>
          </table:table-cell>
          <table:table-cell table:formula="of:=SUM([day_death__csv_all.G272:.H272])" office:value-type="float" office:value="0.285714285714286" calcext:value-type="float">
            <text:p>0.285714285714286</text:p>
          </table:table-cell>
          <table:table-cell table:formula="of:=SUM([day_death__csv_all.I272:.J272])" office:value-type="float" office:value="0.142857142857146" calcext:value-type="float">
            <text:p>0.142857142857146</text:p>
          </table:table-cell>
          <table:table-cell table:formula="of:=SUM([day_death__csv_all.K272:.L272])" office:value-type="float" office:value="1" calcext:value-type="float">
            <text:p>1</text:p>
          </table:table-cell>
          <table:table-cell table:formula="of:=[day_death__csv_all.M272]" office:value-type="float" office:value="1.42857142857142" calcext:value-type="float">
            <text:p>1.42857142857142</text:p>
          </table:table-cell>
          <table:table-cell table:formula="of:=[day_death__csv_all.N272]" office:value-type="float" office:value="2.14285714285717" calcext:value-type="float">
            <text:p>2.14285714285717</text:p>
          </table:table-cell>
          <table:table-cell table:formula="of:=[day_death__csv_all.O272]" office:value-type="float" office:value="3.42857142857144" calcext:value-type="float">
            <text:p>3.42857142857144</text:p>
          </table:table-cell>
          <table:table-cell table:formula="of:=[day_death__csv_all.P272]" office:value-type="float" office:value="7" calcext:value-type="float">
            <text:p>7</text:p>
          </table:table-cell>
          <table:table-cell table:formula="of:=SUM([day_death__csv_all.Q272:.T272])" office:value-type="float" office:value="44.4285714285714" calcext:value-type="float">
            <text:p>44.4285714285714</text:p>
          </table:table-cell>
          <table:table-cell table:formula="of:=[day_death__csv_all.U272]" office:value-type="float" office:value="59.8571428571429" calcext:value-type="float">
            <text:p>59.8571428571429</text:p>
          </table:table-cell>
          <table:table-cell table:number-columns-repeated="1013"/>
        </table:table-row>
        <table:table-row table:style-name="ro1">
          <table:table-cell table:formula="of:=SUM([day_death__csv_all.A273:.D273])" office:value-type="float" office:value="0" calcext:value-type="float">
            <text:p>0</text:p>
          </table:table-cell>
          <table:table-cell table:formula="of:=SUM([day_death__csv_all.E273:.F273])" office:value-type="float" office:value="0" calcext:value-type="float">
            <text:p>0</text:p>
          </table:table-cell>
          <table:table-cell table:formula="of:=SUM([day_death__csv_all.G273:.H273])" office:value-type="float" office:value="0.285714285714286" calcext:value-type="float">
            <text:p>0.285714285714286</text:p>
          </table:table-cell>
          <table:table-cell table:formula="of:=SUM([day_death__csv_all.I273:.J273])" office:value-type="float" office:value="0.142857142857146" calcext:value-type="float">
            <text:p>0.142857142857146</text:p>
          </table:table-cell>
          <table:table-cell table:formula="of:=SUM([day_death__csv_all.K273:.L273])" office:value-type="float" office:value="1" calcext:value-type="float">
            <text:p>1</text:p>
          </table:table-cell>
          <table:table-cell table:formula="of:=[day_death__csv_all.M273]" office:value-type="float" office:value="1.42857142857142" calcext:value-type="float">
            <text:p>1.42857142857142</text:p>
          </table:table-cell>
          <table:table-cell table:formula="of:=[day_death__csv_all.N273]" office:value-type="float" office:value="2.14285714285717" calcext:value-type="float">
            <text:p>2.14285714285717</text:p>
          </table:table-cell>
          <table:table-cell table:formula="of:=[day_death__csv_all.O273]" office:value-type="float" office:value="3.42857142857144" calcext:value-type="float">
            <text:p>3.42857142857144</text:p>
          </table:table-cell>
          <table:table-cell table:formula="of:=[day_death__csv_all.P273]" office:value-type="float" office:value="7" calcext:value-type="float">
            <text:p>7</text:p>
          </table:table-cell>
          <table:table-cell table:formula="of:=SUM([day_death__csv_all.Q273:.T273])" office:value-type="float" office:value="44.4285714285714" calcext:value-type="float">
            <text:p>44.4285714285714</text:p>
          </table:table-cell>
          <table:table-cell table:formula="of:=[day_death__csv_all.U273]" office:value-type="float" office:value="59.8571428571429" calcext:value-type="float">
            <text:p>59.8571428571429</text:p>
          </table:table-cell>
          <table:table-cell table:number-columns-repeated="1013"/>
        </table:table-row>
        <table:table-row table:style-name="ro1">
          <table:table-cell table:formula="of:=SUM([day_death__csv_all.A274:.D274])" office:value-type="float" office:value="0" calcext:value-type="float">
            <text:p>0</text:p>
          </table:table-cell>
          <table:table-cell table:formula="of:=SUM([day_death__csv_all.E274:.F274])" office:value-type="float" office:value="0" calcext:value-type="float">
            <text:p>0</text:p>
          </table:table-cell>
          <table:table-cell table:formula="of:=SUM([day_death__csv_all.G274:.H274])" office:value-type="float" office:value="0.285714285714286" calcext:value-type="float">
            <text:p>0.285714285714286</text:p>
          </table:table-cell>
          <table:table-cell table:formula="of:=SUM([day_death__csv_all.I274:.J274])" office:value-type="float" office:value="0.142857142857146" calcext:value-type="float">
            <text:p>0.142857142857146</text:p>
          </table:table-cell>
          <table:table-cell table:formula="of:=SUM([day_death__csv_all.K274:.L274])" office:value-type="float" office:value="1" calcext:value-type="float">
            <text:p>1</text:p>
          </table:table-cell>
          <table:table-cell table:formula="of:=[day_death__csv_all.M274]" office:value-type="float" office:value="1.42857142857142" calcext:value-type="float">
            <text:p>1.42857142857142</text:p>
          </table:table-cell>
          <table:table-cell table:formula="of:=[day_death__csv_all.N274]" office:value-type="float" office:value="2.14285714285717" calcext:value-type="float">
            <text:p>2.14285714285717</text:p>
          </table:table-cell>
          <table:table-cell table:formula="of:=[day_death__csv_all.O274]" office:value-type="float" office:value="3.42857142857144" calcext:value-type="float">
            <text:p>3.42857142857144</text:p>
          </table:table-cell>
          <table:table-cell table:formula="of:=[day_death__csv_all.P274]" office:value-type="float" office:value="7" calcext:value-type="float">
            <text:p>7</text:p>
          </table:table-cell>
          <table:table-cell table:formula="of:=SUM([day_death__csv_all.Q274:.T274])" office:value-type="float" office:value="44.4285714285714" calcext:value-type="float">
            <text:p>44.4285714285714</text:p>
          </table:table-cell>
          <table:table-cell table:formula="of:=[day_death__csv_all.U274]" office:value-type="float" office:value="59.8571428571429" calcext:value-type="float">
            <text:p>59.8571428571429</text:p>
          </table:table-cell>
          <table:table-cell table:number-columns-repeated="1013"/>
        </table:table-row>
        <table:table-row table:style-name="ro1">
          <table:table-cell table:formula="of:=SUM([day_death__csv_all.A275:.D275])" office:value-type="float" office:value="0" calcext:value-type="float">
            <text:p>0</text:p>
          </table:table-cell>
          <table:table-cell table:formula="of:=SUM([day_death__csv_all.E275:.F275])" office:value-type="float" office:value="0" calcext:value-type="float">
            <text:p>0</text:p>
          </table:table-cell>
          <table:table-cell table:formula="of:=SUM([day_death__csv_all.G275:.H275])" office:value-type="float" office:value="0.285714285714286" calcext:value-type="float">
            <text:p>0.285714285714286</text:p>
          </table:table-cell>
          <table:table-cell table:formula="of:=SUM([day_death__csv_all.I275:.J275])" office:value-type="float" office:value="0.142857142857146" calcext:value-type="float">
            <text:p>0.142857142857146</text:p>
          </table:table-cell>
          <table:table-cell table:formula="of:=SUM([day_death__csv_all.K275:.L275])" office:value-type="float" office:value="1" calcext:value-type="float">
            <text:p>1</text:p>
          </table:table-cell>
          <table:table-cell table:formula="of:=[day_death__csv_all.M275]" office:value-type="float" office:value="1.42857142857142" calcext:value-type="float">
            <text:p>1.42857142857142</text:p>
          </table:table-cell>
          <table:table-cell table:formula="of:=[day_death__csv_all.N275]" office:value-type="float" office:value="2.14285714285717" calcext:value-type="float">
            <text:p>2.14285714285717</text:p>
          </table:table-cell>
          <table:table-cell table:formula="of:=[day_death__csv_all.O275]" office:value-type="float" office:value="3.42857142857144" calcext:value-type="float">
            <text:p>3.42857142857144</text:p>
          </table:table-cell>
          <table:table-cell table:formula="of:=[day_death__csv_all.P275]" office:value-type="float" office:value="7" calcext:value-type="float">
            <text:p>7</text:p>
          </table:table-cell>
          <table:table-cell table:formula="of:=SUM([day_death__csv_all.Q275:.T275])" office:value-type="float" office:value="44.4285714285714" calcext:value-type="float">
            <text:p>44.4285714285714</text:p>
          </table:table-cell>
          <table:table-cell table:formula="of:=[day_death__csv_all.U275]" office:value-type="float" office:value="59.8571428571429" calcext:value-type="float">
            <text:p>59.8571428571429</text:p>
          </table:table-cell>
          <table:table-cell table:number-columns-repeated="1013"/>
        </table:table-row>
        <table:table-row table:style-name="ro1">
          <table:table-cell table:formula="of:=SUM([day_death__csv_all.A276:.D276])" office:value-type="float" office:value="0" calcext:value-type="float">
            <text:p>0</text:p>
          </table:table-cell>
          <table:table-cell table:formula="of:=SUM([day_death__csv_all.E276:.F276])" office:value-type="float" office:value="0" calcext:value-type="float">
            <text:p>0</text:p>
          </table:table-cell>
          <table:table-cell table:formula="of:=SUM([day_death__csv_all.G276:.H276])" office:value-type="float" office:value="0.285714285714281" calcext:value-type="float">
            <text:p>0.285714285714281</text:p>
          </table:table-cell>
          <table:table-cell table:formula="of:=SUM([day_death__csv_all.I276:.J276])" office:value-type="float" office:value="0.142857142857125" calcext:value-type="float">
            <text:p>0.142857142857125</text:p>
          </table:table-cell>
          <table:table-cell table:formula="of:=SUM([day_death__csv_all.K276:.L276])" office:value-type="float" office:value="1" calcext:value-type="float">
            <text:p>1</text:p>
          </table:table-cell>
          <table:table-cell table:formula="of:=[day_death__csv_all.M276]" office:value-type="float" office:value="1.4285714285715" calcext:value-type="float">
            <text:p>1.4285714285715</text:p>
          </table:table-cell>
          <table:table-cell table:formula="of:=[day_death__csv_all.N276]" office:value-type="float" office:value="2.142857142857" calcext:value-type="float">
            <text:p>2.142857142857</text:p>
          </table:table-cell>
          <table:table-cell table:formula="of:=[day_death__csv_all.O276]" office:value-type="float" office:value="3.42857142857133" calcext:value-type="float">
            <text:p>3.42857142857133</text:p>
          </table:table-cell>
          <table:table-cell table:formula="of:=[day_death__csv_all.P276]" office:value-type="float" office:value="7" calcext:value-type="float">
            <text:p>7</text:p>
          </table:table-cell>
          <table:table-cell table:formula="of:=SUM([day_death__csv_all.Q276:.T276])" office:value-type="float" office:value="44.4285714285713" calcext:value-type="float">
            <text:p>44.4285714285713</text:p>
          </table:table-cell>
          <table:table-cell table:formula="of:=[day_death__csv_all.U276]" office:value-type="float" office:value="59.8571428571426" calcext:value-type="float">
            <text:p>59.8571428571426</text:p>
          </table:table-cell>
          <table:table-cell table:number-columns-repeated="1013"/>
        </table:table-row>
        <table:table-row table:style-name="ro1">
          <table:table-cell table:formula="of:=SUM([day_death__csv_all.A277:.D277])" office:value-type="float" office:value="0" calcext:value-type="float">
            <text:p>0</text:p>
          </table:table-cell>
          <table:table-cell table:formula="of:=SUM([day_death__csv_all.E277:.F277])" office:value-type="float" office:value="0" calcext:value-type="float">
            <text:p>0</text:p>
          </table:table-cell>
          <table:table-cell table:formula="of:=SUM([day_death__csv_all.G277:.H277])" office:value-type="float" office:value="0.142857142857143" calcext:value-type="float">
            <text:p>0.142857142857143</text:p>
          </table:table-cell>
          <table:table-cell table:formula="of:=SUM([day_death__csv_all.I277:.J277])" office:value-type="float" office:value="0.142857142857146" calcext:value-type="float">
            <text:p>0.142857142857146</text:p>
          </table:table-cell>
          <table:table-cell table:formula="of:=SUM([day_death__csv_all.K277:.L277])" office:value-type="float" office:value="0.428571428571431" calcext:value-type="float">
            <text:p>0.428571428571431</text:p>
          </table:table-cell>
          <table:table-cell table:formula="of:=[day_death__csv_all.M277]" office:value-type="float" office:value="1.42857142857142" calcext:value-type="float">
            <text:p>1.42857142857142</text:p>
          </table:table-cell>
          <table:table-cell table:formula="of:=[day_death__csv_all.N277]" office:value-type="float" office:value="2.14285714285717" calcext:value-type="float">
            <text:p>2.14285714285717</text:p>
          </table:table-cell>
          <table:table-cell table:formula="of:=[day_death__csv_all.O277]" office:value-type="float" office:value="4.85714285714289" calcext:value-type="float">
            <text:p>4.85714285714289</text:p>
          </table:table-cell>
          <table:table-cell table:formula="of:=[day_death__csv_all.P277]" office:value-type="float" office:value="11.5714285714287" calcext:value-type="float">
            <text:p>11.5714285714287</text:p>
          </table:table-cell>
          <table:table-cell table:formula="of:=SUM([day_death__csv_all.Q277:.T277])" office:value-type="float" office:value="36.857142857143" calcext:value-type="float">
            <text:p>36.857142857143</text:p>
          </table:table-cell>
          <table:table-cell table:formula="of:=[day_death__csv_all.U277]" office:value-type="float" office:value="57.5714285714288" calcext:value-type="float">
            <text:p>57.5714285714288</text:p>
          </table:table-cell>
          <table:table-cell table:number-columns-repeated="1013"/>
        </table:table-row>
        <table:table-row table:style-name="ro1">
          <table:table-cell table:formula="of:=SUM([day_death__csv_all.A278:.D278])" office:value-type="float" office:value="0" calcext:value-type="float">
            <text:p>0</text:p>
          </table:table-cell>
          <table:table-cell table:formula="of:=SUM([day_death__csv_all.E278:.F278])" office:value-type="float" office:value="0" calcext:value-type="float">
            <text:p>0</text:p>
          </table:table-cell>
          <table:table-cell table:formula="of:=SUM([day_death__csv_all.G278:.H278])" office:value-type="float" office:value="0.142857142857143" calcext:value-type="float">
            <text:p>0.142857142857143</text:p>
          </table:table-cell>
          <table:table-cell table:formula="of:=SUM([day_death__csv_all.I278:.J278])" office:value-type="float" office:value="0.142857142857146" calcext:value-type="float">
            <text:p>0.142857142857146</text:p>
          </table:table-cell>
          <table:table-cell table:formula="of:=SUM([day_death__csv_all.K278:.L278])" office:value-type="float" office:value="0.428571428571431" calcext:value-type="float">
            <text:p>0.428571428571431</text:p>
          </table:table-cell>
          <table:table-cell table:formula="of:=[day_death__csv_all.M278]" office:value-type="float" office:value="1.42857142857142" calcext:value-type="float">
            <text:p>1.42857142857142</text:p>
          </table:table-cell>
          <table:table-cell table:formula="of:=[day_death__csv_all.N278]" office:value-type="float" office:value="2.14285714285717" calcext:value-type="float">
            <text:p>2.14285714285717</text:p>
          </table:table-cell>
          <table:table-cell table:formula="of:=[day_death__csv_all.O278]" office:value-type="float" office:value="4.85714285714289" calcext:value-type="float">
            <text:p>4.85714285714289</text:p>
          </table:table-cell>
          <table:table-cell table:formula="of:=[day_death__csv_all.P278]" office:value-type="float" office:value="11.5714285714287" calcext:value-type="float">
            <text:p>11.5714285714287</text:p>
          </table:table-cell>
          <table:table-cell table:formula="of:=SUM([day_death__csv_all.Q278:.T278])" office:value-type="float" office:value="36.857142857143" calcext:value-type="float">
            <text:p>36.857142857143</text:p>
          </table:table-cell>
          <table:table-cell table:formula="of:=[day_death__csv_all.U278]" office:value-type="float" office:value="57.5714285714288" calcext:value-type="float">
            <text:p>57.5714285714288</text:p>
          </table:table-cell>
          <table:table-cell table:number-columns-repeated="1013"/>
        </table:table-row>
        <table:table-row table:style-name="ro1">
          <table:table-cell table:formula="of:=SUM([day_death__csv_all.A279:.D279])" office:value-type="float" office:value="0" calcext:value-type="float">
            <text:p>0</text:p>
          </table:table-cell>
          <table:table-cell table:formula="of:=SUM([day_death__csv_all.E279:.F279])" office:value-type="float" office:value="0" calcext:value-type="float">
            <text:p>0</text:p>
          </table:table-cell>
          <table:table-cell table:formula="of:=SUM([day_death__csv_all.G279:.H279])" office:value-type="float" office:value="0.142857142857143" calcext:value-type="float">
            <text:p>0.142857142857143</text:p>
          </table:table-cell>
          <table:table-cell table:formula="of:=SUM([day_death__csv_all.I279:.J279])" office:value-type="float" office:value="0.142857142857146" calcext:value-type="float">
            <text:p>0.142857142857146</text:p>
          </table:table-cell>
          <table:table-cell table:formula="of:=SUM([day_death__csv_all.K279:.L279])" office:value-type="float" office:value="0.428571428571416" calcext:value-type="float">
            <text:p>0.428571428571416</text:p>
          </table:table-cell>
          <table:table-cell table:formula="of:=[day_death__csv_all.M279]" office:value-type="float" office:value="1.42857142857142" calcext:value-type="float">
            <text:p>1.42857142857142</text:p>
          </table:table-cell>
          <table:table-cell table:formula="of:=[day_death__csv_all.N279]" office:value-type="float" office:value="2.14285714285717" calcext:value-type="float">
            <text:p>2.14285714285717</text:p>
          </table:table-cell>
          <table:table-cell table:formula="of:=[day_death__csv_all.O279]" office:value-type="float" office:value="4.85714285714289" calcext:value-type="float">
            <text:p>4.85714285714289</text:p>
          </table:table-cell>
          <table:table-cell table:formula="of:=[day_death__csv_all.P279]" office:value-type="float" office:value="11.5714285714287" calcext:value-type="float">
            <text:p>11.5714285714287</text:p>
          </table:table-cell>
          <table:table-cell table:formula="of:=SUM([day_death__csv_all.Q279:.T279])" office:value-type="float" office:value="36.857142857143" calcext:value-type="float">
            <text:p>36.857142857143</text:p>
          </table:table-cell>
          <table:table-cell table:formula="of:=[day_death__csv_all.U279]" office:value-type="float" office:value="57.5714285714288" calcext:value-type="float">
            <text:p>57.5714285714288</text:p>
          </table:table-cell>
          <table:table-cell table:number-columns-repeated="1013"/>
        </table:table-row>
        <table:table-row table:style-name="ro1">
          <table:table-cell table:formula="of:=SUM([day_death__csv_all.A280:.D280])" office:value-type="float" office:value="0" calcext:value-type="float">
            <text:p>0</text:p>
          </table:table-cell>
          <table:table-cell table:formula="of:=SUM([day_death__csv_all.E280:.F280])" office:value-type="float" office:value="0" calcext:value-type="float">
            <text:p>0</text:p>
          </table:table-cell>
          <table:table-cell table:formula="of:=SUM([day_death__csv_all.G280:.H280])" office:value-type="float" office:value="0.142857142857143" calcext:value-type="float">
            <text:p>0.142857142857143</text:p>
          </table:table-cell>
          <table:table-cell table:formula="of:=SUM([day_death__csv_all.I280:.J280])" office:value-type="float" office:value="0.142857142857146" calcext:value-type="float">
            <text:p>0.142857142857146</text:p>
          </table:table-cell>
          <table:table-cell table:formula="of:=SUM([day_death__csv_all.K280:.L280])" office:value-type="float" office:value="0.428571428571416" calcext:value-type="float">
            <text:p>0.428571428571416</text:p>
          </table:table-cell>
          <table:table-cell table:formula="of:=[day_death__csv_all.M280]" office:value-type="float" office:value="1.42857142857142" calcext:value-type="float">
            <text:p>1.42857142857142</text:p>
          </table:table-cell>
          <table:table-cell table:formula="of:=[day_death__csv_all.N280]" office:value-type="float" office:value="2.14285714285717" calcext:value-type="float">
            <text:p>2.14285714285717</text:p>
          </table:table-cell>
          <table:table-cell table:formula="of:=[day_death__csv_all.O280]" office:value-type="float" office:value="4.85714285714289" calcext:value-type="float">
            <text:p>4.85714285714289</text:p>
          </table:table-cell>
          <table:table-cell table:formula="of:=[day_death__csv_all.P280]" office:value-type="float" office:value="11.5714285714287" calcext:value-type="float">
            <text:p>11.5714285714287</text:p>
          </table:table-cell>
          <table:table-cell table:formula="of:=SUM([day_death__csv_all.Q280:.T280])" office:value-type="float" office:value="36.857142857143" calcext:value-type="float">
            <text:p>36.857142857143</text:p>
          </table:table-cell>
          <table:table-cell table:formula="of:=[day_death__csv_all.U280]" office:value-type="float" office:value="57.5714285714288" calcext:value-type="float">
            <text:p>57.5714285714288</text:p>
          </table:table-cell>
          <table:table-cell table:number-columns-repeated="1013"/>
        </table:table-row>
        <table:table-row table:style-name="ro1">
          <table:table-cell table:formula="of:=SUM([day_death__csv_all.A281:.D281])" office:value-type="float" office:value="0" calcext:value-type="float">
            <text:p>0</text:p>
          </table:table-cell>
          <table:table-cell table:formula="of:=SUM([day_death__csv_all.E281:.F281])" office:value-type="float" office:value="0" calcext:value-type="float">
            <text:p>0</text:p>
          </table:table-cell>
          <table:table-cell table:formula="of:=SUM([day_death__csv_all.G281:.H281])" office:value-type="float" office:value="0.142857142857143" calcext:value-type="float">
            <text:p>0.142857142857143</text:p>
          </table:table-cell>
          <table:table-cell table:formula="of:=SUM([day_death__csv_all.I281:.J281])" office:value-type="float" office:value="0.142857142857146" calcext:value-type="float">
            <text:p>0.142857142857146</text:p>
          </table:table-cell>
          <table:table-cell table:formula="of:=SUM([day_death__csv_all.K281:.L281])" office:value-type="float" office:value="0.428571428571416" calcext:value-type="float">
            <text:p>0.428571428571416</text:p>
          </table:table-cell>
          <table:table-cell table:formula="of:=[day_death__csv_all.M281]" office:value-type="float" office:value="1.42857142857142" calcext:value-type="float">
            <text:p>1.42857142857142</text:p>
          </table:table-cell>
          <table:table-cell table:formula="of:=[day_death__csv_all.N281]" office:value-type="float" office:value="2.14285714285717" calcext:value-type="float">
            <text:p>2.14285714285717</text:p>
          </table:table-cell>
          <table:table-cell table:formula="of:=[day_death__csv_all.O281]" office:value-type="float" office:value="4.85714285714289" calcext:value-type="float">
            <text:p>4.85714285714289</text:p>
          </table:table-cell>
          <table:table-cell table:formula="of:=[day_death__csv_all.P281]" office:value-type="float" office:value="11.5714285714287" calcext:value-type="float">
            <text:p>11.5714285714287</text:p>
          </table:table-cell>
          <table:table-cell table:formula="of:=SUM([day_death__csv_all.Q281:.T281])" office:value-type="float" office:value="36.857142857143" calcext:value-type="float">
            <text:p>36.857142857143</text:p>
          </table:table-cell>
          <table:table-cell table:formula="of:=[day_death__csv_all.U281]" office:value-type="float" office:value="57.5714285714288" calcext:value-type="float">
            <text:p>57.5714285714288</text:p>
          </table:table-cell>
          <table:table-cell table:number-columns-repeated="1013"/>
        </table:table-row>
        <table:table-row table:style-name="ro1">
          <table:table-cell table:formula="of:=SUM([day_death__csv_all.A282:.D282])" office:value-type="float" office:value="0" calcext:value-type="float">
            <text:p>0</text:p>
          </table:table-cell>
          <table:table-cell table:formula="of:=SUM([day_death__csv_all.E282:.F282])" office:value-type="float" office:value="0" calcext:value-type="float">
            <text:p>0</text:p>
          </table:table-cell>
          <table:table-cell table:formula="of:=SUM([day_death__csv_all.G282:.H282])" office:value-type="float" office:value="0.142857142857143" calcext:value-type="float">
            <text:p>0.142857142857143</text:p>
          </table:table-cell>
          <table:table-cell table:formula="of:=SUM([day_death__csv_all.I282:.J282])" office:value-type="float" office:value="0.142857142857146" calcext:value-type="float">
            <text:p>0.142857142857146</text:p>
          </table:table-cell>
          <table:table-cell table:formula="of:=SUM([day_death__csv_all.K282:.L282])" office:value-type="float" office:value="0.428571428571416" calcext:value-type="float">
            <text:p>0.428571428571416</text:p>
          </table:table-cell>
          <table:table-cell table:formula="of:=[day_death__csv_all.M282]" office:value-type="float" office:value="1.42857142857142" calcext:value-type="float">
            <text:p>1.42857142857142</text:p>
          </table:table-cell>
          <table:table-cell table:formula="of:=[day_death__csv_all.N282]" office:value-type="float" office:value="2.14285714285717" calcext:value-type="float">
            <text:p>2.14285714285717</text:p>
          </table:table-cell>
          <table:table-cell table:formula="of:=[day_death__csv_all.O282]" office:value-type="float" office:value="4.85714285714289" calcext:value-type="float">
            <text:p>4.85714285714289</text:p>
          </table:table-cell>
          <table:table-cell table:formula="of:=[day_death__csv_all.P282]" office:value-type="float" office:value="11.5714285714287" calcext:value-type="float">
            <text:p>11.5714285714287</text:p>
          </table:table-cell>
          <table:table-cell table:formula="of:=SUM([day_death__csv_all.Q282:.T282])" office:value-type="float" office:value="36.857142857143" calcext:value-type="float">
            <text:p>36.857142857143</text:p>
          </table:table-cell>
          <table:table-cell table:formula="of:=[day_death__csv_all.U282]" office:value-type="float" office:value="57.5714285714288" calcext:value-type="float">
            <text:p>57.5714285714288</text:p>
          </table:table-cell>
          <table:table-cell table:number-columns-repeated="1013"/>
        </table:table-row>
        <table:table-row table:style-name="ro1">
          <table:table-cell table:formula="of:=SUM([day_death__csv_all.A283:.D283])" office:value-type="float" office:value="0" calcext:value-type="float">
            <text:p>0</text:p>
          </table:table-cell>
          <table:table-cell table:formula="of:=SUM([day_death__csv_all.E283:.F283])" office:value-type="float" office:value="0" calcext:value-type="float">
            <text:p>0</text:p>
          </table:table-cell>
          <table:table-cell table:formula="of:=SUM([day_death__csv_all.G283:.H283])" office:value-type="float" office:value="0.142857142857141" calcext:value-type="float">
            <text:p>0.142857142857141</text:p>
          </table:table-cell>
          <table:table-cell table:formula="of:=SUM([day_death__csv_all.I283:.J283])" office:value-type="float" office:value="0.142857142857125" calcext:value-type="float">
            <text:p>0.142857142857125</text:p>
          </table:table-cell>
          <table:table-cell table:formula="of:=SUM([day_death__csv_all.K283:.L283])" office:value-type="float" office:value="0.428571428571473" calcext:value-type="float">
            <text:p>0.428571428571473</text:p>
          </table:table-cell>
          <table:table-cell table:formula="of:=[day_death__csv_all.M283]" office:value-type="float" office:value="1.4285714285715" calcext:value-type="float">
            <text:p>1.4285714285715</text:p>
          </table:table-cell>
          <table:table-cell table:formula="of:=[day_death__csv_all.N283]" office:value-type="float" office:value="2.142857142857" calcext:value-type="float">
            <text:p>2.142857142857</text:p>
          </table:table-cell>
          <table:table-cell table:formula="of:=[day_death__csv_all.O283]" office:value-type="float" office:value="4.85714285714266" calcext:value-type="float">
            <text:p>4.85714285714266</text:p>
          </table:table-cell>
          <table:table-cell table:formula="of:=[day_death__csv_all.P283]" office:value-type="float" office:value="11.571428571428" calcext:value-type="float">
            <text:p>11.571428571428</text:p>
          </table:table-cell>
          <table:table-cell table:formula="of:=SUM([day_death__csv_all.Q283:.T283])" office:value-type="float" office:value="36.8571428571423" calcext:value-type="float">
            <text:p>36.8571428571423</text:p>
          </table:table-cell>
          <table:table-cell table:formula="of:=[day_death__csv_all.U283]" office:value-type="float" office:value="57.5714285714272" calcext:value-type="float">
            <text:p>57.5714285714272</text:p>
          </table:table-cell>
          <table:table-cell table:number-columns-repeated="1013"/>
        </table:table-row>
        <table:table-row table:style-name="ro1">
          <table:table-cell table:formula="of:=SUM([day_death__csv_all.A284:.D284])" office:value-type="float" office:value="0" calcext:value-type="float">
            <text:p>0</text:p>
          </table:table-cell>
          <table:table-cell table:formula="of:=SUM([day_death__csv_all.E284:.F284])" office:value-type="float" office:value="0" calcext:value-type="float">
            <text:p>0</text:p>
          </table:table-cell>
          <table:table-cell table:formula="of:=SUM([day_death__csv_all.G284:.H284])" office:value-type="float" office:value="0.142857142857143" calcext:value-type="float">
            <text:p>0.142857142857143</text:p>
          </table:table-cell>
          <table:table-cell table:formula="of:=SUM([day_death__csv_all.I284:.J284])" office:value-type="float" office:value="0.571428571428569" calcext:value-type="float">
            <text:p>0.571428571428569</text:p>
          </table:table-cell>
          <table:table-cell table:formula="of:=SUM([day_death__csv_all.K284:.L284])" office:value-type="float" office:value="1.28571428571428" calcext:value-type="float">
            <text:p>1.28571428571428</text:p>
          </table:table-cell>
          <table:table-cell table:formula="of:=[day_death__csv_all.M284]" office:value-type="float" office:value="1" calcext:value-type="float">
            <text:p>1</text:p>
          </table:table-cell>
          <table:table-cell table:formula="of:=[day_death__csv_all.N284]" office:value-type="float" office:value="1" calcext:value-type="float">
            <text:p>1</text:p>
          </table:table-cell>
          <table:table-cell table:formula="of:=[day_death__csv_all.O284]" office:value-type="float" office:value="6.57142857142856" calcext:value-type="float">
            <text:p>6.57142857142856</text:p>
          </table:table-cell>
          <table:table-cell table:formula="of:=[day_death__csv_all.P284]" office:value-type="float" office:value="7.14285714285711" calcext:value-type="float">
            <text:p>7.14285714285711</text:p>
          </table:table-cell>
          <table:table-cell table:formula="of:=SUM([day_death__csv_all.Q284:.T284])" office:value-type="float" office:value="30.4285714285712" calcext:value-type="float">
            <text:p>30.4285714285712</text:p>
          </table:table-cell>
          <table:table-cell table:formula="of:=[day_death__csv_all.U284]" office:value-type="float" office:value="48.1428571428569" calcext:value-type="float">
            <text:p>48.1428571428569</text:p>
          </table:table-cell>
          <table:table-cell table:number-columns-repeated="1013"/>
        </table:table-row>
        <table:table-row table:style-name="ro1">
          <table:table-cell table:formula="of:=SUM([day_death__csv_all.A285:.D285])" office:value-type="float" office:value="0" calcext:value-type="float">
            <text:p>0</text:p>
          </table:table-cell>
          <table:table-cell table:formula="of:=SUM([day_death__csv_all.E285:.F285])" office:value-type="float" office:value="0" calcext:value-type="float">
            <text:p>0</text:p>
          </table:table-cell>
          <table:table-cell table:formula="of:=SUM([day_death__csv_all.G285:.H285])" office:value-type="float" office:value="0.142857142857143" calcext:value-type="float">
            <text:p>0.142857142857143</text:p>
          </table:table-cell>
          <table:table-cell table:formula="of:=SUM([day_death__csv_all.I285:.J285])" office:value-type="float" office:value="0.571428571428569" calcext:value-type="float">
            <text:p>0.571428571428569</text:p>
          </table:table-cell>
          <table:table-cell table:formula="of:=SUM([day_death__csv_all.K285:.L285])" office:value-type="float" office:value="1.28571428571428" calcext:value-type="float">
            <text:p>1.28571428571428</text:p>
          </table:table-cell>
          <table:table-cell table:formula="of:=[day_death__csv_all.M285]" office:value-type="float" office:value="1" calcext:value-type="float">
            <text:p>1</text:p>
          </table:table-cell>
          <table:table-cell table:formula="of:=[day_death__csv_all.N285]" office:value-type="float" office:value="1" calcext:value-type="float">
            <text:p>1</text:p>
          </table:table-cell>
          <table:table-cell table:formula="of:=[day_death__csv_all.O285]" office:value-type="float" office:value="6.57142857142856" calcext:value-type="float">
            <text:p>6.57142857142856</text:p>
          </table:table-cell>
          <table:table-cell table:formula="of:=[day_death__csv_all.P285]" office:value-type="float" office:value="7.14285714285711" calcext:value-type="float">
            <text:p>7.14285714285711</text:p>
          </table:table-cell>
          <table:table-cell table:formula="of:=SUM([day_death__csv_all.Q285:.T285])" office:value-type="float" office:value="30.4285714285712" calcext:value-type="float">
            <text:p>30.4285714285712</text:p>
          </table:table-cell>
          <table:table-cell table:formula="of:=[day_death__csv_all.U285]" office:value-type="float" office:value="48.1428571428569" calcext:value-type="float">
            <text:p>48.1428571428569</text:p>
          </table:table-cell>
          <table:table-cell table:number-columns-repeated="1013"/>
        </table:table-row>
        <table:table-row table:style-name="ro1">
          <table:table-cell table:formula="of:=SUM([day_death__csv_all.A286:.D286])" office:value-type="float" office:value="0" calcext:value-type="float">
            <text:p>0</text:p>
          </table:table-cell>
          <table:table-cell table:formula="of:=SUM([day_death__csv_all.E286:.F286])" office:value-type="float" office:value="0" calcext:value-type="float">
            <text:p>0</text:p>
          </table:table-cell>
          <table:table-cell table:formula="of:=SUM([day_death__csv_all.G286:.H286])" office:value-type="float" office:value="0.142857142857143" calcext:value-type="float">
            <text:p>0.142857142857143</text:p>
          </table:table-cell>
          <table:table-cell table:formula="of:=SUM([day_death__csv_all.I286:.J286])" office:value-type="float" office:value="0.571428571428569" calcext:value-type="float">
            <text:p>0.571428571428569</text:p>
          </table:table-cell>
          <table:table-cell table:formula="of:=SUM([day_death__csv_all.K286:.L286])" office:value-type="float" office:value="1.28571428571428" calcext:value-type="float">
            <text:p>1.28571428571428</text:p>
          </table:table-cell>
          <table:table-cell table:formula="of:=[day_death__csv_all.M286]" office:value-type="float" office:value="1" calcext:value-type="float">
            <text:p>1</text:p>
          </table:table-cell>
          <table:table-cell table:formula="of:=[day_death__csv_all.N286]" office:value-type="float" office:value="1" calcext:value-type="float">
            <text:p>1</text:p>
          </table:table-cell>
          <table:table-cell table:formula="of:=[day_death__csv_all.O286]" office:value-type="float" office:value="6.57142857142856" calcext:value-type="float">
            <text:p>6.57142857142856</text:p>
          </table:table-cell>
          <table:table-cell table:formula="of:=[day_death__csv_all.P286]" office:value-type="float" office:value="7.14285714285711" calcext:value-type="float">
            <text:p>7.14285714285711</text:p>
          </table:table-cell>
          <table:table-cell table:formula="of:=SUM([day_death__csv_all.Q286:.T286])" office:value-type="float" office:value="30.4285714285712" calcext:value-type="float">
            <text:p>30.4285714285712</text:p>
          </table:table-cell>
          <table:table-cell table:formula="of:=[day_death__csv_all.U286]" office:value-type="float" office:value="48.1428571428569" calcext:value-type="float">
            <text:p>48.1428571428569</text:p>
          </table:table-cell>
          <table:table-cell table:number-columns-repeated="1013"/>
        </table:table-row>
        <table:table-row table:style-name="ro1">
          <table:table-cell table:formula="of:=SUM([day_death__csv_all.A287:.D287])" office:value-type="float" office:value="0" calcext:value-type="float">
            <text:p>0</text:p>
          </table:table-cell>
          <table:table-cell table:formula="of:=SUM([day_death__csv_all.E287:.F287])" office:value-type="float" office:value="0" calcext:value-type="float">
            <text:p>0</text:p>
          </table:table-cell>
          <table:table-cell table:formula="of:=SUM([day_death__csv_all.G287:.H287])" office:value-type="float" office:value="0.142857142857143" calcext:value-type="float">
            <text:p>0.142857142857143</text:p>
          </table:table-cell>
          <table:table-cell table:formula="of:=SUM([day_death__csv_all.I287:.J287])" office:value-type="float" office:value="0.571428571428569" calcext:value-type="float">
            <text:p>0.571428571428569</text:p>
          </table:table-cell>
          <table:table-cell table:formula="of:=SUM([day_death__csv_all.K287:.L287])" office:value-type="float" office:value="1.28571428571428" calcext:value-type="float">
            <text:p>1.28571428571428</text:p>
          </table:table-cell>
          <table:table-cell table:formula="of:=[day_death__csv_all.M287]" office:value-type="float" office:value="1" calcext:value-type="float">
            <text:p>1</text:p>
          </table:table-cell>
          <table:table-cell table:formula="of:=[day_death__csv_all.N287]" office:value-type="float" office:value="1" calcext:value-type="float">
            <text:p>1</text:p>
          </table:table-cell>
          <table:table-cell table:formula="of:=[day_death__csv_all.O287]" office:value-type="float" office:value="6.57142857142856" calcext:value-type="float">
            <text:p>6.57142857142856</text:p>
          </table:table-cell>
          <table:table-cell table:formula="of:=[day_death__csv_all.P287]" office:value-type="float" office:value="7.14285714285711" calcext:value-type="float">
            <text:p>7.14285714285711</text:p>
          </table:table-cell>
          <table:table-cell table:formula="of:=SUM([day_death__csv_all.Q287:.T287])" office:value-type="float" office:value="30.4285714285712" calcext:value-type="float">
            <text:p>30.4285714285712</text:p>
          </table:table-cell>
          <table:table-cell table:formula="of:=[day_death__csv_all.U287]" office:value-type="float" office:value="48.1428571428569" calcext:value-type="float">
            <text:p>48.1428571428569</text:p>
          </table:table-cell>
          <table:table-cell table:number-columns-repeated="1013"/>
        </table:table-row>
        <table:table-row table:style-name="ro1">
          <table:table-cell table:formula="of:=SUM([day_death__csv_all.A288:.D288])" office:value-type="float" office:value="0" calcext:value-type="float">
            <text:p>0</text:p>
          </table:table-cell>
          <table:table-cell table:formula="of:=SUM([day_death__csv_all.E288:.F288])" office:value-type="float" office:value="0" calcext:value-type="float">
            <text:p>0</text:p>
          </table:table-cell>
          <table:table-cell table:formula="of:=SUM([day_death__csv_all.G288:.H288])" office:value-type="float" office:value="0.142857142857143" calcext:value-type="float">
            <text:p>0.142857142857143</text:p>
          </table:table-cell>
          <table:table-cell table:formula="of:=SUM([day_death__csv_all.I288:.J288])" office:value-type="float" office:value="0.571428571428569" calcext:value-type="float">
            <text:p>0.571428571428569</text:p>
          </table:table-cell>
          <table:table-cell table:formula="of:=SUM([day_death__csv_all.K288:.L288])" office:value-type="float" office:value="1.28571428571428" calcext:value-type="float">
            <text:p>1.28571428571428</text:p>
          </table:table-cell>
          <table:table-cell table:formula="of:=[day_death__csv_all.M288]" office:value-type="float" office:value="1" calcext:value-type="float">
            <text:p>1</text:p>
          </table:table-cell>
          <table:table-cell table:formula="of:=[day_death__csv_all.N288]" office:value-type="float" office:value="1" calcext:value-type="float">
            <text:p>1</text:p>
          </table:table-cell>
          <table:table-cell table:formula="of:=[day_death__csv_all.O288]" office:value-type="float" office:value="6.57142857142856" calcext:value-type="float">
            <text:p>6.57142857142856</text:p>
          </table:table-cell>
          <table:table-cell table:formula="of:=[day_death__csv_all.P288]" office:value-type="float" office:value="7.14285714285711" calcext:value-type="float">
            <text:p>7.14285714285711</text:p>
          </table:table-cell>
          <table:table-cell table:formula="of:=SUM([day_death__csv_all.Q288:.T288])" office:value-type="float" office:value="30.4285714285712" calcext:value-type="float">
            <text:p>30.4285714285712</text:p>
          </table:table-cell>
          <table:table-cell table:formula="of:=[day_death__csv_all.U288]" office:value-type="float" office:value="48.1428571428569" calcext:value-type="float">
            <text:p>48.1428571428569</text:p>
          </table:table-cell>
          <table:table-cell table:number-columns-repeated="1013"/>
        </table:table-row>
        <table:table-row table:style-name="ro1">
          <table:table-cell table:formula="of:=SUM([day_death__csv_all.A289:.D289])" office:value-type="float" office:value="0" calcext:value-type="float">
            <text:p>0</text:p>
          </table:table-cell>
          <table:table-cell table:formula="of:=SUM([day_death__csv_all.E289:.F289])" office:value-type="float" office:value="0" calcext:value-type="float">
            <text:p>0</text:p>
          </table:table-cell>
          <table:table-cell table:formula="of:=SUM([day_death__csv_all.G289:.H289])" office:value-type="float" office:value="0.142857142857143" calcext:value-type="float">
            <text:p>0.142857142857143</text:p>
          </table:table-cell>
          <table:table-cell table:formula="of:=SUM([day_death__csv_all.I289:.J289])" office:value-type="float" office:value="0.571428571428569" calcext:value-type="float">
            <text:p>0.571428571428569</text:p>
          </table:table-cell>
          <table:table-cell table:formula="of:=SUM([day_death__csv_all.K289:.L289])" office:value-type="float" office:value="1.28571428571428" calcext:value-type="float">
            <text:p>1.28571428571428</text:p>
          </table:table-cell>
          <table:table-cell table:formula="of:=[day_death__csv_all.M289]" office:value-type="float" office:value="1" calcext:value-type="float">
            <text:p>1</text:p>
          </table:table-cell>
          <table:table-cell table:formula="of:=[day_death__csv_all.N289]" office:value-type="float" office:value="1" calcext:value-type="float">
            <text:p>1</text:p>
          </table:table-cell>
          <table:table-cell table:formula="of:=[day_death__csv_all.O289]" office:value-type="float" office:value="6.57142857142856" calcext:value-type="float">
            <text:p>6.57142857142856</text:p>
          </table:table-cell>
          <table:table-cell table:formula="of:=[day_death__csv_all.P289]" office:value-type="float" office:value="7.14285714285711" calcext:value-type="float">
            <text:p>7.14285714285711</text:p>
          </table:table-cell>
          <table:table-cell table:formula="of:=SUM([day_death__csv_all.Q289:.T289])" office:value-type="float" office:value="30.4285714285712" calcext:value-type="float">
            <text:p>30.4285714285712</text:p>
          </table:table-cell>
          <table:table-cell table:formula="of:=[day_death__csv_all.U289]" office:value-type="float" office:value="48.1428571428569" calcext:value-type="float">
            <text:p>48.1428571428569</text:p>
          </table:table-cell>
          <table:table-cell table:number-columns-repeated="1013"/>
        </table:table-row>
        <table:table-row table:style-name="ro1">
          <table:table-cell table:formula="of:=SUM([day_death__csv_all.A290:.D290])" office:value-type="float" office:value="0" calcext:value-type="float">
            <text:p>0</text:p>
          </table:table-cell>
          <table:table-cell table:formula="of:=SUM([day_death__csv_all.E290:.F290])" office:value-type="float" office:value="0" calcext:value-type="float">
            <text:p>0</text:p>
          </table:table-cell>
          <table:table-cell table:formula="of:=SUM([day_death__csv_all.G290:.H290])" office:value-type="float" office:value="0.142857142857141" calcext:value-type="float">
            <text:p>0.142857142857141</text:p>
          </table:table-cell>
          <table:table-cell table:formula="of:=SUM([day_death__csv_all.I290:.J290])" office:value-type="float" office:value="0.571428571428584" calcext:value-type="float">
            <text:p>0.571428571428584</text:p>
          </table:table-cell>
          <table:table-cell table:formula="of:=SUM([day_death__csv_all.K290:.L290])" office:value-type="float" office:value="1.28571428571433" calcext:value-type="float">
            <text:p>1.28571428571433</text:p>
          </table:table-cell>
          <table:table-cell table:formula="of:=[day_death__csv_all.M290]" office:value-type="float" office:value="1" calcext:value-type="float">
            <text:p>1</text:p>
          </table:table-cell>
          <table:table-cell table:formula="of:=[day_death__csv_all.N290]" office:value-type="float" office:value="1" calcext:value-type="float">
            <text:p>1</text:p>
          </table:table-cell>
          <table:table-cell table:formula="of:=[day_death__csv_all.O290]" office:value-type="float" office:value="6.57142857142867" calcext:value-type="float">
            <text:p>6.57142857142867</text:p>
          </table:table-cell>
          <table:table-cell table:formula="of:=[day_death__csv_all.P290]" office:value-type="float" office:value="7.14285714285734" calcext:value-type="float">
            <text:p>7.14285714285734</text:p>
          </table:table-cell>
          <table:table-cell table:formula="of:=SUM([day_death__csv_all.Q290:.T290])" office:value-type="float" office:value="30.4285714285727" calcext:value-type="float">
            <text:p>30.4285714285727</text:p>
          </table:table-cell>
          <table:table-cell table:formula="of:=[day_death__csv_all.U290]" office:value-type="float" office:value="48.1428571428588" calcext:value-type="float">
            <text:p>48.1428571428588</text:p>
          </table:table-cell>
          <table:table-cell table:number-columns-repeated="1013"/>
        </table:table-row>
        <table:table-row table:style-name="ro1">
          <table:table-cell table:formula="of:=SUM([day_death__csv_all.A291:.D291])" office:value-type="float" office:value="0" calcext:value-type="float">
            <text:p>0</text:p>
          </table:table-cell>
          <table:table-cell table:formula="of:=SUM([day_death__csv_all.E291:.F291])" office:value-type="float" office:value="0" calcext:value-type="float">
            <text:p>0</text:p>
          </table:table-cell>
          <table:table-cell table:formula="of:=SUM([day_death__csv_all.G291:.H291])" office:value-type="float" office:value="0" calcext:value-type="float">
            <text:p>0</text:p>
          </table:table-cell>
          <table:table-cell table:formula="of:=SUM([day_death__csv_all.I291:.J291])" office:value-type="float" office:value="0.142857142857146" calcext:value-type="float">
            <text:p>0.142857142857146</text:p>
          </table:table-cell>
          <table:table-cell table:formula="of:=SUM([day_death__csv_all.K291:.L291])" office:value-type="float" office:value="1.71428571428571" calcext:value-type="float">
            <text:p>1.71428571428571</text:p>
          </table:table-cell>
          <table:table-cell table:formula="of:=[day_death__csv_all.M291]" office:value-type="float" office:value="0.857142857142861" calcext:value-type="float">
            <text:p>0.857142857142861</text:p>
          </table:table-cell>
          <table:table-cell table:formula="of:=[day_death__csv_all.N291]" office:value-type="float" office:value="1.85714285714283" calcext:value-type="float">
            <text:p>1.85714285714283</text:p>
          </table:table-cell>
          <table:table-cell table:formula="of:=[day_death__csv_all.O291]" office:value-type="float" office:value="4.14285714285711" calcext:value-type="float">
            <text:p>4.14285714285711</text:p>
          </table:table-cell>
          <table:table-cell table:formula="of:=[day_death__csv_all.P291]" office:value-type="float" office:value="8.28571428571422" calcext:value-type="float">
            <text:p>8.28571428571422</text:p>
          </table:table-cell>
          <table:table-cell table:formula="of:=SUM([day_death__csv_all.Q291:.T291])" office:value-type="float" office:value="39.1428571428574" calcext:value-type="float">
            <text:p>39.1428571428574</text:p>
          </table:table-cell>
          <table:table-cell table:formula="of:=[day_death__csv_all.U291]" office:value-type="float" office:value="56.1428571428572" calcext:value-type="float">
            <text:p>56.1428571428572</text:p>
          </table:table-cell>
          <table:table-cell table:number-columns-repeated="1013"/>
        </table:table-row>
        <table:table-row table:style-name="ro1">
          <table:table-cell table:formula="of:=SUM([day_death__csv_all.A292:.D292])" office:value-type="float" office:value="0" calcext:value-type="float">
            <text:p>0</text:p>
          </table:table-cell>
          <table:table-cell table:formula="of:=SUM([day_death__csv_all.E292:.F292])" office:value-type="float" office:value="0" calcext:value-type="float">
            <text:p>0</text:p>
          </table:table-cell>
          <table:table-cell table:formula="of:=SUM([day_death__csv_all.G292:.H292])" office:value-type="float" office:value="0" calcext:value-type="float">
            <text:p>0</text:p>
          </table:table-cell>
          <table:table-cell table:formula="of:=SUM([day_death__csv_all.I292:.J292])" office:value-type="float" office:value="0.142857142857146" calcext:value-type="float">
            <text:p>0.142857142857146</text:p>
          </table:table-cell>
          <table:table-cell table:formula="of:=SUM([day_death__csv_all.K292:.L292])" office:value-type="float" office:value="1.71428571428571" calcext:value-type="float">
            <text:p>1.71428571428571</text:p>
          </table:table-cell>
          <table:table-cell table:formula="of:=[day_death__csv_all.M292]" office:value-type="float" office:value="0.857142857142861" calcext:value-type="float">
            <text:p>0.857142857142861</text:p>
          </table:table-cell>
          <table:table-cell table:formula="of:=[day_death__csv_all.N292]" office:value-type="float" office:value="1.85714285714283" calcext:value-type="float">
            <text:p>1.85714285714283</text:p>
          </table:table-cell>
          <table:table-cell table:formula="of:=[day_death__csv_all.O292]" office:value-type="float" office:value="4.14285714285711" calcext:value-type="float">
            <text:p>4.14285714285711</text:p>
          </table:table-cell>
          <table:table-cell table:formula="of:=[day_death__csv_all.P292]" office:value-type="float" office:value="8.28571428571422" calcext:value-type="float">
            <text:p>8.28571428571422</text:p>
          </table:table-cell>
          <table:table-cell table:formula="of:=SUM([day_death__csv_all.Q292:.T292])" office:value-type="float" office:value="39.1428571428574" calcext:value-type="float">
            <text:p>39.1428571428574</text:p>
          </table:table-cell>
          <table:table-cell table:formula="of:=[day_death__csv_all.U292]" office:value-type="float" office:value="56.1428571428572" calcext:value-type="float">
            <text:p>56.1428571428572</text:p>
          </table:table-cell>
          <table:table-cell table:number-columns-repeated="1013"/>
        </table:table-row>
        <table:table-row table:style-name="ro1">
          <table:table-cell table:formula="of:=SUM([day_death__csv_all.A293:.D293])" office:value-type="float" office:value="0" calcext:value-type="float">
            <text:p>0</text:p>
          </table:table-cell>
          <table:table-cell table:formula="of:=SUM([day_death__csv_all.E293:.F293])" office:value-type="float" office:value="0" calcext:value-type="float">
            <text:p>0</text:p>
          </table:table-cell>
          <table:table-cell table:formula="of:=SUM([day_death__csv_all.G293:.H293])" office:value-type="float" office:value="0" calcext:value-type="float">
            <text:p>0</text:p>
          </table:table-cell>
          <table:table-cell table:formula="of:=SUM([day_death__csv_all.I293:.J293])" office:value-type="float" office:value="0.142857142857146" calcext:value-type="float">
            <text:p>0.142857142857146</text:p>
          </table:table-cell>
          <table:table-cell table:formula="of:=SUM([day_death__csv_all.K293:.L293])" office:value-type="float" office:value="1.71428571428571" calcext:value-type="float">
            <text:p>1.71428571428571</text:p>
          </table:table-cell>
          <table:table-cell table:formula="of:=[day_death__csv_all.M293]" office:value-type="float" office:value="0.857142857142861" calcext:value-type="float">
            <text:p>0.857142857142861</text:p>
          </table:table-cell>
          <table:table-cell table:formula="of:=[day_death__csv_all.N293]" office:value-type="float" office:value="1.85714285714283" calcext:value-type="float">
            <text:p>1.85714285714283</text:p>
          </table:table-cell>
          <table:table-cell table:formula="of:=[day_death__csv_all.O293]" office:value-type="float" office:value="4.14285714285711" calcext:value-type="float">
            <text:p>4.14285714285711</text:p>
          </table:table-cell>
          <table:table-cell table:formula="of:=[day_death__csv_all.P293]" office:value-type="float" office:value="8.28571428571422" calcext:value-type="float">
            <text:p>8.28571428571422</text:p>
          </table:table-cell>
          <table:table-cell table:formula="of:=SUM([day_death__csv_all.Q293:.T293])" office:value-type="float" office:value="39.1428571428574" calcext:value-type="float">
            <text:p>39.1428571428574</text:p>
          </table:table-cell>
          <table:table-cell table:formula="of:=[day_death__csv_all.U293]" office:value-type="float" office:value="56.1428571428572" calcext:value-type="float">
            <text:p>56.1428571428572</text:p>
          </table:table-cell>
          <table:table-cell table:number-columns-repeated="1013"/>
        </table:table-row>
        <table:table-row table:style-name="ro1">
          <table:table-cell table:formula="of:=SUM([day_death__csv_all.A294:.D294])" office:value-type="float" office:value="0" calcext:value-type="float">
            <text:p>0</text:p>
          </table:table-cell>
          <table:table-cell table:formula="of:=SUM([day_death__csv_all.E294:.F294])" office:value-type="float" office:value="0" calcext:value-type="float">
            <text:p>0</text:p>
          </table:table-cell>
          <table:table-cell table:formula="of:=SUM([day_death__csv_all.G294:.H294])" office:value-type="float" office:value="0" calcext:value-type="float">
            <text:p>0</text:p>
          </table:table-cell>
          <table:table-cell table:formula="of:=SUM([day_death__csv_all.I294:.J294])" office:value-type="float" office:value="0.142857142857146" calcext:value-type="float">
            <text:p>0.142857142857146</text:p>
          </table:table-cell>
          <table:table-cell table:formula="of:=SUM([day_death__csv_all.K294:.L294])" office:value-type="float" office:value="1.71428571428571" calcext:value-type="float">
            <text:p>1.71428571428571</text:p>
          </table:table-cell>
          <table:table-cell table:formula="of:=[day_death__csv_all.M294]" office:value-type="float" office:value="0.857142857142861" calcext:value-type="float">
            <text:p>0.857142857142861</text:p>
          </table:table-cell>
          <table:table-cell table:formula="of:=[day_death__csv_all.N294]" office:value-type="float" office:value="1.85714285714283" calcext:value-type="float">
            <text:p>1.85714285714283</text:p>
          </table:table-cell>
          <table:table-cell table:formula="of:=[day_death__csv_all.O294]" office:value-type="float" office:value="4.14285714285711" calcext:value-type="float">
            <text:p>4.14285714285711</text:p>
          </table:table-cell>
          <table:table-cell table:formula="of:=[day_death__csv_all.P294]" office:value-type="float" office:value="8.28571428571422" calcext:value-type="float">
            <text:p>8.28571428571422</text:p>
          </table:table-cell>
          <table:table-cell table:formula="of:=SUM([day_death__csv_all.Q294:.T294])" office:value-type="float" office:value="39.1428571428574" calcext:value-type="float">
            <text:p>39.1428571428574</text:p>
          </table:table-cell>
          <table:table-cell table:formula="of:=[day_death__csv_all.U294]" office:value-type="float" office:value="56.1428571428572" calcext:value-type="float">
            <text:p>56.1428571428572</text:p>
          </table:table-cell>
          <table:table-cell table:number-columns-repeated="1013"/>
        </table:table-row>
        <table:table-row table:style-name="ro1">
          <table:table-cell table:formula="of:=SUM([day_death__csv_all.A295:.D295])" office:value-type="float" office:value="0" calcext:value-type="float">
            <text:p>0</text:p>
          </table:table-cell>
          <table:table-cell table:formula="of:=SUM([day_death__csv_all.E295:.F295])" office:value-type="float" office:value="0" calcext:value-type="float">
            <text:p>0</text:p>
          </table:table-cell>
          <table:table-cell table:formula="of:=SUM([day_death__csv_all.G295:.H295])" office:value-type="float" office:value="0" calcext:value-type="float">
            <text:p>0</text:p>
          </table:table-cell>
          <table:table-cell table:formula="of:=SUM([day_death__csv_all.I295:.J295])" office:value-type="float" office:value="0.142857142857146" calcext:value-type="float">
            <text:p>0.142857142857146</text:p>
          </table:table-cell>
          <table:table-cell table:formula="of:=SUM([day_death__csv_all.K295:.L295])" office:value-type="float" office:value="1.71428571428571" calcext:value-type="float">
            <text:p>1.71428571428571</text:p>
          </table:table-cell>
          <table:table-cell table:formula="of:=[day_death__csv_all.M295]" office:value-type="float" office:value="0.857142857142861" calcext:value-type="float">
            <text:p>0.857142857142861</text:p>
          </table:table-cell>
          <table:table-cell table:formula="of:=[day_death__csv_all.N295]" office:value-type="float" office:value="1.85714285714283" calcext:value-type="float">
            <text:p>1.85714285714283</text:p>
          </table:table-cell>
          <table:table-cell table:formula="of:=[day_death__csv_all.O295]" office:value-type="float" office:value="4.14285714285711" calcext:value-type="float">
            <text:p>4.14285714285711</text:p>
          </table:table-cell>
          <table:table-cell table:formula="of:=[day_death__csv_all.P295]" office:value-type="float" office:value="8.28571428571422" calcext:value-type="float">
            <text:p>8.28571428571422</text:p>
          </table:table-cell>
          <table:table-cell table:formula="of:=SUM([day_death__csv_all.Q295:.T295])" office:value-type="float" office:value="39.1428571428574" calcext:value-type="float">
            <text:p>39.1428571428574</text:p>
          </table:table-cell>
          <table:table-cell table:formula="of:=[day_death__csv_all.U295]" office:value-type="float" office:value="56.1428571428572" calcext:value-type="float">
            <text:p>56.1428571428572</text:p>
          </table:table-cell>
          <table:table-cell table:number-columns-repeated="1013"/>
        </table:table-row>
        <table:table-row table:style-name="ro1">
          <table:table-cell table:formula="of:=SUM([day_death__csv_all.A296:.D296])" office:value-type="float" office:value="0" calcext:value-type="float">
            <text:p>0</text:p>
          </table:table-cell>
          <table:table-cell table:formula="of:=SUM([day_death__csv_all.E296:.F296])" office:value-type="float" office:value="0" calcext:value-type="float">
            <text:p>0</text:p>
          </table:table-cell>
          <table:table-cell table:formula="of:=SUM([day_death__csv_all.G296:.H296])" office:value-type="float" office:value="0" calcext:value-type="float">
            <text:p>0</text:p>
          </table:table-cell>
          <table:table-cell table:formula="of:=SUM([day_death__csv_all.I296:.J296])" office:value-type="float" office:value="0.142857142857146" calcext:value-type="float">
            <text:p>0.142857142857146</text:p>
          </table:table-cell>
          <table:table-cell table:formula="of:=SUM([day_death__csv_all.K296:.L296])" office:value-type="float" office:value="1.71428571428571" calcext:value-type="float">
            <text:p>1.71428571428571</text:p>
          </table:table-cell>
          <table:table-cell table:formula="of:=[day_death__csv_all.M296]" office:value-type="float" office:value="0.857142857142861" calcext:value-type="float">
            <text:p>0.857142857142861</text:p>
          </table:table-cell>
          <table:table-cell table:formula="of:=[day_death__csv_all.N296]" office:value-type="float" office:value="1.85714285714283" calcext:value-type="float">
            <text:p>1.85714285714283</text:p>
          </table:table-cell>
          <table:table-cell table:formula="of:=[day_death__csv_all.O296]" office:value-type="float" office:value="4.14285714285711" calcext:value-type="float">
            <text:p>4.14285714285711</text:p>
          </table:table-cell>
          <table:table-cell table:formula="of:=[day_death__csv_all.P296]" office:value-type="float" office:value="8.28571428571422" calcext:value-type="float">
            <text:p>8.28571428571422</text:p>
          </table:table-cell>
          <table:table-cell table:formula="of:=SUM([day_death__csv_all.Q296:.T296])" office:value-type="float" office:value="39.1428571428574" calcext:value-type="float">
            <text:p>39.1428571428574</text:p>
          </table:table-cell>
          <table:table-cell table:formula="of:=[day_death__csv_all.U296]" office:value-type="float" office:value="56.1428571428572" calcext:value-type="float">
            <text:p>56.1428571428572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1" table:style-name="ta2">
        <table:table-column table:style-name="co4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0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0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0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00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0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[.A4]/[.$V$4]" office:value-type="float" office:value="0" calcext:value-type="float">
            <text:p>0</text:p>
          </table:table-cell>
          <table:table-cell table:formula="of:=[.B4]/[.$V$4]" office:value-type="float" office:value="0" calcext:value-type="float">
            <text:p>0</text:p>
          </table:table-cell>
          <table:table-cell table:formula="of:=[.C4]/[.$V$4]" office:value-type="float" office:value="0" calcext:value-type="float">
            <text:p>0</text:p>
          </table:table-cell>
          <table:table-cell table:formula="of:=[.D4]/[.$V$4]" office:value-type="float" office:value="0" calcext:value-type="float">
            <text:p>0</text:p>
          </table:table-cell>
          <table:table-cell table:formula="of:=[.E4]/[.$V$4]" office:value-type="float" office:value="0" calcext:value-type="float">
            <text:p>0</text:p>
          </table:table-cell>
          <table:table-cell table:formula="of:=[.F4]/[.$V$4]" office:value-type="float" office:value="0" calcext:value-type="float">
            <text:p>0</text:p>
          </table:table-cell>
          <table:table-cell table:formula="of:=[.G4]/[.$V$4]" office:value-type="float" office:value="0" calcext:value-type="float">
            <text:p>0</text:p>
          </table:table-cell>
          <table:table-cell table:formula="of:=[.H4]/[.$V$4]" office:value-type="float" office:value="0" calcext:value-type="float">
            <text:p>0</text:p>
          </table:table-cell>
          <table:table-cell table:formula="of:=[.I4]/[.$V$4]" office:value-type="float" office:value="0" calcext:value-type="float">
            <text:p>0</text:p>
          </table:table-cell>
          <table:table-cell table:formula="of:=[.J4]/[.$V$4]" office:value-type="float" office:value="0" calcext:value-type="float">
            <text:p>0</text:p>
          </table:table-cell>
          <table:table-cell table:formula="of:=[.K4]/[.$V$4]" office:value-type="float" office:value="0" calcext:value-type="float">
            <text:p>0</text:p>
          </table:table-cell>
          <table:table-cell table:formula="of:=[.L4]/[.$V$4]" office:value-type="float" office:value="0.0158730158730159" calcext:value-type="float">
            <text:p>0.0158730158730159</text:p>
          </table:table-cell>
          <table:table-cell table:formula="of:=[.M4]/[.$V$4]" office:value-type="float" office:value="0.0158730158730159" calcext:value-type="float">
            <text:p>0.0158730158730159</text:p>
          </table:table-cell>
          <table:table-cell table:formula="of:=[.N4]/[.$V$4]" office:value-type="float" office:value="0.0952380952380952" calcext:value-type="float">
            <text:p>0.0952380952380952</text:p>
          </table:table-cell>
          <table:table-cell table:formula="of:=[.O4]/[.$V$4]" office:value-type="float" office:value="0.0952380952380952" calcext:value-type="float">
            <text:p>0.0952380952380952</text:p>
          </table:table-cell>
          <table:table-cell table:formula="of:=[.P4]/[.$V$4]" office:value-type="float" office:value="0.253968253968254" calcext:value-type="float">
            <text:p>0.253968253968254</text:p>
          </table:table-cell>
          <table:table-cell table:formula="of:=[.Q4]/[.$V$4]" office:value-type="float" office:value="0.26984126984127" calcext:value-type="float">
            <text:p>0.26984126984127</text:p>
          </table:table-cell>
          <table:table-cell table:formula="of:=[.R4]/[.$V$4]" office:value-type="float" office:value="0.142857142857143" calcext:value-type="float">
            <text:p>0.142857142857143</text:p>
          </table:table-cell>
          <table:table-cell table:formula="of:=[.S4]/[.$V$4]" office:value-type="float" office:value="0.0952380952380952" calcext:value-type="float">
            <text:p>0.0952380952380952</text:p>
          </table:table-cell>
          <table:table-cell table:formula="of:=[.T4]/[.$V$4]" office:value-type="float" office:value="0.0158730158730159" calcext:value-type="float">
            <text:p>0.0158730158730159</text:p>
          </table:table-cell>
          <table:table-cell/>
          <table:table-cell table:formula="of:=SUM([.A14:.T14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formula="of:=[.A5]/[.$V5]" office:value-type="float" office:value="0" calcext:value-type="float">
            <text:p>0</text:p>
          </table:table-cell>
          <table:table-cell table:formula="of:=[.B5]/[.$V5]" office:value-type="float" office:value="0" calcext:value-type="float">
            <text:p>0</text:p>
          </table:table-cell>
          <table:table-cell table:formula="of:=[.C5]/[.$V5]" office:value-type="float" office:value="0" calcext:value-type="float">
            <text:p>0</text:p>
          </table:table-cell>
          <table:table-cell table:formula="of:=[.D5]/[.$V5]" office:value-type="float" office:value="0" calcext:value-type="float">
            <text:p>0</text:p>
          </table:table-cell>
          <table:table-cell table:formula="of:=[.E5]/[.$V5]" office:value-type="float" office:value="0" calcext:value-type="float">
            <text:p>0</text:p>
          </table:table-cell>
          <table:table-cell table:formula="of:=[.F5]/[.$V5]" office:value-type="float" office:value="0" calcext:value-type="float">
            <text:p>0</text:p>
          </table:table-cell>
          <table:table-cell table:formula="of:=[.G5]/[.$V5]" office:value-type="float" office:value="0" calcext:value-type="float">
            <text:p>0</text:p>
          </table:table-cell>
          <table:table-cell table:formula="of:=[.H5]/[.$V5]" office:value-type="float" office:value="0" calcext:value-type="float">
            <text:p>0</text:p>
          </table:table-cell>
          <table:table-cell table:formula="of:=[.I5]/[.$V5]" office:value-type="float" office:value="0" calcext:value-type="float">
            <text:p>0</text:p>
          </table:table-cell>
          <table:table-cell table:formula="of:=[.J5]/[.$V5]" office:value-type="float" office:value="0" calcext:value-type="float">
            <text:p>0</text:p>
          </table:table-cell>
          <table:table-cell table:formula="of:=[.K5]/[.$V5]" office:value-type="float" office:value="0.025" calcext:value-type="float">
            <text:p>0.025</text:p>
          </table:table-cell>
          <table:table-cell table:formula="of:=[.L5]/[.$V5]" office:value-type="float" office:value="0" calcext:value-type="float">
            <text:p>0</text:p>
          </table:table-cell>
          <table:table-cell table:formula="of:=[.M5]/[.$V5]" office:value-type="float" office:value="0.0125" calcext:value-type="float">
            <text:p>0.0125</text:p>
          </table:table-cell>
          <table:table-cell table:formula="of:=[.N5]/[.$V5]" office:value-type="float" office:value="0.0375" calcext:value-type="float">
            <text:p>0.0375</text:p>
          </table:table-cell>
          <table:table-cell table:formula="of:=[.O5]/[.$V5]" office:value-type="float" office:value="0.0875" calcext:value-type="float">
            <text:p>0.0875</text:p>
          </table:table-cell>
          <table:table-cell table:formula="of:=[.P5]/[.$V5]" office:value-type="float" office:value="0.2125" calcext:value-type="float">
            <text:p>0.2125</text:p>
          </table:table-cell>
          <table:table-cell table:formula="of:=[.Q5]/[.$V5]" office:value-type="float" office:value="0.275" calcext:value-type="float">
            <text:p>0.275</text:p>
          </table:table-cell>
          <table:table-cell table:formula="of:=[.R5]/[.$V5]" office:value-type="float" office:value="0.275" calcext:value-type="float">
            <text:p>0.275</text:p>
          </table:table-cell>
          <table:table-cell table:formula="of:=[.S5]/[.$V5]" office:value-type="float" office:value="0.0375" calcext:value-type="float">
            <text:p>0.0375</text:p>
          </table:table-cell>
          <table:table-cell table:formula="of:=[.T5]/[.$V5]" office:value-type="float" office:value="0.0375" calcext:value-type="float">
            <text:p>0.0375</text:p>
          </table:table-cell>
          <table:table-cell/>
          <table:table-cell table:formula="of:=SUM([.A15:.T15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formula="of:=[.A6]/[.$V6]" office:value-type="float" office:value="0" calcext:value-type="float">
            <text:p>0</text:p>
          </table:table-cell>
          <table:table-cell table:formula="of:=[.B6]/[.$V6]" office:value-type="float" office:value="0" calcext:value-type="float">
            <text:p>0</text:p>
          </table:table-cell>
          <table:table-cell table:formula="of:=[.C6]/[.$V6]" office:value-type="float" office:value="0" calcext:value-type="float">
            <text:p>0</text:p>
          </table:table-cell>
          <table:table-cell table:formula="of:=[.D6]/[.$V6]" office:value-type="float" office:value="0" calcext:value-type="float">
            <text:p>0</text:p>
          </table:table-cell>
          <table:table-cell table:formula="of:=[.E6]/[.$V6]" office:value-type="float" office:value="0" calcext:value-type="float">
            <text:p>0</text:p>
          </table:table-cell>
          <table:table-cell table:formula="of:=[.F6]/[.$V6]" office:value-type="float" office:value="0" calcext:value-type="float">
            <text:p>0</text:p>
          </table:table-cell>
          <table:table-cell table:formula="of:=[.G6]/[.$V6]" office:value-type="float" office:value="0" calcext:value-type="float">
            <text:p>0</text:p>
          </table:table-cell>
          <table:table-cell table:formula="of:=[.H6]/[.$V6]" office:value-type="float" office:value="0" calcext:value-type="float">
            <text:p>0</text:p>
          </table:table-cell>
          <table:table-cell table:formula="of:=[.I6]/[.$V6]" office:value-type="float" office:value="0" calcext:value-type="float">
            <text:p>0</text:p>
          </table:table-cell>
          <table:table-cell table:formula="of:=[.J6]/[.$V6]" office:value-type="float" office:value="0" calcext:value-type="float">
            <text:p>0</text:p>
          </table:table-cell>
          <table:table-cell table:formula="of:=[.K6]/[.$V6]" office:value-type="float" office:value="0" calcext:value-type="float">
            <text:p>0</text:p>
          </table:table-cell>
          <table:table-cell table:formula="of:=[.L6]/[.$V6]" office:value-type="float" office:value="0" calcext:value-type="float">
            <text:p>0</text:p>
          </table:table-cell>
          <table:table-cell table:formula="of:=[.M6]/[.$V6]" office:value-type="float" office:value="0.0128205128205128" calcext:value-type="float">
            <text:p>0.0128205128205128</text:p>
          </table:table-cell>
          <table:table-cell table:formula="of:=[.N6]/[.$V6]" office:value-type="float" office:value="0.0641025641025641" calcext:value-type="float">
            <text:p>0.0641025641025641</text:p>
          </table:table-cell>
          <table:table-cell table:formula="of:=[.O6]/[.$V6]" office:value-type="float" office:value="0.102564102564103" calcext:value-type="float">
            <text:p>0.102564102564103</text:p>
          </table:table-cell>
          <table:table-cell table:formula="of:=[.P6]/[.$V6]" office:value-type="float" office:value="0.153846153846154" calcext:value-type="float">
            <text:p>0.153846153846154</text:p>
          </table:table-cell>
          <table:table-cell table:formula="of:=[.Q6]/[.$V6]" office:value-type="float" office:value="0.269230769230769" calcext:value-type="float">
            <text:p>0.269230769230769</text:p>
          </table:table-cell>
          <table:table-cell table:formula="of:=[.R6]/[.$V6]" office:value-type="float" office:value="0.346153846153846" calcext:value-type="float">
            <text:p>0.346153846153846</text:p>
          </table:table-cell>
          <table:table-cell table:formula="of:=[.S6]/[.$V6]" office:value-type="float" office:value="0.0384615384615385" calcext:value-type="float">
            <text:p>0.0384615384615385</text:p>
          </table:table-cell>
          <table:table-cell table:formula="of:=[.T6]/[.$V6]" office:value-type="float" office:value="0.0128205128205128" calcext:value-type="float">
            <text:p>0.0128205128205128</text:p>
          </table:table-cell>
          <table:table-cell/>
          <table:table-cell table:formula="of:=SUM([.A16:.T16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formula="of:=[.A7]/[.$V7]" office:value-type="float" office:value="0" calcext:value-type="float">
            <text:p>0</text:p>
          </table:table-cell>
          <table:table-cell table:formula="of:=[.B7]/[.$V7]" office:value-type="float" office:value="0" calcext:value-type="float">
            <text:p>0</text:p>
          </table:table-cell>
          <table:table-cell table:formula="of:=[.C7]/[.$V7]" office:value-type="float" office:value="0" calcext:value-type="float">
            <text:p>0</text:p>
          </table:table-cell>
          <table:table-cell table:formula="of:=[.D7]/[.$V7]" office:value-type="float" office:value="0" calcext:value-type="float">
            <text:p>0</text:p>
          </table:table-cell>
          <table:table-cell table:formula="of:=[.E7]/[.$V7]" office:value-type="float" office:value="0" calcext:value-type="float">
            <text:p>0</text:p>
          </table:table-cell>
          <table:table-cell table:formula="of:=[.F7]/[.$V7]" office:value-type="float" office:value="0" calcext:value-type="float">
            <text:p>0</text:p>
          </table:table-cell>
          <table:table-cell table:formula="of:=[.G7]/[.$V7]" office:value-type="float" office:value="0" calcext:value-type="float">
            <text:p>0</text:p>
          </table:table-cell>
          <table:table-cell table:formula="of:=[.H7]/[.$V7]" office:value-type="float" office:value="0" calcext:value-type="float">
            <text:p>0</text:p>
          </table:table-cell>
          <table:table-cell table:formula="of:=[.I7]/[.$V7]" office:value-type="float" office:value="0" calcext:value-type="float">
            <text:p>0</text:p>
          </table:table-cell>
          <table:table-cell table:formula="of:=[.J7]/[.$V7]" office:value-type="float" office:value="0" calcext:value-type="float">
            <text:p>0</text:p>
          </table:table-cell>
          <table:table-cell table:formula="of:=[.K7]/[.$V7]" office:value-type="float" office:value="0.00970873786407767" calcext:value-type="float">
            <text:p>0.00970873786407767</text:p>
          </table:table-cell>
          <table:table-cell table:formula="of:=[.L7]/[.$V7]" office:value-type="float" office:value="0.00485436893203883" calcext:value-type="float">
            <text:p>0.00485436893203883</text:p>
          </table:table-cell>
          <table:table-cell table:formula="of:=[.M7]/[.$V7]" office:value-type="float" office:value="0.0339805825242718" calcext:value-type="float">
            <text:p>0.0339805825242718</text:p>
          </table:table-cell>
          <table:table-cell table:formula="of:=[.N7]/[.$V7]" office:value-type="float" office:value="0.058252427184466" calcext:value-type="float">
            <text:p>0.058252427184466</text:p>
          </table:table-cell>
          <table:table-cell table:formula="of:=[.O7]/[.$V7]" office:value-type="float" office:value="0.135922330097087" calcext:value-type="float">
            <text:p>0.135922330097087</text:p>
          </table:table-cell>
          <table:table-cell table:formula="of:=[.P7]/[.$V7]" office:value-type="float" office:value="0.189320388349515" calcext:value-type="float">
            <text:p>0.189320388349515</text:p>
          </table:table-cell>
          <table:table-cell table:formula="of:=[.Q7]/[.$V7]" office:value-type="float" office:value="0.194174757281553" calcext:value-type="float">
            <text:p>0.194174757281553</text:p>
          </table:table-cell>
          <table:table-cell table:formula="of:=[.R7]/[.$V7]" office:value-type="float" office:value="0.262135922330097" calcext:value-type="float">
            <text:p>0.262135922330097</text:p>
          </table:table-cell>
          <table:table-cell table:formula="of:=[.S7]/[.$V7]" office:value-type="float" office:value="0.087378640776699" calcext:value-type="float">
            <text:p>0.087378640776699</text:p>
          </table:table-cell>
          <table:table-cell table:formula="of:=[.T7]/[.$V7]" office:value-type="float" office:value="0.0242718446601942" calcext:value-type="float">
            <text:p>0.0242718446601942</text:p>
          </table:table-cell>
          <table:table-cell/>
          <table:table-cell table:formula="of:=SUM([.A17:.T17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formula="of:=[.A8]/[.$V8]" office:value-type="float" office:value="0" calcext:value-type="float">
            <text:p>0</text:p>
          </table:table-cell>
          <table:table-cell table:formula="of:=[.B8]/[.$V8]" office:value-type="float" office:value="0" calcext:value-type="float">
            <text:p>0</text:p>
          </table:table-cell>
          <table:table-cell table:formula="of:=[.C8]/[.$V8]" office:value-type="float" office:value="0" calcext:value-type="float">
            <text:p>0</text:p>
          </table:table-cell>
          <table:table-cell table:formula="of:=[.D8]/[.$V8]" office:value-type="float" office:value="0" calcext:value-type="float">
            <text:p>0</text:p>
          </table:table-cell>
          <table:table-cell table:formula="of:=[.E8]/[.$V8]" office:value-type="float" office:value="0" calcext:value-type="float">
            <text:p>0</text:p>
          </table:table-cell>
          <table:table-cell table:formula="of:=[.F8]/[.$V8]" office:value-type="float" office:value="0" calcext:value-type="float">
            <text:p>0</text:p>
          </table:table-cell>
          <table:table-cell table:formula="of:=[.G8]/[.$V8]" office:value-type="float" office:value="0" calcext:value-type="float">
            <text:p>0</text:p>
          </table:table-cell>
          <table:table-cell table:formula="of:=[.H8]/[.$V8]" office:value-type="float" office:value="0" calcext:value-type="float">
            <text:p>0</text:p>
          </table:table-cell>
          <table:table-cell table:formula="of:=[.I8]/[.$V8]" office:value-type="float" office:value="0" calcext:value-type="float">
            <text:p>0</text:p>
          </table:table-cell>
          <table:table-cell table:formula="of:=[.J8]/[.$V8]" office:value-type="float" office:value="0" calcext:value-type="float">
            <text:p>0</text:p>
          </table:table-cell>
          <table:table-cell table:formula="of:=[.K8]/[.$V8]" office:value-type="float" office:value="0.00970873786407767" calcext:value-type="float">
            <text:p>0.00970873786407767</text:p>
          </table:table-cell>
          <table:table-cell table:formula="of:=[.L8]/[.$V8]" office:value-type="float" office:value="0.00485436893203883" calcext:value-type="float">
            <text:p>0.00485436893203883</text:p>
          </table:table-cell>
          <table:table-cell table:formula="of:=[.M8]/[.$V8]" office:value-type="float" office:value="0.0339805825242718" calcext:value-type="float">
            <text:p>0.0339805825242718</text:p>
          </table:table-cell>
          <table:table-cell table:formula="of:=[.N8]/[.$V8]" office:value-type="float" office:value="0.058252427184466" calcext:value-type="float">
            <text:p>0.058252427184466</text:p>
          </table:table-cell>
          <table:table-cell table:formula="of:=[.O8]/[.$V8]" office:value-type="float" office:value="0.135922330097087" calcext:value-type="float">
            <text:p>0.135922330097087</text:p>
          </table:table-cell>
          <table:table-cell table:formula="of:=[.P8]/[.$V8]" office:value-type="float" office:value="0.189320388349515" calcext:value-type="float">
            <text:p>0.189320388349515</text:p>
          </table:table-cell>
          <table:table-cell table:formula="of:=[.Q8]/[.$V8]" office:value-type="float" office:value="0.194174757281553" calcext:value-type="float">
            <text:p>0.194174757281553</text:p>
          </table:table-cell>
          <table:table-cell table:formula="of:=[.R8]/[.$V8]" office:value-type="float" office:value="0.262135922330097" calcext:value-type="float">
            <text:p>0.262135922330097</text:p>
          </table:table-cell>
          <table:table-cell table:formula="of:=[.S8]/[.$V8]" office:value-type="float" office:value="0.087378640776699" calcext:value-type="float">
            <text:p>0.087378640776699</text:p>
          </table:table-cell>
          <table:table-cell table:formula="of:=[.T8]/[.$V8]" office:value-type="float" office:value="0.0242718446601942" calcext:value-type="float">
            <text:p>0.0242718446601942</text:p>
          </table:table-cell>
          <table:table-cell/>
          <table:table-cell table:formula="of:=SUM([.A18:.T18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formula="of:=[.A9]/[.$V9]" office:value-type="float" office:value="0" calcext:value-type="float">
            <text:p>0</text:p>
          </table:table-cell>
          <table:table-cell table:formula="of:=[.B9]/[.$V9]" office:value-type="float" office:value="0" calcext:value-type="float">
            <text:p>0</text:p>
          </table:table-cell>
          <table:table-cell table:formula="of:=[.C9]/[.$V9]" office:value-type="float" office:value="0" calcext:value-type="float">
            <text:p>0</text:p>
          </table:table-cell>
          <table:table-cell table:formula="of:=[.D9]/[.$V9]" office:value-type="float" office:value="0" calcext:value-type="float">
            <text:p>0</text:p>
          </table:table-cell>
          <table:table-cell table:formula="of:=[.E9]/[.$V9]" office:value-type="float" office:value="0" calcext:value-type="float">
            <text:p>0</text:p>
          </table:table-cell>
          <table:table-cell table:formula="of:=[.F9]/[.$V9]" office:value-type="float" office:value="0" calcext:value-type="float">
            <text:p>0</text:p>
          </table:table-cell>
          <table:table-cell table:formula="of:=[.G9]/[.$V9]" office:value-type="float" office:value="0" calcext:value-type="float">
            <text:p>0</text:p>
          </table:table-cell>
          <table:table-cell table:formula="of:=[.H9]/[.$V9]" office:value-type="float" office:value="0" calcext:value-type="float">
            <text:p>0</text:p>
          </table:table-cell>
          <table:table-cell table:formula="of:=[.I9]/[.$V9]" office:value-type="float" office:value="0" calcext:value-type="float">
            <text:p>0</text:p>
          </table:table-cell>
          <table:table-cell table:formula="of:=[.J9]/[.$V9]" office:value-type="float" office:value="0" calcext:value-type="float">
            <text:p>0</text:p>
          </table:table-cell>
          <table:table-cell table:formula="of:=[.K9]/[.$V9]" office:value-type="float" office:value="0.00757575757575758" calcext:value-type="float">
            <text:p>0.00757575757575758</text:p>
          </table:table-cell>
          <table:table-cell table:formula="of:=[.L9]/[.$V9]" office:value-type="float" office:value="0.0151515151515152" calcext:value-type="float">
            <text:p>0.0151515151515152</text:p>
          </table:table-cell>
          <table:table-cell table:formula="of:=[.M9]/[.$V9]" office:value-type="float" office:value="0.0303030303030303" calcext:value-type="float">
            <text:p>0.0303030303030303</text:p>
          </table:table-cell>
          <table:table-cell table:formula="of:=[.N9]/[.$V9]" office:value-type="float" office:value="0.0454545454545455" calcext:value-type="float">
            <text:p>0.0454545454545455</text:p>
          </table:table-cell>
          <table:table-cell table:formula="of:=[.O9]/[.$V9]" office:value-type="float" office:value="0.121212121212121" calcext:value-type="float">
            <text:p>0.121212121212121</text:p>
          </table:table-cell>
          <table:table-cell table:formula="of:=[.P9]/[.$V9]" office:value-type="float" office:value="0.242424242424242" calcext:value-type="float">
            <text:p>0.242424242424242</text:p>
          </table:table-cell>
          <table:table-cell table:formula="of:=[.Q9]/[.$V9]" office:value-type="float" office:value="0.25" calcext:value-type="float">
            <text:p>0.25</text:p>
          </table:table-cell>
          <table:table-cell table:formula="of:=[.R9]/[.$V9]" office:value-type="float" office:value="0.204545454545455" calcext:value-type="float">
            <text:p>0.204545454545455</text:p>
          </table:table-cell>
          <table:table-cell table:formula="of:=[.S9]/[.$V9]" office:value-type="float" office:value="0.0454545454545455" calcext:value-type="float">
            <text:p>0.0454545454545455</text:p>
          </table:table-cell>
          <table:table-cell table:formula="of:=[.T9]/[.$V9]" office:value-type="float" office:value="0.0378787878787879" calcext:value-type="float">
            <text:p>0.0378787878787879</text:p>
          </table:table-cell>
          <table:table-cell/>
          <table:table-cell table:formula="of:=SUM([.A19:.T19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formula="of:=[.A10]/[.$V10]" office:value-type="float" office:value="0" calcext:value-type="float">
            <text:p>0</text:p>
          </table:table-cell>
          <table:table-cell table:formula="of:=[.B10]/[.$V10]" office:value-type="float" office:value="0" calcext:value-type="float">
            <text:p>0</text:p>
          </table:table-cell>
          <table:table-cell table:formula="of:=[.C10]/[.$V10]" office:value-type="float" office:value="0" calcext:value-type="float">
            <text:p>0</text:p>
          </table:table-cell>
          <table:table-cell table:formula="of:=[.D10]/[.$V10]" office:value-type="float" office:value="0" calcext:value-type="float">
            <text:p>0</text:p>
          </table:table-cell>
          <table:table-cell table:formula="of:=[.E10]/[.$V10]" office:value-type="float" office:value="0" calcext:value-type="float">
            <text:p>0</text:p>
          </table:table-cell>
          <table:table-cell table:formula="of:=[.F10]/[.$V10]" office:value-type="float" office:value="0" calcext:value-type="float">
            <text:p>0</text:p>
          </table:table-cell>
          <table:table-cell table:formula="of:=[.G10]/[.$V10]" office:value-type="float" office:value="0" calcext:value-type="float">
            <text:p>0</text:p>
          </table:table-cell>
          <table:table-cell table:formula="of:=[.H10]/[.$V10]" office:value-type="float" office:value="0" calcext:value-type="float">
            <text:p>0</text:p>
          </table:table-cell>
          <table:table-cell table:formula="of:=[.I10]/[.$V10]" office:value-type="float" office:value="0" calcext:value-type="float">
            <text:p>0</text:p>
          </table:table-cell>
          <table:table-cell table:formula="of:=[.J10]/[.$V10]" office:value-type="float" office:value="0" calcext:value-type="float">
            <text:p>0</text:p>
          </table:table-cell>
          <table:table-cell table:formula="of:=[.K10]/[.$V10]" office:value-type="float" office:value="0.010752688172043" calcext:value-type="float">
            <text:p>0.010752688172043</text:p>
          </table:table-cell>
          <table:table-cell table:formula="of:=[.L10]/[.$V10]" office:value-type="float" office:value="0.021505376344086" calcext:value-type="float">
            <text:p>0.021505376344086</text:p>
          </table:table-cell>
          <table:table-cell table:formula="of:=[.M10]/[.$V10]" office:value-type="float" office:value="0.0430107526881721" calcext:value-type="float">
            <text:p>0.0430107526881721</text:p>
          </table:table-cell>
          <table:table-cell table:formula="of:=[.N10]/[.$V10]" office:value-type="float" office:value="0.0645161290322581" calcext:value-type="float">
            <text:p>0.0645161290322581</text:p>
          </table:table-cell>
          <table:table-cell table:formula="of:=[.O10]/[.$V10]" office:value-type="float" office:value="0.0752688172043011" calcext:value-type="float">
            <text:p>0.0752688172043011</text:p>
          </table:table-cell>
          <table:table-cell table:formula="of:=[.P10]/[.$V10]" office:value-type="float" office:value="0.182795698924731" calcext:value-type="float">
            <text:p>0.182795698924731</text:p>
          </table:table-cell>
          <table:table-cell table:formula="of:=[.Q10]/[.$V10]" office:value-type="float" office:value="0.333333333333333" calcext:value-type="float">
            <text:p>0.333333333333333</text:p>
          </table:table-cell>
          <table:table-cell table:formula="of:=[.R10]/[.$V10]" office:value-type="float" office:value="0.161290322580645" calcext:value-type="float">
            <text:p>0.161290322580645</text:p>
          </table:table-cell>
          <table:table-cell table:formula="of:=[.S10]/[.$V10]" office:value-type="float" office:value="0.0752688172043011" calcext:value-type="float">
            <text:p>0.0752688172043011</text:p>
          </table:table-cell>
          <table:table-cell table:formula="of:=[.T10]/[.$V10]" office:value-type="float" office:value="0.032258064516129" calcext:value-type="float">
            <text:p>0.032258064516129</text:p>
          </table:table-cell>
          <table:table-cell/>
          <table:table-cell table:formula="of:=SUM([.A20:.T20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formula="of:=[.A11]/[.$V11]" office:value-type="float" office:value="0" calcext:value-type="float">
            <text:p>0</text:p>
          </table:table-cell>
          <table:table-cell table:formula="of:=[.B11]/[.$V11]" office:value-type="float" office:value="0" calcext:value-type="float">
            <text:p>0</text:p>
          </table:table-cell>
          <table:table-cell table:formula="of:=[.C11]/[.$V11]" office:value-type="float" office:value="0" calcext:value-type="float">
            <text:p>0</text:p>
          </table:table-cell>
          <table:table-cell table:formula="of:=[.D11]/[.$V11]" office:value-type="float" office:value="0" calcext:value-type="float">
            <text:p>0</text:p>
          </table:table-cell>
          <table:table-cell table:formula="of:=[.E11]/[.$V11]" office:value-type="float" office:value="0" calcext:value-type="float">
            <text:p>0</text:p>
          </table:table-cell>
          <table:table-cell table:formula="of:=[.F11]/[.$V11]" office:value-type="float" office:value="0" calcext:value-type="float">
            <text:p>0</text:p>
          </table:table-cell>
          <table:table-cell table:formula="of:=[.G11]/[.$V11]" office:value-type="float" office:value="0" calcext:value-type="float">
            <text:p>0</text:p>
          </table:table-cell>
          <table:table-cell table:formula="of:=[.H11]/[.$V11]" office:value-type="float" office:value="0" calcext:value-type="float">
            <text:p>0</text:p>
          </table:table-cell>
          <table:table-cell table:formula="of:=[.I11]/[.$V11]" office:value-type="float" office:value="0" calcext:value-type="float">
            <text:p>0</text:p>
          </table:table-cell>
          <table:table-cell table:formula="of:=[.J11]/[.$V11]" office:value-type="float" office:value="0.00571428571428571" calcext:value-type="float">
            <text:p>0.00571428571428571</text:p>
          </table:table-cell>
          <table:table-cell table:formula="of:=[.K11]/[.$V11]" office:value-type="float" office:value="0.00571428571428571" calcext:value-type="float">
            <text:p>0.00571428571428571</text:p>
          </table:table-cell>
          <table:table-cell table:formula="of:=[.L11]/[.$V11]" office:value-type="float" office:value="0.0285714285714286" calcext:value-type="float">
            <text:p>0.0285714285714286</text:p>
          </table:table-cell>
          <table:table-cell table:formula="of:=[.M11]/[.$V11]" office:value-type="float" office:value="0.0514285714285714" calcext:value-type="float">
            <text:p>0.0514285714285714</text:p>
          </table:table-cell>
          <table:table-cell table:formula="of:=[.N11]/[.$V11]" office:value-type="float" office:value="0.0685714285714286" calcext:value-type="float">
            <text:p>0.0685714285714286</text:p>
          </table:table-cell>
          <table:table-cell table:formula="of:=[.O11]/[.$V11]" office:value-type="float" office:value="0.125714285714286" calcext:value-type="float">
            <text:p>0.125714285714286</text:p>
          </table:table-cell>
          <table:table-cell table:formula="of:=[.P11]/[.$V11]" office:value-type="float" office:value="0.2" calcext:value-type="float">
            <text:p>0.2</text:p>
          </table:table-cell>
          <table:table-cell table:formula="of:=[.Q11]/[.$V11]" office:value-type="float" office:value="0.228571428571429" calcext:value-type="float">
            <text:p>0.228571428571429</text:p>
          </table:table-cell>
          <table:table-cell table:formula="of:=[.R11]/[.$V11]" office:value-type="float" office:value="0.125714285714286" calcext:value-type="float">
            <text:p>0.125714285714286</text:p>
          </table:table-cell>
          <table:table-cell table:formula="of:=[.S11]/[.$V11]" office:value-type="float" office:value="0.114285714285714" calcext:value-type="float">
            <text:p>0.114285714285714</text:p>
          </table:table-cell>
          <table:table-cell table:formula="of:=[.T11]/[.$V11]" office:value-type="float" office:value="0.0457142857142857" calcext:value-type="float">
            <text:p>0.0457142857142857</text:p>
          </table:table-cell>
          <table:table-cell/>
          <table:table-cell table:formula="of:=SUM([.A21:.T21]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AVERAGE([.A14:.A21])" office:value-type="float" office:value="0" calcext:value-type="float">
            <text:p>0</text:p>
          </table:table-cell>
          <table:table-cell table:formula="of:=AVERAGE([.B14:.B21])" office:value-type="float" office:value="0" calcext:value-type="float">
            <text:p>0</text:p>
          </table:table-cell>
          <table:table-cell table:formula="of:=AVERAGE([.C14:.C21])" office:value-type="float" office:value="0" calcext:value-type="float">
            <text:p>0</text:p>
          </table:table-cell>
          <table:table-cell table:formula="of:=AVERAGE([.D14:.D21])" office:value-type="float" office:value="0" calcext:value-type="float">
            <text:p>0</text:p>
          </table:table-cell>
          <table:table-cell table:formula="of:=AVERAGE([.E14:.E21])" office:value-type="float" office:value="0" calcext:value-type="float">
            <text:p>0</text:p>
          </table:table-cell>
          <table:table-cell table:formula="of:=AVERAGE([.F14:.F21])" office:value-type="float" office:value="0" calcext:value-type="float">
            <text:p>0</text:p>
          </table:table-cell>
          <table:table-cell table:formula="of:=AVERAGE([.G14:.G21])" office:value-type="float" office:value="0" calcext:value-type="float">
            <text:p>0</text:p>
          </table:table-cell>
          <table:table-cell table:formula="of:=AVERAGE([.H14:.H21])" office:value-type="float" office:value="0" calcext:value-type="float">
            <text:p>0</text:p>
          </table:table-cell>
          <table:table-cell table:formula="of:=AVERAGE([.I14:.I21])" office:value-type="float" office:value="0" calcext:value-type="float">
            <text:p>0</text:p>
          </table:table-cell>
          <table:table-cell table:formula="of:=AVERAGE([.J14:.J21])" office:value-type="float" office:value="0.000714285714285714" calcext:value-type="float">
            <text:p>0.000714285714285714</text:p>
          </table:table-cell>
          <table:table-cell table:formula="of:=AVERAGE([.K14:.K21])" office:value-type="float" office:value="0.0085575258987802" calcext:value-type="float">
            <text:p>0.0085575258987802</text:p>
          </table:table-cell>
          <table:table-cell table:formula="of:=AVERAGE([.L14:.L21])" office:value-type="float" office:value="0.0113512592255154" calcext:value-type="float">
            <text:p>0.0113512592255154</text:p>
          </table:table-cell>
          <table:table-cell table:formula="of:=AVERAGE([.M14:.M21])" office:value-type="float" office:value="0.0292371310202308" calcext:value-type="float">
            <text:p>0.0292371310202308</text:p>
          </table:table-cell>
          <table:table-cell table:formula="of:=AVERAGE([.N14:.N21])" office:value-type="float" office:value="0.0614859520959779" calcext:value-type="float">
            <text:p>0.0614859520959779</text:p>
          </table:table-cell>
          <table:table-cell table:formula="of:=AVERAGE([.O14:.O21])" office:value-type="float" office:value="0.109917760265885" calcext:value-type="float">
            <text:p>0.109917760265885</text:p>
          </table:table-cell>
          <table:table-cell table:formula="of:=AVERAGE([.P14:.P21])" office:value-type="float" office:value="0.203021890732801" calcext:value-type="float">
            <text:p>0.203021890732801</text:p>
          </table:table-cell>
          <table:table-cell table:formula="of:=AVERAGE([.Q14:.Q21])" office:value-type="float" office:value="0.251790789442488" calcext:value-type="float">
            <text:p>0.251790789442488</text:p>
          </table:table-cell>
          <table:table-cell table:formula="of:=AVERAGE([.R14:.R21])" office:value-type="float" office:value="0.222479112063946" calcext:value-type="float">
            <text:p>0.222479112063946</text:p>
          </table:table-cell>
          <table:table-cell table:formula="of:=AVERAGE([.S14:.S21])" office:value-type="float" office:value="0.0726207490246991" calcext:value-type="float">
            <text:p>0.0726207490246991</text:p>
          </table:table-cell>
          <table:table-cell table:formula="of:=AVERAGE([.T14:.T21])" office:value-type="float" office:value="0.02882354451539" calcext:value-type="float">
            <text:p>0.02882354451539</text:p>
          </table:table-cell>
          <table:table-cell/>
          <table:table-cell table:formula="of:=SUM([.A25:.T25]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4/10" office:value-type="float" office:value="0.4" calcext:value-type="float">
            <text:p>0.4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[.D35]*[.F38]"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steban foncoux</meta:initial-creator>
    <meta:creation-date>2024-01-23T17:06:17Z</meta:creation-date>
    <dc:date>2024-01-24T11:12:37.558878874</dc:date>
    <meta:editing-cycles>2</meta:editing-cycles>
    <meta:editing-duration>PT12M46S</meta:editing-duration>
    <meta:document-statistic meta:table-count="7" meta:cell-count="15165" meta:object-count="0"/>
  </office:meta>
</office:document-meta>
</file>